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54pt"/>
    </style:style>
    <style:style style:name="co3" style:family="table-column">
      <style:table-column-properties fo:break-before="auto" style:column-width="50.54pt"/>
    </style:style>
    <style:style style:name="co4" style:family="table-column">
      <style:table-column-properties fo:break-before="auto" style:column-width="92.21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32.54pt"/>
    </style:style>
    <style:style style:name="co8" style:family="table-column">
      <style:table-column-properties fo:break-before="auto" style:column-width="39.15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59.5pt"/>
    </style:style>
    <style:style style:name="co11" style:family="table-column">
      <style:table-column-properties fo:break-before="auto" style:column-width="39.91pt"/>
    </style:style>
    <style:style style:name="co12" style:family="table-column">
      <style:table-column-properties fo:break-before="auto" style:column-width="48.05pt"/>
    </style:style>
    <style:style style:name="co13" style:family="table-column">
      <style:table-column-properties fo:break-before="auto" style:column-width="34.21pt"/>
    </style:style>
    <style:style style:name="co14" style:family="table-column">
      <style:table-column-properties fo:break-before="auto" style:column-width="33.36pt"/>
    </style:style>
    <style:style style:name="co15" style:family="table-column">
      <style:table-column-properties fo:break-before="auto" style:column-width="28.46pt"/>
    </style:style>
    <style:style style:name="co16" style:family="table-column">
      <style:table-column-properties fo:break-before="auto" style:column-width="53.74pt"/>
    </style:style>
    <style:style style:name="co17" style:family="table-column">
      <style:table-column-properties fo:break-before="auto" style:column-width="65.2pt"/>
    </style:style>
    <style:style style:name="co18" style:family="table-column">
      <style:table-column-properties fo:break-before="auto" style:column-width="76.7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49.69pt" fo:break-before="auto" style:use-optimal-row-height="true"/>
    </style:style>
    <style:style style:name="ro3" style:family="table-row">
      <style:table-row-properties style:row-height="37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3"/>
    <style:style style:name="ce4" style:family="table-cell" style:parent-style-name="Default" style:data-style-name="N4"/>
    <style:style style:name="ce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5" style:family="table-cell" style:parent-style-name="Default" style:data-style-name="N4">
      <style:table-cell-properties fo:border-bottom="0.06pt solid #000000" fo:background-color="transparent" fo:border-left="none" fo:border-right="none" fo:border-top="0.06pt solid #000000"/>
    </style:style>
    <style:style style:name="ce8" style:family="table-cell" style:parent-style-name="Default" style:data-style-name="N3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transparent"/>
    </style:style>
    <style:style style:name="ce11" style:family="table-cell" style:parent-style-name="Default" style:data-style-name="N4">
      <style:table-cell-properties fo:border-bottom="0.06pt solid #000000" fo:background-color="#00a65d" fo:border-left="none" fo:border-right="none" fo:border-top="0.06pt solid #000000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32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40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 style:data-style-name="N4">
      <style:text-properties style:use-window-font-color="true"/>
    </style:style>
    <style:style style:name="ce17" style:family="table-cell" style:parent-style-name="Default" style:data-style-name="N4">
      <style:table-cell-properties fo:border-bottom="0.06pt solid #000000" fo:background-color="#00a65d" fo:border-left="none" fo:border-right="0.06pt solid #000000" fo:border-top="0.06pt solid #000000"/>
    </style:style>
    <style:style style:name="ce57" style:family="table-cell" style:parent-style-name="Default" style:data-style-name="N4">
      <style:table-cell-properties fo:border-bottom="0.06pt solid #000000" fo:background-color="transparent" fo:border-left="0.06pt solid #000000" fo:border-right="none" fo:border-top="0.06pt solid #000000"/>
    </style:style>
    <style:style style:name="ce58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T1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" table:default-cell-style-name="ce24"/>
        <table:table-column table:style-name="co1" table:default-cell-style-name="ce25"/>
        <table:table-column table:style-name="co6" table:default-cell-style-name="ce26"/>
        <table:table-row table:style-name="ro1">
          <table:table-cell table:style-name="ce18" table:number-columns-repeated="2"/>
          <table:table-cell table:style-name="ce20" table:number-columns-repeated="6"/>
        </table:table-row>
        <table:table-row table:style-name="ro2">
          <table:table-cell table:style-name="ce18" office:value-type="string" calcext:value-type="string">
            <text:p>Shear wall</text:p>
          </table:table-cell>
          <table:table-cell table:style-name="ce18" office:value-type="string" calcext:value-type="string">
            <text:p>Sheathing material</text:p>
          </table:table-cell>
          <table:table-cell table:style-name="ce20" office:value-type="string" calcext:value-type="string">
            <text:p>Panel thickness</text:p>
          </table:table-cell>
          <table:table-cell table:style-name="ce20" office:value-type="string" calcext:value-type="string">
            <text:p>Minimum fastener penetration in framing member or blocking</text:p>
          </table:table-cell>
          <table:table-cell table:style-name="ce20" office:value-type="string" calcext:value-type="string">
            <text:p>Fastener type and size</text:p>
          </table:table-cell>
          <table:table-cell table:style-name="ce20" office:value-type="string" calcext:value-type="string">
            <text:p>Panel edge fastener spacing </text:p>
          </table:table-cell>
          <table:table-cell table:style-name="ce20" office:value-type="string" calcext:value-type="string">
            <text:p>Nominal unit shear capacity v<text:span text:style-name="T1">w</text:span></text:p>
          </table:table-cell>
          <table:table-cell table:style-name="ce20" table:formula="of:=[$hold_down.J1]" office:value-type="string" office:string-value="Hold-down anchor capacity" calcext:value-type="string">
            <text:p>Hold-down anchor capacity</text:p>
          </table:table-cell>
        </table:table-row>
        <table:table-row table:style-name="ro1">
          <table:table-cell table:number-columns-repeated="2"/>
          <table:table-cell table:number-columns-repeated="2" table:style-name="ce22" office:value-type="string" calcext:value-type="string">
            <text:p>(in)</text:p>
          </table:table-cell>
          <table:table-cell table:style-name="ce22"/>
          <table:table-cell table:style-name="ce22" office:value-type="string" calcext:value-type="string">
            <text:p>(in)</text:p>
          </table:table-cell>
          <table:table-cell table:style-name="ce22" office:value-type="string" calcext:value-type="string">
            <text:p>(plf)</text:p>
          </table:table-cell>
          <table:table-cell table:style-name="ce22" office:value-type="string" calcext:value-type="string">
            <text:p>(kip)</text:p>
          </table:table-cell>
        </table:table-row>
        <table:table-row table:style-name="ro1">
          <table:table-cell office:value-type="string" calcext:value-type="string">
            <text:p>N3A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table:formula="of:=[$hold_down.L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N3C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N3D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table:formula="of:=[.F4]"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table:formula="of:=[$hold_down.L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style-name="ce4" table:formula="of:=[$hold_down.L8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N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2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N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1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19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2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3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2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E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2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2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1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8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E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3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3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1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W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3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2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1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7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W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3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0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E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4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4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2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3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E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4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C1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6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EC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4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C3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9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W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5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5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C2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2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W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5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5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C1B</text:p>
          </table:table-cell>
          <table:table-cell office:value-type="string" calcext:value-type="string">
            <text:p>Wood structural panels – sheathing</text:p>
          </table:table-cell>
          <table:table-cell table:style-name="ce23" office:value-type="string" calcext:value-type="string">
            <text:p>3/8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5]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WC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56]" office:value-type="float" office:value="11" calcext:value-type="float">
            <text:p>11</text:p>
          </table:table-cell>
        </table:table-row>
      </table:table>
      <table:table table:name="hold_down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7" table:default-cell-style-name="Default"/>
        <table:table-column table:style-name="co10" table:default-cell-style-name="ce4"/>
        <table:table-column table:style-name="co1" table:number-columns-repeated="7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3">
          <table:table-cell table:style-name="ce18" office:value-type="string" calcext:value-type="string">
            <text:p>Shear wall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Length</text:p>
          </table:table-cell>
          <table:table-cell table:style-name="ce29" office:value-type="string" calcext:value-type="string">
            <text:p>Height</text:p>
          </table:table-cell>
          <table:table-cell table:style-name="ce18" office:value-type="string" calcext:value-type="string">
            <text:p>Area</text:p>
          </table:table-cell>
          <table:table-cell table:style-name="ce29" office:value-type="string" calcext:value-type="string">
            <text:p>Self weight</text:p>
          </table:table-cell>
          <table:table-cell table:style-name="ce29" office:value-type="string" calcext:value-type="string">
            <text:p>Shear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C</text:p>
          </table:table-cell>
          <table:table-cell table:style-name="ce33" office:value-type="string" calcext:value-type="string">
            <text:p>Hold-down anchor capacity</text:p>
          </table:table-cell>
          <table:table-cell table:style-name="ce29" table:number-columns-repeated="3"/>
          <table:table-cell table:number-columns-repeated="2"/>
          <table:table-cell office:value-type="string" calcext:value-type="string">
            <text:p>Nails</text:p>
          </table:table-cell>
          <table:table-cell office:value-type="string" calcext:value-type="string">
            <text:p>Spacing (2 rows)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29" office:value-type="string" calcext:value-type="string">
            <text:p>(m)</text:p>
          </table:table-cell>
          <table:table-cell table:style-name="ce22" office:value-type="string" calcext:value-type="string">
            <text:p>(m²)</text:p>
          </table:table-cell>
          <table:table-cell table:number-columns-repeated="5" table:style-name="ce30" office:value-type="string" calcext:value-type="string">
            <text:p>(kN)</text:p>
          </table:table-cell>
          <table:table-cell table:style-name="ce30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N3A</text:p>
          </table:table-cell>
          <table:table-cell office:value-type="float" office:value="3" calcext:value-type="float">
            <text:p>3</text:p>
          </table:table-cell>
          <table:table-cell table:formula="of:=[$north.S2]" office:value-type="float" office:value="8.9" calcext:value-type="float">
            <text:p>8.90</text:p>
          </table:table-cell>
          <table:table-cell table:formula="of:=INDIRECT([.N3])" office:value-type="float" office:value="3.302" calcext:value-type="float">
            <text:p>3.30</text:p>
          </table:table-cell>
          <table:table-cell table:formula="of:=[.D3]*[.C3]" office:value-type="float" office:value="29.3878" calcext:value-type="float">
            <text:p>29.3878</text:p>
          </table:table-cell>
          <table:table-cell table:formula="of:=0.65*[.E3]" office:value-type="float" office:value="19.10207" calcext:value-type="float">
            <text:p>19.10</text:p>
          </table:table-cell>
          <table:table-cell table:formula="of:=[$north.Q3]" office:value-type="float" office:value="44.84" calcext:value-type="float">
            <text:p>44.84</text:p>
          </table:table-cell>
          <table:table-cell table:formula="of:=[.G3]*[.D3]/[.C3]-[.F3]/2" office:value-type="float" office:value="7.08510882022472" calcext:value-type="float">
            <text:p>7.09</text:p>
          </table:table-cell>
          <table:table-cell table:formula="of:=-[.F3]/2-[.G3]*[.D3]/[.C3]" office:value-type="float" office:value="-26.1871788202247" calcext:value-type="float">
            <text:p>-26.19</text:p>
          </table:table-cell>
          <table:table-cell table:formula="of:=IF([.H3]&gt;0;ROUNDUP([.H3];-1);&quot;-&quot;)" office:value-type="float" office:value="10" calcext:value-type="float">
            <text:p>10.00</text:p>
          </table:table-cell>
          <table:table-cell table:formula="of:=0.224809*[.H3]" office:value-type="float" office:value="1.5927962287659" calcext:value-type="float">
            <text:p>1.59</text:p>
          </table:table-cell>
          <table:table-cell table:formula="of:=IF([.K3]&gt;0;MROUND([.K3];1);&quot;-&quot;)" office:value-type="float" office:value="2" calcext:value-type="float">
            <text:p>2.00</text:p>
          </table:table-cell>
          <table:table-cell/>
          <table:table-cell table:formula="of:=COM.MICROSOFT.CONCAT(&quot;$floor.B&quot;;TEXT([.B3];&quot;#&quot;))" office:value-type="string" office:string-value="$floor.B3" calcext:value-type="string">
            <text:p>$floor.B3</text:p>
          </table:table-cell>
          <table:table-cell table:style-name="ce4"/>
          <table:table-cell table:formula="of:=[.G3]/[.$R$3]" office:value-type="float" office:value="21.0009097271868" calcext:value-type="float">
            <text:p>21.00</text:p>
          </table:table-cell>
          <table:table-cell table:formula="of:=[.C3]/[.P3]*2" office:value-type="float" office:value="0.847582330062444" calcext:value-type="float">
            <text:p>0.85</text:p>
          </table:table-cell>
          <table:table-cell table:formula="of:=480*4.44822/1000" office:value-type="float" office:value="2.1351456" calcext:value-type="float">
            <text:p>2.1351456</text:p>
          </table:table-cell>
          <table:table-cell office:value-type="string" calcext:value-type="string">
            <text:p>kN/nail</text:p>
          </table:table-cell>
        </table:table-row>
        <table:table-row table:style-name="ro1">
          <table:table-cell office:value-type="string" calcext:value-type="string">
            <text:p>N3B</text:p>
          </table:table-cell>
          <table:table-cell office:value-type="float" office:value="3" calcext:value-type="float">
            <text:p>3</text:p>
          </table:table-cell>
          <table:table-cell table:formula="of:=[$north.X2]" office:value-type="float" office:value="9.43" calcext:value-type="float">
            <text:p>9.43</text:p>
          </table:table-cell>
          <table:table-cell table:formula="of:=INDIRECT([.N4])" office:value-type="float" office:value="3.302" calcext:value-type="float">
            <text:p>3.30</text:p>
          </table:table-cell>
          <table:table-cell table:formula="of:=[.D4]*[.C4]" office:value-type="float" office:value="31.13786" calcext:value-type="float">
            <text:p>31.13786</text:p>
          </table:table-cell>
          <table:table-cell table:formula="of:=0.65*[.E4]" office:value-type="float" office:value="20.239609" calcext:value-type="float">
            <text:p>20.24</text:p>
          </table:table-cell>
          <table:table-cell table:formula="of:=[$north.V3]" office:value-type="float" office:value="11.72" calcext:value-type="float">
            <text:p>11.72</text:p>
          </table:table-cell>
          <table:table-cell table:formula="of:=[.G4]*[.D4]/[.C4]-[.F4]/2" office:value-type="float" office:value="-6.01594023700954" calcext:value-type="float">
            <text:p>-6.02</text:p>
          </table:table-cell>
          <table:table-cell table:formula="of:=-[.F4]/2-[.G4]*[.D4]/[.C4]" office:value-type="float" office:value="-14.2236687629905" calcext:value-type="float">
            <text:p>-14.22</text:p>
          </table:table-cell>
          <table:table-cell table:formula="of:=IF([.H4]&gt;0;ROUNDUP([.H4];-1);&quot;-&quot;)" office:value-type="string" office:string-value="-" calcext:value-type="string">
            <text:p>-</text:p>
          </table:table-cell>
          <table:table-cell table:formula="of:=0.224809*[.H4]" office:value-type="float" office:value="-1.35243750874188" calcext:value-type="float">
            <text:p>-1.35</text:p>
          </table:table-cell>
          <table:table-cell table:formula="of:=IF([.K4]&gt;0;MROUND([.K4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];&quot;#&quot;))" office:value-type="string" office:string-value="$floor.B3" calcext:value-type="string">
            <text:p>$floor.B3</text:p>
          </table:table-cell>
          <table:table-cell table:style-name="ce4"/>
          <table:table-cell table:formula="of:=[.G4]/[.$R$3]" office:value-type="float" office:value="5.48908702057602" calcext:value-type="float">
            <text:p>5.49</text:p>
          </table:table-cell>
          <table:table-cell table:formula="of:=[.C4]/[.P4]*2" office:value-type="float" office:value="3.43590836313993" calcext:value-type="float">
            <text:p>3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C</text:p>
          </table:table-cell>
          <table:table-cell office:value-type="float" office:value="3" calcext:value-type="float">
            <text:p>3</text:p>
          </table:table-cell>
          <table:table-cell table:formula="of:=[$north.AC2]" office:value-type="float" office:value="9.43" calcext:value-type="float">
            <text:p>9.43</text:p>
          </table:table-cell>
          <table:table-cell table:formula="of:=INDIRECT([.N5])" office:value-type="float" office:value="3.302" calcext:value-type="float">
            <text:p>3.30</text:p>
          </table:table-cell>
          <table:table-cell table:formula="of:=[.D5]*[.C5]" office:value-type="float" office:value="31.13786" calcext:value-type="float">
            <text:p>31.13786</text:p>
          </table:table-cell>
          <table:table-cell table:formula="of:=0.65*[.E5]" office:value-type="float" office:value="20.239609" calcext:value-type="float">
            <text:p>20.24</text:p>
          </table:table-cell>
          <table:table-cell table:formula="of:=[$north.AA3]" office:value-type="float" office:value="25.01" calcext:value-type="float">
            <text:p>25.01</text:p>
          </table:table-cell>
          <table:table-cell table:formula="of:=[.G5]*[.D5]/[.C5]-[.F5]/2" office:value-type="float" office:value="-1.36232623913043" calcext:value-type="float">
            <text:p>-1.36</text:p>
          </table:table-cell>
          <table:table-cell table:formula="of:=-[.F5]/2-[.G5]*[.D5]/[.C5]" office:value-type="float" office:value="-18.8772827608696" calcext:value-type="float">
            <text:p>-18.88</text:p>
          </table:table-cell>
          <table:table-cell table:formula="of:=IF([.H5]&gt;0;ROUNDUP([.H5];-1);&quot;-&quot;)" office:value-type="string" office:string-value="-" calcext:value-type="string">
            <text:p>-</text:p>
          </table:table-cell>
          <table:table-cell table:formula="of:=0.224809*[.H5]" office:value-type="float" office:value="-0.306263199492674" calcext:value-type="float">
            <text:p>-0.31</text:p>
          </table:table-cell>
          <table:table-cell table:formula="of:=IF([.K5]&gt;0;MROUND([.K5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];&quot;#&quot;))" office:value-type="string" office:string-value="$floor.B3" calcext:value-type="string">
            <text:p>$floor.B3</text:p>
          </table:table-cell>
          <table:table-cell table:style-name="ce4"/>
          <table:table-cell table:formula="of:=[.G5]/[.$R$3]" office:value-type="float" office:value="11.7134868928845" calcext:value-type="float">
            <text:p>11.71</text:p>
          </table:table-cell>
          <table:table-cell table:formula="of:=[.C5]/[.P5]*2" office:value-type="float" office:value="1.61010979672131" calcext:value-type="float">
            <text:p>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D</text:p>
          </table:table-cell>
          <table:table-cell office:value-type="float" office:value="3" calcext:value-type="float">
            <text:p>3</text:p>
          </table:table-cell>
          <table:table-cell table:formula="of:=[$north.AH2]" office:value-type="float" office:value="8.9" calcext:value-type="float">
            <text:p>8.90</text:p>
          </table:table-cell>
          <table:table-cell table:formula="of:=INDIRECT([.N6])" office:value-type="float" office:value="3.302" calcext:value-type="float">
            <text:p>3.30</text:p>
          </table:table-cell>
          <table:table-cell table:formula="of:=[.D6]*[.C6]" office:value-type="float" office:value="29.3878" calcext:value-type="float">
            <text:p>29.3878</text:p>
          </table:table-cell>
          <table:table-cell table:formula="of:=0.65*[.E6]" office:value-type="float" office:value="19.10207" calcext:value-type="float">
            <text:p>19.10</text:p>
          </table:table-cell>
          <table:table-cell table:formula="of:=[$north.AF3]" office:value-type="float" office:value="45.63" calcext:value-type="float">
            <text:p>45.63</text:p>
          </table:table-cell>
          <table:table-cell table:formula="of:=[.G6]*[.D6]/[.C6]-[.F6]/2" office:value-type="float" office:value="7.37820769662921" calcext:value-type="float">
            <text:p>7.38</text:p>
          </table:table-cell>
          <table:table-cell table:formula="of:=-[.F6]/2-[.G6]*[.D6]/[.C6]" office:value-type="float" office:value="-26.4802776966292" calcext:value-type="float">
            <text:p>-26.48</text:p>
          </table:table-cell>
          <table:table-cell table:formula="of:=IF([.H6]&gt;0;ROUNDUP([.H6];-1);&quot;-&quot;)" office:value-type="float" office:value="10" calcext:value-type="float">
            <text:p>10.00</text:p>
          </table:table-cell>
          <table:table-cell table:formula="of:=0.224809*[.H6]" office:value-type="float" office:value="1.65868749407152" calcext:value-type="float">
            <text:p>1.66</text:p>
          </table:table-cell>
          <table:table-cell table:formula="of:=IF([.K6]&gt;0;MROUND([.K6];1);&quot;-&quot;)" office:value-type="float" office:value="2" calcext:value-type="float">
            <text:p>2.00</text:p>
          </table:table-cell>
          <table:table-cell/>
          <table:table-cell table:formula="of:=COM.MICROSOFT.CONCAT(&quot;$floor.B&quot;;TEXT([.B6];&quot;#&quot;))" office:value-type="string" office:string-value="$floor.B3" calcext:value-type="string">
            <text:p>$floor.B3</text:p>
          </table:table-cell>
          <table:table-cell table:style-name="ce4"/>
          <table:table-cell table:formula="of:=[.G6]/[.$R$3]" office:value-type="float" office:value="21.3709079137273" calcext:value-type="float">
            <text:p>21.37</text:p>
          </table:table-cell>
          <table:table-cell table:formula="of:=[.C6]/[.P6]*2" office:value-type="float" office:value="0.832907992110454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A</text:p>
          </table:table-cell>
          <table:table-cell office:value-type="float" office:value="2" calcext:value-type="float">
            <text:p>2</text:p>
          </table:table-cell>
          <table:table-cell table:formula="of:=[$north.AM2]" office:value-type="float" office:value="8.9" calcext:value-type="float">
            <text:p>8.90</text:p>
          </table:table-cell>
          <table:table-cell table:formula="of:=INDIRECT([.N7])" office:value-type="float" office:value="3.3528" calcext:value-type="float">
            <text:p>3.35</text:p>
          </table:table-cell>
          <table:table-cell table:formula="of:=[.D7]*[.C7]" office:value-type="float" office:value="29.83992" calcext:value-type="float">
            <text:p>29.83992</text:p>
          </table:table-cell>
          <table:table-cell table:formula="of:=0.65*[.E7]" office:value-type="float" office:value="19.395948" calcext:value-type="float">
            <text:p>19.40</text:p>
          </table:table-cell>
          <table:table-cell table:formula="of:=[$north.AK3]" office:value-type="float" office:value="76.75" calcext:value-type="float">
            <text:p>76.75</text:p>
          </table:table-cell>
          <table:table-cell table:formula="of:=[.G7]*[.D7]/[.C7]-[.F7]/2" office:value-type="float" office:value="19.215217011236" calcext:value-type="float">
            <text:p>19.22</text:p>
          </table:table-cell>
          <table:table-cell table:formula="of:=-[.F7]/2-[.G7]*[.D7]/[.C7]" office:value-type="float" office:value="-38.611165011236" calcext:value-type="float">
            <text:p>-38.61</text:p>
          </table:table-cell>
          <table:table-cell table:formula="of:=IF([.H7]&gt;0;ROUNDUP([.H7];-1);&quot;-&quot;)" office:value-type="float" office:value="20" calcext:value-type="float">
            <text:p>20.00</text:p>
          </table:table-cell>
          <table:table-cell table:formula="of:=0.224809*[.H7]" office:value-type="float" office:value="4.31975372107894" calcext:value-type="float">
            <text:p>4.32</text:p>
          </table:table-cell>
          <table:table-cell table:formula="of:=IF([.K7]&gt;0;MROUND([.K7];1);&quot;-&quot;)" office:value-type="float" office:value="4" calcext:value-type="float">
            <text:p>4.00</text:p>
          </table:table-cell>
          <table:table-cell/>
          <table:table-cell table:formula="of:=COM.MICROSOFT.CONCAT(&quot;$floor.B&quot;;TEXT([.B7];&quot;#&quot;))" office:value-type="string" office:string-value="$floor.B2" calcext:value-type="string">
            <text:p>$floor.B2</text:p>
          </table:table-cell>
          <table:table-cell/>
          <table:table-cell table:formula="of:=[.G7]/[.$R$3]" office:value-type="float" office:value="35.9460263506152" calcext:value-type="float">
            <text:p>35.95</text:p>
          </table:table-cell>
          <table:table-cell table:formula="of:=[.C7]/[.P7]*2" office:value-type="float" office:value="0.49518686228013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B</text:p>
          </table:table-cell>
          <table:table-cell office:value-type="float" office:value="2" calcext:value-type="float">
            <text:p>2</text:p>
          </table:table-cell>
          <table:table-cell table:formula="of:=[$north.AR2]" office:value-type="float" office:value="9.43" calcext:value-type="float">
            <text:p>9.43</text:p>
          </table:table-cell>
          <table:table-cell table:formula="of:=INDIRECT([.N8])" office:value-type="float" office:value="3.3528" calcext:value-type="float">
            <text:p>3.35</text:p>
          </table:table-cell>
          <table:table-cell table:formula="of:=[.D8]*[.C8]" office:value-type="float" office:value="31.616904" calcext:value-type="float">
            <text:p>31.616904</text:p>
          </table:table-cell>
          <table:table-cell table:formula="of:=0.65*[.E8]" office:value-type="float" office:value="20.5509876" calcext:value-type="float">
            <text:p>20.55</text:p>
          </table:table-cell>
          <table:table-cell table:formula="of:=[$north.AP3]" office:value-type="float" office:value="20.06" calcext:value-type="float">
            <text:p>20.06</text:p>
          </table:table-cell>
          <table:table-cell table:formula="of:=[.G8]*[.D8]/[.C8]-[.F8]/2" office:value-type="float" office:value="-3.1432384447508" calcext:value-type="float">
            <text:p>-3.14</text:p>
          </table:table-cell>
          <table:table-cell table:formula="of:=-[.F8]/2-[.G8]*[.D8]/[.C8]" office:value-type="float" office:value="-17.4077491552492" calcext:value-type="float">
            <text:p>-17.41</text:p>
          </table:table-cell>
          <table:table-cell table:formula="of:=IF([.H8]&gt;0;ROUNDUP([.H8];-1);&quot;-&quot;)" office:value-type="string" office:string-value="-" calcext:value-type="string">
            <text:p>-</text:p>
          </table:table-cell>
          <table:table-cell table:formula="of:=0.224809*[.H8]" office:value-type="float" office:value="-0.706628291525982" calcext:value-type="float">
            <text:p>-0.71</text:p>
          </table:table-cell>
          <table:table-cell table:formula="of:=IF([.K8]&gt;0;MROUND([.K8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8];&quot;#&quot;))" office:value-type="string" office:string-value="$floor.B2" calcext:value-type="string">
            <text:p>$floor.B2</text:p>
          </table:table-cell>
          <table:table-cell/>
          <table:table-cell table:formula="of:=[.G8]/[.$R$3]" office:value-type="float" office:value="9.39514382532039" calcext:value-type="float">
            <text:p>9.40</text:p>
          </table:table-cell>
          <table:table-cell table:formula="of:=[.C8]/[.P8]*2" office:value-type="float" office:value="2.00742004067797" calcext:value-type="float">
            <text:p>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C</text:p>
          </table:table-cell>
          <table:table-cell office:value-type="float" office:value="2" calcext:value-type="float">
            <text:p>2</text:p>
          </table:table-cell>
          <table:table-cell table:formula="of:=[$north.AW2]" office:value-type="float" office:value="9.43" calcext:value-type="float">
            <text:p>9.43</text:p>
          </table:table-cell>
          <table:table-cell table:formula="of:=INDIRECT([.N9])" office:value-type="float" office:value="3.3528" calcext:value-type="float">
            <text:p>3.35</text:p>
          </table:table-cell>
          <table:table-cell table:formula="of:=[.D9]*[.C9]" office:value-type="float" office:value="31.616904" calcext:value-type="float">
            <text:p>31.616904</text:p>
          </table:table-cell>
          <table:table-cell table:formula="of:=0.65*[.E9]" office:value-type="float" office:value="20.5509876" calcext:value-type="float">
            <text:p>20.55</text:p>
          </table:table-cell>
          <table:table-cell table:formula="of:=[$north.AU3]" office:value-type="float" office:value="42.8" calcext:value-type="float">
            <text:p>42.80</text:p>
          </table:table-cell>
          <table:table-cell table:formula="of:=[.G9]*[.D9]/[.C9]-[.F9]/2" office:value-type="float" office:value="4.94188053722163" calcext:value-type="float">
            <text:p>4.94</text:p>
          </table:table-cell>
          <table:table-cell table:formula="of:=-[.F9]/2-[.G9]*[.D9]/[.C9]" office:value-type="float" office:value="-25.4928681372216" calcext:value-type="float">
            <text:p>-25.49</text:p>
          </table:table-cell>
          <table:table-cell table:formula="of:=IF([.H9]&gt;0;ROUNDUP([.H9];-1);&quot;-&quot;)" office:value-type="float" office:value="10" calcext:value-type="float">
            <text:p>10.00</text:p>
          </table:table-cell>
          <table:table-cell table:formula="of:=0.224809*[.H9]" office:value-type="float" office:value="1.11097922169226" calcext:value-type="float">
            <text:p>1.11</text:p>
          </table:table-cell>
          <table:table-cell table:formula="of:=IF([.K9]&gt;0;MROUND([.K9];1);&quot;-&quot;)" office:value-type="float" office:value="1" calcext:value-type="float">
            <text:p>1.00</text:p>
          </table:table-cell>
          <table:table-cell/>
          <table:table-cell table:formula="of:=COM.MICROSOFT.CONCAT(&quot;$floor.B&quot;;TEXT([.B9];&quot;#&quot;))" office:value-type="string" office:string-value="$floor.B2" calcext:value-type="string">
            <text:p>$floor.B2</text:p>
          </table:table-cell>
          <table:table-cell/>
          <table:table-cell table:formula="of:=[.G9]/[.$R$3]" office:value-type="float" office:value="20.0454713720694" calcext:value-type="float">
            <text:p>20.05</text:p>
          </table:table-cell>
          <table:table-cell table:formula="of:=[.C9]/[.P9]*2" office:value-type="float" office:value="0.940860888224299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D</text:p>
          </table:table-cell>
          <table:table-cell office:value-type="float" office:value="2" calcext:value-type="float">
            <text:p>2</text:p>
          </table:table-cell>
          <table:table-cell table:formula="of:=[$north.BB2]" office:value-type="float" office:value="8.9" calcext:value-type="float">
            <text:p>8.90</text:p>
          </table:table-cell>
          <table:table-cell table:formula="of:=INDIRECT([.N10])" office:value-type="float" office:value="3.3528" calcext:value-type="float">
            <text:p>3.35</text:p>
          </table:table-cell>
          <table:table-cell table:formula="of:=[.D10]*[.C10]" office:value-type="float" office:value="29.83992" calcext:value-type="float">
            <text:p>29.83992</text:p>
          </table:table-cell>
          <table:table-cell table:formula="of:=0.65*[.E10]" office:value-type="float" office:value="19.395948" calcext:value-type="float">
            <text:p>19.40</text:p>
          </table:table-cell>
          <table:table-cell table:formula="of:=[$north.AZ3]" office:value-type="float" office:value="78.11" calcext:value-type="float">
            <text:p>78.11</text:p>
          </table:table-cell>
          <table:table-cell table:formula="of:=[.G10]*[.D10]/[.C10]-[.F10]/2" office:value-type="float" office:value="19.727554988764" calcext:value-type="float">
            <text:p>19.73</text:p>
          </table:table-cell>
          <table:table-cell table:formula="of:=-[.F10]/2-[.G10]*[.D10]/[.C10]" office:value-type="float" office:value="-39.1235029887641" calcext:value-type="float">
            <text:p>-39.12</text:p>
          </table:table-cell>
          <table:table-cell table:formula="of:=IF([.H10]&gt;0;ROUNDUP([.H10];-1);&quot;-&quot;)" office:value-type="float" office:value="20" calcext:value-type="float">
            <text:p>20.00</text:p>
          </table:table-cell>
          <table:table-cell table:formula="of:=0.224809*[.H10]" office:value-type="float" office:value="4.43493190946906" calcext:value-type="float">
            <text:p>4.43</text:p>
          </table:table-cell>
          <table:table-cell table:formula="of:=IF([.K10]&gt;0;MROUND([.K10];1);&quot;-&quot;)" office:value-type="float" office:value="4" calcext:value-type="float">
            <text:p>4.00</text:p>
          </table:table-cell>
          <table:table-cell/>
          <table:table-cell table:formula="of:=COM.MICROSOFT.CONCAT(&quot;$floor.B&quot;;TEXT([.B10];&quot;#&quot;))" office:value-type="string" office:string-value="$floor.B2" calcext:value-type="string">
            <text:p>$floor.B2</text:p>
          </table:table-cell>
          <table:table-cell/>
          <table:table-cell table:formula="of:=[.G10]/[.$R$3]" office:value-type="float" office:value="36.5829852540267" calcext:value-type="float">
            <text:p>36.58</text:p>
          </table:table-cell>
          <table:table-cell table:formula="of:=[.C10]/[.P10]*2" office:value-type="float" office:value="0.486564993982845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A</text:p>
          </table:table-cell>
          <table:table-cell office:value-type="float" office:value="1" calcext:value-type="float">
            <text:p>1</text:p>
          </table:table-cell>
          <table:table-cell table:formula="of:=[$north.BG2]" office:value-type="float" office:value="8.9" calcext:value-type="float">
            <text:p>8.90</text:p>
          </table:table-cell>
          <table:table-cell table:formula="of:=INDIRECT([.N11])" office:value-type="float" office:value="3.4544" calcext:value-type="float">
            <text:p>3.45</text:p>
          </table:table-cell>
          <table:table-cell table:formula="of:=[.D11]*[.C11]" office:value-type="float" office:value="30.74416" calcext:value-type="float">
            <text:p>30.74416</text:p>
          </table:table-cell>
          <table:table-cell table:formula="of:=0.65*[.E11]" office:value-type="float" office:value="19.983704" calcext:value-type="float">
            <text:p>19.98</text:p>
          </table:table-cell>
          <table:table-cell table:formula="of:=[$north.BE3]" office:value-type="float" office:value="109.39" calcext:value-type="float">
            <text:p>109.39</text:p>
          </table:table-cell>
          <table:table-cell table:formula="of:=[.G11]*[.D11]/[.C11]-[.F11]/2" office:value-type="float" office:value="32.4662172134831" calcext:value-type="float">
            <text:p>32.47</text:p>
          </table:table-cell>
          <table:table-cell table:formula="of:=-[.F11]/2-[.G11]*[.D11]/[.C11]" office:value-type="float" office:value="-52.4499212134832" calcext:value-type="float">
            <text:p>-52.45</text:p>
          </table:table-cell>
          <table:table-cell table:formula="of:=IF([.H11]&gt;0;ROUNDUP([.H11];-1);&quot;-&quot;)" office:value-type="float" office:value="40" calcext:value-type="float">
            <text:p>40.00</text:p>
          </table:table-cell>
          <table:table-cell table:formula="of:=0.224809*[.H11]" office:value-type="float" office:value="7.29869782554593" calcext:value-type="float">
            <text:p>7.30</text:p>
          </table:table-cell>
          <table:table-cell table:formula="of:=IF([.K11]&gt;0;MROUND([.K11];1);&quot;-&quot;)" office:value-type="float" office:value="7" calcext:value-type="float">
            <text:p>7.00</text:p>
          </table:table-cell>
          <table:table-cell/>
          <table:table-cell table:formula="of:=COM.MICROSOFT.CONCAT(&quot;$floor.B&quot;;TEXT([.B11];&quot;#&quot;))" office:value-type="string" office:string-value="$floor.B1" calcext:value-type="string">
            <text:p>$floor.B1</text:p>
          </table:table-cell>
          <table:table-cell/>
          <table:table-cell table:formula="of:=[.G11]/[.$R$3]" office:value-type="float" office:value="51.2330400324924" calcext:value-type="float">
            <text:p>51.23</text:p>
          </table:table-cell>
          <table:table-cell table:formula="of:=[.C11]/[.P11]*2" office:value-type="float" office:value="0.34743204753633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B</text:p>
          </table:table-cell>
          <table:table-cell office:value-type="float" office:value="1" calcext:value-type="float">
            <text:p>1</text:p>
          </table:table-cell>
          <table:table-cell table:formula="of:=[$north.BL2]" office:value-type="float" office:value="9.43" calcext:value-type="float">
            <text:p>9.43</text:p>
          </table:table-cell>
          <table:table-cell table:formula="of:=INDIRECT([.N12])" office:value-type="float" office:value="3.4544" calcext:value-type="float">
            <text:p>3.45</text:p>
          </table:table-cell>
          <table:table-cell table:formula="of:=[.D12]*[.C12]" office:value-type="float" office:value="32.574992" calcext:value-type="float">
            <text:p>32.574992</text:p>
          </table:table-cell>
          <table:table-cell table:formula="of:=0.65*[.E12]" office:value-type="float" office:value="21.1737448" calcext:value-type="float">
            <text:p>21.17</text:p>
          </table:table-cell>
          <table:table-cell table:formula="of:=[$north.BJ3]" office:value-type="float" office:value="28.59" calcext:value-type="float">
            <text:p>28.59</text:p>
          </table:table-cell>
          <table:table-cell table:formula="of:=[.G12]*[.D12]/[.C12]-[.F12]/2" office:value-type="float" office:value="-0.113776323647933" calcext:value-type="float">
            <text:p>-0.11</text:p>
          </table:table-cell>
          <table:table-cell table:formula="of:=-[.F12]/2-[.G12]*[.D12]/[.C12]" office:value-type="float" office:value="-21.0599684763521" calcext:value-type="float">
            <text:p>-21.06</text:p>
          </table:table-cell>
          <table:table-cell table:formula="of:=IF([.H12]&gt;0;ROUNDUP([.H12];-1);&quot;-&quot;)" office:value-type="string" office:string-value="-" calcext:value-type="string">
            <text:p>-</text:p>
          </table:table-cell>
          <table:table-cell table:formula="of:=0.224809*[.H12]" office:value-type="float" office:value="-0.0255779415429682" calcext:value-type="float">
            <text:p>-0.03</text:p>
          </table:table-cell>
          <table:table-cell table:formula="of:=IF([.K12]&gt;0;MROUND([.K12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12];&quot;#&quot;))" office:value-type="string" office:string-value="$floor.B1" calcext:value-type="string">
            <text:p>$floor.B1</text:p>
          </table:table-cell>
          <table:table-cell/>
          <table:table-cell table:formula="of:=[.G12]/[.$R$3]" office:value-type="float" office:value="13.3901875356884" calcext:value-type="float">
            <text:p>13.39</text:p>
          </table:table-cell>
          <table:table-cell table:formula="of:=[.C12]/[.P12]*2" office:value-type="float" office:value="1.40849408940189" calcext:value-type="float">
            <text:p>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C</text:p>
          </table:table-cell>
          <table:table-cell office:value-type="float" office:value="1" calcext:value-type="float">
            <text:p>1</text:p>
          </table:table-cell>
          <table:table-cell table:formula="of:=[$north.BQ2]" office:value-type="float" office:value="9.43" calcext:value-type="float">
            <text:p>9.43</text:p>
          </table:table-cell>
          <table:table-cell table:formula="of:=INDIRECT([.N13])" office:value-type="float" office:value="3.4544" calcext:value-type="float">
            <text:p>3.45</text:p>
          </table:table-cell>
          <table:table-cell table:formula="of:=[.D13]*[.C13]" office:value-type="float" office:value="32.574992" calcext:value-type="float">
            <text:p>32.574992</text:p>
          </table:table-cell>
          <table:table-cell table:formula="of:=0.65*[.E13]" office:value-type="float" office:value="21.1737448" calcext:value-type="float">
            <text:p>21.17</text:p>
          </table:table-cell>
          <table:table-cell table:formula="of:=[$north.BO3]" office:value-type="float" office:value="61.01" calcext:value-type="float">
            <text:p>61.01</text:p>
          </table:table-cell>
          <table:table-cell table:formula="of:=[.G13]*[.D13]/[.C13]-[.F13]/2" office:value-type="float" office:value="11.7623263274655" calcext:value-type="float">
            <text:p>11.76</text:p>
          </table:table-cell>
          <table:table-cell table:formula="of:=-[.F13]/2-[.G13]*[.D13]/[.C13]" office:value-type="float" office:value="-32.9360711274655" calcext:value-type="float">
            <text:p>-32.94</text:p>
          </table:table-cell>
          <table:table-cell table:formula="of:=IF([.H13]&gt;0;ROUNDUP([.H13];-1);&quot;-&quot;)" office:value-type="float" office:value="20" calcext:value-type="float">
            <text:p>20.00</text:p>
          </table:table-cell>
          <table:table-cell table:formula="of:=0.224809*[.H13]" office:value-type="float" office:value="2.6442768193512" calcext:value-type="float">
            <text:p>2.64</text:p>
          </table:table-cell>
          <table:table-cell table:formula="of:=IF([.K13]&gt;0;MROUND([.K13];1);&quot;-&quot;)" office:value-type="float" office:value="3" calcext:value-type="float">
            <text:p>3.00</text:p>
          </table:table-cell>
          <table:table-cell/>
          <table:table-cell table:formula="of:=COM.MICROSOFT.CONCAT(&quot;$floor.B&quot;;TEXT([.B13];&quot;#&quot;))" office:value-type="string" office:string-value="$floor.B1" calcext:value-type="string">
            <text:p>$floor.B1</text:p>
          </table:table-cell>
          <table:table-cell/>
          <table:table-cell table:formula="of:=[.G13]/[.$R$3]" office:value-type="float" office:value="28.5741637478962" calcext:value-type="float">
            <text:p>28.57</text:p>
          </table:table-cell>
          <table:table-cell table:formula="of:=[.C13]/[.P13]*2" office:value-type="float" office:value="0.660036813899361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D</text:p>
          </table:table-cell>
          <table:table-cell office:value-type="float" office:value="1" calcext:value-type="float">
            <text:p>1</text:p>
          </table:table-cell>
          <table:table-cell table:formula="of:=[$north.BV2]" office:value-type="float" office:value="8.9" calcext:value-type="float">
            <text:p>8.90</text:p>
          </table:table-cell>
          <table:table-cell table:formula="of:=INDIRECT([.N14])" office:value-type="float" office:value="3.4544" calcext:value-type="float">
            <text:p>3.45</text:p>
          </table:table-cell>
          <table:table-cell table:formula="of:=[.D14]*[.C14]" office:value-type="float" office:value="30.74416" calcext:value-type="float">
            <text:p>30.74416</text:p>
          </table:table-cell>
          <table:table-cell table:formula="of:=0.65*[.E14]" office:value-type="float" office:value="19.983704" calcext:value-type="float">
            <text:p>19.98</text:p>
          </table:table-cell>
          <table:table-cell table:formula="of:=[$north.BT3]" office:value-type="float" office:value="111.33" calcext:value-type="float">
            <text:p>111.33</text:p>
          </table:table-cell>
          <table:table-cell table:formula="of:=[.G14]*[.D14]/[.C14]-[.F14]/2" office:value-type="float" office:value="33.2191987865168" calcext:value-type="float">
            <text:p>33.22</text:p>
          </table:table-cell>
          <table:table-cell table:formula="of:=-[.F14]/2-[.G14]*[.D14]/[.C14]" office:value-type="float" office:value="-53.2029027865169" calcext:value-type="float">
            <text:p>-53.20</text:p>
          </table:table-cell>
          <table:table-cell table:formula="of:=IF([.H14]&gt;0;ROUNDUP([.H14];-1);&quot;-&quot;)" office:value-type="float" office:value="40" calcext:value-type="float">
            <text:p>40.00</text:p>
          </table:table-cell>
          <table:table-cell table:formula="of:=0.224809*[.H14]" office:value-type="float" office:value="7.46797485999807" calcext:value-type="float">
            <text:p>7.47</text:p>
          </table:table-cell>
          <table:table-cell table:formula="of:=IF([.K14]&gt;0;MROUND([.K14];1);&quot;-&quot;)" office:value-type="float" office:value="7" calcext:value-type="float">
            <text:p>7.00</text:p>
          </table:table-cell>
          <table:table-cell/>
          <table:table-cell table:formula="of:=COM.MICROSOFT.CONCAT(&quot;$floor.B&quot;;TEXT([.B14];&quot;#&quot;))" office:value-type="string" office:string-value="$floor.B1" calcext:value-type="string">
            <text:p>$floor.B1</text:p>
          </table:table-cell>
          <table:table-cell/>
          <table:table-cell table:formula="of:=[.G14]/[.$R$3]" office:value-type="float" office:value="52.1416431741236" calcext:value-type="float">
            <text:p>52.14</text:p>
          </table:table-cell>
          <table:table-cell table:formula="of:=[.C14]/[.P14]*2" office:value-type="float" office:value="0.34137781083266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A</text:p>
          </table:table-cell>
          <table:table-cell office:value-type="float" office:value="3" calcext:value-type="float">
            <text:p>3</text:p>
          </table:table-cell>
          <table:table-cell table:formula="of:=[$south.S2]" office:value-type="float" office:value="9.2" calcext:value-type="float">
            <text:p>9.20</text:p>
          </table:table-cell>
          <table:table-cell table:formula="of:=INDIRECT([.N15])" office:value-type="float" office:value="3.302" calcext:value-type="float">
            <text:p>3.30</text:p>
          </table:table-cell>
          <table:table-cell table:formula="of:=[.D15]*[.C15]" office:value-type="float" office:value="30.3784" calcext:value-type="float">
            <text:p>30.3784</text:p>
          </table:table-cell>
          <table:table-cell table:formula="of:=0.65*[.E15]" office:value-type="float" office:value="19.74596" calcext:value-type="float">
            <text:p>19.75</text:p>
          </table:table-cell>
          <table:table-cell table:formula="of:=[$south.Q3]" office:value-type="float" office:value="54.95" calcext:value-type="float">
            <text:p>54.95</text:p>
          </table:table-cell>
          <table:table-cell table:formula="of:=[.G15]*[.D15]/[.C15]-[.F15]/2" office:value-type="float" office:value="9.84929173913044" calcext:value-type="float">
            <text:p>9.85</text:p>
          </table:table-cell>
          <table:table-cell table:formula="of:=-[.F15]/2-[.G15]*[.D15]/[.C15]" office:value-type="float" office:value="-29.5952517391304" calcext:value-type="float">
            <text:p>-29.60</text:p>
          </table:table-cell>
          <table:table-cell table:formula="of:=IF([.H15]&gt;0;ROUNDUP([.H15];-1);&quot;-&quot;)" office:value-type="float" office:value="10" calcext:value-type="float">
            <text:p>10.00</text:p>
          </table:table-cell>
          <table:table-cell table:formula="of:=0.224809*[.H15]" office:value-type="float" office:value="2.21420942658217" calcext:value-type="float">
            <text:p>2.21</text:p>
          </table:table-cell>
          <table:table-cell table:formula="of:=IF([.K15]&gt;0;MROUND([.K15];1);&quot;-&quot;)" office:value-type="float" office:value="2" calcext:value-type="float">
            <text:p>2.00</text:p>
          </table:table-cell>
          <table:table-cell/>
          <table:table-cell table:formula="of:=COM.MICROSOFT.CONCAT(&quot;$floor.B&quot;;TEXT([.B15];&quot;#&quot;))" office:value-type="string" office:string-value="$floor.B3" calcext:value-type="string">
            <text:p>$floor.B3</text:p>
          </table:table-cell>
          <table:table-cell/>
          <table:table-cell table:formula="of:=[.G15]/[.$R$3]" office:value-type="float" office:value="25.7359498106359" calcext:value-type="float">
            <text:p>25.74</text:p>
          </table:table-cell>
          <table:table-cell table:formula="of:=[.C15]/[.P15]*2" office:value-type="float" office:value="0.714953212738853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B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9.2" calcext:value-type="float">
            <text:p>9.20</text:p>
          </table:table-cell>
          <table:table-cell table:formula="of:=INDIRECT([.N16])" office:value-type="float" office:value="3.302" calcext:value-type="float">
            <text:p>3.30</text:p>
          </table:table-cell>
          <table:table-cell table:formula="of:=[.D16]*[.C16]" office:value-type="float" office:value="30.3784" calcext:value-type="float">
            <text:p>30.3784</text:p>
          </table:table-cell>
          <table:table-cell table:formula="of:=0.65*[.E16]" office:value-type="float" office:value="19.74596" calcext:value-type="float">
            <text:p>19.75</text:p>
          </table:table-cell>
          <table:table-cell office:value-type="float" office:value="54.95" calcext:value-type="float">
            <text:p>54.95</text:p>
          </table:table-cell>
          <table:table-cell table:formula="of:=[.G16]*[.D16]/[.C16]-[.F16]/2" office:value-type="float" office:value="9.84929173913044" calcext:value-type="float">
            <text:p>9.85</text:p>
          </table:table-cell>
          <table:table-cell table:formula="of:=-[.F16]/2-[.G16]*[.D16]/[.C16]" office:value-type="float" office:value="-29.5952517391304" calcext:value-type="float">
            <text:p>-29.60</text:p>
          </table:table-cell>
          <table:table-cell table:formula="of:=IF([.H16]&gt;0;ROUNDUP([.H16];-1);&quot;-&quot;)" office:value-type="float" office:value="10" calcext:value-type="float">
            <text:p>10.00</text:p>
          </table:table-cell>
          <table:table-cell table:formula="of:=0.224809*[.H16]" office:value-type="float" office:value="2.21420942658217" calcext:value-type="float">
            <text:p>2.21</text:p>
          </table:table-cell>
          <table:table-cell table:formula="of:=IF([.K16]&gt;0;MROUND([.K16];1);&quot;-&quot;)" office:value-type="float" office:value="2" calcext:value-type="float">
            <text:p>2.00</text:p>
          </table:table-cell>
          <table:table-cell/>
          <table:table-cell table:formula="of:=COM.MICROSOFT.CONCAT(&quot;$floor.B&quot;;TEXT([.B16];&quot;#&quot;))" office:value-type="string" office:string-value="$floor.B3" calcext:value-type="string">
            <text:p>$floor.B3</text:p>
          </table:table-cell>
          <table:table-cell/>
          <table:table-cell table:formula="of:=[.G16]/[.$R$3]" office:value-type="float" office:value="25.7359498106359" calcext:value-type="float">
            <text:p>25.74</text:p>
          </table:table-cell>
          <table:table-cell table:formula="of:=[.C16]/[.P16]*2" office:value-type="float" office:value="0.714953212738853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A</text:p>
          </table:table-cell>
          <table:table-cell office:value-type="float" office:value="2" calcext:value-type="float">
            <text:p>2</text:p>
          </table:table-cell>
          <table:table-cell table:formula="of:=[$south.X2]" office:value-type="float" office:value="9.2" calcext:value-type="float">
            <text:p>9.20</text:p>
          </table:table-cell>
          <table:table-cell table:formula="of:=INDIRECT([.N17])" office:value-type="float" office:value="3.3528" calcext:value-type="float">
            <text:p>3.35</text:p>
          </table:table-cell>
          <table:table-cell table:formula="of:=[.D17]*[.C17]" office:value-type="float" office:value="30.84576" calcext:value-type="float">
            <text:p>30.84576</text:p>
          </table:table-cell>
          <table:table-cell table:formula="of:=0.65*[.E17]" office:value-type="float" office:value="20.049744" calcext:value-type="float">
            <text:p>20.05</text:p>
          </table:table-cell>
          <table:table-cell table:formula="of:=[$south.V3]" office:value-type="float" office:value="98.51" calcext:value-type="float">
            <text:p>98.51</text:p>
          </table:table-cell>
          <table:table-cell table:formula="of:=[.G17]*[.D17]/[.C17]-[.F17]/2" office:value-type="float" office:value="25.8755984347826" calcext:value-type="float">
            <text:p>25.88</text:p>
          </table:table-cell>
          <table:table-cell table:formula="of:=-[.F17]/2-[.G17]*[.D17]/[.C17]" office:value-type="float" office:value="-45.9253424347826" calcext:value-type="float">
            <text:p>-45.93</text:p>
          </table:table-cell>
          <table:table-cell table:formula="of:=IF([.H17]&gt;0;ROUNDUP([.H17];-1);&quot;-&quot;)" office:value-type="float" office:value="30" calcext:value-type="float">
            <text:p>30.00</text:p>
          </table:table-cell>
          <table:table-cell table:formula="of:=0.224809*[.H17]" office:value-type="float" office:value="5.81706740852504" calcext:value-type="float">
            <text:p>5.82</text:p>
          </table:table-cell>
          <table:table-cell table:formula="of:=IF([.K17]&gt;0;MROUND([.K17];1);&quot;-&quot;)" office:value-type="float" office:value="6" calcext:value-type="float">
            <text:p>6.00</text:p>
          </table:table-cell>
          <table:table-cell/>
          <table:table-cell table:formula="of:=COM.MICROSOFT.CONCAT(&quot;$floor.B&quot;;TEXT([.B17];&quot;#&quot;))" office:value-type="string" office:string-value="$floor.B2" calcext:value-type="string">
            <text:p>$floor.B2</text:p>
          </table:table-cell>
          <table:table-cell/>
          <table:table-cell table:formula="of:=[.G17]/[.$R$3]" office:value-type="float" office:value="46.1373688052" calcext:value-type="float">
            <text:p>46.14</text:p>
          </table:table-cell>
          <table:table-cell table:formula="of:=[.C17]/[.P17]*2" office:value-type="float" office:value="0.398809045173079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B</text:p>
          </table:table-cell>
          <table:table-cell office:value-type="float" office:value="2" calcext:value-type="float">
            <text:p>2</text:p>
          </table:table-cell>
          <table:table-cell table:formula="of:=[.C17]" office:value-type="float" office:value="9.2" calcext:value-type="float">
            <text:p>9.20</text:p>
          </table:table-cell>
          <table:table-cell table:formula="of:=INDIRECT([.N18])" office:value-type="float" office:value="3.3528" calcext:value-type="float">
            <text:p>3.35</text:p>
          </table:table-cell>
          <table:table-cell table:formula="of:=[.D18]*[.C18]" office:value-type="float" office:value="30.84576" calcext:value-type="float">
            <text:p>30.84576</text:p>
          </table:table-cell>
          <table:table-cell table:formula="of:=0.65*[.E18]" office:value-type="float" office:value="20.049744" calcext:value-type="float">
            <text:p>20.05</text:p>
          </table:table-cell>
          <table:table-cell office:value-type="float" office:value="98.51" calcext:value-type="float">
            <text:p>98.51</text:p>
          </table:table-cell>
          <table:table-cell table:formula="of:=[.G18]*[.D18]/[.C18]-[.F18]/2" office:value-type="float" office:value="25.8755984347826" calcext:value-type="float">
            <text:p>25.88</text:p>
          </table:table-cell>
          <table:table-cell table:formula="of:=-[.F18]/2-[.G18]*[.D18]/[.C18]" office:value-type="float" office:value="-45.9253424347826" calcext:value-type="float">
            <text:p>-45.93</text:p>
          </table:table-cell>
          <table:table-cell table:formula="of:=IF([.H18]&gt;0;ROUNDUP([.H18];-1);&quot;-&quot;)" office:value-type="float" office:value="30" calcext:value-type="float">
            <text:p>30.00</text:p>
          </table:table-cell>
          <table:table-cell table:formula="of:=0.224809*[.H18]" office:value-type="float" office:value="5.81706740852504" calcext:value-type="float">
            <text:p>5.82</text:p>
          </table:table-cell>
          <table:table-cell table:formula="of:=IF([.K18]&gt;0;MROUND([.K18];1);&quot;-&quot;)" office:value-type="float" office:value="6" calcext:value-type="float">
            <text:p>6.00</text:p>
          </table:table-cell>
          <table:table-cell/>
          <table:table-cell table:formula="of:=COM.MICROSOFT.CONCAT(&quot;$floor.B&quot;;TEXT([.B18];&quot;#&quot;))" office:value-type="string" office:string-value="$floor.B2" calcext:value-type="string">
            <text:p>$floor.B2</text:p>
          </table:table-cell>
          <table:table-cell/>
          <table:table-cell table:formula="of:=[.G18]/[.$R$3]" office:value-type="float" office:value="46.1373688052" calcext:value-type="float">
            <text:p>46.14</text:p>
          </table:table-cell>
          <table:table-cell table:formula="of:=[.C18]/[.P18]*2" office:value-type="float" office:value="0.398809045173079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A</text:p>
          </table:table-cell>
          <table:table-cell office:value-type="float" office:value="1" calcext:value-type="float">
            <text:p>1</text:p>
          </table:table-cell>
          <table:table-cell table:formula="of:=[$south.AC2]" office:value-type="float" office:value="8.454" calcext:value-type="float">
            <text:p>8.45</text:p>
          </table:table-cell>
          <table:table-cell table:formula="of:=INDIRECT([.N19])" office:value-type="float" office:value="3.4544" calcext:value-type="float">
            <text:p>3.45</text:p>
          </table:table-cell>
          <table:table-cell table:formula="of:=[.D19]*[.C19]" office:value-type="float" office:value="29.2034976" calcext:value-type="float">
            <text:p>29.2034976</text:p>
          </table:table-cell>
          <table:table-cell table:formula="of:=0.65*[.E19]" office:value-type="float" office:value="18.98227344" calcext:value-type="float">
            <text:p>18.98</text:p>
          </table:table-cell>
          <table:table-cell table:formula="of:=[$south.AA3]" office:value-type="float" office:value="143.06" calcext:value-type="float">
            <text:p>143.06</text:p>
          </table:table-cell>
          <table:table-cell table:formula="of:=[.G19]*[.D19]/[.C19]-[.F19]/2" office:value-type="float" office:value="48.9647970391673" calcext:value-type="float">
            <text:p>48.96</text:p>
          </table:table-cell>
          <table:table-cell table:formula="of:=-[.F19]/2-[.G19]*[.D19]/[.C19]" office:value-type="float" office:value="-67.9470704791673" calcext:value-type="float">
            <text:p>-67.95</text:p>
          </table:table-cell>
          <table:table-cell table:formula="of:=IF([.H19]&gt;0;ROUNDUP([.H19];-1);&quot;-&quot;)" office:value-type="float" office:value="50" calcext:value-type="float">
            <text:p>50.00</text:p>
          </table:table-cell>
          <table:table-cell table:formula="of:=0.224809*[.H19]" office:value-type="float" office:value="11.0077270575782" calcext:value-type="float">
            <text:p>11.01</text:p>
          </table:table-cell>
          <table:table-cell table:formula="of:=IF([.K19]&gt;0;MROUND([.K19];1);&quot;-&quot;)" office:value-type="float" office:value="11" calcext:value-type="float">
            <text:p>11.00</text:p>
          </table:table-cell>
          <table:table-cell/>
          <table:table-cell table:formula="of:=COM.MICROSOFT.CONCAT(&quot;$floor.B&quot;;TEXT([.B19];&quot;#&quot;))" office:value-type="string" office:string-value="$floor.B1" calcext:value-type="string">
            <text:p>$floor.B1</text:p>
          </table:table-cell>
          <table:table-cell/>
          <table:table-cell table:formula="of:=[.G19]/[.$R$3]" office:value-type="float" office:value="67.0024564132769" calcext:value-type="float">
            <text:p>67.00</text:p>
          </table:table-cell>
          <table:table-cell table:formula="of:=[.C19]/[.P19]*2" office:value-type="float" office:value="0.252348957114497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B</text:p>
          </table:table-cell>
          <table:table-cell office:value-type="float" office:value="1" calcext:value-type="float">
            <text:p>1</text:p>
          </table:table-cell>
          <table:table-cell table:formula="of:=[.C19]" office:value-type="float" office:value="8.454" calcext:value-type="float">
            <text:p>8.45</text:p>
          </table:table-cell>
          <table:table-cell table:formula="of:=INDIRECT([.N20])" office:value-type="float" office:value="3.4544" calcext:value-type="float">
            <text:p>3.45</text:p>
          </table:table-cell>
          <table:table-cell table:formula="of:=[.D20]*[.C20]" office:value-type="float" office:value="29.2034976" calcext:value-type="float">
            <text:p>29.2034976</text:p>
          </table:table-cell>
          <table:table-cell table:formula="of:=0.65*[.E20]" office:value-type="float" office:value="18.98227344" calcext:value-type="float">
            <text:p>18.98</text:p>
          </table:table-cell>
          <table:table-cell office:value-type="float" office:value="143.06" calcext:value-type="float">
            <text:p>143.06</text:p>
          </table:table-cell>
          <table:table-cell table:formula="of:=[.G20]*[.D20]/[.C20]-[.F20]/2" office:value-type="float" office:value="48.9647970391673" calcext:value-type="float">
            <text:p>48.96</text:p>
          </table:table-cell>
          <table:table-cell table:formula="of:=-[.F20]/2-[.G20]*[.D20]/[.C20]" office:value-type="float" office:value="-67.9470704791673" calcext:value-type="float">
            <text:p>-67.95</text:p>
          </table:table-cell>
          <table:table-cell table:formula="of:=IF([.H20]&gt;0;ROUNDUP([.H20];-1);&quot;-&quot;)" office:value-type="float" office:value="50" calcext:value-type="float">
            <text:p>50.00</text:p>
          </table:table-cell>
          <table:table-cell table:formula="of:=0.224809*[.H20]" office:value-type="float" office:value="11.0077270575782" calcext:value-type="float">
            <text:p>11.01</text:p>
          </table:table-cell>
          <table:table-cell table:formula="of:=IF([.K20]&gt;0;MROUND([.K20];1);&quot;-&quot;)" office:value-type="float" office:value="11" calcext:value-type="float">
            <text:p>11.00</text:p>
          </table:table-cell>
          <table:table-cell/>
          <table:table-cell table:formula="of:=COM.MICROSOFT.CONCAT(&quot;$floor.B&quot;;TEXT([.B20];&quot;#&quot;))" office:value-type="string" office:string-value="$floor.B1" calcext:value-type="string">
            <text:p>$floor.B1</text:p>
          </table:table-cell>
          <table:table-cell/>
          <table:table-cell table:formula="of:=[.G20]/[.$R$3]" office:value-type="float" office:value="67.0024564132769" calcext:value-type="float">
            <text:p>67.00</text:p>
          </table:table-cell>
          <table:table-cell table:formula="of:=[.C20]/[.P20]*2" office:value-type="float" office:value="0.252348957114497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A</text:p>
          </table:table-cell>
          <table:table-cell office:value-type="float" office:value="3" calcext:value-type="float">
            <text:p>3</text:p>
          </table:table-cell>
          <table:table-cell table:formula="of:=[$east.S2]" office:value-type="float" office:value="9.2" calcext:value-type="float">
            <text:p>9.20</text:p>
          </table:table-cell>
          <table:table-cell table:formula="of:=INDIRECT([.N21])" office:value-type="float" office:value="3.302" calcext:value-type="float">
            <text:p>3.30</text:p>
          </table:table-cell>
          <table:table-cell table:formula="of:=[.D21]*[.C21]" office:value-type="float" office:value="30.3784" calcext:value-type="float">
            <text:p>30.3784</text:p>
          </table:table-cell>
          <table:table-cell table:formula="of:=0.65*[.E21]" office:value-type="float" office:value="19.74596" calcext:value-type="float">
            <text:p>19.75</text:p>
          </table:table-cell>
          <table:table-cell table:formula="of:=[$east.Q3]" office:value-type="float" office:value="68.7628178544" calcext:value-type="float">
            <text:p>68.76</text:p>
          </table:table-cell>
          <table:table-cell table:formula="of:=[.G21]*[.D21]/[.C21]-[.F21]/2" office:value-type="float" office:value="14.806892234264" calcext:value-type="float">
            <text:p>14.81</text:p>
          </table:table-cell>
          <table:table-cell table:formula="of:=-[.F21]/2-[.G21]*[.D21]/[.C21]" office:value-type="float" office:value="-34.552852234264" calcext:value-type="float">
            <text:p>-34.55</text:p>
          </table:table-cell>
          <table:table-cell table:formula="of:=IF([.H21]&gt;0;ROUNDUP([.H21];-1);&quot;-&quot;)" office:value-type="float" office:value="20" calcext:value-type="float">
            <text:p>20.00</text:p>
          </table:table-cell>
          <table:table-cell table:formula="of:=0.224809*[.H21]" office:value-type="float" office:value="3.32872263629266" calcext:value-type="float">
            <text:p>3.33</text:p>
          </table:table-cell>
          <table:table-cell table:formula="of:=IF([.K21]&gt;0;MROUND([.K21];1);&quot;-&quot;)" office:value-type="float" office:value="3" calcext:value-type="float">
            <text:p>3.00</text:p>
          </table:table-cell>
          <table:table-cell/>
          <table:table-cell table:formula="of:=COM.MICROSOFT.CONCAT(&quot;$floor.B&quot;;TEXT([.B21];&quot;#&quot;))" office:value-type="string" office:string-value="$floor.B3" calcext:value-type="string">
            <text:p>$floor.B3</text:p>
          </table:table-cell>
          <table:table-cell/>
          <table:table-cell table:formula="of:=[.G21]/[.$R$3]" office:value-type="float" office:value="32.2052125411963" calcext:value-type="float">
            <text:p>32.21</text:p>
          </table:table-cell>
          <table:table-cell table:formula="of:=[.C21]/[.P21]*2" office:value-type="float" office:value="0.571336083451183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B</text:p>
          </table:table-cell>
          <table:table-cell office:value-type="float" office:value="3" calcext:value-type="float">
            <text:p>3</text:p>
          </table:table-cell>
          <table:table-cell table:formula="of:=[$east.X2]" office:value-type="float" office:value="9.2" calcext:value-type="float">
            <text:p>9.20</text:p>
          </table:table-cell>
          <table:table-cell table:formula="of:=INDIRECT([.N22])" office:value-type="float" office:value="3.302" calcext:value-type="float">
            <text:p>3.30</text:p>
          </table:table-cell>
          <table:table-cell table:formula="of:=[.D22]*[.C22]" office:value-type="float" office:value="30.3784" calcext:value-type="float">
            <text:p>30.3784</text:p>
          </table:table-cell>
          <table:table-cell table:formula="of:=0.65*[.E22]" office:value-type="float" office:value="19.74596" calcext:value-type="float">
            <text:p>19.75</text:p>
          </table:table-cell>
          <table:table-cell table:formula="of:=[$east.V3]" office:value-type="float" office:value="21.5355045717" calcext:value-type="float">
            <text:p>21.54</text:p>
          </table:table-cell>
          <table:table-cell table:formula="of:=[.G22]*[.D22]/[.C22]-[.F22]/2" office:value-type="float" office:value="-2.14360651133115" calcext:value-type="float">
            <text:p>-2.14</text:p>
          </table:table-cell>
          <table:table-cell table:formula="of:=-[.F22]/2-[.G22]*[.D22]/[.C22]" office:value-type="float" office:value="-17.6023534886688" calcext:value-type="float">
            <text:p>-17.60</text:p>
          </table:table-cell>
          <table:table-cell table:formula="of:=IF([.H22]&gt;0;ROUNDUP([.H22];-1);&quot;-&quot;)" office:value-type="string" office:string-value="-" calcext:value-type="string">
            <text:p>-</text:p>
          </table:table-cell>
          <table:table-cell table:formula="of:=0.224809*[.H22]" office:value-type="float" office:value="-0.481902036205845" calcext:value-type="float">
            <text:p>-0.48</text:p>
          </table:table-cell>
          <table:table-cell table:formula="of:=IF([.K22]&gt;0;MROUND([.K22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22];&quot;#&quot;))" office:value-type="string" office:string-value="$floor.B3" calcext:value-type="string">
            <text:p>$floor.B3</text:p>
          </table:table-cell>
          <table:table-cell/>
          <table:table-cell table:formula="of:=[.G22]/[.$R$3]" office:value-type="float" office:value="10.0861995414739" calcext:value-type="float">
            <text:p>10.09</text:p>
          </table:table-cell>
          <table:table-cell table:formula="of:=[.C22]/[.P22]*2" office:value-type="float" office:value="1.82427483457374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C</text:p>
          </table:table-cell>
          <table:table-cell office:value-type="float" office:value="3" calcext:value-type="float">
            <text:p>3</text:p>
          </table:table-cell>
          <table:table-cell table:formula="of:=[$east.AC2]" office:value-type="float" office:value="5.9474" calcext:value-type="float">
            <text:p>5.95</text:p>
          </table:table-cell>
          <table:table-cell table:formula="of:=INDIRECT([.N23])" office:value-type="float" office:value="3.302" calcext:value-type="float">
            <text:p>3.30</text:p>
          </table:table-cell>
          <table:table-cell table:formula="of:=[.D23]*[.C23]" office:value-type="float" office:value="19.6383148" calcext:value-type="float">
            <text:p>19.6383148</text:p>
          </table:table-cell>
          <table:table-cell table:formula="of:=0.65*[.E23]" office:value-type="float" office:value="12.76490462" calcext:value-type="float">
            <text:p>12.76</text:p>
          </table:table-cell>
          <table:table-cell table:formula="of:=[$east.AA3]" office:value-type="float" office:value="59.3884478466" calcext:value-type="float">
            <text:p>59.39</text:p>
          </table:table-cell>
          <table:table-cell table:formula="of:=[.G23]*[.D23]/[.C23]-[.F23]/2" office:value-type="float" office:value="26.5900490837978" calcext:value-type="float">
            <text:p>26.59</text:p>
          </table:table-cell>
          <table:table-cell table:formula="of:=-[.F23]/2-[.G23]*[.D23]/[.C23]" office:value-type="float" office:value="-39.3549537037978" calcext:value-type="float">
            <text:p>-39.35</text:p>
          </table:table-cell>
          <table:table-cell table:formula="of:=IF([.H23]&gt;0;ROUNDUP([.H23];-1);&quot;-&quot;)" office:value-type="float" office:value="30" calcext:value-type="float">
            <text:p>30.00</text:p>
          </table:table-cell>
          <table:table-cell table:formula="of:=0.224809*[.H23]" office:value-type="float" office:value="5.97768234447951" calcext:value-type="float">
            <text:p>5.98</text:p>
          </table:table-cell>
          <table:table-cell table:formula="of:=IF([.K23]&gt;0;MROUND([.K23];1);&quot;-&quot;)" office:value-type="float" office:value="6" calcext:value-type="float">
            <text:p>6.00</text:p>
          </table:table-cell>
          <table:table-cell/>
          <table:table-cell table:formula="of:=COM.MICROSOFT.CONCAT(&quot;$floor.B&quot;;TEXT([.B23];&quot;#&quot;))" office:value-type="string" office:string-value="$floor.B3" calcext:value-type="string">
            <text:p>$floor.B3</text:p>
          </table:table-cell>
          <table:table-cell/>
          <table:table-cell table:formula="of:=[.G23]/[.$R$3]" office:value-type="float" office:value="27.8147063350621" calcext:value-type="float">
            <text:p>27.81</text:p>
          </table:table-cell>
          <table:table-cell table:formula="of:=[.C23]/[.P23]*2" office:value-type="float" office:value="0.427644277696575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A</text:p>
          </table:table-cell>
          <table:table-cell office:value-type="float" office:value="2" calcext:value-type="float">
            <text:p>2</text:p>
          </table:table-cell>
          <table:table-cell table:formula="of:=[$east.AH2]" office:value-type="float" office:value="9.2" calcext:value-type="float">
            <text:p>9.20</text:p>
          </table:table-cell>
          <table:table-cell table:formula="of:=INDIRECT([.N24])" office:value-type="float" office:value="3.3528" calcext:value-type="float">
            <text:p>3.35</text:p>
          </table:table-cell>
          <table:table-cell table:formula="of:=[.D24]*[.C24]" office:value-type="float" office:value="30.84576" calcext:value-type="float">
            <text:p>30.84576</text:p>
          </table:table-cell>
          <table:table-cell table:formula="of:=0.65*[.E24]" office:value-type="float" office:value="20.049744" calcext:value-type="float">
            <text:p>20.05</text:p>
          </table:table-cell>
          <table:table-cell table:formula="of:=[$east.AF3]" office:value-type="float" office:value="117.695067999" calcext:value-type="float">
            <text:p>117.70</text:p>
          </table:table-cell>
          <table:table-cell table:formula="of:=[.G24]*[.D24]/[.C24]-[.F24]/2" office:value-type="float" office:value="32.8673045203312" calcext:value-type="float">
            <text:p>32.87</text:p>
          </table:table-cell>
          <table:table-cell table:formula="of:=-[.F24]/2-[.G24]*[.D24]/[.C24]" office:value-type="float" office:value="-52.9170485203312" calcext:value-type="float">
            <text:p>-52.92</text:p>
          </table:table-cell>
          <table:table-cell table:formula="of:=IF([.H24]&gt;0;ROUNDUP([.H24];-1);&quot;-&quot;)" office:value-type="float" office:value="40" calcext:value-type="float">
            <text:p>40.00</text:p>
          </table:table-cell>
          <table:table-cell table:formula="of:=0.224809*[.H24]" office:value-type="float" office:value="7.38886586191114" calcext:value-type="float">
            <text:p>7.39</text:p>
          </table:table-cell>
          <table:table-cell table:formula="of:=IF([.K24]&gt;0;MROUND([.K24];1);&quot;-&quot;)" office:value-type="float" office:value="7" calcext:value-type="float">
            <text:p>7.00</text:p>
          </table:table-cell>
          <table:table-cell/>
          <table:table-cell table:formula="of:=COM.MICROSOFT.CONCAT(&quot;$floor.B&quot;;TEXT([.B24];&quot;#&quot;))" office:value-type="string" office:string-value="$floor.B2" calcext:value-type="string">
            <text:p>$floor.B2</text:p>
          </table:table-cell>
          <table:table-cell/>
          <table:table-cell table:formula="of:=[.G24]/[.$R$3]" office:value-type="float" office:value="55.1227363599934" calcext:value-type="float">
            <text:p>55.12</text:p>
          </table:table-cell>
          <table:table-cell table:formula="of:=[.C24]/[.P24]*2" office:value-type="float" office:value="0.33380055517988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B</text:p>
          </table:table-cell>
          <table:table-cell office:value-type="float" office:value="2" calcext:value-type="float">
            <text:p>2</text:p>
          </table:table-cell>
          <table:table-cell table:formula="of:=[$east.AM2]" office:value-type="float" office:value="9.2" calcext:value-type="float">
            <text:p>9.20</text:p>
          </table:table-cell>
          <table:table-cell table:formula="of:=INDIRECT([.N25])" office:value-type="float" office:value="3.3528" calcext:value-type="float">
            <text:p>3.35</text:p>
          </table:table-cell>
          <table:table-cell table:formula="of:=[.D25]*[.C25]" office:value-type="float" office:value="30.84576" calcext:value-type="float">
            <text:p>30.84576</text:p>
          </table:table-cell>
          <table:table-cell table:formula="of:=0.65*[.E25]" office:value-type="float" office:value="20.049744" calcext:value-type="float">
            <text:p>20.05</text:p>
          </table:table-cell>
          <table:table-cell table:formula="of:=[$east.AK3]" office:value-type="float" office:value="36.8603666058" calcext:value-type="float">
            <text:p>36.86</text:p>
          </table:table-cell>
          <table:table-cell table:formula="of:=[.G25]*[.D25]/[.C25]-[.F25]/2" office:value-type="float" office:value="3.40832769086155" calcext:value-type="float">
            <text:p>3.41</text:p>
          </table:table-cell>
          <table:table-cell table:formula="of:=-[.F25]/2-[.G25]*[.D25]/[.C25]" office:value-type="float" office:value="-23.4580716908615" calcext:value-type="float">
            <text:p>-23.46</text:p>
          </table:table-cell>
          <table:table-cell table:formula="of:=IF([.H25]&gt;0;ROUNDUP([.H25];-1);&quot;-&quot;)" office:value-type="float" office:value="10" calcext:value-type="float">
            <text:p>10.00</text:p>
          </table:table-cell>
          <table:table-cell table:formula="of:=0.224809*[.H25]" office:value-type="float" office:value="0.766222739854894" calcext:value-type="float">
            <text:p>0.77</text:p>
          </table:table-cell>
          <table:table-cell table:formula="of:=IF([.K25]&gt;0;MROUND([.K25];1);&quot;-&quot;)" office:value-type="float" office:value="1" calcext:value-type="float">
            <text:p>1.00</text:p>
          </table:table-cell>
          <table:table-cell/>
          <table:table-cell table:formula="of:=COM.MICROSOFT.CONCAT(&quot;$floor.B&quot;;TEXT([.B25];&quot;#&quot;))" office:value-type="string" office:string-value="$floor.B2" calcext:value-type="string">
            <text:p>$floor.B2</text:p>
          </table:table-cell>
          <table:table-cell/>
          <table:table-cell table:formula="of:=[.G25]/[.$R$3]" office:value-type="float" office:value="17.2636313916016" calcext:value-type="float">
            <text:p>17.26</text:p>
          </table:table-cell>
          <table:table-cell table:formula="of:=[.C25]/[.P25]*2" office:value-type="float" office:value="1.06582442492089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C</text:p>
          </table:table-cell>
          <table:table-cell office:value-type="float" office:value="2" calcext:value-type="float">
            <text:p>2</text:p>
          </table:table-cell>
          <table:table-cell table:formula="of:=[$east.AR2]" office:value-type="float" office:value="5.9474" calcext:value-type="float">
            <text:p>5.95</text:p>
          </table:table-cell>
          <table:table-cell table:formula="of:=INDIRECT([.N26])" office:value-type="float" office:value="3.3528" calcext:value-type="float">
            <text:p>3.35</text:p>
          </table:table-cell>
          <table:table-cell table:formula="of:=[.D26]*[.C26]" office:value-type="float" office:value="19.94044272" calcext:value-type="float">
            <text:p>19.94044272</text:p>
          </table:table-cell>
          <table:table-cell table:formula="of:=0.65*[.E26]" office:value-type="float" office:value="12.961287768" calcext:value-type="float">
            <text:p>12.96</text:p>
          </table:table-cell>
          <table:table-cell table:formula="of:=[$east.AP3]" office:value-type="float" office:value="101.649810548" calcext:value-type="float">
            <text:p>101.65</text:p>
          </table:table-cell>
          <table:table-cell table:formula="of:=[.G26]*[.D26]/[.C26]-[.F26]/2" office:value-type="float" office:value="50.8236377861978" calcext:value-type="float">
            <text:p>50.82</text:p>
          </table:table-cell>
          <table:table-cell table:formula="of:=-[.F26]/2-[.G26]*[.D26]/[.C26]" office:value-type="float" office:value="-63.7849255541978" calcext:value-type="float">
            <text:p>-63.78</text:p>
          </table:table-cell>
          <table:table-cell table:formula="of:=IF([.H26]&gt;0;ROUNDUP([.H26];-1);&quot;-&quot;)" office:value-type="float" office:value="60" calcext:value-type="float">
            <text:p>60.00</text:p>
          </table:table-cell>
          <table:table-cell table:formula="of:=0.224809*[.H26]" office:value-type="float" office:value="11.4256111870773" calcext:value-type="float">
            <text:p>11.43</text:p>
          </table:table-cell>
          <table:table-cell table:formula="of:=IF([.K26]&gt;0;MROUND([.K26];1);&quot;-&quot;)" office:value-type="float" office:value="11" calcext:value-type="float">
            <text:p>11.00</text:p>
          </table:table-cell>
          <table:table-cell/>
          <table:table-cell table:formula="of:=COM.MICROSOFT.CONCAT(&quot;$floor.B&quot;;TEXT([.B26];&quot;#&quot;))" office:value-type="string" office:string-value="$floor.B2" calcext:value-type="string">
            <text:p>$floor.B2</text:p>
          </table:table-cell>
          <table:table-cell/>
          <table:table-cell table:formula="of:=[.G26]/[.$R$3]" office:value-type="float" office:value="47.6079057784162" calcext:value-type="float">
            <text:p>47.61</text:p>
          </table:table-cell>
          <table:table-cell table:formula="of:=[.C26]/[.P26]*2" office:value-type="float" office:value="0.249849259393231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A</text:p>
          </table:table-cell>
          <table:table-cell office:value-type="float" office:value="1" calcext:value-type="float">
            <text:p>1</text:p>
          </table:table-cell>
          <table:table-cell table:formula="of:=[$east.AW2]" office:value-type="float" office:value="6.2" calcext:value-type="float">
            <text:p>6.20</text:p>
          </table:table-cell>
          <table:table-cell table:formula="of:=INDIRECT([.N27])" office:value-type="float" office:value="3.4544" calcext:value-type="float">
            <text:p>3.45</text:p>
          </table:table-cell>
          <table:table-cell table:formula="of:=[.D27]*[.C27]" office:value-type="float" office:value="21.41728" calcext:value-type="float">
            <text:p>21.41728</text:p>
          </table:table-cell>
          <table:table-cell table:formula="of:=0.65*[.E27]" office:value-type="float" office:value="13.921232" calcext:value-type="float">
            <text:p>13.92</text:p>
          </table:table-cell>
          <table:table-cell table:formula="of:=[$east.AU3]" office:value-type="float" office:value="118.864732078" calcext:value-type="float">
            <text:p>118.86</text:p>
          </table:table-cell>
          <table:table-cell table:formula="of:=[.G27]*[.D27]/[.C27]-[.F27]/2" office:value-type="float" office:value="59.2662114984263" calcext:value-type="float">
            <text:p>59.27</text:p>
          </table:table-cell>
          <table:table-cell table:formula="of:=-[.F27]/2-[.G27]*[.D27]/[.C27]" office:value-type="float" office:value="-73.1874434984263" calcext:value-type="float">
            <text:p>-73.19</text:p>
          </table:table-cell>
          <table:table-cell table:formula="of:=IF([.H27]&gt;0;ROUNDUP([.H27];-1);&quot;-&quot;)" office:value-type="float" office:value="60" calcext:value-type="float">
            <text:p>60.00</text:p>
          </table:table-cell>
          <table:table-cell table:formula="of:=0.224809*[.H27]" office:value-type="float" office:value="13.3235777407497" calcext:value-type="float">
            <text:p>13.32</text:p>
          </table:table-cell>
          <table:table-cell table:formula="of:=IF([.K27]&gt;0;MROUND([.K27];1);&quot;-&quot;)" office:value-type="float" office:value="13" calcext:value-type="float">
            <text:p>13.00</text:p>
          </table:table-cell>
          <table:table-cell/>
          <table:table-cell table:formula="of:=COM.MICROSOFT.CONCAT(&quot;$floor.B&quot;;TEXT([.B27];&quot;#&quot;))" office:value-type="string" office:string-value="$floor.B1" calcext:value-type="string">
            <text:p>$floor.B1</text:p>
          </table:table-cell>
          <table:table-cell/>
          <table:table-cell table:formula="of:=[.G27]/[.$R$3]" office:value-type="float" office:value="55.6705510284638" calcext:value-type="float">
            <text:p>55.67</text:p>
          </table:table-cell>
          <table:table-cell table:formula="of:=[.C27]/[.P27]*2" office:value-type="float" office:value="0.222738948527023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B</text:p>
          </table:table-cell>
          <table:table-cell office:value-type="float" office:value="1" calcext:value-type="float">
            <text:p>1</text:p>
          </table:table-cell>
          <table:table-cell table:formula="of:=[$east.BB2]" office:value-type="float" office:value="9.2" calcext:value-type="float">
            <text:p>9.20</text:p>
          </table:table-cell>
          <table:table-cell table:formula="of:=INDIRECT([.N28])" office:value-type="float" office:value="3.4544" calcext:value-type="float">
            <text:p>3.45</text:p>
          </table:table-cell>
          <table:table-cell table:formula="of:=[.D28]*[.C28]" office:value-type="float" office:value="31.78048" calcext:value-type="float">
            <text:p>31.78048</text:p>
          </table:table-cell>
          <table:table-cell table:formula="of:=0.65*[.E28]" office:value-type="float" office:value="20.657312" calcext:value-type="float">
            <text:p>20.66</text:p>
          </table:table-cell>
          <table:table-cell table:formula="of:=[$east.AZ3]" office:value-type="float" office:value="8.08952407212" calcext:value-type="float">
            <text:p>8.09</text:p>
          </table:table-cell>
          <table:table-cell table:formula="of:=[.G28]*[.D28]/[.C28]-[.F28]/2" office:value-type="float" office:value="-7.2912155701379" calcext:value-type="float">
            <text:p>-7.29</text:p>
          </table:table-cell>
          <table:table-cell table:formula="of:=-[.F28]/2-[.G28]*[.D28]/[.C28]" office:value-type="float" office:value="-13.3660964298621" calcext:value-type="float">
            <text:p>-13.37</text:p>
          </table:table-cell>
          <table:table-cell table:formula="of:=IF([.H28]&gt;0;ROUNDUP([.H28];-1);&quot;-&quot;)" office:value-type="string" office:string-value="-" calcext:value-type="string">
            <text:p>-</text:p>
          </table:table-cell>
          <table:table-cell table:formula="of:=0.224809*[.H28]" office:value-type="float" office:value="-1.63913088110713" calcext:value-type="float">
            <text:p>-1.64</text:p>
          </table:table-cell>
          <table:table-cell table:formula="of:=IF([.K28]&gt;0;MROUND([.K28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28];&quot;#&quot;))" office:value-type="string" office:string-value="$floor.B1" calcext:value-type="string">
            <text:p>$floor.B1</text:p>
          </table:table-cell>
          <table:table-cell/>
          <table:table-cell table:formula="of:=[.G28]/[.$R$3]" office:value-type="float" office:value="3.78874586919037" calcext:value-type="float">
            <text:p>3.79</text:p>
          </table:table-cell>
          <table:table-cell table:formula="of:=[.C28]/[.P28]*2" office:value-type="float" office:value="4.85648830385447" calcext:value-type="float">
            <text:p>4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C</text:p>
          </table:table-cell>
          <table:table-cell office:value-type="float" office:value="1" calcext:value-type="float">
            <text:p>1</text:p>
          </table:table-cell>
          <table:table-cell table:formula="of:=[$east.BG2]" office:value-type="float" office:value="9.2" calcext:value-type="float">
            <text:p>9.20</text:p>
          </table:table-cell>
          <table:table-cell table:formula="of:=INDIRECT([.N29])" office:value-type="float" office:value="3.4544" calcext:value-type="float">
            <text:p>3.45</text:p>
          </table:table-cell>
          <table:table-cell table:formula="of:=[.D29]*[.C29]" office:value-type="float" office:value="31.78048" calcext:value-type="float">
            <text:p>31.78048</text:p>
          </table:table-cell>
          <table:table-cell table:formula="of:=0.65*[.E29]" office:value-type="float" office:value="20.657312" calcext:value-type="float">
            <text:p>20.66</text:p>
          </table:table-cell>
          <table:table-cell table:formula="of:=[$east.BE3]" office:value-type="float" office:value="133.136458913" calcext:value-type="float">
            <text:p>133.14</text:p>
          </table:table-cell>
          <table:table-cell table:formula="of:=[.G29]*[.D29]/[.C29]-[.F29]/2" office:value-type="float" office:value="39.6611900509856" calcext:value-type="float">
            <text:p>39.66</text:p>
          </table:table-cell>
          <table:table-cell table:formula="of:=-[.F29]/2-[.G29]*[.D29]/[.C29]" office:value-type="float" office:value="-60.3185020509856" calcext:value-type="float">
            <text:p>-60.32</text:p>
          </table:table-cell>
          <table:table-cell table:formula="of:=IF([.H29]&gt;0;ROUNDUP([.H29];-1);&quot;-&quot;)" office:value-type="float" office:value="40" calcext:value-type="float">
            <text:p>40.00</text:p>
          </table:table-cell>
          <table:table-cell table:formula="of:=0.224809*[.H29]" office:value-type="float" office:value="8.91619247417202" calcext:value-type="float">
            <text:p>8.92</text:p>
          </table:table-cell>
          <table:table-cell table:formula="of:=IF([.K29]&gt;0;MROUND([.K29];1);&quot;-&quot;)" office:value-type="float" office:value="9" calcext:value-type="float">
            <text:p>9.00</text:p>
          </table:table-cell>
          <table:table-cell/>
          <table:table-cell table:formula="of:=COM.MICROSOFT.CONCAT(&quot;$floor.B&quot;;TEXT([.B29];&quot;#&quot;))" office:value-type="string" office:string-value="$floor.B1" calcext:value-type="string">
            <text:p>$floor.B1</text:p>
          </table:table-cell>
          <table:table-cell/>
          <table:table-cell table:formula="of:=[.G29]/[.$R$3]" office:value-type="float" office:value="62.3547447597953" calcext:value-type="float">
            <text:p>62.35</text:p>
          </table:table-cell>
          <table:table-cell table:formula="of:=[.C29]/[.P29]*2" office:value-type="float" office:value="0.295085804149804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3A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N30])" office:value-type="float" office:value="3.302" calcext:value-type="float">
            <text:p>3.30</text:p>
          </table:table-cell>
          <table:table-cell table:formula="of:=[.D30]*[.C30]" office:value-type="float" office:value="30.3784" calcext:value-type="float">
            <text:p>30.3784</text:p>
          </table:table-cell>
          <table:table-cell table:formula="of:=0.65*[.E30]" office:value-type="float" office:value="19.74596" calcext:value-type="float">
            <text:p>19.75</text:p>
          </table:table-cell>
          <table:table-cell office:value-type="float" office:value="68.7628178544" calcext:value-type="float">
            <text:p>68.76</text:p>
          </table:table-cell>
          <table:table-cell table:formula="of:=[.G30]*[.D30]/[.C30]-[.F30]/2" office:value-type="float" office:value="14.806892234264" calcext:value-type="float">
            <text:p>14.81</text:p>
          </table:table-cell>
          <table:table-cell table:formula="of:=-[.F30]/2-[.G30]*[.D30]/[.C30]" office:value-type="float" office:value="-34.552852234264" calcext:value-type="float">
            <text:p>-34.55</text:p>
          </table:table-cell>
          <table:table-cell table:formula="of:=IF([.H30]&gt;0;ROUNDUP([.H30];-1);&quot;-&quot;)" office:value-type="float" office:value="20" calcext:value-type="float">
            <text:p>20.00</text:p>
          </table:table-cell>
          <table:table-cell table:formula="of:=0.224809*[.H30]" office:value-type="float" office:value="3.32872263629266" calcext:value-type="float">
            <text:p>3.33</text:p>
          </table:table-cell>
          <table:table-cell table:formula="of:=IF([.K30]&gt;0;MROUND([.K30];1);&quot;-&quot;)" office:value-type="float" office:value="3" calcext:value-type="float">
            <text:p>3.00</text:p>
          </table:table-cell>
          <table:table-cell/>
          <table:table-cell table:formula="of:=COM.MICROSOFT.CONCAT(&quot;$floor.B&quot;;TEXT([.B30];&quot;#&quot;))" office:value-type="string" office:string-value="$floor.B3" calcext:value-type="string">
            <text:p>$floor.B3</text:p>
          </table:table-cell>
          <table:table-cell/>
          <table:table-cell table:formula="of:=[.G30]/[.$R$3]" office:value-type="float" office:value="32.2052125411963" calcext:value-type="float">
            <text:p>32.21</text:p>
          </table:table-cell>
          <table:table-cell table:formula="of:=[.C30]/[.P30]*2" office:value-type="float" office:value="0.571336083451183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3B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N31])" office:value-type="float" office:value="3.302" calcext:value-type="float">
            <text:p>3.30</text:p>
          </table:table-cell>
          <table:table-cell table:formula="of:=[.D31]*[.C31]" office:value-type="float" office:value="30.3784" calcext:value-type="float">
            <text:p>30.3784</text:p>
          </table:table-cell>
          <table:table-cell table:formula="of:=0.65*[.E31]" office:value-type="float" office:value="19.74596" calcext:value-type="float">
            <text:p>19.75</text:p>
          </table:table-cell>
          <table:table-cell office:value-type="float" office:value="21.5355045717" calcext:value-type="float">
            <text:p>21.54</text:p>
          </table:table-cell>
          <table:table-cell table:formula="of:=[.G31]*[.D31]/[.C31]-[.F31]/2" office:value-type="float" office:value="-2.14360651133115" calcext:value-type="float">
            <text:p>-2.14</text:p>
          </table:table-cell>
          <table:table-cell table:formula="of:=-[.F31]/2-[.G31]*[.D31]/[.C31]" office:value-type="float" office:value="-17.6023534886688" calcext:value-type="float">
            <text:p>-17.60</text:p>
          </table:table-cell>
          <table:table-cell table:formula="of:=IF([.H31]&gt;0;ROUNDUP([.H31];-1);&quot;-&quot;)" office:value-type="string" office:string-value="-" calcext:value-type="string">
            <text:p>-</text:p>
          </table:table-cell>
          <table:table-cell table:formula="of:=0.224809*[.H31]" office:value-type="float" office:value="-0.481902036205845" calcext:value-type="float">
            <text:p>-0.48</text:p>
          </table:table-cell>
          <table:table-cell table:formula="of:=IF([.K31]&gt;0;MROUND([.K31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31];&quot;#&quot;))" office:value-type="string" office:string-value="$floor.B3" calcext:value-type="string">
            <text:p>$floor.B3</text:p>
          </table:table-cell>
          <table:table-cell/>
          <table:table-cell table:formula="of:=[.G31]/[.$R$3]" office:value-type="float" office:value="10.0861995414739" calcext:value-type="float">
            <text:p>10.09</text:p>
          </table:table-cell>
          <table:table-cell table:formula="of:=[.C31]/[.P31]*2" office:value-type="float" office:value="1.82427483457374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3C</text:p>
          </table:table-cell>
          <table:table-cell office:value-type="float" office:value="3" calcext:value-type="float">
            <text:p>3</text:p>
          </table:table-cell>
          <table:table-cell office:value-type="float" office:value="5.9474" calcext:value-type="float">
            <text:p>5.95</text:p>
          </table:table-cell>
          <table:table-cell table:formula="of:=INDIRECT([.N32])" office:value-type="float" office:value="3.302" calcext:value-type="float">
            <text:p>3.30</text:p>
          </table:table-cell>
          <table:table-cell table:formula="of:=[.D32]*[.C32]" office:value-type="float" office:value="19.6383148" calcext:value-type="float">
            <text:p>19.6383148</text:p>
          </table:table-cell>
          <table:table-cell table:formula="of:=0.65*[.E32]" office:value-type="float" office:value="12.76490462" calcext:value-type="float">
            <text:p>12.76</text:p>
          </table:table-cell>
          <table:table-cell office:value-type="float" office:value="59.3884478466" calcext:value-type="float">
            <text:p>59.39</text:p>
          </table:table-cell>
          <table:table-cell table:formula="of:=[.G32]*[.D32]/[.C32]-[.F32]/2" office:value-type="float" office:value="26.5900490837978" calcext:value-type="float">
            <text:p>26.59</text:p>
          </table:table-cell>
          <table:table-cell table:formula="of:=-[.F32]/2-[.G32]*[.D32]/[.C32]" office:value-type="float" office:value="-39.3549537037978" calcext:value-type="float">
            <text:p>-39.35</text:p>
          </table:table-cell>
          <table:table-cell table:formula="of:=IF([.H32]&gt;0;ROUNDUP([.H32];-1);&quot;-&quot;)" office:value-type="float" office:value="30" calcext:value-type="float">
            <text:p>30.00</text:p>
          </table:table-cell>
          <table:table-cell table:formula="of:=0.224809*[.H32]" office:value-type="float" office:value="5.97768234447951" calcext:value-type="float">
            <text:p>5.98</text:p>
          </table:table-cell>
          <table:table-cell table:formula="of:=IF([.K32]&gt;0;MROUND([.K32];1);&quot;-&quot;)" office:value-type="float" office:value="6" calcext:value-type="float">
            <text:p>6.00</text:p>
          </table:table-cell>
          <table:table-cell/>
          <table:table-cell table:formula="of:=COM.MICROSOFT.CONCAT(&quot;$floor.B&quot;;TEXT([.B32];&quot;#&quot;))" office:value-type="string" office:string-value="$floor.B3" calcext:value-type="string">
            <text:p>$floor.B3</text:p>
          </table:table-cell>
          <table:table-cell/>
          <table:table-cell table:formula="of:=[.G32]/[.$R$3]" office:value-type="float" office:value="27.8147063350621" calcext:value-type="float">
            <text:p>27.81</text:p>
          </table:table-cell>
          <table:table-cell table:formula="of:=[.C32]/[.P32]*2" office:value-type="float" office:value="0.427644277696575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2A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N33])" office:value-type="float" office:value="3.3528" calcext:value-type="float">
            <text:p>3.35</text:p>
          </table:table-cell>
          <table:table-cell table:formula="of:=[.D33]*[.C33]" office:value-type="float" office:value="30.84576" calcext:value-type="float">
            <text:p>30.84576</text:p>
          </table:table-cell>
          <table:table-cell table:formula="of:=0.65*[.E33]" office:value-type="float" office:value="20.049744" calcext:value-type="float">
            <text:p>20.05</text:p>
          </table:table-cell>
          <table:table-cell office:value-type="float" office:value="117.695067999" calcext:value-type="float">
            <text:p>117.70</text:p>
          </table:table-cell>
          <table:table-cell table:formula="of:=[.G33]*[.D33]/[.C33]-[.F33]/2" office:value-type="float" office:value="32.8673045203312" calcext:value-type="float">
            <text:p>32.87</text:p>
          </table:table-cell>
          <table:table-cell table:formula="of:=-[.F33]/2-[.G33]*[.D33]/[.C33]" office:value-type="float" office:value="-52.9170485203312" calcext:value-type="float">
            <text:p>-52.92</text:p>
          </table:table-cell>
          <table:table-cell table:formula="of:=IF([.H33]&gt;0;ROUNDUP([.H33];-1);&quot;-&quot;)" office:value-type="float" office:value="40" calcext:value-type="float">
            <text:p>40.00</text:p>
          </table:table-cell>
          <table:table-cell table:formula="of:=0.224809*[.H33]" office:value-type="float" office:value="7.38886586191114" calcext:value-type="float">
            <text:p>7.39</text:p>
          </table:table-cell>
          <table:table-cell table:formula="of:=IF([.K33]&gt;0;MROUND([.K33];1);&quot;-&quot;)" office:value-type="float" office:value="7" calcext:value-type="float">
            <text:p>7.00</text:p>
          </table:table-cell>
          <table:table-cell/>
          <table:table-cell table:formula="of:=COM.MICROSOFT.CONCAT(&quot;$floor.B&quot;;TEXT([.B33];&quot;#&quot;))" office:value-type="string" office:string-value="$floor.B2" calcext:value-type="string">
            <text:p>$floor.B2</text:p>
          </table:table-cell>
          <table:table-cell/>
          <table:table-cell table:formula="of:=[.G33]/[.$R$3]" office:value-type="float" office:value="55.1227363599934" calcext:value-type="float">
            <text:p>55.12</text:p>
          </table:table-cell>
          <table:table-cell table:formula="of:=[.C33]/[.P33]*2" office:value-type="float" office:value="0.33380055517988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2B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N34])" office:value-type="float" office:value="3.3528" calcext:value-type="float">
            <text:p>3.35</text:p>
          </table:table-cell>
          <table:table-cell table:formula="of:=[.D34]*[.C34]" office:value-type="float" office:value="30.84576" calcext:value-type="float">
            <text:p>30.84576</text:p>
          </table:table-cell>
          <table:table-cell table:formula="of:=0.65*[.E34]" office:value-type="float" office:value="20.049744" calcext:value-type="float">
            <text:p>20.05</text:p>
          </table:table-cell>
          <table:table-cell office:value-type="float" office:value="36.8603666058" calcext:value-type="float">
            <text:p>36.86</text:p>
          </table:table-cell>
          <table:table-cell table:formula="of:=[.G34]*[.D34]/[.C34]-[.F34]/2" office:value-type="float" office:value="3.40832769086155" calcext:value-type="float">
            <text:p>3.41</text:p>
          </table:table-cell>
          <table:table-cell table:formula="of:=-[.F34]/2-[.G34]*[.D34]/[.C34]" office:value-type="float" office:value="-23.4580716908615" calcext:value-type="float">
            <text:p>-23.46</text:p>
          </table:table-cell>
          <table:table-cell table:formula="of:=IF([.H34]&gt;0;ROUNDUP([.H34];-1);&quot;-&quot;)" office:value-type="float" office:value="10" calcext:value-type="float">
            <text:p>10.00</text:p>
          </table:table-cell>
          <table:table-cell table:formula="of:=0.224809*[.H34]" office:value-type="float" office:value="0.766222739854894" calcext:value-type="float">
            <text:p>0.77</text:p>
          </table:table-cell>
          <table:table-cell table:formula="of:=IF([.K34]&gt;0;MROUND([.K34];1);&quot;-&quot;)" office:value-type="float" office:value="1" calcext:value-type="float">
            <text:p>1.00</text:p>
          </table:table-cell>
          <table:table-cell/>
          <table:table-cell table:formula="of:=COM.MICROSOFT.CONCAT(&quot;$floor.B&quot;;TEXT([.B34];&quot;#&quot;))" office:value-type="string" office:string-value="$floor.B2" calcext:value-type="string">
            <text:p>$floor.B2</text:p>
          </table:table-cell>
          <table:table-cell/>
          <table:table-cell table:formula="of:=[.G34]/[.$R$3]" office:value-type="float" office:value="17.2636313916016" calcext:value-type="float">
            <text:p>17.26</text:p>
          </table:table-cell>
          <table:table-cell table:formula="of:=[.C34]/[.P34]*2" office:value-type="float" office:value="1.06582442492089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2C</text:p>
          </table:table-cell>
          <table:table-cell office:value-type="float" office:value="2" calcext:value-type="float">
            <text:p>2</text:p>
          </table:table-cell>
          <table:table-cell office:value-type="float" office:value="5.9474" calcext:value-type="float">
            <text:p>5.95</text:p>
          </table:table-cell>
          <table:table-cell table:formula="of:=INDIRECT([.N35])" office:value-type="float" office:value="3.3528" calcext:value-type="float">
            <text:p>3.35</text:p>
          </table:table-cell>
          <table:table-cell table:formula="of:=[.D35]*[.C35]" office:value-type="float" office:value="19.94044272" calcext:value-type="float">
            <text:p>19.94044272</text:p>
          </table:table-cell>
          <table:table-cell table:formula="of:=0.65*[.E35]" office:value-type="float" office:value="12.961287768" calcext:value-type="float">
            <text:p>12.96</text:p>
          </table:table-cell>
          <table:table-cell office:value-type="float" office:value="101.649810548" calcext:value-type="float">
            <text:p>101.65</text:p>
          </table:table-cell>
          <table:table-cell table:formula="of:=[.G35]*[.D35]/[.C35]-[.F35]/2" office:value-type="float" office:value="50.8236377861978" calcext:value-type="float">
            <text:p>50.82</text:p>
          </table:table-cell>
          <table:table-cell table:formula="of:=-[.F35]/2-[.G35]*[.D35]/[.C35]" office:value-type="float" office:value="-63.7849255541978" calcext:value-type="float">
            <text:p>-63.78</text:p>
          </table:table-cell>
          <table:table-cell table:formula="of:=IF([.H35]&gt;0;ROUNDUP([.H35];-1);&quot;-&quot;)" office:value-type="float" office:value="60" calcext:value-type="float">
            <text:p>60.00</text:p>
          </table:table-cell>
          <table:table-cell table:formula="of:=0.224809*[.H35]" office:value-type="float" office:value="11.4256111870773" calcext:value-type="float">
            <text:p>11.43</text:p>
          </table:table-cell>
          <table:table-cell table:formula="of:=IF([.K35]&gt;0;MROUND([.K35];1);&quot;-&quot;)" office:value-type="float" office:value="11" calcext:value-type="float">
            <text:p>11.00</text:p>
          </table:table-cell>
          <table:table-cell/>
          <table:table-cell table:formula="of:=COM.MICROSOFT.CONCAT(&quot;$floor.B&quot;;TEXT([.B35];&quot;#&quot;))" office:value-type="string" office:string-value="$floor.B2" calcext:value-type="string">
            <text:p>$floor.B2</text:p>
          </table:table-cell>
          <table:table-cell/>
          <table:table-cell table:formula="of:=[.G35]/[.$R$3]" office:value-type="float" office:value="47.6079057784162" calcext:value-type="float">
            <text:p>47.61</text:p>
          </table:table-cell>
          <table:table-cell table:formula="of:=[.C35]/[.P35]*2" office:value-type="float" office:value="0.249849259393231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A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0</text:p>
          </table:table-cell>
          <table:table-cell table:formula="of:=INDIRECT([.N36])" office:value-type="float" office:value="3.4544" calcext:value-type="float">
            <text:p>3.45</text:p>
          </table:table-cell>
          <table:table-cell table:formula="of:=[.D36]*[.C36]" office:value-type="float" office:value="21.41728" calcext:value-type="float">
            <text:p>21.41728</text:p>
          </table:table-cell>
          <table:table-cell table:formula="of:=0.65*[.E36]" office:value-type="float" office:value="13.921232" calcext:value-type="float">
            <text:p>13.92</text:p>
          </table:table-cell>
          <table:table-cell office:value-type="float" office:value="118.864732078" calcext:value-type="float">
            <text:p>118.86</text:p>
          </table:table-cell>
          <table:table-cell table:formula="of:=[.G36]*[.D36]/[.C36]-[.F36]/2" office:value-type="float" office:value="59.2662114984263" calcext:value-type="float">
            <text:p>59.27</text:p>
          </table:table-cell>
          <table:table-cell table:formula="of:=-[.F36]/2-[.G36]*[.D36]/[.C36]" office:value-type="float" office:value="-73.1874434984263" calcext:value-type="float">
            <text:p>-73.19</text:p>
          </table:table-cell>
          <table:table-cell table:formula="of:=IF([.H36]&gt;0;ROUNDUP([.H36];-1);&quot;-&quot;)" office:value-type="float" office:value="60" calcext:value-type="float">
            <text:p>60.00</text:p>
          </table:table-cell>
          <table:table-cell table:formula="of:=0.224809*[.H36]" office:value-type="float" office:value="13.3235777407497" calcext:value-type="float">
            <text:p>13.32</text:p>
          </table:table-cell>
          <table:table-cell table:formula="of:=IF([.K36]&gt;0;MROUND([.K36];1);&quot;-&quot;)" office:value-type="float" office:value="13" calcext:value-type="float">
            <text:p>13.00</text:p>
          </table:table-cell>
          <table:table-cell/>
          <table:table-cell table:formula="of:=COM.MICROSOFT.CONCAT(&quot;$floor.B&quot;;TEXT([.B36];&quot;#&quot;))" office:value-type="string" office:string-value="$floor.B1" calcext:value-type="string">
            <text:p>$floor.B1</text:p>
          </table:table-cell>
          <table:table-cell/>
          <table:table-cell table:formula="of:=[.G36]/[.$R$3]" office:value-type="float" office:value="55.6705510284638" calcext:value-type="float">
            <text:p>55.67</text:p>
          </table:table-cell>
          <table:table-cell table:formula="of:=[.C36]/[.P36]*2" office:value-type="float" office:value="0.222738948527023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B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0</text:p>
          </table:table-cell>
          <table:table-cell table:formula="of:=INDIRECT([.N37])" office:value-type="float" office:value="3.4544" calcext:value-type="float">
            <text:p>3.45</text:p>
          </table:table-cell>
          <table:table-cell table:formula="of:=[.D37]*[.C37]" office:value-type="float" office:value="31.78048" calcext:value-type="float">
            <text:p>31.78048</text:p>
          </table:table-cell>
          <table:table-cell table:formula="of:=0.65*[.E37]" office:value-type="float" office:value="20.657312" calcext:value-type="float">
            <text:p>20.66</text:p>
          </table:table-cell>
          <table:table-cell office:value-type="float" office:value="8.08952407212" calcext:value-type="float">
            <text:p>8.09</text:p>
          </table:table-cell>
          <table:table-cell table:formula="of:=[.G37]*[.D37]/[.C37]-[.F37]/2" office:value-type="float" office:value="-7.2912155701379" calcext:value-type="float">
            <text:p>-7.29</text:p>
          </table:table-cell>
          <table:table-cell table:formula="of:=-[.F37]/2-[.G37]*[.D37]/[.C37]" office:value-type="float" office:value="-13.3660964298621" calcext:value-type="float">
            <text:p>-13.37</text:p>
          </table:table-cell>
          <table:table-cell table:formula="of:=IF([.H37]&gt;0;ROUNDUP([.H37];-1);&quot;-&quot;)" office:value-type="string" office:string-value="-" calcext:value-type="string">
            <text:p>-</text:p>
          </table:table-cell>
          <table:table-cell table:formula="of:=0.224809*[.H37]" office:value-type="float" office:value="-1.63913088110713" calcext:value-type="float">
            <text:p>-1.64</text:p>
          </table:table-cell>
          <table:table-cell table:formula="of:=IF([.K37]&gt;0;MROUND([.K37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37];&quot;#&quot;))" office:value-type="string" office:string-value="$floor.B1" calcext:value-type="string">
            <text:p>$floor.B1</text:p>
          </table:table-cell>
          <table:table-cell/>
          <table:table-cell table:formula="of:=[.G37]/[.$R$3]" office:value-type="float" office:value="3.78874586919037" calcext:value-type="float">
            <text:p>3.79</text:p>
          </table:table-cell>
          <table:table-cell table:formula="of:=[.C37]/[.P37]*2" office:value-type="float" office:value="4.85648830385447" calcext:value-type="float">
            <text:p>4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C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0</text:p>
          </table:table-cell>
          <table:table-cell table:formula="of:=INDIRECT([.N38])" office:value-type="float" office:value="3.4544" calcext:value-type="float">
            <text:p>3.45</text:p>
          </table:table-cell>
          <table:table-cell table:formula="of:=[.D38]*[.C38]" office:value-type="float" office:value="31.78048" calcext:value-type="float">
            <text:p>31.78048</text:p>
          </table:table-cell>
          <table:table-cell table:formula="of:=0.65*[.E38]" office:value-type="float" office:value="20.657312" calcext:value-type="float">
            <text:p>20.66</text:p>
          </table:table-cell>
          <table:table-cell office:value-type="float" office:value="133.136458913" calcext:value-type="float">
            <text:p>133.14</text:p>
          </table:table-cell>
          <table:table-cell table:formula="of:=[.G38]*[.D38]/[.C38]-[.F38]/2" office:value-type="float" office:value="39.6611900509856" calcext:value-type="float">
            <text:p>39.66</text:p>
          </table:table-cell>
          <table:table-cell table:formula="of:=-[.F38]/2-[.G38]*[.D38]/[.C38]" office:value-type="float" office:value="-60.3185020509856" calcext:value-type="float">
            <text:p>-60.32</text:p>
          </table:table-cell>
          <table:table-cell table:formula="of:=IF([.H38]&gt;0;ROUNDUP([.H38];-1);&quot;-&quot;)" office:value-type="float" office:value="40" calcext:value-type="float">
            <text:p>40.00</text:p>
          </table:table-cell>
          <table:table-cell table:formula="of:=0.224809*[.H38]" office:value-type="float" office:value="8.91619247417202" calcext:value-type="float">
            <text:p>8.92</text:p>
          </table:table-cell>
          <table:table-cell table:formula="of:=IF([.K38]&gt;0;MROUND([.K38];1);&quot;-&quot;)" office:value-type="float" office:value="9" calcext:value-type="float">
            <text:p>9.00</text:p>
          </table:table-cell>
          <table:table-cell/>
          <table:table-cell table:formula="of:=COM.MICROSOFT.CONCAT(&quot;$floor.B&quot;;TEXT([.B38];&quot;#&quot;))" office:value-type="string" office:string-value="$floor.B1" calcext:value-type="string">
            <text:p>$floor.B1</text:p>
          </table:table-cell>
          <table:table-cell/>
          <table:table-cell table:formula="of:=[.G38]/[.$R$3]" office:value-type="float" office:value="62.3547447597953" calcext:value-type="float">
            <text:p>62.35</text:p>
          </table:table-cell>
          <table:table-cell table:formula="of:=[.C38]/[.P38]*2" office:value-type="float" office:value="0.295085804149804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3A</text:p>
          </table:table-cell>
          <table:table-cell office:value-type="float" office:value="3" calcext:value-type="float">
            <text:p>3</text:p>
          </table:table-cell>
          <table:table-cell table:formula="of:=[$courtyard.S2]" office:value-type="float" office:value="9.2" calcext:value-type="float">
            <text:p>9.20</text:p>
          </table:table-cell>
          <table:table-cell table:formula="of:=INDIRECT([.N39])" office:value-type="float" office:value="3.302" calcext:value-type="float">
            <text:p>3.30</text:p>
          </table:table-cell>
          <table:table-cell table:formula="of:=[.D39]*[.C39]" office:value-type="float" office:value="30.3784" calcext:value-type="float">
            <text:p>30.3784</text:p>
          </table:table-cell>
          <table:table-cell table:formula="of:=0.65*[.E39]" office:value-type="float" office:value="19.74596" calcext:value-type="float">
            <text:p>19.75</text:p>
          </table:table-cell>
          <table:table-cell table:formula="of:=[$courtyard.Q3]" office:value-type="float" office:value="30.35" calcext:value-type="float">
            <text:p>30.35</text:p>
          </table:table-cell>
          <table:table-cell table:formula="of:=[.G39]*[.D39]/[.C39]-[.F39]/2" office:value-type="float" office:value="1.02003086956522" calcext:value-type="float">
            <text:p>1.02</text:p>
          </table:table-cell>
          <table:table-cell table:formula="of:=-[.F39]/2-[.G39]*[.D39]/[.C39]" office:value-type="float" office:value="-20.7659908695652" calcext:value-type="float">
            <text:p>-20.77</text:p>
          </table:table-cell>
          <table:table-cell table:formula="of:=IF([.H39]&gt;0;ROUNDUP([.H39];-1);&quot;-&quot;)" office:value-type="float" office:value="10" calcext:value-type="float">
            <text:p>10.00</text:p>
          </table:table-cell>
          <table:table-cell table:formula="of:=0.224809*[.H39]" office:value-type="float" office:value="0.229312119756088" calcext:value-type="float">
            <text:p>0.23</text:p>
          </table:table-cell>
          <table:table-cell table:formula="of:=IF([.K39]&gt;0;MROUND([.K39];1);&quot;-&quot;)" office:value-type="float" office:value="0" calcext:value-type="float">
            <text:p>0.00</text:p>
          </table:table-cell>
          <table:table-cell/>
          <table:table-cell table:formula="of:=COM.MICROSOFT.CONCAT(&quot;$floor.B&quot;;TEXT([.B39];&quot;#&quot;))" office:value-type="string" office:string-value="$floor.B3" calcext:value-type="string">
            <text:p>$floor.B3</text:p>
          </table:table-cell>
          <table:table-cell/>
          <table:table-cell table:formula="of:=[.G39]/[.$R$3]" office:value-type="float" office:value="14.2144872930446" calcext:value-type="float">
            <text:p>14.21</text:p>
          </table:table-cell>
          <table:table-cell table:formula="of:=[.C39]/[.P39]*2" office:value-type="float" office:value="1.29445400461285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3B</text:p>
          </table:table-cell>
          <table:table-cell office:value-type="float" office:value="3" calcext:value-type="float">
            <text:p>3</text:p>
          </table:table-cell>
          <table:table-cell table:formula="of:=[$courtyard.X2]" office:value-type="float" office:value="9.2" calcext:value-type="float">
            <text:p>9.20</text:p>
          </table:table-cell>
          <table:table-cell table:formula="of:=INDIRECT([.N40])" office:value-type="float" office:value="3.302" calcext:value-type="float">
            <text:p>3.30</text:p>
          </table:table-cell>
          <table:table-cell table:formula="of:=[.D40]*[.C40]" office:value-type="float" office:value="30.3784" calcext:value-type="float">
            <text:p>30.3784</text:p>
          </table:table-cell>
          <table:table-cell table:formula="of:=0.65*[.E40]" office:value-type="float" office:value="19.74596" calcext:value-type="float">
            <text:p>19.75</text:p>
          </table:table-cell>
          <table:table-cell table:formula="of:=[$courtyard.V3]" office:value-type="float" office:value="4.77" calcext:value-type="float">
            <text:p>4.77</text:p>
          </table:table-cell>
          <table:table-cell table:formula="of:=[.G40]*[.D40]/[.C40]-[.F40]/2" office:value-type="float" office:value="-8.1609647826087" calcext:value-type="float">
            <text:p>-8.16</text:p>
          </table:table-cell>
          <table:table-cell table:formula="of:=-[.F40]/2-[.G40]*[.D40]/[.C40]" office:value-type="float" office:value="-11.5849952173913" calcext:value-type="float">
            <text:p>-11.58</text:p>
          </table:table-cell>
          <table:table-cell table:formula="of:=IF([.H40]&gt;0;ROUNDUP([.H40];-1);&quot;-&quot;)" office:value-type="string" office:string-value="-" calcext:value-type="string">
            <text:p>-</text:p>
          </table:table-cell>
          <table:table-cell table:formula="of:=0.224809*[.H40]" office:value-type="float" office:value="-1.83465833181348" calcext:value-type="float">
            <text:p>-1.83</text:p>
          </table:table-cell>
          <table:table-cell table:formula="of:=IF([.K40]&gt;0;MROUND([.K40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0];&quot;#&quot;))" office:value-type="string" office:string-value="$floor.B3" calcext:value-type="string">
            <text:p>$floor.B3</text:p>
          </table:table-cell>
          <table:table-cell/>
          <table:table-cell table:formula="of:=[.G40]/[.$R$3]" office:value-type="float" office:value="2.23403968328905" calcext:value-type="float">
            <text:p>2.23</text:p>
          </table:table-cell>
          <table:table-cell table:formula="of:=[.C40]/[.P40]*2" office:value-type="float" office:value="8.23620105660377" calcext:value-type="float">
            <text:p>8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3C</text:p>
          </table:table-cell>
          <table:table-cell office:value-type="float" office:value="3" calcext:value-type="float">
            <text:p>3</text:p>
          </table:table-cell>
          <table:table-cell table:formula="of:=[$courtyard.AC2]" office:value-type="float" office:value="9.2" calcext:value-type="float">
            <text:p>9.20</text:p>
          </table:table-cell>
          <table:table-cell table:formula="of:=INDIRECT([.N41])" office:value-type="float" office:value="3.302" calcext:value-type="float">
            <text:p>3.30</text:p>
          </table:table-cell>
          <table:table-cell table:formula="of:=[.D41]*[.C41]" office:value-type="float" office:value="30.3784" calcext:value-type="float">
            <text:p>30.3784</text:p>
          </table:table-cell>
          <table:table-cell table:formula="of:=0.65*[.E41]" office:value-type="float" office:value="19.74596" calcext:value-type="float">
            <text:p>19.75</text:p>
          </table:table-cell>
          <table:table-cell table:formula="of:=[$courtyard.AA3]" office:value-type="float" office:value="59.25" calcext:value-type="float">
            <text:p>59.25</text:p>
          </table:table-cell>
          <table:table-cell table:formula="of:=[.G41]*[.D41]/[.C41]-[.F41]/2" office:value-type="float" office:value="11.392617826087" calcext:value-type="float">
            <text:p>11.39</text:p>
          </table:table-cell>
          <table:table-cell table:formula="of:=-[.F41]/2-[.G41]*[.D41]/[.C41]" office:value-type="float" office:value="-31.138577826087" calcext:value-type="float">
            <text:p>-31.14</text:p>
          </table:table-cell>
          <table:table-cell table:formula="of:=IF([.H41]&gt;0;ROUNDUP([.H41];-1);&quot;-&quot;)" office:value-type="float" office:value="20" calcext:value-type="float">
            <text:p>20.00</text:p>
          </table:table-cell>
          <table:table-cell table:formula="of:=0.224809*[.H41]" office:value-type="float" office:value="2.56116302086478" calcext:value-type="float">
            <text:p>2.56</text:p>
          </table:table-cell>
          <table:table-cell table:formula="of:=IF([.K41]&gt;0;MROUND([.K41];1);&quot;-&quot;)" office:value-type="float" office:value="3" calcext:value-type="float">
            <text:p>3.00</text:p>
          </table:table-cell>
          <table:table-cell/>
          <table:table-cell table:formula="of:=COM.MICROSOFT.CONCAT(&quot;$floor.B&quot;;TEXT([.B41];&quot;#&quot;))" office:value-type="string" office:string-value="$floor.B3" calcext:value-type="string">
            <text:p>$floor.B3</text:p>
          </table:table-cell>
          <table:table-cell/>
          <table:table-cell table:formula="of:=[.G41]/[.$R$3]" office:value-type="float" office:value="27.74986399054" calcext:value-type="float">
            <text:p>27.75</text:p>
          </table:table-cell>
          <table:table-cell table:formula="of:=[.C41]/[.P41]*2" office:value-type="float" office:value="0.663066312911392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2A</text:p>
          </table:table-cell>
          <table:table-cell office:value-type="float" office:value="2" calcext:value-type="float">
            <text:p>2</text:p>
          </table:table-cell>
          <table:table-cell table:formula="of:=[$courtyard.AH2]" office:value-type="float" office:value="9.2" calcext:value-type="float">
            <text:p>9.20</text:p>
          </table:table-cell>
          <table:table-cell table:formula="of:=INDIRECT([.N42])" office:value-type="float" office:value="3.3528" calcext:value-type="float">
            <text:p>3.35</text:p>
          </table:table-cell>
          <table:table-cell table:formula="of:=[.D42]*[.C42]" office:value-type="float" office:value="30.84576" calcext:value-type="float">
            <text:p>30.84576</text:p>
          </table:table-cell>
          <table:table-cell table:formula="of:=0.65*[.E42]" office:value-type="float" office:value="20.049744" calcext:value-type="float">
            <text:p>20.05</text:p>
          </table:table-cell>
          <table:table-cell table:formula="of:=[$courtyard.AF3]" office:value-type="float" office:value="54.41" calcext:value-type="float">
            <text:p>54.41</text:p>
          </table:table-cell>
          <table:table-cell table:formula="of:=[.G42]*[.D42]/[.C42]-[.F42]/2" office:value-type="float" office:value="9.80402452173913" calcext:value-type="float">
            <text:p>9.80</text:p>
          </table:table-cell>
          <table:table-cell table:formula="of:=-[.F42]/2-[.G42]*[.D42]/[.C42]" office:value-type="float" office:value="-29.8537685217391" calcext:value-type="float">
            <text:p>-29.85</text:p>
          </table:table-cell>
          <table:table-cell table:formula="of:=IF([.H42]&gt;0;ROUNDUP([.H42];-1);&quot;-&quot;)" office:value-type="float" office:value="10" calcext:value-type="float">
            <text:p>10.00</text:p>
          </table:table-cell>
          <table:table-cell table:formula="of:=0.224809*[.H42]" office:value-type="float" office:value="2.20403294870765" calcext:value-type="float">
            <text:p>2.20</text:p>
          </table:table-cell>
          <table:table-cell table:formula="of:=IF([.K42]&gt;0;MROUND([.K42];1);&quot;-&quot;)" office:value-type="float" office:value="2" calcext:value-type="float">
            <text:p>2.00</text:p>
          </table:table-cell>
          <table:table-cell/>
          <table:table-cell table:formula="of:=COM.MICROSOFT.CONCAT(&quot;$floor.B&quot;;TEXT([.B42];&quot;#&quot;))" office:value-type="string" office:string-value="$floor.B2" calcext:value-type="string">
            <text:p>$floor.B2</text:p>
          </table:table-cell>
          <table:table-cell/>
          <table:table-cell table:formula="of:=[.G42]/[.$R$3]" office:value-type="float" office:value="25.4830396578107" calcext:value-type="float">
            <text:p>25.48</text:p>
          </table:table-cell>
          <table:table-cell table:formula="of:=[.C42]/[.P42]*2" office:value-type="float" office:value="0.72204887042823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2B</text:p>
          </table:table-cell>
          <table:table-cell office:value-type="float" office:value="2" calcext:value-type="float">
            <text:p>2</text:p>
          </table:table-cell>
          <table:table-cell table:formula="of:=[$courtyard.AM2]" office:value-type="float" office:value="9.2" calcext:value-type="float">
            <text:p>9.20</text:p>
          </table:table-cell>
          <table:table-cell table:formula="of:=INDIRECT([.N43])" office:value-type="float" office:value="3.3528" calcext:value-type="float">
            <text:p>3.35</text:p>
          </table:table-cell>
          <table:table-cell table:formula="of:=[.D43]*[.C43]" office:value-type="float" office:value="30.84576" calcext:value-type="float">
            <text:p>30.84576</text:p>
          </table:table-cell>
          <table:table-cell table:formula="of:=0.65*[.E43]" office:value-type="float" office:value="20.049744" calcext:value-type="float">
            <text:p>20.05</text:p>
          </table:table-cell>
          <table:table-cell table:formula="of:=[$courtyard.AK3]" office:value-type="float" office:value="8.56" calcext:value-type="float">
            <text:p>8.56</text:p>
          </table:table-cell>
          <table:table-cell table:formula="of:=[.G43]*[.D43]/[.C43]-[.F43]/2" office:value-type="float" office:value="-6.90531026086957" calcext:value-type="float">
            <text:p>-6.91</text:p>
          </table:table-cell>
          <table:table-cell table:formula="of:=-[.F43]/2-[.G43]*[.D43]/[.C43]" office:value-type="float" office:value="-13.1444337391304" calcext:value-type="float">
            <text:p>-13.14</text:p>
          </table:table-cell>
          <table:table-cell table:formula="of:=IF([.H43]&gt;0;ROUNDUP([.H43];-1);&quot;-&quot;)" office:value-type="string" office:string-value="-" calcext:value-type="string">
            <text:p>-</text:p>
          </table:table-cell>
          <table:table-cell table:formula="of:=0.224809*[.H43]" office:value-type="float" office:value="-1.55237589443583" calcext:value-type="float">
            <text:p>-1.55</text:p>
          </table:table-cell>
          <table:table-cell table:formula="of:=IF([.K43]&gt;0;MROUND([.K43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3];&quot;#&quot;))" office:value-type="string" office:string-value="$floor.B2" calcext:value-type="string">
            <text:p>$floor.B2</text:p>
          </table:table-cell>
          <table:table-cell/>
          <table:table-cell table:formula="of:=[.G43]/[.$R$3]" office:value-type="float" office:value="4.00909427441389" calcext:value-type="float">
            <text:p>4.01</text:p>
          </table:table-cell>
          <table:table-cell table:formula="of:=[.C43]/[.P43]*2" office:value-type="float" office:value="4.58956530841121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2C</text:p>
          </table:table-cell>
          <table:table-cell office:value-type="float" office:value="2" calcext:value-type="float">
            <text:p>2</text:p>
          </table:table-cell>
          <table:table-cell table:formula="of:=[$courtyard.AR2]" office:value-type="float" office:value="9.2" calcext:value-type="float">
            <text:p>9.20</text:p>
          </table:table-cell>
          <table:table-cell table:formula="of:=INDIRECT([.N44])" office:value-type="float" office:value="3.3528" calcext:value-type="float">
            <text:p>3.35</text:p>
          </table:table-cell>
          <table:table-cell table:formula="of:=[.D44]*[.C44]" office:value-type="float" office:value="30.84576" calcext:value-type="float">
            <text:p>30.84576</text:p>
          </table:table-cell>
          <table:table-cell table:formula="of:=0.65*[.E44]" office:value-type="float" office:value="20.049744" calcext:value-type="float">
            <text:p>20.05</text:p>
          </table:table-cell>
          <table:table-cell table:formula="of:=[$courtyard.AP3]" office:value-type="float" office:value="106.22" calcext:value-type="float">
            <text:p>106.22</text:p>
          </table:table-cell>
          <table:table-cell table:formula="of:=[.G44]*[.D44]/[.C44]-[.F44]/2" office:value-type="float" office:value="28.6853906086957" calcext:value-type="float">
            <text:p>28.69</text:p>
          </table:table-cell>
          <table:table-cell table:formula="of:=-[.F44]/2-[.G44]*[.D44]/[.C44]" office:value-type="float" office:value="-48.7351346086957" calcext:value-type="float">
            <text:p>-48.74</text:p>
          </table:table-cell>
          <table:table-cell table:formula="of:=IF([.H44]&gt;0;ROUNDUP([.H44];-1);&quot;-&quot;)" office:value-type="float" office:value="30" calcext:value-type="float">
            <text:p>30.00</text:p>
          </table:table-cell>
          <table:table-cell table:formula="of:=0.224809*[.H44]" office:value-type="float" office:value="6.44873397735026" calcext:value-type="float">
            <text:p>6.45</text:p>
          </table:table-cell>
          <table:table-cell table:formula="of:=IF([.K44]&gt;0;MROUND([.K44];1);&quot;-&quot;)" office:value-type="float" office:value="6" calcext:value-type="float">
            <text:p>6.00</text:p>
          </table:table-cell>
          <table:table-cell/>
          <table:table-cell table:formula="of:=COM.MICROSOFT.CONCAT(&quot;$floor.B&quot;;TEXT([.B44];&quot;#&quot;))" office:value-type="string" office:string-value="$floor.B2" calcext:value-type="string">
            <text:p>$floor.B2</text:p>
          </table:table-cell>
          <table:table-cell/>
          <table:table-cell table:formula="of:=[.G44]/[.$R$3]" office:value-type="float" office:value="49.7483637649817" calcext:value-type="float">
            <text:p>49.75</text:p>
          </table:table-cell>
          <table:table-cell table:formula="of:=[.C44]/[.P44]*2" office:value-type="float" office:value="0.36986141065712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A</text:p>
          </table:table-cell>
          <table:table-cell office:value-type="float" office:value="1" calcext:value-type="float">
            <text:p>1</text:p>
          </table:table-cell>
          <table:table-cell table:formula="of:=[$courtyard.AW2]" office:value-type="float" office:value="4.87" calcext:value-type="float">
            <text:p>4.87</text:p>
          </table:table-cell>
          <table:table-cell table:formula="of:=INDIRECT([.N45])" office:value-type="float" office:value="3.4544" calcext:value-type="float">
            <text:p>3.45</text:p>
          </table:table-cell>
          <table:table-cell table:formula="of:=[.D45]*[.C45]" office:value-type="float" office:value="16.822928" calcext:value-type="float">
            <text:p>16.822928</text:p>
          </table:table-cell>
          <table:table-cell table:formula="of:=0.65*[.E45]" office:value-type="float" office:value="10.9349032" calcext:value-type="float">
            <text:p>10.93</text:p>
          </table:table-cell>
          <table:table-cell table:formula="of:=[$courtyard.AU3]" office:value-type="float" office:value="79.02" calcext:value-type="float">
            <text:p>79.02</text:p>
          </table:table-cell>
          <table:table-cell table:formula="of:=[.G45]*[.D45]/[.C45]-[.F45]/2" office:value-type="float" office:value="50.5832030201232" calcext:value-type="float">
            <text:p>50.58</text:p>
          </table:table-cell>
          <table:table-cell table:formula="of:=-[.F45]/2-[.G45]*[.D45]/[.C45]" office:value-type="float" office:value="-61.5181062201232" calcext:value-type="float">
            <text:p>-61.52</text:p>
          </table:table-cell>
          <table:table-cell table:formula="of:=IF([.H45]&gt;0;ROUNDUP([.H45];-1);&quot;-&quot;)" office:value-type="float" office:value="60" calcext:value-type="float">
            <text:p>60.00</text:p>
          </table:table-cell>
          <table:table-cell table:formula="of:=0.224809*[.H45]" office:value-type="float" office:value="11.3715592877509" calcext:value-type="float">
            <text:p>11.37</text:p>
          </table:table-cell>
          <table:table-cell table:formula="of:=IF([.K45]&gt;0;MROUND([.K45];1);&quot;-&quot;)" office:value-type="float" office:value="11" calcext:value-type="float">
            <text:p>11.00</text:p>
          </table:table-cell>
          <table:table-cell/>
          <table:table-cell table:formula="of:=COM.MICROSOFT.CONCAT(&quot;$floor.B&quot;;TEXT([.B45];&quot;#&quot;))" office:value-type="string" office:string-value="$floor.B1" calcext:value-type="string">
            <text:p>$floor.B1</text:p>
          </table:table-cell>
          <table:table-cell/>
          <table:table-cell table:formula="of:=[.G45]/[.$R$3]" office:value-type="float" office:value="37.0091856967506" calcext:value-type="float">
            <text:p>37.01</text:p>
          </table:table-cell>
          <table:table-cell table:formula="of:=[.C45]/[.P45]*2" office:value-type="float" office:value="0.263177906150342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B</text:p>
          </table:table-cell>
          <table:table-cell office:value-type="float" office:value="1" calcext:value-type="float">
            <text:p>1</text:p>
          </table:table-cell>
          <table:table-cell table:formula="of:=[$courtyard.BB2]" office:value-type="float" office:value="9.2" calcext:value-type="float">
            <text:p>9.20</text:p>
          </table:table-cell>
          <table:table-cell table:formula="of:=INDIRECT([.N46])" office:value-type="float" office:value="3.4544" calcext:value-type="float">
            <text:p>3.45</text:p>
          </table:table-cell>
          <table:table-cell table:formula="of:=[.D46]*[.C46]" office:value-type="float" office:value="31.78048" calcext:value-type="float">
            <text:p>31.78048</text:p>
          </table:table-cell>
          <table:table-cell table:formula="of:=0.65*[.E46]" office:value-type="float" office:value="20.657312" calcext:value-type="float">
            <text:p>20.66</text:p>
          </table:table-cell>
          <table:table-cell table:formula="of:=[$courtyard.AZ3]" office:value-type="float" office:value="12.43" calcext:value-type="float">
            <text:p>12.43</text:p>
          </table:table-cell>
          <table:table-cell table:formula="of:=[.G46]*[.D46]/[.C46]-[.F46]/2" office:value-type="float" office:value="-5.6614612173913" calcext:value-type="float">
            <text:p>-5.66</text:p>
          </table:table-cell>
          <table:table-cell table:formula="of:=-[.F46]/2-[.G46]*[.D46]/[.C46]" office:value-type="float" office:value="-14.9958507826087" calcext:value-type="float">
            <text:p>-15.00</text:p>
          </table:table-cell>
          <table:table-cell table:formula="of:=IF([.H46]&gt;0;ROUNDUP([.H46];-1);&quot;-&quot;)" office:value-type="string" office:string-value="-" calcext:value-type="string">
            <text:p>-</text:p>
          </table:table-cell>
          <table:table-cell table:formula="of:=0.224809*[.H46]" office:value-type="float" office:value="-1.27274743482052" calcext:value-type="float">
            <text:p>-1.27</text:p>
          </table:table-cell>
          <table:table-cell table:formula="of:=IF([.K46]&gt;0;MROUND([.K46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6];&quot;#&quot;))" office:value-type="string" office:string-value="$floor.B1" calcext:value-type="string">
            <text:p>$floor.B1</text:p>
          </table:table-cell>
          <table:table-cell/>
          <table:table-cell table:formula="of:=[.G46]/[.$R$3]" office:value-type="float" office:value="5.82161703632764" calcext:value-type="float">
            <text:p>5.82</text:p>
          </table:table-cell>
          <table:table-cell table:formula="of:=[.C46]/[.P46]*2" office:value-type="float" office:value="3.16063387288817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1C</text:p>
          </table:table-cell>
          <table:table-cell office:value-type="float" office:value="1" calcext:value-type="float">
            <text:p>1</text:p>
          </table:table-cell>
          <table:table-cell table:formula="of:=[$courtyard.BG2]" office:value-type="float" office:value="9.2" calcext:value-type="float">
            <text:p>9.20</text:p>
          </table:table-cell>
          <table:table-cell table:formula="of:=INDIRECT([.N47])" office:value-type="float" office:value="3.4544" calcext:value-type="float">
            <text:p>3.45</text:p>
          </table:table-cell>
          <table:table-cell table:formula="of:=[.D47]*[.C47]" office:value-type="float" office:value="31.78048" calcext:value-type="float">
            <text:p>31.78048</text:p>
          </table:table-cell>
          <table:table-cell table:formula="of:=0.65*[.E47]" office:value-type="float" office:value="20.657312" calcext:value-type="float">
            <text:p>20.66</text:p>
          </table:table-cell>
          <table:table-cell table:formula="of:=[$courtyard.BE3]" office:value-type="float" office:value="154.27" calcext:value-type="float">
            <text:p>154.27</text:p>
          </table:table-cell>
          <table:table-cell table:formula="of:=[.G47]*[.D47]/[.C47]-[.F47]/2" office:value-type="float" office:value="47.5963753043478" calcext:value-type="float">
            <text:p>47.60</text:p>
          </table:table-cell>
          <table:table-cell table:formula="of:=-[.F47]/2-[.G47]*[.D47]/[.C47]" office:value-type="float" office:value="-68.2536873043478" calcext:value-type="float">
            <text:p>-68.25</text:p>
          </table:table-cell>
          <table:table-cell table:formula="of:=IF([.H47]&gt;0;ROUNDUP([.H47];-1);&quot;-&quot;)" office:value-type="float" office:value="50" calcext:value-type="float">
            <text:p>50.00</text:p>
          </table:table-cell>
          <table:table-cell table:formula="of:=0.224809*[.H47]" office:value-type="float" office:value="10.7000935357951" calcext:value-type="float">
            <text:p>10.70</text:p>
          </table:table-cell>
          <table:table-cell table:formula="of:=IF([.K47]&gt;0;MROUND([.K47];1);&quot;-&quot;)" office:value-type="float" office:value="11" calcext:value-type="float">
            <text:p>11.00</text:p>
          </table:table-cell>
          <table:table-cell/>
          <table:table-cell table:formula="of:=COM.MICROSOFT.CONCAT(&quot;$floor.B&quot;;TEXT([.B47];&quot;#&quot;))" office:value-type="string" office:string-value="$floor.B1" calcext:value-type="string">
            <text:p>$floor.B1</text:p>
          </table:table-cell>
          <table:table-cell/>
          <table:table-cell table:formula="of:=[.G47]/[.$R$3]" office:value-type="float" office:value="72.2526838450736" calcext:value-type="float">
            <text:p>72.25</text:p>
          </table:table-cell>
          <table:table-cell table:formula="of:=[.C47]/[.P47]*2" office:value-type="float" office:value="0.25466182044467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3A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N48])" office:value-type="float" office:value="3.302" calcext:value-type="float">
            <text:p>3.30</text:p>
          </table:table-cell>
          <table:table-cell table:formula="of:=[.D48]*[.C48]" office:value-type="float" office:value="30.3784" calcext:value-type="float">
            <text:p>30.3784</text:p>
          </table:table-cell>
          <table:table-cell table:formula="of:=0.65*[.E48]" office:value-type="float" office:value="19.74596" calcext:value-type="float">
            <text:p>19.75</text:p>
          </table:table-cell>
          <table:table-cell office:value-type="float" office:value="30.35" calcext:value-type="float">
            <text:p>30.35</text:p>
          </table:table-cell>
          <table:table-cell table:formula="of:=[.G48]*[.D48]/[.C48]-[.F48]/2" office:value-type="float" office:value="1.02003086956522" calcext:value-type="float">
            <text:p>1.02</text:p>
          </table:table-cell>
          <table:table-cell table:formula="of:=-[.F48]/2-[.G48]*[.D48]/[.C48]" office:value-type="float" office:value="-20.7659908695652" calcext:value-type="float">
            <text:p>-20.77</text:p>
          </table:table-cell>
          <table:table-cell table:formula="of:=IF([.H48]&gt;0;ROUNDUP([.H48];-1);&quot;-&quot;)" office:value-type="float" office:value="10" calcext:value-type="float">
            <text:p>10.00</text:p>
          </table:table-cell>
          <table:table-cell table:formula="of:=0.224809*[.H48]" office:value-type="float" office:value="0.229312119756088" calcext:value-type="float">
            <text:p>0.23</text:p>
          </table:table-cell>
          <table:table-cell table:formula="of:=IF([.K48]&gt;0;MROUND([.K48];1);&quot;-&quot;)" office:value-type="float" office:value="0" calcext:value-type="float">
            <text:p>0.00</text:p>
          </table:table-cell>
          <table:table-cell/>
          <table:table-cell table:formula="of:=COM.MICROSOFT.CONCAT(&quot;$floor.B&quot;;TEXT([.B48];&quot;#&quot;))" office:value-type="string" office:string-value="$floor.B3" calcext:value-type="string">
            <text:p>$floor.B3</text:p>
          </table:table-cell>
          <table:table-cell/>
          <table:table-cell table:formula="of:=[.G48]/[.$R$3]" office:value-type="float" office:value="14.2144872930446" calcext:value-type="float">
            <text:p>14.21</text:p>
          </table:table-cell>
          <table:table-cell table:formula="of:=[.C48]/[.P48]*2" office:value-type="float" office:value="1.29445400461285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3B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N49])" office:value-type="float" office:value="3.302" calcext:value-type="float">
            <text:p>3.30</text:p>
          </table:table-cell>
          <table:table-cell table:formula="of:=[.D49]*[.C49]" office:value-type="float" office:value="30.3784" calcext:value-type="float">
            <text:p>30.3784</text:p>
          </table:table-cell>
          <table:table-cell table:formula="of:=0.65*[.E49]" office:value-type="float" office:value="19.74596" calcext:value-type="float">
            <text:p>19.75</text:p>
          </table:table-cell>
          <table:table-cell office:value-type="float" office:value="4.77" calcext:value-type="float">
            <text:p>4.77</text:p>
          </table:table-cell>
          <table:table-cell table:formula="of:=[.G49]*[.D49]/[.C49]-[.F49]/2" office:value-type="float" office:value="-8.1609647826087" calcext:value-type="float">
            <text:p>-8.16</text:p>
          </table:table-cell>
          <table:table-cell table:formula="of:=-[.F49]/2-[.G49]*[.D49]/[.C49]" office:value-type="float" office:value="-11.5849952173913" calcext:value-type="float">
            <text:p>-11.58</text:p>
          </table:table-cell>
          <table:table-cell table:formula="of:=IF([.H49]&gt;0;ROUNDUP([.H49];-1);&quot;-&quot;)" office:value-type="string" office:string-value="-" calcext:value-type="string">
            <text:p>-</text:p>
          </table:table-cell>
          <table:table-cell table:formula="of:=0.224809*[.H49]" office:value-type="float" office:value="-1.83465833181348" calcext:value-type="float">
            <text:p>-1.83</text:p>
          </table:table-cell>
          <table:table-cell table:formula="of:=IF([.K49]&gt;0;MROUND([.K49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9];&quot;#&quot;))" office:value-type="string" office:string-value="$floor.B3" calcext:value-type="string">
            <text:p>$floor.B3</text:p>
          </table:table-cell>
          <table:table-cell/>
          <table:table-cell table:formula="of:=[.G49]/[.$R$3]" office:value-type="float" office:value="2.23403968328905" calcext:value-type="float">
            <text:p>2.23</text:p>
          </table:table-cell>
          <table:table-cell table:formula="of:=[.C49]/[.P49]*2" office:value-type="float" office:value="8.23620105660377" calcext:value-type="float">
            <text:p>8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3C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N50])" office:value-type="float" office:value="3.302" calcext:value-type="float">
            <text:p>3.30</text:p>
          </table:table-cell>
          <table:table-cell table:formula="of:=[.D50]*[.C50]" office:value-type="float" office:value="30.3784" calcext:value-type="float">
            <text:p>30.3784</text:p>
          </table:table-cell>
          <table:table-cell table:formula="of:=0.65*[.E50]" office:value-type="float" office:value="19.74596" calcext:value-type="float">
            <text:p>19.75</text:p>
          </table:table-cell>
          <table:table-cell office:value-type="float" office:value="59.25" calcext:value-type="float">
            <text:p>59.25</text:p>
          </table:table-cell>
          <table:table-cell table:formula="of:=[.G50]*[.D50]/[.C50]-[.F50]/2" office:value-type="float" office:value="11.392617826087" calcext:value-type="float">
            <text:p>11.39</text:p>
          </table:table-cell>
          <table:table-cell table:formula="of:=-[.F50]/2-[.G50]*[.D50]/[.C50]" office:value-type="float" office:value="-31.138577826087" calcext:value-type="float">
            <text:p>-31.14</text:p>
          </table:table-cell>
          <table:table-cell table:formula="of:=IF([.H50]&gt;0;ROUNDUP([.H50];-1);&quot;-&quot;)" office:value-type="float" office:value="20" calcext:value-type="float">
            <text:p>20.00</text:p>
          </table:table-cell>
          <table:table-cell table:formula="of:=0.224809*[.H50]" office:value-type="float" office:value="2.56116302086478" calcext:value-type="float">
            <text:p>2.56</text:p>
          </table:table-cell>
          <table:table-cell table:formula="of:=IF([.K50]&gt;0;MROUND([.K50];1);&quot;-&quot;)" office:value-type="float" office:value="3" calcext:value-type="float">
            <text:p>3.00</text:p>
          </table:table-cell>
          <table:table-cell/>
          <table:table-cell table:formula="of:=COM.MICROSOFT.CONCAT(&quot;$floor.B&quot;;TEXT([.B50];&quot;#&quot;))" office:value-type="string" office:string-value="$floor.B3" calcext:value-type="string">
            <text:p>$floor.B3</text:p>
          </table:table-cell>
          <table:table-cell/>
          <table:table-cell table:formula="of:=[.G50]/[.$R$3]" office:value-type="float" office:value="27.74986399054" calcext:value-type="float">
            <text:p>27.75</text:p>
          </table:table-cell>
          <table:table-cell table:formula="of:=[.C50]/[.P50]*2" office:value-type="float" office:value="0.663066312911392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2A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N51])" office:value-type="float" office:value="3.3528" calcext:value-type="float">
            <text:p>3.35</text:p>
          </table:table-cell>
          <table:table-cell table:formula="of:=[.D51]*[.C51]" office:value-type="float" office:value="30.84576" calcext:value-type="float">
            <text:p>30.84576</text:p>
          </table:table-cell>
          <table:table-cell table:formula="of:=0.65*[.E51]" office:value-type="float" office:value="20.049744" calcext:value-type="float">
            <text:p>20.05</text:p>
          </table:table-cell>
          <table:table-cell office:value-type="float" office:value="54.41" calcext:value-type="float">
            <text:p>54.41</text:p>
          </table:table-cell>
          <table:table-cell table:formula="of:=[.G51]*[.D51]/[.C51]-[.F51]/2" office:value-type="float" office:value="9.80402452173913" calcext:value-type="float">
            <text:p>9.80</text:p>
          </table:table-cell>
          <table:table-cell table:formula="of:=-[.F51]/2-[.G51]*[.D51]/[.C51]" office:value-type="float" office:value="-29.8537685217391" calcext:value-type="float">
            <text:p>-29.85</text:p>
          </table:table-cell>
          <table:table-cell table:formula="of:=IF([.H51]&gt;0;ROUNDUP([.H51];-1);&quot;-&quot;)" office:value-type="float" office:value="10" calcext:value-type="float">
            <text:p>10.00</text:p>
          </table:table-cell>
          <table:table-cell table:formula="of:=0.224809*[.H51]" office:value-type="float" office:value="2.20403294870765" calcext:value-type="float">
            <text:p>2.20</text:p>
          </table:table-cell>
          <table:table-cell table:formula="of:=IF([.K51]&gt;0;MROUND([.K51];1);&quot;-&quot;)" office:value-type="float" office:value="2" calcext:value-type="float">
            <text:p>2.00</text:p>
          </table:table-cell>
          <table:table-cell/>
          <table:table-cell table:formula="of:=COM.MICROSOFT.CONCAT(&quot;$floor.B&quot;;TEXT([.B51];&quot;#&quot;))" office:value-type="string" office:string-value="$floor.B2" calcext:value-type="string">
            <text:p>$floor.B2</text:p>
          </table:table-cell>
          <table:table-cell/>
          <table:table-cell table:formula="of:=[.G51]/[.$R$3]" office:value-type="float" office:value="25.4830396578107" calcext:value-type="float">
            <text:p>25.48</text:p>
          </table:table-cell>
          <table:table-cell table:formula="of:=[.C51]/[.P51]*2" office:value-type="float" office:value="0.72204887042823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2B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N52])" office:value-type="float" office:value="3.3528" calcext:value-type="float">
            <text:p>3.35</text:p>
          </table:table-cell>
          <table:table-cell table:formula="of:=[.D52]*[.C52]" office:value-type="float" office:value="30.84576" calcext:value-type="float">
            <text:p>30.84576</text:p>
          </table:table-cell>
          <table:table-cell table:formula="of:=0.65*[.E52]" office:value-type="float" office:value="20.049744" calcext:value-type="float">
            <text:p>20.05</text:p>
          </table:table-cell>
          <table:table-cell office:value-type="float" office:value="8.56" calcext:value-type="float">
            <text:p>8.56</text:p>
          </table:table-cell>
          <table:table-cell table:formula="of:=[.G52]*[.D52]/[.C52]-[.F52]/2" office:value-type="float" office:value="-6.90531026086957" calcext:value-type="float">
            <text:p>-6.91</text:p>
          </table:table-cell>
          <table:table-cell table:formula="of:=-[.F52]/2-[.G52]*[.D52]/[.C52]" office:value-type="float" office:value="-13.1444337391304" calcext:value-type="float">
            <text:p>-13.14</text:p>
          </table:table-cell>
          <table:table-cell table:formula="of:=IF([.H52]&gt;0;ROUNDUP([.H52];-1);&quot;-&quot;)" office:value-type="string" office:string-value="-" calcext:value-type="string">
            <text:p>-</text:p>
          </table:table-cell>
          <table:table-cell table:formula="of:=0.224809*[.H52]" office:value-type="float" office:value="-1.55237589443583" calcext:value-type="float">
            <text:p>-1.55</text:p>
          </table:table-cell>
          <table:table-cell table:formula="of:=IF([.K52]&gt;0;MROUND([.K52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2];&quot;#&quot;))" office:value-type="string" office:string-value="$floor.B2" calcext:value-type="string">
            <text:p>$floor.B2</text:p>
          </table:table-cell>
          <table:table-cell/>
          <table:table-cell table:formula="of:=[.G52]/[.$R$3]" office:value-type="float" office:value="4.00909427441389" calcext:value-type="float">
            <text:p>4.01</text:p>
          </table:table-cell>
          <table:table-cell table:formula="of:=[.C52]/[.P52]*2" office:value-type="float" office:value="4.58956530841121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2C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N53])" office:value-type="float" office:value="3.3528" calcext:value-type="float">
            <text:p>3.35</text:p>
          </table:table-cell>
          <table:table-cell table:formula="of:=[.D53]*[.C53]" office:value-type="float" office:value="30.84576" calcext:value-type="float">
            <text:p>30.84576</text:p>
          </table:table-cell>
          <table:table-cell table:formula="of:=0.65*[.E53]" office:value-type="float" office:value="20.049744" calcext:value-type="float">
            <text:p>20.05</text:p>
          </table:table-cell>
          <table:table-cell office:value-type="float" office:value="106.22" calcext:value-type="float">
            <text:p>106.22</text:p>
          </table:table-cell>
          <table:table-cell table:formula="of:=[.G53]*[.D53]/[.C53]-[.F53]/2" office:value-type="float" office:value="28.6853906086957" calcext:value-type="float">
            <text:p>28.69</text:p>
          </table:table-cell>
          <table:table-cell table:formula="of:=-[.F53]/2-[.G53]*[.D53]/[.C53]" office:value-type="float" office:value="-48.7351346086957" calcext:value-type="float">
            <text:p>-48.74</text:p>
          </table:table-cell>
          <table:table-cell table:formula="of:=IF([.H53]&gt;0;ROUNDUP([.H53];-1);&quot;-&quot;)" office:value-type="float" office:value="30" calcext:value-type="float">
            <text:p>30.00</text:p>
          </table:table-cell>
          <table:table-cell table:formula="of:=0.224809*[.H53]" office:value-type="float" office:value="6.44873397735026" calcext:value-type="float">
            <text:p>6.45</text:p>
          </table:table-cell>
          <table:table-cell table:formula="of:=IF([.K53]&gt;0;MROUND([.K53];1);&quot;-&quot;)" office:value-type="float" office:value="6" calcext:value-type="float">
            <text:p>6.00</text:p>
          </table:table-cell>
          <table:table-cell/>
          <table:table-cell table:formula="of:=COM.MICROSOFT.CONCAT(&quot;$floor.B&quot;;TEXT([.B53];&quot;#&quot;))" office:value-type="string" office:string-value="$floor.B2" calcext:value-type="string">
            <text:p>$floor.B2</text:p>
          </table:table-cell>
          <table:table-cell/>
          <table:table-cell table:formula="of:=[.G53]/[.$R$3]" office:value-type="float" office:value="49.7483637649817" calcext:value-type="float">
            <text:p>49.75</text:p>
          </table:table-cell>
          <table:table-cell table:formula="of:=[.C53]/[.P53]*2" office:value-type="float" office:value="0.36986141065712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1A</text:p>
          </table:table-cell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.87</text:p>
          </table:table-cell>
          <table:table-cell table:formula="of:=INDIRECT([.N54])" office:value-type="float" office:value="3.4544" calcext:value-type="float">
            <text:p>3.45</text:p>
          </table:table-cell>
          <table:table-cell table:formula="of:=[.D54]*[.C54]" office:value-type="float" office:value="16.822928" calcext:value-type="float">
            <text:p>16.822928</text:p>
          </table:table-cell>
          <table:table-cell table:formula="of:=0.65*[.E54]" office:value-type="float" office:value="10.9349032" calcext:value-type="float">
            <text:p>10.93</text:p>
          </table:table-cell>
          <table:table-cell office:value-type="float" office:value="79.02" calcext:value-type="float">
            <text:p>79.02</text:p>
          </table:table-cell>
          <table:table-cell table:formula="of:=[.G54]*[.D54]/[.C54]-[.F54]/2" office:value-type="float" office:value="50.5832030201232" calcext:value-type="float">
            <text:p>50.58</text:p>
          </table:table-cell>
          <table:table-cell table:formula="of:=-[.F54]/2-[.G54]*[.D54]/[.C54]" office:value-type="float" office:value="-61.5181062201232" calcext:value-type="float">
            <text:p>-61.52</text:p>
          </table:table-cell>
          <table:table-cell table:formula="of:=IF([.H54]&gt;0;ROUNDUP([.H54];-1);&quot;-&quot;)" office:value-type="float" office:value="60" calcext:value-type="float">
            <text:p>60.00</text:p>
          </table:table-cell>
          <table:table-cell table:formula="of:=0.224809*[.H54]" office:value-type="float" office:value="11.3715592877509" calcext:value-type="float">
            <text:p>11.37</text:p>
          </table:table-cell>
          <table:table-cell table:formula="of:=IF([.K54]&gt;0;MROUND([.K54];1);&quot;-&quot;)" office:value-type="float" office:value="11" calcext:value-type="float">
            <text:p>11.00</text:p>
          </table:table-cell>
          <table:table-cell/>
          <table:table-cell table:formula="of:=COM.MICROSOFT.CONCAT(&quot;$floor.B&quot;;TEXT([.B54];&quot;#&quot;))" office:value-type="string" office:string-value="$floor.B1" calcext:value-type="string">
            <text:p>$floor.B1</text:p>
          </table:table-cell>
          <table:table-cell/>
          <table:table-cell table:formula="of:=[.G54]/[.$R$3]" office:value-type="float" office:value="37.0091856967506" calcext:value-type="float">
            <text:p>37.01</text:p>
          </table:table-cell>
          <table:table-cell table:formula="of:=[.C54]/[.P54]*2" office:value-type="float" office:value="0.263177906150342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1B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0</text:p>
          </table:table-cell>
          <table:table-cell table:formula="of:=INDIRECT([.N55])" office:value-type="float" office:value="3.4544" calcext:value-type="float">
            <text:p>3.45</text:p>
          </table:table-cell>
          <table:table-cell table:formula="of:=[.D55]*[.C55]" office:value-type="float" office:value="31.78048" calcext:value-type="float">
            <text:p>31.78048</text:p>
          </table:table-cell>
          <table:table-cell table:formula="of:=0.65*[.E55]" office:value-type="float" office:value="20.657312" calcext:value-type="float">
            <text:p>20.66</text:p>
          </table:table-cell>
          <table:table-cell office:value-type="float" office:value="12.43" calcext:value-type="float">
            <text:p>12.43</text:p>
          </table:table-cell>
          <table:table-cell table:formula="of:=[.G55]*[.D55]/[.C55]-[.F55]/2" office:value-type="float" office:value="-5.6614612173913" calcext:value-type="float">
            <text:p>-5.66</text:p>
          </table:table-cell>
          <table:table-cell table:formula="of:=-[.F55]/2-[.G55]*[.D55]/[.C55]" office:value-type="float" office:value="-14.9958507826087" calcext:value-type="float">
            <text:p>-15.00</text:p>
          </table:table-cell>
          <table:table-cell table:formula="of:=IF([.H55]&gt;0;ROUNDUP([.H55];-1);&quot;-&quot;)" office:value-type="string" office:string-value="-" calcext:value-type="string">
            <text:p>-</text:p>
          </table:table-cell>
          <table:table-cell table:formula="of:=0.224809*[.H55]" office:value-type="float" office:value="-1.27274743482052" calcext:value-type="float">
            <text:p>-1.27</text:p>
          </table:table-cell>
          <table:table-cell table:formula="of:=IF([.K55]&gt;0;MROUND([.K55];1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5];&quot;#&quot;))" office:value-type="string" office:string-value="$floor.B1" calcext:value-type="string">
            <text:p>$floor.B1</text:p>
          </table:table-cell>
          <table:table-cell/>
          <table:table-cell table:formula="of:=[.G55]/[.$R$3]" office:value-type="float" office:value="5.82161703632764" calcext:value-type="float">
            <text:p>5.82</text:p>
          </table:table-cell>
          <table:table-cell table:formula="of:=[.C55]/[.P55]*2" office:value-type="float" office:value="3.16063387288817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1C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0</text:p>
          </table:table-cell>
          <table:table-cell table:formula="of:=INDIRECT([.N56])" office:value-type="float" office:value="3.4544" calcext:value-type="float">
            <text:p>3.45</text:p>
          </table:table-cell>
          <table:table-cell table:formula="of:=[.D56]*[.C56]" office:value-type="float" office:value="31.78048" calcext:value-type="float">
            <text:p>31.78048</text:p>
          </table:table-cell>
          <table:table-cell table:formula="of:=0.65*[.E56]" office:value-type="float" office:value="20.657312" calcext:value-type="float">
            <text:p>20.66</text:p>
          </table:table-cell>
          <table:table-cell office:value-type="float" office:value="154.27" calcext:value-type="float">
            <text:p>154.27</text:p>
          </table:table-cell>
          <table:table-cell table:formula="of:=[.G56]*[.D56]/[.C56]-[.F56]/2" office:value-type="float" office:value="47.5963753043478" calcext:value-type="float">
            <text:p>47.60</text:p>
          </table:table-cell>
          <table:table-cell table:formula="of:=-[.F56]/2-[.G56]*[.D56]/[.C56]" office:value-type="float" office:value="-68.2536873043478" calcext:value-type="float">
            <text:p>-68.25</text:p>
          </table:table-cell>
          <table:table-cell table:formula="of:=IF([.H56]&gt;0;ROUNDUP([.H56];-1);&quot;-&quot;)" office:value-type="float" office:value="50" calcext:value-type="float">
            <text:p>50.00</text:p>
          </table:table-cell>
          <table:table-cell table:formula="of:=0.224809*[.H56]" office:value-type="float" office:value="10.7000935357951" calcext:value-type="float">
            <text:p>10.70</text:p>
          </table:table-cell>
          <table:table-cell table:formula="of:=IF([.K56]&gt;0;MROUND([.K56];1);&quot;-&quot;)" office:value-type="float" office:value="11" calcext:value-type="float">
            <text:p>11.00</text:p>
          </table:table-cell>
          <table:table-cell/>
          <table:table-cell table:formula="of:=COM.MICROSOFT.CONCAT(&quot;$floor.B&quot;;TEXT([.B56];&quot;#&quot;))" office:value-type="string" office:string-value="$floor.B1" calcext:value-type="string">
            <text:p>$floor.B1</text:p>
          </table:table-cell>
          <table:table-cell/>
          <table:table-cell table:formula="of:=[.G56]/[.$R$3]" office:value-type="float" office:value="72.2526838450736" calcext:value-type="float">
            <text:p>72.25</text:p>
          </table:table-cell>
          <table:table-cell table:formula="of:=[.C56]/[.P56]*2" office:value-type="float" office:value="0.25466182044467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9" table:formula="of:=MAX([.H3:.H56])" office:value-type="float" office:value="59.2662114984263" calcext:value-type="float">
            <text:p>59.27</text:p>
          </table:table-cell>
          <table:table-cell table:style-name="ce9" table:formula="of:=MIN([.I3:.I56])" office:value-type="float" office:value="-73.1874434984263" calcext:value-type="float">
            <text:p>-73.19</text:p>
          </table:table-cell>
          <table:table-cell table:style-name="ce9" table:formula="of:=MAX([.J3:.J56])" office:value-type="float" office:value="60" calcext:value-type="float">
            <text:p>60.00</text:p>
          </table:table-cell>
          <table:table-cell table:style-name="ce9"/>
          <table:table-cell table:style-name="ce9" table:formula="of:=MAX([.L3:.L56])" office:value-type="float" office:value="13" calcext:value-type="float">
            <text:p>13.00</text:p>
          </table:table-cell>
          <table:table-cell table:style-name="ce9"/>
          <table:table-cell table:number-columns-repeated="3"/>
          <table:table-cell table:formula="of:=MIN([.Q3:.Q56])" office:value-type="float" office:value="0.222738948527023" calcext:value-type="float">
            <text:p>0.22</text:p>
          </table:table-cell>
          <table:table-cell table:number-columns-repeated="2"/>
        </table:table-row>
        <table:table-row table:style-name="ro1" table:number-rows-repeated="104851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north" table:style-name="ta1">
        <table:table-column table:style-name="co1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4" table:default-cell-style-name="ce4"/>
        <table:table-column table:style-name="co13" table:number-columns-repeated="3" table:default-cell-style-name="ce4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5" table:number-columns-repeated="3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4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N3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4" office:value-type="float" office:value="44.84" calcext:value-type="float">
            <text:p>44.84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11.72" calcext:value-type="float">
            <text:p>11.72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25.01" calcext:value-type="float">
            <text:p>25.0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45.63" calcext:value-type="float">
            <text:p>45.63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76.75" calcext:value-type="float">
            <text:p>76.7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20.06" calcext:value-type="float">
            <text:p>20.0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42.8" calcext:value-type="float">
            <text:p>42.80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78.11" calcext:value-type="float">
            <text:p>78.1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109.39" calcext:value-type="float">
            <text:p>109.39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28.59" calcext:value-type="float">
            <text:p>28.59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61.01" calcext:value-type="float">
            <text:p>61.0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111.33" calcext:value-type="float">
            <text:p>111.33</text:p>
          </table:table-cell>
          <table:table-cell office:value-type="string" calcext:value-type="string">
            <text:p>kN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2" office:value-type="string" calcext:value-type="string">
            <text:p>plf</text:p>
          </table:table-cell>
          <table:table-cell/>
          <table:table-cell table:number-columns-repeated="4" table:style-name="ce2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4" table:formula="of:=[.B6]*[.$H$1]" office:value-type="float" office:value="8.17258267716537" calcext:value-type="float">
            <text:p>8.17</text:p>
          </table:table-cell>
          <table:table-cell table:style-name="ce4" table:formula="of:=[.C6]*[.$H$1]" office:value-type="float" office:value="12.2588740157481" calcext:value-type="float">
            <text:p>12.26</text:p>
          </table:table-cell>
          <table:table-cell table:style-name="ce4" table:formula="of:=[.D6]*[.$H$1]" office:value-type="float" office:value="15.9073484251969" calcext:value-type="float">
            <text:p>15.91</text:p>
          </table:table-cell>
          <table:table-cell table:style-name="ce4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4" table:formula="of:=[.$Q$3]/[.L6]" office:value-type="float" office:value="10.9732753454512" calcext:value-type="float">
            <text:p>10.97</text:p>
          </table:table-cell>
          <table:table-cell table:style-name="ce4" table:formula="of:=[.$Q$3]/[.M6]" office:value-type="float" office:value="7.31551689696744" calcext:value-type="float">
            <text:p>7.32</text:p>
          </table:table-cell>
          <table:table-cell table:style-name="ce4" table:formula="of:=[.$Q$3]/[.N6]" office:value-type="float" office:value="5.63764604903913" calcext:value-type="float">
            <text:p>5.64</text:p>
          </table:table-cell>
          <table:table-cell table:style-name="ce4" table:formula="of:=[.$Q$3]/[.O6]" office:value-type="float" office:value="4.29722670870815" calcext:value-type="float">
            <text:p>4.30</text:p>
          </table:table-cell>
          <table:table-cell/>
          <table:table-cell table:style-name="ce4" table:formula="of:=[.$V$3]/[.L6]" office:value-type="float" office:value="2.86812638377983" calcext:value-type="float">
            <text:p>2.87</text:p>
          </table:table-cell>
          <table:table-cell table:style-name="ce4" table:formula="of:=[.$V$3]/[.M6]" office:value-type="float" office:value="1.91208425585322" calcext:value-type="float">
            <text:p>1.91</text:p>
          </table:table-cell>
          <table:table-cell table:style-name="ce4" table:formula="of:=[.$V$3]/[.N6]" office:value-type="float" office:value="1.4735328210245" calcext:value-type="float">
            <text:p>1.47</text:p>
          </table:table-cell>
          <table:table-cell table:style-name="ce4" table:formula="of:=[.$V$3]/[.O6]" office:value-type="float" office:value="1.12318236008161" calcext:value-type="float">
            <text:p>1.12</text:p>
          </table:table-cell>
          <table:table-cell/>
          <table:table-cell table:style-name="ce4" table:formula="of:=[.$AA$3]/[.L6]" office:value-type="float" office:value="6.12046423705918" calcext:value-type="float">
            <text:p>6.12</text:p>
          </table:table-cell>
          <table:table-cell table:style-name="ce4" table:formula="of:=[.$AA$3]/[.M6]" office:value-type="float" office:value="4.08030949137279" calcext:value-type="float">
            <text:p>4.08</text:p>
          </table:table-cell>
          <table:table-cell table:style-name="ce4" table:formula="of:=[.$AA$3]/[.N6]" office:value-type="float" office:value="3.14445869059921" calcext:value-type="float">
            <text:p>3.14</text:p>
          </table:table-cell>
          <table:table-cell table:style-name="ce4" table:formula="of:=[.$AA$3]/[.O6]" office:value-type="float" office:value="2.39682515577143" calcext:value-type="float">
            <text:p>2.40</text:p>
          </table:table-cell>
          <table:table-cell/>
          <table:table-cell table:style-name="ce4" table:formula="of:=[.$AF$3]/[.L6]" office:value-type="float" office:value="11.166604683607" calcext:value-type="float">
            <text:p>11.17</text:p>
          </table:table-cell>
          <table:table-cell table:style-name="ce4" table:formula="of:=[.$AF$3]/[.M6]" office:value-type="float" office:value="7.44440312240465" calcext:value-type="float">
            <text:p>7.44</text:p>
          </table:table-cell>
          <table:table-cell table:style-name="ce4" table:formula="of:=[.$AF$3]/[.N6]" office:value-type="float" office:value="5.73697121359624" calcext:value-type="float">
            <text:p>5.74</text:p>
          </table:table-cell>
          <table:table-cell table:style-name="ce4" table:formula="of:=[.$AF$3]/[.O6]" office:value-type="float" office:value="4.37293609987406" calcext:value-type="float">
            <text:p>4.37</text:p>
          </table:table-cell>
          <table:table-cell/>
          <table:table-cell table:style-name="ce4" table:formula="of:=[.$AK$3]/[.$L6]" office:value-type="float" office:value="18.7823122828585" calcext:value-type="float">
            <text:p>18.78</text:p>
          </table:table-cell>
          <table:table-cell table:style-name="ce4" table:formula="of:=[.$AK$3]/[.$M6]" office:value-type="float" office:value="12.5215415219057" calcext:value-type="float">
            <text:p>12.52</text:p>
          </table:table-cell>
          <table:table-cell table:style-name="ce4" table:formula="of:=[.$AK$3]/[.$N6]" office:value-type="float" office:value="9.64962832880806" calcext:value-type="float">
            <text:p>9.65</text:p>
          </table:table-cell>
          <table:table-cell table:style-name="ce4" table:formula="of:=[.$AK$3]/[.$O6]" office:value-type="float" office:value="7.35531110377677" calcext:value-type="float">
            <text:p>7.36</text:p>
          </table:table-cell>
          <table:table-cell/>
          <table:table-cell table:style-name="ce4" table:formula="of:=[.$AP$3]/[.$L6]" office:value-type="float" office:value="4.90909686507026" calcext:value-type="float">
            <text:p>4.91</text:p>
          </table:table-cell>
          <table:table-cell table:style-name="ce4" table:formula="of:=[.$AP$3]/[.$M6]" office:value-type="float" office:value="3.27273124338017" calcext:value-type="float">
            <text:p>3.27</text:p>
          </table:table-cell>
          <table:table-cell table:style-name="ce4" table:formula="of:=[.$AP$3]/[.$N6]" office:value-type="float" office:value="2.52210481141224" calcext:value-type="float">
            <text:p>2.52</text:p>
          </table:table-cell>
          <table:table-cell table:style-name="ce4" table:formula="of:=[.$AP$3]/[.$O6]" office:value-type="float" office:value="1.92244352757996" calcext:value-type="float">
            <text:p>1.92</text:p>
          </table:table-cell>
          <table:table-cell/>
          <table:table-cell table:style-name="ce4" table:formula="of:=[.$AU$3]/[.$L6]" office:value-type="float" office:value="10.474045155783" calcext:value-type="float">
            <text:p>10.47</text:p>
          </table:table-cell>
          <table:table-cell table:style-name="ce4" table:formula="of:=[.$AU$3]/[.$M6]" office:value-type="float" office:value="6.982696770522" calcext:value-type="float">
            <text:p>6.98</text:p>
          </table:table-cell>
          <table:table-cell table:style-name="ce4" table:formula="of:=[.$AU$3]/[.$N6]" office:value-type="float" office:value="5.38116081398026" calcext:value-type="float">
            <text:p>5.38</text:p>
          </table:table-cell>
          <table:table-cell table:style-name="ce4" table:formula="of:=[.$AU$3]/[.$O6]" office:value-type="float" office:value="4.10172397708985" calcext:value-type="float">
            <text:p>4.10</text:p>
          </table:table-cell>
          <table:table-cell/>
          <table:table-cell table:style-name="ce4" table:formula="of:=[.$AZ$3]/[.$L6]" office:value-type="float" office:value="19.115132409304" calcext:value-type="float">
            <text:p>19.12</text:p>
          </table:table-cell>
          <table:table-cell table:style-name="ce4" table:formula="of:=[.$AZ$3]/[.$M6]" office:value-type="float" office:value="12.7434216062027" calcext:value-type="float">
            <text:p>12.74</text:p>
          </table:table-cell>
          <table:table-cell table:style-name="ce4" table:formula="of:=[.$AZ$3]/[.$N6]" office:value-type="float" office:value="9.82061848551397" calcext:value-type="float">
            <text:p>9.82</text:p>
          </table:table-cell>
          <table:table-cell table:style-name="ce4" table:formula="of:=[.$AZ$3]/[.$O6]" office:value-type="float" office:value="7.48564625818897" calcext:value-type="float">
            <text:p>7.49</text:p>
          </table:table-cell>
          <table:table-cell/>
          <table:table-cell table:style-name="ce4" table:formula="of:=[.$BE$3]/[.$L6]" office:value-type="float" office:value="26.7699953175491" calcext:value-type="float">
            <text:p>26.77</text:p>
          </table:table-cell>
          <table:table-cell table:style-name="ce4" table:formula="of:=[.$BE$3]/[.$M6]" office:value-type="float" office:value="17.8466635450328" calcext:value-type="float">
            <text:p>17.85</text:p>
          </table:table-cell>
          <table:table-cell table:style-name="ce4" table:formula="of:=[.$BE$3]/[.$N6]" office:value-type="float" office:value="13.75339208975" calcext:value-type="float">
            <text:p>13.75</text:p>
          </table:table-cell>
          <table:table-cell table:style-name="ce4" table:formula="of:=[.$BE$3]/[.$O6]" office:value-type="float" office:value="10.4833548096696" calcext:value-type="float">
            <text:p>10.48</text:p>
          </table:table-cell>
          <table:table-cell/>
          <table:table-cell table:style-name="ce4" table:formula="of:=[.$BJ$3]/[.$L6]" office:value-type="float" office:value="6.99656427579056" calcext:value-type="float">
            <text:p>7.00</text:p>
          </table:table-cell>
          <table:table-cell table:style-name="ce4" table:formula="of:=[.$BJ$3]/[.$M6]" office:value-type="float" office:value="4.66437618386038" calcext:value-type="float">
            <text:p>4.66</text:p>
          </table:table-cell>
          <table:table-cell table:style-name="ce4" table:formula="of:=[.$BJ$3]/[.$N6]" office:value-type="float" office:value="3.59456513251625" calcext:value-type="float">
            <text:p>3.59</text:p>
          </table:table-cell>
          <table:table-cell table:style-name="ce4" table:formula="of:=[.$BJ$3]/[.$O6]" office:value-type="float" office:value="2.73991328282707" calcext:value-type="float">
            <text:p>2.74</text:p>
          </table:table-cell>
          <table:table-cell/>
          <table:table-cell table:style-name="ce4" table:formula="of:=[.$BO$3]/[.$L6]" office:value-type="float" office:value="14.930408760615" calcext:value-type="float">
            <text:p>14.93</text:p>
          </table:table-cell>
          <table:table-cell table:style-name="ce4" table:formula="of:=[.$BO$3]/[.$M6]" office:value-type="float" office:value="9.95360584040999" calcext:value-type="float">
            <text:p>9.95</text:p>
          </table:table-cell>
          <table:table-cell table:style-name="ce4" table:formula="of:=[.$BO$3]/[.$N6]" office:value-type="float" office:value="7.6706687210499" calcext:value-type="float">
            <text:p>7.67</text:p>
          </table:table-cell>
          <table:table-cell table:style-name="ce4" table:formula="of:=[.$BO$3]/[.$O6]" office:value-type="float" office:value="5.84687336080027" calcext:value-type="float">
            <text:p>5.85</text:p>
          </table:table-cell>
          <table:table-cell/>
          <table:table-cell table:style-name="ce4" table:formula="of:=[.$BT$3]/[.$L6]" office:value-type="float" office:value="27.2447534390963" calcext:value-type="float">
            <text:p>27.24</text:p>
          </table:table-cell>
          <table:table-cell table:style-name="ce4" table:formula="of:=[.$BT$3]/[.$M6]" office:value-type="float" office:value="18.1631689593975" calcext:value-type="float">
            <text:p>18.16</text:p>
          </table:table-cell>
          <table:table-cell table:style-name="ce4" table:formula="of:=[.$BT$3]/[.$N6]" office:value-type="float" office:value="13.9973045191687" calcext:value-type="float">
            <text:p>14.00</text:p>
          </table:table-cell>
          <table:table-cell table:style-name="ce4" table:formula="of:=[.$BT$3]/[.$O6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4" table:formula="of:=[.B7]*[.$H$1]" office:value-type="float" office:value="9.41306397637797" calcext:value-type="float">
            <text:p>9.41</text:p>
          </table:table-cell>
          <table:table-cell table:style-name="ce4" table:formula="of:=[.C7]*[.$H$1]" office:value-type="float" office:value="14.7398366141733" calcext:value-type="float">
            <text:p>14.74</text:p>
          </table:table-cell>
          <table:table-cell table:style-name="ce4" table:formula="of:=[.D7]*[.$H$1]" office:value-type="float" office:value="18.8261279527559" calcext:value-type="float">
            <text:p>18.83</text:p>
          </table:table-cell>
          <table:table-cell table:style-name="ce4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4" table:formula="of:=[.$Q$3]/[.L7]" office:value-type="float" office:value="9.52718479605062" calcext:value-type="float">
            <text:p>9.53</text:p>
          </table:table-cell>
          <table:table-cell table:style-name="ce4" table:formula="of:=[.$Q$3]/[.M7]" office:value-type="float" office:value="6.0841922707452" calcext:value-type="float">
            <text:p>6.08</text:p>
          </table:table-cell>
          <table:table-cell table:style-name="ce4" table:formula="of:=[.$Q$3]/[.N7]" office:value-type="float" office:value="4.76359239802531" calcext:value-type="float">
            <text:p>4.76</text:p>
          </table:table-cell>
          <table:table-cell table:style-name="ce4" table:formula="of:=[.$Q$3]/[.O7]" office:value-type="float" office:value="3.59358724763313" calcext:value-type="float">
            <text:p>3.59</text:p>
          </table:table-cell>
          <table:table-cell/>
          <table:table-cell table:style-name="ce4" table:formula="of:=[.$V$3]/[.L7]" office:value-type="float" office:value="2.49015624018094" calcext:value-type="float">
            <text:p>2.49</text:p>
          </table:table-cell>
          <table:table-cell table:style-name="ce4" table:formula="of:=[.$V$3]/[.M7]" office:value-type="float" office:value="1.59024829199674" calcext:value-type="float">
            <text:p>1.59</text:p>
          </table:table-cell>
          <table:table-cell table:style-name="ce4" table:formula="of:=[.$V$3]/[.N7]" office:value-type="float" office:value="1.24507812009047" calcext:value-type="float">
            <text:p>1.25</text:p>
          </table:table-cell>
          <table:table-cell table:style-name="ce4" table:formula="of:=[.$V$3]/[.O7]" office:value-type="float" office:value="0.939269459015617" calcext:value-type="float">
            <text:p>0.94</text:p>
          </table:table-cell>
          <table:table-cell/>
          <table:table-cell table:style-name="ce4" table:formula="of:=[.$AA$3]/[.L7]" office:value-type="float" office:value="5.31389143062502" calcext:value-type="float">
            <text:p>5.31</text:p>
          </table:table-cell>
          <table:table-cell table:style-name="ce4" table:formula="of:=[.$AA$3]/[.M7]" office:value-type="float" office:value="3.39352472549816" calcext:value-type="float">
            <text:p>3.39</text:p>
          </table:table-cell>
          <table:table-cell table:style-name="ce4" table:formula="of:=[.$AA$3]/[.N7]" office:value-type="float" office:value="2.65694571531251" calcext:value-type="float">
            <text:p>2.66</text:p>
          </table:table-cell>
          <table:table-cell table:style-name="ce4" table:formula="of:=[.$AA$3]/[.O7]" office:value-type="float" office:value="2.00436255716558" calcext:value-type="float">
            <text:p>2.00</text:p>
          </table:table-cell>
          <table:table-cell/>
          <table:table-cell table:style-name="ce4" table:formula="of:=[.$AF$3]/[.L7]" office:value-type="float" office:value="9.69503662452699" calcext:value-type="float">
            <text:p>9.70</text:p>
          </table:table-cell>
          <table:table-cell table:style-name="ce4" table:formula="of:=[.$AF$3]/[.M7]" office:value-type="float" office:value="6.19138477506921" calcext:value-type="float">
            <text:p>6.19</text:p>
          </table:table-cell>
          <table:table-cell table:style-name="ce4" table:formula="of:=[.$AF$3]/[.N7]" office:value-type="float" office:value="4.84751831226349" calcext:value-type="float">
            <text:p>4.85</text:p>
          </table:table-cell>
          <table:table-cell table:style-name="ce4" table:formula="of:=[.$AF$3]/[.O7]" office:value-type="float" office:value="3.65689977942684" calcext:value-type="float">
            <text:p>3.66</text:p>
          </table:table-cell>
          <table:table-cell/>
          <table:table-cell table:style-name="ce4" table:formula="of:=[.$AK$3]/[.$L7]" office:value-type="float" office:value="16.3071238424818" calcext:value-type="float">
            <text:p>16.31</text:p>
          </table:table-cell>
          <table:table-cell table:style-name="ce4" table:formula="of:=[.$AK$3]/[.$M7]" office:value-type="float" office:value="10.4139553251493" calcext:value-type="float">
            <text:p>10.41</text:p>
          </table:table-cell>
          <table:table-cell table:style-name="ce4" table:formula="of:=[.$AK$3]/[.$N7]" office:value-type="float" office:value="8.15356192124092" calcext:value-type="float">
            <text:p>8.15</text:p>
          </table:table-cell>
          <table:table-cell table:style-name="ce4" table:formula="of:=[.$AK$3]/[.$O7]" office:value-type="float" office:value="6.15093267742736" calcext:value-type="float">
            <text:p>6.15</text:p>
          </table:table-cell>
          <table:table-cell/>
          <table:table-cell table:style-name="ce4" table:formula="of:=[.$AP$3]/[.$L7]" office:value-type="float" office:value="4.26216161928581" calcext:value-type="float">
            <text:p>4.26</text:p>
          </table:table-cell>
          <table:table-cell table:style-name="ce4" table:formula="of:=[.$AP$3]/[.$M7]" office:value-type="float" office:value="2.72187548954391" calcext:value-type="float">
            <text:p>2.72</text:p>
          </table:table-cell>
          <table:table-cell table:style-name="ce4" table:formula="of:=[.$AP$3]/[.$N7]" office:value-type="float" office:value="2.1310808096429" calcext:value-type="float">
            <text:p>2.13</text:p>
          </table:table-cell>
          <table:table-cell table:style-name="ce4" table:formula="of:=[.$AP$3]/[.$O7]" office:value-type="float" office:value="1.60765745288851" calcext:value-type="float">
            <text:p>1.61</text:p>
          </table:table-cell>
          <table:table-cell/>
          <table:table-cell table:style-name="ce4" table:formula="of:=[.$AU$3]/[.$L7]" office:value-type="float" office:value="9.09374463137749" calcext:value-type="float">
            <text:p>9.09</text:p>
          </table:table-cell>
          <table:table-cell table:style-name="ce4" table:formula="of:=[.$AU$3]/[.$M7]" office:value-type="float" office:value="5.80739137350345" calcext:value-type="float">
            <text:p>5.81</text:p>
          </table:table-cell>
          <table:table-cell table:style-name="ce4" table:formula="of:=[.$AU$3]/[.$N7]" office:value-type="float" office:value="4.54687231568875" calcext:value-type="float">
            <text:p>4.55</text:p>
          </table:table-cell>
          <table:table-cell table:style-name="ce4" table:formula="of:=[.$AU$3]/[.$O7]" office:value-type="float" office:value="3.43009665920379" calcext:value-type="float">
            <text:p>3.43</text:p>
          </table:table-cell>
          <table:table-cell/>
          <table:table-cell table:style-name="ce4" table:formula="of:=[.$AZ$3]/[.$L7]" office:value-type="float" office:value="16.5960839522639" calcext:value-type="float">
            <text:p>16.60</text:p>
          </table:table-cell>
          <table:table-cell table:style-name="ce4" table:formula="of:=[.$AZ$3]/[.$M7]" office:value-type="float" office:value="10.5984892566438" calcext:value-type="float">
            <text:p>10.60</text:p>
          </table:table-cell>
          <table:table-cell table:style-name="ce4" table:formula="of:=[.$AZ$3]/[.$N7]" office:value-type="float" office:value="8.29804197613196" calcext:value-type="float">
            <text:p>8.30</text:p>
          </table:table-cell>
          <table:table-cell table:style-name="ce4" table:formula="of:=[.$AZ$3]/[.$O7]" office:value-type="float" office:value="6.25992640304692" calcext:value-type="float">
            <text:p>6.26</text:p>
          </table:table-cell>
          <table:table-cell/>
          <table:table-cell table:style-name="ce4" table:formula="of:=[.$BE$3]/[.$L7]" office:value-type="float" office:value="23.242166477252" calcext:value-type="float">
            <text:p>23.24</text:p>
          </table:table-cell>
          <table:table-cell table:style-name="ce4" table:formula="of:=[.$BE$3]/[.$M7]" office:value-type="float" office:value="14.8427696810173" calcext:value-type="float">
            <text:p>14.84</text:p>
          </table:table-cell>
          <table:table-cell table:style-name="ce4" table:formula="of:=[.$BE$3]/[.$N7]" office:value-type="float" office:value="11.621083238626" calcext:value-type="float">
            <text:p>11.62</text:p>
          </table:table-cell>
          <table:table-cell table:style-name="ce4" table:formula="of:=[.$BE$3]/[.$O7]" office:value-type="float" office:value="8.76678209229679" calcext:value-type="float">
            <text:p>8.77</text:p>
          </table:table-cell>
          <table:table-cell/>
          <table:table-cell table:style-name="ce4" table:formula="of:=[.$BJ$3]/[.$L7]" office:value-type="float" office:value="6.07453642549258" calcext:value-type="float">
            <text:p>6.07</text:p>
          </table:table-cell>
          <table:table-cell table:style-name="ce4" table:formula="of:=[.$BJ$3]/[.$M7]" office:value-type="float" office:value="3.87928316281457" calcext:value-type="float">
            <text:p>3.88</text:p>
          </table:table-cell>
          <table:table-cell table:style-name="ce4" table:formula="of:=[.$BJ$3]/[.$N7]" office:value-type="float" office:value="3.03726821274629" calcext:value-type="float">
            <text:p>3.04</text:p>
          </table:table-cell>
          <table:table-cell table:style-name="ce4" table:formula="of:=[.$BJ$3]/[.$O7]" office:value-type="float" office:value="2.29127251137001" calcext:value-type="float">
            <text:p>2.29</text:p>
          </table:table-cell>
          <table:table-cell/>
          <table:table-cell table:style-name="ce4" table:formula="of:=[.$BO$3]/[.$L7]" office:value-type="float" office:value="12.9628355130921" calcext:value-type="float">
            <text:p>12.96</text:p>
          </table:table-cell>
          <table:table-cell table:style-name="ce4" table:formula="of:=[.$BO$3]/[.$M7]" office:value-type="float" office:value="8.2782464415291" calcext:value-type="float">
            <text:p>8.28</text:p>
          </table:table-cell>
          <table:table-cell table:style-name="ce4" table:formula="of:=[.$BO$3]/[.$N7]" office:value-type="float" office:value="6.48141775654604" calcext:value-type="float">
            <text:p>6.48</text:p>
          </table:table-cell>
          <table:table-cell table:style-name="ce4" table:formula="of:=[.$BO$3]/[.$O7]" office:value-type="float" office:value="4.88949058827157" calcext:value-type="float">
            <text:p>4.89</text:p>
          </table:table-cell>
          <table:table-cell/>
          <table:table-cell table:style-name="ce4" table:formula="of:=[.$BT$3]/[.$L7]" office:value-type="float" office:value="23.6543595750293" calcext:value-type="float">
            <text:p>23.65</text:p>
          </table:table-cell>
          <table:table-cell table:style-name="ce4" table:formula="of:=[.$BT$3]/[.$M7]" office:value-type="float" office:value="15.1060019068257" calcext:value-type="float">
            <text:p>15.11</text:p>
          </table:table-cell>
          <table:table-cell table:style-name="ce4" table:formula="of:=[.$BT$3]/[.$N7]" office:value-type="float" office:value="11.8271797875147" calcext:value-type="float">
            <text:p>11.83</text:p>
          </table:table-cell>
          <table:table-cell table:style-name="ce4" table:formula="of:=[.$BT$3]/[.$O7]" office:value-type="float" office:value="8.92225843619528" calcext:value-type="float">
            <text:p>8.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4" table:formula="of:=[.B8]*[.$H$1]" office:value-type="float" office:value="10.4346368110236" calcext:value-type="float">
            <text:p>10.43</text:p>
          </table:table-cell>
          <table:table-cell table:style-name="ce4" table:formula="of:=[.C8]*[.$H$1]" office:value-type="float" office:value="16.1262568897638" calcext:value-type="float">
            <text:p>16.13</text:p>
          </table:table-cell>
          <table:table-cell table:style-name="ce4" table:formula="of:=[.D8]*[.$H$1]" office:value-type="float" office:value="20.6503651574803" calcext:value-type="float">
            <text:p>20.65</text:p>
          </table:table-cell>
          <table:table-cell table:style-name="ce4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4" table:formula="of:=[.$Q$3]/[.L8]" office:value-type="float" office:value="8.5944534174163" calcext:value-type="float">
            <text:p>8.59</text:p>
          </table:table-cell>
          <table:table-cell table:style-name="ce4" table:formula="of:=[.$Q$3]/[.M8]" office:value-type="float" office:value="5.56111691715172" calcext:value-type="float">
            <text:p>5.56</text:p>
          </table:table-cell>
          <table:table-cell table:style-name="ce4" table:formula="of:=[.$Q$3]/[.N8]" office:value-type="float" office:value="4.34278034872979" calcext:value-type="float">
            <text:p>4.34</text:p>
          </table:table-cell>
          <table:table-cell table:style-name="ce4" table:formula="of:=[.$Q$3]/[.O8]" office:value-type="float" office:value="3.27735156984141" calcext:value-type="float">
            <text:p>3.28</text:p>
          </table:table-cell>
          <table:table-cell/>
          <table:table-cell table:style-name="ce4" table:formula="of:=[.$V$3]/[.L8]" office:value-type="float" office:value="2.24636472016322" calcext:value-type="float">
            <text:p>2.25</text:p>
          </table:table-cell>
          <table:table-cell table:style-name="ce4" table:formula="of:=[.$V$3]/[.M8]" office:value-type="float" office:value="1.45353011304679" calcext:value-type="float">
            <text:p>1.45</text:p>
          </table:table-cell>
          <table:table-cell table:style-name="ce4" table:formula="of:=[.$V$3]/[.N8]" office:value-type="float" office:value="1.13508888686693" calcext:value-type="float">
            <text:p>1.14</text:p>
          </table:table-cell>
          <table:table-cell table:style-name="ce4" table:formula="of:=[.$V$3]/[.O8]" office:value-type="float" office:value="0.856613746622243" calcext:value-type="float">
            <text:p>0.86</text:p>
          </table:table-cell>
          <table:table-cell/>
          <table:table-cell table:style-name="ce4" table:formula="of:=[.$AA$3]/[.L8]" office:value-type="float" office:value="4.79365031154285" calcext:value-type="float">
            <text:p>4.79</text:p>
          </table:table-cell>
          <table:table-cell table:style-name="ce4" table:formula="of:=[.$AA$3]/[.M8]" office:value-type="float" office:value="3.10177373099832" calcext:value-type="float">
            <text:p>3.10</text:p>
          </table:table-cell>
          <table:table-cell table:style-name="ce4" table:formula="of:=[.$AA$3]/[.N8]" office:value-type="float" office:value="2.42223319629197" calcext:value-type="float">
            <text:p>2.42</text:p>
          </table:table-cell>
          <table:table-cell table:style-name="ce4" table:formula="of:=[.$AA$3]/[.O8]" office:value-type="float" office:value="1.82797865213501" calcext:value-type="float">
            <text:p>1.83</text:p>
          </table:table-cell>
          <table:table-cell/>
          <table:table-cell table:style-name="ce4" table:formula="of:=[.$AF$3]/[.L8]" office:value-type="float" office:value="8.74587219974812" calcext:value-type="float">
            <text:p>8.75</text:p>
          </table:table-cell>
          <table:table-cell table:style-name="ce4" table:formula="of:=[.$AF$3]/[.M8]" office:value-type="float" office:value="5.65909377630761" calcext:value-type="float">
            <text:p>5.66</text:p>
          </table:table-cell>
          <table:table-cell table:style-name="ce4" table:formula="of:=[.$AF$3]/[.N8]" office:value-type="float" office:value="4.41929231294693" calcext:value-type="float">
            <text:p>4.42</text:p>
          </table:table-cell>
          <table:table-cell table:style-name="ce4" table:formula="of:=[.$AF$3]/[.O8]" office:value-type="float" office:value="3.33509259883728" calcext:value-type="float">
            <text:p>3.34</text:p>
          </table:table-cell>
          <table:table-cell/>
          <table:table-cell table:style-name="ce4" table:formula="of:=[.$AK$3]/[.$L8]" office:value-type="float" office:value="14.7106222075535" calcext:value-type="float">
            <text:p>14.71</text:p>
          </table:table-cell>
          <table:table-cell table:style-name="ce4" table:formula="of:=[.$AK$3]/[.$M8]" office:value-type="float" office:value="9.51863789900523" calcext:value-type="float">
            <text:p>9.52</text:p>
          </table:table-cell>
          <table:table-cell table:style-name="ce4" table:formula="of:=[.$AK$3]/[.$N8]" office:value-type="float" office:value="7.43328259957652" calcext:value-type="float">
            <text:p>7.43</text:p>
          </table:table-cell>
          <table:table-cell table:style-name="ce4" table:formula="of:=[.$AK$3]/[.$O8]" office:value-type="float" office:value="5.60965060181375" calcext:value-type="float">
            <text:p>5.61</text:p>
          </table:table-cell>
          <table:table-cell/>
          <table:table-cell table:style-name="ce4" table:formula="of:=[.$AP$3]/[.$L8]" office:value-type="float" office:value="3.84488705515992" calcext:value-type="float">
            <text:p>3.84</text:p>
          </table:table-cell>
          <table:table-cell table:style-name="ce4" table:formula="of:=[.$AP$3]/[.$M8]" office:value-type="float" office:value="2.48786809451524" calcext:value-type="float">
            <text:p>2.49</text:p>
          </table:table-cell>
          <table:table-cell table:style-name="ce4" table:formula="of:=[.$AP$3]/[.$N8]" office:value-type="float" office:value="1.94282278758964" calcext:value-type="float">
            <text:p>1.94</text:p>
          </table:table-cell>
          <table:table-cell table:style-name="ce4" table:formula="of:=[.$AP$3]/[.$O8]" office:value-type="float" office:value="1.46618359703432" calcext:value-type="float">
            <text:p>1.47</text:p>
          </table:table-cell>
          <table:table-cell/>
          <table:table-cell table:style-name="ce4" table:formula="of:=[.$AU$3]/[.$L8]" office:value-type="float" office:value="8.20344795417969" calcext:value-type="float">
            <text:p>8.20</text:p>
          </table:table-cell>
          <table:table-cell table:style-name="ce4" table:formula="of:=[.$AU$3]/[.$M8]" office:value-type="float" office:value="5.30811338211627" calcext:value-type="float">
            <text:p>5.31</text:p>
          </table:table-cell>
          <table:table-cell table:style-name="ce4" table:formula="of:=[.$AU$3]/[.$N8]" office:value-type="float" office:value="4.14520514999186" calcext:value-type="float">
            <text:p>4.15</text:p>
          </table:table-cell>
          <table:table-cell table:style-name="ce4" table:formula="of:=[.$AU$3]/[.$O8]" office:value-type="float" office:value="3.12824815319386" calcext:value-type="float">
            <text:p>3.13</text:p>
          </table:table-cell>
          <table:table-cell/>
          <table:table-cell table:style-name="ce4" table:formula="of:=[.$AZ$3]/[.$L8]" office:value-type="float" office:value="14.9712925163779" calcext:value-type="float">
            <text:p>14.97</text:p>
          </table:table-cell>
          <table:table-cell table:style-name="ce4" table:formula="of:=[.$AZ$3]/[.$M8]" office:value-type="float" office:value="9.6873069223622" calcext:value-type="float">
            <text:p>9.69</text:p>
          </table:table-cell>
          <table:table-cell table:style-name="ce4" table:formula="of:=[.$AZ$3]/[.$N8]" office:value-type="float" office:value="7.56499939873514" calcext:value-type="float">
            <text:p>7.56</text:p>
          </table:table-cell>
          <table:table-cell table:style-name="ce4" table:formula="of:=[.$AZ$3]/[.$O8]" office:value-type="float" office:value="5.70905287957879" calcext:value-type="float">
            <text:p>5.71</text:p>
          </table:table-cell>
          <table:table-cell/>
          <table:table-cell table:style-name="ce4" table:formula="of:=[.$BE$3]/[.$L8]" office:value-type="float" office:value="20.9667096193392" calcext:value-type="float">
            <text:p>20.97</text:p>
          </table:table-cell>
          <table:table-cell table:style-name="ce4" table:formula="of:=[.$BE$3]/[.$M8]" office:value-type="float" office:value="13.5666944595724" calcext:value-type="float">
            <text:p>13.57</text:p>
          </table:table-cell>
          <table:table-cell table:style-name="ce4" table:formula="of:=[.$BE$3]/[.$N8]" office:value-type="float" office:value="10.5944857793834" calcext:value-type="float">
            <text:p>10.59</text:p>
          </table:table-cell>
          <table:table-cell table:style-name="ce4" table:formula="of:=[.$BE$3]/[.$O8]" office:value-type="float" office:value="7.99530526817467" calcext:value-type="float">
            <text:p>8.00</text:p>
          </table:table-cell>
          <table:table-cell/>
          <table:table-cell table:style-name="ce4" table:formula="of:=[.$BJ$3]/[.$L8]" office:value-type="float" office:value="5.47982656565415" calcext:value-type="float">
            <text:p>5.48</text:p>
          </table:table-cell>
          <table:table-cell table:style-name="ce4" table:formula="of:=[.$BJ$3]/[.$M8]" office:value-type="float" office:value="3.54577013071739" calcext:value-type="float">
            <text:p>3.55</text:p>
          </table:table-cell>
          <table:table-cell table:style-name="ce4" table:formula="of:=[.$BJ$3]/[.$N8]" office:value-type="float" office:value="2.76895829995952" calcext:value-type="float">
            <text:p>2.77</text:p>
          </table:table-cell>
          <table:table-cell table:style-name="ce4" table:formula="of:=[.$BJ$3]/[.$O8]" office:value-type="float" office:value="2.08964053036945" calcext:value-type="float">
            <text:p>2.09</text:p>
          </table:table-cell>
          <table:table-cell/>
          <table:table-cell table:style-name="ce4" table:formula="of:=[.$BO$3]/[.$L8]" office:value-type="float" office:value="11.6937467216005" calcext:value-type="float">
            <text:p>11.69</text:p>
          </table:table-cell>
          <table:table-cell table:style-name="ce4" table:formula="of:=[.$BO$3]/[.$M8]" office:value-type="float" office:value="7.56654199632976" calcext:value-type="float">
            <text:p>7.57</text:p>
          </table:table-cell>
          <table:table-cell table:style-name="ce4" table:formula="of:=[.$BO$3]/[.$N8]" office:value-type="float" office:value="5.90885435049073" calcext:value-type="float">
            <text:p>5.91</text:p>
          </table:table-cell>
          <table:table-cell table:style-name="ce4" table:formula="of:=[.$BO$3]/[.$O8]" office:value-type="float" office:value="4.45921541650367" calcext:value-type="float">
            <text:p>4.46</text:p>
          </table:table-cell>
          <table:table-cell/>
          <table:table-cell table:style-name="ce4" table:formula="of:=[.$BT$3]/[.$L8]" office:value-type="float" office:value="21.3385481481034" calcext:value-type="float">
            <text:p>21.34</text:p>
          </table:table-cell>
          <table:table-cell table:style-name="ce4" table:formula="of:=[.$BT$3]/[.$M8]" office:value-type="float" office:value="13.8072958605375" calcext:value-type="float">
            <text:p>13.81</text:p>
          </table:table-cell>
          <table:table-cell table:style-name="ce4" table:formula="of:=[.$BT$3]/[.$N8]" office:value-type="float" office:value="10.7823759193597" calcext:value-type="float">
            <text:p>10.78</text:p>
          </table:table-cell>
          <table:table-cell table:style-name="ce4" table:formula="of:=[.$BT$3]/[.$O8]" office:value-type="float" office:value="8.1370996938101" calcext:value-type="float">
            <text:p>8.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4" table:formula="of:=[.B9]*[.$H$1]" office:value-type="float" office:value="11.4562096456693" calcext:value-type="float">
            <text:p>11.46</text:p>
          </table:table-cell>
          <table:table-cell table:style-name="ce4" table:formula="of:=[.C9]*[.$H$1]" office:value-type="float" office:value="17.5856466535433" calcext:value-type="float">
            <text:p>17.59</text:p>
          </table:table-cell>
          <table:table-cell table:style-name="ce4" table:formula="of:=[.D9]*[.$H$1]" office:value-type="float" office:value="22.4746023622048" calcext:value-type="float">
            <text:p>22.47</text:p>
          </table:table-cell>
          <table:table-cell table:style-name="ce4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4" table:formula="of:=[.$Q$3]/[.L9]" office:value-type="float" office:value="7.82806903624542" calcext:value-type="float">
            <text:p>7.83</text:p>
          </table:table-cell>
          <table:table-cell table:style-name="ce4" table:formula="of:=[.$Q$3]/[.M9]" office:value-type="float" office:value="5.09961343854992" calcext:value-type="float">
            <text:p>5.10</text:p>
          </table:table-cell>
          <table:table-cell table:style-name="ce4" table:formula="of:=[.$Q$3]/[.N9]" office:value-type="float" office:value="3.99028194380042" calcext:value-type="float">
            <text:p>3.99</text:p>
          </table:table-cell>
          <table:table-cell table:style-name="ce4" table:formula="of:=[.$Q$3]/[.O9]" office:value-type="float" office:value="3.00490669606487" calcext:value-type="float">
            <text:p>3.00</text:p>
          </table:table-cell>
          <table:table-cell/>
          <table:table-cell table:style-name="ce4" table:formula="of:=[.$V$3]/[.L9]" office:value-type="float" office:value="2.04605194256905" calcext:value-type="float">
            <text:p>2.05</text:p>
          </table:table-cell>
          <table:table-cell table:style-name="ce4" table:formula="of:=[.$V$3]/[.M9]" office:value-type="float" office:value="1.33290520739976" calcext:value-type="float">
            <text:p>1.33</text:p>
          </table:table-cell>
          <table:table-cell table:style-name="ce4" table:formula="of:=[.$V$3]/[.N9]" office:value-type="float" office:value="1.04295504864721" calcext:value-type="float">
            <text:p>1.04</text:p>
          </table:table-cell>
          <table:table-cell table:style-name="ce4" table:formula="of:=[.$V$3]/[.O9]" office:value-type="float" office:value="0.785403801915259" calcext:value-type="float">
            <text:p>0.79</text:p>
          </table:table-cell>
          <table:table-cell/>
          <table:table-cell table:style-name="ce4" table:formula="of:=[.$AA$3]/[.L9]" office:value-type="float" office:value="4.36619104809317" calcext:value-type="float">
            <text:p>4.37</text:p>
          </table:table-cell>
          <table:table-cell table:style-name="ce4" table:formula="of:=[.$AA$3]/[.M9]" office:value-type="float" office:value="2.84436512261671" calcext:value-type="float">
            <text:p>2.84</text:p>
          </table:table-cell>
          <table:table-cell table:style-name="ce4" table:formula="of:=[.$AA$3]/[.N9]" office:value-type="float" office:value="2.22562335893061" calcext:value-type="float">
            <text:p>2.23</text:p>
          </table:table-cell>
          <table:table-cell table:style-name="ce4" table:formula="of:=[.$AA$3]/[.O9]" office:value-type="float" office:value="1.67601954657855" calcext:value-type="float">
            <text:p>1.68</text:p>
          </table:table-cell>
          <table:table-cell/>
          <table:table-cell table:style-name="ce4" table:formula="of:=[.$AF$3]/[.L9]" office:value-type="float" office:value="7.96598550677695" calcext:value-type="float">
            <text:p>7.97</text:p>
          </table:table-cell>
          <table:table-cell table:style-name="ce4" table:formula="of:=[.$AF$3]/[.M9]" office:value-type="float" office:value="5.18945943802482" calcext:value-type="float">
            <text:p>5.19</text:p>
          </table:table-cell>
          <table:table-cell table:style-name="ce4" table:formula="of:=[.$AF$3]/[.N9]" office:value-type="float" office:value="4.06058352131163" calcext:value-type="float">
            <text:p>4.06</text:p>
          </table:table-cell>
          <table:table-cell table:style-name="ce4" table:formula="of:=[.$AF$3]/[.O9]" office:value-type="float" office:value="3.05784773732025" calcext:value-type="float">
            <text:p>3.06</text:p>
          </table:table-cell>
          <table:table-cell/>
          <table:table-cell table:style-name="ce4" table:formula="of:=[.$AK$3]/[.$L9]" office:value-type="float" office:value="13.3988469788545" calcext:value-type="float">
            <text:p>13.40</text:p>
          </table:table-cell>
          <table:table-cell table:style-name="ce4" table:formula="of:=[.$AK$3]/[.$M9]" office:value-type="float" office:value="8.72870944265625" calcext:value-type="float">
            <text:p>8.73</text:p>
          </table:table-cell>
          <table:table-cell table:style-name="ce4" table:formula="of:=[.$AK$3]/[.$N9]" office:value-type="float" office:value="6.82993173922129" calcext:value-type="float">
            <text:p>6.83</text:p>
          </table:table-cell>
          <table:table-cell table:style-name="ce4" table:formula="of:=[.$AK$3]/[.$O9]" office:value-type="float" office:value="5.14332267892459" calcext:value-type="float">
            <text:p>5.14</text:p>
          </table:table-cell>
          <table:table-cell/>
          <table:table-cell table:style-name="ce4" table:formula="of:=[.$AP$3]/[.$L9]" office:value-type="float" office:value="3.50203088463611" calcext:value-type="float">
            <text:p>3.50</text:p>
          </table:table-cell>
          <table:table-cell table:style-name="ce4" table:formula="of:=[.$AP$3]/[.$M9]" office:value-type="float" office:value="2.28140601198286" calcext:value-type="float">
            <text:p>2.28</text:p>
          </table:table-cell>
          <table:table-cell table:style-name="ce4" table:formula="of:=[.$AP$3]/[.$N9]" office:value-type="float" office:value="1.78512613275282" calcext:value-type="float">
            <text:p>1.79</text:p>
          </table:table-cell>
          <table:table-cell table:style-name="ce4" table:formula="of:=[.$AP$3]/[.$O9]" office:value-type="float" office:value="1.34430036402902" calcext:value-type="float">
            <text:p>1.34</text:p>
          </table:table-cell>
          <table:table-cell/>
          <table:table-cell table:style-name="ce4" table:formula="of:=[.$AU$3]/[.$L9]" office:value-type="float" office:value="7.47193030221463" calcext:value-type="float">
            <text:p>7.47</text:p>
          </table:table-cell>
          <table:table-cell table:style-name="ce4" table:formula="of:=[.$AU$3]/[.$M9]" office:value-type="float" office:value="4.86760604750081" calcext:value-type="float">
            <text:p>4.87</text:p>
          </table:table-cell>
          <table:table-cell table:style-name="ce4" table:formula="of:=[.$AU$3]/[.$N9]" office:value-type="float" office:value="3.808743693012" calcext:value-type="float">
            <text:p>3.81</text:p>
          </table:table-cell>
          <table:table-cell table:style-name="ce4" table:formula="of:=[.$AU$3]/[.$O9]" office:value-type="float" office:value="2.86819818446869" calcext:value-type="float">
            <text:p>2.87</text:p>
          </table:table-cell>
          <table:table-cell/>
          <table:table-cell table:style-name="ce4" table:formula="of:=[.$AZ$3]/[.$L9]" office:value-type="float" office:value="13.6362728015417" calcext:value-type="float">
            <text:p>13.64</text:p>
          </table:table-cell>
          <table:table-cell table:style-name="ce4" table:formula="of:=[.$AZ$3]/[.$M9]" office:value-type="float" office:value="8.88338103668899" calcext:value-type="float">
            <text:p>8.88</text:p>
          </table:table-cell>
          <table:table-cell table:style-name="ce4" table:formula="of:=[.$AZ$3]/[.$N9]" office:value-type="float" office:value="6.9509572397469" calcext:value-type="float">
            <text:p>6.95</text:p>
          </table:table-cell>
          <table:table-cell table:style-name="ce4" table:formula="of:=[.$AZ$3]/[.$O9]" office:value-type="float" office:value="5.23446168665537" calcext:value-type="float">
            <text:p>5.23</text:p>
          </table:table-cell>
          <table:table-cell/>
          <table:table-cell table:style-name="ce4" table:formula="of:=[.$BE$3]/[.$L9]" office:value-type="float" office:value="19.0970667233471" calcext:value-type="float">
            <text:p>19.10</text:p>
          </table:table-cell>
          <table:table-cell table:style-name="ce4" table:formula="of:=[.$BE$3]/[.$M9]" office:value-type="float" office:value="12.4408276994419" calcext:value-type="float">
            <text:p>12.44</text:p>
          </table:table-cell>
          <table:table-cell table:style-name="ce4" table:formula="of:=[.$BE$3]/[.$N9]" office:value-type="float" office:value="9.73454375183605" calcext:value-type="float">
            <text:p>9.73</text:p>
          </table:table-cell>
          <table:table-cell table:style-name="ce4" table:formula="of:=[.$BE$3]/[.$O9]" office:value-type="float" office:value="7.33065886446333" calcext:value-type="float">
            <text:p>7.33</text:p>
          </table:table-cell>
          <table:table-cell/>
          <table:table-cell table:style-name="ce4" table:formula="of:=[.$BJ$3]/[.$L9]" office:value-type="float" office:value="4.99117961075505" calcext:value-type="float">
            <text:p>4.99</text:p>
          </table:table-cell>
          <table:table-cell table:style-name="ce4" table:formula="of:=[.$BJ$3]/[.$M9]" office:value-type="float" office:value="3.25151534808524" calcext:value-type="float">
            <text:p>3.25</text:p>
          </table:table-cell>
          <table:table-cell table:style-name="ce4" table:formula="of:=[.$BJ$3]/[.$N9]" office:value-type="float" office:value="2.54420519119657" calcext:value-type="float">
            <text:p>2.54</text:p>
          </table:table-cell>
          <table:table-cell table:style-name="ce4" table:formula="of:=[.$BJ$3]/[.$O9]" office:value-type="float" office:value="1.91592958163458" calcext:value-type="float">
            <text:p>1.92</text:p>
          </table:table-cell>
          <table:table-cell/>
          <table:table-cell table:style-name="ce4" table:formula="of:=[.$BO$3]/[.$L9]" office:value-type="float" office:value="10.6509922368718" calcext:value-type="float">
            <text:p>10.65</text:p>
          </table:table-cell>
          <table:table-cell table:style-name="ce4" table:formula="of:=[.$BO$3]/[.$M9]" office:value-type="float" office:value="6.93861319995385" calcext:value-type="float">
            <text:p>6.94</text:p>
          </table:table-cell>
          <table:table-cell table:style-name="ce4" table:formula="of:=[.$BO$3]/[.$N9]" office:value-type="float" office:value="5.42923954931454" calcext:value-type="float">
            <text:p>5.43</text:p>
          </table:table-cell>
          <table:table-cell table:style-name="ce4" table:formula="of:=[.$BO$3]/[.$O9]" office:value-type="float" office:value="4.08852269239334" calcext:value-type="float">
            <text:p>4.09</text:p>
          </table:table-cell>
          <table:table-cell/>
          <table:table-cell table:style-name="ce4" table:formula="of:=[.$BT$3]/[.$L9]" office:value-type="float" office:value="19.435747676298" calcext:value-type="float">
            <text:p>19.44</text:p>
          </table:table-cell>
          <table:table-cell table:style-name="ce4" table:formula="of:=[.$BT$3]/[.$M9]" office:value-type="float" office:value="12.6614621791651" calcext:value-type="float">
            <text:p>12.66</text:p>
          </table:table-cell>
          <table:table-cell table:style-name="ce4" table:formula="of:=[.$BT$3]/[.$N9]" office:value-type="float" office:value="9.90718306876229" calcext:value-type="float">
            <text:p>9.91</text:p>
          </table:table-cell>
          <table:table-cell table:style-name="ce4" table:formula="of:=[.$BT$3]/[.$O9]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4" table:formula="of:=[.B10]*[.$H$1]" office:value-type="float" office:value="13.8642027559055" calcext:value-type="float">
            <text:p>13.86</text:p>
          </table:table-cell>
          <table:table-cell table:style-name="ce4" table:formula="of:=[.C10]*[.$H$1]" office:value-type="float" office:value="20.8692736220473" calcext:value-type="float">
            <text:p>20.87</text:p>
          </table:table-cell>
          <table:table-cell table:style-name="ce4" table:formula="of:=[.D10]*[.$H$1]" office:value-type="float" office:value="27.1446496062993" calcext:value-type="float">
            <text:p>27.14</text:p>
          </table:table-cell>
          <table:table-cell table:style-name="ce4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4" table:formula="of:=[.$Q$3]/[.L10]" office:value-type="float" office:value="6.46845704573963" calcext:value-type="float">
            <text:p>6.47</text:p>
          </table:table-cell>
          <table:table-cell table:style-name="ce4" table:formula="of:=[.$Q$3]/[.M10]" office:value-type="float" office:value="4.29722670870815" calcext:value-type="float">
            <text:p>4.30</text:p>
          </table:table-cell>
          <table:table-cell table:style-name="ce4" table:formula="of:=[.$Q$3]/[.N10]" office:value-type="float" office:value="3.30378182443691" calcext:value-type="float">
            <text:p>3.30</text:p>
          </table:table-cell>
          <table:table-cell table:style-name="ce4" table:formula="of:=[.$Q$3]/[.O10]" office:value-type="float" office:value="2.5236280055247" calcext:value-type="float">
            <text:p>2.52</text:p>
          </table:table-cell>
          <table:table-cell/>
          <table:table-cell table:style-name="ce4" table:formula="of:=[.$V$3]/[.L10]" office:value-type="float" office:value="1.69068502622811" calcext:value-type="float">
            <text:p>1.69</text:p>
          </table:table-cell>
          <table:table-cell table:style-name="ce4" table:formula="of:=[.$V$3]/[.M10]" office:value-type="float" office:value="1.12318236008161" calcext:value-type="float">
            <text:p>1.12</text:p>
          </table:table-cell>
          <table:table-cell table:style-name="ce4" table:formula="of:=[.$V$3]/[.N10]" office:value-type="float" office:value="0.863521921998229" calcext:value-type="float">
            <text:p>0.86</text:p>
          </table:table-cell>
          <table:table-cell table:style-name="ce4" table:formula="of:=[.$V$3]/[.O10]" office:value-type="float" office:value="0.659610174503781" calcext:value-type="float">
            <text:p>0.66</text:p>
          </table:table-cell>
          <table:table-cell/>
          <table:table-cell table:style-name="ce4" table:formula="of:=[.$AA$3]/[.L10]" office:value-type="float" office:value="3.60785260289804" calcext:value-type="float">
            <text:p>3.61</text:p>
          </table:table-cell>
          <table:table-cell table:style-name="ce4" table:formula="of:=[.$AA$3]/[.M10]" office:value-type="float" office:value="2.39682515577143" calcext:value-type="float">
            <text:p>2.40</text:p>
          </table:table-cell>
          <table:table-cell table:style-name="ce4" table:formula="of:=[.$AA$3]/[.N10]" office:value-type="float" office:value="1.84272041545868" calcext:value-type="float">
            <text:p>1.84</text:p>
          </table:table-cell>
          <table:table-cell table:style-name="ce4" table:formula="of:=[.$AA$3]/[.O10]" office:value-type="float" office:value="1.40758109763989" calcext:value-type="float">
            <text:p>1.41</text:p>
          </table:table-cell>
          <table:table-cell/>
          <table:table-cell table:style-name="ce4" table:formula="of:=[.$AF$3]/[.L10]" office:value-type="float" office:value="6.58241960296832" calcext:value-type="float">
            <text:p>6.58</text:p>
          </table:table-cell>
          <table:table-cell table:style-name="ce4" table:formula="of:=[.$AF$3]/[.M10]" office:value-type="float" office:value="4.37293609987406" calcext:value-type="float">
            <text:p>4.37</text:p>
          </table:table-cell>
          <table:table-cell table:style-name="ce4" table:formula="of:=[.$AF$3]/[.N10]" office:value-type="float" office:value="3.36198850689242" calcext:value-type="float">
            <text:p>3.36</text:p>
          </table:table-cell>
          <table:table-cell table:style-name="ce4" table:formula="of:=[.$AF$3]/[.O10]" office:value-type="float" office:value="2.56808978349893" calcext:value-type="float">
            <text:p>2.57</text:p>
          </table:table-cell>
          <table:table-cell/>
          <table:table-cell table:style-name="ce4" table:formula="of:=[.$AK$3]/[.$L10]" office:value-type="float" office:value="11.0716788193692" calcext:value-type="float">
            <text:p>11.07</text:p>
          </table:table-cell>
          <table:table-cell table:style-name="ce4" table:formula="of:=[.$AK$3]/[.$M10]" office:value-type="float" office:value="7.35531110377677" calcext:value-type="float">
            <text:p>7.36</text:p>
          </table:table-cell>
          <table:table-cell table:style-name="ce4" table:formula="of:=[.$AK$3]/[.$N10]" office:value-type="float" office:value="5.65488971957031" calcext:value-type="float">
            <text:p>5.65</text:p>
          </table:table-cell>
          <table:table-cell table:style-name="ce4" table:formula="of:=[.$AK$3]/[.$O10]" office:value-type="float" office:value="4.31954615129396" calcext:value-type="float">
            <text:p>4.32</text:p>
          </table:table-cell>
          <table:table-cell/>
          <table:table-cell table:style-name="ce4" table:formula="of:=[.$AP$3]/[.$L10]" office:value-type="float" office:value="2.89378341519931" calcext:value-type="float">
            <text:p>2.89</text:p>
          </table:table-cell>
          <table:table-cell table:style-name="ce4" table:formula="of:=[.$AP$3]/[.$M10]" office:value-type="float" office:value="1.92244352757996" calcext:value-type="float">
            <text:p>1.92</text:p>
          </table:table-cell>
          <table:table-cell table:style-name="ce4" table:formula="of:=[.$AP$3]/[.$N10]" office:value-type="float" office:value="1.47800765830072" calcext:value-type="float">
            <text:p>1.48</text:p>
          </table:table-cell>
          <table:table-cell table:style-name="ce4" table:formula="of:=[.$AP$3]/[.$O10]" office:value-type="float" office:value="1.12899147615579" calcext:value-type="float">
            <text:p>1.13</text:p>
          </table:table-cell>
          <table:table-cell/>
          <table:table-cell table:style-name="ce4" table:formula="of:=[.$AU$3]/[.$L10]" office:value-type="float" office:value="6.17417398656682" calcext:value-type="float">
            <text:p>6.17</text:p>
          </table:table-cell>
          <table:table-cell table:style-name="ce4" table:formula="of:=[.$AU$3]/[.$M10]" office:value-type="float" office:value="4.10172397708985" calcext:value-type="float">
            <text:p>4.10</text:p>
          </table:table-cell>
          <table:table-cell table:style-name="ce4" table:formula="of:=[.$AU$3]/[.$N10]" office:value-type="float" office:value="3.1534759608809" calcext:value-type="float">
            <text:p>3.15</text:p>
          </table:table-cell>
          <table:table-cell table:style-name="ce4" table:formula="of:=[.$AU$3]/[.$O10]" office:value-type="float" office:value="2.40881531303428" calcext:value-type="float">
            <text:p>2.41</text:p>
          </table:table-cell>
          <table:table-cell/>
          <table:table-cell table:style-name="ce4" table:formula="of:=[.$AZ$3]/[.$L10]" office:value-type="float" office:value="11.2678675254845" calcext:value-type="float">
            <text:p>11.27</text:p>
          </table:table-cell>
          <table:table-cell table:style-name="ce4" table:formula="of:=[.$AZ$3]/[.$M10]" office:value-type="float" office:value="7.48564625818897" calcext:value-type="float">
            <text:p>7.49</text:p>
          </table:table-cell>
          <table:table-cell table:style-name="ce4" table:formula="of:=[.$AZ$3]/[.$N10]" office:value-type="float" office:value="5.75509362860765" calcext:value-type="float">
            <text:p>5.76</text:p>
          </table:table-cell>
          <table:table-cell table:style-name="ce4" table:formula="of:=[.$AZ$3]/[.$O10]" office:value-type="float" office:value="4.39608794628757" calcext:value-type="float">
            <text:p>4.40</text:p>
          </table:table-cell>
          <table:table-cell/>
          <table:table-cell table:style-name="ce4" table:formula="of:=[.$BE$3]/[.$L10]" office:value-type="float" office:value="15.7802077661342" calcext:value-type="float">
            <text:p>15.78</text:p>
          </table:table-cell>
          <table:table-cell table:style-name="ce4" table:formula="of:=[.$BE$3]/[.$M10]" office:value-type="float" office:value="10.4833548096696" calcext:value-type="float">
            <text:p>10.48</text:p>
          </table:table-cell>
          <table:table-cell table:style-name="ce4" table:formula="of:=[.$BE$3]/[.$N10]" office:value-type="float" office:value="8.0597835364664" calcext:value-type="float">
            <text:p>8.06</text:p>
          </table:table-cell>
          <table:table-cell table:style-name="ce4" table:formula="of:=[.$BE$3]/[.$O10]" office:value-type="float" office:value="6.15654923114066" calcext:value-type="float">
            <text:p>6.16</text:p>
          </table:table-cell>
          <table:table-cell/>
          <table:table-cell table:style-name="ce4" table:formula="of:=[.$BJ$3]/[.$L10]" office:value-type="float" office:value="4.12429052046602" calcext:value-type="float">
            <text:p>4.12</text:p>
          </table:table-cell>
          <table:table-cell table:style-name="ce4" table:formula="of:=[.$BJ$3]/[.$M10]" office:value-type="float" office:value="2.73991328282707" calcext:value-type="float">
            <text:p>2.74</text:p>
          </table:table-cell>
          <table:table-cell table:style-name="ce4" table:formula="of:=[.$BJ$3]/[.$N10]" office:value-type="float" office:value="2.10649247013049" calcext:value-type="float">
            <text:p>2.11</text:p>
          </table:table-cell>
          <table:table-cell table:style-name="ce4" table:formula="of:=[.$BJ$3]/[.$O10]" office:value-type="float" office:value="1.60906611681426" calcext:value-type="float">
            <text:p>1.61</text:p>
          </table:table-cell>
          <table:table-cell/>
          <table:table-cell table:style-name="ce4" table:formula="of:=[.$BO$3]/[.$L10]" office:value-type="float" office:value="8.80108305888883" calcext:value-type="float">
            <text:p>8.80</text:p>
          </table:table-cell>
          <table:table-cell table:style-name="ce4" table:formula="of:=[.$BO$3]/[.$M10]" office:value-type="float" office:value="5.84687336080027" calcext:value-type="float">
            <text:p>5.85</text:p>
          </table:table-cell>
          <table:table-cell table:style-name="ce4" table:formula="of:=[.$BO$3]/[.$N10]" office:value-type="float" office:value="4.4951768311529" calcext:value-type="float">
            <text:p>4.50</text:p>
          </table:table-cell>
          <table:table-cell table:style-name="ce4" table:formula="of:=[.$BO$3]/[.$O10]" office:value-type="float" office:value="3.43368743570611" calcext:value-type="float">
            <text:p>3.43</text:p>
          </table:table-cell>
          <table:table-cell/>
          <table:table-cell table:style-name="ce4" table:formula="of:=[.$BT$3]/[.$L10]" office:value-type="float" office:value="16.0600651851515" calcext:value-type="float">
            <text:p>16.06</text:p>
          </table:table-cell>
          <table:table-cell table:style-name="ce4" table:formula="of:=[.$BT$3]/[.$M10]" office:value-type="float" office:value="10.6692740740517" calcext:value-type="float">
            <text:p>10.67</text:p>
          </table:table-cell>
          <table:table-cell table:style-name="ce4" table:formula="of:=[.$BT$3]/[.$N10]" office:value-type="float" office:value="8.20272146553437" calcext:value-type="float">
            <text:p>8.20</text:p>
          </table:table-cell>
          <table:table-cell table:style-name="ce4" table:formula="of:=[.$BT$3]/[.$O10]" office:value-type="float" office:value="6.26573385046979" calcext:value-type="float">
            <text:p>6.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4" table:formula="of:=[.B11]*[.$H$1]" office:value-type="float" office:value="7.36991830708663" calcext:value-type="float">
            <text:p>7.37</text:p>
          </table:table-cell>
          <table:table-cell table:style-name="ce4" table:formula="of:=[.C11]*[.$H$1]" office:value-type="float" office:value="11.0183927165355" calcext:value-type="float">
            <text:p>11.02</text:p>
          </table:table-cell>
          <table:table-cell table:style-name="ce4" table:formula="of:=[.D11]*[.$H$1]" office:value-type="float" office:value="14.3020196850394" calcext:value-type="float">
            <text:p>14.30</text:p>
          </table:table-cell>
          <table:table-cell table:style-name="ce4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4" table:formula="of:=[.$Q$3]/[.L11]" office:value-type="float" office:value="12.1683845414904" calcext:value-type="float">
            <text:p>12.17</text:p>
          </table:table-cell>
          <table:table-cell table:style-name="ce4" table:formula="of:=[.$Q$3]/[.M11]" office:value-type="float" office:value="8.13911813702338" calcext:value-type="float">
            <text:p>8.14</text:p>
          </table:table-cell>
          <table:table-cell table:style-name="ce4" table:formula="of:=[.$Q$3]/[.N11]" office:value-type="float" office:value="6.27044305454352" calcext:value-type="float">
            <text:p>6.27</text:p>
          </table:table-cell>
          <table:table-cell table:style-name="ce4" table:formula="of:=[.$Q$3]/[.O11]" office:value-type="float" office:value="4.87701126464496" calcext:value-type="float">
            <text:p>4.88</text:p>
          </table:table-cell>
          <table:table-cell/>
          <table:table-cell table:style-name="ce4" table:formula="of:=[.$V$3]/[.L11]" office:value-type="float" office:value="3.18049658399348" calcext:value-type="float">
            <text:p>3.18</text:p>
          </table:table-cell>
          <table:table-cell table:style-name="ce4" table:formula="of:=[.$V$3]/[.M11]" office:value-type="float" office:value="2.12735201975723" calcext:value-type="float">
            <text:p>2.13</text:p>
          </table:table-cell>
          <table:table-cell table:style-name="ce4" table:formula="of:=[.$V$3]/[.N11]" office:value-type="float" office:value="1.6389293621599" calcext:value-type="float">
            <text:p>1.64</text:p>
          </table:table-cell>
          <table:table-cell table:style-name="ce4" table:formula="of:=[.$V$3]/[.O11]" office:value-type="float" office:value="1.27472283723548" calcext:value-type="float">
            <text:p>1.27</text:p>
          </table:table-cell>
          <table:table-cell/>
          <table:table-cell table:style-name="ce4" table:formula="of:=[.$AA$3]/[.L11]" office:value-type="float" office:value="6.78704945099632" calcext:value-type="float">
            <text:p>6.79</text:p>
          </table:table-cell>
          <table:table-cell table:style-name="ce4" table:formula="of:=[.$AA$3]/[.M11]" office:value-type="float" office:value="4.53968208311674" calcext:value-type="float">
            <text:p>4.54</text:p>
          </table:table-cell>
          <table:table-cell table:style-name="ce4" table:formula="of:=[.$AA$3]/[.N11]" office:value-type="float" office:value="3.49740813546239" calcext:value-type="float">
            <text:p>3.50</text:p>
          </table:table-cell>
          <table:table-cell table:style-name="ce4" table:formula="of:=[.$AA$3]/[.O11]" office:value-type="float" office:value="2.72020632758186" calcext:value-type="float">
            <text:p>2.72</text:p>
          </table:table-cell>
          <table:table-cell/>
          <table:table-cell table:style-name="ce4" table:formula="of:=[.$AF$3]/[.L11]" office:value-type="float" office:value="12.3827695501384" calcext:value-type="float">
            <text:p>12.38</text:p>
          </table:table-cell>
          <table:table-cell table:style-name="ce4" table:formula="of:=[.$AF$3]/[.M11]" office:value-type="float" office:value="8.28251473221179" calcext:value-type="float">
            <text:p>8.28</text:p>
          </table:table-cell>
          <table:table-cell table:style-name="ce4" table:formula="of:=[.$AF$3]/[.N11]" office:value-type="float" office:value="6.38091696206113" calcext:value-type="float">
            <text:p>6.38</text:p>
          </table:table-cell>
          <table:table-cell table:style-name="ce4" table:formula="of:=[.$AF$3]/[.O11]" office:value-type="float" office:value="4.96293541493643" calcext:value-type="float">
            <text:p>4.96</text:p>
          </table:table-cell>
          <table:table-cell/>
          <table:table-cell table:style-name="ce4" table:formula="of:=[.$AK$3]/[.$L11]" office:value-type="float" office:value="20.8279106502986" calcext:value-type="float">
            <text:p>20.83</text:p>
          </table:table-cell>
          <table:table-cell table:style-name="ce4" table:formula="of:=[.$AK$3]/[.$M11]" office:value-type="float" office:value="13.9312514945706" calcext:value-type="float">
            <text:p>13.93</text:p>
          </table:table-cell>
          <table:table-cell table:style-name="ce4" table:formula="of:=[.$AK$3]/[.$N11]" office:value-type="float" office:value="10.7327498759192" calcext:value-type="float">
            <text:p>10.73</text:p>
          </table:table-cell>
          <table:table-cell table:style-name="ce4" table:formula="of:=[.$AK$3]/[.$O11]" office:value-type="float" office:value="8.34769434793713" calcext:value-type="float">
            <text:p>8.35</text:p>
          </table:table-cell>
          <table:table-cell/>
          <table:table-cell table:style-name="ce4" table:formula="of:=[.$AP$3]/[.$L11]" office:value-type="float" office:value="5.44375097908781" calcext:value-type="float">
            <text:p>5.44</text:p>
          </table:table-cell>
          <table:table-cell table:style-name="ce4" table:formula="of:=[.$AP$3]/[.$M11]" office:value-type="float" office:value="3.64118442972099" calcext:value-type="float">
            <text:p>3.64</text:p>
          </table:table-cell>
          <table:table-cell table:style-name="ce4" table:formula="of:=[.$AP$3]/[.$N11]" office:value-type="float" office:value="2.80519820861158" calcext:value-type="float">
            <text:p>2.81</text:p>
          </table:table-cell>
          <table:table-cell table:style-name="ce4" table:formula="of:=[.$AP$3]/[.$O11]" office:value-type="float" office:value="2.18182082892011" calcext:value-type="float">
            <text:p>2.18</text:p>
          </table:table-cell>
          <table:table-cell/>
          <table:table-cell table:style-name="ce4" table:formula="of:=[.$AU$3]/[.$L11]" office:value-type="float" office:value="11.6147827470069" calcext:value-type="float">
            <text:p>11.61</text:p>
          </table:table-cell>
          <table:table-cell table:style-name="ce4" table:formula="of:=[.$AU$3]/[.$M11]" office:value-type="float" office:value="7.76882819501786" calcext:value-type="float">
            <text:p>7.77</text:p>
          </table:table-cell>
          <table:table-cell table:style-name="ce4" table:formula="of:=[.$AU$3]/[.$N11]" office:value-type="float" office:value="5.98516866044743" calcext:value-type="float">
            <text:p>5.99</text:p>
          </table:table-cell>
          <table:table-cell table:style-name="ce4" table:formula="of:=[.$AU$3]/[.$O11]" office:value-type="float" office:value="4.655131180348" calcext:value-type="float">
            <text:p>4.66</text:p>
          </table:table-cell>
          <table:table-cell/>
          <table:table-cell table:style-name="ce4" table:formula="of:=[.$AZ$3]/[.$L11]" office:value-type="float" office:value="21.1969785132876" calcext:value-type="float">
            <text:p>21.20</text:p>
          </table:table-cell>
          <table:table-cell table:style-name="ce4" table:formula="of:=[.$AZ$3]/[.$M11]" office:value-type="float" office:value="14.1781114559076" calcext:value-type="float">
            <text:p>14.18</text:p>
          </table:table-cell>
          <table:table-cell table:style-name="ce4" table:formula="of:=[.$AZ$3]/[.$N11]" office:value-type="float" office:value="10.9229328053166" calcext:value-type="float">
            <text:p>10.92</text:p>
          </table:table-cell>
          <table:table-cell table:style-name="ce4" table:formula="of:=[.$AZ$3]/[.$O11]" office:value-type="float" office:value="8.4956144041351" calcext:value-type="float">
            <text:p>8.50</text:p>
          </table:table-cell>
          <table:table-cell/>
          <table:table-cell table:style-name="ce4" table:formula="of:=[.$BE$3]/[.$L11]" office:value-type="float" office:value="29.6855393620347" calcext:value-type="float">
            <text:p>29.69</text:p>
          </table:table-cell>
          <table:table-cell table:style-name="ce4" table:formula="of:=[.$BE$3]/[.$M11]" office:value-type="float" office:value="19.855890566659" calcext:value-type="float">
            <text:p>19.86</text:p>
          </table:table-cell>
          <table:table-cell table:style-name="ce4" table:formula="of:=[.$BE$3]/[.$N11]" office:value-type="float" office:value="15.2971401814566" calcext:value-type="float">
            <text:p>15.30</text:p>
          </table:table-cell>
          <table:table-cell table:style-name="ce4" table:formula="of:=[.$BE$3]/[.$O11]" office:value-type="float" office:value="11.8977756966885" calcext:value-type="float">
            <text:p>11.90</text:p>
          </table:table-cell>
          <table:table-cell/>
          <table:table-cell table:style-name="ce4" table:formula="of:=[.$BJ$3]/[.$L11]" office:value-type="float" office:value="7.75856632562914" calcext:value-type="float">
            <text:p>7.76</text:p>
          </table:table-cell>
          <table:table-cell table:style-name="ce4" table:formula="of:=[.$BJ$3]/[.$M11]" office:value-type="float" office:value="5.18950462840095" calcext:value-type="float">
            <text:p>5.19</text:p>
          </table:table-cell>
          <table:table-cell table:style-name="ce4" table:formula="of:=[.$BJ$3]/[.$N11]" office:value-type="float" office:value="3.99803672902318" calcext:value-type="float">
            <text:p>4.00</text:p>
          </table:table-cell>
          <table:table-cell table:style-name="ce4" table:formula="of:=[.$BJ$3]/[.$O11]" office:value-type="float" office:value="3.10958412257358" calcext:value-type="float">
            <text:p>3.11</text:p>
          </table:table-cell>
          <table:table-cell/>
          <table:table-cell table:style-name="ce4" table:formula="of:=[.$BO$3]/[.$L11]" office:value-type="float" office:value="16.5564928830582" calcext:value-type="float">
            <text:p>16.56</text:p>
          </table:table-cell>
          <table:table-cell table:style-name="ce4" table:formula="of:=[.$BO$3]/[.$M11]" office:value-type="float" office:value="11.0742104714495" calcext:value-type="float">
            <text:p>11.07</text:p>
          </table:table-cell>
          <table:table-cell table:style-name="ce4" table:formula="of:=[.$BO$3]/[.$N11]" office:value-type="float" office:value="8.53166214892284" calcext:value-type="float">
            <text:p>8.53</text:p>
          </table:table-cell>
          <table:table-cell table:style-name="ce4" table:formula="of:=[.$BO$3]/[.$O11]" office:value-type="float" office:value="6.63573722693999" calcext:value-type="float">
            <text:p>6.64</text:p>
          </table:table-cell>
          <table:table-cell/>
          <table:table-cell table:style-name="ce4" table:formula="of:=[.$BT$3]/[.$L11]" office:value-type="float" office:value="30.2120038136513" calcext:value-type="float">
            <text:p>30.21</text:p>
          </table:table-cell>
          <table:table-cell table:style-name="ce4" table:formula="of:=[.$BT$3]/[.$M11]" office:value-type="float" office:value="20.2080290409191" calcext:value-type="float">
            <text:p>20.21</text:p>
          </table:table-cell>
          <table:table-cell table:style-name="ce4" table:formula="of:=[.$BT$3]/[.$N11]" office:value-type="float" office:value="15.5684305366265" calcext:value-type="float">
            <text:p>15.57</text:p>
          </table:table-cell>
          <table:table-cell table:style-name="ce4" table:formula="of:=[.$BT$3]/[.$O11]" office:value-type="float" office:value="12.108779306265" calcext:value-type="float">
            <text:p>12.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4" table:formula="of:=[.B12]*[.$H$1]" office:value-type="float" office:value="8.17258267716537" calcext:value-type="float">
            <text:p>8.17</text:p>
          </table:table-cell>
          <table:table-cell table:style-name="ce4" table:formula="of:=[.C12]*[.$H$1]" office:value-type="float" office:value="12.2588740157481" calcext:value-type="float">
            <text:p>12.26</text:p>
          </table:table-cell>
          <table:table-cell table:style-name="ce4" table:formula="of:=[.D12]*[.$H$1]" office:value-type="float" office:value="15.9073484251969" calcext:value-type="float">
            <text:p>15.91</text:p>
          </table:table-cell>
          <table:table-cell table:style-name="ce4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4" table:formula="of:=[.$Q$3]/[.L12]" office:value-type="float" office:value="10.9732753454512" calcext:value-type="float">
            <text:p>10.97</text:p>
          </table:table-cell>
          <table:table-cell table:style-name="ce4" table:formula="of:=[.$Q$3]/[.M12]" office:value-type="float" office:value="7.31551689696744" calcext:value-type="float">
            <text:p>7.32</text:p>
          </table:table-cell>
          <table:table-cell table:style-name="ce4" table:formula="of:=[.$Q$3]/[.N12]" office:value-type="float" office:value="5.63764604903913" calcext:value-type="float">
            <text:p>5.64</text:p>
          </table:table-cell>
          <table:table-cell table:style-name="ce4" table:formula="of:=[.$Q$3]/[.O12]" office:value-type="float" office:value="4.29722670870815" calcext:value-type="float">
            <text:p>4.30</text:p>
          </table:table-cell>
          <table:table-cell/>
          <table:table-cell table:style-name="ce4" table:formula="of:=[.$V$3]/[.L12]" office:value-type="float" office:value="2.86812638377983" calcext:value-type="float">
            <text:p>2.87</text:p>
          </table:table-cell>
          <table:table-cell table:style-name="ce4" table:formula="of:=[.$V$3]/[.M12]" office:value-type="float" office:value="1.91208425585322" calcext:value-type="float">
            <text:p>1.91</text:p>
          </table:table-cell>
          <table:table-cell table:style-name="ce4" table:formula="of:=[.$V$3]/[.N12]" office:value-type="float" office:value="1.4735328210245" calcext:value-type="float">
            <text:p>1.47</text:p>
          </table:table-cell>
          <table:table-cell table:style-name="ce4" table:formula="of:=[.$V$3]/[.O12]" office:value-type="float" office:value="1.12318236008161" calcext:value-type="float">
            <text:p>1.12</text:p>
          </table:table-cell>
          <table:table-cell/>
          <table:table-cell table:style-name="ce4" table:formula="of:=[.$AA$3]/[.L12]" office:value-type="float" office:value="6.12046423705918" calcext:value-type="float">
            <text:p>6.12</text:p>
          </table:table-cell>
          <table:table-cell table:style-name="ce4" table:formula="of:=[.$AA$3]/[.M12]" office:value-type="float" office:value="4.08030949137279" calcext:value-type="float">
            <text:p>4.08</text:p>
          </table:table-cell>
          <table:table-cell table:style-name="ce4" table:formula="of:=[.$AA$3]/[.N12]" office:value-type="float" office:value="3.14445869059921" calcext:value-type="float">
            <text:p>3.14</text:p>
          </table:table-cell>
          <table:table-cell table:style-name="ce4" table:formula="of:=[.$AA$3]/[.O12]" office:value-type="float" office:value="2.39682515577143" calcext:value-type="float">
            <text:p>2.40</text:p>
          </table:table-cell>
          <table:table-cell/>
          <table:table-cell table:style-name="ce4" table:formula="of:=[.$AF$3]/[.L12]" office:value-type="float" office:value="11.166604683607" calcext:value-type="float">
            <text:p>11.17</text:p>
          </table:table-cell>
          <table:table-cell table:style-name="ce4" table:formula="of:=[.$AF$3]/[.M12]" office:value-type="float" office:value="7.44440312240465" calcext:value-type="float">
            <text:p>7.44</text:p>
          </table:table-cell>
          <table:table-cell table:style-name="ce4" table:formula="of:=[.$AF$3]/[.N12]" office:value-type="float" office:value="5.73697121359624" calcext:value-type="float">
            <text:p>5.74</text:p>
          </table:table-cell>
          <table:table-cell table:style-name="ce4" table:formula="of:=[.$AF$3]/[.O12]" office:value-type="float" office:value="4.37293609987406" calcext:value-type="float">
            <text:p>4.37</text:p>
          </table:table-cell>
          <table:table-cell/>
          <table:table-cell table:style-name="ce4" table:formula="of:=[.$AK$3]/[.$L12]" office:value-type="float" office:value="18.7823122828585" calcext:value-type="float">
            <text:p>18.78</text:p>
          </table:table-cell>
          <table:table-cell table:style-name="ce4" table:formula="of:=[.$AK$3]/[.$M12]" office:value-type="float" office:value="12.5215415219057" calcext:value-type="float">
            <text:p>12.52</text:p>
          </table:table-cell>
          <table:table-cell table:style-name="ce4" table:formula="of:=[.$AK$3]/[.$N12]" office:value-type="float" office:value="9.64962832880806" calcext:value-type="float">
            <text:p>9.65</text:p>
          </table:table-cell>
          <table:table-cell table:style-name="ce4" table:formula="of:=[.$AK$3]/[.$O12]" office:value-type="float" office:value="7.35531110377677" calcext:value-type="float">
            <text:p>7.36</text:p>
          </table:table-cell>
          <table:table-cell/>
          <table:table-cell table:style-name="ce4" table:formula="of:=[.$AP$3]/[.$L12]" office:value-type="float" office:value="4.90909686507026" calcext:value-type="float">
            <text:p>4.91</text:p>
          </table:table-cell>
          <table:table-cell table:style-name="ce4" table:formula="of:=[.$AP$3]/[.$M12]" office:value-type="float" office:value="3.27273124338017" calcext:value-type="float">
            <text:p>3.27</text:p>
          </table:table-cell>
          <table:table-cell table:style-name="ce4" table:formula="of:=[.$AP$3]/[.$N12]" office:value-type="float" office:value="2.52210481141224" calcext:value-type="float">
            <text:p>2.52</text:p>
          </table:table-cell>
          <table:table-cell table:style-name="ce4" table:formula="of:=[.$AP$3]/[.$O12]" office:value-type="float" office:value="1.92244352757996" calcext:value-type="float">
            <text:p>1.92</text:p>
          </table:table-cell>
          <table:table-cell/>
          <table:table-cell table:style-name="ce4" table:formula="of:=[.$AU$3]/[.$L12]" office:value-type="float" office:value="10.474045155783" calcext:value-type="float">
            <text:p>10.47</text:p>
          </table:table-cell>
          <table:table-cell table:style-name="ce4" table:formula="of:=[.$AU$3]/[.$M12]" office:value-type="float" office:value="6.982696770522" calcext:value-type="float">
            <text:p>6.98</text:p>
          </table:table-cell>
          <table:table-cell table:style-name="ce4" table:formula="of:=[.$AU$3]/[.$N12]" office:value-type="float" office:value="5.38116081398026" calcext:value-type="float">
            <text:p>5.38</text:p>
          </table:table-cell>
          <table:table-cell table:style-name="ce4" table:formula="of:=[.$AU$3]/[.$O12]" office:value-type="float" office:value="4.10172397708985" calcext:value-type="float">
            <text:p>4.10</text:p>
          </table:table-cell>
          <table:table-cell/>
          <table:table-cell table:style-name="ce4" table:formula="of:=[.$AZ$3]/[.$L12]" office:value-type="float" office:value="19.115132409304" calcext:value-type="float">
            <text:p>19.12</text:p>
          </table:table-cell>
          <table:table-cell table:style-name="ce4" table:formula="of:=[.$AZ$3]/[.$M12]" office:value-type="float" office:value="12.7434216062027" calcext:value-type="float">
            <text:p>12.74</text:p>
          </table:table-cell>
          <table:table-cell table:style-name="ce4" table:formula="of:=[.$AZ$3]/[.$N12]" office:value-type="float" office:value="9.82061848551397" calcext:value-type="float">
            <text:p>9.82</text:p>
          </table:table-cell>
          <table:table-cell table:style-name="ce4" table:formula="of:=[.$AZ$3]/[.$O12]" office:value-type="float" office:value="7.48564625818897" calcext:value-type="float">
            <text:p>7.49</text:p>
          </table:table-cell>
          <table:table-cell/>
          <table:table-cell table:style-name="ce4" table:formula="of:=[.$BE$3]/[.$L12]" office:value-type="float" office:value="26.7699953175491" calcext:value-type="float">
            <text:p>26.77</text:p>
          </table:table-cell>
          <table:table-cell table:style-name="ce4" table:formula="of:=[.$BE$3]/[.$M12]" office:value-type="float" office:value="17.8466635450328" calcext:value-type="float">
            <text:p>17.85</text:p>
          </table:table-cell>
          <table:table-cell table:style-name="ce4" table:formula="of:=[.$BE$3]/[.$N12]" office:value-type="float" office:value="13.75339208975" calcext:value-type="float">
            <text:p>13.75</text:p>
          </table:table-cell>
          <table:table-cell table:style-name="ce4" table:formula="of:=[.$BE$3]/[.$O12]" office:value-type="float" office:value="10.4833548096696" calcext:value-type="float">
            <text:p>10.48</text:p>
          </table:table-cell>
          <table:table-cell/>
          <table:table-cell table:style-name="ce4" table:formula="of:=[.$BJ$3]/[.$L12]" office:value-type="float" office:value="6.99656427579056" calcext:value-type="float">
            <text:p>7.00</text:p>
          </table:table-cell>
          <table:table-cell table:style-name="ce4" table:formula="of:=[.$BJ$3]/[.$M12]" office:value-type="float" office:value="4.66437618386038" calcext:value-type="float">
            <text:p>4.66</text:p>
          </table:table-cell>
          <table:table-cell table:style-name="ce4" table:formula="of:=[.$BJ$3]/[.$N12]" office:value-type="float" office:value="3.59456513251625" calcext:value-type="float">
            <text:p>3.59</text:p>
          </table:table-cell>
          <table:table-cell table:style-name="ce4" table:formula="of:=[.$BJ$3]/[.$O12]" office:value-type="float" office:value="2.73991328282707" calcext:value-type="float">
            <text:p>2.74</text:p>
          </table:table-cell>
          <table:table-cell/>
          <table:table-cell table:style-name="ce4" table:formula="of:=[.$BO$3]/[.$L12]" office:value-type="float" office:value="14.930408760615" calcext:value-type="float">
            <text:p>14.93</text:p>
          </table:table-cell>
          <table:table-cell table:style-name="ce4" table:formula="of:=[.$BO$3]/[.$M12]" office:value-type="float" office:value="9.95360584040999" calcext:value-type="float">
            <text:p>9.95</text:p>
          </table:table-cell>
          <table:table-cell table:style-name="ce4" table:formula="of:=[.$BO$3]/[.$N12]" office:value-type="float" office:value="7.6706687210499" calcext:value-type="float">
            <text:p>7.67</text:p>
          </table:table-cell>
          <table:table-cell table:style-name="ce4" table:formula="of:=[.$BO$3]/[.$O12]" office:value-type="float" office:value="5.84687336080027" calcext:value-type="float">
            <text:p>5.85</text:p>
          </table:table-cell>
          <table:table-cell/>
          <table:table-cell table:style-name="ce4" table:formula="of:=[.$BT$3]/[.$L12]" office:value-type="float" office:value="27.2447534390963" calcext:value-type="float">
            <text:p>27.24</text:p>
          </table:table-cell>
          <table:table-cell table:style-name="ce4" table:formula="of:=[.$BT$3]/[.$M12]" office:value-type="float" office:value="18.1631689593975" calcext:value-type="float">
            <text:p>18.16</text:p>
          </table:table-cell>
          <table:table-cell table:style-name="ce4" table:formula="of:=[.$BT$3]/[.$N12]" office:value-type="float" office:value="13.9973045191687" calcext:value-type="float">
            <text:p>14.00</text:p>
          </table:table-cell>
          <table:table-cell table:style-name="ce4" table:formula="of:=[.$BT$3]/[.$O12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4" table:formula="of:=[.B13]*[.$H$1]" office:value-type="float" office:value="8.97524704724411" calcext:value-type="float">
            <text:p>8.98</text:p>
          </table:table-cell>
          <table:table-cell table:style-name="ce4" table:formula="of:=[.C13]*[.$H$1]" office:value-type="float" office:value="13.0615383858268" calcext:value-type="float">
            <text:p>13.06</text:p>
          </table:table-cell>
          <table:table-cell table:style-name="ce4" table:formula="of:=[.D13]*[.$H$1]" office:value-type="float" office:value="16.7829822834646" calcext:value-type="float">
            <text:p>16.78</text:p>
          </table:table-cell>
          <table:table-cell table:style-name="ce4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4" table:formula="of:=[.$Q$3]/[.L13]" office:value-type="float" office:value="9.99192551780919" calcext:value-type="float">
            <text:p>9.99</text:p>
          </table:table-cell>
          <table:table-cell table:style-name="ce4" table:formula="of:=[.$Q$3]/[.M13]" office:value-type="float" office:value="6.86595999268453" calcext:value-type="float">
            <text:p>6.87</text:p>
          </table:table-cell>
          <table:table-cell table:style-name="ce4" table:formula="of:=[.$Q$3]/[.N13]" office:value-type="float" office:value="5.34350799430665" calcext:value-type="float">
            <text:p>5.34</text:p>
          </table:table-cell>
          <table:table-cell table:style-name="ce4" table:formula="of:=[.$Q$3]/[.O13]" office:value-type="float" office:value="4.13807016394118" calcext:value-type="float">
            <text:p>4.14</text:p>
          </table:table-cell>
          <table:table-cell/>
          <table:table-cell table:style-name="ce4" table:formula="of:=[.$V$3]/[.L13]" office:value-type="float" office:value="2.61162727628733" calcext:value-type="float">
            <text:p>2.61</text:p>
          </table:table-cell>
          <table:table-cell table:style-name="ce4" table:formula="of:=[.$V$3]/[.M13]" office:value-type="float" office:value="1.79458187141531" calcext:value-type="float">
            <text:p>1.79</text:p>
          </table:table-cell>
          <table:table-cell table:style-name="ce4" table:formula="of:=[.$V$3]/[.N13]" office:value-type="float" office:value="1.39665284775366" calcext:value-type="float">
            <text:p>1.40</text:p>
          </table:table-cell>
          <table:table-cell table:style-name="ce4" table:formula="of:=[.$V$3]/[.O13]" office:value-type="float" office:value="1.08158301341192" calcext:value-type="float">
            <text:p>1.08</text:p>
          </table:table-cell>
          <table:table-cell/>
          <table:table-cell table:style-name="ce4" table:formula="of:=[.$AA$3]/[.L13]" office:value-type="float" office:value="5.57310564675308" calcext:value-type="float">
            <text:p>5.57</text:p>
          </table:table-cell>
          <table:table-cell table:style-name="ce4" table:formula="of:=[.$AA$3]/[.M13]" office:value-type="float" office:value="3.82956421536664" calcext:value-type="float">
            <text:p>3.83</text:p>
          </table:table-cell>
          <table:table-cell table:style-name="ce4" table:formula="of:=[.$AA$3]/[.N13]" office:value-type="float" office:value="2.98039997630708" calcext:value-type="float">
            <text:p>2.98</text:p>
          </table:table-cell>
          <table:table-cell table:style-name="ce4" table:formula="of:=[.$AA$3]/[.O13]" office:value-type="float" office:value="2.30805385370582" calcext:value-type="float">
            <text:p>2.31</text:p>
          </table:table-cell>
          <table:table-cell/>
          <table:table-cell table:style-name="ce4" table:formula="of:=[.$AF$3]/[.L13]" office:value-type="float" office:value="10.1679652403576" calcext:value-type="float">
            <text:p>10.17</text:p>
          </table:table-cell>
          <table:table-cell table:style-name="ce4" table:formula="of:=[.$AF$3]/[.M13]" office:value-type="float" office:value="6.98692583555297" calcext:value-type="float">
            <text:p>6.99</text:p>
          </table:table-cell>
          <table:table-cell table:style-name="ce4" table:formula="of:=[.$AF$3]/[.N13]" office:value-type="float" office:value="5.43765097636513" calcext:value-type="float">
            <text:p>5.44</text:p>
          </table:table-cell>
          <table:table-cell table:style-name="ce4" table:formula="of:=[.$AF$3]/[.O13]" office:value-type="float" office:value="4.21097550358243" calcext:value-type="float">
            <text:p>4.21</text:p>
          </table:table-cell>
          <table:table-cell/>
          <table:table-cell table:style-name="ce4" table:formula="of:=[.$AK$3]/[.$L13]" office:value-type="float" office:value="17.1025932982127" calcext:value-type="float">
            <text:p>17.10</text:p>
          </table:table-cell>
          <table:table-cell table:style-name="ce4" table:formula="of:=[.$AK$3]/[.$M13]" office:value-type="float" office:value="11.7520613166489" calcext:value-type="float">
            <text:p>11.75</text:p>
          </table:table-cell>
          <table:table-cell table:style-name="ce4" table:formula="of:=[.$AK$3]/[.$N13]" office:value-type="float" office:value="9.14616945947894" calcext:value-type="float">
            <text:p>9.15</text:p>
          </table:table-cell>
          <table:table-cell table:style-name="ce4" table:formula="of:=[.$AK$3]/[.$O13]" office:value-type="float" office:value="7.08289217400726" calcext:value-type="float">
            <text:p>7.08</text:p>
          </table:table-cell>
          <table:table-cell/>
          <table:table-cell table:style-name="ce4" table:formula="of:=[.$AP$3]/[.$L13]" office:value-type="float" office:value="4.4700719421778" calcext:value-type="float">
            <text:p>4.47</text:p>
          </table:table-cell>
          <table:table-cell table:style-name="ce4" table:formula="of:=[.$AP$3]/[.$M13]" office:value-type="float" office:value="3.07161368093781" calcext:value-type="float">
            <text:p>3.07</text:p>
          </table:table-cell>
          <table:table-cell table:style-name="ce4" table:formula="of:=[.$AP$3]/[.$N13]" office:value-type="float" office:value="2.39051673429508" calcext:value-type="float">
            <text:p>2.39</text:p>
          </table:table-cell>
          <table:table-cell table:style-name="ce4" table:formula="of:=[.$AP$3]/[.$O13]" office:value-type="float" office:value="1.85124191544737" calcext:value-type="float">
            <text:p>1.85</text:p>
          </table:table-cell>
          <table:table-cell/>
          <table:table-cell table:style-name="ce4" table:formula="of:=[.$AU$3]/[.$L13]" office:value-type="float" office:value="9.53734193046908" calcext:value-type="float">
            <text:p>9.54</text:p>
          </table:table-cell>
          <table:table-cell table:style-name="ce4" table:formula="of:=[.$AU$3]/[.$M13]" office:value-type="float" office:value="6.5535924997078" calcext:value-type="float">
            <text:p>6.55</text:p>
          </table:table-cell>
          <table:table-cell table:style-name="ce4" table:formula="of:=[.$AU$3]/[.$N13]" office:value-type="float" office:value="5.10040459759868" calcext:value-type="float">
            <text:p>5.10</text:p>
          </table:table-cell>
          <table:table-cell table:style-name="ce4" table:formula="of:=[.$AU$3]/[.$O13]" office:value-type="float" office:value="3.94980827423467" calcext:value-type="float">
            <text:p>3.95</text:p>
          </table:table-cell>
          <table:table-cell/>
          <table:table-cell table:style-name="ce4" table:formula="of:=[.$AZ$3]/[.$L13]" office:value-type="float" office:value="17.4056490231061" calcext:value-type="float">
            <text:p>17.41</text:p>
          </table:table-cell>
          <table:table-cell table:style-name="ce4" table:formula="of:=[.$AZ$3]/[.$M13]" office:value-type="float" office:value="11.9603063119667" calcext:value-type="float">
            <text:p>11.96</text:p>
          </table:table-cell>
          <table:table-cell table:style-name="ce4" table:formula="of:=[.$AZ$3]/[.$N13]" office:value-type="float" office:value="9.30823839061759" calcext:value-type="float">
            <text:p>9.31</text:p>
          </table:table-cell>
          <table:table-cell table:style-name="ce4" table:formula="of:=[.$AZ$3]/[.$O13]" office:value-type="float" office:value="7.20840010047827" calcext:value-type="float">
            <text:p>7.21</text:p>
          </table:table-cell>
          <table:table-cell/>
          <table:table-cell table:style-name="ce4" table:formula="of:=[.$BE$3]/[.$L13]" office:value-type="float" office:value="24.3759306956545" calcext:value-type="float">
            <text:p>24.38</text:p>
          </table:table-cell>
          <table:table-cell table:style-name="ce4" table:formula="of:=[.$BE$3]/[.$M13]" office:value-type="float" office:value="16.7499412042765" calcext:value-type="float">
            <text:p>16.75</text:p>
          </table:table-cell>
          <table:table-cell table:style-name="ce4" table:formula="of:=[.$BE$3]/[.$N13]" office:value-type="float" office:value="13.0358238068065" calcext:value-type="float">
            <text:p>13.04</text:p>
          </table:table-cell>
          <table:table-cell table:style-name="ce4" table:formula="of:=[.$BE$3]/[.$O13]" office:value-type="float" office:value="10.0950824093115" calcext:value-type="float">
            <text:p>10.10</text:p>
          </table:table-cell>
          <table:table-cell/>
          <table:table-cell table:style-name="ce4" table:formula="of:=[.$BJ$3]/[.$L13]" office:value-type="float" office:value="6.37085527551661" calcext:value-type="float">
            <text:p>6.37</text:p>
          </table:table-cell>
          <table:table-cell table:style-name="ce4" table:formula="of:=[.$BJ$3]/[.$M13]" office:value-type="float" office:value="4.37773854127678" calcext:value-type="float">
            <text:p>4.38</text:p>
          </table:table-cell>
          <table:table-cell table:style-name="ce4" table:formula="of:=[.$BJ$3]/[.$N13]" office:value-type="float" office:value="3.40702260386323" calcext:value-type="float">
            <text:p>3.41</text:p>
          </table:table-cell>
          <table:table-cell table:style-name="ce4" table:formula="of:=[.$BJ$3]/[.$O13]" office:value-type="float" office:value="2.63843501309274" calcext:value-type="float">
            <text:p>2.64</text:p>
          </table:table-cell>
          <table:table-cell/>
          <table:table-cell table:style-name="ce4" table:formula="of:=[.$BO$3]/[.$L13]" office:value-type="float" office:value="13.5951689527551" calcext:value-type="float">
            <text:p>13.60</text:p>
          </table:table-cell>
          <table:table-cell table:style-name="ce4" table:formula="of:=[.$BO$3]/[.$M13]" office:value-type="float" office:value="9.34193173848535" calcext:value-type="float">
            <text:p>9.34</text:p>
          </table:table-cell>
          <table:table-cell table:style-name="ce4" table:formula="of:=[.$BO$3]/[.$N13]" office:value-type="float" office:value="7.27045991821251" calcext:value-type="float">
            <text:p>7.27</text:p>
          </table:table-cell>
          <table:table-cell table:style-name="ce4" table:formula="of:=[.$BO$3]/[.$O13]" office:value-type="float" office:value="5.63032249558545" calcext:value-type="float">
            <text:p>5.63</text:p>
          </table:table-cell>
          <table:table-cell/>
          <table:table-cell table:style-name="ce4" table:formula="of:=[.$BT$3]/[.$L13]" office:value-type="float" office:value="24.8082307738113" calcext:value-type="float">
            <text:p>24.81</text:p>
          </table:table-cell>
          <table:table-cell table:style-name="ce4" table:formula="of:=[.$BT$3]/[.$M13]" office:value-type="float" office:value="17.0469965652446" calcext:value-type="float">
            <text:p>17.05</text:p>
          </table:table-cell>
          <table:table-cell table:style-name="ce4" table:formula="of:=[.$BT$3]/[.$N13]" office:value-type="float" office:value="13.2670103703425" calcext:value-type="float">
            <text:p>13.27</text:p>
          </table:table-cell>
          <table:table-cell table:style-name="ce4" table:formula="of:=[.$BT$3]/[.$O13]" office:value-type="float" office:value="10.2741157750127" calcext:value-type="float">
            <text:p>10.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4" table:formula="of:=[.B14]*[.$H$1]" office:value-type="float" office:value="9.77791141732285" calcext:value-type="float">
            <text:p>9.78</text:p>
          </table:table-cell>
          <table:table-cell table:style-name="ce4" table:formula="of:=[.C14]*[.$H$1]" office:value-type="float" office:value="14.3020196850394" calcext:value-type="float">
            <text:p>14.30</text:p>
          </table:table-cell>
          <table:table-cell table:style-name="ce4" table:formula="of:=[.D14]*[.$H$1]" office:value-type="float" office:value="18.3883110236221" calcext:value-type="float">
            <text:p>18.39</text:p>
          </table:table-cell>
          <table:table-cell table:style-name="ce4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4" table:formula="of:=[.$Q$3]/[.L14]" office:value-type="float" office:value="9.17169282604874" calcext:value-type="float">
            <text:p>9.17</text:p>
          </table:table-cell>
          <table:table-cell table:style-name="ce4" table:formula="of:=[.$Q$3]/[.M14]" office:value-type="float" office:value="6.27044305454352" calcext:value-type="float">
            <text:p>6.27</text:p>
          </table:table-cell>
          <table:table-cell table:style-name="ce4" table:formula="of:=[.$Q$3]/[.N14]" office:value-type="float" office:value="4.87701126464496" calcext:value-type="float">
            <text:p>4.88</text:p>
          </table:table-cell>
          <table:table-cell table:style-name="ce4" table:formula="of:=[.$Q$3]/[.O14]" office:value-type="float" office:value="3.74697206917845" calcext:value-type="float">
            <text:p>3.75</text:p>
          </table:table-cell>
          <table:table-cell/>
          <table:table-cell table:style-name="ce4" table:formula="of:=[.$V$3]/[.L14]" office:value-type="float" office:value="2.39723996256225" calcext:value-type="float">
            <text:p>2.40</text:p>
          </table:table-cell>
          <table:table-cell table:style-name="ce4" table:formula="of:=[.$V$3]/[.M14]" office:value-type="float" office:value="1.6389293621599" calcext:value-type="float">
            <text:p>1.64</text:p>
          </table:table-cell>
          <table:table-cell table:style-name="ce4" table:formula="of:=[.$V$3]/[.N14]" office:value-type="float" office:value="1.27472283723548" calcext:value-type="float">
            <text:p>1.27</text:p>
          </table:table-cell>
          <table:table-cell table:style-name="ce4" table:formula="of:=[.$V$3]/[.O14]" office:value-type="float" office:value="0.979360228607747" calcext:value-type="float">
            <text:p>0.98</text:p>
          </table:table-cell>
          <table:table-cell/>
          <table:table-cell table:style-name="ce4" table:formula="of:=[.$AA$3]/[.L14]" office:value-type="float" office:value="5.11561189963155" calcext:value-type="float">
            <text:p>5.12</text:p>
          </table:table-cell>
          <table:table-cell table:style-name="ce4" table:formula="of:=[.$AA$3]/[.M14]" office:value-type="float" office:value="3.49740813546239" calcext:value-type="float">
            <text:p>3.50</text:p>
          </table:table-cell>
          <table:table-cell table:style-name="ce4" table:formula="of:=[.$AA$3]/[.N14]" office:value-type="float" office:value="2.72020632758186" calcext:value-type="float">
            <text:p>2.72</text:p>
          </table:table-cell>
          <table:table-cell table:style-name="ce4" table:formula="of:=[.$AA$3]/[.O14]" office:value-type="float" office:value="2.0899146175324" calcext:value-type="float">
            <text:p>2.09</text:p>
          </table:table-cell>
          <table:table-cell/>
          <table:table-cell table:style-name="ce4" table:formula="of:=[.$AF$3]/[.L14]" office:value-type="float" office:value="9.33328152659687" calcext:value-type="float">
            <text:p>9.33</text:p>
          </table:table-cell>
          <table:table-cell table:style-name="ce4" table:formula="of:=[.$AF$3]/[.M14]" office:value-type="float" office:value="6.38091696206113" calcext:value-type="float">
            <text:p>6.38</text:p>
          </table:table-cell>
          <table:table-cell table:style-name="ce4" table:formula="of:=[.$AF$3]/[.N14]" office:value-type="float" office:value="4.96293541493643" calcext:value-type="float">
            <text:p>4.96</text:p>
          </table:table-cell>
          <table:table-cell table:style-name="ce4" table:formula="of:=[.$AF$3]/[.O14]" office:value-type="float" office:value="3.81298696513409" calcext:value-type="float">
            <text:p>3.81</text:p>
          </table:table-cell>
          <table:table-cell/>
          <table:table-cell table:style-name="ce4" table:formula="of:=[.$AK$3]/[.$L14]" office:value-type="float" office:value="15.69864907224" calcext:value-type="float">
            <text:p>15.70</text:p>
          </table:table-cell>
          <table:table-cell table:style-name="ce4" table:formula="of:=[.$AK$3]/[.$M14]" office:value-type="float" office:value="10.7327498759192" calcext:value-type="float">
            <text:p>10.73</text:p>
          </table:table-cell>
          <table:table-cell table:style-name="ce4" table:formula="of:=[.$AK$3]/[.$N14]" office:value-type="float" office:value="8.34769434793713" calcext:value-type="float">
            <text:p>8.35</text:p>
          </table:table-cell>
          <table:table-cell table:style-name="ce4" table:formula="of:=[.$AK$3]/[.$O14]" office:value-type="float" office:value="6.41347248682975" calcext:value-type="float">
            <text:p>6.41</text:p>
          </table:table-cell>
          <table:table-cell/>
          <table:table-cell table:style-name="ce4" table:formula="of:=[.$AP$3]/[.$L14]" office:value-type="float" office:value="4.10312573796917" calcext:value-type="float">
            <text:p>4.10</text:p>
          </table:table-cell>
          <table:table-cell table:style-name="ce4" table:formula="of:=[.$AP$3]/[.$M14]" office:value-type="float" office:value="2.80519820861158" calcext:value-type="float">
            <text:p>2.81</text:p>
          </table:table-cell>
          <table:table-cell table:style-name="ce4" table:formula="of:=[.$AP$3]/[.$N14]" office:value-type="float" office:value="2.18182082892011" calcext:value-type="float">
            <text:p>2.18</text:p>
          </table:table-cell>
          <table:table-cell table:style-name="ce4" table:formula="of:=[.$AP$3]/[.$O14]" office:value-type="float" office:value="1.67627697831667" calcext:value-type="float">
            <text:p>1.68</text:p>
          </table:table-cell>
          <table:table-cell/>
          <table:table-cell table:style-name="ce4" table:formula="of:=[.$AU$3]/[.$L14]" office:value-type="float" office:value="8.75442580184848" calcext:value-type="float">
            <text:p>8.75</text:p>
          </table:table-cell>
          <table:table-cell table:style-name="ce4" table:formula="of:=[.$AU$3]/[.$M14]" office:value-type="float" office:value="5.98516866044743" calcext:value-type="float">
            <text:p>5.99</text:p>
          </table:table-cell>
          <table:table-cell table:style-name="ce4" table:formula="of:=[.$AU$3]/[.$N14]" office:value-type="float" office:value="4.655131180348" calcext:value-type="float">
            <text:p>4.66</text:p>
          </table:table-cell>
          <table:table-cell table:style-name="ce4" table:formula="of:=[.$AU$3]/[.$O14]" office:value-type="float" office:value="3.5765032239259" calcext:value-type="float">
            <text:p>3.58</text:p>
          </table:table-cell>
          <table:table-cell/>
          <table:table-cell table:style-name="ce4" table:formula="of:=[.$AZ$3]/[.$L14]" office:value-type="float" office:value="15.9768270883735" calcext:value-type="float">
            <text:p>15.98</text:p>
          </table:table-cell>
          <table:table-cell table:style-name="ce4" table:formula="of:=[.$AZ$3]/[.$M14]" office:value-type="float" office:value="10.9229328053166" calcext:value-type="float">
            <text:p>10.92</text:p>
          </table:table-cell>
          <table:table-cell table:style-name="ce4" table:formula="of:=[.$AZ$3]/[.$N14]" office:value-type="float" office:value="8.4956144041351" calcext:value-type="float">
            <text:p>8.50</text:p>
          </table:table-cell>
          <table:table-cell table:style-name="ce4" table:formula="of:=[.$AZ$3]/[.$O14]" office:value-type="float" office:value="6.52711838366477" calcext:value-type="float">
            <text:p>6.53</text:p>
          </table:table-cell>
          <table:table-cell/>
          <table:table-cell table:style-name="ce4" table:formula="of:=[.$BE$3]/[.$L14]" office:value-type="float" office:value="22.374921459444" calcext:value-type="float">
            <text:p>22.37</text:p>
          </table:table-cell>
          <table:table-cell table:style-name="ce4" table:formula="of:=[.$BE$3]/[.$M14]" office:value-type="float" office:value="15.2971401814566" calcext:value-type="float">
            <text:p>15.30</text:p>
          </table:table-cell>
          <table:table-cell table:style-name="ce4" table:formula="of:=[.$BE$3]/[.$N14]" office:value-type="float" office:value="11.8977756966885" calcext:value-type="float">
            <text:p>11.90</text:p>
          </table:table-cell>
          <table:table-cell table:style-name="ce4" table:formula="of:=[.$BE$3]/[.$O14]" office:value-type="float" office:value="9.14097401087043" calcext:value-type="float">
            <text:p>9.14</text:p>
          </table:table-cell>
          <table:table-cell/>
          <table:table-cell table:style-name="ce4" table:formula="of:=[.$BJ$3]/[.$L14]" office:value-type="float" office:value="5.84787461857122" calcext:value-type="float">
            <text:p>5.85</text:p>
          </table:table-cell>
          <table:table-cell table:style-name="ce4" table:formula="of:=[.$BJ$3]/[.$M14]" office:value-type="float" office:value="3.99803672902318" calcext:value-type="float">
            <text:p>4.00</text:p>
          </table:table-cell>
          <table:table-cell table:style-name="ce4" table:formula="of:=[.$BJ$3]/[.$N14]" office:value-type="float" office:value="3.10958412257358" calcext:value-type="float">
            <text:p>3.11</text:p>
          </table:table-cell>
          <table:table-cell table:style-name="ce4" table:formula="of:=[.$BJ$3]/[.$O14]" office:value-type="float" office:value="2.38907072831873" calcext:value-type="float">
            <text:p>2.39</text:p>
          </table:table-cell>
          <table:table-cell/>
          <table:table-cell table:style-name="ce4" table:formula="of:=[.$BO$3]/[.$L14]" office:value-type="float" office:value="12.4791476208125" calcext:value-type="float">
            <text:p>12.48</text:p>
          </table:table-cell>
          <table:table-cell table:style-name="ce4" table:formula="of:=[.$BO$3]/[.$M14]" office:value-type="float" office:value="8.53166214892284" calcext:value-type="float">
            <text:p>8.53</text:p>
          </table:table-cell>
          <table:table-cell table:style-name="ce4" table:formula="of:=[.$BO$3]/[.$N14]" office:value-type="float" office:value="6.63573722693999" calcext:value-type="float">
            <text:p>6.64</text:p>
          </table:table-cell>
          <table:table-cell table:style-name="ce4" table:formula="of:=[.$BO$3]/[.$O14]" office:value-type="float" office:value="5.09818835728316" calcext:value-type="float">
            <text:p>5.10</text:p>
          </table:table-cell>
          <table:table-cell/>
          <table:table-cell table:style-name="ce4" table:formula="of:=[.$BT$3]/[.$L14]" office:value-type="float" office:value="22.7717342177521" calcext:value-type="float">
            <text:p>22.77</text:p>
          </table:table-cell>
          <table:table-cell table:style-name="ce4" table:formula="of:=[.$BT$3]/[.$M14]" office:value-type="float" office:value="15.5684305366265" calcext:value-type="float">
            <text:p>15.57</text:p>
          </table:table-cell>
          <table:table-cell table:style-name="ce4" table:formula="of:=[.$BT$3]/[.$N14]" office:value-type="float" office:value="12.108779306265" calcext:value-type="float">
            <text:p>12.11</text:p>
          </table:table-cell>
          <table:table-cell table:style-name="ce4" table:formula="of:=[.$BT$3]/[.$O14]" office:value-type="float" office:value="9.30308654017922" calcext:value-type="float">
            <text:p>9.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4" table:formula="of:=[.B15]*[.$H$1]" office:value-type="float" office:value="10.6535452755906" calcext:value-type="float">
            <text:p>10.65</text:p>
          </table:table-cell>
          <table:table-cell table:style-name="ce4" table:formula="of:=[.C15]*[.$H$1]" office:value-type="float" office:value="15.542500984252" calcext:value-type="float">
            <text:p>15.54</text:p>
          </table:table-cell>
          <table:table-cell table:style-name="ce4" table:formula="of:=[.D15]*[.$H$1]" office:value-type="float" office:value="19.9936397637796" calcext:value-type="float">
            <text:p>19.99</text:p>
          </table:table-cell>
          <table:table-cell table:style-name="ce4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4" table:formula="of:=[.$Q$3]/[.L15]" office:value-type="float" office:value="8.41785505952418" calcext:value-type="float">
            <text:p>8.42</text:p>
          </table:table-cell>
          <table:table-cell table:style-name="ce4" table:formula="of:=[.$Q$3]/[.M15]" office:value-type="float" office:value="5.7699851581715" calcext:value-type="float">
            <text:p>5.77</text:p>
          </table:table-cell>
          <table:table-cell table:style-name="ce4" table:formula="of:=[.$Q$3]/[.N15]" office:value-type="float" office:value="4.48542641857858" calcext:value-type="float">
            <text:p>4.49</text:p>
          </table:table-cell>
          <table:table-cell table:style-name="ce4" table:formula="of:=[.$Q$3]/[.O15]" office:value-type="float" office:value="3.43297999634226" calcext:value-type="float">
            <text:p>3.43</text:p>
          </table:table-cell>
          <table:table-cell/>
          <table:table-cell table:style-name="ce4" table:formula="of:=[.$V$3]/[.L15]" office:value-type="float" office:value="2.20020654098179" calcext:value-type="float">
            <text:p>2.20</text:p>
          </table:table-cell>
          <table:table-cell table:style-name="ce4" table:formula="of:=[.$V$3]/[.M15]" office:value-type="float" office:value="1.50812279334902" calcext:value-type="float">
            <text:p>1.51</text:p>
          </table:table-cell>
          <table:table-cell table:style-name="ce4" table:formula="of:=[.$V$3]/[.N15]" office:value-type="float" office:value="1.17237282840635" calcext:value-type="float">
            <text:p>1.17</text:p>
          </table:table-cell>
          <table:table-cell table:style-name="ce4" table:formula="of:=[.$V$3]/[.O15]" office:value-type="float" office:value="0.897290935707657" calcext:value-type="float">
            <text:p>0.90</text:p>
          </table:table-cell>
          <table:table-cell/>
          <table:table-cell table:style-name="ce4" table:formula="of:=[.$AA$3]/[.L15]" office:value-type="float" office:value="4.69515064760704" calcext:value-type="float">
            <text:p>4.70</text:p>
          </table:table-cell>
          <table:table-cell table:style-name="ce4" table:formula="of:=[.$AA$3]/[.M15]" office:value-type="float" office:value="3.21827227488558" calcext:value-type="float">
            <text:p>3.22</text:p>
          </table:table-cell>
          <table:table-cell table:style-name="ce4" table:formula="of:=[.$AA$3]/[.N15]" office:value-type="float" office:value="2.50179560054974" calcext:value-type="float">
            <text:p>2.50</text:p>
          </table:table-cell>
          <table:table-cell table:style-name="ce4" table:formula="of:=[.$AA$3]/[.O15]" office:value-type="float" office:value="1.91478210768332" calcext:value-type="float">
            <text:p>1.91</text:p>
          </table:table-cell>
          <table:table-cell/>
          <table:table-cell table:style-name="ce4" table:formula="of:=[.$AF$3]/[.L15]" office:value-type="float" office:value="8.56616249701357" calcext:value-type="float">
            <text:p>8.57</text:p>
          </table:table-cell>
          <table:table-cell table:style-name="ce4" table:formula="of:=[.$AF$3]/[.M15]" office:value-type="float" office:value="5.87164189936141" calcext:value-type="float">
            <text:p>5.87</text:p>
          </table:table-cell>
          <table:table-cell table:style-name="ce4" table:formula="of:=[.$AF$3]/[.N15]" office:value-type="float" office:value="4.56445154950358" calcext:value-type="float">
            <text:p>4.56</text:p>
          </table:table-cell>
          <table:table-cell table:style-name="ce4" table:formula="of:=[.$AF$3]/[.O15]" office:value-type="float" office:value="3.49346291777648" calcext:value-type="float">
            <text:p>3.49</text:p>
          </table:table-cell>
          <table:table-cell/>
          <table:table-cell table:style-name="ce4" table:formula="of:=[.$AK$3]/[.$L15]" office:value-type="float" office:value="14.4083491484942" calcext:value-type="float">
            <text:p>14.41</text:p>
          </table:table-cell>
          <table:table-cell table:style-name="ce4" table:formula="of:=[.$AK$3]/[.$M15]" office:value-type="float" office:value="9.87614542572843" calcext:value-type="float">
            <text:p>9.88</text:p>
          </table:table-cell>
          <table:table-cell table:style-name="ce4" table:formula="of:=[.$AK$3]/[.$N15]" office:value-type="float" office:value="7.67744151708086" calcext:value-type="float">
            <text:p>7.68</text:p>
          </table:table-cell>
          <table:table-cell table:style-name="ce4" table:formula="of:=[.$AK$3]/[.$O15]" office:value-type="float" office:value="5.87603065832446" calcext:value-type="float">
            <text:p>5.88</text:p>
          </table:table-cell>
          <table:table-cell/>
          <table:table-cell table:style-name="ce4" table:formula="of:=[.$AP$3]/[.$L15]" office:value-type="float" office:value="3.76588252662924" calcext:value-type="float">
            <text:p>3.77</text:p>
          </table:table-cell>
          <table:table-cell table:style-name="ce4" table:formula="of:=[.$AP$3]/[.$M15]" office:value-type="float" office:value="2.5813091497083" calcext:value-type="float">
            <text:p>2.58</text:p>
          </table:table-cell>
          <table:table-cell table:style-name="ce4" table:formula="of:=[.$AP$3]/[.$N15]" office:value-type="float" office:value="2.00663813462726" calcext:value-type="float">
            <text:p>2.01</text:p>
          </table:table-cell>
          <table:table-cell table:style-name="ce4" table:formula="of:=[.$AP$3]/[.$O15]" office:value-type="float" office:value="1.53580684046891" calcext:value-type="float">
            <text:p>1.54</text:p>
          </table:table-cell>
          <table:table-cell/>
          <table:table-cell table:style-name="ce4" table:formula="of:=[.$AU$3]/[.$L15]" office:value-type="float" office:value="8.03488395512121" calcext:value-type="float">
            <text:p>8.03</text:p>
          </table:table-cell>
          <table:table-cell table:style-name="ce4" table:formula="of:=[.$AU$3]/[.$M15]" office:value-type="float" office:value="5.50747914294693" calcext:value-type="float">
            <text:p>5.51</text:p>
          </table:table-cell>
          <table:table-cell table:style-name="ce4" table:formula="of:=[.$AU$3]/[.$N15]" office:value-type="float" office:value="4.28136152353174" calcext:value-type="float">
            <text:p>4.28</text:p>
          </table:table-cell>
          <table:table-cell table:style-name="ce4" table:formula="of:=[.$AU$3]/[.$O15]" office:value-type="float" office:value="3.2767962498539" calcext:value-type="float">
            <text:p>3.28</text:p>
          </table:table-cell>
          <table:table-cell/>
          <table:table-cell table:style-name="ce4" table:formula="of:=[.$AZ$3]/[.$L15]" office:value-type="float" office:value="14.6636632180962" calcext:value-type="float">
            <text:p>14.66</text:p>
          </table:table-cell>
          <table:table-cell table:style-name="ce4" table:formula="of:=[.$AZ$3]/[.$M15]" office:value-type="float" office:value="10.0511494358781" calcext:value-type="float">
            <text:p>10.05</text:p>
          </table:table-cell>
          <table:table-cell table:style-name="ce4" table:formula="of:=[.$AZ$3]/[.$N15]" office:value-type="float" office:value="7.81348478044542" calcext:value-type="float">
            <text:p>7.81</text:p>
          </table:table-cell>
          <table:table-cell table:style-name="ce4" table:formula="of:=[.$AZ$3]/[.$O15]" office:value-type="float" office:value="5.98015315598337" calcext:value-type="float">
            <text:p>5.98</text:p>
          </table:table-cell>
          <table:table-cell/>
          <table:table-cell table:style-name="ce4" table:formula="of:=[.$BE$3]/[.$L15]" office:value-type="float" office:value="20.5358868189418" calcext:value-type="float">
            <text:p>20.54</text:p>
          </table:table-cell>
          <table:table-cell table:style-name="ce4" table:formula="of:=[.$BE$3]/[.$M15]" office:value-type="float" office:value="14.0762416693216" calcext:value-type="float">
            <text:p>14.08</text:p>
          </table:table-cell>
          <table:table-cell table:style-name="ce4" table:formula="of:=[.$BE$3]/[.$N15]" office:value-type="float" office:value="10.9424798378303" calcext:value-type="float">
            <text:p>10.94</text:p>
          </table:table-cell>
          <table:table-cell table:style-name="ce4" table:formula="of:=[.$BE$3]/[.$O15]" office:value-type="float" office:value="8.37497060213827" calcext:value-type="float">
            <text:p>8.37</text:p>
          </table:table-cell>
          <table:table-cell/>
          <table:table-cell table:style-name="ce4" table:formula="of:=[.$BJ$3]/[.$L15]" office:value-type="float" office:value="5.36722738964755" calcext:value-type="float">
            <text:p>5.37</text:p>
          </table:table-cell>
          <table:table-cell table:style-name="ce4" table:formula="of:=[.$BJ$3]/[.$M15]" office:value-type="float" office:value="3.67894459572086" calcext:value-type="float">
            <text:p>3.68</text:p>
          </table:table-cell>
          <table:table-cell table:style-name="ce4" table:formula="of:=[.$BJ$3]/[.$N15]" office:value-type="float" office:value="2.85990948499468" calcext:value-type="float">
            <text:p>2.86</text:p>
          </table:table-cell>
          <table:table-cell table:style-name="ce4" table:formula="of:=[.$BJ$3]/[.$O15]" office:value-type="float" office:value="2.18886927063839" calcext:value-type="float">
            <text:p>2.19</text:p>
          </table:table-cell>
          <table:table-cell/>
          <table:table-cell table:style-name="ce4" table:formula="of:=[.$BO$3]/[.$L15]" office:value-type="float" office:value="11.4534642547183" calcext:value-type="float">
            <text:p>11.45</text:p>
          </table:table-cell>
          <table:table-cell table:style-name="ce4" table:formula="of:=[.$BO$3]/[.$M15]" office:value-type="float" office:value="7.85073136708393" calcext:value-type="float">
            <text:p>7.85</text:p>
          </table:table-cell>
          <table:table-cell table:style-name="ce4" table:formula="of:=[.$BO$3]/[.$N15]" office:value-type="float" office:value="6.10294080725868" calcext:value-type="float">
            <text:p>6.10</text:p>
          </table:table-cell>
          <table:table-cell table:style-name="ce4" table:formula="of:=[.$BO$3]/[.$O15]" office:value-type="float" office:value="4.67096586924267" calcext:value-type="float">
            <text:p>4.67</text:p>
          </table:table-cell>
          <table:table-cell/>
          <table:table-cell table:style-name="ce4" table:formula="of:=[.$BT$3]/[.$L15]" office:value-type="float" office:value="20.9000848299917" calcext:value-type="float">
            <text:p>20.90</text:p>
          </table:table-cell>
          <table:table-cell table:style-name="ce4" table:formula="of:=[.$BT$3]/[.$M15]" office:value-type="float" office:value="14.3258797426234" calcext:value-type="float">
            <text:p>14.33</text:p>
          </table:table-cell>
          <table:table-cell table:style-name="ce4" table:formula="of:=[.$BT$3]/[.$N15]" office:value-type="float" office:value="11.1365415517474" calcext:value-type="float">
            <text:p>11.14</text:p>
          </table:table-cell>
          <table:table-cell table:style-name="ce4" table:formula="of:=[.$BT$3]/[.$O15]" office:value-type="float" office:value="8.52349828262231" calcext:value-type="float">
            <text:p>8.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4" table:formula="of:=[.B16]*[.$H$1]" office:value-type="float" office:value="12.6966909448819" calcext:value-type="float">
            <text:p>12.70</text:p>
          </table:table-cell>
          <table:table-cell table:style-name="ce4" table:formula="of:=[.C16]*[.$H$1]" office:value-type="float" office:value="18.8261279527559" calcext:value-type="float">
            <text:p>18.83</text:p>
          </table:table-cell>
          <table:table-cell table:style-name="ce4" table:formula="of:=[.D16]*[.$H$1]" office:value-type="float" office:value="24.5177480314961" calcext:value-type="float">
            <text:p>24.52</text:p>
          </table:table-cell>
          <table:table-cell table:style-name="ce4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4" table:formula="of:=[.$Q$3]/[.L16]" office:value-type="float" office:value="7.06325769362374" calcext:value-type="float">
            <text:p>7.06</text:p>
          </table:table-cell>
          <table:table-cell table:style-name="ce4" table:formula="of:=[.$Q$3]/[.M16]" office:value-type="float" office:value="4.76359239802531" calcext:value-type="float">
            <text:p>4.76</text:p>
          </table:table-cell>
          <table:table-cell table:style-name="ce4" table:formula="of:=[.$Q$3]/[.N16]" office:value-type="float" office:value="3.65775844848372" calcext:value-type="float">
            <text:p>3.66</text:p>
          </table:table-cell>
          <table:table-cell table:style-name="ce4" table:formula="of:=[.$Q$3]/[.O16]" office:value-type="float" office:value="2.85152398768105" calcext:value-type="float">
            <text:p>2.85</text:p>
          </table:table-cell>
          <table:table-cell/>
          <table:table-cell table:style-name="ce4" table:formula="of:=[.$V$3]/[.L16]" office:value-type="float" office:value="1.84615031599621" calcext:value-type="float">
            <text:p>1.85</text:p>
          </table:table-cell>
          <table:table-cell table:style-name="ce4" table:formula="of:=[.$V$3]/[.M16]" office:value-type="float" office:value="1.24507812009047" calcext:value-type="float">
            <text:p>1.25</text:p>
          </table:table-cell>
          <table:table-cell table:style-name="ce4" table:formula="of:=[.$V$3]/[.N16]" office:value-type="float" office:value="0.956042127926611" calcext:value-type="float">
            <text:p>0.96</text:p>
          </table:table-cell>
          <table:table-cell table:style-name="ce4" table:formula="of:=[.$V$3]/[.O16]" office:value-type="float" office:value="0.745313584648123" calcext:value-type="float">
            <text:p>0.75</text:p>
          </table:table-cell>
          <table:table-cell/>
          <table:table-cell table:style-name="ce4" table:formula="of:=[.$AA$3]/[.L16]" office:value-type="float" office:value="3.93960916408407" calcext:value-type="float">
            <text:p>3.94</text:p>
          </table:table-cell>
          <table:table-cell table:style-name="ce4" table:formula="of:=[.$AA$3]/[.M16]" office:value-type="float" office:value="2.65694571531251" calcext:value-type="float">
            <text:p>2.66</text:p>
          </table:table-cell>
          <table:table-cell table:style-name="ce4" table:formula="of:=[.$AA$3]/[.N16]" office:value-type="float" office:value="2.04015474568639" calcext:value-type="float">
            <text:p>2.04</text:p>
          </table:table-cell>
          <table:table-cell table:style-name="ce4" table:formula="of:=[.$AA$3]/[.O16]" office:value-type="float" office:value="1.59046866485065" calcext:value-type="float">
            <text:p>1.59</text:p>
          </table:table-cell>
          <table:table-cell/>
          <table:table-cell table:style-name="ce4" table:formula="of:=[.$AF$3]/[.L16]" office:value-type="float" office:value="7.18769956645966" calcext:value-type="float">
            <text:p>7.19</text:p>
          </table:table-cell>
          <table:table-cell table:style-name="ce4" table:formula="of:=[.$AF$3]/[.M16]" office:value-type="float" office:value="4.84751831226349" calcext:value-type="float">
            <text:p>4.85</text:p>
          </table:table-cell>
          <table:table-cell table:style-name="ce4" table:formula="of:=[.$AF$3]/[.N16]" office:value-type="float" office:value="3.72220156120232" calcext:value-type="float">
            <text:p>3.72</text:p>
          </table:table-cell>
          <table:table-cell table:style-name="ce4" table:formula="of:=[.$AF$3]/[.O16]" office:value-type="float" office:value="2.9017627020046" calcext:value-type="float">
            <text:p>2.90</text:p>
          </table:table-cell>
          <table:table-cell/>
          <table:table-cell table:style-name="ce4" table:formula="of:=[.$AK$3]/[.$L16]" office:value-type="float" office:value="12.0897642280469" calcext:value-type="float">
            <text:p>12.09</text:p>
          </table:table-cell>
          <table:table-cell table:style-name="ce4" table:formula="of:=[.$AK$3]/[.$M16]" office:value-type="float" office:value="8.15356192124092" calcext:value-type="float">
            <text:p>8.15</text:p>
          </table:table-cell>
          <table:table-cell table:style-name="ce4" table:formula="of:=[.$AK$3]/[.$N16]" office:value-type="float" office:value="6.26077076095285" calcext:value-type="float">
            <text:p>6.26</text:p>
          </table:table-cell>
          <table:table-cell table:style-name="ce4" table:formula="of:=[.$AK$3]/[.$O16]" office:value-type="float" office:value="4.88078648649688" calcext:value-type="float">
            <text:p>4.88</text:p>
          </table:table-cell>
          <table:table-cell/>
          <table:table-cell table:style-name="ce4" table:formula="of:=[.$AP$3]/[.$L16]" office:value-type="float" office:value="3.1598784418843" calcext:value-type="float">
            <text:p>3.16</text:p>
          </table:table-cell>
          <table:table-cell table:style-name="ce4" table:formula="of:=[.$AP$3]/[.$M16]" office:value-type="float" office:value="2.1310808096429" calcext:value-type="float">
            <text:p>2.13</text:p>
          </table:table-cell>
          <table:table-cell table:style-name="ce4" table:formula="of:=[.$AP$3]/[.$N16]" office:value-type="float" office:value="1.63636562169009" calcext:value-type="float">
            <text:p>1.64</text:p>
          </table:table-cell>
          <table:table-cell table:style-name="ce4" table:formula="of:=[.$AP$3]/[.$O16]" office:value-type="float" office:value="1.27568178396257" calcext:value-type="float">
            <text:p>1.28</text:p>
          </table:table-cell>
          <table:table-cell/>
          <table:table-cell table:style-name="ce4" table:formula="of:=[.$AU$3]/[.$L16]" office:value-type="float" office:value="6.74191412326262" calcext:value-type="float">
            <text:p>6.74</text:p>
          </table:table-cell>
          <table:table-cell table:style-name="ce4" table:formula="of:=[.$AU$3]/[.$M16]" office:value-type="float" office:value="4.54687231568875" calcext:value-type="float">
            <text:p>4.55</text:p>
          </table:table-cell>
          <table:table-cell table:style-name="ce4" table:formula="of:=[.$AU$3]/[.$N16]" office:value-type="float" office:value="3.491348385261" calcext:value-type="float">
            <text:p>3.49</text:p>
          </table:table-cell>
          <table:table-cell table:style-name="ce4" table:formula="of:=[.$AU$3]/[.$O16]" office:value-type="float" office:value="2.7217936367696" calcext:value-type="float">
            <text:p>2.72</text:p>
          </table:table-cell>
          <table:table-cell/>
          <table:table-cell table:style-name="ce4" table:formula="of:=[.$AZ$3]/[.$L16]" office:value-type="float" office:value="12.3039932749543" calcext:value-type="float">
            <text:p>12.30</text:p>
          </table:table-cell>
          <table:table-cell table:style-name="ce4" table:formula="of:=[.$AZ$3]/[.$M16]" office:value-type="float" office:value="8.29804197613196" calcext:value-type="float">
            <text:p>8.30</text:p>
          </table:table-cell>
          <table:table-cell table:style-name="ce4" table:formula="of:=[.$AZ$3]/[.$N16]" office:value-type="float" office:value="6.37171080310133" calcext:value-type="float">
            <text:p>6.37</text:p>
          </table:table-cell>
          <table:table-cell table:style-name="ce4" table:formula="of:=[.$AZ$3]/[.$O16]" office:value-type="float" office:value="4.96727338710451" calcext:value-type="float">
            <text:p>4.97</text:p>
          </table:table-cell>
          <table:table-cell/>
          <table:table-cell table:style-name="ce4" table:formula="of:=[.$BE$3]/[.$L16]" office:value-type="float" office:value="17.2312613538247" calcext:value-type="float">
            <text:p>17.23</text:p>
          </table:table-cell>
          <table:table-cell table:style-name="ce4" table:formula="of:=[.$BE$3]/[.$M16]" office:value-type="float" office:value="11.621083238626" calcext:value-type="float">
            <text:p>11.62</text:p>
          </table:table-cell>
          <table:table-cell table:style-name="ce4" table:formula="of:=[.$BE$3]/[.$N16]" office:value-type="float" office:value="8.92333177251638" calcext:value-type="float">
            <text:p>8.92</text:p>
          </table:table-cell>
          <table:table-cell table:style-name="ce4" table:formula="of:=[.$BE$3]/[.$O16]" office:value-type="float" office:value="6.95647210108005" calcext:value-type="float">
            <text:p>6.96</text:p>
          </table:table-cell>
          <table:table-cell/>
          <table:table-cell table:style-name="ce4" table:formula="of:=[.$BJ$3]/[.$L16]" office:value-type="float" office:value="4.50353562579622" calcext:value-type="float">
            <text:p>4.50</text:p>
          </table:table-cell>
          <table:table-cell table:style-name="ce4" table:formula="of:=[.$BJ$3]/[.$M16]" office:value-type="float" office:value="3.03726821274629" calcext:value-type="float">
            <text:p>3.04</text:p>
          </table:table-cell>
          <table:table-cell table:style-name="ce4" table:formula="of:=[.$BJ$3]/[.$N16]" office:value-type="float" office:value="2.33218809193019" calcext:value-type="float">
            <text:p>2.33</text:p>
          </table:table-cell>
          <table:table-cell table:style-name="ce4" table:formula="of:=[.$BJ$3]/[.$O16]" office:value-type="float" office:value="1.81813271203838" calcext:value-type="float">
            <text:p>1.82</text:p>
          </table:table-cell>
          <table:table-cell/>
          <table:table-cell table:style-name="ce4" table:formula="of:=[.$BO$3]/[.$L16]" office:value-type="float" office:value="9.61037805280964" calcext:value-type="float">
            <text:p>9.61</text:p>
          </table:table-cell>
          <table:table-cell table:style-name="ce4" table:formula="of:=[.$BO$3]/[.$M16]" office:value-type="float" office:value="6.48141775654604" calcext:value-type="float">
            <text:p>6.48</text:p>
          </table:table-cell>
          <table:table-cell table:style-name="ce4" table:formula="of:=[.$BO$3]/[.$N16]" office:value-type="float" office:value="4.97680292020499" calcext:value-type="float">
            <text:p>4.98</text:p>
          </table:table-cell>
          <table:table-cell table:style-name="ce4" table:formula="of:=[.$BO$3]/[.$O16]" office:value-type="float" office:value="3.87982779858208" calcext:value-type="float">
            <text:p>3.88</text:p>
          </table:table-cell>
          <table:table-cell/>
          <table:table-cell table:style-name="ce4" table:formula="of:=[.$BT$3]/[.$L16]" office:value-type="float" office:value="17.5368527883838" calcext:value-type="float">
            <text:p>17.54</text:p>
          </table:table-cell>
          <table:table-cell table:style-name="ce4" table:formula="of:=[.$BT$3]/[.$M16]" office:value-type="float" office:value="11.8271797875147" calcext:value-type="float">
            <text:p>11.83</text:p>
          </table:table-cell>
          <table:table-cell table:style-name="ce4" table:formula="of:=[.$BT$3]/[.$N16]" office:value-type="float" office:value="9.08158447969877" calcext:value-type="float">
            <text:p>9.08</text:p>
          </table:table-cell>
          <table:table-cell table:style-name="ce4" table:formula="of:=[.$BT$3]/[.$O16]" office:value-type="float" office:value="7.07984312106447" calcext:value-type="float">
            <text:p>7.08</text:p>
          </table:table-cell>
          <table:table-cell table:number-columns-repeated="3"/>
        </table:table-row>
        <table:table-row table:style-name="ro1">
          <table:table-cell table:style-name="ce19"/>
          <table:table-cell table:style-name="ce21" office:value-type="float" office:value="950" calcext:value-type="float">
            <text:p>950</text:p>
          </table:table-cell>
          <table:table-cell table:style-name="ce21" office:value-type="float" office:value="1430" calcext:value-type="float">
            <text:p>1430</text:p>
          </table:table-cell>
          <table:table-cell table:style-name="ce21" office:value-type="float" office:value="1860" calcext:value-type="float">
            <text:p>1860</text:p>
          </table:table-cell>
          <table:table-cell table:style-name="ce21" office:value-type="float" office:value="2435" calcext:value-type="float">
            <text:p>2435</text:p>
          </table:table-cell>
          <table:table-cell table:style-name="ce21"/>
          <table:table-cell table:style-name="ce35" table:formula="of:=[.B17]*[.$H$1]" office:value-type="float" office:value="13.8642027559055" calcext:value-type="float">
            <text:p>13.86</text:p>
          </table:table-cell>
          <table:table-cell table:style-name="ce35" table:formula="of:=[.C17]*[.$H$1]" office:value-type="float" office:value="20.8692736220473" calcext:value-type="float">
            <text:p>20.87</text:p>
          </table:table-cell>
          <table:table-cell table:style-name="ce35" table:formula="of:=[.D17]*[.$H$1]" office:value-type="float" office:value="27.1446496062993" calcext:value-type="float">
            <text:p>27.14</text:p>
          </table:table-cell>
          <table:table-cell table:style-name="ce35" table:formula="of:=[.E17]*[.$H$1]" office:value-type="float" office:value="35.5361407480316" calcext:value-type="float">
            <text:p>35.54</text:p>
          </table:table-cell>
          <table:table-cell table:style-name="ce21"/>
          <table:table-cell table:style-name="ce35" table:formula="of:=[.G17]/2" office:value-type="float" office:value="6.93210137795277" calcext:value-type="float">
            <text:p>6.93</text:p>
          </table:table-cell>
          <table:table-cell table:style-name="ce35" table:formula="of:=[.H17]/2" office:value-type="float" office:value="10.4346368110236" calcext:value-type="float">
            <text:p>10.43</text:p>
          </table:table-cell>
          <table:table-cell table:style-name="ce35" table:formula="of:=[.I17]/2" office:value-type="float" office:value="13.5723248031496" calcext:value-type="float">
            <text:p>13.57</text:p>
          </table:table-cell>
          <table:table-cell table:style-name="ce35" table:formula="of:=[.J17]/2" office:value-type="float" office:value="17.7680703740158" calcext:value-type="float">
            <text:p>17.77</text:p>
          </table:table-cell>
          <table:table-cell table:style-name="ce21"/>
          <table:table-cell table:style-name="ce35" table:formula="of:=[.$Q$3]/[.L17]" office:value-type="float" office:value="6.46845704573963" calcext:value-type="float">
            <text:p>6.47</text:p>
          </table:table-cell>
          <table:table-cell table:style-name="ce35" table:formula="of:=[.$Q$3]/[.M17]" office:value-type="float" office:value="4.29722670870815" calcext:value-type="float">
            <text:p>4.30</text:p>
          </table:table-cell>
          <table:table-cell table:style-name="ce35" table:formula="of:=[.$Q$3]/[.N17]" office:value-type="float" office:value="3.30378182443691" calcext:value-type="float">
            <text:p>3.30</text:p>
          </table:table-cell>
          <table:table-cell table:style-name="ce35" table:formula="of:=[.$Q$3]/[.O17]" office:value-type="float" office:value="2.5236280055247" calcext:value-type="float">
            <text:p>2.52</text:p>
          </table:table-cell>
          <table:table-cell table:style-name="ce21"/>
          <table:table-cell table:style-name="ce35" table:formula="of:=[.$V$3]/[.L17]" office:value-type="float" office:value="1.69068502622811" calcext:value-type="float">
            <text:p>1.69</text:p>
          </table:table-cell>
          <table:table-cell table:style-name="ce35" table:formula="of:=[.$V$3]/[.M17]" office:value-type="float" office:value="1.12318236008161" calcext:value-type="float">
            <text:p>1.12</text:p>
          </table:table-cell>
          <table:table-cell table:style-name="ce35" table:formula="of:=[.$V$3]/[.N17]" office:value-type="float" office:value="0.863521921998229" calcext:value-type="float">
            <text:p>0.86</text:p>
          </table:table-cell>
          <table:table-cell table:style-name="ce35" table:formula="of:=[.$V$3]/[.O17]" office:value-type="float" office:value="0.659610174503781" calcext:value-type="float">
            <text:p>0.66</text:p>
          </table:table-cell>
          <table:table-cell table:style-name="ce21"/>
          <table:table-cell table:style-name="ce35" table:formula="of:=[.$AA$3]/[.L17]" office:value-type="float" office:value="3.60785260289804" calcext:value-type="float">
            <text:p>3.61</text:p>
          </table:table-cell>
          <table:table-cell table:style-name="ce35" table:formula="of:=[.$AA$3]/[.M17]" office:value-type="float" office:value="2.39682515577143" calcext:value-type="float">
            <text:p>2.40</text:p>
          </table:table-cell>
          <table:table-cell table:style-name="ce35" table:formula="of:=[.$AA$3]/[.N17]" office:value-type="float" office:value="1.84272041545868" calcext:value-type="float">
            <text:p>1.84</text:p>
          </table:table-cell>
          <table:table-cell table:style-name="ce35" table:formula="of:=[.$AA$3]/[.O17]" office:value-type="float" office:value="1.40758109763989" calcext:value-type="float">
            <text:p>1.41</text:p>
          </table:table-cell>
          <table:table-cell table:style-name="ce21"/>
          <table:table-cell table:style-name="ce35" table:formula="of:=[.$AF$3]/[.L17]" office:value-type="float" office:value="6.58241960296832" calcext:value-type="float">
            <text:p>6.58</text:p>
          </table:table-cell>
          <table:table-cell table:style-name="ce35" table:formula="of:=[.$AF$3]/[.M17]" office:value-type="float" office:value="4.37293609987406" calcext:value-type="float">
            <text:p>4.37</text:p>
          </table:table-cell>
          <table:table-cell table:style-name="ce35" table:formula="of:=[.$AF$3]/[.N17]" office:value-type="float" office:value="3.36198850689242" calcext:value-type="float">
            <text:p>3.36</text:p>
          </table:table-cell>
          <table:table-cell table:style-name="ce35" table:formula="of:=[.$AF$3]/[.O17]" office:value-type="float" office:value="2.56808978349893" calcext:value-type="float">
            <text:p>2.57</text:p>
          </table:table-cell>
          <table:table-cell table:style-name="ce21"/>
          <table:table-cell table:style-name="ce35" table:formula="of:=[.$AK$3]/[.$L17]" office:value-type="float" office:value="11.0716788193692" calcext:value-type="float">
            <text:p>11.07</text:p>
          </table:table-cell>
          <table:table-cell table:style-name="ce11" table:formula="of:=[.$AK$3]/[.$M17]" office:value-type="float" office:value="7.35531110377677" calcext:value-type="float">
            <text:p>7.36</text:p>
          </table:table-cell>
          <table:table-cell table:style-name="ce35" table:formula="of:=[.$AK$3]/[.$N17]" office:value-type="float" office:value="5.65488971957031" calcext:value-type="float">
            <text:p>5.65</text:p>
          </table:table-cell>
          <table:table-cell table:style-name="ce35" table:formula="of:=[.$AK$3]/[.$O17]" office:value-type="float" office:value="4.31954615129396" calcext:value-type="float">
            <text:p>4.32</text:p>
          </table:table-cell>
          <table:table-cell table:style-name="ce21"/>
          <table:table-cell table:style-name="ce11" table:formula="of:=[.$AP$3]/[.$L17]" office:value-type="float" office:value="2.89378341519931" calcext:value-type="float">
            <text:p>2.89</text:p>
          </table:table-cell>
          <table:table-cell table:style-name="ce35" table:formula="of:=[.$AP$3]/[.$M17]" office:value-type="float" office:value="1.92244352757996" calcext:value-type="float">
            <text:p>1.92</text:p>
          </table:table-cell>
          <table:table-cell table:style-name="ce35" table:formula="of:=[.$AP$3]/[.$N17]" office:value-type="float" office:value="1.47800765830072" calcext:value-type="float">
            <text:p>1.48</text:p>
          </table:table-cell>
          <table:table-cell table:style-name="ce35" table:formula="of:=[.$AP$3]/[.$O17]" office:value-type="float" office:value="1.12899147615579" calcext:value-type="float">
            <text:p>1.13</text:p>
          </table:table-cell>
          <table:table-cell table:style-name="ce21"/>
          <table:table-cell table:style-name="ce11" table:formula="of:=[.$AU$3]/[.$L17]" office:value-type="float" office:value="6.17417398656682" calcext:value-type="float">
            <text:p>6.17</text:p>
          </table:table-cell>
          <table:table-cell table:style-name="ce35" table:formula="of:=[.$AU$3]/[.$M17]" office:value-type="float" office:value="4.10172397708985" calcext:value-type="float">
            <text:p>4.10</text:p>
          </table:table-cell>
          <table:table-cell table:style-name="ce35" table:formula="of:=[.$AU$3]/[.$N17]" office:value-type="float" office:value="3.1534759608809" calcext:value-type="float">
            <text:p>3.15</text:p>
          </table:table-cell>
          <table:table-cell table:style-name="ce35" table:formula="of:=[.$AU$3]/[.$O17]" office:value-type="float" office:value="2.40881531303428" calcext:value-type="float">
            <text:p>2.41</text:p>
          </table:table-cell>
          <table:table-cell table:style-name="ce21"/>
          <table:table-cell table:style-name="ce7" table:formula="of:=[.$AZ$3]/[.$L17]" office:value-type="float" office:value="11.2678675254845" calcext:value-type="float">
            <text:p>11.27</text:p>
          </table:table-cell>
          <table:table-cell table:style-name="ce11" table:formula="of:=[.$AZ$3]/[.$M17]" office:value-type="float" office:value="7.48564625818897" calcext:value-type="float">
            <text:p>7.49</text:p>
          </table:table-cell>
          <table:table-cell table:style-name="ce7" table:formula="of:=[.$AZ$3]/[.$N17]" office:value-type="float" office:value="5.75509362860765" calcext:value-type="float">
            <text:p>5.76</text:p>
          </table:table-cell>
          <table:table-cell table:style-name="ce7" table:formula="of:=[.$AZ$3]/[.$O17]" office:value-type="float" office:value="4.39608794628757" calcext:value-type="float">
            <text:p>4.40</text:p>
          </table:table-cell>
          <table:table-cell table:style-name="ce21"/>
          <table:table-cell table:style-name="ce35" table:formula="of:=[.$BE$3]/[.$L17]" office:value-type="float" office:value="15.7802077661342" calcext:value-type="float">
            <text:p>15.78</text:p>
          </table:table-cell>
          <table:table-cell table:style-name="ce35" table:formula="of:=[.$BE$3]/[.$M17]" office:value-type="float" office:value="10.4833548096696" calcext:value-type="float">
            <text:p>10.48</text:p>
          </table:table-cell>
          <table:table-cell table:style-name="ce11" table:formula="of:=[.$BE$3]/[.$N17]" office:value-type="float" office:value="8.0597835364664" calcext:value-type="float">
            <text:p>8.06</text:p>
          </table:table-cell>
          <table:table-cell table:style-name="ce35" table:formula="of:=[.$BE$3]/[.$O17]" office:value-type="float" office:value="6.15654923114066" calcext:value-type="float">
            <text:p>6.16</text:p>
          </table:table-cell>
          <table:table-cell table:style-name="ce21"/>
          <table:table-cell table:style-name="ce11" table:formula="of:=[.$BJ$3]/[.$L17]" office:value-type="float" office:value="4.12429052046602" calcext:value-type="float">
            <text:p>4.12</text:p>
          </table:table-cell>
          <table:table-cell table:style-name="ce35" table:formula="of:=[.$BJ$3]/[.$M17]" office:value-type="float" office:value="2.73991328282707" calcext:value-type="float">
            <text:p>2.74</text:p>
          </table:table-cell>
          <table:table-cell table:style-name="ce35" table:formula="of:=[.$BJ$3]/[.$N17]" office:value-type="float" office:value="2.10649247013049" calcext:value-type="float">
            <text:p>2.11</text:p>
          </table:table-cell>
          <table:table-cell table:style-name="ce35" table:formula="of:=[.$BJ$3]/[.$O17]" office:value-type="float" office:value="1.60906611681426" calcext:value-type="float">
            <text:p>1.61</text:p>
          </table:table-cell>
          <table:table-cell table:style-name="ce21"/>
          <table:table-cell table:style-name="ce11" table:formula="of:=[.$BO$3]/[.$L17]" office:value-type="float" office:value="8.80108305888883" calcext:value-type="float">
            <text:p>8.80</text:p>
          </table:table-cell>
          <table:table-cell table:style-name="ce35" table:formula="of:=[.$BO$3]/[.$M17]" office:value-type="float" office:value="5.84687336080027" calcext:value-type="float">
            <text:p>5.85</text:p>
          </table:table-cell>
          <table:table-cell table:style-name="ce35" table:formula="of:=[.$BO$3]/[.$N17]" office:value-type="float" office:value="4.4951768311529" calcext:value-type="float">
            <text:p>4.50</text:p>
          </table:table-cell>
          <table:table-cell table:style-name="ce35" table:formula="of:=[.$BO$3]/[.$O17]" office:value-type="float" office:value="3.43368743570611" calcext:value-type="float">
            <text:p>3.43</text:p>
          </table:table-cell>
          <table:table-cell table:style-name="ce21"/>
          <table:table-cell table:style-name="ce7" table:formula="of:=[.$BT$3]/[.$L17]" office:value-type="float" office:value="16.0600651851515" calcext:value-type="float">
            <text:p>16.06</text:p>
          </table:table-cell>
          <table:table-cell table:style-name="ce7" table:formula="of:=[.$BT$3]/[.$M17]" office:value-type="float" office:value="10.6692740740517" calcext:value-type="float">
            <text:p>10.67</text:p>
          </table:table-cell>
          <table:table-cell table:style-name="ce11" table:formula="of:=[.$BT$3]/[.$N17]" office:value-type="float" office:value="8.20272146553437" calcext:value-type="float">
            <text:p>8.20</text:p>
          </table:table-cell>
          <table:table-cell table:style-name="ce15" table:formula="of:=[.$BT$3]/[.$O17]" office:value-type="float" office:value="6.26573385046979" calcext:value-type="float">
            <text:p>6.27</text:p>
          </table:table-cell>
          <table:table-cell table:style-name="ce32" table:number-columns-repeated="3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4" table:formula="of:=[.B18]*[.$H$1]" office:value-type="float" office:value="5.69162007874017" calcext:value-type="float">
            <text:p>5.69</text:p>
          </table:table-cell>
          <table:table-cell table:style-name="ce4" table:formula="of:=[.C18]*[.$H$1]" office:value-type="float" office:value="8.61039960629923" calcext:value-type="float">
            <text:p>8.61</text:p>
          </table:table-cell>
          <table:table-cell table:style-name="ce4" table:formula="of:=[.D18]*[.$H$1]" office:value-type="float" office:value="11.2373011811024" calcext:value-type="float">
            <text:p>11.24</text:p>
          </table:table-cell>
          <table:table-cell table:style-name="ce4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4" table:formula="of:=[.$Q$3]/[.L18]" office:value-type="float" office:value="15.7564979319299" calcext:value-type="float">
            <text:p>15.76</text:p>
          </table:table-cell>
          <table:table-cell table:style-name="ce4" table:formula="of:=[.$Q$3]/[.M18]" office:value-type="float" office:value="10.4153121922926" calcext:value-type="float">
            <text:p>10.42</text:p>
          </table:table-cell>
          <table:table-cell table:style-name="ce4" table:formula="of:=[.$Q$3]/[.N18]" office:value-type="float" office:value="7.98056388760085" calcext:value-type="float">
            <text:p>7.98</text:p>
          </table:table-cell>
          <table:table-cell table:style-name="ce4" table:formula="of:=[.$Q$3]/[.O18]" office:value-type="float" office:value="6.0841922707452" calcext:value-type="float">
            <text:p>6.08</text:p>
          </table:table-cell>
          <table:table-cell/>
          <table:table-cell table:style-name="ce4" table:formula="of:=[.$V$3]/[.L18]" office:value-type="float" office:value="4.11833532029925" calcext:value-type="float">
            <text:p>4.12</text:p>
          </table:table-cell>
          <table:table-cell table:style-name="ce4" table:formula="of:=[.$V$3]/[.M18]" office:value-type="float" office:value="2.72228944901137" calcext:value-type="float">
            <text:p>2.72</text:p>
          </table:table-cell>
          <table:table-cell table:style-name="ce4" table:formula="of:=[.$V$3]/[.N18]" office:value-type="float" office:value="2.08591009729442" calcext:value-type="float">
            <text:p>2.09</text:p>
          </table:table-cell>
          <table:table-cell table:style-name="ce4" table:formula="of:=[.$V$3]/[.O18]" office:value-type="float" office:value="1.59024829199674" calcext:value-type="float">
            <text:p>1.59</text:p>
          </table:table-cell>
          <table:table-cell/>
          <table:table-cell table:style-name="ce4" table:formula="of:=[.$AA$3]/[.L18]" office:value-type="float" office:value="8.78835890449523" calcext:value-type="float">
            <text:p>8.79</text:p>
          </table:table-cell>
          <table:table-cell table:style-name="ce4" table:formula="of:=[.$AA$3]/[.M18]" office:value-type="float" office:value="5.80925419110702" calcext:value-type="float">
            <text:p>5.81</text:p>
          </table:table-cell>
          <table:table-cell table:style-name="ce4" table:formula="of:=[.$AA$3]/[.N18]" office:value-type="float" office:value="4.45124671786122" calcext:value-type="float">
            <text:p>4.45</text:p>
          </table:table-cell>
          <table:table-cell table:style-name="ce4" table:formula="of:=[.$AA$3]/[.O18]" office:value-type="float" office:value="3.39352472549816" calcext:value-type="float">
            <text:p>3.39</text:p>
          </table:table-cell>
          <table:table-cell/>
          <table:table-cell table:style-name="ce4" table:formula="of:=[.$AF$3]/[.L18]" office:value-type="float" office:value="16.0340990328716" calcext:value-type="float">
            <text:p>16.03</text:p>
          </table:table-cell>
          <table:table-cell table:style-name="ce4" table:formula="of:=[.$AF$3]/[.M18]" office:value-type="float" office:value="10.5988112251185" calcext:value-type="float">
            <text:p>10.60</text:p>
          </table:table-cell>
          <table:table-cell table:style-name="ce4" table:formula="of:=[.$AF$3]/[.N18]" office:value-type="float" office:value="8.12116704262325" calcext:value-type="float">
            <text:p>8.12</text:p>
          </table:table-cell>
          <table:table-cell table:style-name="ce4" table:formula="of:=[.$AF$3]/[.O18]" office:value-type="float" office:value="6.19138477506921" calcext:value-type="float">
            <text:p>6.19</text:p>
          </table:table-cell>
          <table:table-cell/>
          <table:table-cell table:style-name="ce4" table:formula="of:=[.$AK$3]/[.$L18]" office:value-type="float" office:value="26.9694740471815" calcext:value-type="float">
            <text:p>26.97</text:p>
          </table:table-cell>
          <table:table-cell table:style-name="ce4" table:formula="of:=[.$AK$3]/[.$M18]" office:value-type="float" office:value="17.8272794549166" calcext:value-type="float">
            <text:p>17.83</text:p>
          </table:table-cell>
          <table:table-cell table:style-name="ce4" table:formula="of:=[.$AK$3]/[.$N18]" office:value-type="float" office:value="13.6598634784426" calcext:value-type="float">
            <text:p>13.66</text:p>
          </table:table-cell>
          <table:table-cell table:style-name="ce4" table:formula="of:=[.$AK$3]/[.$O18]" office:value-type="float" office:value="10.4139553251493" calcext:value-type="float">
            <text:p>10.41</text:p>
          </table:table-cell>
          <table:table-cell/>
          <table:table-cell table:style-name="ce4" table:formula="of:=[.$AP$3]/[.$L18]" office:value-type="float" office:value="7.04895960112652" calcext:value-type="float">
            <text:p>7.05</text:p>
          </table:table-cell>
          <table:table-cell table:style-name="ce4" table:formula="of:=[.$AP$3]/[.$M18]" office:value-type="float" office:value="4.65948177023618" calcext:value-type="float">
            <text:p>4.66</text:p>
          </table:table-cell>
          <table:table-cell table:style-name="ce4" table:formula="of:=[.$AP$3]/[.$N18]" office:value-type="float" office:value="3.57025226550564" calcext:value-type="float">
            <text:p>3.57</text:p>
          </table:table-cell>
          <table:table-cell table:style-name="ce4" table:formula="of:=[.$AP$3]/[.$O18]" office:value-type="float" office:value="2.72187548954391" calcext:value-type="float">
            <text:p>2.72</text:p>
          </table:table-cell>
          <table:table-cell/>
          <table:table-cell table:style-name="ce4" table:formula="of:=[.$AU$3]/[.$L18]" office:value-type="float" office:value="15.0396545826628" calcext:value-type="float">
            <text:p>15.04</text:p>
          </table:table-cell>
          <table:table-cell table:style-name="ce4" table:formula="of:=[.$AU$3]/[.$M18]" office:value-type="float" office:value="9.9414665885398" calcext:value-type="float">
            <text:p>9.94</text:p>
          </table:table-cell>
          <table:table-cell table:style-name="ce4" table:formula="of:=[.$AU$3]/[.$N18]" office:value-type="float" office:value="7.617487386024" calcext:value-type="float">
            <text:p>7.62</text:p>
          </table:table-cell>
          <table:table-cell table:style-name="ce4" table:formula="of:=[.$AU$3]/[.$O18]" office:value-type="float" office:value="5.80739137350345" calcext:value-type="float">
            <text:p>5.81</text:p>
          </table:table-cell>
          <table:table-cell/>
          <table:table-cell table:style-name="ce4" table:formula="of:=[.$AZ$3]/[.$L18]" office:value-type="float" office:value="27.4473696133596" calcext:value-type="float">
            <text:p>27.45</text:p>
          </table:table-cell>
          <table:table-cell table:style-name="ce4" table:formula="of:=[.$AZ$3]/[.$M18]" office:value-type="float" office:value="18.1431765240851" calcext:value-type="float">
            <text:p>18.14</text:p>
          </table:table-cell>
          <table:table-cell table:style-name="ce4" table:formula="of:=[.$AZ$3]/[.$N18]" office:value-type="float" office:value="13.9019144794938" calcext:value-type="float">
            <text:p>13.90</text:p>
          </table:table-cell>
          <table:table-cell table:style-name="ce4" table:formula="of:=[.$AZ$3]/[.$O18]" office:value-type="float" office:value="10.5984892566438" calcext:value-type="float">
            <text:p>10.60</text:p>
          </table:table-cell>
          <table:table-cell/>
          <table:table-cell table:style-name="ce4" table:formula="of:=[.$BE$3]/[.$L18]" office:value-type="float" office:value="38.4389676354552" calcext:value-type="float">
            <text:p>38.44</text:p>
          </table:table-cell>
          <table:table-cell table:style-name="ce4" table:formula="of:=[.$BE$3]/[.$M18]" office:value-type="float" office:value="25.4088091149619" calcext:value-type="float">
            <text:p>25.41</text:p>
          </table:table-cell>
          <table:table-cell table:style-name="ce4" table:formula="of:=[.$BE$3]/[.$N18]" office:value-type="float" office:value="19.4690875036721" calcext:value-type="float">
            <text:p>19.47</text:p>
          </table:table-cell>
          <table:table-cell table:style-name="ce4" table:formula="of:=[.$BE$3]/[.$O18]" office:value-type="float" office:value="14.8427696810173" calcext:value-type="float">
            <text:p>14.84</text:p>
          </table:table-cell>
          <table:table-cell/>
          <table:table-cell table:style-name="ce4" table:formula="of:=[.$BJ$3]/[.$L18]" office:value-type="float" office:value="10.0463487036993" calcext:value-type="float">
            <text:p>10.05</text:p>
          </table:table-cell>
          <table:table-cell table:style-name="ce4" table:formula="of:=[.$BJ$3]/[.$M18]" office:value-type="float" office:value="6.64080677024189" calcext:value-type="float">
            <text:p>6.64</text:p>
          </table:table-cell>
          <table:table-cell table:style-name="ce4" table:formula="of:=[.$BJ$3]/[.$N18]" office:value-type="float" office:value="5.08841038239314" calcext:value-type="float">
            <text:p>5.09</text:p>
          </table:table-cell>
          <table:table-cell table:style-name="ce4" table:formula="of:=[.$BJ$3]/[.$O18]" office:value-type="float" office:value="3.87928316281457" calcext:value-type="float">
            <text:p>3.88</text:p>
          </table:table-cell>
          <table:table-cell/>
          <table:table-cell table:style-name="ce4" table:formula="of:=[.$BO$3]/[.$L18]" office:value-type="float" office:value="21.4385356562677" calcext:value-type="float">
            <text:p>21.44</text:p>
          </table:table-cell>
          <table:table-cell table:style-name="ce4" table:formula="of:=[.$BO$3]/[.$M18]" office:value-type="float" office:value="14.171235433804" calcext:value-type="float">
            <text:p>14.17</text:p>
          </table:table-cell>
          <table:table-cell table:style-name="ce4" table:formula="of:=[.$BO$3]/[.$N18]" office:value-type="float" office:value="10.8584790986291" calcext:value-type="float">
            <text:p>10.86</text:p>
          </table:table-cell>
          <table:table-cell table:style-name="ce4" table:formula="of:=[.$BO$3]/[.$O18]" office:value-type="float" office:value="8.2782464415291" calcext:value-type="float">
            <text:p>8.28</text:p>
          </table:table-cell>
          <table:table-cell/>
          <table:table-cell table:style-name="ce4" table:formula="of:=[.$BT$3]/[.$L18]" office:value-type="float" office:value="39.1206716048562" calcext:value-type="float">
            <text:p>39.12</text:p>
          </table:table-cell>
          <table:table-cell table:style-name="ce4" table:formula="of:=[.$BT$3]/[.$M18]" office:value-type="float" office:value="25.8594269930406" calcext:value-type="float">
            <text:p>25.86</text:p>
          </table:table-cell>
          <table:table-cell table:style-name="ce4" table:formula="of:=[.$BT$3]/[.$N18]" office:value-type="float" office:value="19.8143661375246" calcext:value-type="float">
            <text:p>19.81</text:p>
          </table:table-cell>
          <table:table-cell table:style-name="ce4" table:formula="of:=[.$BT$3]/[.$O18]" office:value-type="float" office:value="15.1060019068257" calcext:value-type="float">
            <text:p>15.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4" table:formula="of:=[.B19]*[.$H$1]" office:value-type="float" office:value="6.56725393700788" calcext:value-type="float">
            <text:p>6.57</text:p>
          </table:table-cell>
          <table:table-cell table:style-name="ce4" table:formula="of:=[.C19]*[.$H$1]" office:value-type="float" office:value="9.77791141732285" calcext:value-type="float">
            <text:p>9.78</text:p>
          </table:table-cell>
          <table:table-cell table:style-name="ce4" table:formula="of:=[.D19]*[.$H$1]" office:value-type="float" office:value="12.6966909448819" calcext:value-type="float">
            <text:p>12.70</text:p>
          </table:table-cell>
          <table:table-cell table:style-name="ce4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4" table:formula="of:=[.$Q$3]/[.L19]" office:value-type="float" office:value="13.6556315410059" calcext:value-type="float">
            <text:p>13.66</text:p>
          </table:table-cell>
          <table:table-cell table:style-name="ce4" table:formula="of:=[.$Q$3]/[.M19]" office:value-type="float" office:value="9.17169282604874" calcext:value-type="float">
            <text:p>9.17</text:p>
          </table:table-cell>
          <table:table-cell table:style-name="ce4" table:formula="of:=[.$Q$3]/[.N19]" office:value-type="float" office:value="7.06325769362374" calcext:value-type="float">
            <text:p>7.06</text:p>
          </table:table-cell>
          <table:table-cell table:style-name="ce4" table:formula="of:=[.$Q$3]/[.O19]" office:value-type="float" office:value="5.34350799430665" calcext:value-type="float">
            <text:p>5.34</text:p>
          </table:table-cell>
          <table:table-cell/>
          <table:table-cell table:style-name="ce4" table:formula="of:=[.$V$3]/[.L19]" office:value-type="float" office:value="3.56922394425935" calcext:value-type="float">
            <text:p>3.57</text:p>
          </table:table-cell>
          <table:table-cell table:style-name="ce4" table:formula="of:=[.$V$3]/[.M19]" office:value-type="float" office:value="2.39723996256225" calcext:value-type="float">
            <text:p>2.40</text:p>
          </table:table-cell>
          <table:table-cell table:style-name="ce4" table:formula="of:=[.$V$3]/[.N19]" office:value-type="float" office:value="1.84615031599621" calcext:value-type="float">
            <text:p>1.85</text:p>
          </table:table-cell>
          <table:table-cell table:style-name="ce4" table:formula="of:=[.$V$3]/[.O19]" office:value-type="float" office:value="1.39665284775366" calcext:value-type="float">
            <text:p>1.40</text:p>
          </table:table-cell>
          <table:table-cell/>
          <table:table-cell table:style-name="ce4" table:formula="of:=[.$AA$3]/[.L19]" office:value-type="float" office:value="7.6165777172292" calcext:value-type="float">
            <text:p>7.62</text:p>
          </table:table-cell>
          <table:table-cell table:style-name="ce4" table:formula="of:=[.$AA$3]/[.M19]" office:value-type="float" office:value="5.11561189963155" calcext:value-type="float">
            <text:p>5.12</text:p>
          </table:table-cell>
          <table:table-cell table:style-name="ce4" table:formula="of:=[.$AA$3]/[.N19]" office:value-type="float" office:value="3.93960916408407" calcext:value-type="float">
            <text:p>3.94</text:p>
          </table:table-cell>
          <table:table-cell table:style-name="ce4" table:formula="of:=[.$AA$3]/[.O19]" office:value-type="float" office:value="2.98039997630708" calcext:value-type="float">
            <text:p>2.98</text:p>
          </table:table-cell>
          <table:table-cell/>
          <table:table-cell table:style-name="ce4" table:formula="of:=[.$AF$3]/[.L19]" office:value-type="float" office:value="13.896219161822" calcext:value-type="float">
            <text:p>13.90</text:p>
          </table:table-cell>
          <table:table-cell table:style-name="ce4" table:formula="of:=[.$AF$3]/[.M19]" office:value-type="float" office:value="9.33328152659687" calcext:value-type="float">
            <text:p>9.33</text:p>
          </table:table-cell>
          <table:table-cell table:style-name="ce4" table:formula="of:=[.$AF$3]/[.N19]" office:value-type="float" office:value="7.18769956645966" calcext:value-type="float">
            <text:p>7.19</text:p>
          </table:table-cell>
          <table:table-cell table:style-name="ce4" table:formula="of:=[.$AF$3]/[.O19]" office:value-type="float" office:value="5.43765097636513" calcext:value-type="float">
            <text:p>5.44</text:p>
          </table:table-cell>
          <table:table-cell/>
          <table:table-cell table:style-name="ce4" table:formula="of:=[.$AK$3]/[.$L19]" office:value-type="float" office:value="23.373544174224" calcext:value-type="float">
            <text:p>23.37</text:p>
          </table:table-cell>
          <table:table-cell table:style-name="ce4" table:formula="of:=[.$AK$3]/[.$M19]" office:value-type="float" office:value="15.69864907224" calcext:value-type="float">
            <text:p>15.70</text:p>
          </table:table-cell>
          <table:table-cell table:style-name="ce4" table:formula="of:=[.$AK$3]/[.$N19]" office:value-type="float" office:value="12.0897642280469" calcext:value-type="float">
            <text:p>12.09</text:p>
          </table:table-cell>
          <table:table-cell table:style-name="ce4" table:formula="of:=[.$AK$3]/[.$O19]" office:value-type="float" office:value="9.14616945947894" calcext:value-type="float">
            <text:p>9.15</text:p>
          </table:table-cell>
          <table:table-cell/>
          <table:table-cell table:style-name="ce4" table:formula="of:=[.$AP$3]/[.$L19]" office:value-type="float" office:value="6.10909832097632" calcext:value-type="float">
            <text:p>6.11</text:p>
          </table:table-cell>
          <table:table-cell table:style-name="ce4" table:formula="of:=[.$AP$3]/[.$M19]" office:value-type="float" office:value="4.10312573796917" calcext:value-type="float">
            <text:p>4.10</text:p>
          </table:table-cell>
          <table:table-cell table:style-name="ce4" table:formula="of:=[.$AP$3]/[.$N19]" office:value-type="float" office:value="3.1598784418843" calcext:value-type="float">
            <text:p>3.16</text:p>
          </table:table-cell>
          <table:table-cell table:style-name="ce4" table:formula="of:=[.$AP$3]/[.$O19]" office:value-type="float" office:value="2.39051673429508" calcext:value-type="float">
            <text:p>2.39</text:p>
          </table:table-cell>
          <table:table-cell/>
          <table:table-cell table:style-name="ce4" table:formula="of:=[.$AU$3]/[.$L19]" office:value-type="float" office:value="13.0343673049744" calcext:value-type="float">
            <text:p>13.03</text:p>
          </table:table-cell>
          <table:table-cell table:style-name="ce4" table:formula="of:=[.$AU$3]/[.$M19]" office:value-type="float" office:value="8.75442580184848" calcext:value-type="float">
            <text:p>8.75</text:p>
          </table:table-cell>
          <table:table-cell table:style-name="ce4" table:formula="of:=[.$AU$3]/[.$N19]" office:value-type="float" office:value="6.74191412326262" calcext:value-type="float">
            <text:p>6.74</text:p>
          </table:table-cell>
          <table:table-cell table:style-name="ce4" table:formula="of:=[.$AU$3]/[.$O19]" office:value-type="float" office:value="5.10040459759868" calcext:value-type="float">
            <text:p>5.10</text:p>
          </table:table-cell>
          <table:table-cell/>
          <table:table-cell table:style-name="ce4" table:formula="of:=[.$AZ$3]/[.$L19]" office:value-type="float" office:value="23.7877203315783" calcext:value-type="float">
            <text:p>23.79</text:p>
          </table:table-cell>
          <table:table-cell table:style-name="ce4" table:formula="of:=[.$AZ$3]/[.$M19]" office:value-type="float" office:value="15.9768270883735" calcext:value-type="float">
            <text:p>15.98</text:p>
          </table:table-cell>
          <table:table-cell table:style-name="ce4" table:formula="of:=[.$AZ$3]/[.$N19]" office:value-type="float" office:value="12.3039932749543" calcext:value-type="float">
            <text:p>12.30</text:p>
          </table:table-cell>
          <table:table-cell table:style-name="ce4" table:formula="of:=[.$AZ$3]/[.$O19]" office:value-type="float" office:value="9.30823839061759" calcext:value-type="float">
            <text:p>9.31</text:p>
          </table:table-cell>
          <table:table-cell/>
          <table:table-cell table:style-name="ce4" table:formula="of:=[.$BE$3]/[.$L19]" office:value-type="float" office:value="33.3137719507278" calcext:value-type="float">
            <text:p>33.31</text:p>
          </table:table-cell>
          <table:table-cell table:style-name="ce4" table:formula="of:=[.$BE$3]/[.$M19]" office:value-type="float" office:value="22.374921459444" calcext:value-type="float">
            <text:p>22.37</text:p>
          </table:table-cell>
          <table:table-cell table:style-name="ce4" table:formula="of:=[.$BE$3]/[.$N19]" office:value-type="float" office:value="17.2312613538247" calcext:value-type="float">
            <text:p>17.23</text:p>
          </table:table-cell>
          <table:table-cell table:style-name="ce4" table:formula="of:=[.$BE$3]/[.$O19]" office:value-type="float" office:value="13.0358238068065" calcext:value-type="float">
            <text:p>13.04</text:p>
          </table:table-cell>
          <table:table-cell/>
          <table:table-cell table:style-name="ce4" table:formula="of:=[.$BJ$3]/[.$L19]" office:value-type="float" office:value="8.70683554320603" calcext:value-type="float">
            <text:p>8.71</text:p>
          </table:table-cell>
          <table:table-cell table:style-name="ce4" table:formula="of:=[.$BJ$3]/[.$M19]" office:value-type="float" office:value="5.84787461857122" calcext:value-type="float">
            <text:p>5.85</text:p>
          </table:table-cell>
          <table:table-cell table:style-name="ce4" table:formula="of:=[.$BJ$3]/[.$N19]" office:value-type="float" office:value="4.50353562579622" calcext:value-type="float">
            <text:p>4.50</text:p>
          </table:table-cell>
          <table:table-cell table:style-name="ce4" table:formula="of:=[.$BJ$3]/[.$O19]" office:value-type="float" office:value="3.40702260386323" calcext:value-type="float">
            <text:p>3.41</text:p>
          </table:table-cell>
          <table:table-cell/>
          <table:table-cell table:style-name="ce4" table:formula="of:=[.$BO$3]/[.$L19]" office:value-type="float" office:value="18.580064235432" calcext:value-type="float">
            <text:p>18.58</text:p>
          </table:table-cell>
          <table:table-cell table:style-name="ce4" table:formula="of:=[.$BO$3]/[.$M19]" office:value-type="float" office:value="12.4791476208125" calcext:value-type="float">
            <text:p>12.48</text:p>
          </table:table-cell>
          <table:table-cell table:style-name="ce4" table:formula="of:=[.$BO$3]/[.$N19]" office:value-type="float" office:value="9.61037805280964" calcext:value-type="float">
            <text:p>9.61</text:p>
          </table:table-cell>
          <table:table-cell table:style-name="ce4" table:formula="of:=[.$BO$3]/[.$O19]" office:value-type="float" office:value="7.27045991821251" calcext:value-type="float">
            <text:p>7.27</text:p>
          </table:table-cell>
          <table:table-cell/>
          <table:table-cell table:style-name="ce4" table:formula="of:=[.$BT$3]/[.$L19]" office:value-type="float" office:value="33.9045820575421" calcext:value-type="float">
            <text:p>33.90</text:p>
          </table:table-cell>
          <table:table-cell table:style-name="ce4" table:formula="of:=[.$BT$3]/[.$M19]" office:value-type="float" office:value="22.7717342177521" calcext:value-type="float">
            <text:p>22.77</text:p>
          </table:table-cell>
          <table:table-cell table:style-name="ce4" table:formula="of:=[.$BT$3]/[.$N19]" office:value-type="float" office:value="17.5368527883838" calcext:value-type="float">
            <text:p>17.54</text:p>
          </table:table-cell>
          <table:table-cell table:style-name="ce4" table:formula="of:=[.$BT$3]/[.$O19]" office:value-type="float" office:value="13.2670103703425" calcext:value-type="float">
            <text:p>13.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4" table:formula="of:=[.B20]*[.$H$1]" office:value-type="float" office:value="4.88895570866143" calcext:value-type="float">
            <text:p>4.89</text:p>
          </table:table-cell>
          <table:table-cell table:style-name="ce4" table:formula="of:=[.C20]*[.$H$1]" office:value-type="float" office:value="7.36991830708663" calcext:value-type="float">
            <text:p>7.37</text:p>
          </table:table-cell>
          <table:table-cell table:style-name="ce4" table:formula="of:=[.D20]*[.$H$1]" office:value-type="float" office:value="9.41306397637797" calcext:value-type="float">
            <text:p>9.41</text:p>
          </table:table-cell>
          <table:table-cell table:style-name="ce4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4" table:formula="of:=[.$Q$3]/[.L20]" office:value-type="float" office:value="18.3433856520975" calcext:value-type="float">
            <text:p>18.34</text:p>
          </table:table-cell>
          <table:table-cell table:style-name="ce4" table:formula="of:=[.$Q$3]/[.M20]" office:value-type="float" office:value="12.1683845414904" calcext:value-type="float">
            <text:p>12.17</text:p>
          </table:table-cell>
          <table:table-cell table:style-name="ce4" table:formula="of:=[.$Q$3]/[.N20]" office:value-type="float" office:value="9.52718479605062" calcext:value-type="float">
            <text:p>9.53</text:p>
          </table:table-cell>
          <table:table-cell table:style-name="ce4" table:formula="of:=[.$Q$3]/[.O20]" office:value-type="float" office:value="7.31551689696744" calcext:value-type="float">
            <text:p>7.32</text:p>
          </table:table-cell>
          <table:table-cell/>
          <table:table-cell table:style-name="ce4" table:formula="of:=[.$V$3]/[.L20]" office:value-type="float" office:value="4.7944799251245" calcext:value-type="float">
            <text:p>4.79</text:p>
          </table:table-cell>
          <table:table-cell table:style-name="ce4" table:formula="of:=[.$V$3]/[.M20]" office:value-type="float" office:value="3.18049658399348" calcext:value-type="float">
            <text:p>3.18</text:p>
          </table:table-cell>
          <table:table-cell table:style-name="ce4" table:formula="of:=[.$V$3]/[.N20]" office:value-type="float" office:value="2.49015624018094" calcext:value-type="float">
            <text:p>2.49</text:p>
          </table:table-cell>
          <table:table-cell table:style-name="ce4" table:formula="of:=[.$V$3]/[.O20]" office:value-type="float" office:value="1.91208425585322" calcext:value-type="float">
            <text:p>1.91</text:p>
          </table:table-cell>
          <table:table-cell/>
          <table:table-cell table:style-name="ce4" table:formula="of:=[.$AA$3]/[.L20]" office:value-type="float" office:value="10.2312237992631" calcext:value-type="float">
            <text:p>10.23</text:p>
          </table:table-cell>
          <table:table-cell table:style-name="ce4" table:formula="of:=[.$AA$3]/[.M20]" office:value-type="float" office:value="6.78704945099632" calcext:value-type="float">
            <text:p>6.79</text:p>
          </table:table-cell>
          <table:table-cell table:style-name="ce4" table:formula="of:=[.$AA$3]/[.N20]" office:value-type="float" office:value="5.31389143062502" calcext:value-type="float">
            <text:p>5.31</text:p>
          </table:table-cell>
          <table:table-cell table:style-name="ce4" table:formula="of:=[.$AA$3]/[.O20]" office:value-type="float" office:value="4.08030949137279" calcext:value-type="float">
            <text:p>4.08</text:p>
          </table:table-cell>
          <table:table-cell/>
          <table:table-cell table:style-name="ce4" table:formula="of:=[.$AF$3]/[.L20]" office:value-type="float" office:value="18.6665630531937" calcext:value-type="float">
            <text:p>18.67</text:p>
          </table:table-cell>
          <table:table-cell table:style-name="ce4" table:formula="of:=[.$AF$3]/[.M20]" office:value-type="float" office:value="12.3827695501384" calcext:value-type="float">
            <text:p>12.38</text:p>
          </table:table-cell>
          <table:table-cell table:style-name="ce4" table:formula="of:=[.$AF$3]/[.N20]" office:value-type="float" office:value="9.69503662452699" calcext:value-type="float">
            <text:p>9.70</text:p>
          </table:table-cell>
          <table:table-cell table:style-name="ce4" table:formula="of:=[.$AF$3]/[.O20]" office:value-type="float" office:value="7.44440312240465" calcext:value-type="float">
            <text:p>7.44</text:p>
          </table:table-cell>
          <table:table-cell/>
          <table:table-cell table:style-name="ce4" table:formula="of:=[.$AK$3]/[.$L20]" office:value-type="float" office:value="31.3972981444799" calcext:value-type="float">
            <text:p>31.40</text:p>
          </table:table-cell>
          <table:table-cell table:style-name="ce4" table:formula="of:=[.$AK$3]/[.$M20]" office:value-type="float" office:value="20.8279106502986" calcext:value-type="float">
            <text:p>20.83</text:p>
          </table:table-cell>
          <table:table-cell table:style-name="ce4" table:formula="of:=[.$AK$3]/[.$N20]" office:value-type="float" office:value="16.3071238424818" calcext:value-type="float">
            <text:p>16.31</text:p>
          </table:table-cell>
          <table:table-cell table:style-name="ce4" table:formula="of:=[.$AK$3]/[.$O20]" office:value-type="float" office:value="12.5215415219057" calcext:value-type="float">
            <text:p>12.52</text:p>
          </table:table-cell>
          <table:table-cell/>
          <table:table-cell table:style-name="ce4" table:formula="of:=[.$AP$3]/[.$L20]" office:value-type="float" office:value="8.20625147593834" calcext:value-type="float">
            <text:p>8.21</text:p>
          </table:table-cell>
          <table:table-cell table:style-name="ce4" table:formula="of:=[.$AP$3]/[.$M20]" office:value-type="float" office:value="5.44375097908781" calcext:value-type="float">
            <text:p>5.44</text:p>
          </table:table-cell>
          <table:table-cell table:style-name="ce4" table:formula="of:=[.$AP$3]/[.$N20]" office:value-type="float" office:value="4.26216161928581" calcext:value-type="float">
            <text:p>4.26</text:p>
          </table:table-cell>
          <table:table-cell table:style-name="ce4" table:formula="of:=[.$AP$3]/[.$O20]" office:value-type="float" office:value="3.27273124338017" calcext:value-type="float">
            <text:p>3.27</text:p>
          </table:table-cell>
          <table:table-cell/>
          <table:table-cell table:style-name="ce4" table:formula="of:=[.$AU$3]/[.$L20]" office:value-type="float" office:value="17.508851603697" calcext:value-type="float">
            <text:p>17.51</text:p>
          </table:table-cell>
          <table:table-cell table:style-name="ce4" table:formula="of:=[.$AU$3]/[.$M20]" office:value-type="float" office:value="11.6147827470069" calcext:value-type="float">
            <text:p>11.61</text:p>
          </table:table-cell>
          <table:table-cell table:style-name="ce4" table:formula="of:=[.$AU$3]/[.$N20]" office:value-type="float" office:value="9.09374463137749" calcext:value-type="float">
            <text:p>9.09</text:p>
          </table:table-cell>
          <table:table-cell table:style-name="ce4" table:formula="of:=[.$AU$3]/[.$O20]" office:value-type="float" office:value="6.982696770522" calcext:value-type="float">
            <text:p>6.98</text:p>
          </table:table-cell>
          <table:table-cell/>
          <table:table-cell table:style-name="ce4" table:formula="of:=[.$AZ$3]/[.$L20]" office:value-type="float" office:value="31.953654176747" calcext:value-type="float">
            <text:p>31.95</text:p>
          </table:table-cell>
          <table:table-cell table:style-name="ce4" table:formula="of:=[.$AZ$3]/[.$M20]" office:value-type="float" office:value="21.1969785132876" calcext:value-type="float">
            <text:p>21.20</text:p>
          </table:table-cell>
          <table:table-cell table:style-name="ce4" table:formula="of:=[.$AZ$3]/[.$N20]" office:value-type="float" office:value="16.5960839522639" calcext:value-type="float">
            <text:p>16.60</text:p>
          </table:table-cell>
          <table:table-cell table:style-name="ce4" table:formula="of:=[.$AZ$3]/[.$O20]" office:value-type="float" office:value="12.7434216062027" calcext:value-type="float">
            <text:p>12.74</text:p>
          </table:table-cell>
          <table:table-cell/>
          <table:table-cell table:style-name="ce4" table:formula="of:=[.$BE$3]/[.$L20]" office:value-type="float" office:value="44.7498429188881" calcext:value-type="float">
            <text:p>44.75</text:p>
          </table:table-cell>
          <table:table-cell table:style-name="ce4" table:formula="of:=[.$BE$3]/[.$M20]" office:value-type="float" office:value="29.6855393620347" calcext:value-type="float">
            <text:p>29.69</text:p>
          </table:table-cell>
          <table:table-cell table:style-name="ce4" table:formula="of:=[.$BE$3]/[.$N20]" office:value-type="float" office:value="23.242166477252" calcext:value-type="float">
            <text:p>23.24</text:p>
          </table:table-cell>
          <table:table-cell table:style-name="ce4" table:formula="of:=[.$BE$3]/[.$O20]" office:value-type="float" office:value="17.8466635450328" calcext:value-type="float">
            <text:p>17.85</text:p>
          </table:table-cell>
          <table:table-cell/>
          <table:table-cell table:style-name="ce4" table:formula="of:=[.$BJ$3]/[.$L20]" office:value-type="float" office:value="11.6957492371424" calcext:value-type="float">
            <text:p>11.70</text:p>
          </table:table-cell>
          <table:table-cell table:style-name="ce4" table:formula="of:=[.$BJ$3]/[.$M20]" office:value-type="float" office:value="7.75856632562914" calcext:value-type="float">
            <text:p>7.76</text:p>
          </table:table-cell>
          <table:table-cell table:style-name="ce4" table:formula="of:=[.$BJ$3]/[.$N20]" office:value-type="float" office:value="6.07453642549258" calcext:value-type="float">
            <text:p>6.07</text:p>
          </table:table-cell>
          <table:table-cell table:style-name="ce4" table:formula="of:=[.$BJ$3]/[.$O20]" office:value-type="float" office:value="4.66437618386038" calcext:value-type="float">
            <text:p>4.66</text:p>
          </table:table-cell>
          <table:table-cell/>
          <table:table-cell table:style-name="ce4" table:formula="of:=[.$BO$3]/[.$L20]" office:value-type="float" office:value="24.958295241625" calcext:value-type="float">
            <text:p>24.96</text:p>
          </table:table-cell>
          <table:table-cell table:style-name="ce4" table:formula="of:=[.$BO$3]/[.$M20]" office:value-type="float" office:value="16.5564928830582" calcext:value-type="float">
            <text:p>16.56</text:p>
          </table:table-cell>
          <table:table-cell table:style-name="ce4" table:formula="of:=[.$BO$3]/[.$N20]" office:value-type="float" office:value="12.9628355130921" calcext:value-type="float">
            <text:p>12.96</text:p>
          </table:table-cell>
          <table:table-cell table:style-name="ce4" table:formula="of:=[.$BO$3]/[.$O20]" office:value-type="float" office:value="9.95360584040999" calcext:value-type="float">
            <text:p>9.95</text:p>
          </table:table-cell>
          <table:table-cell/>
          <table:table-cell table:style-name="ce4" table:formula="of:=[.$BT$3]/[.$L20]" office:value-type="float" office:value="45.5434684355043" calcext:value-type="float">
            <text:p>45.54</text:p>
          </table:table-cell>
          <table:table-cell table:style-name="ce4" table:formula="of:=[.$BT$3]/[.$M20]" office:value-type="float" office:value="30.2120038136513" calcext:value-type="float">
            <text:p>30.21</text:p>
          </table:table-cell>
          <table:table-cell table:style-name="ce4" table:formula="of:=[.$BT$3]/[.$N20]" office:value-type="float" office:value="23.6543595750293" calcext:value-type="float">
            <text:p>23.65</text:p>
          </table:table-cell>
          <table:table-cell table:style-name="ce4" table:formula="of:=[.$BT$3]/[.$O20]" office:value-type="float" office:value="18.1631689593975" calcext:value-type="float">
            <text:p>18.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4" table:formula="of:=[.B21]*[.$H$1]" office:value-type="float" office:value="5.32677263779528" calcext:value-type="float">
            <text:p>5.33</text:p>
          </table:table-cell>
          <table:table-cell table:style-name="ce4" table:formula="of:=[.C21]*[.$H$1]" office:value-type="float" office:value="7.73476574803151" calcext:value-type="float">
            <text:p>7.73</text:p>
          </table:table-cell>
          <table:table-cell table:style-name="ce4" table:formula="of:=[.D21]*[.$H$1]" office:value-type="float" office:value="9.77791141732285" calcext:value-type="float">
            <text:p>9.78</text:p>
          </table:table-cell>
          <table:table-cell table:style-name="ce4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4" table:formula="of:=[.$Q$3]/[.L21]" office:value-type="float" office:value="16.8357101190484" calcext:value-type="float">
            <text:p>16.84</text:p>
          </table:table-cell>
          <table:table-cell table:style-name="ce4" table:formula="of:=[.$Q$3]/[.M21]" office:value-type="float" office:value="11.5944041385899" calcext:value-type="float">
            <text:p>11.59</text:p>
          </table:table-cell>
          <table:table-cell table:style-name="ce4" table:formula="of:=[.$Q$3]/[.N21]" office:value-type="float" office:value="9.17169282604874" calcext:value-type="float">
            <text:p>9.17</text:p>
          </table:table-cell>
          <table:table-cell table:style-name="ce4" table:formula="of:=[.$Q$3]/[.O21]" office:value-type="float" office:value="6.98299340165074" calcext:value-type="float">
            <text:p>6.98</text:p>
          </table:table-cell>
          <table:table-cell/>
          <table:table-cell table:style-name="ce4" table:formula="of:=[.$V$3]/[.L21]" office:value-type="float" office:value="4.40041308196358" calcext:value-type="float">
            <text:p>4.40</text:p>
          </table:table-cell>
          <table:table-cell table:style-name="ce4" table:formula="of:=[.$V$3]/[.M21]" office:value-type="float" office:value="3.0304731602202" calcext:value-type="float">
            <text:p>3.03</text:p>
          </table:table-cell>
          <table:table-cell table:style-name="ce4" table:formula="of:=[.$V$3]/[.N21]" office:value-type="float" office:value="2.39723996256225" calcext:value-type="float">
            <text:p>2.40</text:p>
          </table:table-cell>
          <table:table-cell table:style-name="ce4" table:formula="of:=[.$V$3]/[.O21]" office:value-type="float" office:value="1.82517133513262" calcext:value-type="float">
            <text:p>1.83</text:p>
          </table:table-cell>
          <table:table-cell/>
          <table:table-cell table:style-name="ce4" table:formula="of:=[.$AA$3]/[.L21]" office:value-type="float" office:value="9.39030129521409" calcext:value-type="float">
            <text:p>9.39</text:p>
          </table:table-cell>
          <table:table-cell table:style-name="ce4" table:formula="of:=[.$AA$3]/[.M21]" office:value-type="float" office:value="6.46690560896819" calcext:value-type="float">
            <text:p>6.47</text:p>
          </table:table-cell>
          <table:table-cell table:style-name="ce4" table:formula="of:=[.$AA$3]/[.N21]" office:value-type="float" office:value="5.11561189963155" calcext:value-type="float">
            <text:p>5.12</text:p>
          </table:table-cell>
          <table:table-cell table:style-name="ce4" table:formula="of:=[.$AA$3]/[.O21]" office:value-type="float" office:value="3.89484087812857" calcext:value-type="float">
            <text:p>3.89</text:p>
          </table:table-cell>
          <table:table-cell/>
          <table:table-cell table:style-name="ce4" table:formula="of:=[.$AF$3]/[.L21]" office:value-type="float" office:value="17.1323249940271" calcext:value-type="float">
            <text:p>17.13</text:p>
          </table:table-cell>
          <table:table-cell table:style-name="ce4" table:formula="of:=[.$AF$3]/[.M21]" office:value-type="float" office:value="11.79867664683" calcext:value-type="float">
            <text:p>11.80</text:p>
          </table:table-cell>
          <table:table-cell table:style-name="ce4" table:formula="of:=[.$AF$3]/[.N21]" office:value-type="float" office:value="9.33328152659687" calcext:value-type="float">
            <text:p>9.33</text:p>
          </table:table-cell>
          <table:table-cell table:style-name="ce4" table:formula="of:=[.$AF$3]/[.O21]" office:value-type="float" office:value="7.10602116229535" calcext:value-type="float">
            <text:p>7.11</text:p>
          </table:table-cell>
          <table:table-cell/>
          <table:table-cell table:style-name="ce4" table:formula="of:=[.$AK$3]/[.$L21]" office:value-type="float" office:value="28.8166982969884" calcext:value-type="float">
            <text:p>28.82</text:p>
          </table:table-cell>
          <table:table-cell table:style-name="ce4" table:formula="of:=[.$AK$3]/[.$M21]" office:value-type="float" office:value="19.8454620347185" calcext:value-type="float">
            <text:p>19.85</text:p>
          </table:table-cell>
          <table:table-cell table:style-name="ce4" table:formula="of:=[.$AK$3]/[.$N21]" office:value-type="float" office:value="15.69864907224" calcext:value-type="float">
            <text:p>15.70</text:p>
          </table:table-cell>
          <table:table-cell table:style-name="ce4" table:formula="of:=[.$AK$3]/[.$O21]" office:value-type="float" office:value="11.9523805436373" calcext:value-type="float">
            <text:p>11.95</text:p>
          </table:table-cell>
          <table:table-cell/>
          <table:table-cell table:style-name="ce4" table:formula="of:=[.$AP$3]/[.$L21]" office:value-type="float" office:value="7.53176505325848" calcext:value-type="float">
            <text:p>7.53</text:p>
          </table:table-cell>
          <table:table-cell table:style-name="ce4" table:formula="of:=[.$AP$3]/[.$M21]" office:value-type="float" office:value="5.18697027252706" calcext:value-type="float">
            <text:p>5.19</text:p>
          </table:table-cell>
          <table:table-cell table:style-name="ce4" table:formula="of:=[.$AP$3]/[.$N21]" office:value-type="float" office:value="4.10312573796917" calcext:value-type="float">
            <text:p>4.10</text:p>
          </table:table-cell>
          <table:table-cell table:style-name="ce4" table:formula="of:=[.$AP$3]/[.$O21]" office:value-type="float" office:value="3.12397073231744" calcext:value-type="float">
            <text:p>3.12</text:p>
          </table:table-cell>
          <table:table-cell/>
          <table:table-cell table:style-name="ce4" table:formula="of:=[.$AU$3]/[.$L21]" office:value-type="float" office:value="16.0697679102424" calcext:value-type="float">
            <text:p>16.07</text:p>
          </table:table-cell>
          <table:table-cell table:style-name="ce4" table:formula="of:=[.$AU$3]/[.$M21]" office:value-type="float" office:value="11.066915636299" calcext:value-type="float">
            <text:p>11.07</text:p>
          </table:table-cell>
          <table:table-cell table:style-name="ce4" table:formula="of:=[.$AU$3]/[.$N21]" office:value-type="float" office:value="8.75442580184848" calcext:value-type="float">
            <text:p>8.75</text:p>
          </table:table-cell>
          <table:table-cell table:style-name="ce4" table:formula="of:=[.$AU$3]/[.$O21]" office:value-type="float" office:value="6.665301462771" calcext:value-type="float">
            <text:p>6.67</text:p>
          </table:table-cell>
          <table:table-cell/>
          <table:table-cell table:style-name="ce4" table:formula="of:=[.$AZ$3]/[.$L21]" office:value-type="float" office:value="29.3273264361924" calcext:value-type="float">
            <text:p>29.33</text:p>
          </table:table-cell>
          <table:table-cell table:style-name="ce4" table:formula="of:=[.$AZ$3]/[.$M21]" office:value-type="float" office:value="20.1971210362457" calcext:value-type="float">
            <text:p>20.20</text:p>
          </table:table-cell>
          <table:table-cell table:style-name="ce4" table:formula="of:=[.$AZ$3]/[.$N21]" office:value-type="float" office:value="15.9768270883735" calcext:value-type="float">
            <text:p>15.98</text:p>
          </table:table-cell>
          <table:table-cell table:style-name="ce4" table:formula="of:=[.$AZ$3]/[.$O21]" office:value-type="float" office:value="12.1641751695571" calcext:value-type="float">
            <text:p>12.16</text:p>
          </table:table-cell>
          <table:table-cell/>
          <table:table-cell table:style-name="ce4" table:formula="of:=[.$BE$3]/[.$L21]" office:value-type="float" office:value="41.0717736378836" calcext:value-type="float">
            <text:p>41.07</text:p>
          </table:table-cell>
          <table:table-cell table:style-name="ce4" table:formula="of:=[.$BE$3]/[.$M21]" office:value-type="float" office:value="28.2852780713727" calcext:value-type="float">
            <text:p>28.29</text:p>
          </table:table-cell>
          <table:table-cell table:style-name="ce4" table:formula="of:=[.$BE$3]/[.$N21]" office:value-type="float" office:value="22.374921459444" calcext:value-type="float">
            <text:p>22.37</text:p>
          </table:table-cell>
          <table:table-cell table:style-name="ce4" table:formula="of:=[.$BE$3]/[.$O21]" office:value-type="float" office:value="17.0354515657131" calcext:value-type="float">
            <text:p>17.04</text:p>
          </table:table-cell>
          <table:table-cell/>
          <table:table-cell table:style-name="ce4" table:formula="of:=[.$BJ$3]/[.$L21]" office:value-type="float" office:value="10.7344547792951" calcext:value-type="float">
            <text:p>10.73</text:p>
          </table:table-cell>
          <table:table-cell table:style-name="ce4" table:formula="of:=[.$BJ$3]/[.$M21]" office:value-type="float" office:value="7.39259621592965" calcext:value-type="float">
            <text:p>7.39</text:p>
          </table:table-cell>
          <table:table-cell table:style-name="ce4" table:formula="of:=[.$BJ$3]/[.$N21]" office:value-type="float" office:value="5.84787461857122" calcext:value-type="float">
            <text:p>5.85</text:p>
          </table:table-cell>
          <table:table-cell table:style-name="ce4" table:formula="of:=[.$BJ$3]/[.$O21]" office:value-type="float" office:value="4.45235908459399" calcext:value-type="float">
            <text:p>4.45</text:p>
          </table:table-cell>
          <table:table-cell/>
          <table:table-cell table:style-name="ce4" table:formula="of:=[.$BO$3]/[.$L21]" office:value-type="float" office:value="22.9069285094367" calcext:value-type="float">
            <text:p>22.91</text:p>
          </table:table-cell>
          <table:table-cell table:style-name="ce4" table:formula="of:=[.$BO$3]/[.$M21]" office:value-type="float" office:value="15.7755262376309" calcext:value-type="float">
            <text:p>15.78</text:p>
          </table:table-cell>
          <table:table-cell table:style-name="ce4" table:formula="of:=[.$BO$3]/[.$N21]" office:value-type="float" office:value="12.4791476208125" calcext:value-type="float">
            <text:p>12.48</text:p>
          </table:table-cell>
          <table:table-cell table:style-name="ce4" table:formula="of:=[.$BO$3]/[.$O21]" office:value-type="float" office:value="9.50116921130044" calcext:value-type="float">
            <text:p>9.50</text:p>
          </table:table-cell>
          <table:table-cell/>
          <table:table-cell table:style-name="ce4" table:formula="of:=[.$BT$3]/[.$L21]" office:value-type="float" office:value="41.8001696599834" calcext:value-type="float">
            <text:p>41.80</text:p>
          </table:table-cell>
          <table:table-cell table:style-name="ce4" table:formula="of:=[.$BT$3]/[.$M21]" office:value-type="float" office:value="28.7869092941395" calcext:value-type="float">
            <text:p>28.79</text:p>
          </table:table-cell>
          <table:table-cell table:style-name="ce4" table:formula="of:=[.$BT$3]/[.$N21]" office:value-type="float" office:value="22.7717342177521" calcext:value-type="float">
            <text:p>22.77</text:p>
          </table:table-cell>
          <table:table-cell table:style-name="ce4" table:formula="of:=[.$BT$3]/[.$O21]" office:value-type="float" office:value="17.337570370334" calcext:value-type="float">
            <text:p>17.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4" table:formula="of:=[.B22]*[.$H$1]" office:value-type="float" office:value="5.69162007874017" calcext:value-type="float">
            <text:p>5.69</text:p>
          </table:table-cell>
          <table:table-cell table:style-name="ce4" table:formula="of:=[.C22]*[.$H$1]" office:value-type="float" office:value="8.61039960629923" calcext:value-type="float">
            <text:p>8.61</text:p>
          </table:table-cell>
          <table:table-cell table:style-name="ce4" table:formula="of:=[.D22]*[.$H$1]" office:value-type="float" office:value="11.0183927165355" calcext:value-type="float">
            <text:p>11.02</text:p>
          </table:table-cell>
          <table:table-cell table:style-name="ce4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4" table:formula="of:=[.$Q$3]/[.L22]" office:value-type="float" office:value="15.7564979319299" calcext:value-type="float">
            <text:p>15.76</text:p>
          </table:table-cell>
          <table:table-cell table:style-name="ce4" table:formula="of:=[.$Q$3]/[.M22]" office:value-type="float" office:value="10.4153121922926" calcext:value-type="float">
            <text:p>10.42</text:p>
          </table:table-cell>
          <table:table-cell table:style-name="ce4" table:formula="of:=[.$Q$3]/[.N22]" office:value-type="float" office:value="8.13911813702338" calcext:value-type="float">
            <text:p>8.14</text:p>
          </table:table-cell>
          <table:table-cell table:style-name="ce4" table:formula="of:=[.$Q$3]/[.O22]" office:value-type="float" office:value="6.27044305454352" calcext:value-type="float">
            <text:p>6.27</text:p>
          </table:table-cell>
          <table:table-cell/>
          <table:table-cell table:style-name="ce4" table:formula="of:=[.$V$3]/[.L22]" office:value-type="float" office:value="4.11833532029925" calcext:value-type="float">
            <text:p>4.12</text:p>
          </table:table-cell>
          <table:table-cell table:style-name="ce4" table:formula="of:=[.$V$3]/[.M22]" office:value-type="float" office:value="2.72228944901137" calcext:value-type="float">
            <text:p>2.72</text:p>
          </table:table-cell>
          <table:table-cell table:style-name="ce4" table:formula="of:=[.$V$3]/[.N22]" office:value-type="float" office:value="2.12735201975723" calcext:value-type="float">
            <text:p>2.13</text:p>
          </table:table-cell>
          <table:table-cell table:style-name="ce4" table:formula="of:=[.$V$3]/[.O22]" office:value-type="float" office:value="1.6389293621599" calcext:value-type="float">
            <text:p>1.64</text:p>
          </table:table-cell>
          <table:table-cell/>
          <table:table-cell table:style-name="ce4" table:formula="of:=[.$AA$3]/[.L22]" office:value-type="float" office:value="8.78835890449523" calcext:value-type="float">
            <text:p>8.79</text:p>
          </table:table-cell>
          <table:table-cell table:style-name="ce4" table:formula="of:=[.$AA$3]/[.M22]" office:value-type="float" office:value="5.80925419110702" calcext:value-type="float">
            <text:p>5.81</text:p>
          </table:table-cell>
          <table:table-cell table:style-name="ce4" table:formula="of:=[.$AA$3]/[.N22]" office:value-type="float" office:value="4.53968208311674" calcext:value-type="float">
            <text:p>4.54</text:p>
          </table:table-cell>
          <table:table-cell table:style-name="ce4" table:formula="of:=[.$AA$3]/[.O22]" office:value-type="float" office:value="3.49740813546239" calcext:value-type="float">
            <text:p>3.50</text:p>
          </table:table-cell>
          <table:table-cell/>
          <table:table-cell table:style-name="ce4" table:formula="of:=[.$AF$3]/[.L22]" office:value-type="float" office:value="16.0340990328716" calcext:value-type="float">
            <text:p>16.03</text:p>
          </table:table-cell>
          <table:table-cell table:style-name="ce4" table:formula="of:=[.$AF$3]/[.M22]" office:value-type="float" office:value="10.5988112251185" calcext:value-type="float">
            <text:p>10.60</text:p>
          </table:table-cell>
          <table:table-cell table:style-name="ce4" table:formula="of:=[.$AF$3]/[.N22]" office:value-type="float" office:value="8.28251473221179" calcext:value-type="float">
            <text:p>8.28</text:p>
          </table:table-cell>
          <table:table-cell table:style-name="ce4" table:formula="of:=[.$AF$3]/[.O22]" office:value-type="float" office:value="6.38091696206113" calcext:value-type="float">
            <text:p>6.38</text:p>
          </table:table-cell>
          <table:table-cell/>
          <table:table-cell table:style-name="ce4" table:formula="of:=[.$AK$3]/[.$L22]" office:value-type="float" office:value="26.9694740471815" calcext:value-type="float">
            <text:p>26.97</text:p>
          </table:table-cell>
          <table:table-cell table:style-name="ce4" table:formula="of:=[.$AK$3]/[.$M22]" office:value-type="float" office:value="17.8272794549166" calcext:value-type="float">
            <text:p>17.83</text:p>
          </table:table-cell>
          <table:table-cell table:style-name="ce4" table:formula="of:=[.$AK$3]/[.$N22]" office:value-type="float" office:value="13.9312514945706" calcext:value-type="float">
            <text:p>13.93</text:p>
          </table:table-cell>
          <table:table-cell table:style-name="ce4" table:formula="of:=[.$AK$3]/[.$O22]" office:value-type="float" office:value="10.7327498759192" calcext:value-type="float">
            <text:p>10.73</text:p>
          </table:table-cell>
          <table:table-cell/>
          <table:table-cell table:style-name="ce4" table:formula="of:=[.$AP$3]/[.$L22]" office:value-type="float" office:value="7.04895960112652" calcext:value-type="float">
            <text:p>7.05</text:p>
          </table:table-cell>
          <table:table-cell table:style-name="ce4" table:formula="of:=[.$AP$3]/[.$M22]" office:value-type="float" office:value="4.65948177023618" calcext:value-type="float">
            <text:p>4.66</text:p>
          </table:table-cell>
          <table:table-cell table:style-name="ce4" table:formula="of:=[.$AP$3]/[.$N22]" office:value-type="float" office:value="3.64118442972099" calcext:value-type="float">
            <text:p>3.64</text:p>
          </table:table-cell>
          <table:table-cell table:style-name="ce4" table:formula="of:=[.$AP$3]/[.$O22]" office:value-type="float" office:value="2.80519820861158" calcext:value-type="float">
            <text:p>2.81</text:p>
          </table:table-cell>
          <table:table-cell/>
          <table:table-cell table:style-name="ce4" table:formula="of:=[.$AU$3]/[.$L22]" office:value-type="float" office:value="15.0396545826628" calcext:value-type="float">
            <text:p>15.04</text:p>
          </table:table-cell>
          <table:table-cell table:style-name="ce4" table:formula="of:=[.$AU$3]/[.$M22]" office:value-type="float" office:value="9.9414665885398" calcext:value-type="float">
            <text:p>9.94</text:p>
          </table:table-cell>
          <table:table-cell table:style-name="ce4" table:formula="of:=[.$AU$3]/[.$N22]" office:value-type="float" office:value="7.76882819501786" calcext:value-type="float">
            <text:p>7.77</text:p>
          </table:table-cell>
          <table:table-cell table:style-name="ce4" table:formula="of:=[.$AU$3]/[.$O22]" office:value-type="float" office:value="5.98516866044743" calcext:value-type="float">
            <text:p>5.99</text:p>
          </table:table-cell>
          <table:table-cell/>
          <table:table-cell table:style-name="ce4" table:formula="of:=[.$AZ$3]/[.$L22]" office:value-type="float" office:value="27.4473696133596" calcext:value-type="float">
            <text:p>27.45</text:p>
          </table:table-cell>
          <table:table-cell table:style-name="ce4" table:formula="of:=[.$AZ$3]/[.$M22]" office:value-type="float" office:value="18.1431765240851" calcext:value-type="float">
            <text:p>18.14</text:p>
          </table:table-cell>
          <table:table-cell table:style-name="ce4" table:formula="of:=[.$AZ$3]/[.$N22]" office:value-type="float" office:value="14.1781114559076" calcext:value-type="float">
            <text:p>14.18</text:p>
          </table:table-cell>
          <table:table-cell table:style-name="ce4" table:formula="of:=[.$AZ$3]/[.$O22]" office:value-type="float" office:value="10.9229328053166" calcext:value-type="float">
            <text:p>10.92</text:p>
          </table:table-cell>
          <table:table-cell/>
          <table:table-cell table:style-name="ce4" table:formula="of:=[.$BE$3]/[.$L22]" office:value-type="float" office:value="38.4389676354552" calcext:value-type="float">
            <text:p>38.44</text:p>
          </table:table-cell>
          <table:table-cell table:style-name="ce4" table:formula="of:=[.$BE$3]/[.$M22]" office:value-type="float" office:value="25.4088091149619" calcext:value-type="float">
            <text:p>25.41</text:p>
          </table:table-cell>
          <table:table-cell table:style-name="ce4" table:formula="of:=[.$BE$3]/[.$N22]" office:value-type="float" office:value="19.855890566659" calcext:value-type="float">
            <text:p>19.86</text:p>
          </table:table-cell>
          <table:table-cell table:style-name="ce4" table:formula="of:=[.$BE$3]/[.$O22]" office:value-type="float" office:value="15.2971401814566" calcext:value-type="float">
            <text:p>15.30</text:p>
          </table:table-cell>
          <table:table-cell/>
          <table:table-cell table:style-name="ce4" table:formula="of:=[.$BJ$3]/[.$L22]" office:value-type="float" office:value="10.0463487036993" calcext:value-type="float">
            <text:p>10.05</text:p>
          </table:table-cell>
          <table:table-cell table:style-name="ce4" table:formula="of:=[.$BJ$3]/[.$M22]" office:value-type="float" office:value="6.64080677024189" calcext:value-type="float">
            <text:p>6.64</text:p>
          </table:table-cell>
          <table:table-cell table:style-name="ce4" table:formula="of:=[.$BJ$3]/[.$N22]" office:value-type="float" office:value="5.18950462840095" calcext:value-type="float">
            <text:p>5.19</text:p>
          </table:table-cell>
          <table:table-cell table:style-name="ce4" table:formula="of:=[.$BJ$3]/[.$O22]" office:value-type="float" office:value="3.99803672902318" calcext:value-type="float">
            <text:p>4.00</text:p>
          </table:table-cell>
          <table:table-cell/>
          <table:table-cell table:style-name="ce4" table:formula="of:=[.$BO$3]/[.$L22]" office:value-type="float" office:value="21.4385356562677" calcext:value-type="float">
            <text:p>21.44</text:p>
          </table:table-cell>
          <table:table-cell table:style-name="ce4" table:formula="of:=[.$BO$3]/[.$M22]" office:value-type="float" office:value="14.171235433804" calcext:value-type="float">
            <text:p>14.17</text:p>
          </table:table-cell>
          <table:table-cell table:style-name="ce4" table:formula="of:=[.$BO$3]/[.$N22]" office:value-type="float" office:value="11.0742104714495" calcext:value-type="float">
            <text:p>11.07</text:p>
          </table:table-cell>
          <table:table-cell table:style-name="ce4" table:formula="of:=[.$BO$3]/[.$O22]" office:value-type="float" office:value="8.53166214892284" calcext:value-type="float">
            <text:p>8.53</text:p>
          </table:table-cell>
          <table:table-cell/>
          <table:table-cell table:style-name="ce4" table:formula="of:=[.$BT$3]/[.$L22]" office:value-type="float" office:value="39.1206716048562" calcext:value-type="float">
            <text:p>39.12</text:p>
          </table:table-cell>
          <table:table-cell table:style-name="ce4" table:formula="of:=[.$BT$3]/[.$M22]" office:value-type="float" office:value="25.8594269930406" calcext:value-type="float">
            <text:p>25.86</text:p>
          </table:table-cell>
          <table:table-cell table:style-name="ce4" table:formula="of:=[.$BT$3]/[.$N22]" office:value-type="float" office:value="20.2080290409191" calcext:value-type="float">
            <text:p>20.21</text:p>
          </table:table-cell>
          <table:table-cell table:style-name="ce4" table:formula="of:=[.$BT$3]/[.$O22]" office:value-type="float" office:value="15.5684305366265" calcext:value-type="float">
            <text:p>15.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4" table:formula="of:=[.B23]*[.$H$1]" office:value-type="float" office:value="7.58882677165356" calcext:value-type="float">
            <text:p>7.59</text:p>
          </table:table-cell>
          <table:table-cell table:style-name="ce4" table:formula="of:=[.C23]*[.$H$1]" office:value-type="float" office:value="11.2373011811024" calcext:value-type="float">
            <text:p>11.24</text:p>
          </table:table-cell>
          <table:table-cell table:style-name="ce4" table:formula="of:=[.D23]*[.$H$1]" office:value-type="float" office:value="14.7398366141733" calcext:value-type="float">
            <text:p>14.74</text:p>
          </table:table-cell>
          <table:table-cell table:style-name="ce4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4" table:formula="of:=[.$Q$3]/[.L23]" office:value-type="float" office:value="11.8173734489474" calcext:value-type="float">
            <text:p>11.82</text:p>
          </table:table-cell>
          <table:table-cell table:style-name="ce4" table:formula="of:=[.$Q$3]/[.M23]" office:value-type="float" office:value="7.98056388760085" calcext:value-type="float">
            <text:p>7.98</text:p>
          </table:table-cell>
          <table:table-cell table:style-name="ce4" table:formula="of:=[.$Q$3]/[.N23]" office:value-type="float" office:value="6.0841922707452" calcext:value-type="float">
            <text:p>6.08</text:p>
          </table:table-cell>
          <table:table-cell table:style-name="ce4" table:formula="of:=[.$Q$3]/[.O23]" office:value-type="float" office:value="4.76359239802531" calcext:value-type="float">
            <text:p>4.76</text:p>
          </table:table-cell>
          <table:table-cell/>
          <table:table-cell table:style-name="ce4" table:formula="of:=[.$V$3]/[.L23]" office:value-type="float" office:value="3.08875149022443" calcext:value-type="float">
            <text:p>3.09</text:p>
          </table:table-cell>
          <table:table-cell table:style-name="ce4" table:formula="of:=[.$V$3]/[.M23]" office:value-type="float" office:value="2.08591009729442" calcext:value-type="float">
            <text:p>2.09</text:p>
          </table:table-cell>
          <table:table-cell table:style-name="ce4" table:formula="of:=[.$V$3]/[.N23]" office:value-type="float" office:value="1.59024829199674" calcext:value-type="float">
            <text:p>1.59</text:p>
          </table:table-cell>
          <table:table-cell table:style-name="ce4" table:formula="of:=[.$V$3]/[.O23]" office:value-type="float" office:value="1.24507812009047" calcext:value-type="float">
            <text:p>1.25</text:p>
          </table:table-cell>
          <table:table-cell/>
          <table:table-cell table:style-name="ce4" table:formula="of:=[.$AA$3]/[.L23]" office:value-type="float" office:value="6.59126917837143" calcext:value-type="float">
            <text:p>6.59</text:p>
          </table:table-cell>
          <table:table-cell table:style-name="ce4" table:formula="of:=[.$AA$3]/[.M23]" office:value-type="float" office:value="4.45124671786122" calcext:value-type="float">
            <text:p>4.45</text:p>
          </table:table-cell>
          <table:table-cell table:style-name="ce4" table:formula="of:=[.$AA$3]/[.N23]" office:value-type="float" office:value="3.39352472549816" calcext:value-type="float">
            <text:p>3.39</text:p>
          </table:table-cell>
          <table:table-cell table:style-name="ce4" table:formula="of:=[.$AA$3]/[.O23]" office:value-type="float" office:value="2.65694571531251" calcext:value-type="float">
            <text:p>2.66</text:p>
          </table:table-cell>
          <table:table-cell/>
          <table:table-cell table:style-name="ce4" table:formula="of:=[.$AF$3]/[.L23]" office:value-type="float" office:value="12.0255742746537" calcext:value-type="float">
            <text:p>12.03</text:p>
          </table:table-cell>
          <table:table-cell table:style-name="ce4" table:formula="of:=[.$AF$3]/[.M23]" office:value-type="float" office:value="8.12116704262325" calcext:value-type="float">
            <text:p>8.12</text:p>
          </table:table-cell>
          <table:table-cell table:style-name="ce4" table:formula="of:=[.$AF$3]/[.N23]" office:value-type="float" office:value="6.19138477506921" calcext:value-type="float">
            <text:p>6.19</text:p>
          </table:table-cell>
          <table:table-cell table:style-name="ce4" table:formula="of:=[.$AF$3]/[.O23]" office:value-type="float" office:value="4.84751831226349" calcext:value-type="float">
            <text:p>4.85</text:p>
          </table:table-cell>
          <table:table-cell/>
          <table:table-cell table:style-name="ce4" table:formula="of:=[.$AK$3]/[.$L23]" office:value-type="float" office:value="20.2271055353861" calcext:value-type="float">
            <text:p>20.23</text:p>
          </table:table-cell>
          <table:table-cell table:style-name="ce4" table:formula="of:=[.$AK$3]/[.$M23]" office:value-type="float" office:value="13.6598634784426" calcext:value-type="float">
            <text:p>13.66</text:p>
          </table:table-cell>
          <table:table-cell table:style-name="ce4" table:formula="of:=[.$AK$3]/[.$N23]" office:value-type="float" office:value="10.4139553251493" calcext:value-type="float">
            <text:p>10.41</text:p>
          </table:table-cell>
          <table:table-cell table:style-name="ce4" table:formula="of:=[.$AK$3]/[.$O23]" office:value-type="float" office:value="8.15356192124092" calcext:value-type="float">
            <text:p>8.15</text:p>
          </table:table-cell>
          <table:table-cell/>
          <table:table-cell table:style-name="ce4" table:formula="of:=[.$AP$3]/[.$L23]" office:value-type="float" office:value="5.28671970084489" calcext:value-type="float">
            <text:p>5.29</text:p>
          </table:table-cell>
          <table:table-cell table:style-name="ce4" table:formula="of:=[.$AP$3]/[.$M23]" office:value-type="float" office:value="3.57025226550564" calcext:value-type="float">
            <text:p>3.57</text:p>
          </table:table-cell>
          <table:table-cell table:style-name="ce4" table:formula="of:=[.$AP$3]/[.$N23]" office:value-type="float" office:value="2.72187548954391" calcext:value-type="float">
            <text:p>2.72</text:p>
          </table:table-cell>
          <table:table-cell table:style-name="ce4" table:formula="of:=[.$AP$3]/[.$O23]" office:value-type="float" office:value="2.1310808096429" calcext:value-type="float">
            <text:p>2.13</text:p>
          </table:table-cell>
          <table:table-cell/>
          <table:table-cell table:style-name="ce4" table:formula="of:=[.$AU$3]/[.$L23]" office:value-type="float" office:value="11.2797409369971" calcext:value-type="float">
            <text:p>11.28</text:p>
          </table:table-cell>
          <table:table-cell table:style-name="ce4" table:formula="of:=[.$AU$3]/[.$M23]" office:value-type="float" office:value="7.617487386024" calcext:value-type="float">
            <text:p>7.62</text:p>
          </table:table-cell>
          <table:table-cell table:style-name="ce4" table:formula="of:=[.$AU$3]/[.$N23]" office:value-type="float" office:value="5.80739137350345" calcext:value-type="float">
            <text:p>5.81</text:p>
          </table:table-cell>
          <table:table-cell table:style-name="ce4" table:formula="of:=[.$AU$3]/[.$O23]" office:value-type="float" office:value="4.54687231568875" calcext:value-type="float">
            <text:p>4.55</text:p>
          </table:table-cell>
          <table:table-cell/>
          <table:table-cell table:style-name="ce4" table:formula="of:=[.$AZ$3]/[.$L23]" office:value-type="float" office:value="20.5855272100197" calcext:value-type="float">
            <text:p>20.59</text:p>
          </table:table-cell>
          <table:table-cell table:style-name="ce4" table:formula="of:=[.$AZ$3]/[.$M23]" office:value-type="float" office:value="13.9019144794938" calcext:value-type="float">
            <text:p>13.90</text:p>
          </table:table-cell>
          <table:table-cell table:style-name="ce4" table:formula="of:=[.$AZ$3]/[.$N23]" office:value-type="float" office:value="10.5984892566438" calcext:value-type="float">
            <text:p>10.60</text:p>
          </table:table-cell>
          <table:table-cell table:style-name="ce4" table:formula="of:=[.$AZ$3]/[.$O23]" office:value-type="float" office:value="8.29804197613196" calcext:value-type="float">
            <text:p>8.30</text:p>
          </table:table-cell>
          <table:table-cell/>
          <table:table-cell table:style-name="ce4" table:formula="of:=[.$BE$3]/[.$L23]" office:value-type="float" office:value="28.8292257265914" calcext:value-type="float">
            <text:p>28.83</text:p>
          </table:table-cell>
          <table:table-cell table:style-name="ce4" table:formula="of:=[.$BE$3]/[.$M23]" office:value-type="float" office:value="19.4690875036721" calcext:value-type="float">
            <text:p>19.47</text:p>
          </table:table-cell>
          <table:table-cell table:style-name="ce4" table:formula="of:=[.$BE$3]/[.$N23]" office:value-type="float" office:value="14.8427696810173" calcext:value-type="float">
            <text:p>14.84</text:p>
          </table:table-cell>
          <table:table-cell table:style-name="ce4" table:formula="of:=[.$BE$3]/[.$O23]" office:value-type="float" office:value="11.621083238626" calcext:value-type="float">
            <text:p>11.62</text:p>
          </table:table-cell>
          <table:table-cell/>
          <table:table-cell table:style-name="ce4" table:formula="of:=[.$BJ$3]/[.$L23]" office:value-type="float" office:value="7.53476152777445" calcext:value-type="float">
            <text:p>7.53</text:p>
          </table:table-cell>
          <table:table-cell table:style-name="ce4" table:formula="of:=[.$BJ$3]/[.$M23]" office:value-type="float" office:value="5.08841038239314" calcext:value-type="float">
            <text:p>5.09</text:p>
          </table:table-cell>
          <table:table-cell table:style-name="ce4" table:formula="of:=[.$BJ$3]/[.$N23]" office:value-type="float" office:value="3.87928316281457" calcext:value-type="float">
            <text:p>3.88</text:p>
          </table:table-cell>
          <table:table-cell table:style-name="ce4" table:formula="of:=[.$BJ$3]/[.$O23]" office:value-type="float" office:value="3.03726821274629" calcext:value-type="float">
            <text:p>3.04</text:p>
          </table:table-cell>
          <table:table-cell/>
          <table:table-cell table:style-name="ce4" table:formula="of:=[.$BO$3]/[.$L23]" office:value-type="float" office:value="16.0789017422007" calcext:value-type="float">
            <text:p>16.08</text:p>
          </table:table-cell>
          <table:table-cell table:style-name="ce4" table:formula="of:=[.$BO$3]/[.$M23]" office:value-type="float" office:value="10.8584790986291" calcext:value-type="float">
            <text:p>10.86</text:p>
          </table:table-cell>
          <table:table-cell table:style-name="ce4" table:formula="of:=[.$BO$3]/[.$N23]" office:value-type="float" office:value="8.2782464415291" calcext:value-type="float">
            <text:p>8.28</text:p>
          </table:table-cell>
          <table:table-cell table:style-name="ce4" table:formula="of:=[.$BO$3]/[.$O23]" office:value-type="float" office:value="6.48141775654604" calcext:value-type="float">
            <text:p>6.48</text:p>
          </table:table-cell>
          <table:table-cell/>
          <table:table-cell table:style-name="ce4" table:formula="of:=[.$BT$3]/[.$L23]" office:value-type="float" office:value="29.3405037036422" calcext:value-type="float">
            <text:p>29.34</text:p>
          </table:table-cell>
          <table:table-cell table:style-name="ce4" table:formula="of:=[.$BT$3]/[.$M23]" office:value-type="float" office:value="19.8143661375246" calcext:value-type="float">
            <text:p>19.81</text:p>
          </table:table-cell>
          <table:table-cell table:style-name="ce4" table:formula="of:=[.$BT$3]/[.$N23]" office:value-type="float" office:value="15.1060019068257" calcext:value-type="float">
            <text:p>15.11</text:p>
          </table:table-cell>
          <table:table-cell table:style-name="ce4" table:formula="of:=[.$BT$3]/[.$O23]" office:value-type="float" office:value="11.8271797875147" calcext:value-type="float">
            <text:p>11.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4" table:formula="of:=[.B24]*[.$H$1]" office:value-type="float" office:value="8.17258267716537" calcext:value-type="float">
            <text:p>8.17</text:p>
          </table:table-cell>
          <table:table-cell table:style-name="ce4" table:formula="of:=[.C24]*[.$H$1]" office:value-type="float" office:value="12.477782480315" calcext:value-type="float">
            <text:p>12.48</text:p>
          </table:table-cell>
          <table:table-cell table:style-name="ce4" table:formula="of:=[.D24]*[.$H$1]" office:value-type="float" office:value="16.1262568897638" calcext:value-type="float">
            <text:p>16.13</text:p>
          </table:table-cell>
          <table:table-cell table:style-name="ce4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4" table:formula="of:=[.$Q$3]/[.L24]" office:value-type="float" office:value="10.9732753454512" calcext:value-type="float">
            <text:p>10.97</text:p>
          </table:table-cell>
          <table:table-cell table:style-name="ce4" table:formula="of:=[.$Q$3]/[.M24]" office:value-type="float" office:value="7.18717449526626" calcext:value-type="float">
            <text:p>7.19</text:p>
          </table:table-cell>
          <table:table-cell table:style-name="ce4" table:formula="of:=[.$Q$3]/[.N24]" office:value-type="float" office:value="5.56111691715172" calcext:value-type="float">
            <text:p>5.56</text:p>
          </table:table-cell>
          <table:table-cell table:style-name="ce4" table:formula="of:=[.$Q$3]/[.O24]" office:value-type="float" office:value="4.22339119824925" calcext:value-type="float">
            <text:p>4.22</text:p>
          </table:table-cell>
          <table:table-cell/>
          <table:table-cell table:style-name="ce4" table:formula="of:=[.$V$3]/[.L24]" office:value-type="float" office:value="2.86812638377983" calcext:value-type="float">
            <text:p>2.87</text:p>
          </table:table-cell>
          <table:table-cell table:style-name="ce4" table:formula="of:=[.$V$3]/[.M24]" office:value-type="float" office:value="1.87853891803124" calcext:value-type="float">
            <text:p>1.88</text:p>
          </table:table-cell>
          <table:table-cell table:style-name="ce4" table:formula="of:=[.$V$3]/[.N24]" office:value-type="float" office:value="1.45353011304679" calcext:value-type="float">
            <text:p>1.45</text:p>
          </table:table-cell>
          <table:table-cell table:style-name="ce4" table:formula="of:=[.$V$3]/[.O24]" office:value-type="float" office:value="1.10388369410083" calcext:value-type="float">
            <text:p>1.10</text:p>
          </table:table-cell>
          <table:table-cell/>
          <table:table-cell table:style-name="ce4" table:formula="of:=[.$AA$3]/[.L24]" office:value-type="float" office:value="6.12046423705918" calcext:value-type="float">
            <text:p>6.12</text:p>
          </table:table-cell>
          <table:table-cell table:style-name="ce4" table:formula="of:=[.$AA$3]/[.M24]" office:value-type="float" office:value="4.00872511433116" calcext:value-type="float">
            <text:p>4.01</text:p>
          </table:table-cell>
          <table:table-cell table:style-name="ce4" table:formula="of:=[.$AA$3]/[.N24]" office:value-type="float" office:value="3.10177373099832" calcext:value-type="float">
            <text:p>3.10</text:p>
          </table:table-cell>
          <table:table-cell table:style-name="ce4" table:formula="of:=[.$AA$3]/[.O24]" office:value-type="float" office:value="2.35564259295749" calcext:value-type="float">
            <text:p>2.36</text:p>
          </table:table-cell>
          <table:table-cell/>
          <table:table-cell table:style-name="ce4" table:formula="of:=[.$AF$3]/[.L24]" office:value-type="float" office:value="11.166604683607" calcext:value-type="float">
            <text:p>11.17</text:p>
          </table:table-cell>
          <table:table-cell table:style-name="ce4" table:formula="of:=[.$AF$3]/[.M24]" office:value-type="float" office:value="7.31379955885369" calcext:value-type="float">
            <text:p>7.31</text:p>
          </table:table-cell>
          <table:table-cell table:style-name="ce4" table:formula="of:=[.$AF$3]/[.N24]" office:value-type="float" office:value="5.65909377630761" calcext:value-type="float">
            <text:p>5.66</text:p>
          </table:table-cell>
          <table:table-cell table:style-name="ce4" table:formula="of:=[.$AF$3]/[.O24]" office:value-type="float" office:value="4.29779974076969" calcext:value-type="float">
            <text:p>4.30</text:p>
          </table:table-cell>
          <table:table-cell/>
          <table:table-cell table:style-name="ce4" table:formula="of:=[.$AK$3]/[.$L24]" office:value-type="float" office:value="18.7823122828585" calcext:value-type="float">
            <text:p>18.78</text:p>
          </table:table-cell>
          <table:table-cell table:style-name="ce4" table:formula="of:=[.$AK$3]/[.$M24]" office:value-type="float" office:value="12.3018653548547" calcext:value-type="float">
            <text:p>12.30</text:p>
          </table:table-cell>
          <table:table-cell table:style-name="ce4" table:formula="of:=[.$AK$3]/[.$N24]" office:value-type="float" office:value="9.51863789900523" calcext:value-type="float">
            <text:p>9.52</text:p>
          </table:table-cell>
          <table:table-cell table:style-name="ce4" table:formula="of:=[.$AK$3]/[.$O24]" office:value-type="float" office:value="7.22893118790432" calcext:value-type="float">
            <text:p>7.23</text:p>
          </table:table-cell>
          <table:table-cell/>
          <table:table-cell table:style-name="ce4" table:formula="of:=[.$AP$3]/[.$L24]" office:value-type="float" office:value="4.90909686507026" calcext:value-type="float">
            <text:p>4.91</text:p>
          </table:table-cell>
          <table:table-cell table:style-name="ce4" table:formula="of:=[.$AP$3]/[.$M24]" office:value-type="float" office:value="3.21531490577701" calcext:value-type="float">
            <text:p>3.22</text:p>
          </table:table-cell>
          <table:table-cell table:style-name="ce4" table:formula="of:=[.$AP$3]/[.$N24]" office:value-type="float" office:value="2.48786809451524" calcext:value-type="float">
            <text:p>2.49</text:p>
          </table:table-cell>
          <table:table-cell table:style-name="ce4" table:formula="of:=[.$AP$3]/[.$O24]" office:value-type="float" office:value="1.88941185184835" calcext:value-type="float">
            <text:p>1.89</text:p>
          </table:table-cell>
          <table:table-cell/>
          <table:table-cell table:style-name="ce4" table:formula="of:=[.$AU$3]/[.$L24]" office:value-type="float" office:value="10.474045155783" calcext:value-type="float">
            <text:p>10.47</text:p>
          </table:table-cell>
          <table:table-cell table:style-name="ce4" table:formula="of:=[.$AU$3]/[.$M24]" office:value-type="float" office:value="6.86019331840758" calcext:value-type="float">
            <text:p>6.86</text:p>
          </table:table-cell>
          <table:table-cell table:style-name="ce4" table:formula="of:=[.$AU$3]/[.$N24]" office:value-type="float" office:value="5.30811338211627" calcext:value-type="float">
            <text:p>5.31</text:p>
          </table:table-cell>
          <table:table-cell table:style-name="ce4" table:formula="of:=[.$AU$3]/[.$O24]" office:value-type="float" office:value="4.03124762009518" calcext:value-type="float">
            <text:p>4.03</text:p>
          </table:table-cell>
          <table:table-cell/>
          <table:table-cell table:style-name="ce4" table:formula="of:=[.$AZ$3]/[.$L24]" office:value-type="float" office:value="19.115132409304" calcext:value-type="float">
            <text:p>19.12</text:p>
          </table:table-cell>
          <table:table-cell table:style-name="ce4" table:formula="of:=[.$AZ$3]/[.$M24]" office:value-type="float" office:value="12.5198528060938" calcext:value-type="float">
            <text:p>12.52</text:p>
          </table:table-cell>
          <table:table-cell table:style-name="ce4" table:formula="of:=[.$AZ$3]/[.$N24]" office:value-type="float" office:value="9.6873069223622" calcext:value-type="float">
            <text:p>9.69</text:p>
          </table:table-cell>
          <table:table-cell table:style-name="ce4" table:formula="of:=[.$AZ$3]/[.$O24]" office:value-type="float" office:value="7.3570269066737" calcext:value-type="float">
            <text:p>7.36</text:p>
          </table:table-cell>
          <table:table-cell/>
          <table:table-cell table:style-name="ce4" table:formula="of:=[.$BE$3]/[.$L24]" office:value-type="float" office:value="26.7699953175491" calcext:value-type="float">
            <text:p>26.77</text:p>
          </table:table-cell>
          <table:table-cell table:style-name="ce4" table:formula="of:=[.$BE$3]/[.$M24]" office:value-type="float" office:value="17.5335641845936" calcext:value-type="float">
            <text:p>17.53</text:p>
          </table:table-cell>
          <table:table-cell table:style-name="ce4" table:formula="of:=[.$BE$3]/[.$N24]" office:value-type="float" office:value="13.5666944595724" calcext:value-type="float">
            <text:p>13.57</text:p>
          </table:table-cell>
          <table:table-cell table:style-name="ce4" table:formula="of:=[.$BE$3]/[.$O24]" office:value-type="float" office:value="10.3032284383694" calcext:value-type="float">
            <text:p>10.30</text:p>
          </table:table-cell>
          <table:table-cell/>
          <table:table-cell table:style-name="ce4" table:formula="of:=[.$BJ$3]/[.$L24]" office:value-type="float" office:value="6.99656427579056" calcext:value-type="float">
            <text:p>7.00</text:p>
          </table:table-cell>
          <table:table-cell table:style-name="ce4" table:formula="of:=[.$BJ$3]/[.$M24]" office:value-type="float" office:value="4.58254502274002" calcext:value-type="float">
            <text:p>4.58</text:p>
          </table:table-cell>
          <table:table-cell table:style-name="ce4" table:formula="of:=[.$BJ$3]/[.$N24]" office:value-type="float" office:value="3.54577013071739" calcext:value-type="float">
            <text:p>3.55</text:p>
          </table:table-cell>
          <table:table-cell table:style-name="ce4" table:formula="of:=[.$BJ$3]/[.$O24]" office:value-type="float" office:value="2.69283573501218" calcext:value-type="float">
            <text:p>2.69</text:p>
          </table:table-cell>
          <table:table-cell/>
          <table:table-cell table:style-name="ce4" table:formula="of:=[.$BO$3]/[.$L24]" office:value-type="float" office:value="14.930408760615" calcext:value-type="float">
            <text:p>14.93</text:p>
          </table:table-cell>
          <table:table-cell table:style-name="ce4" table:formula="of:=[.$BO$3]/[.$M24]" office:value-type="float" office:value="9.77898117654314" calcext:value-type="float">
            <text:p>9.78</text:p>
          </table:table-cell>
          <table:table-cell table:style-name="ce4" table:formula="of:=[.$BO$3]/[.$N24]" office:value-type="float" office:value="7.56654199632976" calcext:value-type="float">
            <text:p>7.57</text:p>
          </table:table-cell>
          <table:table-cell table:style-name="ce4" table:formula="of:=[.$BO$3]/[.$O24]" office:value-type="float" office:value="5.74641161920576" calcext:value-type="float">
            <text:p>5.75</text:p>
          </table:table-cell>
          <table:table-cell/>
          <table:table-cell table:style-name="ce4" table:formula="of:=[.$BT$3]/[.$L24]" office:value-type="float" office:value="27.2447534390963" calcext:value-type="float">
            <text:p>27.24</text:p>
          </table:table-cell>
          <table:table-cell table:style-name="ce4" table:formula="of:=[.$BT$3]/[.$M24]" office:value-type="float" office:value="17.8445168723906" calcext:value-type="float">
            <text:p>17.84</text:p>
          </table:table-cell>
          <table:table-cell table:style-name="ce4" table:formula="of:=[.$BT$3]/[.$N24]" office:value-type="float" office:value="13.8072958605375" calcext:value-type="float">
            <text:p>13.81</text:p>
          </table:table-cell>
          <table:table-cell table:style-name="ce4" table:formula="of:=[.$BT$3]/[.$O24]" office:value-type="float" office:value="10.4859532136728" calcext:value-type="float">
            <text:p>10.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4"/>
          <table:table-cell table:style-name="ce4" table:formula="of:=[.C25]*[.$H$1]" office:value-type="float" office:value="6.93210137795277" calcext:value-type="float">
            <text:p>6.93</text:p>
          </table:table-cell>
          <table:table-cell table:style-name="ce4" table:formula="of:=[.D25]*[.$H$1]" office:value-type="float" office:value="9.41306397637797" calcext:value-type="float">
            <text:p>9.41</text:p>
          </table:table-cell>
          <table:table-cell table:style-name="ce4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4"/>
          <table:table-cell table:style-name="ce4" table:formula="of:=[.$Q$3]/[.M25]" office:value-type="float" office:value="12.9369140914793" calcext:value-type="float">
            <text:p>12.94</text:p>
          </table:table-cell>
          <table:table-cell table:style-name="ce4" table:formula="of:=[.$Q$3]/[.N25]" office:value-type="float" office:value="9.52718479605062" calcext:value-type="float">
            <text:p>9.53</text:p>
          </table:table-cell>
          <table:table-cell table:style-name="ce4" table:formula="of:=[.$Q$3]/[.O25]" office:value-type="float" office:value="8.41785505952418" calcext:value-type="float">
            <text:p>8.42</text:p>
          </table:table-cell>
          <table:table-cell table:number-columns-repeated="2"/>
          <table:table-cell table:style-name="ce4" table:formula="of:=[.$V$3]/[.M25]" office:value-type="float" office:value="3.38137005245622" calcext:value-type="float">
            <text:p>3.38</text:p>
          </table:table-cell>
          <table:table-cell table:style-name="ce4" table:formula="of:=[.$V$3]/[.N25]" office:value-type="float" office:value="2.49015624018094" calcext:value-type="float">
            <text:p>2.49</text:p>
          </table:table-cell>
          <table:table-cell table:style-name="ce4" table:formula="of:=[.$V$3]/[.O25]" office:value-type="float" office:value="2.20020654098179" calcext:value-type="float">
            <text:p>2.20</text:p>
          </table:table-cell>
          <table:table-cell/>
          <table:table-cell table:style-name="ce4"/>
          <table:table-cell table:style-name="ce4" table:formula="of:=[.$AA$3]/[.M25]" office:value-type="float" office:value="7.21570520579609" calcext:value-type="float">
            <text:p>7.22</text:p>
          </table:table-cell>
          <table:table-cell table:style-name="ce4" table:formula="of:=[.$AA$3]/[.N25]" office:value-type="float" office:value="5.31389143062502" calcext:value-type="float">
            <text:p>5.31</text:p>
          </table:table-cell>
          <table:table-cell table:style-name="ce4" table:formula="of:=[.$AA$3]/[.O25]" office:value-type="float" office:value="4.69515064760704" calcext:value-type="float">
            <text:p>4.70</text:p>
          </table:table-cell>
          <table:table-cell/>
          <table:table-cell table:style-name="ce4"/>
          <table:table-cell table:style-name="ce4" table:formula="of:=[.$AF$3]/[.M25]" office:value-type="float" office:value="13.1648392059366" calcext:value-type="float">
            <text:p>13.16</text:p>
          </table:table-cell>
          <table:table-cell table:style-name="ce4" table:formula="of:=[.$AF$3]/[.N25]" office:value-type="float" office:value="9.69503662452699" calcext:value-type="float">
            <text:p>9.70</text:p>
          </table:table-cell>
          <table:table-cell table:style-name="ce4" table:formula="of:=[.$AF$3]/[.O25]" office:value-type="float" office:value="8.56616249701357" calcext:value-type="float">
            <text:p>8.57</text:p>
          </table:table-cell>
          <table:table-cell/>
          <table:table-cell table:style-name="ce4"/>
          <table:table-cell table:style-name="ce4" table:formula="of:=[.$AK$3]/[.$M25]" office:value-type="float" office:value="22.1433576387385" calcext:value-type="float">
            <text:p>22.14</text:p>
          </table:table-cell>
          <table:table-cell table:style-name="ce4" table:formula="of:=[.$AK$3]/[.$N25]" office:value-type="float" office:value="16.3071238424818" calcext:value-type="float">
            <text:p>16.31</text:p>
          </table:table-cell>
          <table:table-cell table:style-name="ce4" table:formula="of:=[.$AK$3]/[.$O25]" office:value-type="float" office:value="14.4083491484942" calcext:value-type="float">
            <text:p>14.41</text:p>
          </table:table-cell>
          <table:table-cell/>
          <table:table-cell table:style-name="ce4"/>
          <table:table-cell table:style-name="ce4" table:formula="of:=[.$AP$3]/[.$M25]" office:value-type="float" office:value="5.78756683039862" calcext:value-type="float">
            <text:p>5.79</text:p>
          </table:table-cell>
          <table:table-cell table:style-name="ce4" table:formula="of:=[.$AP$3]/[.$N25]" office:value-type="float" office:value="4.26216161928581" calcext:value-type="float">
            <text:p>4.26</text:p>
          </table:table-cell>
          <table:table-cell table:style-name="ce4" table:formula="of:=[.$AP$3]/[.$O25]" office:value-type="float" office:value="3.76588252662924" calcext:value-type="float">
            <text:p>3.77</text:p>
          </table:table-cell>
          <table:table-cell/>
          <table:table-cell table:style-name="ce4"/>
          <table:table-cell table:style-name="ce4" table:formula="of:=[.$AU$3]/[.$M25]" office:value-type="float" office:value="12.3483479731336" calcext:value-type="float">
            <text:p>12.35</text:p>
          </table:table-cell>
          <table:table-cell table:style-name="ce4" table:formula="of:=[.$AU$3]/[.$N25]" office:value-type="float" office:value="9.09374463137749" calcext:value-type="float">
            <text:p>9.09</text:p>
          </table:table-cell>
          <table:table-cell table:style-name="ce4" table:formula="of:=[.$AU$3]/[.$O25]" office:value-type="float" office:value="8.03488395512121" calcext:value-type="float">
            <text:p>8.03</text:p>
          </table:table-cell>
          <table:table-cell/>
          <table:table-cell table:style-name="ce4"/>
          <table:table-cell table:style-name="ce4" table:formula="of:=[.$AZ$3]/[.$M25]" office:value-type="float" office:value="22.5357350509689" calcext:value-type="float">
            <text:p>22.54</text:p>
          </table:table-cell>
          <table:table-cell table:style-name="ce4" table:formula="of:=[.$AZ$3]/[.$N25]" office:value-type="float" office:value="16.5960839522639" calcext:value-type="float">
            <text:p>16.60</text:p>
          </table:table-cell>
          <table:table-cell table:style-name="ce4" table:formula="of:=[.$AZ$3]/[.$O25]" office:value-type="float" office:value="14.6636632180962" calcext:value-type="float">
            <text:p>14.66</text:p>
          </table:table-cell>
          <table:table-cell/>
          <table:table-cell table:style-name="ce4"/>
          <table:table-cell table:style-name="ce4" table:formula="of:=[.$BE$3]/[.$M25]" office:value-type="float" office:value="31.5604155322684" calcext:value-type="float">
            <text:p>31.56</text:p>
          </table:table-cell>
          <table:table-cell table:style-name="ce4" table:formula="of:=[.$BE$3]/[.$N25]" office:value-type="float" office:value="23.242166477252" calcext:value-type="float">
            <text:p>23.24</text:p>
          </table:table-cell>
          <table:table-cell table:style-name="ce4" table:formula="of:=[.$BE$3]/[.$O25]" office:value-type="float" office:value="20.5358868189418" calcext:value-type="float">
            <text:p>20.54</text:p>
          </table:table-cell>
          <table:table-cell/>
          <table:table-cell table:style-name="ce4"/>
          <table:table-cell table:style-name="ce4" table:formula="of:=[.$BJ$3]/[.$M25]" office:value-type="float" office:value="8.24858104093203" calcext:value-type="float">
            <text:p>8.25</text:p>
          </table:table-cell>
          <table:table-cell table:style-name="ce4" table:formula="of:=[.$BJ$3]/[.$N25]" office:value-type="float" office:value="6.07453642549258" calcext:value-type="float">
            <text:p>6.07</text:p>
          </table:table-cell>
          <table:table-cell table:style-name="ce4" table:formula="of:=[.$BJ$3]/[.$O25]" office:value-type="float" office:value="5.36722738964755" calcext:value-type="float">
            <text:p>5.37</text:p>
          </table:table-cell>
          <table:table-cell/>
          <table:table-cell table:style-name="ce4"/>
          <table:table-cell table:style-name="ce4" table:formula="of:=[.$BO$3]/[.$M25]" office:value-type="float" office:value="17.6021661177777" calcext:value-type="float">
            <text:p>17.60</text:p>
          </table:table-cell>
          <table:table-cell table:style-name="ce4" table:formula="of:=[.$BO$3]/[.$N25]" office:value-type="float" office:value="12.9628355130921" calcext:value-type="float">
            <text:p>12.96</text:p>
          </table:table-cell>
          <table:table-cell table:style-name="ce4" table:formula="of:=[.$BO$3]/[.$O25]" office:value-type="float" office:value="11.4534642547183" calcext:value-type="float">
            <text:p>11.45</text:p>
          </table:table-cell>
          <table:table-cell/>
          <table:table-cell table:style-name="ce4"/>
          <table:table-cell table:style-name="ce4" table:formula="of:=[.$BT$3]/[.$M25]" office:value-type="float" office:value="32.120130370303" calcext:value-type="float">
            <text:p>32.12</text:p>
          </table:table-cell>
          <table:table-cell table:style-name="ce4" table:formula="of:=[.$BT$3]/[.$N25]" office:value-type="float" office:value="23.6543595750293" calcext:value-type="float">
            <text:p>23.65</text:p>
          </table:table-cell>
          <table:table-cell table:style-name="ce4" table:formula="of:=[.$BT$3]/[.$O25]" office:value-type="float" office:value="20.9000848299917" calcext:value-type="float">
            <text:p>20.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4"/>
          <table:table-cell table:style-name="ce4" table:formula="of:=[.C26]*[.$H$1]" office:value-type="float" office:value="6.93210137795277" calcext:value-type="float">
            <text:p>6.93</text:p>
          </table:table-cell>
          <table:table-cell table:style-name="ce4" table:formula="of:=[.D26]*[.$H$1]" office:value-type="float" office:value="9.41306397637797" calcext:value-type="float">
            <text:p>9.41</text:p>
          </table:table-cell>
          <table:table-cell table:style-name="ce4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4"/>
          <table:table-cell table:style-name="ce4" table:formula="of:=[.$Q$3]/[.M26]" office:value-type="float" office:value="12.9369140914793" calcext:value-type="float">
            <text:p>12.94</text:p>
          </table:table-cell>
          <table:table-cell table:style-name="ce4" table:formula="of:=[.$Q$3]/[.N26]" office:value-type="float" office:value="9.52718479605062" calcext:value-type="float">
            <text:p>9.53</text:p>
          </table:table-cell>
          <table:table-cell table:style-name="ce4" table:formula="of:=[.$Q$3]/[.O26]" office:value-type="float" office:value="8.41785505952418" calcext:value-type="float">
            <text:p>8.42</text:p>
          </table:table-cell>
          <table:table-cell table:number-columns-repeated="2"/>
          <table:table-cell table:style-name="ce4" table:formula="of:=[.$V$3]/[.M26]" office:value-type="float" office:value="3.38137005245622" calcext:value-type="float">
            <text:p>3.38</text:p>
          </table:table-cell>
          <table:table-cell table:style-name="ce4" table:formula="of:=[.$V$3]/[.N26]" office:value-type="float" office:value="2.49015624018094" calcext:value-type="float">
            <text:p>2.49</text:p>
          </table:table-cell>
          <table:table-cell table:style-name="ce4" table:formula="of:=[.$V$3]/[.O26]" office:value-type="float" office:value="2.20020654098179" calcext:value-type="float">
            <text:p>2.20</text:p>
          </table:table-cell>
          <table:table-cell/>
          <table:table-cell table:style-name="ce4"/>
          <table:table-cell table:style-name="ce4" table:formula="of:=[.$AA$3]/[.M26]" office:value-type="float" office:value="7.21570520579609" calcext:value-type="float">
            <text:p>7.22</text:p>
          </table:table-cell>
          <table:table-cell table:style-name="ce4" table:formula="of:=[.$AA$3]/[.N26]" office:value-type="float" office:value="5.31389143062502" calcext:value-type="float">
            <text:p>5.31</text:p>
          </table:table-cell>
          <table:table-cell table:style-name="ce4" table:formula="of:=[.$AA$3]/[.O26]" office:value-type="float" office:value="4.69515064760704" calcext:value-type="float">
            <text:p>4.70</text:p>
          </table:table-cell>
          <table:table-cell/>
          <table:table-cell table:style-name="ce4"/>
          <table:table-cell table:style-name="ce4" table:formula="of:=[.$AF$3]/[.M26]" office:value-type="float" office:value="13.1648392059366" calcext:value-type="float">
            <text:p>13.16</text:p>
          </table:table-cell>
          <table:table-cell table:style-name="ce4" table:formula="of:=[.$AF$3]/[.N26]" office:value-type="float" office:value="9.69503662452699" calcext:value-type="float">
            <text:p>9.70</text:p>
          </table:table-cell>
          <table:table-cell table:style-name="ce4" table:formula="of:=[.$AF$3]/[.O26]" office:value-type="float" office:value="8.56616249701357" calcext:value-type="float">
            <text:p>8.57</text:p>
          </table:table-cell>
          <table:table-cell/>
          <table:table-cell table:style-name="ce4"/>
          <table:table-cell table:style-name="ce4" table:formula="of:=[.$AK$3]/[.$M26]" office:value-type="float" office:value="22.1433576387385" calcext:value-type="float">
            <text:p>22.14</text:p>
          </table:table-cell>
          <table:table-cell table:style-name="ce4" table:formula="of:=[.$AK$3]/[.$N26]" office:value-type="float" office:value="16.3071238424818" calcext:value-type="float">
            <text:p>16.31</text:p>
          </table:table-cell>
          <table:table-cell table:style-name="ce4" table:formula="of:=[.$AK$3]/[.$O26]" office:value-type="float" office:value="14.4083491484942" calcext:value-type="float">
            <text:p>14.41</text:p>
          </table:table-cell>
          <table:table-cell/>
          <table:table-cell table:style-name="ce4"/>
          <table:table-cell table:style-name="ce4" table:formula="of:=[.$AP$3]/[.$M26]" office:value-type="float" office:value="5.78756683039862" calcext:value-type="float">
            <text:p>5.79</text:p>
          </table:table-cell>
          <table:table-cell table:style-name="ce4" table:formula="of:=[.$AP$3]/[.$N26]" office:value-type="float" office:value="4.26216161928581" calcext:value-type="float">
            <text:p>4.26</text:p>
          </table:table-cell>
          <table:table-cell table:style-name="ce4" table:formula="of:=[.$AP$3]/[.$O26]" office:value-type="float" office:value="3.76588252662924" calcext:value-type="float">
            <text:p>3.77</text:p>
          </table:table-cell>
          <table:table-cell/>
          <table:table-cell table:style-name="ce4"/>
          <table:table-cell table:style-name="ce4" table:formula="of:=[.$AU$3]/[.$M26]" office:value-type="float" office:value="12.3483479731336" calcext:value-type="float">
            <text:p>12.35</text:p>
          </table:table-cell>
          <table:table-cell table:style-name="ce4" table:formula="of:=[.$AU$3]/[.$N26]" office:value-type="float" office:value="9.09374463137749" calcext:value-type="float">
            <text:p>9.09</text:p>
          </table:table-cell>
          <table:table-cell table:style-name="ce4" table:formula="of:=[.$AU$3]/[.$O26]" office:value-type="float" office:value="8.03488395512121" calcext:value-type="float">
            <text:p>8.03</text:p>
          </table:table-cell>
          <table:table-cell/>
          <table:table-cell table:style-name="ce4"/>
          <table:table-cell table:style-name="ce4" table:formula="of:=[.$AZ$3]/[.$M26]" office:value-type="float" office:value="22.5357350509689" calcext:value-type="float">
            <text:p>22.54</text:p>
          </table:table-cell>
          <table:table-cell table:style-name="ce4" table:formula="of:=[.$AZ$3]/[.$N26]" office:value-type="float" office:value="16.5960839522639" calcext:value-type="float">
            <text:p>16.60</text:p>
          </table:table-cell>
          <table:table-cell table:style-name="ce4" table:formula="of:=[.$AZ$3]/[.$O26]" office:value-type="float" office:value="14.6636632180962" calcext:value-type="float">
            <text:p>14.66</text:p>
          </table:table-cell>
          <table:table-cell/>
          <table:table-cell table:style-name="ce4"/>
          <table:table-cell table:style-name="ce4" table:formula="of:=[.$BE$3]/[.$M26]" office:value-type="float" office:value="31.5604155322684" calcext:value-type="float">
            <text:p>31.56</text:p>
          </table:table-cell>
          <table:table-cell table:style-name="ce4" table:formula="of:=[.$BE$3]/[.$N26]" office:value-type="float" office:value="23.242166477252" calcext:value-type="float">
            <text:p>23.24</text:p>
          </table:table-cell>
          <table:table-cell table:style-name="ce4" table:formula="of:=[.$BE$3]/[.$O26]" office:value-type="float" office:value="20.5358868189418" calcext:value-type="float">
            <text:p>20.54</text:p>
          </table:table-cell>
          <table:table-cell/>
          <table:table-cell table:style-name="ce4"/>
          <table:table-cell table:style-name="ce4" table:formula="of:=[.$BJ$3]/[.$M26]" office:value-type="float" office:value="8.24858104093203" calcext:value-type="float">
            <text:p>8.25</text:p>
          </table:table-cell>
          <table:table-cell table:style-name="ce4" table:formula="of:=[.$BJ$3]/[.$N26]" office:value-type="float" office:value="6.07453642549258" calcext:value-type="float">
            <text:p>6.07</text:p>
          </table:table-cell>
          <table:table-cell table:style-name="ce4" table:formula="of:=[.$BJ$3]/[.$O26]" office:value-type="float" office:value="5.36722738964755" calcext:value-type="float">
            <text:p>5.37</text:p>
          </table:table-cell>
          <table:table-cell/>
          <table:table-cell table:style-name="ce4"/>
          <table:table-cell table:style-name="ce4" table:formula="of:=[.$BO$3]/[.$M26]" office:value-type="float" office:value="17.6021661177777" calcext:value-type="float">
            <text:p>17.60</text:p>
          </table:table-cell>
          <table:table-cell table:style-name="ce4" table:formula="of:=[.$BO$3]/[.$N26]" office:value-type="float" office:value="12.9628355130921" calcext:value-type="float">
            <text:p>12.96</text:p>
          </table:table-cell>
          <table:table-cell table:style-name="ce4" table:formula="of:=[.$BO$3]/[.$O26]" office:value-type="float" office:value="11.4534642547183" calcext:value-type="float">
            <text:p>11.45</text:p>
          </table:table-cell>
          <table:table-cell/>
          <table:table-cell table:style-name="ce4"/>
          <table:table-cell table:style-name="ce4" table:formula="of:=[.$BT$3]/[.$M26]" office:value-type="float" office:value="32.120130370303" calcext:value-type="float">
            <text:p>32.12</text:p>
          </table:table-cell>
          <table:table-cell table:style-name="ce4" table:formula="of:=[.$BT$3]/[.$N26]" office:value-type="float" office:value="23.6543595750293" calcext:value-type="float">
            <text:p>23.65</text:p>
          </table:table-cell>
          <table:table-cell table:style-name="ce4" table:formula="of:=[.$BT$3]/[.$O26]" office:value-type="float" office:value="20.9000848299917" calcext:value-type="float">
            <text:p>20.9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9" table:formula="of:=MAX([.L6:.L26])" office:value-type="float" office:value="6.93210137795277" calcext:value-type="float">
            <text:p>6.93</text:p>
          </table:table-cell>
          <table:table-cell table:style-name="ce9" table:formula="of:=MAX([.M6:.M26])" office:value-type="float" office:value="10.4346368110236" calcext:value-type="float">
            <text:p>10.43</text:p>
          </table:table-cell>
          <table:table-cell table:style-name="ce9" table:formula="of:=MAX([.N6:.N26])" office:value-type="float" office:value="13.5723248031496" calcext:value-type="float">
            <text:p>13.57</text:p>
          </table:table-cell>
          <table:table-cell table:style-name="ce9" table:formula="of:=MAX([.O6:.O26])" office:value-type="float" office:value="17.7680703740158" calcext:value-type="float">
            <text:p>17.77</text:p>
          </table:table-cell>
          <table:table-cell/>
          <table:table-cell table:style-name="ce9" table:formula="of:=MIN([.Q6:.Q26])" office:value-type="float" office:value="6.46845704573963" calcext:value-type="float">
            <text:p>6.47</text:p>
          </table:table-cell>
          <table:table-cell table:style-name="ce9" table:formula="of:=MIN([.R6:.R26])" office:value-type="float" office:value="4.29722670870815" calcext:value-type="float">
            <text:p>4.30</text:p>
          </table:table-cell>
          <table:table-cell table:style-name="ce9" table:formula="of:=MIN([.S6:.S26])" office:value-type="float" office:value="3.30378182443691" calcext:value-type="float">
            <text:p>3.30</text:p>
          </table:table-cell>
          <table:table-cell table:style-name="ce9" table:formula="of:=MIN([.T6:.T26])" office:value-type="float" office:value="2.5236280055247" calcext:value-type="float">
            <text:p>2.52</text:p>
          </table:table-cell>
          <table:table-cell/>
          <table:table-cell table:style-name="ce9" table:formula="of:=MIN([.V6:.V26])" office:value-type="float" office:value="1.69068502622811" calcext:value-type="float">
            <text:p>1.69</text:p>
          </table:table-cell>
          <table:table-cell table:style-name="ce9" table:formula="of:=MIN([.W6:.W26])" office:value-type="float" office:value="1.12318236008161" calcext:value-type="float">
            <text:p>1.12</text:p>
          </table:table-cell>
          <table:table-cell table:style-name="ce9" table:formula="of:=MIN([.X6:.X26])" office:value-type="float" office:value="0.863521921998229" calcext:value-type="float">
            <text:p>0.86</text:p>
          </table:table-cell>
          <table:table-cell table:style-name="ce9" table:formula="of:=MIN([.Y6:.Y26])" office:value-type="float" office:value="0.659610174503781" calcext:value-type="float">
            <text:p>0.66</text:p>
          </table:table-cell>
          <table:table-cell/>
          <table:table-cell table:style-name="ce9" table:formula="of:=MIN([.AA6:.AA26])" office:value-type="float" office:value="3.60785260289804" calcext:value-type="float">
            <text:p>3.61</text:p>
          </table:table-cell>
          <table:table-cell table:style-name="ce9" table:formula="of:=MIN([.AB6:.AB26])" office:value-type="float" office:value="2.39682515577143" calcext:value-type="float">
            <text:p>2.40</text:p>
          </table:table-cell>
          <table:table-cell table:style-name="ce9" table:formula="of:=MIN([.AC6:.AC26])" office:value-type="float" office:value="1.84272041545868" calcext:value-type="float">
            <text:p>1.84</text:p>
          </table:table-cell>
          <table:table-cell table:style-name="ce9" table:formula="of:=MIN([.AD6:.AD26])" office:value-type="float" office:value="1.40758109763989" calcext:value-type="float">
            <text:p>1.41</text:p>
          </table:table-cell>
          <table:table-cell/>
          <table:table-cell table:style-name="ce9" table:formula="of:=MIN([.AF6:.AF26])" office:value-type="float" office:value="6.58241960296832" calcext:value-type="float">
            <text:p>6.58</text:p>
          </table:table-cell>
          <table:table-cell table:style-name="ce9" table:formula="of:=MIN([.AG6:.AG26])" office:value-type="float" office:value="4.37293609987406" calcext:value-type="float">
            <text:p>4.37</text:p>
          </table:table-cell>
          <table:table-cell table:style-name="ce9" table:formula="of:=MIN([.AH6:.AH26])" office:value-type="float" office:value="3.36198850689242" calcext:value-type="float">
            <text:p>3.36</text:p>
          </table:table-cell>
          <table:table-cell table:style-name="ce9" table:formula="of:=MIN([.AI6:.AI26])" office:value-type="float" office:value="2.56808978349893" calcext:value-type="float">
            <text:p>2.57</text:p>
          </table:table-cell>
          <table:table-cell/>
          <table:table-cell table:style-name="ce9" table:formula="of:=MIN([.AK6:.AK26])" office:value-type="float" office:value="11.0716788193692" calcext:value-type="float">
            <text:p>11.07</text:p>
          </table:table-cell>
          <table:table-cell table:style-name="ce9" table:formula="of:=MIN([.AL6:.AL26])" office:value-type="float" office:value="7.35531110377677" calcext:value-type="float">
            <text:p>7.36</text:p>
          </table:table-cell>
          <table:table-cell table:style-name="ce9" table:formula="of:=MIN([.AM6:.AM26])" office:value-type="float" office:value="5.65488971957031" calcext:value-type="float">
            <text:p>5.65</text:p>
          </table:table-cell>
          <table:table-cell table:style-name="ce9" table:formula="of:=MIN([.AN6:.AN26])" office:value-type="float" office:value="4.31954615129396" calcext:value-type="float">
            <text:p>4.32</text:p>
          </table:table-cell>
          <table:table-cell/>
          <table:table-cell table:style-name="ce9" table:formula="of:=MIN([.AP6:.AP26])" office:value-type="float" office:value="2.89378341519931" calcext:value-type="float">
            <text:p>2.89</text:p>
          </table:table-cell>
          <table:table-cell table:style-name="ce9" table:formula="of:=MIN([.AQ6:.AQ26])" office:value-type="float" office:value="1.92244352757996" calcext:value-type="float">
            <text:p>1.92</text:p>
          </table:table-cell>
          <table:table-cell table:style-name="ce9" table:formula="of:=MIN([.AR6:.AR26])" office:value-type="float" office:value="1.47800765830072" calcext:value-type="float">
            <text:p>1.48</text:p>
          </table:table-cell>
          <table:table-cell table:style-name="ce9" table:formula="of:=MIN([.AS6:.AS26])" office:value-type="float" office:value="1.12899147615579" calcext:value-type="float">
            <text:p>1.13</text:p>
          </table:table-cell>
          <table:table-cell/>
          <table:table-cell table:style-name="ce9" table:formula="of:=MIN([.AU6:.AU26])" office:value-type="float" office:value="6.17417398656682" calcext:value-type="float">
            <text:p>6.17</text:p>
          </table:table-cell>
          <table:table-cell table:style-name="ce9" table:formula="of:=MIN([.AV6:.AV26])" office:value-type="float" office:value="4.10172397708985" calcext:value-type="float">
            <text:p>4.10</text:p>
          </table:table-cell>
          <table:table-cell table:style-name="ce9" table:formula="of:=MIN([.AW6:.AW26])" office:value-type="float" office:value="3.1534759608809" calcext:value-type="float">
            <text:p>3.15</text:p>
          </table:table-cell>
          <table:table-cell table:style-name="ce9" table:formula="of:=MIN([.AX6:.AX26])" office:value-type="float" office:value="2.40881531303428" calcext:value-type="float">
            <text:p>2.41</text:p>
          </table:table-cell>
          <table:table-cell/>
          <table:table-cell table:style-name="ce9" table:formula="of:=MIN([.AZ6:.AZ26])" office:value-type="float" office:value="11.2678675254845" calcext:value-type="float">
            <text:p>11.27</text:p>
          </table:table-cell>
          <table:table-cell table:style-name="ce9" table:formula="of:=MIN([.BA6:.BA26])" office:value-type="float" office:value="7.48564625818897" calcext:value-type="float">
            <text:p>7.49</text:p>
          </table:table-cell>
          <table:table-cell table:style-name="ce9" table:formula="of:=MIN([.BB6:.BB26])" office:value-type="float" office:value="5.75509362860765" calcext:value-type="float">
            <text:p>5.76</text:p>
          </table:table-cell>
          <table:table-cell table:style-name="ce9" table:formula="of:=MIN([.BC6:.BC26])" office:value-type="float" office:value="4.39608794628757" calcext:value-type="float">
            <text:p>4.40</text:p>
          </table:table-cell>
          <table:table-cell/>
          <table:table-cell table:style-name="ce9" table:formula="of:=MIN([.BE6:.BE26])" office:value-type="float" office:value="15.7802077661342" calcext:value-type="float">
            <text:p>15.78</text:p>
          </table:table-cell>
          <table:table-cell table:style-name="ce9" table:formula="of:=MIN([.BF6:.BF26])" office:value-type="float" office:value="10.4833548096696" calcext:value-type="float">
            <text:p>10.48</text:p>
          </table:table-cell>
          <table:table-cell table:style-name="ce9" table:formula="of:=MIN([.BG6:.BG26])" office:value-type="float" office:value="8.0597835364664" calcext:value-type="float">
            <text:p>8.06</text:p>
          </table:table-cell>
          <table:table-cell table:style-name="ce9" table:formula="of:=MIN([.BH6:.BH26])" office:value-type="float" office:value="6.15654923114066" calcext:value-type="float">
            <text:p>6.16</text:p>
          </table:table-cell>
          <table:table-cell/>
          <table:table-cell table:style-name="ce9" table:formula="of:=MIN([.BJ6:.BJ26])" office:value-type="float" office:value="4.12429052046602" calcext:value-type="float">
            <text:p>4.12</text:p>
          </table:table-cell>
          <table:table-cell table:style-name="ce9" table:formula="of:=MIN([.BK6:.BK26])" office:value-type="float" office:value="2.73991328282707" calcext:value-type="float">
            <text:p>2.74</text:p>
          </table:table-cell>
          <table:table-cell table:style-name="ce9" table:formula="of:=MIN([.BL6:.BL26])" office:value-type="float" office:value="2.10649247013049" calcext:value-type="float">
            <text:p>2.11</text:p>
          </table:table-cell>
          <table:table-cell table:style-name="ce9" table:formula="of:=MIN([.BM6:.BM26])" office:value-type="float" office:value="1.60906611681426" calcext:value-type="float">
            <text:p>1.61</text:p>
          </table:table-cell>
          <table:table-cell/>
          <table:table-cell table:style-name="ce9" table:formula="of:=MIN([.BO6:.BO26])" office:value-type="float" office:value="8.80108305888883" calcext:value-type="float">
            <text:p>8.80</text:p>
          </table:table-cell>
          <table:table-cell table:style-name="ce9" table:formula="of:=MIN([.BP6:.BP26])" office:value-type="float" office:value="5.84687336080027" calcext:value-type="float">
            <text:p>5.85</text:p>
          </table:table-cell>
          <table:table-cell table:style-name="ce9" table:formula="of:=MIN([.BQ6:.BQ26])" office:value-type="float" office:value="4.4951768311529" calcext:value-type="float">
            <text:p>4.50</text:p>
          </table:table-cell>
          <table:table-cell table:style-name="ce9" table:formula="of:=MIN([.BR6:.BR26])" office:value-type="float" office:value="3.43368743570611" calcext:value-type="float">
            <text:p>3.43</text:p>
          </table:table-cell>
          <table:table-cell/>
          <table:table-cell table:style-name="ce9" table:formula="of:=MIN([.BT6:.BT26])" office:value-type="float" office:value="16.0600651851515" calcext:value-type="float">
            <text:p>16.06</text:p>
          </table:table-cell>
          <table:table-cell table:style-name="ce9" table:formula="of:=MIN([.BU6:.BU26])" office:value-type="float" office:value="10.6692740740517" calcext:value-type="float">
            <text:p>10.67</text:p>
          </table:table-cell>
          <table:table-cell table:style-name="ce9" table:formula="of:=MIN([.BV6:.BV26])" office:value-type="float" office:value="8.20272146553437" calcext:value-type="float">
            <text:p>8.20</text:p>
          </table:table-cell>
          <table:table-cell table:style-name="ce9" table:formula="of:=MIN([.BW6:.BW26])" office:value-type="float" office:value="6.26573385046979" calcext:value-type="float">
            <text:p>6.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7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/>
          <table:table-cell table:number-columns-repeated="4" table:style-name="ce2" office:value-type="string" calcext:value-type="string">
            <text:p>plf</text:p>
          </table:table-cell>
          <table:table-cell/>
          <table:table-cell table:number-columns-repeated="4" table:style-name="ce2" office:value-type="string" calcext:value-type="string">
            <text:p>kN/m</text:p>
          </table:table-cell>
          <table:table-cell table:number-columns-repeated="68"/>
        </table:table-row>
        <table:table-row table:style-name="ro1">
          <table:table-cell/>
          <table:table-cell table:style-name="ce4" office:value-type="float" office:value="560" calcext:value-type="float">
            <text:p>560.00</text:p>
          </table:table-cell>
          <table:table-cell table:style-name="ce4" office:value-type="float" office:value="840" calcext:value-type="float">
            <text:p>840.00</text:p>
          </table:table-cell>
          <table:table-cell table:style-name="ce4" office:value-type="float" office:value="1090" calcext:value-type="float">
            <text:p>1,090.00</text:p>
          </table:table-cell>
          <table:table-cell table:style-name="ce4" office:value-type="float" office:value="1430" calcext:value-type="float">
            <text:p>1,430.00</text:p>
          </table:table-cell>
          <table:table-cell table:style-name="ce4"/>
          <table:table-cell table:style-name="ce4" table:formula="of:=[.B31]*[.$H$1]" office:value-type="float" office:value="8.17258267716537" calcext:value-type="float">
            <text:p>8.17</text:p>
          </table:table-cell>
          <table:table-cell table:style-name="ce4" table:formula="of:=[.C31]*[.$H$1]" office:value-type="float" office:value="12.2588740157481" calcext:value-type="float">
            <text:p>12.26</text:p>
          </table:table-cell>
          <table:table-cell table:style-name="ce4" table:formula="of:=[.D31]*[.$H$1]" office:value-type="float" office:value="15.9073484251969" calcext:value-type="float">
            <text:p>15.91</text:p>
          </table:table-cell>
          <table:table-cell table:style-name="ce4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4" table:formula="of:=[.$Q$3]/[.$L31]" office:value-type="float" office:value="10.9732753454512" calcext:value-type="float">
            <text:p>10.97</text:p>
          </table:table-cell>
          <table:table-cell table:style-name="ce4" table:formula="of:=[.$Q$3]/[.$M31]" office:value-type="float" office:value="7.31551689696744" calcext:value-type="float">
            <text:p>7.32</text:p>
          </table:table-cell>
          <table:table-cell table:style-name="ce4" table:formula="of:=[.$Q$3]/[.$N31]" office:value-type="float" office:value="5.63764604903913" calcext:value-type="float">
            <text:p>5.64</text:p>
          </table:table-cell>
          <table:table-cell table:style-name="ce4" table:formula="of:=[.$Q$3]/[.$O31]" office:value-type="float" office:value="4.29722670870815" calcext:value-type="float">
            <text:p>4.30</text:p>
          </table:table-cell>
          <table:table-cell/>
          <table:table-cell table:style-name="ce4" table:formula="of:=[.$V$3]/[.$L31]" office:value-type="float" office:value="2.86812638377983" calcext:value-type="float">
            <text:p>2.87</text:p>
          </table:table-cell>
          <table:table-cell table:style-name="ce4" table:formula="of:=[.$V$3]/[.$M31]" office:value-type="float" office:value="1.91208425585322" calcext:value-type="float">
            <text:p>1.91</text:p>
          </table:table-cell>
          <table:table-cell table:style-name="ce4" table:formula="of:=[.$V$3]/[.$N31]" office:value-type="float" office:value="1.4735328210245" calcext:value-type="float">
            <text:p>1.47</text:p>
          </table:table-cell>
          <table:table-cell table:style-name="ce4" table:formula="of:=[.$V$3]/[.$O31]" office:value-type="float" office:value="1.12318236008161" calcext:value-type="float">
            <text:p>1.12</text:p>
          </table:table-cell>
          <table:table-cell/>
          <table:table-cell table:style-name="ce4" table:formula="of:=[.$AA$3]/[.$L31]" office:value-type="float" office:value="6.12046423705918" calcext:value-type="float">
            <text:p>6.12</text:p>
          </table:table-cell>
          <table:table-cell table:style-name="ce4" table:formula="of:=[.$AA$3]/[.$M31]" office:value-type="float" office:value="4.08030949137279" calcext:value-type="float">
            <text:p>4.08</text:p>
          </table:table-cell>
          <table:table-cell table:style-name="ce4" table:formula="of:=[.$AA$3]/[.$N31]" office:value-type="float" office:value="3.14445869059921" calcext:value-type="float">
            <text:p>3.14</text:p>
          </table:table-cell>
          <table:table-cell table:style-name="ce4" table:formula="of:=[.$AA$3]/[.$O31]" office:value-type="float" office:value="2.39682515577143" calcext:value-type="float">
            <text:p>2.40</text:p>
          </table:table-cell>
          <table:table-cell/>
          <table:table-cell table:style-name="ce4" table:formula="of:=[.$AF$3]/[.L31]" office:value-type="float" office:value="11.166604683607" calcext:value-type="float">
            <text:p>11.17</text:p>
          </table:table-cell>
          <table:table-cell table:style-name="ce4" table:formula="of:=[.$AF$3]/[.M31]" office:value-type="float" office:value="7.44440312240465" calcext:value-type="float">
            <text:p>7.44</text:p>
          </table:table-cell>
          <table:table-cell table:style-name="ce4" table:formula="of:=[.$AF$3]/[.N31]" office:value-type="float" office:value="5.73697121359624" calcext:value-type="float">
            <text:p>5.74</text:p>
          </table:table-cell>
          <table:table-cell table:style-name="ce4" table:formula="of:=[.$AF$3]/[.O31]" office:value-type="float" office:value="4.37293609987406" calcext:value-type="float">
            <text:p>4.37</text:p>
          </table:table-cell>
          <table:table-cell/>
          <table:table-cell table:style-name="ce4" table:formula="of:=[.$AK$3]/[.$L31]" office:value-type="float" office:value="18.7823122828585" calcext:value-type="float">
            <text:p>18.78</text:p>
          </table:table-cell>
          <table:table-cell table:style-name="ce4" table:formula="of:=[.$AK$3]/[.$M31]" office:value-type="float" office:value="12.5215415219057" calcext:value-type="float">
            <text:p>12.52</text:p>
          </table:table-cell>
          <table:table-cell table:style-name="ce4" table:formula="of:=[.$AK$3]/[.$N31]" office:value-type="float" office:value="9.64962832880806" calcext:value-type="float">
            <text:p>9.65</text:p>
          </table:table-cell>
          <table:table-cell table:style-name="ce4" table:formula="of:=[.$AK$3]/[.$O31]" office:value-type="float" office:value="7.35531110377677" calcext:value-type="float">
            <text:p>7.36</text:p>
          </table:table-cell>
          <table:table-cell/>
          <table:table-cell table:style-name="ce4" table:formula="of:=[.$AP$3]/[.$L31]" office:value-type="float" office:value="4.90909686507026" calcext:value-type="float">
            <text:p>4.91</text:p>
          </table:table-cell>
          <table:table-cell table:style-name="ce4" table:formula="of:=[.$AP$3]/[.$M31]" office:value-type="float" office:value="3.27273124338017" calcext:value-type="float">
            <text:p>3.27</text:p>
          </table:table-cell>
          <table:table-cell table:style-name="ce4" table:formula="of:=[.$AP$3]/[.$N31]" office:value-type="float" office:value="2.52210481141224" calcext:value-type="float">
            <text:p>2.52</text:p>
          </table:table-cell>
          <table:table-cell table:style-name="ce4" table:formula="of:=[.$AP$3]/[.$O31]" office:value-type="float" office:value="1.92244352757996" calcext:value-type="float">
            <text:p>1.92</text:p>
          </table:table-cell>
          <table:table-cell/>
          <table:table-cell table:style-name="ce4" table:formula="of:=[.$AU$3]/[.$L31]" office:value-type="float" office:value="10.474045155783" calcext:value-type="float">
            <text:p>10.47</text:p>
          </table:table-cell>
          <table:table-cell table:style-name="ce4" table:formula="of:=[.$AU$3]/[.$M31]" office:value-type="float" office:value="6.982696770522" calcext:value-type="float">
            <text:p>6.98</text:p>
          </table:table-cell>
          <table:table-cell table:style-name="ce4" table:formula="of:=[.$AU$3]/[.$N31]" office:value-type="float" office:value="5.38116081398026" calcext:value-type="float">
            <text:p>5.38</text:p>
          </table:table-cell>
          <table:table-cell table:style-name="ce4" table:formula="of:=[.$AU$3]/[.$O31]" office:value-type="float" office:value="4.10172397708985" calcext:value-type="float">
            <text:p>4.10</text:p>
          </table:table-cell>
          <table:table-cell/>
          <table:table-cell table:style-name="ce4" table:formula="of:=[.$AZ$3]/[.$L31]" office:value-type="float" office:value="19.115132409304" calcext:value-type="float">
            <text:p>19.12</text:p>
          </table:table-cell>
          <table:table-cell table:style-name="ce4" table:formula="of:=[.$AZ$3]/[.$M31]" office:value-type="float" office:value="12.7434216062027" calcext:value-type="float">
            <text:p>12.74</text:p>
          </table:table-cell>
          <table:table-cell table:style-name="ce4" table:formula="of:=[.$AZ$3]/[.$N31]" office:value-type="float" office:value="9.82061848551397" calcext:value-type="float">
            <text:p>9.82</text:p>
          </table:table-cell>
          <table:table-cell table:style-name="ce4" table:formula="of:=[.$AZ$3]/[.$O31]" office:value-type="float" office:value="7.48564625818897" calcext:value-type="float">
            <text:p>7.49</text:p>
          </table:table-cell>
          <table:table-cell/>
          <table:table-cell table:style-name="ce4" table:formula="of:=[.$BE$3]/[.$L31]" office:value-type="float" office:value="26.7699953175491" calcext:value-type="float">
            <text:p>26.77</text:p>
          </table:table-cell>
          <table:table-cell table:style-name="ce4" table:formula="of:=[.$BE$3]/[.$M31]" office:value-type="float" office:value="17.8466635450328" calcext:value-type="float">
            <text:p>17.85</text:p>
          </table:table-cell>
          <table:table-cell table:style-name="ce4" table:formula="of:=[.$BE$3]/[.$N31]" office:value-type="float" office:value="13.75339208975" calcext:value-type="float">
            <text:p>13.75</text:p>
          </table:table-cell>
          <table:table-cell table:style-name="ce4" table:formula="of:=[.$BE$3]/[.$O31]" office:value-type="float" office:value="10.4833548096696" calcext:value-type="float">
            <text:p>10.48</text:p>
          </table:table-cell>
          <table:table-cell/>
          <table:table-cell table:style-name="ce4" table:formula="of:=[.$BJ$3]/[.$L31]" office:value-type="float" office:value="6.99656427579056" calcext:value-type="float">
            <text:p>7.00</text:p>
          </table:table-cell>
          <table:table-cell table:style-name="ce4" table:formula="of:=[.$BJ$3]/[.$M31]" office:value-type="float" office:value="4.66437618386038" calcext:value-type="float">
            <text:p>4.66</text:p>
          </table:table-cell>
          <table:table-cell table:style-name="ce4" table:formula="of:=[.$BJ$3]/[.$N31]" office:value-type="float" office:value="3.59456513251625" calcext:value-type="float">
            <text:p>3.59</text:p>
          </table:table-cell>
          <table:table-cell table:style-name="ce4" table:formula="of:=[.$BJ$3]/[.$O31]" office:value-type="float" office:value="2.73991328282707" calcext:value-type="float">
            <text:p>2.74</text:p>
          </table:table-cell>
          <table:table-cell/>
          <table:table-cell table:style-name="ce4" table:formula="of:=[.$BO$3]/[.$L31]" office:value-type="float" office:value="14.930408760615" calcext:value-type="float">
            <text:p>14.93</text:p>
          </table:table-cell>
          <table:table-cell table:style-name="ce4" table:formula="of:=[.$BO$3]/[.$M31]" office:value-type="float" office:value="9.95360584040999" calcext:value-type="float">
            <text:p>9.95</text:p>
          </table:table-cell>
          <table:table-cell table:style-name="ce4" table:formula="of:=[.$BO$3]/[.$N31]" office:value-type="float" office:value="7.6706687210499" calcext:value-type="float">
            <text:p>7.67</text:p>
          </table:table-cell>
          <table:table-cell table:style-name="ce4" table:formula="of:=[.$BO$3]/[.$O31]" office:value-type="float" office:value="5.84687336080027" calcext:value-type="float">
            <text:p>5.85</text:p>
          </table:table-cell>
          <table:table-cell/>
          <table:table-cell table:style-name="ce4" table:formula="of:=[.$BT$3]/[.$L31]" office:value-type="float" office:value="27.2447534390963" calcext:value-type="float">
            <text:p>27.24</text:p>
          </table:table-cell>
          <table:table-cell table:style-name="ce4" table:formula="of:=[.$BT$3]/[.$M31]" office:value-type="float" office:value="18.1631689593975" calcext:value-type="float">
            <text:p>18.16</text:p>
          </table:table-cell>
          <table:table-cell table:style-name="ce4" table:formula="of:=[.$BT$3]/[.$N31]" office:value-type="float" office:value="13.9973045191687" calcext:value-type="float">
            <text:p>14.00</text:p>
          </table:table-cell>
          <table:table-cell table:style-name="ce4" table:formula="of:=[.$BT$3]/[.$O31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785" calcext:value-type="float">
            <text:p>785.00</text:p>
          </table:table-cell>
          <table:table-cell table:style-name="ce4" office:value-type="float" office:value="1205" calcext:value-type="float">
            <text:p>1,205.00</text:p>
          </table:table-cell>
          <table:table-cell table:style-name="ce4" office:value-type="float" office:value="1540" calcext:value-type="float">
            <text:p>1,540.00</text:p>
          </table:table-cell>
          <table:table-cell table:style-name="ce4" office:value-type="float" office:value="2045" calcext:value-type="float">
            <text:p>2,045.00</text:p>
          </table:table-cell>
          <table:table-cell table:style-name="ce4"/>
          <table:table-cell table:style-name="ce4" table:formula="of:=[.B32]*[.$H$1]" office:value-type="float" office:value="11.4562096456693" calcext:value-type="float">
            <text:p>11.46</text:p>
          </table:table-cell>
          <table:table-cell table:style-name="ce4" table:formula="of:=[.C32]*[.$H$1]" office:value-type="float" office:value="17.5856466535433" calcext:value-type="float">
            <text:p>17.59</text:p>
          </table:table-cell>
          <table:table-cell table:style-name="ce4" table:formula="of:=[.D32]*[.$H$1]" office:value-type="float" office:value="22.4746023622048" calcext:value-type="float">
            <text:p>22.47</text:p>
          </table:table-cell>
          <table:table-cell table:style-name="ce4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4" table:formula="of:=[.$Q$3]/[.L32]" office:value-type="float" office:value="7.82806903624542" calcext:value-type="float">
            <text:p>7.83</text:p>
          </table:table-cell>
          <table:table-cell table:style-name="ce4" table:formula="of:=[.$Q$3]/[.M32]" office:value-type="float" office:value="5.09961343854992" calcext:value-type="float">
            <text:p>5.10</text:p>
          </table:table-cell>
          <table:table-cell table:style-name="ce4" table:formula="of:=[.$Q$3]/[.N32]" office:value-type="float" office:value="3.99028194380042" calcext:value-type="float">
            <text:p>3.99</text:p>
          </table:table-cell>
          <table:table-cell table:style-name="ce4" table:formula="of:=[.$Q$3]/[.O32]" office:value-type="float" office:value="3.00490669606487" calcext:value-type="float">
            <text:p>3.00</text:p>
          </table:table-cell>
          <table:table-cell/>
          <table:table-cell table:style-name="ce4" table:formula="of:=[.$V$3]/[.$L32]" office:value-type="float" office:value="2.04605194256905" calcext:value-type="float">
            <text:p>2.05</text:p>
          </table:table-cell>
          <table:table-cell table:style-name="ce4" table:formula="of:=[.$V$3]/[.$M32]" office:value-type="float" office:value="1.33290520739976" calcext:value-type="float">
            <text:p>1.33</text:p>
          </table:table-cell>
          <table:table-cell table:style-name="ce4" table:formula="of:=[.$V$3]/[.$N32]" office:value-type="float" office:value="1.04295504864721" calcext:value-type="float">
            <text:p>1.04</text:p>
          </table:table-cell>
          <table:table-cell table:style-name="ce4" table:formula="of:=[.$V$3]/[.$O32]" office:value-type="float" office:value="0.785403801915259" calcext:value-type="float">
            <text:p>0.79</text:p>
          </table:table-cell>
          <table:table-cell/>
          <table:table-cell table:style-name="ce4" table:formula="of:=[.$AA$3]/[.$L32]" office:value-type="float" office:value="4.36619104809317" calcext:value-type="float">
            <text:p>4.37</text:p>
          </table:table-cell>
          <table:table-cell table:style-name="ce4" table:formula="of:=[.$AA$3]/[.$M32]" office:value-type="float" office:value="2.84436512261671" calcext:value-type="float">
            <text:p>2.84</text:p>
          </table:table-cell>
          <table:table-cell table:style-name="ce4" table:formula="of:=[.$AA$3]/[.$N32]" office:value-type="float" office:value="2.22562335893061" calcext:value-type="float">
            <text:p>2.23</text:p>
          </table:table-cell>
          <table:table-cell table:style-name="ce4" table:formula="of:=[.$AA$3]/[.$O32]" office:value-type="float" office:value="1.67601954657855" calcext:value-type="float">
            <text:p>1.68</text:p>
          </table:table-cell>
          <table:table-cell/>
          <table:table-cell table:style-name="ce4" table:formula="of:=[.$AF$3]/[.L32]" office:value-type="float" office:value="7.96598550677695" calcext:value-type="float">
            <text:p>7.97</text:p>
          </table:table-cell>
          <table:table-cell table:style-name="ce4" table:formula="of:=[.$AF$3]/[.M32]" office:value-type="float" office:value="5.18945943802482" calcext:value-type="float">
            <text:p>5.19</text:p>
          </table:table-cell>
          <table:table-cell table:style-name="ce4" table:formula="of:=[.$AF$3]/[.N32]" office:value-type="float" office:value="4.06058352131163" calcext:value-type="float">
            <text:p>4.06</text:p>
          </table:table-cell>
          <table:table-cell table:style-name="ce4" table:formula="of:=[.$AF$3]/[.O32]" office:value-type="float" office:value="3.05784773732025" calcext:value-type="float">
            <text:p>3.06</text:p>
          </table:table-cell>
          <table:table-cell/>
          <table:table-cell table:style-name="ce4" table:formula="of:=[.$AK$3]/[.$L32]" office:value-type="float" office:value="13.3988469788545" calcext:value-type="float">
            <text:p>13.40</text:p>
          </table:table-cell>
          <table:table-cell table:style-name="ce4" table:formula="of:=[.$AK$3]/[.$M32]" office:value-type="float" office:value="8.72870944265625" calcext:value-type="float">
            <text:p>8.73</text:p>
          </table:table-cell>
          <table:table-cell table:style-name="ce4" table:formula="of:=[.$AK$3]/[.$N32]" office:value-type="float" office:value="6.82993173922129" calcext:value-type="float">
            <text:p>6.83</text:p>
          </table:table-cell>
          <table:table-cell table:style-name="ce4" table:formula="of:=[.$AK$3]/[.$O32]" office:value-type="float" office:value="5.14332267892459" calcext:value-type="float">
            <text:p>5.14</text:p>
          </table:table-cell>
          <table:table-cell/>
          <table:table-cell table:style-name="ce4" table:formula="of:=[.$AP$3]/[.$L32]" office:value-type="float" office:value="3.50203088463611" calcext:value-type="float">
            <text:p>3.50</text:p>
          </table:table-cell>
          <table:table-cell table:style-name="ce4" table:formula="of:=[.$AP$3]/[.$M32]" office:value-type="float" office:value="2.28140601198286" calcext:value-type="float">
            <text:p>2.28</text:p>
          </table:table-cell>
          <table:table-cell table:style-name="ce4" table:formula="of:=[.$AP$3]/[.$N32]" office:value-type="float" office:value="1.78512613275282" calcext:value-type="float">
            <text:p>1.79</text:p>
          </table:table-cell>
          <table:table-cell table:style-name="ce4" table:formula="of:=[.$AP$3]/[.$O32]" office:value-type="float" office:value="1.34430036402902" calcext:value-type="float">
            <text:p>1.34</text:p>
          </table:table-cell>
          <table:table-cell/>
          <table:table-cell table:style-name="ce4" table:formula="of:=[.$AU$3]/[.$L32]" office:value-type="float" office:value="7.47193030221463" calcext:value-type="float">
            <text:p>7.47</text:p>
          </table:table-cell>
          <table:table-cell table:style-name="ce4" table:formula="of:=[.$AU$3]/[.$M32]" office:value-type="float" office:value="4.86760604750081" calcext:value-type="float">
            <text:p>4.87</text:p>
          </table:table-cell>
          <table:table-cell table:style-name="ce4" table:formula="of:=[.$AU$3]/[.$N32]" office:value-type="float" office:value="3.808743693012" calcext:value-type="float">
            <text:p>3.81</text:p>
          </table:table-cell>
          <table:table-cell table:style-name="ce4" table:formula="of:=[.$AU$3]/[.$O32]" office:value-type="float" office:value="2.86819818446869" calcext:value-type="float">
            <text:p>2.87</text:p>
          </table:table-cell>
          <table:table-cell/>
          <table:table-cell table:style-name="ce4" table:formula="of:=[.$AZ$3]/[.$L32]" office:value-type="float" office:value="13.6362728015417" calcext:value-type="float">
            <text:p>13.64</text:p>
          </table:table-cell>
          <table:table-cell table:style-name="ce4" table:formula="of:=[.$AZ$3]/[.$M32]" office:value-type="float" office:value="8.88338103668899" calcext:value-type="float">
            <text:p>8.88</text:p>
          </table:table-cell>
          <table:table-cell table:style-name="ce4" table:formula="of:=[.$AZ$3]/[.$N32]" office:value-type="float" office:value="6.9509572397469" calcext:value-type="float">
            <text:p>6.95</text:p>
          </table:table-cell>
          <table:table-cell table:style-name="ce4" table:formula="of:=[.$AZ$3]/[.$O32]" office:value-type="float" office:value="5.23446168665537" calcext:value-type="float">
            <text:p>5.23</text:p>
          </table:table-cell>
          <table:table-cell/>
          <table:table-cell table:style-name="ce4" table:formula="of:=[.$BE$3]/[.$L32]" office:value-type="float" office:value="19.0970667233471" calcext:value-type="float">
            <text:p>19.10</text:p>
          </table:table-cell>
          <table:table-cell table:style-name="ce4" table:formula="of:=[.$BE$3]/[.$M32]" office:value-type="float" office:value="12.4408276994419" calcext:value-type="float">
            <text:p>12.44</text:p>
          </table:table-cell>
          <table:table-cell table:style-name="ce4" table:formula="of:=[.$BE$3]/[.$N32]" office:value-type="float" office:value="9.73454375183605" calcext:value-type="float">
            <text:p>9.73</text:p>
          </table:table-cell>
          <table:table-cell table:style-name="ce4" table:formula="of:=[.$BE$3]/[.$O32]" office:value-type="float" office:value="7.33065886446333" calcext:value-type="float">
            <text:p>7.33</text:p>
          </table:table-cell>
          <table:table-cell/>
          <table:table-cell table:style-name="ce4" table:formula="of:=[.$BJ$3]/[.$L32]" office:value-type="float" office:value="4.99117961075505" calcext:value-type="float">
            <text:p>4.99</text:p>
          </table:table-cell>
          <table:table-cell table:style-name="ce4" table:formula="of:=[.$BJ$3]/[.$M32]" office:value-type="float" office:value="3.25151534808524" calcext:value-type="float">
            <text:p>3.25</text:p>
          </table:table-cell>
          <table:table-cell table:style-name="ce4" table:formula="of:=[.$BJ$3]/[.$N32]" office:value-type="float" office:value="2.54420519119657" calcext:value-type="float">
            <text:p>2.54</text:p>
          </table:table-cell>
          <table:table-cell table:style-name="ce4" table:formula="of:=[.$BJ$3]/[.$O32]" office:value-type="float" office:value="1.91592958163458" calcext:value-type="float">
            <text:p>1.92</text:p>
          </table:table-cell>
          <table:table-cell/>
          <table:table-cell table:style-name="ce4" table:formula="of:=[.$BO$3]/[.$L32]" office:value-type="float" office:value="10.6509922368718" calcext:value-type="float">
            <text:p>10.65</text:p>
          </table:table-cell>
          <table:table-cell table:style-name="ce4" table:formula="of:=[.$BO$3]/[.$M32]" office:value-type="float" office:value="6.93861319995385" calcext:value-type="float">
            <text:p>6.94</text:p>
          </table:table-cell>
          <table:table-cell table:style-name="ce4" table:formula="of:=[.$BO$3]/[.$N32]" office:value-type="float" office:value="5.42923954931454" calcext:value-type="float">
            <text:p>5.43</text:p>
          </table:table-cell>
          <table:table-cell table:style-name="ce10" table:formula="of:=[.$BO$3]/[.$O32]" office:value-type="float" office:value="4.08852269239334" calcext:value-type="float">
            <text:p>4.09</text:p>
          </table:table-cell>
          <table:table-cell/>
          <table:table-cell table:style-name="ce4" table:formula="of:=[.$BT$3]/[.$L32]" office:value-type="float" office:value="19.435747676298" calcext:value-type="float">
            <text:p>19.44</text:p>
          </table:table-cell>
          <table:table-cell table:style-name="ce4" table:formula="of:=[.$BT$3]/[.$M32]" office:value-type="float" office:value="12.6614621791651" calcext:value-type="float">
            <text:p>12.66</text:p>
          </table:table-cell>
          <table:table-cell table:style-name="ce4" table:formula="of:=[.$BT$3]/[.$N32]" office:value-type="float" office:value="9.90718306876229" calcext:value-type="float">
            <text:p>9.91</text:p>
          </table:table-cell>
          <table:table-cell table:style-name="ce4" table:formula="of:=[.$BT$3]/[.$O32]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505" calcext:value-type="float">
            <text:p>505.00</text:p>
          </table:table-cell>
          <table:table-cell table:style-name="ce4" office:value-type="float" office:value="755" calcext:value-type="float">
            <text:p>755.00</text:p>
          </table:table-cell>
          <table:table-cell table:style-name="ce4" office:value-type="float" office:value="980" calcext:value-type="float">
            <text:p>980.00</text:p>
          </table:table-cell>
          <table:table-cell table:style-name="ce4" office:value-type="float" office:value="1260" calcext:value-type="float">
            <text:p>1,260.00</text:p>
          </table:table-cell>
          <table:table-cell table:style-name="ce4"/>
          <table:table-cell table:style-name="ce4" table:formula="of:=[.B33]*[.$H$1]" office:value-type="float" office:value="7.36991830708663" calcext:value-type="float">
            <text:p>7.37</text:p>
          </table:table-cell>
          <table:table-cell table:style-name="ce4" table:formula="of:=[.C33]*[.$H$1]" office:value-type="float" office:value="11.0183927165355" calcext:value-type="float">
            <text:p>11.02</text:p>
          </table:table-cell>
          <table:table-cell table:style-name="ce4" table:formula="of:=[.D33]*[.$H$1]" office:value-type="float" office:value="14.3020196850394" calcext:value-type="float">
            <text:p>14.30</text:p>
          </table:table-cell>
          <table:table-cell table:style-name="ce4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4" table:formula="of:=[.$Q$3]/[.L33]" office:value-type="float" office:value="12.1683845414904" calcext:value-type="float">
            <text:p>12.17</text:p>
          </table:table-cell>
          <table:table-cell table:style-name="ce4" table:formula="of:=[.$Q$3]/[.M33]" office:value-type="float" office:value="8.13911813702338" calcext:value-type="float">
            <text:p>8.14</text:p>
          </table:table-cell>
          <table:table-cell table:style-name="ce4" table:formula="of:=[.$Q$3]/[.N33]" office:value-type="float" office:value="6.27044305454352" calcext:value-type="float">
            <text:p>6.27</text:p>
          </table:table-cell>
          <table:table-cell table:style-name="ce4" table:formula="of:=[.$Q$3]/[.O33]" office:value-type="float" office:value="4.87701126464496" calcext:value-type="float">
            <text:p>4.88</text:p>
          </table:table-cell>
          <table:table-cell/>
          <table:table-cell table:style-name="ce4" table:formula="of:=[.$V$3]/[.$L33]" office:value-type="float" office:value="3.18049658399348" calcext:value-type="float">
            <text:p>3.18</text:p>
          </table:table-cell>
          <table:table-cell table:style-name="ce4" table:formula="of:=[.$V$3]/[.$M33]" office:value-type="float" office:value="2.12735201975723" calcext:value-type="float">
            <text:p>2.13</text:p>
          </table:table-cell>
          <table:table-cell table:style-name="ce4" table:formula="of:=[.$V$3]/[.$N33]" office:value-type="float" office:value="1.6389293621599" calcext:value-type="float">
            <text:p>1.64</text:p>
          </table:table-cell>
          <table:table-cell table:style-name="ce4" table:formula="of:=[.$V$3]/[.$O33]" office:value-type="float" office:value="1.27472283723548" calcext:value-type="float">
            <text:p>1.27</text:p>
          </table:table-cell>
          <table:table-cell/>
          <table:table-cell table:style-name="ce4" table:formula="of:=[.$AA$3]/[.$L33]" office:value-type="float" office:value="6.78704945099632" calcext:value-type="float">
            <text:p>6.79</text:p>
          </table:table-cell>
          <table:table-cell table:style-name="ce4" table:formula="of:=[.$AA$3]/[.$M33]" office:value-type="float" office:value="4.53968208311674" calcext:value-type="float">
            <text:p>4.54</text:p>
          </table:table-cell>
          <table:table-cell table:style-name="ce4" table:formula="of:=[.$AA$3]/[.$N33]" office:value-type="float" office:value="3.49740813546239" calcext:value-type="float">
            <text:p>3.50</text:p>
          </table:table-cell>
          <table:table-cell table:style-name="ce4" table:formula="of:=[.$AA$3]/[.$O33]" office:value-type="float" office:value="2.72020632758186" calcext:value-type="float">
            <text:p>2.72</text:p>
          </table:table-cell>
          <table:table-cell/>
          <table:table-cell table:style-name="ce4" table:formula="of:=[.$AF$3]/[.L33]" office:value-type="float" office:value="12.3827695501384" calcext:value-type="float">
            <text:p>12.38</text:p>
          </table:table-cell>
          <table:table-cell table:style-name="ce4" table:formula="of:=[.$AF$3]/[.M33]" office:value-type="float" office:value="8.28251473221179" calcext:value-type="float">
            <text:p>8.28</text:p>
          </table:table-cell>
          <table:table-cell table:style-name="ce4" table:formula="of:=[.$AF$3]/[.N33]" office:value-type="float" office:value="6.38091696206113" calcext:value-type="float">
            <text:p>6.38</text:p>
          </table:table-cell>
          <table:table-cell table:style-name="ce4" table:formula="of:=[.$AF$3]/[.O33]" office:value-type="float" office:value="4.96293541493643" calcext:value-type="float">
            <text:p>4.96</text:p>
          </table:table-cell>
          <table:table-cell/>
          <table:table-cell table:style-name="ce4" table:formula="of:=[.$AK$3]/[.$L33]" office:value-type="float" office:value="20.8279106502986" calcext:value-type="float">
            <text:p>20.83</text:p>
          </table:table-cell>
          <table:table-cell table:style-name="ce4" table:formula="of:=[.$AK$3]/[.$M33]" office:value-type="float" office:value="13.9312514945706" calcext:value-type="float">
            <text:p>13.93</text:p>
          </table:table-cell>
          <table:table-cell table:style-name="ce4" table:formula="of:=[.$AK$3]/[.$N33]" office:value-type="float" office:value="10.7327498759192" calcext:value-type="float">
            <text:p>10.73</text:p>
          </table:table-cell>
          <table:table-cell table:style-name="ce4" table:formula="of:=[.$AK$3]/[.$O33]" office:value-type="float" office:value="8.34769434793713" calcext:value-type="float">
            <text:p>8.35</text:p>
          </table:table-cell>
          <table:table-cell/>
          <table:table-cell table:style-name="ce4" table:formula="of:=[.$AP$3]/[.$L33]" office:value-type="float" office:value="5.44375097908781" calcext:value-type="float">
            <text:p>5.44</text:p>
          </table:table-cell>
          <table:table-cell table:style-name="ce4" table:formula="of:=[.$AP$3]/[.$M33]" office:value-type="float" office:value="3.64118442972099" calcext:value-type="float">
            <text:p>3.64</text:p>
          </table:table-cell>
          <table:table-cell table:style-name="ce4" table:formula="of:=[.$AP$3]/[.$N33]" office:value-type="float" office:value="2.80519820861158" calcext:value-type="float">
            <text:p>2.81</text:p>
          </table:table-cell>
          <table:table-cell table:style-name="ce4" table:formula="of:=[.$AP$3]/[.$O33]" office:value-type="float" office:value="2.18182082892011" calcext:value-type="float">
            <text:p>2.18</text:p>
          </table:table-cell>
          <table:table-cell/>
          <table:table-cell table:style-name="ce4" table:formula="of:=[.$AU$3]/[.$L33]" office:value-type="float" office:value="11.6147827470069" calcext:value-type="float">
            <text:p>11.61</text:p>
          </table:table-cell>
          <table:table-cell table:style-name="ce4" table:formula="of:=[.$AU$3]/[.$M33]" office:value-type="float" office:value="7.76882819501786" calcext:value-type="float">
            <text:p>7.77</text:p>
          </table:table-cell>
          <table:table-cell table:style-name="ce4" table:formula="of:=[.$AU$3]/[.$N33]" office:value-type="float" office:value="5.98516866044743" calcext:value-type="float">
            <text:p>5.99</text:p>
          </table:table-cell>
          <table:table-cell table:style-name="ce4" table:formula="of:=[.$AU$3]/[.$O33]" office:value-type="float" office:value="4.655131180348" calcext:value-type="float">
            <text:p>4.66</text:p>
          </table:table-cell>
          <table:table-cell/>
          <table:table-cell table:style-name="ce4" table:formula="of:=[.$AZ$3]/[.$L33]" office:value-type="float" office:value="21.1969785132876" calcext:value-type="float">
            <text:p>21.20</text:p>
          </table:table-cell>
          <table:table-cell table:style-name="ce4" table:formula="of:=[.$AZ$3]/[.$M33]" office:value-type="float" office:value="14.1781114559076" calcext:value-type="float">
            <text:p>14.18</text:p>
          </table:table-cell>
          <table:table-cell table:style-name="ce4" table:formula="of:=[.$AZ$3]/[.$N33]" office:value-type="float" office:value="10.9229328053166" calcext:value-type="float">
            <text:p>10.92</text:p>
          </table:table-cell>
          <table:table-cell table:style-name="ce4" table:formula="of:=[.$AZ$3]/[.$O33]" office:value-type="float" office:value="8.4956144041351" calcext:value-type="float">
            <text:p>8.50</text:p>
          </table:table-cell>
          <table:table-cell/>
          <table:table-cell table:style-name="ce4" table:formula="of:=[.$BE$3]/[.$L33]" office:value-type="float" office:value="29.6855393620347" calcext:value-type="float">
            <text:p>29.69</text:p>
          </table:table-cell>
          <table:table-cell table:style-name="ce4" table:formula="of:=[.$BE$3]/[.$M33]" office:value-type="float" office:value="19.855890566659" calcext:value-type="float">
            <text:p>19.86</text:p>
          </table:table-cell>
          <table:table-cell table:style-name="ce4" table:formula="of:=[.$BE$3]/[.$N33]" office:value-type="float" office:value="15.2971401814566" calcext:value-type="float">
            <text:p>15.30</text:p>
          </table:table-cell>
          <table:table-cell table:style-name="ce4" table:formula="of:=[.$BE$3]/[.$O33]" office:value-type="float" office:value="11.8977756966885" calcext:value-type="float">
            <text:p>11.90</text:p>
          </table:table-cell>
          <table:table-cell/>
          <table:table-cell table:style-name="ce4" table:formula="of:=[.$BJ$3]/[.$L33]" office:value-type="float" office:value="7.75856632562914" calcext:value-type="float">
            <text:p>7.76</text:p>
          </table:table-cell>
          <table:table-cell table:style-name="ce4" table:formula="of:=[.$BJ$3]/[.$M33]" office:value-type="float" office:value="5.18950462840095" calcext:value-type="float">
            <text:p>5.19</text:p>
          </table:table-cell>
          <table:table-cell table:style-name="ce4" table:formula="of:=[.$BJ$3]/[.$N33]" office:value-type="float" office:value="3.99803672902318" calcext:value-type="float">
            <text:p>4.00</text:p>
          </table:table-cell>
          <table:table-cell table:style-name="ce4" table:formula="of:=[.$BJ$3]/[.$O33]" office:value-type="float" office:value="3.10958412257358" calcext:value-type="float">
            <text:p>3.11</text:p>
          </table:table-cell>
          <table:table-cell/>
          <table:table-cell table:style-name="ce4" table:formula="of:=[.$BO$3]/[.$L33]" office:value-type="float" office:value="16.5564928830582" calcext:value-type="float">
            <text:p>16.56</text:p>
          </table:table-cell>
          <table:table-cell table:style-name="ce4" table:formula="of:=[.$BO$3]/[.$M33]" office:value-type="float" office:value="11.0742104714495" calcext:value-type="float">
            <text:p>11.07</text:p>
          </table:table-cell>
          <table:table-cell table:style-name="ce4" table:formula="of:=[.$BO$3]/[.$N33]" office:value-type="float" office:value="8.53166214892284" calcext:value-type="float">
            <text:p>8.53</text:p>
          </table:table-cell>
          <table:table-cell table:style-name="ce4" table:formula="of:=[.$BO$3]/[.$O33]" office:value-type="float" office:value="6.63573722693999" calcext:value-type="float">
            <text:p>6.64</text:p>
          </table:table-cell>
          <table:table-cell/>
          <table:table-cell table:style-name="ce4" table:formula="of:=[.$BT$3]/[.$L33]" office:value-type="float" office:value="30.2120038136513" calcext:value-type="float">
            <text:p>30.21</text:p>
          </table:table-cell>
          <table:table-cell table:style-name="ce4" table:formula="of:=[.$BT$3]/[.$M33]" office:value-type="float" office:value="20.2080290409191" calcext:value-type="float">
            <text:p>20.21</text:p>
          </table:table-cell>
          <table:table-cell table:style-name="ce4" table:formula="of:=[.$BT$3]/[.$N33]" office:value-type="float" office:value="15.5684305366265" calcext:value-type="float">
            <text:p>15.57</text:p>
          </table:table-cell>
          <table:table-cell table:style-name="ce4" table:formula="of:=[.$BT$3]/[.$O33]" office:value-type="float" office:value="12.108779306265" calcext:value-type="float">
            <text:p>12.11</text:p>
          </table:table-cell>
          <table:table-cell table:number-columns-repeated="3"/>
        </table:table-row>
        <table:table-row table:style-name="ro1">
          <table:table-cell table:style-name="ce19"/>
          <table:table-cell table:style-name="ce35" office:value-type="float" office:value="560" calcext:value-type="float">
            <text:p>560.00</text:p>
          </table:table-cell>
          <table:table-cell table:style-name="ce35" office:value-type="float" office:value="840" calcext:value-type="float">
            <text:p>840.00</text:p>
          </table:table-cell>
          <table:table-cell table:style-name="ce35" office:value-type="float" office:value="1090" calcext:value-type="float">
            <text:p>1,090.00</text:p>
          </table:table-cell>
          <table:table-cell table:style-name="ce35" office:value-type="float" office:value="1430" calcext:value-type="float">
            <text:p>1,430.00</text:p>
          </table:table-cell>
          <table:table-cell table:style-name="ce35"/>
          <table:table-cell table:style-name="ce35" table:formula="of:=[.B34]*[.$H$1]" office:value-type="float" office:value="8.17258267716537" calcext:value-type="float">
            <text:p>8.17</text:p>
          </table:table-cell>
          <table:table-cell table:style-name="ce35" table:formula="of:=[.C34]*[.$H$1]" office:value-type="float" office:value="12.2588740157481" calcext:value-type="float">
            <text:p>12.26</text:p>
          </table:table-cell>
          <table:table-cell table:style-name="ce35" table:formula="of:=[.D34]*[.$H$1]" office:value-type="float" office:value="15.9073484251969" calcext:value-type="float">
            <text:p>15.91</text:p>
          </table:table-cell>
          <table:table-cell table:style-name="ce35" table:formula="of:=[.E34]*[.$H$1]" office:value-type="float" office:value="20.8692736220473" calcext:value-type="float">
            <text:p>20.87</text:p>
          </table:table-cell>
          <table:table-cell table:style-name="ce21"/>
          <table:table-cell table:style-name="ce35" table:formula="of:=[.G34]/2" office:value-type="float" office:value="4.08629133858268" calcext:value-type="float">
            <text:p>4.09</text:p>
          </table:table-cell>
          <table:table-cell table:style-name="ce35" table:formula="of:=[.H34]/2" office:value-type="float" office:value="6.12943700787403" calcext:value-type="float">
            <text:p>6.13</text:p>
          </table:table-cell>
          <table:table-cell table:style-name="ce35" table:formula="of:=[.I34]/2" office:value-type="float" office:value="7.95367421259844" calcext:value-type="float">
            <text:p>7.95</text:p>
          </table:table-cell>
          <table:table-cell table:style-name="ce35" table:formula="of:=[.J34]/2" office:value-type="float" office:value="10.4346368110236" calcext:value-type="float">
            <text:p>10.43</text:p>
          </table:table-cell>
          <table:table-cell table:style-name="ce21"/>
          <table:table-cell table:style-name="ce35" table:formula="of:=[.$Q$3]/[.L34]" office:value-type="float" office:value="10.9732753454512" calcext:value-type="float">
            <text:p>10.97</text:p>
          </table:table-cell>
          <table:table-cell table:style-name="ce11" table:formula="of:=[.$Q$3]/[.M34]" office:value-type="float" office:value="7.31551689696744" calcext:value-type="float">
            <text:p>7.32</text:p>
          </table:table-cell>
          <table:table-cell table:style-name="ce35" table:formula="of:=[.$Q$3]/[.N34]" office:value-type="float" office:value="5.63764604903913" calcext:value-type="float">
            <text:p>5.64</text:p>
          </table:table-cell>
          <table:table-cell table:style-name="ce35" table:formula="of:=[.$Q$3]/[.O34]" office:value-type="float" office:value="4.29722670870815" calcext:value-type="float">
            <text:p>4.30</text:p>
          </table:table-cell>
          <table:table-cell table:style-name="ce21"/>
          <table:table-cell table:style-name="ce11" table:formula="of:=[.$V$3]/[.$L34]" office:value-type="float" office:value="2.86812638377983" calcext:value-type="float">
            <text:p>2.87</text:p>
          </table:table-cell>
          <table:table-cell table:style-name="ce35" table:formula="of:=[.$V$3]/[.$M34]" office:value-type="float" office:value="1.91208425585322" calcext:value-type="float">
            <text:p>1.91</text:p>
          </table:table-cell>
          <table:table-cell table:style-name="ce35" table:formula="of:=[.$V$3]/[.$N34]" office:value-type="float" office:value="1.4735328210245" calcext:value-type="float">
            <text:p>1.47</text:p>
          </table:table-cell>
          <table:table-cell table:style-name="ce35" table:formula="of:=[.$V$3]/[.$O34]" office:value-type="float" office:value="1.12318236008161" calcext:value-type="float">
            <text:p>1.12</text:p>
          </table:table-cell>
          <table:table-cell table:style-name="ce21"/>
          <table:table-cell table:style-name="ce11" table:formula="of:=[.$AA$3]/[.$L34]" office:value-type="float" office:value="6.12046423705918" calcext:value-type="float">
            <text:p>6.12</text:p>
          </table:table-cell>
          <table:table-cell table:style-name="ce35" table:formula="of:=[.$AA$3]/[.$M34]" office:value-type="float" office:value="4.08030949137279" calcext:value-type="float">
            <text:p>4.08</text:p>
          </table:table-cell>
          <table:table-cell table:style-name="ce35" table:formula="of:=[.$AA$3]/[.$N34]" office:value-type="float" office:value="3.14445869059921" calcext:value-type="float">
            <text:p>3.14</text:p>
          </table:table-cell>
          <table:table-cell table:style-name="ce35" table:formula="of:=[.$AA$3]/[.$O34]" office:value-type="float" office:value="2.39682515577143" calcext:value-type="float">
            <text:p>2.40</text:p>
          </table:table-cell>
          <table:table-cell table:style-name="ce21"/>
          <table:table-cell table:style-name="ce35" table:formula="of:=[.$AF$3]/[.L34]" office:value-type="float" office:value="11.166604683607" calcext:value-type="float">
            <text:p>11.17</text:p>
          </table:table-cell>
          <table:table-cell table:style-name="ce11" table:formula="of:=[.$AF$3]/[.M34]" office:value-type="float" office:value="7.44440312240465" calcext:value-type="float">
            <text:p>7.44</text:p>
          </table:table-cell>
          <table:table-cell table:style-name="ce35" table:formula="of:=[.$AF$3]/[.N34]" office:value-type="float" office:value="5.73697121359624" calcext:value-type="float">
            <text:p>5.74</text:p>
          </table:table-cell>
          <table:table-cell table:style-name="ce35" table:formula="of:=[.$AF$3]/[.O34]" office:value-type="float" office:value="4.37293609987406" calcext:value-type="float">
            <text:p>4.37</text:p>
          </table:table-cell>
          <table:table-cell table:style-name="ce21"/>
          <table:table-cell table:style-name="ce35" table:formula="of:=[.$AK$3]/[.$L34]" office:value-type="float" office:value="18.7823122828585" calcext:value-type="float">
            <text:p>18.78</text:p>
          </table:table-cell>
          <table:table-cell table:style-name="ce35" table:formula="of:=[.$AK$3]/[.$M34]" office:value-type="float" office:value="12.5215415219057" calcext:value-type="float">
            <text:p>12.52</text:p>
          </table:table-cell>
          <table:table-cell table:style-name="ce35" table:formula="of:=[.$AK$3]/[.$N34]" office:value-type="float" office:value="9.64962832880806" calcext:value-type="float">
            <text:p>9.65</text:p>
          </table:table-cell>
          <table:table-cell table:style-name="ce35" table:formula="of:=[.$AK$3]/[.$O34]" office:value-type="float" office:value="7.35531110377677" calcext:value-type="float">
            <text:p>7.36</text:p>
          </table:table-cell>
          <table:table-cell table:style-name="ce21"/>
          <table:table-cell table:style-name="ce35" table:formula="of:=[.$AP$3]/[.$L34]" office:value-type="float" office:value="4.90909686507026" calcext:value-type="float">
            <text:p>4.91</text:p>
          </table:table-cell>
          <table:table-cell table:style-name="ce35" table:formula="of:=[.$AP$3]/[.$M34]" office:value-type="float" office:value="3.27273124338017" calcext:value-type="float">
            <text:p>3.27</text:p>
          </table:table-cell>
          <table:table-cell table:style-name="ce35" table:formula="of:=[.$AP$3]/[.$N34]" office:value-type="float" office:value="2.52210481141224" calcext:value-type="float">
            <text:p>2.52</text:p>
          </table:table-cell>
          <table:table-cell table:style-name="ce35" table:formula="of:=[.$AP$3]/[.$O34]" office:value-type="float" office:value="1.92244352757996" calcext:value-type="float">
            <text:p>1.92</text:p>
          </table:table-cell>
          <table:table-cell table:style-name="ce21"/>
          <table:table-cell table:style-name="ce35" table:formula="of:=[.$AU$3]/[.$L34]" office:value-type="float" office:value="10.474045155783" calcext:value-type="float">
            <text:p>10.47</text:p>
          </table:table-cell>
          <table:table-cell table:style-name="ce35" table:formula="of:=[.$AU$3]/[.$M34]" office:value-type="float" office:value="6.982696770522" calcext:value-type="float">
            <text:p>6.98</text:p>
          </table:table-cell>
          <table:table-cell table:style-name="ce35" table:formula="of:=[.$AU$3]/[.$N34]" office:value-type="float" office:value="5.38116081398026" calcext:value-type="float">
            <text:p>5.38</text:p>
          </table:table-cell>
          <table:table-cell table:style-name="ce35" table:formula="of:=[.$AU$3]/[.$O34]" office:value-type="float" office:value="4.10172397708985" calcext:value-type="float">
            <text:p>4.10</text:p>
          </table:table-cell>
          <table:table-cell table:style-name="ce21"/>
          <table:table-cell table:style-name="ce7" table:formula="of:=[.$AZ$3]/[.$L34]" office:value-type="float" office:value="19.115132409304" calcext:value-type="float">
            <text:p>19.12</text:p>
          </table:table-cell>
          <table:table-cell table:style-name="ce7" table:formula="of:=[.$AZ$3]/[.$M34]" office:value-type="float" office:value="12.7434216062027" calcext:value-type="float">
            <text:p>12.74</text:p>
          </table:table-cell>
          <table:table-cell table:style-name="ce7" table:formula="of:=[.$AZ$3]/[.$N34]" office:value-type="float" office:value="9.82061848551397" calcext:value-type="float">
            <text:p>9.82</text:p>
          </table:table-cell>
          <table:table-cell table:style-name="ce7" table:formula="of:=[.$AZ$3]/[.$O34]" office:value-type="float" office:value="7.48564625818897" calcext:value-type="float">
            <text:p>7.49</text:p>
          </table:table-cell>
          <table:table-cell table:style-name="ce21"/>
          <table:table-cell table:style-name="ce35" table:formula="of:=[.$BE$3]/[.$L34]" office:value-type="float" office:value="26.7699953175491" calcext:value-type="float">
            <text:p>26.77</text:p>
          </table:table-cell>
          <table:table-cell table:style-name="ce35" table:formula="of:=[.$BE$3]/[.$M34]" office:value-type="float" office:value="17.8466635450328" calcext:value-type="float">
            <text:p>17.85</text:p>
          </table:table-cell>
          <table:table-cell table:style-name="ce35" table:formula="of:=[.$BE$3]/[.$N34]" office:value-type="float" office:value="13.75339208975" calcext:value-type="float">
            <text:p>13.75</text:p>
          </table:table-cell>
          <table:table-cell table:style-name="ce35" table:formula="of:=[.$BE$3]/[.$O34]" office:value-type="float" office:value="10.4833548096696" calcext:value-type="float">
            <text:p>10.48</text:p>
          </table:table-cell>
          <table:table-cell table:style-name="ce21"/>
          <table:table-cell table:style-name="ce35" table:formula="of:=[.$BJ$3]/[.$L34]" office:value-type="float" office:value="6.99656427579056" calcext:value-type="float">
            <text:p>7.00</text:p>
          </table:table-cell>
          <table:table-cell table:style-name="ce35" table:formula="of:=[.$BJ$3]/[.$M34]" office:value-type="float" office:value="4.66437618386038" calcext:value-type="float">
            <text:p>4.66</text:p>
          </table:table-cell>
          <table:table-cell table:style-name="ce35" table:formula="of:=[.$BJ$3]/[.$N34]" office:value-type="float" office:value="3.59456513251625" calcext:value-type="float">
            <text:p>3.59</text:p>
          </table:table-cell>
          <table:table-cell table:style-name="ce35" table:formula="of:=[.$BJ$3]/[.$O34]" office:value-type="float" office:value="2.73991328282707" calcext:value-type="float">
            <text:p>2.74</text:p>
          </table:table-cell>
          <table:table-cell table:style-name="ce21"/>
          <table:table-cell table:style-name="ce35" table:formula="of:=[.$BO$3]/[.$L34]" office:value-type="float" office:value="14.930408760615" calcext:value-type="float">
            <text:p>14.93</text:p>
          </table:table-cell>
          <table:table-cell table:style-name="ce35" table:formula="of:=[.$BO$3]/[.$M34]" office:value-type="float" office:value="9.95360584040999" calcext:value-type="float">
            <text:p>9.95</text:p>
          </table:table-cell>
          <table:table-cell table:style-name="ce35" table:formula="of:=[.$BO$3]/[.$N34]" office:value-type="float" office:value="7.6706687210499" calcext:value-type="float">
            <text:p>7.67</text:p>
          </table:table-cell>
          <table:table-cell table:style-name="ce35" table:formula="of:=[.$BO$3]/[.$O34]" office:value-type="float" office:value="5.84687336080027" calcext:value-type="float">
            <text:p>5.85</text:p>
          </table:table-cell>
          <table:table-cell table:style-name="ce6"/>
          <table:table-cell table:style-name="ce7" table:formula="of:=[.$BT$3]/[.$L34]" office:value-type="float" office:value="27.2447534390963" calcext:value-type="float">
            <text:p>27.24</text:p>
          </table:table-cell>
          <table:table-cell table:style-name="ce7" table:formula="of:=[.$BT$3]/[.$M34]" office:value-type="float" office:value="18.1631689593975" calcext:value-type="float">
            <text:p>18.16</text:p>
          </table:table-cell>
          <table:table-cell table:style-name="ce7" table:formula="of:=[.$BT$3]/[.$N34]" office:value-type="float" office:value="13.9973045191687" calcext:value-type="float">
            <text:p>14.00</text:p>
          </table:table-cell>
          <table:table-cell table:style-name="ce15" table:formula="of:=[.$BT$3]/[.$O34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730" calcext:value-type="float">
            <text:p>730.00</text:p>
          </table:table-cell>
          <table:table-cell table:style-name="ce4" office:value-type="float" office:value="1065" calcext:value-type="float">
            <text:p>1,065.00</text:p>
          </table:table-cell>
          <table:table-cell table:style-name="ce4" office:value-type="float" office:value="1370" calcext:value-type="float">
            <text:p>1,370.00</text:p>
          </table:table-cell>
          <table:table-cell table:style-name="ce4" office:value-type="float" office:value="1790" calcext:value-type="float">
            <text:p>1,790.00</text:p>
          </table:table-cell>
          <table:table-cell table:style-name="ce4"/>
          <table:table-cell table:style-name="ce4" table:formula="of:=[.B35]*[.$H$1]" office:value-type="float" office:value="10.6535452755906" calcext:value-type="float">
            <text:p>10.65</text:p>
          </table:table-cell>
          <table:table-cell table:style-name="ce4" table:formula="of:=[.C35]*[.$H$1]" office:value-type="float" office:value="15.542500984252" calcext:value-type="float">
            <text:p>15.54</text:p>
          </table:table-cell>
          <table:table-cell table:style-name="ce4" table:formula="of:=[.D35]*[.$H$1]" office:value-type="float" office:value="19.9936397637796" calcext:value-type="float">
            <text:p>19.99</text:p>
          </table:table-cell>
          <table:table-cell table:style-name="ce4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4" table:formula="of:=[.$Q$3]/[.L35]" office:value-type="float" office:value="8.41785505952418" calcext:value-type="float">
            <text:p>8.42</text:p>
          </table:table-cell>
          <table:table-cell table:style-name="ce4" table:formula="of:=[.$Q$3]/[.M35]" office:value-type="float" office:value="5.7699851581715" calcext:value-type="float">
            <text:p>5.77</text:p>
          </table:table-cell>
          <table:table-cell table:style-name="ce4" table:formula="of:=[.$Q$3]/[.N35]" office:value-type="float" office:value="4.48542641857858" calcext:value-type="float">
            <text:p>4.49</text:p>
          </table:table-cell>
          <table:table-cell table:style-name="ce4" table:formula="of:=[.$Q$3]/[.O35]" office:value-type="float" office:value="3.43297999634226" calcext:value-type="float">
            <text:p>3.43</text:p>
          </table:table-cell>
          <table:table-cell/>
          <table:table-cell table:style-name="ce4" table:formula="of:=[.$V$3]/[.$L35]" office:value-type="float" office:value="2.20020654098179" calcext:value-type="float">
            <text:p>2.20</text:p>
          </table:table-cell>
          <table:table-cell table:style-name="ce4" table:formula="of:=[.$V$3]/[.$M35]" office:value-type="float" office:value="1.50812279334902" calcext:value-type="float">
            <text:p>1.51</text:p>
          </table:table-cell>
          <table:table-cell table:style-name="ce4" table:formula="of:=[.$V$3]/[.$N35]" office:value-type="float" office:value="1.17237282840635" calcext:value-type="float">
            <text:p>1.17</text:p>
          </table:table-cell>
          <table:table-cell table:style-name="ce4" table:formula="of:=[.$V$3]/[.$O35]" office:value-type="float" office:value="0.897290935707657" calcext:value-type="float">
            <text:p>0.90</text:p>
          </table:table-cell>
          <table:table-cell/>
          <table:table-cell table:style-name="ce4" table:formula="of:=[.$AA$3]/[.$L35]" office:value-type="float" office:value="4.69515064760704" calcext:value-type="float">
            <text:p>4.70</text:p>
          </table:table-cell>
          <table:table-cell table:style-name="ce4" table:formula="of:=[.$AA$3]/[.$M35]" office:value-type="float" office:value="3.21827227488558" calcext:value-type="float">
            <text:p>3.22</text:p>
          </table:table-cell>
          <table:table-cell table:style-name="ce4" table:formula="of:=[.$AA$3]/[.$N35]" office:value-type="float" office:value="2.50179560054974" calcext:value-type="float">
            <text:p>2.50</text:p>
          </table:table-cell>
          <table:table-cell table:style-name="ce4" table:formula="of:=[.$AA$3]/[.$O35]" office:value-type="float" office:value="1.91478210768332" calcext:value-type="float">
            <text:p>1.91</text:p>
          </table:table-cell>
          <table:table-cell/>
          <table:table-cell table:style-name="ce4" table:formula="of:=[.$AF$3]/[.L35]" office:value-type="float" office:value="8.56616249701357" calcext:value-type="float">
            <text:p>8.57</text:p>
          </table:table-cell>
          <table:table-cell table:style-name="ce4" table:formula="of:=[.$AF$3]/[.M35]" office:value-type="float" office:value="5.87164189936141" calcext:value-type="float">
            <text:p>5.87</text:p>
          </table:table-cell>
          <table:table-cell table:style-name="ce4" table:formula="of:=[.$AF$3]/[.N35]" office:value-type="float" office:value="4.56445154950358" calcext:value-type="float">
            <text:p>4.56</text:p>
          </table:table-cell>
          <table:table-cell table:style-name="ce4" table:formula="of:=[.$AF$3]/[.O35]" office:value-type="float" office:value="3.49346291777648" calcext:value-type="float">
            <text:p>3.49</text:p>
          </table:table-cell>
          <table:table-cell/>
          <table:table-cell table:style-name="ce4" table:formula="of:=[.$AK$3]/[.$L35]" office:value-type="float" office:value="14.4083491484942" calcext:value-type="float">
            <text:p>14.41</text:p>
          </table:table-cell>
          <table:table-cell table:style-name="ce4" table:formula="of:=[.$AK$3]/[.$M35]" office:value-type="float" office:value="9.87614542572843" calcext:value-type="float">
            <text:p>9.88</text:p>
          </table:table-cell>
          <table:table-cell table:style-name="ce4" table:formula="of:=[.$AK$3]/[.$N35]" office:value-type="float" office:value="7.67744151708086" calcext:value-type="float">
            <text:p>7.68</text:p>
          </table:table-cell>
          <table:table-cell table:style-name="ce4" table:formula="of:=[.$AK$3]/[.$O35]" office:value-type="float" office:value="5.87603065832446" calcext:value-type="float">
            <text:p>5.88</text:p>
          </table:table-cell>
          <table:table-cell/>
          <table:table-cell table:style-name="ce4" table:formula="of:=[.$AP$3]/[.$L35]" office:value-type="float" office:value="3.76588252662924" calcext:value-type="float">
            <text:p>3.77</text:p>
          </table:table-cell>
          <table:table-cell table:style-name="ce4" table:formula="of:=[.$AP$3]/[.$M35]" office:value-type="float" office:value="2.5813091497083" calcext:value-type="float">
            <text:p>2.58</text:p>
          </table:table-cell>
          <table:table-cell table:style-name="ce4" table:formula="of:=[.$AP$3]/[.$N35]" office:value-type="float" office:value="2.00663813462726" calcext:value-type="float">
            <text:p>2.01</text:p>
          </table:table-cell>
          <table:table-cell table:style-name="ce4" table:formula="of:=[.$AP$3]/[.$O35]" office:value-type="float" office:value="1.53580684046891" calcext:value-type="float">
            <text:p>1.54</text:p>
          </table:table-cell>
          <table:table-cell/>
          <table:table-cell table:style-name="ce4" table:formula="of:=[.$AU$3]/[.$L35]" office:value-type="float" office:value="8.03488395512121" calcext:value-type="float">
            <text:p>8.03</text:p>
          </table:table-cell>
          <table:table-cell table:style-name="ce4" table:formula="of:=[.$AU$3]/[.$M35]" office:value-type="float" office:value="5.50747914294693" calcext:value-type="float">
            <text:p>5.51</text:p>
          </table:table-cell>
          <table:table-cell table:style-name="ce4" table:formula="of:=[.$AU$3]/[.$N35]" office:value-type="float" office:value="4.28136152353174" calcext:value-type="float">
            <text:p>4.28</text:p>
          </table:table-cell>
          <table:table-cell table:style-name="ce4" table:formula="of:=[.$AU$3]/[.$O35]" office:value-type="float" office:value="3.2767962498539" calcext:value-type="float">
            <text:p>3.28</text:p>
          </table:table-cell>
          <table:table-cell/>
          <table:table-cell table:style-name="ce4" table:formula="of:=[.$AZ$3]/[.$L35]" office:value-type="float" office:value="14.6636632180962" calcext:value-type="float">
            <text:p>14.66</text:p>
          </table:table-cell>
          <table:table-cell table:style-name="ce4" table:formula="of:=[.$AZ$3]/[.$M35]" office:value-type="float" office:value="10.0511494358781" calcext:value-type="float">
            <text:p>10.05</text:p>
          </table:table-cell>
          <table:table-cell table:style-name="ce4" table:formula="of:=[.$AZ$3]/[.$N35]" office:value-type="float" office:value="7.81348478044542" calcext:value-type="float">
            <text:p>7.81</text:p>
          </table:table-cell>
          <table:table-cell table:style-name="ce4" table:formula="of:=[.$AZ$3]/[.$O35]" office:value-type="float" office:value="5.98015315598337" calcext:value-type="float">
            <text:p>5.98</text:p>
          </table:table-cell>
          <table:table-cell/>
          <table:table-cell table:style-name="ce4" table:formula="of:=[.$BE$3]/[.$L35]" office:value-type="float" office:value="20.5358868189418" calcext:value-type="float">
            <text:p>20.54</text:p>
          </table:table-cell>
          <table:table-cell table:style-name="ce4" table:formula="of:=[.$BE$3]/[.$M35]" office:value-type="float" office:value="14.0762416693216" calcext:value-type="float">
            <text:p>14.08</text:p>
          </table:table-cell>
          <table:table-cell table:style-name="ce4" table:formula="of:=[.$BE$3]/[.$N35]" office:value-type="float" office:value="10.9424798378303" calcext:value-type="float">
            <text:p>10.94</text:p>
          </table:table-cell>
          <table:table-cell table:style-name="ce4" table:formula="of:=[.$BE$3]/[.$O35]" office:value-type="float" office:value="8.37497060213827" calcext:value-type="float">
            <text:p>8.37</text:p>
          </table:table-cell>
          <table:table-cell/>
          <table:table-cell table:style-name="ce4" table:formula="of:=[.$BJ$3]/[.$L35]" office:value-type="float" office:value="5.36722738964755" calcext:value-type="float">
            <text:p>5.37</text:p>
          </table:table-cell>
          <table:table-cell table:style-name="ce4" table:formula="of:=[.$BJ$3]/[.$M35]" office:value-type="float" office:value="3.67894459572086" calcext:value-type="float">
            <text:p>3.68</text:p>
          </table:table-cell>
          <table:table-cell table:style-name="ce4" table:formula="of:=[.$BJ$3]/[.$N35]" office:value-type="float" office:value="2.85990948499468" calcext:value-type="float">
            <text:p>2.86</text:p>
          </table:table-cell>
          <table:table-cell table:style-name="ce4" table:formula="of:=[.$BJ$3]/[.$O35]" office:value-type="float" office:value="2.18886927063839" calcext:value-type="float">
            <text:p>2.19</text:p>
          </table:table-cell>
          <table:table-cell/>
          <table:table-cell table:style-name="ce4" table:formula="of:=[.$BO$3]/[.$L35]" office:value-type="float" office:value="11.4534642547183" calcext:value-type="float">
            <text:p>11.45</text:p>
          </table:table-cell>
          <table:table-cell table:style-name="ce4" table:formula="of:=[.$BO$3]/[.$M35]" office:value-type="float" office:value="7.85073136708393" calcext:value-type="float">
            <text:p>7.85</text:p>
          </table:table-cell>
          <table:table-cell table:style-name="ce4" table:formula="of:=[.$BO$3]/[.$N35]" office:value-type="float" office:value="6.10294080725868" calcext:value-type="float">
            <text:p>6.10</text:p>
          </table:table-cell>
          <table:table-cell table:style-name="ce4" table:formula="of:=[.$BO$3]/[.$O35]" office:value-type="float" office:value="4.67096586924267" calcext:value-type="float">
            <text:p>4.67</text:p>
          </table:table-cell>
          <table:table-cell/>
          <table:table-cell table:style-name="ce4" table:formula="of:=[.$BT$3]/[.$L35]" office:value-type="float" office:value="20.9000848299917" calcext:value-type="float">
            <text:p>20.90</text:p>
          </table:table-cell>
          <table:table-cell table:style-name="ce4" table:formula="of:=[.$BT$3]/[.$M35]" office:value-type="float" office:value="14.3258797426234" calcext:value-type="float">
            <text:p>14.33</text:p>
          </table:table-cell>
          <table:table-cell table:style-name="ce4" table:formula="of:=[.$BT$3]/[.$N35]" office:value-type="float" office:value="11.1365415517474" calcext:value-type="float">
            <text:p>11.14</text:p>
          </table:table-cell>
          <table:table-cell table:style-name="ce4" table:formula="of:=[.$BT$3]/[.$O35]" office:value-type="float" office:value="8.52349828262231" calcext:value-type="float">
            <text:p>8.5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390" calcext:value-type="float">
            <text:p>390.00</text:p>
          </table:table-cell>
          <table:table-cell table:style-name="ce4" office:value-type="float" office:value="590" calcext:value-type="float">
            <text:p>590.00</text:p>
          </table:table-cell>
          <table:table-cell table:style-name="ce4" office:value-type="float" office:value="770" calcext:value-type="float">
            <text:p>770.00</text:p>
          </table:table-cell>
          <table:table-cell table:style-name="ce4" office:value-type="float" office:value="1010" calcext:value-type="float">
            <text:p>1,010.00</text:p>
          </table:table-cell>
          <table:table-cell table:style-name="ce4"/>
          <table:table-cell table:style-name="ce4" table:formula="of:=[.B36]*[.$H$1]" office:value-type="float" office:value="5.69162007874017" calcext:value-type="float">
            <text:p>5.69</text:p>
          </table:table-cell>
          <table:table-cell table:style-name="ce4" table:formula="of:=[.C36]*[.$H$1]" office:value-type="float" office:value="8.61039960629923" calcext:value-type="float">
            <text:p>8.61</text:p>
          </table:table-cell>
          <table:table-cell table:style-name="ce4" table:formula="of:=[.D36]*[.$H$1]" office:value-type="float" office:value="11.2373011811024" calcext:value-type="float">
            <text:p>11.24</text:p>
          </table:table-cell>
          <table:table-cell table:style-name="ce4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4" table:formula="of:=[.$Q$3]/[.L36]" office:value-type="float" office:value="15.7564979319299" calcext:value-type="float">
            <text:p>15.76</text:p>
          </table:table-cell>
          <table:table-cell table:style-name="ce4" table:formula="of:=[.$Q$3]/[.M36]" office:value-type="float" office:value="10.4153121922926" calcext:value-type="float">
            <text:p>10.42</text:p>
          </table:table-cell>
          <table:table-cell table:style-name="ce4" table:formula="of:=[.$Q$3]/[.N36]" office:value-type="float" office:value="7.98056388760085" calcext:value-type="float">
            <text:p>7.98</text:p>
          </table:table-cell>
          <table:table-cell table:style-name="ce4" table:formula="of:=[.$Q$3]/[.O36]" office:value-type="float" office:value="6.0841922707452" calcext:value-type="float">
            <text:p>6.08</text:p>
          </table:table-cell>
          <table:table-cell/>
          <table:table-cell table:style-name="ce4" table:formula="of:=[.$V$3]/[.$L36]" office:value-type="float" office:value="4.11833532029925" calcext:value-type="float">
            <text:p>4.12</text:p>
          </table:table-cell>
          <table:table-cell table:style-name="ce4" table:formula="of:=[.$V$3]/[.$M36]" office:value-type="float" office:value="2.72228944901137" calcext:value-type="float">
            <text:p>2.72</text:p>
          </table:table-cell>
          <table:table-cell table:style-name="ce4" table:formula="of:=[.$V$3]/[.$N36]" office:value-type="float" office:value="2.08591009729442" calcext:value-type="float">
            <text:p>2.09</text:p>
          </table:table-cell>
          <table:table-cell table:style-name="ce4" table:formula="of:=[.$V$3]/[.$O36]" office:value-type="float" office:value="1.59024829199674" calcext:value-type="float">
            <text:p>1.59</text:p>
          </table:table-cell>
          <table:table-cell/>
          <table:table-cell table:style-name="ce4" table:formula="of:=[.$AA$3]/[.$L36]" office:value-type="float" office:value="8.78835890449523" calcext:value-type="float">
            <text:p>8.79</text:p>
          </table:table-cell>
          <table:table-cell table:style-name="ce4" table:formula="of:=[.$AA$3]/[.$M36]" office:value-type="float" office:value="5.80925419110702" calcext:value-type="float">
            <text:p>5.81</text:p>
          </table:table-cell>
          <table:table-cell table:style-name="ce4" table:formula="of:=[.$AA$3]/[.$N36]" office:value-type="float" office:value="4.45124671786122" calcext:value-type="float">
            <text:p>4.45</text:p>
          </table:table-cell>
          <table:table-cell table:style-name="ce4" table:formula="of:=[.$AA$3]/[.$O36]" office:value-type="float" office:value="3.39352472549816" calcext:value-type="float">
            <text:p>3.39</text:p>
          </table:table-cell>
          <table:table-cell/>
          <table:table-cell table:style-name="ce4" table:formula="of:=[.$AF$3]/[.L36]" office:value-type="float" office:value="16.0340990328716" calcext:value-type="float">
            <text:p>16.03</text:p>
          </table:table-cell>
          <table:table-cell table:style-name="ce4" table:formula="of:=[.$AF$3]/[.M36]" office:value-type="float" office:value="10.5988112251185" calcext:value-type="float">
            <text:p>10.60</text:p>
          </table:table-cell>
          <table:table-cell table:style-name="ce4" table:formula="of:=[.$AF$3]/[.N36]" office:value-type="float" office:value="8.12116704262325" calcext:value-type="float">
            <text:p>8.12</text:p>
          </table:table-cell>
          <table:table-cell table:style-name="ce4" table:formula="of:=[.$AF$3]/[.O36]" office:value-type="float" office:value="6.19138477506921" calcext:value-type="float">
            <text:p>6.19</text:p>
          </table:table-cell>
          <table:table-cell/>
          <table:table-cell table:style-name="ce4" table:formula="of:=[.$AK$3]/[.$L36]" office:value-type="float" office:value="26.9694740471815" calcext:value-type="float">
            <text:p>26.97</text:p>
          </table:table-cell>
          <table:table-cell table:style-name="ce4" table:formula="of:=[.$AK$3]/[.$M36]" office:value-type="float" office:value="17.8272794549166" calcext:value-type="float">
            <text:p>17.83</text:p>
          </table:table-cell>
          <table:table-cell table:style-name="ce4" table:formula="of:=[.$AK$3]/[.$N36]" office:value-type="float" office:value="13.6598634784426" calcext:value-type="float">
            <text:p>13.66</text:p>
          </table:table-cell>
          <table:table-cell table:style-name="ce4" table:formula="of:=[.$AK$3]/[.$O36]" office:value-type="float" office:value="10.4139553251493" calcext:value-type="float">
            <text:p>10.41</text:p>
          </table:table-cell>
          <table:table-cell/>
          <table:table-cell table:style-name="ce4" table:formula="of:=[.$AP$3]/[.$L36]" office:value-type="float" office:value="7.04895960112652" calcext:value-type="float">
            <text:p>7.05</text:p>
          </table:table-cell>
          <table:table-cell table:style-name="ce4" table:formula="of:=[.$AP$3]/[.$M36]" office:value-type="float" office:value="4.65948177023618" calcext:value-type="float">
            <text:p>4.66</text:p>
          </table:table-cell>
          <table:table-cell table:style-name="ce4" table:formula="of:=[.$AP$3]/[.$N36]" office:value-type="float" office:value="3.57025226550564" calcext:value-type="float">
            <text:p>3.57</text:p>
          </table:table-cell>
          <table:table-cell table:style-name="ce4" table:formula="of:=[.$AP$3]/[.$O36]" office:value-type="float" office:value="2.72187548954391" calcext:value-type="float">
            <text:p>2.72</text:p>
          </table:table-cell>
          <table:table-cell/>
          <table:table-cell table:style-name="ce4" table:formula="of:=[.$AU$3]/[.$L36]" office:value-type="float" office:value="15.0396545826628" calcext:value-type="float">
            <text:p>15.04</text:p>
          </table:table-cell>
          <table:table-cell table:style-name="ce4" table:formula="of:=[.$AU$3]/[.$M36]" office:value-type="float" office:value="9.9414665885398" calcext:value-type="float">
            <text:p>9.94</text:p>
          </table:table-cell>
          <table:table-cell table:style-name="ce4" table:formula="of:=[.$AU$3]/[.$N36]" office:value-type="float" office:value="7.617487386024" calcext:value-type="float">
            <text:p>7.62</text:p>
          </table:table-cell>
          <table:table-cell table:style-name="ce4" table:formula="of:=[.$AU$3]/[.$O36]" office:value-type="float" office:value="5.80739137350345" calcext:value-type="float">
            <text:p>5.81</text:p>
          </table:table-cell>
          <table:table-cell/>
          <table:table-cell table:style-name="ce4" table:formula="of:=[.$AZ$3]/[.$L36]" office:value-type="float" office:value="27.4473696133596" calcext:value-type="float">
            <text:p>27.45</text:p>
          </table:table-cell>
          <table:table-cell table:style-name="ce4" table:formula="of:=[.$AZ$3]/[.$M36]" office:value-type="float" office:value="18.1431765240851" calcext:value-type="float">
            <text:p>18.14</text:p>
          </table:table-cell>
          <table:table-cell table:style-name="ce4" table:formula="of:=[.$AZ$3]/[.$N36]" office:value-type="float" office:value="13.9019144794938" calcext:value-type="float">
            <text:p>13.90</text:p>
          </table:table-cell>
          <table:table-cell table:style-name="ce4" table:formula="of:=[.$AZ$3]/[.$O36]" office:value-type="float" office:value="10.5984892566438" calcext:value-type="float">
            <text:p>10.60</text:p>
          </table:table-cell>
          <table:table-cell/>
          <table:table-cell table:style-name="ce4" table:formula="of:=[.$BE$3]/[.$L36]" office:value-type="float" office:value="38.4389676354552" calcext:value-type="float">
            <text:p>38.44</text:p>
          </table:table-cell>
          <table:table-cell table:style-name="ce4" table:formula="of:=[.$BE$3]/[.$M36]" office:value-type="float" office:value="25.4088091149619" calcext:value-type="float">
            <text:p>25.41</text:p>
          </table:table-cell>
          <table:table-cell table:style-name="ce4" table:formula="of:=[.$BE$3]/[.$N36]" office:value-type="float" office:value="19.4690875036721" calcext:value-type="float">
            <text:p>19.47</text:p>
          </table:table-cell>
          <table:table-cell table:style-name="ce4" table:formula="of:=[.$BE$3]/[.$O36]" office:value-type="float" office:value="14.8427696810173" calcext:value-type="float">
            <text:p>14.84</text:p>
          </table:table-cell>
          <table:table-cell/>
          <table:table-cell table:style-name="ce10" table:formula="of:=[.$BJ$3]/[.$L36]" office:value-type="float" office:value="10.0463487036993" calcext:value-type="float">
            <text:p>10.05</text:p>
          </table:table-cell>
          <table:table-cell table:style-name="ce4" table:formula="of:=[.$BJ$3]/[.$M36]" office:value-type="float" office:value="6.64080677024189" calcext:value-type="float">
            <text:p>6.64</text:p>
          </table:table-cell>
          <table:table-cell table:style-name="ce4" table:formula="of:=[.$BJ$3]/[.$N36]" office:value-type="float" office:value="5.08841038239314" calcext:value-type="float">
            <text:p>5.09</text:p>
          </table:table-cell>
          <table:table-cell table:style-name="ce4" table:formula="of:=[.$BJ$3]/[.$O36]" office:value-type="float" office:value="3.87928316281457" calcext:value-type="float">
            <text:p>3.88</text:p>
          </table:table-cell>
          <table:table-cell/>
          <table:table-cell table:style-name="ce4" table:formula="of:=[.$BO$3]/[.$L36]" office:value-type="float" office:value="21.4385356562677" calcext:value-type="float">
            <text:p>21.44</text:p>
          </table:table-cell>
          <table:table-cell table:style-name="ce4" table:formula="of:=[.$BO$3]/[.$M36]" office:value-type="float" office:value="14.171235433804" calcext:value-type="float">
            <text:p>14.17</text:p>
          </table:table-cell>
          <table:table-cell table:style-name="ce4" table:formula="of:=[.$BO$3]/[.$N36]" office:value-type="float" office:value="10.8584790986291" calcext:value-type="float">
            <text:p>10.86</text:p>
          </table:table-cell>
          <table:table-cell table:style-name="ce4" table:formula="of:=[.$BO$3]/[.$O36]" office:value-type="float" office:value="8.2782464415291" calcext:value-type="float">
            <text:p>8.28</text:p>
          </table:table-cell>
          <table:table-cell/>
          <table:table-cell table:style-name="ce4" table:formula="of:=[.$BT$3]/[.$L36]" office:value-type="float" office:value="39.1206716048562" calcext:value-type="float">
            <text:p>39.12</text:p>
          </table:table-cell>
          <table:table-cell table:style-name="ce4" table:formula="of:=[.$BT$3]/[.$M36]" office:value-type="float" office:value="25.8594269930406" calcext:value-type="float">
            <text:p>25.86</text:p>
          </table:table-cell>
          <table:table-cell table:style-name="ce4" table:formula="of:=[.$BT$3]/[.$N36]" office:value-type="float" office:value="19.8143661375246" calcext:value-type="float">
            <text:p>19.81</text:p>
          </table:table-cell>
          <table:table-cell table:style-name="ce4" table:formula="of:=[.$BT$3]/[.$O36]" office:value-type="float" office:value="15.1060019068257" calcext:value-type="float">
            <text:p>15.1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450" calcext:value-type="float">
            <text:p>450.00</text:p>
          </table:table-cell>
          <table:table-cell table:style-name="ce4" office:value-type="float" office:value="670" calcext:value-type="float">
            <text:p>670.00</text:p>
          </table:table-cell>
          <table:table-cell table:style-name="ce4" office:value-type="float" office:value="870" calcext:value-type="float">
            <text:p>870.00</text:p>
          </table:table-cell>
          <table:table-cell table:style-name="ce4" office:value-type="float" office:value="1150" calcext:value-type="float">
            <text:p>1,150.00</text:p>
          </table:table-cell>
          <table:table-cell table:style-name="ce4"/>
          <table:table-cell table:style-name="ce4" table:formula="of:=[.B37]*[.$H$1]" office:value-type="float" office:value="6.56725393700788" calcext:value-type="float">
            <text:p>6.57</text:p>
          </table:table-cell>
          <table:table-cell table:style-name="ce4" table:formula="of:=[.C37]*[.$H$1]" office:value-type="float" office:value="9.77791141732285" calcext:value-type="float">
            <text:p>9.78</text:p>
          </table:table-cell>
          <table:table-cell table:style-name="ce4" table:formula="of:=[.D37]*[.$H$1]" office:value-type="float" office:value="12.6966909448819" calcext:value-type="float">
            <text:p>12.70</text:p>
          </table:table-cell>
          <table:table-cell table:style-name="ce4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4" table:formula="of:=[.$Q$3]/[.L37]" office:value-type="float" office:value="13.6556315410059" calcext:value-type="float">
            <text:p>13.66</text:p>
          </table:table-cell>
          <table:table-cell table:style-name="ce4" table:formula="of:=[.$Q$3]/[.M37]" office:value-type="float" office:value="9.17169282604874" calcext:value-type="float">
            <text:p>9.17</text:p>
          </table:table-cell>
          <table:table-cell table:style-name="ce4" table:formula="of:=[.$Q$3]/[.N37]" office:value-type="float" office:value="7.06325769362374" calcext:value-type="float">
            <text:p>7.06</text:p>
          </table:table-cell>
          <table:table-cell table:style-name="ce4" table:formula="of:=[.$Q$3]/[.O37]" office:value-type="float" office:value="5.34350799430665" calcext:value-type="float">
            <text:p>5.34</text:p>
          </table:table-cell>
          <table:table-cell/>
          <table:table-cell table:style-name="ce4" table:formula="of:=[.$V$3]/[.$L37]" office:value-type="float" office:value="3.56922394425935" calcext:value-type="float">
            <text:p>3.57</text:p>
          </table:table-cell>
          <table:table-cell table:style-name="ce4" table:formula="of:=[.$V$3]/[.$M37]" office:value-type="float" office:value="2.39723996256225" calcext:value-type="float">
            <text:p>2.40</text:p>
          </table:table-cell>
          <table:table-cell table:style-name="ce4" table:formula="of:=[.$V$3]/[.$N37]" office:value-type="float" office:value="1.84615031599621" calcext:value-type="float">
            <text:p>1.85</text:p>
          </table:table-cell>
          <table:table-cell table:style-name="ce4" table:formula="of:=[.$V$3]/[.$O37]" office:value-type="float" office:value="1.39665284775366" calcext:value-type="float">
            <text:p>1.40</text:p>
          </table:table-cell>
          <table:table-cell/>
          <table:table-cell table:style-name="ce4" table:formula="of:=[.$AA$3]/[.$L37]" office:value-type="float" office:value="7.6165777172292" calcext:value-type="float">
            <text:p>7.62</text:p>
          </table:table-cell>
          <table:table-cell table:style-name="ce4" table:formula="of:=[.$AA$3]/[.$M37]" office:value-type="float" office:value="5.11561189963155" calcext:value-type="float">
            <text:p>5.12</text:p>
          </table:table-cell>
          <table:table-cell table:style-name="ce4" table:formula="of:=[.$AA$3]/[.$N37]" office:value-type="float" office:value="3.93960916408407" calcext:value-type="float">
            <text:p>3.94</text:p>
          </table:table-cell>
          <table:table-cell table:style-name="ce4" table:formula="of:=[.$AA$3]/[.$O37]" office:value-type="float" office:value="2.98039997630708" calcext:value-type="float">
            <text:p>2.98</text:p>
          </table:table-cell>
          <table:table-cell/>
          <table:table-cell table:style-name="ce4" table:formula="of:=[.$AF$3]/[.L37]" office:value-type="float" office:value="13.896219161822" calcext:value-type="float">
            <text:p>13.90</text:p>
          </table:table-cell>
          <table:table-cell table:style-name="ce4" table:formula="of:=[.$AF$3]/[.M37]" office:value-type="float" office:value="9.33328152659687" calcext:value-type="float">
            <text:p>9.33</text:p>
          </table:table-cell>
          <table:table-cell table:style-name="ce4" table:formula="of:=[.$AF$3]/[.N37]" office:value-type="float" office:value="7.18769956645966" calcext:value-type="float">
            <text:p>7.19</text:p>
          </table:table-cell>
          <table:table-cell table:style-name="ce4" table:formula="of:=[.$AF$3]/[.O37]" office:value-type="float" office:value="5.43765097636513" calcext:value-type="float">
            <text:p>5.44</text:p>
          </table:table-cell>
          <table:table-cell/>
          <table:table-cell table:style-name="ce4" table:formula="of:=[.$AK$3]/[.$L37]" office:value-type="float" office:value="23.373544174224" calcext:value-type="float">
            <text:p>23.37</text:p>
          </table:table-cell>
          <table:table-cell table:style-name="ce4" table:formula="of:=[.$AK$3]/[.$M37]" office:value-type="float" office:value="15.69864907224" calcext:value-type="float">
            <text:p>15.70</text:p>
          </table:table-cell>
          <table:table-cell table:style-name="ce4" table:formula="of:=[.$AK$3]/[.$N37]" office:value-type="float" office:value="12.0897642280469" calcext:value-type="float">
            <text:p>12.09</text:p>
          </table:table-cell>
          <table:table-cell table:style-name="ce4" table:formula="of:=[.$AK$3]/[.$O37]" office:value-type="float" office:value="9.14616945947894" calcext:value-type="float">
            <text:p>9.15</text:p>
          </table:table-cell>
          <table:table-cell/>
          <table:table-cell table:style-name="ce4" table:formula="of:=[.$AP$3]/[.$L37]" office:value-type="float" office:value="6.10909832097632" calcext:value-type="float">
            <text:p>6.11</text:p>
          </table:table-cell>
          <table:table-cell table:style-name="ce4" table:formula="of:=[.$AP$3]/[.$M37]" office:value-type="float" office:value="4.10312573796917" calcext:value-type="float">
            <text:p>4.10</text:p>
          </table:table-cell>
          <table:table-cell table:style-name="ce4" table:formula="of:=[.$AP$3]/[.$N37]" office:value-type="float" office:value="3.1598784418843" calcext:value-type="float">
            <text:p>3.16</text:p>
          </table:table-cell>
          <table:table-cell table:style-name="ce4" table:formula="of:=[.$AP$3]/[.$O37]" office:value-type="float" office:value="2.39051673429508" calcext:value-type="float">
            <text:p>2.39</text:p>
          </table:table-cell>
          <table:table-cell/>
          <table:table-cell table:style-name="ce4" table:formula="of:=[.$AU$3]/[.$L37]" office:value-type="float" office:value="13.0343673049744" calcext:value-type="float">
            <text:p>13.03</text:p>
          </table:table-cell>
          <table:table-cell table:style-name="ce4" table:formula="of:=[.$AU$3]/[.$M37]" office:value-type="float" office:value="8.75442580184848" calcext:value-type="float">
            <text:p>8.75</text:p>
          </table:table-cell>
          <table:table-cell table:style-name="ce4" table:formula="of:=[.$AU$3]/[.$N37]" office:value-type="float" office:value="6.74191412326262" calcext:value-type="float">
            <text:p>6.74</text:p>
          </table:table-cell>
          <table:table-cell table:style-name="ce4" table:formula="of:=[.$AU$3]/[.$O37]" office:value-type="float" office:value="5.10040459759868" calcext:value-type="float">
            <text:p>5.10</text:p>
          </table:table-cell>
          <table:table-cell/>
          <table:table-cell table:style-name="ce4" table:formula="of:=[.$AZ$3]/[.$L37]" office:value-type="float" office:value="23.7877203315783" calcext:value-type="float">
            <text:p>23.79</text:p>
          </table:table-cell>
          <table:table-cell table:style-name="ce4" table:formula="of:=[.$AZ$3]/[.$M37]" office:value-type="float" office:value="15.9768270883735" calcext:value-type="float">
            <text:p>15.98</text:p>
          </table:table-cell>
          <table:table-cell table:style-name="ce4" table:formula="of:=[.$AZ$3]/[.$N37]" office:value-type="float" office:value="12.3039932749543" calcext:value-type="float">
            <text:p>12.30</text:p>
          </table:table-cell>
          <table:table-cell table:style-name="ce4" table:formula="of:=[.$AZ$3]/[.$O37]" office:value-type="float" office:value="9.30823839061759" calcext:value-type="float">
            <text:p>9.31</text:p>
          </table:table-cell>
          <table:table-cell/>
          <table:table-cell table:style-name="ce4" table:formula="of:=[.$BE$3]/[.$L37]" office:value-type="float" office:value="33.3137719507278" calcext:value-type="float">
            <text:p>33.31</text:p>
          </table:table-cell>
          <table:table-cell table:style-name="ce4" table:formula="of:=[.$BE$3]/[.$M37]" office:value-type="float" office:value="22.374921459444" calcext:value-type="float">
            <text:p>22.37</text:p>
          </table:table-cell>
          <table:table-cell table:style-name="ce4" table:formula="of:=[.$BE$3]/[.$N37]" office:value-type="float" office:value="17.2312613538247" calcext:value-type="float">
            <text:p>17.23</text:p>
          </table:table-cell>
          <table:table-cell table:style-name="ce4" table:formula="of:=[.$BE$3]/[.$O37]" office:value-type="float" office:value="13.0358238068065" calcext:value-type="float">
            <text:p>13.04</text:p>
          </table:table-cell>
          <table:table-cell/>
          <table:table-cell table:style-name="ce4" table:formula="of:=[.$BJ$3]/[.$L37]" office:value-type="float" office:value="8.70683554320603" calcext:value-type="float">
            <text:p>8.71</text:p>
          </table:table-cell>
          <table:table-cell table:style-name="ce4" table:formula="of:=[.$BJ$3]/[.$M37]" office:value-type="float" office:value="5.84787461857122" calcext:value-type="float">
            <text:p>5.85</text:p>
          </table:table-cell>
          <table:table-cell table:style-name="ce4" table:formula="of:=[.$BJ$3]/[.$N37]" office:value-type="float" office:value="4.50353562579622" calcext:value-type="float">
            <text:p>4.50</text:p>
          </table:table-cell>
          <table:table-cell table:style-name="ce4" table:formula="of:=[.$BJ$3]/[.$O37]" office:value-type="float" office:value="3.40702260386323" calcext:value-type="float">
            <text:p>3.41</text:p>
          </table:table-cell>
          <table:table-cell/>
          <table:table-cell table:style-name="ce4" table:formula="of:=[.$BO$3]/[.$L37]" office:value-type="float" office:value="18.580064235432" calcext:value-type="float">
            <text:p>18.58</text:p>
          </table:table-cell>
          <table:table-cell table:style-name="ce4" table:formula="of:=[.$BO$3]/[.$M37]" office:value-type="float" office:value="12.4791476208125" calcext:value-type="float">
            <text:p>12.48</text:p>
          </table:table-cell>
          <table:table-cell table:style-name="ce4" table:formula="of:=[.$BO$3]/[.$N37]" office:value-type="float" office:value="9.61037805280964" calcext:value-type="float">
            <text:p>9.61</text:p>
          </table:table-cell>
          <table:table-cell table:style-name="ce4" table:formula="of:=[.$BO$3]/[.$O37]" office:value-type="float" office:value="7.27045991821251" calcext:value-type="float">
            <text:p>7.27</text:p>
          </table:table-cell>
          <table:table-cell/>
          <table:table-cell table:style-name="ce4" table:formula="of:=[.$BT$3]/[.$L37]" office:value-type="float" office:value="33.9045820575421" calcext:value-type="float">
            <text:p>33.90</text:p>
          </table:table-cell>
          <table:table-cell table:style-name="ce4" table:formula="of:=[.$BT$3]/[.$M37]" office:value-type="float" office:value="22.7717342177521" calcext:value-type="float">
            <text:p>22.77</text:p>
          </table:table-cell>
          <table:table-cell table:style-name="ce4" table:formula="of:=[.$BT$3]/[.$N37]" office:value-type="float" office:value="17.5368527883838" calcext:value-type="float">
            <text:p>17.54</text:p>
          </table:table-cell>
          <table:table-cell table:style-name="ce4" table:formula="of:=[.$BT$3]/[.$O37]" office:value-type="float" office:value="13.2670103703425" calcext:value-type="float">
            <text:p>13.27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4"/>
          <table:table-cell table:number-columns-repeated="6"/>
          <table:table-cell table:style-name="ce9" table:formula="of:=MAX([.L31:.L36])" office:value-type="float" office:value="5.72810482283466" calcext:value-type="float">
            <text:p>5.73</text:p>
          </table:table-cell>
          <table:table-cell table:style-name="ce9" table:formula="of:=MAX([.M31:.M36])" office:value-type="float" office:value="8.79282332677167" calcext:value-type="float">
            <text:p>8.79</text:p>
          </table:table-cell>
          <table:table-cell table:style-name="ce9" table:formula="of:=MAX([.N31:.N36])" office:value-type="float" office:value="11.2373011811024" calcext:value-type="float">
            <text:p>11.24</text:p>
          </table:table-cell>
          <table:table-cell table:style-name="ce9" table:formula="of:=MAX([.O31:.O36])" office:value-type="float" office:value="14.9222603346457" calcext:value-type="float">
            <text:p>14.92</text:p>
          </table:table-cell>
          <table:table-cell/>
          <table:table-cell table:style-name="ce9" table:formula="of:=MIN([.Q31:.Q37])" office:value-type="float" office:value="7.82806903624542" calcext:value-type="float">
            <text:p>7.83</text:p>
          </table:table-cell>
          <table:table-cell table:style-name="ce9" table:formula="of:=MIN([.R31:.R37])" office:value-type="float" office:value="5.09961343854992" calcext:value-type="float">
            <text:p>5.10</text:p>
          </table:table-cell>
          <table:table-cell table:style-name="ce9" table:formula="of:=MIN([.S31:.S37])" office:value-type="float" office:value="3.99028194380042" calcext:value-type="float">
            <text:p>3.99</text:p>
          </table:table-cell>
          <table:table-cell table:style-name="ce9" table:formula="of:=MIN([.T31:.T37])" office:value-type="float" office:value="3.00490669606487" calcext:value-type="float">
            <text:p>3.00</text:p>
          </table:table-cell>
          <table:table-cell/>
          <table:table-cell table:style-name="ce9" table:formula="of:=MIN([.V31:.V37])" office:value-type="float" office:value="2.04605194256905" calcext:value-type="float">
            <text:p>2.05</text:p>
          </table:table-cell>
          <table:table-cell table:style-name="ce9" table:formula="of:=MIN([.W31:.W37])" office:value-type="float" office:value="1.33290520739976" calcext:value-type="float">
            <text:p>1.33</text:p>
          </table:table-cell>
          <table:table-cell table:style-name="ce9" table:formula="of:=MIN([.X31:.X37])" office:value-type="float" office:value="1.04295504864721" calcext:value-type="float">
            <text:p>1.04</text:p>
          </table:table-cell>
          <table:table-cell table:style-name="ce9" table:formula="of:=MIN([.Y31:.Y37])" office:value-type="float" office:value="0.785403801915259" calcext:value-type="float">
            <text:p>0.79</text:p>
          </table:table-cell>
          <table:table-cell/>
          <table:table-cell table:style-name="ce9" table:formula="of:=MIN([.AA31:.AA37])" office:value-type="float" office:value="4.36619104809317" calcext:value-type="float">
            <text:p>4.37</text:p>
          </table:table-cell>
          <table:table-cell table:style-name="ce9" table:formula="of:=MIN([.AB31:.AB37])" office:value-type="float" office:value="2.84436512261671" calcext:value-type="float">
            <text:p>2.84</text:p>
          </table:table-cell>
          <table:table-cell table:style-name="ce9" table:formula="of:=MIN([.AC31:.AC37])" office:value-type="float" office:value="2.22562335893061" calcext:value-type="float">
            <text:p>2.23</text:p>
          </table:table-cell>
          <table:table-cell table:style-name="ce9" table:formula="of:=MIN([.AD31:.AD37])" office:value-type="float" office:value="1.67601954657855" calcext:value-type="float">
            <text:p>1.68</text:p>
          </table:table-cell>
          <table:table-cell/>
          <table:table-cell table:style-name="ce9" table:formula="of:=MIN([.AF31:.AF37])" office:value-type="float" office:value="7.96598550677695" calcext:value-type="float">
            <text:p>7.97</text:p>
          </table:table-cell>
          <table:table-cell table:style-name="ce9" table:formula="of:=MIN([.AG31:.AG37])" office:value-type="float" office:value="5.18945943802482" calcext:value-type="float">
            <text:p>5.19</text:p>
          </table:table-cell>
          <table:table-cell table:style-name="ce9" table:formula="of:=MIN([.AH31:.AH37])" office:value-type="float" office:value="4.06058352131163" calcext:value-type="float">
            <text:p>4.06</text:p>
          </table:table-cell>
          <table:table-cell table:style-name="ce9" table:formula="of:=MIN([.AI31:.AI37])" office:value-type="float" office:value="3.05784773732025" calcext:value-type="float">
            <text:p>3.06</text:p>
          </table:table-cell>
          <table:table-cell/>
          <table:table-cell table:style-name="ce9" table:formula="of:=MIN([.AK31:.AK37])" office:value-type="float" office:value="13.3988469788545" calcext:value-type="float">
            <text:p>13.40</text:p>
          </table:table-cell>
          <table:table-cell table:style-name="ce9" table:formula="of:=MIN([.AL31:.AL37])" office:value-type="float" office:value="8.72870944265625" calcext:value-type="float">
            <text:p>8.73</text:p>
          </table:table-cell>
          <table:table-cell table:style-name="ce9" table:formula="of:=MIN([.AM31:.AM37])" office:value-type="float" office:value="6.82993173922129" calcext:value-type="float">
            <text:p>6.83</text:p>
          </table:table-cell>
          <table:table-cell table:style-name="ce9" table:formula="of:=MIN([.AN31:.AN37])" office:value-type="float" office:value="5.14332267892459" calcext:value-type="float">
            <text:p>5.14</text:p>
          </table:table-cell>
          <table:table-cell/>
          <table:table-cell table:style-name="ce9" table:formula="of:=MIN([.AP31:.AP37])" office:value-type="float" office:value="3.50203088463611" calcext:value-type="float">
            <text:p>3.50</text:p>
          </table:table-cell>
          <table:table-cell table:style-name="ce9" table:formula="of:=MIN([.AQ31:.AQ37])" office:value-type="float" office:value="2.28140601198286" calcext:value-type="float">
            <text:p>2.28</text:p>
          </table:table-cell>
          <table:table-cell table:style-name="ce9" table:formula="of:=MIN([.AR31:.AR37])" office:value-type="float" office:value="1.78512613275282" calcext:value-type="float">
            <text:p>1.79</text:p>
          </table:table-cell>
          <table:table-cell table:style-name="ce9" table:formula="of:=MIN([.AS31:.AS37])" office:value-type="float" office:value="1.34430036402902" calcext:value-type="float">
            <text:p>1.34</text:p>
          </table:table-cell>
          <table:table-cell/>
          <table:table-cell table:style-name="ce9" table:formula="of:=MIN([.AU31:.AU37])" office:value-type="float" office:value="7.47193030221463" calcext:value-type="float">
            <text:p>7.47</text:p>
          </table:table-cell>
          <table:table-cell table:style-name="ce9" table:formula="of:=MIN([.AV31:.AV37])" office:value-type="float" office:value="4.86760604750081" calcext:value-type="float">
            <text:p>4.87</text:p>
          </table:table-cell>
          <table:table-cell table:style-name="ce9" table:formula="of:=MIN([.AW31:.AW37])" office:value-type="float" office:value="3.808743693012" calcext:value-type="float">
            <text:p>3.81</text:p>
          </table:table-cell>
          <table:table-cell table:style-name="ce9" table:formula="of:=MIN([.AX31:.AX37])" office:value-type="float" office:value="2.86819818446869" calcext:value-type="float">
            <text:p>2.87</text:p>
          </table:table-cell>
          <table:table-cell/>
          <table:table-cell table:style-name="ce9" table:formula="of:=MIN([.AZ31:.AZ37])" office:value-type="float" office:value="13.6362728015417" calcext:value-type="float">
            <text:p>13.64</text:p>
          </table:table-cell>
          <table:table-cell table:style-name="ce9" table:formula="of:=MIN([.BA31:.BA37])" office:value-type="float" office:value="8.88338103668899" calcext:value-type="float">
            <text:p>8.88</text:p>
          </table:table-cell>
          <table:table-cell table:style-name="ce9" table:formula="of:=MIN([.BB31:.BB37])" office:value-type="float" office:value="6.9509572397469" calcext:value-type="float">
            <text:p>6.95</text:p>
          </table:table-cell>
          <table:table-cell table:style-name="ce9" table:formula="of:=MIN([.BC31:.BC37])" office:value-type="float" office:value="5.23446168665537" calcext:value-type="float">
            <text:p>5.23</text:p>
          </table:table-cell>
          <table:table-cell/>
          <table:table-cell table:style-name="ce9" table:formula="of:=MIN([.BE31:.BE37])" office:value-type="float" office:value="19.0970667233471" calcext:value-type="float">
            <text:p>19.10</text:p>
          </table:table-cell>
          <table:table-cell table:style-name="ce9" table:formula="of:=MIN([.BF31:.BF37])" office:value-type="float" office:value="12.4408276994419" calcext:value-type="float">
            <text:p>12.44</text:p>
          </table:table-cell>
          <table:table-cell table:style-name="ce9" table:formula="of:=MIN([.BG31:.BG37])" office:value-type="float" office:value="9.73454375183605" calcext:value-type="float">
            <text:p>9.73</text:p>
          </table:table-cell>
          <table:table-cell table:style-name="ce9" table:formula="of:=MIN([.BH31:.BH37])" office:value-type="float" office:value="7.33065886446333" calcext:value-type="float">
            <text:p>7.33</text:p>
          </table:table-cell>
          <table:table-cell/>
          <table:table-cell table:style-name="ce9" table:formula="of:=MIN([.BJ31:.BJ37])" office:value-type="float" office:value="4.99117961075505" calcext:value-type="float">
            <text:p>4.99</text:p>
          </table:table-cell>
          <table:table-cell table:style-name="ce9" table:formula="of:=MIN([.BK31:.BK37])" office:value-type="float" office:value="3.25151534808524" calcext:value-type="float">
            <text:p>3.25</text:p>
          </table:table-cell>
          <table:table-cell table:style-name="ce9" table:formula="of:=MIN([.BL31:.BL37])" office:value-type="float" office:value="2.54420519119657" calcext:value-type="float">
            <text:p>2.54</text:p>
          </table:table-cell>
          <table:table-cell table:style-name="ce9" table:formula="of:=MIN([.BM31:.BM37])" office:value-type="float" office:value="1.91592958163458" calcext:value-type="float">
            <text:p>1.92</text:p>
          </table:table-cell>
          <table:table-cell/>
          <table:table-cell table:style-name="ce9" table:formula="of:=MIN([.BO31:.BO37])" office:value-type="float" office:value="10.6509922368718" calcext:value-type="float">
            <text:p>10.65</text:p>
          </table:table-cell>
          <table:table-cell table:style-name="ce9" table:formula="of:=MIN([.BP31:.BP37])" office:value-type="float" office:value="6.93861319995385" calcext:value-type="float">
            <text:p>6.94</text:p>
          </table:table-cell>
          <table:table-cell table:style-name="ce9" table:formula="of:=MIN([.BQ31:.BQ37])" office:value-type="float" office:value="5.42923954931454" calcext:value-type="float">
            <text:p>5.43</text:p>
          </table:table-cell>
          <table:table-cell table:style-name="ce9" table:formula="of:=MIN([.BR31:.BR37])" office:value-type="float" office:value="4.08852269239334" calcext:value-type="float">
            <text:p>4.09</text:p>
          </table:table-cell>
          <table:table-cell/>
          <table:table-cell table:style-name="ce9" table:formula="of:=MIN([.BT31:.BT37])" office:value-type="float" office:value="19.435747676298" calcext:value-type="float">
            <text:p>19.44</text:p>
          </table:table-cell>
          <table:table-cell table:style-name="ce9" table:formula="of:=MIN([.BU31:.BU37])" office:value-type="float" office:value="12.6614621791651" calcext:value-type="float">
            <text:p>12.66</text:p>
          </table:table-cell>
          <table:table-cell table:style-name="ce9" table:formula="of:=MIN([.BV31:.BV37])" office:value-type="float" office:value="9.90718306876229" calcext:value-type="float">
            <text:p>9.91</text:p>
          </table:table-cell>
          <table:table-cell table:style-name="ce9" table:formula="of:=MIN([.BW31:.BW37])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4"/>
          <table:table-cell table:number-columns-repeated="73"/>
        </table:table-row>
        <table:table-row table:style-name="ro1">
          <table:table-cell table:style-name="ce1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2"/>
          <table:table-cell table:number-columns-repeated="22"/>
          <table:table-cell table:style-name="ce12"/>
          <table:table-cell table:number-columns-repeated="19"/>
          <table:table-cell table:style-name="ce12"/>
          <table:table-cell table:number-columns-repeated="19"/>
          <table:table-cell table:style-name="ce12"/>
          <table:table-cell table:number-columns-repeated="11"/>
        </table:table-row>
        <table:table-row table:style-name="ro1">
          <table:table-cell table:style-name="ce2"/>
          <table:table-cell table:style-name="ce2" office:value-type="string" calcext:value-type="string">
            <text:p>plf</text:p>
          </table:table-cell>
          <table:table-cell table:style-name="ce2" office:value-type="string" calcext:value-type="string">
            <text:p>kN/ft</text:p>
          </table:table-cell>
          <table:table-cell table:style-name="ce2" office:value-type="string" calcext:value-type="string">
            <text:p>kN/m</text:p>
          </table:table-cell>
          <table:table-cell table:number-columns-repeated="7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4" table:formula="of:=4.44822/1000*[.B42]" office:value-type="float" office:value="0.667233" calcext:value-type="float">
            <text:p>0.67</text:p>
          </table:table-cell>
          <table:table-cell table:style-name="ce4" table:formula="of:=[.C42]/0.3048" office:value-type="float" office:value="2.18908464566929" calcext:value-type="float">
            <text:p>2.19</text:p>
          </table:table-cell>
          <table:table-cell table:style-name="ce4" table:formula="of:=[.D42]/[.B42]" office:value-type="float" office:value="0.0145938976377953" calcext:value-type="float">
            <text:p>0.01</text:p>
          </table:table-cell>
          <table:table-cell/>
          <table:table-cell table:style-name="ce4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4" table:formula="of:=[.$Q$3]/[.$L42]" office:value-type="float" office:value="40.9668946230178" calcext:value-type="float">
            <text:p>40.97</text:p>
          </table:table-cell>
          <table:table-cell table:number-columns-repeated="4"/>
          <table:table-cell table:style-name="ce4" table:formula="of:=[.$V$3]/[.$L42]" office:value-type="float" office:value="10.7076718327781" calcext:value-type="float">
            <text:p>10.71</text:p>
          </table:table-cell>
          <table:table-cell table:number-columns-repeated="4"/>
          <table:table-cell table:style-name="ce4" table:formula="of:=[.$AA$3]/[.$L42]" office:value-type="float" office:value="22.8497331516876" calcext:value-type="float">
            <text:p>22.85</text:p>
          </table:table-cell>
          <table:table-cell table:number-columns-repeated="9"/>
          <table:table-cell table:style-name="ce4" table:formula="of:=[.$AK$3]/[.$L42]" office:value-type="float" office:value="70.120632522672" calcext:value-type="float">
            <text:p>70.12</text:p>
          </table:table-cell>
          <table:table-cell table:number-columns-repeated="4"/>
          <table:table-cell table:style-name="ce4" table:formula="of:=[.$AP$3]/[.$L42]" office:value-type="float" office:value="18.327294962929" calcext:value-type="float">
            <text:p>18.33</text:p>
          </table:table-cell>
          <table:table-cell table:number-columns-repeated="4"/>
          <table:table-cell table:style-name="ce4" table:formula="of:=[.$AU$3]/[.$L42]" office:value-type="float" office:value="39.1031019149233" calcext:value-type="float">
            <text:p>39.10</text:p>
          </table:table-cell>
          <table:table-cell table:number-columns-repeated="9"/>
          <table:table-cell table:style-name="ce4" table:formula="of:=[.$BE$3]/[.$L42]" office:value-type="float" office:value="99.9413158521836" calcext:value-type="float">
            <text:p>99.94</text:p>
          </table:table-cell>
          <table:table-cell table:number-columns-repeated="4"/>
          <table:table-cell table:style-name="ce4" table:formula="of:=[.$BJ$3]/[.$L42]" office:value-type="float" office:value="26.1205066296181" calcext:value-type="float">
            <text:p>26.12</text:p>
          </table:table-cell>
          <table:table-cell table:number-columns-repeated="4"/>
          <table:table-cell table:style-name="ce4" table:formula="of:=[.$BO$3]/[.$L42]" office:value-type="float" office:value="55.740192706296" calcext:value-type="float">
            <text:p>55.7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4" table:formula="of:=4.44822/1000*[.B43]" office:value-type="float" office:value="0.9786084" calcext:value-type="float">
            <text:p>0.98</text:p>
          </table:table-cell>
          <table:table-cell table:style-name="ce4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4" table:formula="of:=[.$Q$3]/[.$L43]" office:value-type="float" office:value="27.931973606603" calcext:value-type="float">
            <text:p>27.93</text:p>
          </table:table-cell>
          <table:table-cell table:number-columns-repeated="4"/>
          <table:table-cell table:style-name="ce4" table:formula="of:=[.$V$3]/[.$L43]" office:value-type="float" office:value="7.30068534053049" calcext:value-type="float">
            <text:p>7.30</text:p>
          </table:table-cell>
          <table:table-cell table:number-columns-repeated="4"/>
          <table:table-cell table:style-name="ce4" table:formula="of:=[.$AA$3]/[.$L43]" office:value-type="float" office:value="15.5793635125143" calcext:value-type="float">
            <text:p>15.58</text:p>
          </table:table-cell>
          <table:table-cell table:number-columns-repeated="9"/>
          <table:table-cell table:style-name="ce4" table:formula="of:=[.$AK$3]/[.$L43]" office:value-type="float" office:value="47.8095221745491" calcext:value-type="float">
            <text:p>47.81</text:p>
          </table:table-cell>
          <table:table-cell table:number-columns-repeated="4"/>
          <table:table-cell table:style-name="ce4" table:formula="of:=[.$AP$3]/[.$L43]" office:value-type="float" office:value="12.4958829292698" calcext:value-type="float">
            <text:p>12.50</text:p>
          </table:table-cell>
          <table:table-cell table:number-columns-repeated="4"/>
          <table:table-cell table:style-name="ce4" table:formula="of:=[.$AU$3]/[.$L43]" office:value-type="float" office:value="26.661205851084" calcext:value-type="float">
            <text:p>26.66</text:p>
          </table:table-cell>
          <table:table-cell table:number-columns-repeated="9"/>
          <table:table-cell table:style-name="ce4" table:formula="of:=[.$BE$3]/[.$L43]" office:value-type="float" office:value="68.1418062628524" calcext:value-type="float">
            <text:p>68.14</text:p>
          </table:table-cell>
          <table:table-cell table:number-columns-repeated="4"/>
          <table:table-cell table:style-name="ce4" table:formula="of:=[.$BJ$3]/[.$L43]" office:value-type="float" office:value="17.809436338376" calcext:value-type="float">
            <text:p>17.81</text:p>
          </table:table-cell>
          <table:table-cell table:number-columns-repeated="4"/>
          <table:table-cell table:style-name="ce4" table:formula="of:=[.$BO$3]/[.$L43]" office:value-type="float" office:value="38.0046768452018" calcext:value-type="float">
            <text:p>38.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44]" office:value-type="float" office:value="0.889644" calcext:value-type="float">
            <text:p>0.89</text:p>
          </table:table-cell>
          <table:table-cell table:style-name="ce4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44]" office:value-type="float" office:value="30.7251709672633" calcext:value-type="float">
            <text:p>30.73</text:p>
          </table:table-cell>
          <table:table-cell table:number-columns-repeated="4"/>
          <table:table-cell table:style-name="ce4" table:formula="of:=[.$V$3]/[.$L44]" office:value-type="float" office:value="8.03075387458354" calcext:value-type="float">
            <text:p>8.03</text:p>
          </table:table-cell>
          <table:table-cell table:number-columns-repeated="4"/>
          <table:table-cell table:style-name="ce4" table:formula="of:=[.$AA$3]/[.$L44]" office:value-type="float" office:value="17.1372998637657" calcext:value-type="float">
            <text:p>17.14</text:p>
          </table:table-cell>
          <table:table-cell table:number-columns-repeated="9"/>
          <table:table-cell table:style-name="ce4" table:formula="of:=[.$AK$3]/[.$L44]" office:value-type="float" office:value="52.590474392004" calcext:value-type="float">
            <text:p>52.59</text:p>
          </table:table-cell>
          <table:table-cell table:number-columns-repeated="4"/>
          <table:table-cell table:style-name="ce4" table:formula="of:=[.$AP$3]/[.$L44]" office:value-type="float" office:value="13.7454712221967" calcext:value-type="float">
            <text:p>13.75</text:p>
          </table:table-cell>
          <table:table-cell table:number-columns-repeated="4"/>
          <table:table-cell table:style-name="ce4" table:formula="of:=[.$AU$3]/[.$L44]" office:value-type="float" office:value="29.3273264361925" calcext:value-type="float">
            <text:p>29.33</text:p>
          </table:table-cell>
          <table:table-cell table:number-columns-repeated="9"/>
          <table:table-cell table:style-name="ce4" table:formula="of:=[.$BE$3]/[.$L44]" office:value-type="float" office:value="74.9559868891377" calcext:value-type="float">
            <text:p>74.96</text:p>
          </table:table-cell>
          <table:table-cell table:number-columns-repeated="4"/>
          <table:table-cell table:style-name="ce4" table:formula="of:=[.$BJ$3]/[.$L44]" office:value-type="float" office:value="19.5903799722136" calcext:value-type="float">
            <text:p>19.59</text:p>
          </table:table-cell>
          <table:table-cell table:number-columns-repeated="4"/>
          <table:table-cell table:style-name="ce4" table:formula="of:=[.$BO$3]/[.$L44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4" table:formula="of:=4.44822/1000*[.B45]" office:value-type="float" office:value="1.112055" calcext:value-type="float">
            <text:p>1.11</text:p>
          </table:table-cell>
          <table:table-cell table:style-name="ce4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4" table:formula="of:=[.$Q$3]/[.$L45]" office:value-type="float" office:value="24.5801367738107" calcext:value-type="float">
            <text:p>24.58</text:p>
          </table:table-cell>
          <table:table-cell table:number-columns-repeated="4"/>
          <table:table-cell table:style-name="ce4" table:formula="of:=[.$V$3]/[.$L45]" office:value-type="float" office:value="6.42460309966683" calcext:value-type="float">
            <text:p>6.42</text:p>
          </table:table-cell>
          <table:table-cell table:number-columns-repeated="4"/>
          <table:table-cell table:style-name="ce4" table:formula="of:=[.$AA$3]/[.$L45]" office:value-type="float" office:value="13.7098398910126" calcext:value-type="float">
            <text:p>13.71</text:p>
          </table:table-cell>
          <table:table-cell table:number-columns-repeated="9"/>
          <table:table-cell table:style-name="ce4" table:formula="of:=[.$AK$3]/[.$L45]" office:value-type="float" office:value="42.0723795136032" calcext:value-type="float">
            <text:p>42.07</text:p>
          </table:table-cell>
          <table:table-cell table:number-columns-repeated="4"/>
          <table:table-cell table:style-name="ce4" table:formula="of:=[.$AP$3]/[.$L45]" office:value-type="float" office:value="10.9963769777574" calcext:value-type="float">
            <text:p>11.00</text:p>
          </table:table-cell>
          <table:table-cell table:number-columns-repeated="4"/>
          <table:table-cell table:style-name="ce4" table:formula="of:=[.$AU$3]/[.$L45]" office:value-type="float" office:value="23.461861148954" calcext:value-type="float">
            <text:p>23.46</text:p>
          </table:table-cell>
          <table:table-cell table:number-columns-repeated="9"/>
          <table:table-cell table:style-name="ce4" table:formula="of:=[.$BE$3]/[.$L45]" office:value-type="float" office:value="59.9647895113101" calcext:value-type="float">
            <text:p>59.96</text:p>
          </table:table-cell>
          <table:table-cell table:number-columns-repeated="4"/>
          <table:table-cell table:style-name="ce4" table:formula="of:=[.$BJ$3]/[.$L45]" office:value-type="float" office:value="15.6723039777709" calcext:value-type="float">
            <text:p>15.67</text:p>
          </table:table-cell>
          <table:table-cell table:number-columns-repeated="4"/>
          <table:table-cell table:style-name="ce4" table:formula="of:=[.$BO$3]/[.$L45]" office:value-type="float" office:value="33.4441156237776" calcext:value-type="float">
            <text:p>33.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4" table:formula="of:=4.44822/1000*[.B46]" office:value-type="float" office:value="1.112055" calcext:value-type="float">
            <text:p>1.11</text:p>
          </table:table-cell>
          <table:table-cell table:style-name="ce4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4" table:formula="of:=[.$Q$3]/[.$L46]" office:value-type="float" office:value="24.5801367738107" calcext:value-type="float">
            <text:p>24.58</text:p>
          </table:table-cell>
          <table:table-cell table:number-columns-repeated="4"/>
          <table:table-cell table:style-name="ce4" table:formula="of:=[.$V$3]/[.$L46]" office:value-type="float" office:value="6.42460309966683" calcext:value-type="float">
            <text:p>6.42</text:p>
          </table:table-cell>
          <table:table-cell table:number-columns-repeated="4"/>
          <table:table-cell table:style-name="ce4" table:formula="of:=[.$AA$3]/[.$L46]" office:value-type="float" office:value="13.7098398910126" calcext:value-type="float">
            <text:p>13.71</text:p>
          </table:table-cell>
          <table:table-cell table:number-columns-repeated="9"/>
          <table:table-cell table:style-name="ce4" table:formula="of:=[.$AK$3]/[.$L46]" office:value-type="float" office:value="42.0723795136032" calcext:value-type="float">
            <text:p>42.07</text:p>
          </table:table-cell>
          <table:table-cell table:number-columns-repeated="4"/>
          <table:table-cell table:style-name="ce4" table:formula="of:=[.$AP$3]/[.$L46]" office:value-type="float" office:value="10.9963769777574" calcext:value-type="float">
            <text:p>11.00</text:p>
          </table:table-cell>
          <table:table-cell table:number-columns-repeated="4"/>
          <table:table-cell table:style-name="ce4" table:formula="of:=[.$AU$3]/[.$L46]" office:value-type="float" office:value="23.461861148954" calcext:value-type="float">
            <text:p>23.46</text:p>
          </table:table-cell>
          <table:table-cell table:number-columns-repeated="9"/>
          <table:table-cell table:style-name="ce4" table:formula="of:=[.$BE$3]/[.$L46]" office:value-type="float" office:value="59.9647895113101" calcext:value-type="float">
            <text:p>59.96</text:p>
          </table:table-cell>
          <table:table-cell table:number-columns-repeated="4"/>
          <table:table-cell table:style-name="ce4" table:formula="of:=[.$BJ$3]/[.$L46]" office:value-type="float" office:value="15.6723039777709" calcext:value-type="float">
            <text:p>15.67</text:p>
          </table:table-cell>
          <table:table-cell table:number-columns-repeated="4"/>
          <table:table-cell table:style-name="ce4" table:formula="of:=[.$BO$3]/[.$L46]" office:value-type="float" office:value="33.4441156237776" calcext:value-type="float">
            <text:p>33.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4" table:formula="of:=4.44822/1000*[.B47]" office:value-type="float" office:value="1.334466" calcext:value-type="float">
            <text:p>1.33</text:p>
          </table:table-cell>
          <table:table-cell table:style-name="ce4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4" table:formula="of:=[.$Q$3]/[.$L47]" office:value-type="float" office:value="20.4834473115089" calcext:value-type="float">
            <text:p>20.48</text:p>
          </table:table-cell>
          <table:table-cell table:number-columns-repeated="4"/>
          <table:table-cell table:style-name="ce4" table:formula="of:=[.$V$3]/[.$L47]" office:value-type="float" office:value="5.35383591638903" calcext:value-type="float">
            <text:p>5.35</text:p>
          </table:table-cell>
          <table:table-cell table:number-columns-repeated="4"/>
          <table:table-cell table:style-name="ce4" table:formula="of:=[.$AA$3]/[.$L47]" office:value-type="float" office:value="11.4248665758438" calcext:value-type="float">
            <text:p>11.42</text:p>
          </table:table-cell>
          <table:table-cell table:number-columns-repeated="9"/>
          <table:table-cell table:style-name="ce4" table:formula="of:=[.$AK$3]/[.$L47]" office:value-type="float" office:value="35.060316261336" calcext:value-type="float">
            <text:p>35.06</text:p>
          </table:table-cell>
          <table:table-cell table:number-columns-repeated="4"/>
          <table:table-cell table:style-name="ce4" table:formula="of:=[.$AP$3]/[.$L47]" office:value-type="float" office:value="9.1636474814645" calcext:value-type="float">
            <text:p>9.16</text:p>
          </table:table-cell>
          <table:table-cell table:number-columns-repeated="4"/>
          <table:table-cell table:style-name="ce4" table:formula="of:=[.$AU$3]/[.$L47]" office:value-type="float" office:value="19.5515509574616" calcext:value-type="float">
            <text:p>19.55</text:p>
          </table:table-cell>
          <table:table-cell table:number-columns-repeated="9"/>
          <table:table-cell table:style-name="ce4" table:formula="of:=[.$BE$3]/[.$L47]" office:value-type="float" office:value="49.9706579260918" calcext:value-type="float">
            <text:p>49.97</text:p>
          </table:table-cell>
          <table:table-cell table:number-columns-repeated="4"/>
          <table:table-cell table:style-name="ce4" table:formula="of:=[.$BJ$3]/[.$L47]" office:value-type="float" office:value="13.0602533148091" calcext:value-type="float">
            <text:p>13.06</text:p>
          </table:table-cell>
          <table:table-cell table:number-columns-repeated="4"/>
          <table:table-cell table:style-name="ce4" table:formula="of:=[.$BO$3]/[.$L47]" office:value-type="float" office:value="27.870096353148" calcext:value-type="float">
            <text:p>27.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4" table:formula="of:=4.44822/1000*[.B48]" office:value-type="float" office:value="0.5337864" calcext:value-type="float">
            <text:p>0.53</text:p>
          </table:table-cell>
          <table:table-cell table:style-name="ce4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4" table:formula="of:=[.$Q$3]/[.$L48]" office:value-type="float" office:value="51.2086182787722" calcext:value-type="float">
            <text:p>51.21</text:p>
          </table:table-cell>
          <table:table-cell table:number-columns-repeated="4"/>
          <table:table-cell table:style-name="ce4" table:formula="of:=[.$V$3]/[.$L48]" office:value-type="float" office:value="13.3845897909726" calcext:value-type="float">
            <text:p>13.38</text:p>
          </table:table-cell>
          <table:table-cell table:number-columns-repeated="4"/>
          <table:table-cell table:style-name="ce4" table:formula="of:=[.$AA$3]/[.$L48]" office:value-type="float" office:value="28.5621664396096" calcext:value-type="float">
            <text:p>28.56</text:p>
          </table:table-cell>
          <table:table-cell table:number-columns-repeated="9"/>
          <table:table-cell table:style-name="ce4" table:formula="of:=[.$AK$3]/[.$L48]" office:value-type="float" office:value="87.65079065334" calcext:value-type="float">
            <text:p>87.65</text:p>
          </table:table-cell>
          <table:table-cell table:number-columns-repeated="4"/>
          <table:table-cell table:style-name="ce4" table:formula="of:=[.$AP$3]/[.$L48]" office:value-type="float" office:value="22.9091187036612" calcext:value-type="float">
            <text:p>22.91</text:p>
          </table:table-cell>
          <table:table-cell table:number-columns-repeated="4"/>
          <table:table-cell table:style-name="ce4" table:formula="of:=[.$AU$3]/[.$L48]" office:value-type="float" office:value="48.8788773936541" calcext:value-type="float">
            <text:p>48.88</text:p>
          </table:table-cell>
          <table:table-cell table:number-columns-repeated="9"/>
          <table:table-cell table:style-name="ce4" table:formula="of:=[.$BE$3]/[.$L48]" office:value-type="float" office:value="124.926644815229" calcext:value-type="float">
            <text:p>124.93</text:p>
          </table:table-cell>
          <table:table-cell table:number-columns-repeated="4"/>
          <table:table-cell table:style-name="ce4" table:formula="of:=[.$BJ$3]/[.$L48]" office:value-type="float" office:value="32.6506332870227" calcext:value-type="float">
            <text:p>32.65</text:p>
          </table:table-cell>
          <table:table-cell table:number-columns-repeated="4"/>
          <table:table-cell table:style-name="ce4" table:formula="of:=[.$BO$3]/[.$L48]" office:value-type="float" office:value="69.67524088287" calcext:value-type="float">
            <text:p>69.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style-name="ce4" table:formula="of:=4.44822/1000*[.B49]" office:value-type="float" office:value="1.4234304" calcext:value-type="float">
            <text:p>1.42</text:p>
          </table:table-cell>
          <table:table-cell table:style-name="ce4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4" table:formula="of:=[.$Q$3]/[.$L49]" office:value-type="float" office:value="19.2032318545396" calcext:value-type="float">
            <text:p>19.20</text:p>
          </table:table-cell>
          <table:table-cell table:number-columns-repeated="4"/>
          <table:table-cell table:style-name="ce4" table:formula="of:=[.$V$3]/[.$L49]" office:value-type="float" office:value="5.01922117161471" calcext:value-type="float">
            <text:p>5.02</text:p>
          </table:table-cell>
          <table:table-cell table:number-columns-repeated="4"/>
          <table:table-cell table:style-name="ce4" table:formula="of:=[.$AA$3]/[.$L49]" office:value-type="float" office:value="10.7108124148536" calcext:value-type="float">
            <text:p>10.71</text:p>
          </table:table-cell>
          <table:table-cell table:number-columns-repeated="9"/>
          <table:table-cell table:style-name="ce4" table:formula="of:=[.$AK$3]/[.$L49]" office:value-type="float" office:value="32.8690464950025" calcext:value-type="float">
            <text:p>32.87</text:p>
          </table:table-cell>
          <table:table-cell table:number-columns-repeated="4"/>
          <table:table-cell table:style-name="ce4" table:formula="of:=[.$AP$3]/[.$L49]" office:value-type="float" office:value="8.59091951387297" calcext:value-type="float">
            <text:p>8.59</text:p>
          </table:table-cell>
          <table:table-cell table:number-columns-repeated="4"/>
          <table:table-cell table:style-name="ce4" table:formula="of:=[.$AU$3]/[.$L49]" office:value-type="float" office:value="18.3295790226203" calcext:value-type="float">
            <text:p>18.33</text:p>
          </table:table-cell>
          <table:table-cell table:number-columns-repeated="9"/>
          <table:table-cell table:style-name="ce4" table:formula="of:=[.$BE$3]/[.$L49]" office:value-type="float" office:value="46.8474918057111" calcext:value-type="float">
            <text:p>46.85</text:p>
          </table:table-cell>
          <table:table-cell table:number-columns-repeated="4"/>
          <table:table-cell table:style-name="ce4" table:formula="of:=[.$BJ$3]/[.$L49]" office:value-type="float" office:value="12.2439874826335" calcext:value-type="float">
            <text:p>12.24</text:p>
          </table:table-cell>
          <table:table-cell table:number-columns-repeated="4"/>
          <table:table-cell table:style-name="ce4" table:formula="of:=[.$BO$3]/[.$L49]" office:value-type="float" office:value="26.1282153310762" calcext:value-type="float">
            <text:p>26.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style-name="ce4" table:formula="of:=4.44822/1000*[.B50]" office:value-type="float" office:value="1.3789482" calcext:value-type="float">
            <text:p>1.38</text:p>
          </table:table-cell>
          <table:table-cell table:style-name="ce4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4" table:formula="of:=[.$Q$3]/[.$L50]" office:value-type="float" office:value="19.8226909466215" calcext:value-type="float">
            <text:p>19.82</text:p>
          </table:table-cell>
          <table:table-cell table:number-columns-repeated="4"/>
          <table:table-cell table:style-name="ce10" table:formula="of:=[.$V$3]/[.$L50]" office:value-type="float" office:value="5.18113153198938" calcext:value-type="float">
            <text:p>5.18</text:p>
          </table:table-cell>
          <table:table-cell table:number-columns-repeated="4"/>
          <table:table-cell table:style-name="ce4" table:formula="of:=[.$AA$3]/[.$L50]" office:value-type="float" office:value="11.0563224927521" calcext:value-type="float">
            <text:p>11.06</text:p>
          </table:table-cell>
          <table:table-cell table:number-columns-repeated="9"/>
          <table:table-cell table:style-name="ce4" table:formula="of:=[.$AK$3]/[.$L50]" office:value-type="float" office:value="33.9293383174219" calcext:value-type="float">
            <text:p>33.93</text:p>
          </table:table-cell>
          <table:table-cell table:number-columns-repeated="4"/>
          <table:table-cell table:style-name="ce4" table:formula="of:=[.$AP$3]/[.$L50]" office:value-type="float" office:value="8.86804594980435" calcext:value-type="float">
            <text:p>8.87</text:p>
          </table:table-cell>
          <table:table-cell table:number-columns-repeated="4"/>
          <table:table-cell table:style-name="ce4" table:formula="of:=[.$AU$3]/[.$L50]" office:value-type="float" office:value="18.9208557652855" calcext:value-type="float">
            <text:p>18.92</text:p>
          </table:table-cell>
          <table:table-cell table:number-columns-repeated="9"/>
          <table:table-cell table:style-name="ce4" table:formula="of:=[.$BE$3]/[.$L50]" office:value-type="float" office:value="48.3587012187985" calcext:value-type="float">
            <text:p>48.36</text:p>
          </table:table-cell>
          <table:table-cell table:number-columns-repeated="4"/>
          <table:table-cell table:style-name="ce4" table:formula="of:=[.$BJ$3]/[.$L50]" office:value-type="float" office:value="12.638954820783" calcext:value-type="float">
            <text:p>12.64</text:p>
          </table:table-cell>
          <table:table-cell table:number-columns-repeated="4"/>
          <table:table-cell table:style-name="ce4" table:formula="of:=[.$BO$3]/[.$L50]" office:value-type="float" office:value="26.9710609869174" calcext:value-type="float">
            <text:p>26.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51]" office:value-type="float" office:value="0.6227508" calcext:value-type="float">
            <text:p>0.62</text:p>
          </table:table-cell>
          <table:table-cell table:style-name="ce4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51]" office:value-type="float" office:value="43.8931013818047" calcext:value-type="float">
            <text:p>43.89</text:p>
          </table:table-cell>
          <table:table-cell table:number-columns-repeated="4"/>
          <table:table-cell table:style-name="ce4" table:formula="of:=[.$V$3]/[.$L51]" office:value-type="float" office:value="11.4725055351193" calcext:value-type="float">
            <text:p>11.47</text:p>
          </table:table-cell>
          <table:table-cell table:number-columns-repeated="4"/>
          <table:table-cell table:style-name="ce4" table:formula="of:=[.$AA$3]/[.$L51]" office:value-type="float" office:value="24.4818569482368" calcext:value-type="float">
            <text:p>24.48</text:p>
          </table:table-cell>
          <table:table-cell table:number-columns-repeated="9"/>
          <table:table-cell table:style-name="ce4" table:formula="of:=[.$AK$3]/[.$L51]" office:value-type="float" office:value="75.1292491314343" calcext:value-type="float">
            <text:p>75.13</text:p>
          </table:table-cell>
          <table:table-cell table:number-columns-repeated="4"/>
          <table:table-cell table:style-name="ce4" table:formula="of:=[.$AP$3]/[.$L51]" office:value-type="float" office:value="19.6363874602811" calcext:value-type="float">
            <text:p>19.64</text:p>
          </table:table-cell>
          <table:table-cell table:number-columns-repeated="4"/>
          <table:table-cell table:style-name="ce4" table:formula="of:=[.$AU$3]/[.$L51]" office:value-type="float" office:value="41.8961806231321" calcext:value-type="float">
            <text:p>41.90</text:p>
          </table:table-cell>
          <table:table-cell table:number-columns-repeated="9"/>
          <table:table-cell table:style-name="ce4" table:formula="of:=[.$BE$3]/[.$L51]" office:value-type="float" office:value="107.079981270197" calcext:value-type="float">
            <text:p>107.08</text:p>
          </table:table-cell>
          <table:table-cell table:number-columns-repeated="4"/>
          <table:table-cell table:style-name="ce4" table:formula="of:=[.$BJ$3]/[.$L51]" office:value-type="float" office:value="27.9862571031623" calcext:value-type="float">
            <text:p>27.99</text:p>
          </table:table-cell>
          <table:table-cell table:number-columns-repeated="4"/>
          <table:table-cell table:style-name="ce4" table:formula="of:=[.$BO$3]/[.$L51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4" table:formula="of:=4.44822/1000*[.B52]" office:value-type="float" office:value="0.8006796" calcext:value-type="float">
            <text:p>0.80</text:p>
          </table:table-cell>
          <table:table-cell table:style-name="ce4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4" table:formula="of:=[.$Q$3]/[.$L52]" office:value-type="float" office:value="34.1390788525148" calcext:value-type="float">
            <text:p>34.14</text:p>
          </table:table-cell>
          <table:table-cell table:number-columns-repeated="4"/>
          <table:table-cell table:style-name="ce4" table:formula="of:=[.$V$3]/[.$L52]" office:value-type="float" office:value="8.92305986064838" calcext:value-type="float">
            <text:p>8.92</text:p>
          </table:table-cell>
          <table:table-cell table:number-columns-repeated="4"/>
          <table:table-cell table:style-name="ce4" table:formula="of:=[.$AA$3]/[.$L52]" office:value-type="float" office:value="19.041444293073" calcext:value-type="float">
            <text:p>19.04</text:p>
          </table:table-cell>
          <table:table-cell table:number-columns-repeated="9"/>
          <table:table-cell table:style-name="ce4" table:formula="of:=[.$AK$3]/[.$L52]" office:value-type="float" office:value="58.43386043556" calcext:value-type="float">
            <text:p>58.43</text:p>
          </table:table-cell>
          <table:table-cell table:number-columns-repeated="4"/>
          <table:table-cell table:style-name="ce4" table:formula="of:=[.$AP$3]/[.$L52]" office:value-type="float" office:value="15.2727458024408" calcext:value-type="float">
            <text:p>15.27</text:p>
          </table:table-cell>
          <table:table-cell table:number-columns-repeated="4"/>
          <table:table-cell table:style-name="ce4" table:formula="of:=[.$AU$3]/[.$L52]" office:value-type="float" office:value="32.5859182624361" calcext:value-type="float">
            <text:p>32.59</text:p>
          </table:table-cell>
          <table:table-cell table:number-columns-repeated="9"/>
          <table:table-cell table:style-name="ce4" table:formula="of:=[.$BE$3]/[.$L52]" office:value-type="float" office:value="83.2844298768196" calcext:value-type="float">
            <text:p>83.28</text:p>
          </table:table-cell>
          <table:table-cell table:number-columns-repeated="4"/>
          <table:table-cell table:style-name="ce4" table:formula="of:=[.$BJ$3]/[.$L52]" office:value-type="float" office:value="21.7670888580151" calcext:value-type="float">
            <text:p>21.77</text:p>
          </table:table-cell>
          <table:table-cell table:number-columns-repeated="4"/>
          <table:table-cell table:style-name="ce4" table:formula="of:=[.$BO$3]/[.$L52]" office:value-type="float" office:value="46.45016058858" calcext:value-type="float">
            <text:p>46.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4" table:formula="of:=4.44822/1000*[.B53]" office:value-type="float" office:value="1.0230906" calcext:value-type="float">
            <text:p>1.02</text:p>
          </table:table-cell>
          <table:table-cell table:style-name="ce4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4" table:formula="of:=[.$Q$3]/[.$L53]" office:value-type="float" office:value="26.7175399715333" calcext:value-type="float">
            <text:p>26.72</text:p>
          </table:table-cell>
          <table:table-cell table:number-columns-repeated="4"/>
          <table:table-cell table:style-name="ce4" table:formula="of:=[.$V$3]/[.$L53]" office:value-type="float" office:value="6.9832642387683" calcext:value-type="float">
            <text:p>6.98</text:p>
          </table:table-cell>
          <table:table-cell table:number-columns-repeated="4"/>
          <table:table-cell table:style-name="ce4" table:formula="of:=[.$AA$3]/[.$L53]" office:value-type="float" office:value="14.9019998815354" calcext:value-type="float">
            <text:p>14.90</text:p>
          </table:table-cell>
          <table:table-cell table:number-columns-repeated="9"/>
          <table:table-cell table:style-name="ce4" table:formula="of:=[.$AK$3]/[.$L53]" office:value-type="float" office:value="45.7308472973948" calcext:value-type="float">
            <text:p>45.73</text:p>
          </table:table-cell>
          <table:table-cell table:number-columns-repeated="4"/>
          <table:table-cell table:style-name="ce4" table:formula="of:=[.$AP$3]/[.$L53]" office:value-type="float" office:value="11.9525836714754" calcext:value-type="float">
            <text:p>11.95</text:p>
          </table:table-cell>
          <table:table-cell table:number-columns-repeated="4"/>
          <table:table-cell table:style-name="ce4" table:formula="of:=[.$AU$3]/[.$L53]" office:value-type="float" office:value="25.5020229879934" calcext:value-type="float">
            <text:p>25.50</text:p>
          </table:table-cell>
          <table:table-cell table:number-columns-repeated="9"/>
          <table:table-cell table:style-name="ce4" table:formula="of:=[.$BE$3]/[.$L53]" office:value-type="float" office:value="65.1791190340328" calcext:value-type="float">
            <text:p>65.18</text:p>
          </table:table-cell>
          <table:table-cell table:number-columns-repeated="4"/>
          <table:table-cell table:style-name="ce4" table:formula="of:=[.$BJ$3]/[.$L53]" office:value-type="float" office:value="17.0351130193162" calcext:value-type="float">
            <text:p>17.04</text:p>
          </table:table-cell>
          <table:table-cell table:number-columns-repeated="4"/>
          <table:table-cell table:style-name="ce4" table:formula="of:=[.$BO$3]/[.$L53]" office:value-type="float" office:value="36.3522995910626" calcext:value-type="float">
            <text:p>36.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4" table:formula="of:=4.44822/1000*[.B54]" office:value-type="float" office:value="1.2899838" calcext:value-type="float">
            <text:p>1.29</text:p>
          </table:table-cell>
          <table:table-cell table:style-name="ce4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4" table:formula="of:=[.$Q$3]/[.$L54]" office:value-type="float" office:value="21.1897730808712" calcext:value-type="float">
            <text:p>21.19</text:p>
          </table:table-cell>
          <table:table-cell table:number-columns-repeated="4"/>
          <table:table-cell table:style-name="ce4" table:formula="of:=[.$V$3]/[.$L54]" office:value-type="float" office:value="5.53845094798865" calcext:value-type="float">
            <text:p>5.54</text:p>
          </table:table-cell>
          <table:table-cell table:number-columns-repeated="4"/>
          <table:table-cell table:style-name="ce4" table:formula="of:=[.$AA$3]/[.$L54]" office:value-type="float" office:value="11.8188274922522" calcext:value-type="float">
            <text:p>11.82</text:p>
          </table:table-cell>
          <table:table-cell table:number-columns-repeated="9"/>
          <table:table-cell table:style-name="ce4" table:formula="of:=[.$AK$3]/[.$L54]" office:value-type="float" office:value="36.2692926841407" calcext:value-type="float">
            <text:p>36.27</text:p>
          </table:table-cell>
          <table:table-cell table:number-columns-repeated="4"/>
          <table:table-cell table:style-name="ce4" table:formula="of:=[.$AP$3]/[.$L54]" office:value-type="float" office:value="9.47963532565293" calcext:value-type="float">
            <text:p>9.48</text:p>
          </table:table-cell>
          <table:table-cell table:number-columns-repeated="4"/>
          <table:table-cell table:style-name="ce4" table:formula="of:=[.$AU$3]/[.$L54]" office:value-type="float" office:value="20.2257423697879" calcext:value-type="float">
            <text:p>20.23</text:p>
          </table:table-cell>
          <table:table-cell table:number-columns-repeated="9"/>
          <table:table-cell table:style-name="ce4" table:formula="of:=[.$BE$3]/[.$L54]" office:value-type="float" office:value="51.6937840614743" calcext:value-type="float">
            <text:p>51.69</text:p>
          </table:table-cell>
          <table:table-cell table:number-columns-repeated="4"/>
          <table:table-cell table:style-name="ce4" table:formula="of:=[.$BJ$3]/[.$L54]" office:value-type="float" office:value="13.5106068773887" calcext:value-type="float">
            <text:p>13.51</text:p>
          </table:table-cell>
          <table:table-cell table:number-columns-repeated="4"/>
          <table:table-cell table:style-name="ce4" table:formula="of:=[.$BO$3]/[.$L54]" office:value-type="float" office:value="28.831134158429" calcext:value-type="float">
            <text:p>28.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4" table:formula="of:=4.44822/1000*[.B55]" office:value-type="float" office:value="1.2899838" calcext:value-type="float">
            <text:p>1.29</text:p>
          </table:table-cell>
          <table:table-cell table:style-name="ce4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4" table:formula="of:=[.$Q$3]/[.$L55]" office:value-type="float" office:value="21.1897730808712" calcext:value-type="float">
            <text:p>21.19</text:p>
          </table:table-cell>
          <table:table-cell table:number-columns-repeated="4"/>
          <table:table-cell table:style-name="ce4" table:formula="of:=[.$V$3]/[.$L55]" office:value-type="float" office:value="5.53845094798865" calcext:value-type="float">
            <text:p>5.54</text:p>
          </table:table-cell>
          <table:table-cell table:number-columns-repeated="4"/>
          <table:table-cell table:style-name="ce4" table:formula="of:=[.$AA$3]/[.$L55]" office:value-type="float" office:value="11.8188274922522" calcext:value-type="float">
            <text:p>11.82</text:p>
          </table:table-cell>
          <table:table-cell table:number-columns-repeated="9"/>
          <table:table-cell table:style-name="ce4" table:formula="of:=[.$AK$3]/[.$L55]" office:value-type="float" office:value="36.2692926841407" calcext:value-type="float">
            <text:p>36.27</text:p>
          </table:table-cell>
          <table:table-cell table:number-columns-repeated="4"/>
          <table:table-cell table:style-name="ce4" table:formula="of:=[.$AP$3]/[.$L55]" office:value-type="float" office:value="9.47963532565293" calcext:value-type="float">
            <text:p>9.48</text:p>
          </table:table-cell>
          <table:table-cell table:number-columns-repeated="4"/>
          <table:table-cell table:style-name="ce4" table:formula="of:=[.$AU$3]/[.$L55]" office:value-type="float" office:value="20.2257423697879" calcext:value-type="float">
            <text:p>20.23</text:p>
          </table:table-cell>
          <table:table-cell table:number-columns-repeated="9"/>
          <table:table-cell table:style-name="ce4" table:formula="of:=[.$BE$3]/[.$L55]" office:value-type="float" office:value="51.6937840614743" calcext:value-type="float">
            <text:p>51.69</text:p>
          </table:table-cell>
          <table:table-cell table:number-columns-repeated="4"/>
          <table:table-cell table:style-name="ce4" table:formula="of:=[.$BJ$3]/[.$L55]" office:value-type="float" office:value="13.5106068773887" calcext:value-type="float">
            <text:p>13.51</text:p>
          </table:table-cell>
          <table:table-cell table:number-columns-repeated="4"/>
          <table:table-cell table:style-name="ce4" table:formula="of:=[.$BO$3]/[.$L55]" office:value-type="float" office:value="28.831134158429" calcext:value-type="float">
            <text:p>28.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4" table:formula="of:=4.44822/1000*[.B56]" office:value-type="float" office:value="1.556877" calcext:value-type="float">
            <text:p>1.56</text:p>
          </table:table-cell>
          <table:table-cell table:style-name="ce4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4" table:formula="of:=[.$Q$3]/[.$L56]" office:value-type="float" office:value="17.5572405527219" calcext:value-type="float">
            <text:p>17.56</text:p>
          </table:table-cell>
          <table:table-cell table:number-columns-repeated="4"/>
          <table:table-cell table:style-name="ce4" table:formula="of:=[.$V$3]/[.$L56]" office:value-type="float" office:value="4.58900221404774" calcext:value-type="float">
            <text:p>4.59</text:p>
          </table:table-cell>
          <table:table-cell table:number-columns-repeated="4"/>
          <table:table-cell table:style-name="ce4" table:formula="of:=[.$AA$3]/[.$L56]" office:value-type="float" office:value="9.7927427792947" calcext:value-type="float">
            <text:p>9.79</text:p>
          </table:table-cell>
          <table:table-cell table:number-columns-repeated="9"/>
          <table:table-cell table:style-name="ce4" table:formula="of:=[.$AK$3]/[.$L56]" office:value-type="float" office:value="30.0516996525737" calcext:value-type="float">
            <text:p>30.05</text:p>
          </table:table-cell>
          <table:table-cell table:number-columns-repeated="4"/>
          <table:table-cell table:style-name="ce4" table:formula="of:=[.$AP$3]/[.$L56]" office:value-type="float" office:value="7.85455498411243" calcext:value-type="float">
            <text:p>7.85</text:p>
          </table:table-cell>
          <table:table-cell table:number-columns-repeated="4"/>
          <table:table-cell table:style-name="ce4" table:formula="of:=[.$AU$3]/[.$L56]" office:value-type="float" office:value="16.7584722492528" calcext:value-type="float">
            <text:p>16.76</text:p>
          </table:table-cell>
          <table:table-cell table:number-columns-repeated="9"/>
          <table:table-cell table:style-name="ce4" table:formula="of:=[.$BE$3]/[.$L56]" office:value-type="float" office:value="42.8319925080787" calcext:value-type="float">
            <text:p>42.83</text:p>
          </table:table-cell>
          <table:table-cell table:number-columns-repeated="4"/>
          <table:table-cell table:style-name="ce4" table:formula="of:=[.$BJ$3]/[.$L56]" office:value-type="float" office:value="11.1945028412649" calcext:value-type="float">
            <text:p>11.19</text:p>
          </table:table-cell>
          <table:table-cell table:number-columns-repeated="4"/>
          <table:table-cell table:style-name="ce4" table:formula="of:=[.$BO$3]/[.$L56]" office:value-type="float" office:value="23.888654016984" calcext:value-type="float">
            <text:p>23.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57]" office:value-type="float" office:value="0.6227508" calcext:value-type="float">
            <text:p>0.62</text:p>
          </table:table-cell>
          <table:table-cell table:style-name="ce4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57]" office:value-type="float" office:value="43.8931013818047" calcext:value-type="float">
            <text:p>43.89</text:p>
          </table:table-cell>
          <table:table-cell table:number-columns-repeated="4"/>
          <table:table-cell table:style-name="ce4" table:formula="of:=[.$V$3]/[.$L57]" office:value-type="float" office:value="11.4725055351193" calcext:value-type="float">
            <text:p>11.47</text:p>
          </table:table-cell>
          <table:table-cell table:number-columns-repeated="4"/>
          <table:table-cell table:style-name="ce4" table:formula="of:=[.$AA$3]/[.$L57]" office:value-type="float" office:value="24.4818569482368" calcext:value-type="float">
            <text:p>24.48</text:p>
          </table:table-cell>
          <table:table-cell table:number-columns-repeated="9"/>
          <table:table-cell table:style-name="ce4" table:formula="of:=[.$AK$3]/[.$L57]" office:value-type="float" office:value="75.1292491314343" calcext:value-type="float">
            <text:p>75.13</text:p>
          </table:table-cell>
          <table:table-cell table:number-columns-repeated="4"/>
          <table:table-cell table:style-name="ce4" table:formula="of:=[.$AP$3]/[.$L57]" office:value-type="float" office:value="19.6363874602811" calcext:value-type="float">
            <text:p>19.64</text:p>
          </table:table-cell>
          <table:table-cell table:number-columns-repeated="4"/>
          <table:table-cell table:style-name="ce4" table:formula="of:=[.$AU$3]/[.$L57]" office:value-type="float" office:value="41.8961806231321" calcext:value-type="float">
            <text:p>41.90</text:p>
          </table:table-cell>
          <table:table-cell table:number-columns-repeated="9"/>
          <table:table-cell table:style-name="ce4" table:formula="of:=[.$BE$3]/[.$L57]" office:value-type="float" office:value="107.079981270197" calcext:value-type="float">
            <text:p>107.08</text:p>
          </table:table-cell>
          <table:table-cell table:number-columns-repeated="4"/>
          <table:table-cell table:style-name="ce4" table:formula="of:=[.$BJ$3]/[.$L57]" office:value-type="float" office:value="27.9862571031623" calcext:value-type="float">
            <text:p>27.99</text:p>
          </table:table-cell>
          <table:table-cell table:number-columns-repeated="4"/>
          <table:table-cell table:style-name="ce4" table:formula="of:=[.$BO$3]/[.$L57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4" table:formula="of:=4.44822/1000*[.B58]" office:value-type="float" office:value="0.8006796" calcext:value-type="float">
            <text:p>0.80</text:p>
          </table:table-cell>
          <table:table-cell table:style-name="ce4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4" table:formula="of:=[.$Q$3]/[.$L58]" office:value-type="float" office:value="34.1390788525148" calcext:value-type="float">
            <text:p>34.14</text:p>
          </table:table-cell>
          <table:table-cell table:number-columns-repeated="4"/>
          <table:table-cell table:style-name="ce4" table:formula="of:=[.$V$3]/[.$L58]" office:value-type="float" office:value="8.92305986064838" calcext:value-type="float">
            <text:p>8.92</text:p>
          </table:table-cell>
          <table:table-cell table:number-columns-repeated="4"/>
          <table:table-cell table:style-name="ce4" table:formula="of:=[.$AA$3]/[.$L58]" office:value-type="float" office:value="19.041444293073" calcext:value-type="float">
            <text:p>19.04</text:p>
          </table:table-cell>
          <table:table-cell table:number-columns-repeated="9"/>
          <table:table-cell table:style-name="ce4" table:formula="of:=[.$AK$3]/[.$L58]" office:value-type="float" office:value="58.43386043556" calcext:value-type="float">
            <text:p>58.43</text:p>
          </table:table-cell>
          <table:table-cell table:number-columns-repeated="4"/>
          <table:table-cell table:style-name="ce4" table:formula="of:=[.$AP$3]/[.$L58]" office:value-type="float" office:value="15.2727458024408" calcext:value-type="float">
            <text:p>15.27</text:p>
          </table:table-cell>
          <table:table-cell table:number-columns-repeated="4"/>
          <table:table-cell table:style-name="ce4" table:formula="of:=[.$AU$3]/[.$L58]" office:value-type="float" office:value="32.5859182624361" calcext:value-type="float">
            <text:p>32.59</text:p>
          </table:table-cell>
          <table:table-cell table:number-columns-repeated="9"/>
          <table:table-cell table:style-name="ce4" table:formula="of:=[.$BE$3]/[.$L58]" office:value-type="float" office:value="83.2844298768196" calcext:value-type="float">
            <text:p>83.28</text:p>
          </table:table-cell>
          <table:table-cell table:number-columns-repeated="4"/>
          <table:table-cell table:style-name="ce4" table:formula="of:=[.$BJ$3]/[.$L58]" office:value-type="float" office:value="21.7670888580151" calcext:value-type="float">
            <text:p>21.77</text:p>
          </table:table-cell>
          <table:table-cell table:number-columns-repeated="4"/>
          <table:table-cell table:style-name="ce4" table:formula="of:=[.$BO$3]/[.$L58]" office:value-type="float" office:value="46.45016058858" calcext:value-type="float">
            <text:p>46.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4" table:formula="of:=4.44822/1000*[.B59]" office:value-type="float" office:value="2.22411" calcext:value-type="float">
            <text:p>2.22</text:p>
          </table:table-cell>
          <table:table-cell table:style-name="ce4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4" table:formula="of:=[.$Q$3]/[.$L59]" office:value-type="float" office:value="12.2900683869053" calcext:value-type="float">
            <text:p>12.29</text:p>
          </table:table-cell>
          <table:table-cell table:number-columns-repeated="4"/>
          <table:table-cell table:style-name="ce4" table:formula="of:=[.$V$3]/[.$L59]" office:value-type="float" office:value="3.21230154983342" calcext:value-type="float">
            <text:p>3.21</text:p>
          </table:table-cell>
          <table:table-cell table:number-columns-repeated="4"/>
          <table:table-cell table:style-name="ce4" table:formula="of:=[.$AA$3]/[.$L59]" office:value-type="float" office:value="6.85491994550629" calcext:value-type="float">
            <text:p>6.85</text:p>
          </table:table-cell>
          <table:table-cell table:number-columns-repeated="9"/>
          <table:table-cell table:style-name="ce4" table:formula="of:=[.$AK$3]/[.$L59]" office:value-type="float" office:value="21.0361897568016" calcext:value-type="float">
            <text:p>21.04</text:p>
          </table:table-cell>
          <table:table-cell table:number-columns-repeated="4"/>
          <table:table-cell table:style-name="ce4" table:formula="of:=[.$AP$3]/[.$L59]" office:value-type="float" office:value="5.4981884888787" calcext:value-type="float">
            <text:p>5.50</text:p>
          </table:table-cell>
          <table:table-cell table:number-columns-repeated="4"/>
          <table:table-cell table:style-name="ce4" table:formula="of:=[.$AU$3]/[.$L59]" office:value-type="float" office:value="11.730930574477" calcext:value-type="float">
            <text:p>11.73</text:p>
          </table:table-cell>
          <table:table-cell table:number-columns-repeated="9"/>
          <table:table-cell table:style-name="ce4" table:formula="of:=[.$BE$3]/[.$L59]" office:value-type="float" office:value="29.9823947556551" calcext:value-type="float">
            <text:p>29.98</text:p>
          </table:table-cell>
          <table:table-cell table:number-columns-repeated="4"/>
          <table:table-cell table:style-name="ce4" table:formula="of:=[.$BJ$3]/[.$L59]" office:value-type="float" office:value="7.83615198888544" calcext:value-type="float">
            <text:p>7.84</text:p>
          </table:table-cell>
          <table:table-cell table:number-columns-repeated="4"/>
          <table:table-cell table:style-name="ce4" table:formula="of:=[.$BO$3]/[.$L59]" office:value-type="float" office:value="16.7220578118888" calcext:value-type="float">
            <text:p>16.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4" table:formula="of:=4.44822/1000*[.B60]" office:value-type="float" office:value="0.667233" calcext:value-type="float">
            <text:p>0.67</text:p>
          </table:table-cell>
          <table:table-cell table:style-name="ce4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4" table:formula="of:=[.$Q$3]/[.$L60]" office:value-type="float" office:value="40.9668946230178" calcext:value-type="float">
            <text:p>40.97</text:p>
          </table:table-cell>
          <table:table-cell table:number-columns-repeated="4"/>
          <table:table-cell table:style-name="ce4" table:formula="of:=[.$V$3]/[.$L60]" office:value-type="float" office:value="10.7076718327781" calcext:value-type="float">
            <text:p>10.71</text:p>
          </table:table-cell>
          <table:table-cell table:number-columns-repeated="4"/>
          <table:table-cell table:style-name="ce4" table:formula="of:=[.$AA$3]/[.$L60]" office:value-type="float" office:value="22.8497331516876" calcext:value-type="float">
            <text:p>22.85</text:p>
          </table:table-cell>
          <table:table-cell table:number-columns-repeated="9"/>
          <table:table-cell table:style-name="ce4" table:formula="of:=[.$AK$3]/[.$L60]" office:value-type="float" office:value="70.120632522672" calcext:value-type="float">
            <text:p>70.12</text:p>
          </table:table-cell>
          <table:table-cell table:number-columns-repeated="4"/>
          <table:table-cell table:style-name="ce4" table:formula="of:=[.$AP$3]/[.$L60]" office:value-type="float" office:value="18.327294962929" calcext:value-type="float">
            <text:p>18.33</text:p>
          </table:table-cell>
          <table:table-cell table:number-columns-repeated="4"/>
          <table:table-cell table:style-name="ce4" table:formula="of:=[.$AU$3]/[.$L60]" office:value-type="float" office:value="39.1031019149233" calcext:value-type="float">
            <text:p>39.10</text:p>
          </table:table-cell>
          <table:table-cell table:number-columns-repeated="9"/>
          <table:table-cell table:style-name="ce4" table:formula="of:=[.$BE$3]/[.$L60]" office:value-type="float" office:value="99.9413158521836" calcext:value-type="float">
            <text:p>99.94</text:p>
          </table:table-cell>
          <table:table-cell table:number-columns-repeated="4"/>
          <table:table-cell table:style-name="ce4" table:formula="of:=[.$BJ$3]/[.$L60]" office:value-type="float" office:value="26.1205066296181" calcext:value-type="float">
            <text:p>26.12</text:p>
          </table:table-cell>
          <table:table-cell table:number-columns-repeated="4"/>
          <table:table-cell table:style-name="ce4" table:formula="of:=[.$BO$3]/[.$L60]" office:value-type="float" office:value="55.740192706296" calcext:value-type="float">
            <text:p>55.7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4" table:formula="of:=4.44822/1000*[.B61]" office:value-type="float" office:value="1.556877" calcext:value-type="float">
            <text:p>1.56</text:p>
          </table:table-cell>
          <table:table-cell table:style-name="ce4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4" table:formula="of:=[.$Q$3]/[.$L61]" office:value-type="float" office:value="17.5572405527219" calcext:value-type="float">
            <text:p>17.56</text:p>
          </table:table-cell>
          <table:table-cell table:number-columns-repeated="4"/>
          <table:table-cell table:style-name="ce4" table:formula="of:=[.$V$3]/[.$L61]" office:value-type="float" office:value="4.58900221404774" calcext:value-type="float">
            <text:p>4.59</text:p>
          </table:table-cell>
          <table:table-cell table:number-columns-repeated="4"/>
          <table:table-cell table:style-name="ce4" table:formula="of:=[.$AA$3]/[.$L61]" office:value-type="float" office:value="9.7927427792947" calcext:value-type="float">
            <text:p>9.79</text:p>
          </table:table-cell>
          <table:table-cell table:number-columns-repeated="9"/>
          <table:table-cell table:style-name="ce4" table:formula="of:=[.$AK$3]/[.$L61]" office:value-type="float" office:value="30.0516996525737" calcext:value-type="float">
            <text:p>30.05</text:p>
          </table:table-cell>
          <table:table-cell table:number-columns-repeated="4"/>
          <table:table-cell table:style-name="ce4" table:formula="of:=[.$AP$3]/[.$L61]" office:value-type="float" office:value="7.85455498411243" calcext:value-type="float">
            <text:p>7.85</text:p>
          </table:table-cell>
          <table:table-cell table:number-columns-repeated="4"/>
          <table:table-cell table:style-name="ce4" table:formula="of:=[.$AU$3]/[.$L61]" office:value-type="float" office:value="16.7584722492528" calcext:value-type="float">
            <text:p>16.76</text:p>
          </table:table-cell>
          <table:table-cell table:number-columns-repeated="9"/>
          <table:table-cell table:style-name="ce4" table:formula="of:=[.$BE$3]/[.$L61]" office:value-type="float" office:value="42.8319925080787" calcext:value-type="float">
            <text:p>42.83</text:p>
          </table:table-cell>
          <table:table-cell table:number-columns-repeated="4"/>
          <table:table-cell table:style-name="ce4" table:formula="of:=[.$BJ$3]/[.$L61]" office:value-type="float" office:value="11.1945028412649" calcext:value-type="float">
            <text:p>11.19</text:p>
          </table:table-cell>
          <table:table-cell table:number-columns-repeated="4"/>
          <table:table-cell table:style-name="ce4" table:formula="of:=[.$BO$3]/[.$L61]" office:value-type="float" office:value="23.888654016984" calcext:value-type="float">
            <text:p>23.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62]" office:value-type="float" office:value="0.889644" calcext:value-type="float">
            <text:p>0.89</text:p>
          </table:table-cell>
          <table:table-cell table:style-name="ce4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62]" office:value-type="float" office:value="30.7251709672633" calcext:value-type="float">
            <text:p>30.73</text:p>
          </table:table-cell>
          <table:table-cell table:number-columns-repeated="4"/>
          <table:table-cell table:style-name="ce4" table:formula="of:=[.$V$3]/[.$L62]" office:value-type="float" office:value="8.03075387458354" calcext:value-type="float">
            <text:p>8.03</text:p>
          </table:table-cell>
          <table:table-cell table:number-columns-repeated="4"/>
          <table:table-cell table:style-name="ce4" table:formula="of:=[.$AA$3]/[.$L62]" office:value-type="float" office:value="17.1372998637657" calcext:value-type="float">
            <text:p>17.14</text:p>
          </table:table-cell>
          <table:table-cell table:number-columns-repeated="9"/>
          <table:table-cell table:style-name="ce4" table:formula="of:=[.$AK$3]/[.$L62]" office:value-type="float" office:value="52.590474392004" calcext:value-type="float">
            <text:p>52.59</text:p>
          </table:table-cell>
          <table:table-cell table:number-columns-repeated="4"/>
          <table:table-cell table:style-name="ce4" table:formula="of:=[.$AP$3]/[.$L62]" office:value-type="float" office:value="13.7454712221967" calcext:value-type="float">
            <text:p>13.75</text:p>
          </table:table-cell>
          <table:table-cell table:number-columns-repeated="4"/>
          <table:table-cell table:style-name="ce4" table:formula="of:=[.$AU$3]/[.$L62]" office:value-type="float" office:value="29.3273264361925" calcext:value-type="float">
            <text:p>29.33</text:p>
          </table:table-cell>
          <table:table-cell table:number-columns-repeated="9"/>
          <table:table-cell table:style-name="ce4" table:formula="of:=[.$BE$3]/[.$L62]" office:value-type="float" office:value="74.9559868891377" calcext:value-type="float">
            <text:p>74.96</text:p>
          </table:table-cell>
          <table:table-cell table:number-columns-repeated="4"/>
          <table:table-cell table:style-name="ce4" table:formula="of:=[.$BJ$3]/[.$L62]" office:value-type="float" office:value="19.5903799722136" calcext:value-type="float">
            <text:p>19.59</text:p>
          </table:table-cell>
          <table:table-cell table:number-columns-repeated="4"/>
          <table:table-cell table:style-name="ce4" table:formula="of:=[.$BO$3]/[.$L62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table:formula="of:=4.44822/1000*[.B63]" office:value-type="float" office:value="1.779288" calcext:value-type="float">
            <text:p>1.78</text:p>
          </table:table-cell>
          <table:table-cell table:style-name="ce4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4" table:formula="of:=[.$Q$3]/[.$L63]" office:value-type="float" office:value="15.3625854836317" calcext:value-type="float">
            <text:p>15.36</text:p>
          </table:table-cell>
          <table:table-cell table:number-columns-repeated="4"/>
          <table:table-cell table:style-name="ce4" table:formula="of:=[.$V$3]/[.$L63]" office:value-type="float" office:value="4.01537693729177" calcext:value-type="float">
            <text:p>4.02</text:p>
          </table:table-cell>
          <table:table-cell table:number-columns-repeated="4"/>
          <table:table-cell table:style-name="ce4" table:formula="of:=[.$AA$3]/[.$L63]" office:value-type="float" office:value="8.56864993188287" calcext:value-type="float">
            <text:p>8.57</text:p>
          </table:table-cell>
          <table:table-cell table:number-columns-repeated="9"/>
          <table:table-cell table:style-name="ce4" table:formula="of:=[.$AK$3]/[.$L63]" office:value-type="float" office:value="26.295237196002" calcext:value-type="float">
            <text:p>26.30</text:p>
          </table:table-cell>
          <table:table-cell table:number-columns-repeated="4"/>
          <table:table-cell table:style-name="ce4" table:formula="of:=[.$AP$3]/[.$L63]" office:value-type="float" office:value="6.87273561109837" calcext:value-type="float">
            <text:p>6.87</text:p>
          </table:table-cell>
          <table:table-cell table:number-columns-repeated="4"/>
          <table:table-cell table:style-name="ce4" table:formula="of:=[.$AU$3]/[.$L63]" office:value-type="float" office:value="14.6636632180962" calcext:value-type="float">
            <text:p>14.66</text:p>
          </table:table-cell>
          <table:table-cell table:number-columns-repeated="9"/>
          <table:table-cell table:style-name="ce4" table:formula="of:=[.$BE$3]/[.$L63]" office:value-type="float" office:value="37.4779934445688" calcext:value-type="float">
            <text:p>37.48</text:p>
          </table:table-cell>
          <table:table-cell table:number-columns-repeated="4"/>
          <table:table-cell table:style-name="ce4" table:formula="of:=[.$BJ$3]/[.$L63]" office:value-type="float" office:value="9.7951899861068" calcext:value-type="float">
            <text:p>9.80</text:p>
          </table:table-cell>
          <table:table-cell table:number-columns-repeated="4"/>
          <table:table-cell table:style-name="ce4" table:formula="of:=[.$BO$3]/[.$L63]" office:value-type="float" office:value="20.902572264861" calcext:value-type="float">
            <text:p>20.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4" table:formula="of:=4.44822/1000*[.B64]" office:value-type="float" office:value="1.6013592" calcext:value-type="float">
            <text:p>1.60</text:p>
          </table:table-cell>
          <table:table-cell table:style-name="ce4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4" table:formula="of:=[.$Q$3]/[.$L64]" office:value-type="float" office:value="17.0695394262574" calcext:value-type="float">
            <text:p>17.07</text:p>
          </table:table-cell>
          <table:table-cell table:number-columns-repeated="4"/>
          <table:table-cell table:style-name="ce4" table:formula="of:=[.$V$3]/[.$L64]" office:value-type="float" office:value="4.46152993032419" calcext:value-type="float">
            <text:p>4.46</text:p>
          </table:table-cell>
          <table:table-cell table:number-columns-repeated="4"/>
          <table:table-cell table:style-name="ce4" table:formula="of:=[.$AA$3]/[.$L64]" office:value-type="float" office:value="9.52072214653652" calcext:value-type="float">
            <text:p>9.52</text:p>
          </table:table-cell>
          <table:table-cell table:number-columns-repeated="9"/>
          <table:table-cell table:style-name="ce4" table:formula="of:=[.$AK$3]/[.$L64]" office:value-type="float" office:value="29.21693021778" calcext:value-type="float">
            <text:p>29.22</text:p>
          </table:table-cell>
          <table:table-cell table:number-columns-repeated="4"/>
          <table:table-cell table:style-name="ce4" table:formula="of:=[.$AP$3]/[.$L64]" office:value-type="float" office:value="7.63637290122041" calcext:value-type="float">
            <text:p>7.64</text:p>
          </table:table-cell>
          <table:table-cell table:number-columns-repeated="4"/>
          <table:table-cell table:style-name="ce4" table:formula="of:=[.$AU$3]/[.$L64]" office:value-type="float" office:value="16.292959131218" calcext:value-type="float">
            <text:p>16.29</text:p>
          </table:table-cell>
          <table:table-cell table:number-columns-repeated="9"/>
          <table:table-cell table:style-name="ce4" table:formula="of:=[.$BE$3]/[.$L64]" office:value-type="float" office:value="41.6422149384098" calcext:value-type="float">
            <text:p>41.64</text:p>
          </table:table-cell>
          <table:table-cell table:number-columns-repeated="4"/>
          <table:table-cell table:style-name="ce4" table:formula="of:=[.$BJ$3]/[.$L64]" office:value-type="float" office:value="10.8835444290076" calcext:value-type="float">
            <text:p>10.88</text:p>
          </table:table-cell>
          <table:table-cell table:number-columns-repeated="4"/>
          <table:table-cell table:style-name="ce4" table:formula="of:=[.$BO$3]/[.$L64]" office:value-type="float" office:value="23.22508029429" calcext:value-type="float">
            <text:p>23.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65]" office:value-type="float" office:value="0.889644" calcext:value-type="float">
            <text:p>0.89</text:p>
          </table:table-cell>
          <table:table-cell table:style-name="ce4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65]" office:value-type="float" office:value="30.7251709672633" calcext:value-type="float">
            <text:p>30.73</text:p>
          </table:table-cell>
          <table:table-cell table:number-columns-repeated="4"/>
          <table:table-cell table:style-name="ce4" table:formula="of:=[.$V$3]/[.$L65]" office:value-type="float" office:value="8.03075387458354" calcext:value-type="float">
            <text:p>8.03</text:p>
          </table:table-cell>
          <table:table-cell table:number-columns-repeated="4"/>
          <table:table-cell table:style-name="ce4" table:formula="of:=[.$AA$3]/[.$L65]" office:value-type="float" office:value="17.1372998637657" calcext:value-type="float">
            <text:p>17.14</text:p>
          </table:table-cell>
          <table:table-cell table:number-columns-repeated="9"/>
          <table:table-cell table:style-name="ce4" table:formula="of:=[.$AK$3]/[.$L65]" office:value-type="float" office:value="52.590474392004" calcext:value-type="float">
            <text:p>52.59</text:p>
          </table:table-cell>
          <table:table-cell table:number-columns-repeated="4"/>
          <table:table-cell table:style-name="ce4" table:formula="of:=[.$AP$3]/[.$L65]" office:value-type="float" office:value="13.7454712221967" calcext:value-type="float">
            <text:p>13.75</text:p>
          </table:table-cell>
          <table:table-cell table:number-columns-repeated="4"/>
          <table:table-cell table:style-name="ce4" table:formula="of:=[.$AU$3]/[.$L65]" office:value-type="float" office:value="29.3273264361925" calcext:value-type="float">
            <text:p>29.33</text:p>
          </table:table-cell>
          <table:table-cell table:number-columns-repeated="9"/>
          <table:table-cell table:style-name="ce4" table:formula="of:=[.$BE$3]/[.$L65]" office:value-type="float" office:value="74.9559868891377" calcext:value-type="float">
            <text:p>74.96</text:p>
          </table:table-cell>
          <table:table-cell table:number-columns-repeated="4"/>
          <table:table-cell table:style-name="ce4" table:formula="of:=[.$BJ$3]/[.$L65]" office:value-type="float" office:value="19.5903799722136" calcext:value-type="float">
            <text:p>19.59</text:p>
          </table:table-cell>
          <table:table-cell table:number-columns-repeated="4"/>
          <table:table-cell table:style-name="ce4" table:formula="of:=[.$BO$3]/[.$L65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4" table:formula="of:=4.44822/1000*[.B66]" office:value-type="float" office:value="1.6013592" calcext:value-type="float">
            <text:p>1.60</text:p>
          </table:table-cell>
          <table:table-cell table:style-name="ce4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4" table:formula="of:=[.$Q$3]/[.$L66]" office:value-type="float" office:value="17.0695394262574" calcext:value-type="float">
            <text:p>17.07</text:p>
          </table:table-cell>
          <table:table-cell table:number-columns-repeated="4"/>
          <table:table-cell table:style-name="ce4" table:formula="of:=[.$V$3]/[.$L66]" office:value-type="float" office:value="4.46152993032419" calcext:value-type="float">
            <text:p>4.46</text:p>
          </table:table-cell>
          <table:table-cell table:number-columns-repeated="4"/>
          <table:table-cell table:style-name="ce4" table:formula="of:=[.$AA$3]/[.$L66]" office:value-type="float" office:value="9.52072214653652" calcext:value-type="float">
            <text:p>9.52</text:p>
          </table:table-cell>
          <table:table-cell table:number-columns-repeated="9"/>
          <table:table-cell table:style-name="ce4" table:formula="of:=[.$AK$3]/[.$L66]" office:value-type="float" office:value="29.21693021778" calcext:value-type="float">
            <text:p>29.22</text:p>
          </table:table-cell>
          <table:table-cell table:number-columns-repeated="4"/>
          <table:table-cell table:style-name="ce4" table:formula="of:=[.$AP$3]/[.$L66]" office:value-type="float" office:value="7.63637290122041" calcext:value-type="float">
            <text:p>7.64</text:p>
          </table:table-cell>
          <table:table-cell table:number-columns-repeated="4"/>
          <table:table-cell table:style-name="ce4" table:formula="of:=[.$AU$3]/[.$L66]" office:value-type="float" office:value="16.292959131218" calcext:value-type="float">
            <text:p>16.29</text:p>
          </table:table-cell>
          <table:table-cell table:number-columns-repeated="9"/>
          <table:table-cell table:style-name="ce4" table:formula="of:=[.$BE$3]/[.$L66]" office:value-type="float" office:value="41.6422149384098" calcext:value-type="float">
            <text:p>41.64</text:p>
          </table:table-cell>
          <table:table-cell table:number-columns-repeated="4"/>
          <table:table-cell table:style-name="ce4" table:formula="of:=[.$BJ$3]/[.$L66]" office:value-type="float" office:value="10.8835444290076" calcext:value-type="float">
            <text:p>10.88</text:p>
          </table:table-cell>
          <table:table-cell table:number-columns-repeated="4"/>
          <table:table-cell table:style-name="ce4" table:formula="of:=[.$BO$3]/[.$L66]" office:value-type="float" office:value="23.22508029429" calcext:value-type="float">
            <text:p>23.23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9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9" table:formula="of:=MIN([.Q42:.Q66])" office:value-type="float" office:value="12.2900683869053" calcext:value-type="float">
            <text:p>12.29</text:p>
          </table:table-cell>
          <table:table-cell table:number-columns-repeated="4"/>
          <table:table-cell table:style-name="ce9" table:formula="of:=MIN([.V42:.V66])" office:value-type="float" office:value="3.21230154983342" calcext:value-type="float">
            <text:p>3.21</text:p>
          </table:table-cell>
          <table:table-cell table:number-columns-repeated="4"/>
          <table:table-cell table:style-name="ce9" table:formula="of:=MIN([.AA42:.AA66])" office:value-type="float" office:value="6.85491994550629" calcext:value-type="float">
            <text:p>6.85</text:p>
          </table:table-cell>
          <table:table-cell table:number-columns-repeated="9"/>
          <table:table-cell table:style-name="ce9" table:formula="of:=MIN([.AK42:.AK66])" office:value-type="float" office:value="21.0361897568016" calcext:value-type="float">
            <text:p>21.04</text:p>
          </table:table-cell>
          <table:table-cell table:number-columns-repeated="4"/>
          <table:table-cell table:style-name="ce9" table:formula="of:=MIN([.AP42:.AP66])" office:value-type="float" office:value="5.4981884888787" calcext:value-type="float">
            <text:p>5.50</text:p>
          </table:table-cell>
          <table:table-cell table:number-columns-repeated="4"/>
          <table:table-cell table:style-name="ce9" table:formula="of:=MIN([.AU42:.AU66])" office:value-type="float" office:value="11.730930574477" calcext:value-type="float">
            <text:p>11.73</text:p>
          </table:table-cell>
          <table:table-cell table:number-columns-repeated="9"/>
          <table:table-cell table:style-name="ce9" table:formula="of:=MIN([.BE42:.BE66])" office:value-type="float" office:value="29.9823947556551" calcext:value-type="float">
            <text:p>29.98</text:p>
          </table:table-cell>
          <table:table-cell table:number-columns-repeated="4"/>
          <table:table-cell table:style-name="ce9" table:formula="of:=MIN([.BJ42:.BJ66])" office:value-type="float" office:value="7.83615198888544" calcext:value-type="float">
            <text:p>7.84</text:p>
          </table:table-cell>
          <table:table-cell table:number-columns-repeated="4"/>
          <table:table-cell table:style-name="ce9" table:formula="of:=MIN([.BO42:.BO66])" office:value-type="float" office:value="16.7220578118888" calcext:value-type="float">
            <text:p>16.7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74"/>
        </table:table-row>
        <table:table-row table:style-name="ro1">
          <table:table-cell table:style-name="ce2"/>
          <table:table-cell table:style-name="ce2" office:value-type="string" calcext:value-type="string">
            <text:p>plf</text:p>
          </table:table-cell>
          <table:table-cell table:style-name="ce2" office:value-type="string" calcext:value-type="string">
            <text:p>kN/ft</text:p>
          </table:table-cell>
          <table:table-cell table:style-name="ce2" office:value-type="string" calcext:value-type="string">
            <text:p>kN/m</text:p>
          </table:table-cell>
          <table:table-cell table:number-columns-repeated="7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70]" office:value-type="float" office:value="0.6227508" calcext:value-type="float">
            <text:p>0.62</text:p>
          </table:table-cell>
          <table:table-cell table:style-name="ce4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70]" office:value-type="float" office:value="43.8931013818047" calcext:value-type="float">
            <text:p>43.89</text:p>
          </table:table-cell>
          <table:table-cell table:number-columns-repeated="4"/>
          <table:table-cell table:style-name="ce4" table:formula="of:=[.$V$3]/[.$L70]" office:value-type="float" office:value="11.4725055351193" calcext:value-type="float">
            <text:p>11.47</text:p>
          </table:table-cell>
          <table:table-cell table:number-columns-repeated="4"/>
          <table:table-cell table:style-name="ce4" table:formula="of:=[.$AA$3]/[.$L70]" office:value-type="float" office:value="24.4818569482368" calcext:value-type="float">
            <text:p>24.48</text:p>
          </table:table-cell>
          <table:table-cell table:number-columns-repeated="9"/>
          <table:table-cell table:style-name="ce4" table:formula="of:=[.$AK$3]/[.$L70]" office:value-type="float" office:value="75.1292491314343" calcext:value-type="float">
            <text:p>75.13</text:p>
          </table:table-cell>
          <table:table-cell table:number-columns-repeated="4"/>
          <table:table-cell table:style-name="ce4" table:formula="of:=[.$AP$3]/[.$L70]" office:value-type="float" office:value="19.6363874602811" calcext:value-type="float">
            <text:p>19.64</text:p>
          </table:table-cell>
          <table:table-cell table:number-columns-repeated="4"/>
          <table:table-cell table:style-name="ce4" table:formula="of:=[.$AU$3]/[.$L70]" office:value-type="float" office:value="41.8961806231321" calcext:value-type="float">
            <text:p>41.90</text:p>
          </table:table-cell>
          <table:table-cell table:number-columns-repeated="9"/>
          <table:table-cell table:style-name="ce4" table:formula="of:=[.$BE$3]/[.$L70]" office:value-type="float" office:value="107.079981270197" calcext:value-type="float">
            <text:p>107.08</text:p>
          </table:table-cell>
          <table:table-cell table:number-columns-repeated="4"/>
          <table:table-cell table:style-name="ce4" table:formula="of:=[.$BJ$3]/[.$L70]" office:value-type="float" office:value="27.9862571031623" calcext:value-type="float">
            <text:p>27.99</text:p>
          </table:table-cell>
          <table:table-cell table:number-columns-repeated="4"/>
          <table:table-cell table:style-name="ce4" table:formula="of:=[.$BO$3]/[.$L70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style-name="ce4" table:formula="of:=4.44822/1000*[.B71]" office:value-type="float" office:value="3.7365048" calcext:value-type="float">
            <text:p>3.74</text:p>
          </table:table-cell>
          <table:table-cell table:style-name="ce4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4" table:formula="of:=[.$Q$3]/[.$L71]" office:value-type="float" office:value="7.31551689696746" calcext:value-type="float">
            <text:p>7.32</text:p>
          </table:table-cell>
          <table:table-cell table:number-columns-repeated="4"/>
          <table:table-cell table:style-name="ce10" table:formula="of:=[.$V$3]/[.$L71]" office:value-type="float" office:value="1.91208425585322" calcext:value-type="float">
            <text:p>1.91</text:p>
          </table:table-cell>
          <table:table-cell table:number-columns-repeated="4"/>
          <table:table-cell table:style-name="ce10" table:formula="of:=[.$AA$3]/[.$L71]" office:value-type="float" office:value="4.08030949137279" calcext:value-type="float">
            <text:p>4.08</text:p>
          </table:table-cell>
          <table:table-cell table:number-columns-repeated="9"/>
          <table:table-cell table:style-name="ce4" table:formula="of:=[.$AK$3]/[.$L71]" office:value-type="float" office:value="12.5215415219057" calcext:value-type="float">
            <text:p>12.52</text:p>
          </table:table-cell>
          <table:table-cell table:number-columns-repeated="4"/>
          <table:table-cell table:style-name="ce4" table:formula="of:=[.$AP$3]/[.$L71]" office:value-type="float" office:value="3.27273124338018" calcext:value-type="float">
            <text:p>3.27</text:p>
          </table:table-cell>
          <table:table-cell table:number-columns-repeated="4"/>
          <table:table-cell table:style-name="ce4" table:formula="of:=[.$AU$3]/[.$L71]" office:value-type="float" office:value="6.98269677052201" calcext:value-type="float">
            <text:p>6.98</text:p>
          </table:table-cell>
          <table:table-cell table:number-columns-repeated="9"/>
          <table:table-cell table:style-name="ce4" table:formula="of:=[.$BE$3]/[.$L71]" office:value-type="float" office:value="17.8466635450328" calcext:value-type="float">
            <text:p>17.85</text:p>
          </table:table-cell>
          <table:table-cell table:number-columns-repeated="4"/>
          <table:table-cell table:style-name="ce4" table:formula="of:=[.$BJ$3]/[.$L71]" office:value-type="float" office:value="4.66437618386038" calcext:value-type="float">
            <text:p>4.66</text:p>
          </table:table-cell>
          <table:table-cell table:number-columns-repeated="4"/>
          <table:table-cell table:style-name="ce4" table:formula="of:=[.$BO$3]/[.$L71]" office:value-type="float" office:value="9.95360584041" calcext:value-type="float">
            <text:p>9.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style-name="ce4" table:formula="of:=4.44822/1000*[.B72]" office:value-type="float" office:value="7.4730096" calcext:value-type="float">
            <text:p>7.47</text:p>
          </table:table-cell>
          <table:table-cell table:style-name="ce4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10" table:formula="of:=[.$Q$3]/[.$L72]" office:value-type="float" office:value="3.65775844848373" calcext:value-type="float">
            <text:p>3.66</text:p>
          </table:table-cell>
          <table:table-cell table:number-columns-repeated="4"/>
          <table:table-cell table:style-name="ce4" table:formula="of:=[.$V$3]/[.$L72]" office:value-type="float" office:value="0.956042127926612" calcext:value-type="float">
            <text:p>0.96</text:p>
          </table:table-cell>
          <table:table-cell table:number-columns-repeated="4"/>
          <table:table-cell table:style-name="ce4" table:formula="of:=[.$AA$3]/[.$L72]" office:value-type="float" office:value="2.0401547456864" calcext:value-type="float">
            <text:p>2.04</text:p>
          </table:table-cell>
          <table:table-cell table:number-columns-repeated="9"/>
          <table:table-cell table:style-name="ce4" table:formula="of:=[.$AK$3]/[.$L72]" office:value-type="float" office:value="6.26077076095286" calcext:value-type="float">
            <text:p>6.26</text:p>
          </table:table-cell>
          <table:table-cell table:number-columns-repeated="4"/>
          <table:table-cell table:style-name="ce4" table:formula="of:=[.$AP$3]/[.$L72]" office:value-type="float" office:value="1.63636562169009" calcext:value-type="float">
            <text:p>1.64</text:p>
          </table:table-cell>
          <table:table-cell table:number-columns-repeated="4"/>
          <table:table-cell table:style-name="ce4" table:formula="of:=[.$AU$3]/[.$L72]" office:value-type="float" office:value="3.49134838526101" calcext:value-type="float">
            <text:p>3.49</text:p>
          </table:table-cell>
          <table:table-cell table:number-columns-repeated="9"/>
          <table:table-cell table:style-name="ce4" table:formula="of:=[.$BE$3]/[.$L72]" office:value-type="float" office:value="8.92333177251639" calcext:value-type="float">
            <text:p>8.92</text:p>
          </table:table-cell>
          <table:table-cell table:number-columns-repeated="4"/>
          <table:table-cell table:style-name="ce4" table:formula="of:=[.$BJ$3]/[.$L72]" office:value-type="float" office:value="2.33218809193019" calcext:value-type="float">
            <text:p>2.33</text:p>
          </table:table-cell>
          <table:table-cell table:number-columns-repeated="4"/>
          <table:table-cell table:style-name="ce4" table:formula="of:=[.$BO$3]/[.$L72]" office:value-type="float" office:value="4.976802920205" calcext:value-type="float">
            <text:p>4.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4" table:formula="of:=4.44822/1000*[.B73]" office:value-type="float" office:value="0.5560275" calcext:value-type="float">
            <text:p>0.56</text:p>
          </table:table-cell>
          <table:table-cell table:style-name="ce4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4" table:formula="of:=[.$Q$3]/[.$L73]" office:value-type="float" office:value="49.1602735476213" calcext:value-type="float">
            <text:p>49.16</text:p>
          </table:table-cell>
          <table:table-cell table:number-columns-repeated="4"/>
          <table:table-cell table:style-name="ce4" table:formula="of:=[.$V$3]/[.$L73]" office:value-type="float" office:value="12.8492061993337" calcext:value-type="float">
            <text:p>12.85</text:p>
          </table:table-cell>
          <table:table-cell table:number-columns-repeated="4"/>
          <table:table-cell table:style-name="ce4" table:formula="of:=[.$AA$3]/[.$L73]" office:value-type="float" office:value="27.4196797820252" calcext:value-type="float">
            <text:p>27.42</text:p>
          </table:table-cell>
          <table:table-cell table:number-columns-repeated="9"/>
          <table:table-cell table:style-name="ce4" table:formula="of:=[.$AK$3]/[.$L73]" office:value-type="float" office:value="84.1447590272064" calcext:value-type="float">
            <text:p>84.14</text:p>
          </table:table-cell>
          <table:table-cell table:number-columns-repeated="4"/>
          <table:table-cell table:style-name="ce4" table:formula="of:=[.$AP$3]/[.$L73]" office:value-type="float" office:value="21.9927539555148" calcext:value-type="float">
            <text:p>21.99</text:p>
          </table:table-cell>
          <table:table-cell table:number-columns-repeated="4"/>
          <table:table-cell table:style-name="ce4" table:formula="of:=[.$AU$3]/[.$L73]" office:value-type="float" office:value="46.9237222979079" calcext:value-type="float">
            <text:p>46.92</text:p>
          </table:table-cell>
          <table:table-cell table:number-columns-repeated="9"/>
          <table:table-cell table:style-name="ce4" table:formula="of:=[.$BE$3]/[.$L73]" office:value-type="float" office:value="119.92957902262" calcext:value-type="float">
            <text:p>119.93</text:p>
          </table:table-cell>
          <table:table-cell table:number-columns-repeated="4"/>
          <table:table-cell table:style-name="ce4" table:formula="of:=[.$BJ$3]/[.$L73]" office:value-type="float" office:value="31.3446079555418" calcext:value-type="float">
            <text:p>31.34</text:p>
          </table:table-cell>
          <table:table-cell table:number-columns-repeated="4"/>
          <table:table-cell table:style-name="ce4" table:formula="of:=[.$BO$3]/[.$L73]" office:value-type="float" office:value="66.8882312475552" calcext:value-type="float">
            <text:p>66.89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9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9" table:formula="of:=MIN([.Q70:.Q73])" office:value-type="float" office:value="3.65775844848373" calcext:value-type="float">
            <text:p>3.66</text:p>
          </table:table-cell>
          <table:table-cell table:number-columns-repeated="4"/>
          <table:table-cell table:style-name="ce9" table:formula="of:=MIN([.V70:.V73])" office:value-type="float" office:value="0.956042127926612" calcext:value-type="float">
            <text:p>0.96</text:p>
          </table:table-cell>
          <table:table-cell table:number-columns-repeated="4"/>
          <table:table-cell table:style-name="ce9" table:formula="of:=MIN([.AA70:.AA73])" office:value-type="float" office:value="2.0401547456864" calcext:value-type="float">
            <text:p>2.04</text:p>
          </table:table-cell>
          <table:table-cell table:number-columns-repeated="9"/>
          <table:table-cell table:style-name="ce9" table:formula="of:=MIN([.AK70:.AK73])" office:value-type="float" office:value="6.26077076095286" calcext:value-type="float">
            <text:p>6.26</text:p>
          </table:table-cell>
          <table:table-cell table:number-columns-repeated="4"/>
          <table:table-cell table:style-name="ce9" table:formula="of:=MIN([.AP70:.AP73])" office:value-type="float" office:value="1.63636562169009" calcext:value-type="float">
            <text:p>1.64</text:p>
          </table:table-cell>
          <table:table-cell table:number-columns-repeated="4"/>
          <table:table-cell table:style-name="ce9" table:formula="of:=MIN([.AU70:.AU73])" office:value-type="float" office:value="3.49134838526101" calcext:value-type="float">
            <text:p>3.49</text:p>
          </table:table-cell>
          <table:table-cell table:number-columns-repeated="9"/>
          <table:table-cell table:style-name="ce9" table:formula="of:=MIN([.BE70:.BE73])" office:value-type="float" office:value="8.92333177251639" calcext:value-type="float">
            <text:p>8.92</text:p>
          </table:table-cell>
          <table:table-cell table:number-columns-repeated="4"/>
          <table:table-cell table:style-name="ce9" table:formula="of:=MIN([.BJ70:.BJ73])" office:value-type="float" office:value="2.33218809193019" calcext:value-type="float">
            <text:p>2.33</text:p>
          </table:table-cell>
          <table:table-cell table:number-columns-repeated="4"/>
          <table:table-cell table:style-name="ce9" table:formula="of:=MIN([.BO70:.BO73])" office:value-type="float" office:value="4.976802920205" calcext:value-type="float">
            <text:p>4.98</text:p>
          </table:table-cell>
          <table:table-cell table:number-columns-repeated="11"/>
        </table:table-row>
        <table:table-row table:style-name="ro1" table:number-rows-repeated="1048501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south" table:style-name="ta1">
        <table:table-column table:style-name="co1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4" table:default-cell-style-name="ce4"/>
        <table:table-column table:style-name="co13" table:number-columns-repeated="3" table:default-cell-style-name="ce4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" table:number-columns-repeated="994" table:default-cell-style-name="Default"/>
        <table:table-row table:style-name="ro1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4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S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1A</text:p>
          </table:table-cell>
          <table:table-cell office:value-type="string" calcext:value-type="string">
            <text:p>max:</text:p>
          </table:table-cell>
          <table:table-cell office:value-type="float" office:value="8.454" calcext:value-type="float">
            <text:p>8.454</text:p>
          </table:table-cell>
          <table:table-cell office:value-type="string" calcext:value-type="string">
            <text:p>m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4" office:value-type="float" office:value="54.95" calcext:value-type="float">
            <text:p>54.9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98.51" calcext:value-type="float">
            <text:p>98.5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143.06" calcext:value-type="float">
            <text:p>143.06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/>
          <table:table-cell table:number-columns-repeated="4" table:style-name="ce2" office:value-type="string" calcext:value-type="string">
            <text:p>plf</text:p>
          </table:table-cell>
          <table:table-cell/>
          <table:table-cell table:number-columns-repeated="4" table:style-name="ce2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4" table:formula="of:=[.B6]*[.$H$1]" office:value-type="float" office:value="8.17258267716537" calcext:value-type="float">
            <text:p>8.17</text:p>
          </table:table-cell>
          <table:table-cell table:style-name="ce4" table:formula="of:=[.C6]*[.$H$1]" office:value-type="float" office:value="12.2588740157481" calcext:value-type="float">
            <text:p>12.26</text:p>
          </table:table-cell>
          <table:table-cell table:style-name="ce4" table:formula="of:=[.D6]*[.$H$1]" office:value-type="float" office:value="15.9073484251969" calcext:value-type="float">
            <text:p>15.91</text:p>
          </table:table-cell>
          <table:table-cell table:style-name="ce4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4" table:formula="of:=[.$Q$3]/[.L6]" office:value-type="float" office:value="13.4474014324831" calcext:value-type="float">
            <text:p>13.45</text:p>
          </table:table-cell>
          <table:table-cell table:style-name="ce4" table:formula="of:=[.$Q$3]/[.M6]" office:value-type="float" office:value="8.96493428832206" calcext:value-type="float">
            <text:p>8.96</text:p>
          </table:table-cell>
          <table:table-cell table:style-name="ce4" table:formula="of:=[.$Q$3]/[.N6]" office:value-type="float" office:value="6.90875669925736" calcext:value-type="float">
            <text:p>6.91</text:p>
          </table:table-cell>
          <table:table-cell table:style-name="ce4" table:formula="of:=[.$Q$3]/[.O6]" office:value-type="float" office:value="5.26611524628708" calcext:value-type="float">
            <text:p>5.27</text:p>
          </table:table-cell>
          <table:table-cell/>
          <table:table-cell table:style-name="ce4" table:formula="of:=[.$V$3]/[.$L6]" office:value-type="float" office:value="24.1074343059856" calcext:value-type="float">
            <text:p>24.11</text:p>
          </table:table-cell>
          <table:table-cell table:style-name="ce4" table:formula="of:=[.$V$3]/[.$M6]" office:value-type="float" office:value="16.0716228706571" calcext:value-type="float">
            <text:p>16.07</text:p>
          </table:table-cell>
          <table:table-cell table:style-name="ce4" table:formula="of:=[.$V$3]/[.$N6]" office:value-type="float" office:value="12.3854708361027" calcext:value-type="float">
            <text:p>12.39</text:p>
          </table:table-cell>
          <table:table-cell table:style-name="ce4" table:formula="of:=[.$V$3]/[.$O6]" office:value-type="float" office:value="9.44067357437198" calcext:value-type="float">
            <text:p>9.44</text:p>
          </table:table-cell>
          <table:table-cell/>
          <table:table-cell table:style-name="ce4" table:formula="of:=[.$AA$3]/[.$L6]" office:value-type="float" office:value="35.0097406538859" calcext:value-type="float">
            <text:p>35.01</text:p>
          </table:table-cell>
          <table:table-cell table:style-name="ce4" table:formula="of:=[.$AA$3]/[.$M6]" office:value-type="float" office:value="23.3398271025906" calcext:value-type="float">
            <text:p>23.34</text:p>
          </table:table-cell>
          <table:table-cell table:style-name="ce4" table:formula="of:=[.$AA$3]/[.$N6]" office:value-type="float" office:value="17.9866557487854" calcext:value-type="float">
            <text:p>17.99</text:p>
          </table:table-cell>
          <table:table-cell table:style-name="ce4" table:formula="of:=[.$AA$3]/[.$O6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4" table:formula="of:=[.B7]*[.$H$1]" office:value-type="float" office:value="9.41306397637797" calcext:value-type="float">
            <text:p>9.41</text:p>
          </table:table-cell>
          <table:table-cell table:style-name="ce4" table:formula="of:=[.C7]*[.$H$1]" office:value-type="float" office:value="14.7398366141733" calcext:value-type="float">
            <text:p>14.74</text:p>
          </table:table-cell>
          <table:table-cell table:style-name="ce4" table:formula="of:=[.D7]*[.$H$1]" office:value-type="float" office:value="18.8261279527559" calcext:value-type="float">
            <text:p>18.83</text:p>
          </table:table-cell>
          <table:table-cell table:style-name="ce4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4" table:formula="of:=[.$Q$3]/[.L7]" office:value-type="float" office:value="11.6752632592101" calcext:value-type="float">
            <text:p>11.68</text:p>
          </table:table-cell>
          <table:table-cell table:style-name="ce4" table:formula="of:=[.$Q$3]/[.M7]" office:value-type="float" office:value="7.45598495266389" calcext:value-type="float">
            <text:p>7.46</text:p>
          </table:table-cell>
          <table:table-cell table:style-name="ce4" table:formula="of:=[.$Q$3]/[.N7]" office:value-type="float" office:value="5.83763162960506" calcext:value-type="float">
            <text:p>5.84</text:p>
          </table:table-cell>
          <table:table-cell table:style-name="ce4" table:formula="of:=[.$Q$3]/[.O7]" office:value-type="float" office:value="4.40382736970206" calcext:value-type="float">
            <text:p>4.40</text:p>
          </table:table-cell>
          <table:table-cell/>
          <table:table-cell table:style-name="ce4" table:formula="of:=[.$V$3]/[.$L7]" office:value-type="float" office:value="20.9304855989952" calcext:value-type="float">
            <text:p>20.93</text:p>
          </table:table-cell>
          <table:table-cell table:style-name="ce4" table:formula="of:=[.$V$3]/[.$M7]" office:value-type="float" office:value="13.3664982290613" calcext:value-type="float">
            <text:p>13.37</text:p>
          </table:table-cell>
          <table:table-cell table:style-name="ce4" table:formula="of:=[.$V$3]/[.$N7]" office:value-type="float" office:value="10.4652427994976" calcext:value-type="float">
            <text:p>10.47</text:p>
          </table:table-cell>
          <table:table-cell table:style-name="ce4" table:formula="of:=[.$V$3]/[.$O7]" office:value-type="float" office:value="7.89483228734031" calcext:value-type="float">
            <text:p>7.89</text:p>
          </table:table-cell>
          <table:table-cell/>
          <table:table-cell table:style-name="ce4" table:formula="of:=[.$AA$3]/[.$L7]" office:value-type="float" office:value="30.3960539010482" calcext:value-type="float">
            <text:p>30.40</text:p>
          </table:table-cell>
          <table:table-cell table:style-name="ce4" table:formula="of:=[.$AA$3]/[.$M7]" office:value-type="float" office:value="19.4113413526496" calcext:value-type="float">
            <text:p>19.41</text:p>
          </table:table-cell>
          <table:table-cell table:style-name="ce4" table:formula="of:=[.$AA$3]/[.$N7]" office:value-type="float" office:value="15.1980269505241" calcext:value-type="float">
            <text:p>15.20</text:p>
          </table:table-cell>
          <table:table-cell table:style-name="ce4" table:formula="of:=[.$AA$3]/[.$O7]" office:value-type="float" office:value="11.465178225834" calcext:value-type="float">
            <text:p>11.4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4" table:formula="of:=[.B8]*[.$H$1]" office:value-type="float" office:value="10.4346368110236" calcext:value-type="float">
            <text:p>10.43</text:p>
          </table:table-cell>
          <table:table-cell table:style-name="ce4" table:formula="of:=[.C8]*[.$H$1]" office:value-type="float" office:value="16.1262568897638" calcext:value-type="float">
            <text:p>16.13</text:p>
          </table:table-cell>
          <table:table-cell table:style-name="ce4" table:formula="of:=[.D8]*[.$H$1]" office:value-type="float" office:value="20.6503651574803" calcext:value-type="float">
            <text:p>20.65</text:p>
          </table:table-cell>
          <table:table-cell table:style-name="ce4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4" table:formula="of:=[.$Q$3]/[.L8]" office:value-type="float" office:value="10.5322304925742" calcext:value-type="float">
            <text:p>10.53</text:p>
          </table:table-cell>
          <table:table-cell table:style-name="ce4" table:formula="of:=[.$Q$3]/[.M8]" office:value-type="float" office:value="6.81497267166564" calcext:value-type="float">
            <text:p>6.81</text:p>
          </table:table-cell>
          <table:table-cell table:style-name="ce4" table:formula="of:=[.$Q$3]/[.N8]" office:value-type="float" office:value="5.32193978953394" calcext:value-type="float">
            <text:p>5.32</text:p>
          </table:table-cell>
          <table:table-cell table:style-name="ce4" table:formula="of:=[.$Q$3]/[.O8]" office:value-type="float" office:value="4.01629056116828" calcext:value-type="float">
            <text:p>4.02</text:p>
          </table:table-cell>
          <table:table-cell/>
          <table:table-cell table:style-name="ce4" table:formula="of:=[.$V$3]/[.$L8]" office:value-type="float" office:value="18.881347148744" calcext:value-type="float">
            <text:p>18.88</text:p>
          </table:table-cell>
          <table:table-cell table:style-name="ce4" table:formula="of:=[.$V$3]/[.$M8]" office:value-type="float" office:value="12.2173422727167" calcext:value-type="float">
            <text:p>12.22</text:p>
          </table:table-cell>
          <table:table-cell table:style-name="ce4" table:formula="of:=[.$V$3]/[.$N8]" office:value-type="float" office:value="9.54075138611444" calcext:value-type="float">
            <text:p>9.54</text:p>
          </table:table-cell>
          <table:table-cell table:style-name="ce4" table:formula="of:=[.$V$3]/[.$O8]" office:value-type="float" office:value="7.20008704605437" calcext:value-type="float">
            <text:p>7.20</text:p>
          </table:table-cell>
          <table:table-cell/>
          <table:table-cell table:style-name="ce4" table:formula="of:=[.$AA$3]/[.$L8]" office:value-type="float" office:value="27.4202164561904" calcext:value-type="float">
            <text:p>27.42</text:p>
          </table:table-cell>
          <table:table-cell table:style-name="ce4" table:formula="of:=[.$AA$3]/[.$M8]" office:value-type="float" office:value="17.7424930010643" calcext:value-type="float">
            <text:p>17.74</text:p>
          </table:table-cell>
          <table:table-cell table:style-name="ce4" table:formula="of:=[.$AA$3]/[.$N8]" office:value-type="float" office:value="13.8554450644354" calcext:value-type="float">
            <text:p>13.86</text:p>
          </table:table-cell>
          <table:table-cell table:style-name="ce4" table:formula="of:=[.$AA$3]/[.$O8]" office:value-type="float" office:value="10.4562425419606" calcext:value-type="float">
            <text:p>10.4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4" table:formula="of:=[.B9]*[.$H$1]" office:value-type="float" office:value="11.4562096456693" calcext:value-type="float">
            <text:p>11.46</text:p>
          </table:table-cell>
          <table:table-cell table:style-name="ce4" table:formula="of:=[.C9]*[.$H$1]" office:value-type="float" office:value="17.5856466535433" calcext:value-type="float">
            <text:p>17.59</text:p>
          </table:table-cell>
          <table:table-cell table:style-name="ce4" table:formula="of:=[.D9]*[.$H$1]" office:value-type="float" office:value="22.4746023622048" calcext:value-type="float">
            <text:p>22.47</text:p>
          </table:table-cell>
          <table:table-cell table:style-name="ce4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4" table:formula="of:=[.$Q$3]/[.L9]" office:value-type="float" office:value="9.59305070342742" calcext:value-type="float">
            <text:p>9.59</text:p>
          </table:table-cell>
          <table:table-cell table:style-name="ce4" table:formula="of:=[.$Q$3]/[.M9]" office:value-type="float" office:value="6.2494147736021" calcext:value-type="float">
            <text:p>6.25</text:p>
          </table:table-cell>
          <table:table-cell table:style-name="ce4" table:formula="of:=[.$Q$3]/[.N9]" office:value-type="float" office:value="4.88996415726658" calcext:value-type="float">
            <text:p>4.89</text:p>
          </table:table-cell>
          <table:table-cell table:style-name="ce4" table:formula="of:=[.$Q$3]/[.O9]" office:value-type="float" office:value="3.68241799618119" calcext:value-type="float">
            <text:p>3.68</text:p>
          </table:table-cell>
          <table:table-cell/>
          <table:table-cell table:style-name="ce4" table:formula="of:=[.$V$3]/[.$L9]" office:value-type="float" office:value="17.1976601418496" calcext:value-type="float">
            <text:p>17.20</text:p>
          </table:table-cell>
          <table:table-cell table:style-name="ce4" table:formula="of:=[.$V$3]/[.$M9]" office:value-type="float" office:value="11.20345494718" calcext:value-type="float">
            <text:p>11.20</text:p>
          </table:table-cell>
          <table:table-cell table:style-name="ce4" table:formula="of:=[.$V$3]/[.$N9]" office:value-type="float" office:value="8.76633974763113" calcext:value-type="float">
            <text:p>8.77</text:p>
          </table:table-cell>
          <table:table-cell table:style-name="ce4" table:formula="of:=[.$V$3]/[.$O9]" office:value-type="float" office:value="6.60154680261708" calcext:value-type="float">
            <text:p>6.60</text:p>
          </table:table-cell>
          <table:table-cell/>
          <table:table-cell table:style-name="ce4" table:formula="of:=[.$AA$3]/[.$L9]" office:value-type="float" office:value="24.9751016129632" calcext:value-type="float">
            <text:p>24.98</text:p>
          </table:table-cell>
          <table:table-cell table:style-name="ce4" table:formula="of:=[.$AA$3]/[.$M9]" office:value-type="float" office:value="16.2700869428847" calcext:value-type="float">
            <text:p>16.27</text:p>
          </table:table-cell>
          <table:table-cell table:style-name="ce4" table:formula="of:=[.$AA$3]/[.$N9]" office:value-type="float" office:value="12.7308147832312" calcext:value-type="float">
            <text:p>12.73</text:p>
          </table:table-cell>
          <table:table-cell table:style-name="ce4" table:formula="of:=[.$AA$3]/[.$O9]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4" table:formula="of:=[.B10]*[.$H$1]" office:value-type="float" office:value="13.8642027559055" calcext:value-type="float">
            <text:p>13.86</text:p>
          </table:table-cell>
          <table:table-cell table:style-name="ce4" table:formula="of:=[.C10]*[.$H$1]" office:value-type="float" office:value="20.8692736220473" calcext:value-type="float">
            <text:p>20.87</text:p>
          </table:table-cell>
          <table:table-cell table:style-name="ce4" table:formula="of:=[.D10]*[.$H$1]" office:value-type="float" office:value="27.1446496062993" calcext:value-type="float">
            <text:p>27.14</text:p>
          </table:table-cell>
          <table:table-cell table:style-name="ce4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4" table:formula="of:=[.$Q$3]/[.L10]" office:value-type="float" office:value="7.92688926546371" calcext:value-type="float">
            <text:p>7.93</text:p>
          </table:table-cell>
          <table:table-cell table:style-name="ce4" table:formula="of:=[.$Q$3]/[.M10]" office:value-type="float" office:value="5.26611524628708" calcext:value-type="float">
            <text:p>5.27</text:p>
          </table:table-cell>
          <table:table-cell table:style-name="ce4" table:formula="of:=[.$Q$3]/[.N10]" office:value-type="float" office:value="4.0486800011777" calcext:value-type="float">
            <text:p>4.05</text:p>
          </table:table-cell>
          <table:table-cell table:style-name="ce4" table:formula="of:=[.$Q$3]/[.O10]" office:value-type="float" office:value="3.09262620213163" calcext:value-type="float">
            <text:p>3.09</text:p>
          </table:table-cell>
          <table:table-cell/>
          <table:table-cell table:style-name="ce4" table:formula="of:=[.$V$3]/[.$L10]" office:value-type="float" office:value="14.2106981172126" calcext:value-type="float">
            <text:p>14.21</text:p>
          </table:table-cell>
          <table:table-cell table:style-name="ce4" table:formula="of:=[.$V$3]/[.$M10]" office:value-type="float" office:value="9.44067357437198" calcext:value-type="float">
            <text:p>9.44</text:p>
          </table:table-cell>
          <table:table-cell table:style-name="ce4" table:formula="of:=[.$V$3]/[.$N10]" office:value-type="float" office:value="7.25815226416771" calcext:value-type="float">
            <text:p>7.26</text:p>
          </table:table-cell>
          <table:table-cell table:style-name="ce4" table:formula="of:=[.$V$3]/[.$O10]" office:value-type="float" office:value="5.54421487119176" calcext:value-type="float">
            <text:p>5.54</text:p>
          </table:table-cell>
          <table:table-cell/>
          <table:table-cell table:style-name="ce4" table:formula="of:=[.$AA$3]/[.$L10]" office:value-type="float" office:value="20.6373208065012" calcext:value-type="float">
            <text:p>20.64</text:p>
          </table:table-cell>
          <table:table-cell table:style-name="ce4" table:formula="of:=[.$AA$3]/[.$M10]" office:value-type="float" office:value="13.7101082280952" calcext:value-type="float">
            <text:p>13.71</text:p>
          </table:table-cell>
          <table:table-cell table:style-name="ce4" table:formula="of:=[.$AA$3]/[.$N10]" office:value-type="float" office:value="10.5405670785893" calcext:value-type="float">
            <text:p>10.54</text:p>
          </table:table-cell>
          <table:table-cell table:style-name="ce4" table:formula="of:=[.$AA$3]/[.$O10]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4" table:formula="of:=[.B11]*[.$H$1]" office:value-type="float" office:value="7.36991830708663" calcext:value-type="float">
            <text:p>7.37</text:p>
          </table:table-cell>
          <table:table-cell table:style-name="ce4" table:formula="of:=[.C11]*[.$H$1]" office:value-type="float" office:value="11.0183927165355" calcext:value-type="float">
            <text:p>11.02</text:p>
          </table:table-cell>
          <table:table-cell table:style-name="ce4" table:formula="of:=[.D11]*[.$H$1]" office:value-type="float" office:value="14.3020196850394" calcext:value-type="float">
            <text:p>14.30</text:p>
          </table:table-cell>
          <table:table-cell table:style-name="ce4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4" table:formula="of:=[.$Q$3]/[.L11]" office:value-type="float" office:value="14.9119699053278" calcext:value-type="float">
            <text:p>14.91</text:p>
          </table:table-cell>
          <table:table-cell table:style-name="ce4" table:formula="of:=[.$Q$3]/[.M11]" office:value-type="float" office:value="9.97423152608017" calcext:value-type="float">
            <text:p>9.97</text:p>
          </table:table-cell>
          <table:table-cell table:style-name="ce4" table:formula="of:=[.$Q$3]/[.N11]" office:value-type="float" office:value="7.68422938999033" calcext:value-type="float">
            <text:p>7.68</text:p>
          </table:table-cell>
          <table:table-cell table:style-name="ce4" table:formula="of:=[.$Q$3]/[.O11]" office:value-type="float" office:value="5.97662285888137" calcext:value-type="float">
            <text:p>5.98</text:p>
          </table:table-cell>
          <table:table-cell/>
          <table:table-cell table:style-name="ce4" table:formula="of:=[.$V$3]/[.$L11]" office:value-type="float" office:value="26.7329964581226" calcext:value-type="float">
            <text:p>26.73</text:p>
          </table:table-cell>
          <table:table-cell table:style-name="ce4" table:formula="of:=[.$V$3]/[.$M11]" office:value-type="float" office:value="17.8810108759628" calcext:value-type="float">
            <text:p>17.88</text:p>
          </table:table-cell>
          <table:table-cell table:style-name="ce4" table:formula="of:=[.$V$3]/[.$N11]" office:value-type="float" office:value="13.7756767462775" calcext:value-type="float">
            <text:p>13.78</text:p>
          </table:table-cell>
          <table:table-cell table:style-name="ce4" table:formula="of:=[.$V$3]/[.$O11]" office:value-type="float" office:value="10.7144152471047" calcext:value-type="float">
            <text:p>10.71</text:p>
          </table:table-cell>
          <table:table-cell/>
          <table:table-cell table:style-name="ce4" table:formula="of:=[.$AA$3]/[.$L11]" office:value-type="float" office:value="38.8226827052992" calcext:value-type="float">
            <text:p>38.82</text:p>
          </table:table-cell>
          <table:table-cell table:style-name="ce4" table:formula="of:=[.$AA$3]/[.$M11]" office:value-type="float" office:value="25.9674897565246" calcext:value-type="float">
            <text:p>25.97</text:p>
          </table:table-cell>
          <table:table-cell table:style-name="ce4" table:formula="of:=[.$AA$3]/[.$N11]" office:value-type="float" office:value="20.0055660879348" calcext:value-type="float">
            <text:p>20.01</text:p>
          </table:table-cell>
          <table:table-cell table:style-name="ce4" table:formula="of:=[.$AA$3]/[.$O11]" office:value-type="float" office:value="15.5598847350604" calcext:value-type="float">
            <text:p>15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4" table:formula="of:=[.B12]*[.$H$1]" office:value-type="float" office:value="8.17258267716537" calcext:value-type="float">
            <text:p>8.17</text:p>
          </table:table-cell>
          <table:table-cell table:style-name="ce4" table:formula="of:=[.C12]*[.$H$1]" office:value-type="float" office:value="12.2588740157481" calcext:value-type="float">
            <text:p>12.26</text:p>
          </table:table-cell>
          <table:table-cell table:style-name="ce4" table:formula="of:=[.D12]*[.$H$1]" office:value-type="float" office:value="15.9073484251969" calcext:value-type="float">
            <text:p>15.91</text:p>
          </table:table-cell>
          <table:table-cell table:style-name="ce4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4" table:formula="of:=[.$Q$3]/[.L12]" office:value-type="float" office:value="13.4474014324831" calcext:value-type="float">
            <text:p>13.45</text:p>
          </table:table-cell>
          <table:table-cell table:style-name="ce4" table:formula="of:=[.$Q$3]/[.M12]" office:value-type="float" office:value="8.96493428832206" calcext:value-type="float">
            <text:p>8.96</text:p>
          </table:table-cell>
          <table:table-cell table:style-name="ce4" table:formula="of:=[.$Q$3]/[.N12]" office:value-type="float" office:value="6.90875669925736" calcext:value-type="float">
            <text:p>6.91</text:p>
          </table:table-cell>
          <table:table-cell table:style-name="ce4" table:formula="of:=[.$Q$3]/[.O12]" office:value-type="float" office:value="5.26611524628708" calcext:value-type="float">
            <text:p>5.27</text:p>
          </table:table-cell>
          <table:table-cell/>
          <table:table-cell table:style-name="ce4" table:formula="of:=[.$V$3]/[.$L12]" office:value-type="float" office:value="24.1074343059856" calcext:value-type="float">
            <text:p>24.11</text:p>
          </table:table-cell>
          <table:table-cell table:style-name="ce4" table:formula="of:=[.$V$3]/[.$M12]" office:value-type="float" office:value="16.0716228706571" calcext:value-type="float">
            <text:p>16.07</text:p>
          </table:table-cell>
          <table:table-cell table:style-name="ce4" table:formula="of:=[.$V$3]/[.$N12]" office:value-type="float" office:value="12.3854708361027" calcext:value-type="float">
            <text:p>12.39</text:p>
          </table:table-cell>
          <table:table-cell table:style-name="ce4" table:formula="of:=[.$V$3]/[.$O12]" office:value-type="float" office:value="9.44067357437198" calcext:value-type="float">
            <text:p>9.44</text:p>
          </table:table-cell>
          <table:table-cell/>
          <table:table-cell table:style-name="ce4" table:formula="of:=[.$AA$3]/[.$L12]" office:value-type="float" office:value="35.0097406538859" calcext:value-type="float">
            <text:p>35.01</text:p>
          </table:table-cell>
          <table:table-cell table:style-name="ce4" table:formula="of:=[.$AA$3]/[.$M12]" office:value-type="float" office:value="23.3398271025906" calcext:value-type="float">
            <text:p>23.34</text:p>
          </table:table-cell>
          <table:table-cell table:style-name="ce4" table:formula="of:=[.$AA$3]/[.$N12]" office:value-type="float" office:value="17.9866557487854" calcext:value-type="float">
            <text:p>17.99</text:p>
          </table:table-cell>
          <table:table-cell table:style-name="ce4" table:formula="of:=[.$AA$3]/[.$O12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4" table:formula="of:=[.B13]*[.$H$1]" office:value-type="float" office:value="8.97524704724411" calcext:value-type="float">
            <text:p>8.98</text:p>
          </table:table-cell>
          <table:table-cell table:style-name="ce4" table:formula="of:=[.C13]*[.$H$1]" office:value-type="float" office:value="13.0615383858268" calcext:value-type="float">
            <text:p>13.06</text:p>
          </table:table-cell>
          <table:table-cell table:style-name="ce4" table:formula="of:=[.D13]*[.$H$1]" office:value-type="float" office:value="16.7829822834646" calcext:value-type="float">
            <text:p>16.78</text:p>
          </table:table-cell>
          <table:table-cell table:style-name="ce4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4" table:formula="of:=[.$Q$3]/[.L13]" office:value-type="float" office:value="12.2447882962448" calcext:value-type="float">
            <text:p>12.24</text:p>
          </table:table-cell>
          <table:table-cell table:style-name="ce4" table:formula="of:=[.$Q$3]/[.M13]" office:value-type="float" office:value="8.41401653876037" calcext:value-type="float">
            <text:p>8.41</text:p>
          </table:table-cell>
          <table:table-cell table:style-name="ce4" table:formula="of:=[.$Q$3]/[.N13]" office:value-type="float" office:value="6.54829982799176" calcext:value-type="float">
            <text:p>6.55</text:p>
          </table:table-cell>
          <table:table-cell table:style-name="ce4" table:formula="of:=[.$Q$3]/[.O13]" office:value-type="float" office:value="5.07107394086904" calcext:value-type="float">
            <text:p>5.07</text:p>
          </table:table-cell>
          <table:table-cell/>
          <table:table-cell table:style-name="ce4" table:formula="of:=[.$V$3]/[.$L13]" office:value-type="float" office:value="21.9514848965072" calcext:value-type="float">
            <text:p>21.95</text:p>
          </table:table-cell>
          <table:table-cell table:style-name="ce4" table:formula="of:=[.$V$3]/[.$M13]" office:value-type="float" office:value="15.083981241734" calcext:value-type="float">
            <text:p>15.08</text:p>
          </table:table-cell>
          <table:table-cell table:style-name="ce4" table:formula="of:=[.$V$3]/[.$N13]" office:value-type="float" office:value="11.7392723576973" calcext:value-type="float">
            <text:p>11.74</text:p>
          </table:table-cell>
          <table:table-cell table:style-name="ce4" table:formula="of:=[.$V$3]/[.$O13]" office:value-type="float" office:value="9.09101899754339" calcext:value-type="float">
            <text:p>9.09</text:p>
          </table:table-cell>
          <table:table-cell/>
          <table:table-cell table:style-name="ce4" table:formula="of:=[.$AA$3]/[.$L13]" office:value-type="float" office:value="31.8787882376847" calcext:value-type="float">
            <text:p>31.88</text:p>
          </table:table-cell>
          <table:table-cell table:style-name="ce4" table:formula="of:=[.$AA$3]/[.$M13]" office:value-type="float" office:value="21.9055360515934" calcext:value-type="float">
            <text:p>21.91</text:p>
          </table:table-cell>
          <table:table-cell table:style-name="ce4" table:formula="of:=[.$AA$3]/[.$N13]" office:value-type="float" office:value="17.0482215358053" calcext:value-type="float">
            <text:p>17.05</text:p>
          </table:table-cell>
          <table:table-cell table:style-name="ce4" table:formula="of:=[.$AA$3]/[.$O13]" office:value-type="float" office:value="13.2023264418694" calcext:value-type="float">
            <text:p>13.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4" table:formula="of:=[.B14]*[.$H$1]" office:value-type="float" office:value="9.77791141732285" calcext:value-type="float">
            <text:p>9.78</text:p>
          </table:table-cell>
          <table:table-cell table:style-name="ce4" table:formula="of:=[.C14]*[.$H$1]" office:value-type="float" office:value="14.3020196850394" calcext:value-type="float">
            <text:p>14.30</text:p>
          </table:table-cell>
          <table:table-cell table:style-name="ce4" table:formula="of:=[.D14]*[.$H$1]" office:value-type="float" office:value="18.3883110236221" calcext:value-type="float">
            <text:p>18.39</text:p>
          </table:table-cell>
          <table:table-cell table:style-name="ce4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4" table:formula="of:=[.$Q$3]/[.L14]" office:value-type="float" office:value="11.2396191077471" calcext:value-type="float">
            <text:p>11.24</text:p>
          </table:table-cell>
          <table:table-cell table:style-name="ce4" table:formula="of:=[.$Q$3]/[.M14]" office:value-type="float" office:value="7.68422938999033" calcext:value-type="float">
            <text:p>7.68</text:p>
          </table:table-cell>
          <table:table-cell table:style-name="ce4" table:formula="of:=[.$Q$3]/[.N14]" office:value-type="float" office:value="5.97662285888137" calcext:value-type="float">
            <text:p>5.98</text:p>
          </table:table-cell>
          <table:table-cell table:style-name="ce4" table:formula="of:=[.$Q$3]/[.O14]" office:value-type="float" office:value="4.59179561109179" calcext:value-type="float">
            <text:p>4.59</text:p>
          </table:table-cell>
          <table:table-cell/>
          <table:table-cell table:style-name="ce4" table:formula="of:=[.$V$3]/[.$L14]" office:value-type="float" office:value="20.149497330376" calcext:value-type="float">
            <text:p>20.15</text:p>
          </table:table-cell>
          <table:table-cell table:style-name="ce4" table:formula="of:=[.$V$3]/[.$M14]" office:value-type="float" office:value="13.7756767462775" calcext:value-type="float">
            <text:p>13.78</text:p>
          </table:table-cell>
          <table:table-cell table:style-name="ce4" table:formula="of:=[.$V$3]/[.$N14]" office:value-type="float" office:value="10.7144152471047" calcext:value-type="float">
            <text:p>10.71</text:p>
          </table:table-cell>
          <table:table-cell table:style-name="ce4" table:formula="of:=[.$V$3]/[.$O14]" office:value-type="float" office:value="8.23180683619021" calcext:value-type="float">
            <text:p>8.23</text:p>
          </table:table-cell>
          <table:table-cell/>
          <table:table-cell table:style-name="ce4" table:formula="of:=[.$AA$3]/[.$L14]" office:value-type="float" office:value="29.2618727853375" calcext:value-type="float">
            <text:p>29.26</text:p>
          </table:table-cell>
          <table:table-cell table:style-name="ce4" table:formula="of:=[.$AA$3]/[.$M14]" office:value-type="float" office:value="20.0055660879348" calcext:value-type="float">
            <text:p>20.01</text:p>
          </table:table-cell>
          <table:table-cell table:style-name="ce4" table:formula="of:=[.$AA$3]/[.$N14]" office:value-type="float" office:value="15.5598847350604" calcext:value-type="float">
            <text:p>15.56</text:p>
          </table:table-cell>
          <table:table-cell table:style-name="ce4" table:formula="of:=[.$AA$3]/[.$O14]" office:value-type="float" office:value="11.9545455891318" calcext:value-type="float">
            <text:p>11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4" table:formula="of:=[.B15]*[.$H$1]" office:value-type="float" office:value="10.6535452755906" calcext:value-type="float">
            <text:p>10.65</text:p>
          </table:table-cell>
          <table:table-cell table:style-name="ce4" table:formula="of:=[.C15]*[.$H$1]" office:value-type="float" office:value="15.542500984252" calcext:value-type="float">
            <text:p>15.54</text:p>
          </table:table-cell>
          <table:table-cell table:style-name="ce4" table:formula="of:=[.D15]*[.$H$1]" office:value-type="float" office:value="19.9936397637796" calcext:value-type="float">
            <text:p>19.99</text:p>
          </table:table-cell>
          <table:table-cell table:style-name="ce4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4" table:formula="of:=[.$Q$3]/[.L15]" office:value-type="float" office:value="10.3158147975213" calcext:value-type="float">
            <text:p>10.32</text:p>
          </table:table-cell>
          <table:table-cell table:style-name="ce4" table:formula="of:=[.$Q$3]/[.M15]" office:value-type="float" office:value="7.07093408656388" calcext:value-type="float">
            <text:p>7.07</text:p>
          </table:table-cell>
          <table:table-cell table:style-name="ce4" table:formula="of:=[.$Q$3]/[.N15]" office:value-type="float" office:value="5.49674803079601" calcext:value-type="float">
            <text:p>5.50</text:p>
          </table:table-cell>
          <table:table-cell table:style-name="ce4" table:formula="of:=[.$Q$3]/[.O15]" office:value-type="float" office:value="4.20700826938018" calcext:value-type="float">
            <text:p>4.21</text:p>
          </table:table-cell>
          <table:table-cell/>
          <table:table-cell table:style-name="ce4" table:formula="of:=[.$V$3]/[.$L15]" office:value-type="float" office:value="18.4933742621259" calcext:value-type="float">
            <text:p>18.49</text:p>
          </table:table-cell>
          <table:table-cell table:style-name="ce4" table:formula="of:=[.$V$3]/[.$M15]" office:value-type="float" office:value="12.6762095881239" calcext:value-type="float">
            <text:p>12.68</text:p>
          </table:table-cell>
          <table:table-cell table:style-name="ce4" table:formula="of:=[.$V$3]/[.$N15]" office:value-type="float" office:value="9.85413373091382" calcext:value-type="float">
            <text:p>9.85</text:p>
          </table:table-cell>
          <table:table-cell table:style-name="ce4" table:formula="of:=[.$V$3]/[.$O15]" office:value-type="float" office:value="7.541990620867" calcext:value-type="float">
            <text:p>7.54</text:p>
          </table:table-cell>
          <table:table-cell/>
          <table:table-cell table:style-name="ce4" table:formula="of:=[.$AA$3]/[.$L15]" office:value-type="float" office:value="26.8567873509262" calcext:value-type="float">
            <text:p>26.86</text:p>
          </table:table-cell>
          <table:table-cell table:style-name="ce4" table:formula="of:=[.$AA$3]/[.$M15]" office:value-type="float" office:value="18.4088777147193" calcext:value-type="float">
            <text:p>18.41</text:p>
          </table:table-cell>
          <table:table-cell table:style-name="ce4" table:formula="of:=[.$AA$3]/[.$N15]" office:value-type="float" office:value="14.3105509242161" calcext:value-type="float">
            <text:p>14.31</text:p>
          </table:table-cell>
          <table:table-cell table:style-name="ce4" table:formula="of:=[.$AA$3]/[.$O15]" office:value-type="float" office:value="10.9527680257967" calcext:value-type="float">
            <text:p>1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4" table:formula="of:=[.B16]*[.$H$1]" office:value-type="float" office:value="12.6966909448819" calcext:value-type="float">
            <text:p>12.70</text:p>
          </table:table-cell>
          <table:table-cell table:style-name="ce4" table:formula="of:=[.C16]*[.$H$1]" office:value-type="float" office:value="18.8261279527559" calcext:value-type="float">
            <text:p>18.83</text:p>
          </table:table-cell>
          <table:table-cell table:style-name="ce4" table:formula="of:=[.D16]*[.$H$1]" office:value-type="float" office:value="24.5177480314961" calcext:value-type="float">
            <text:p>24.52</text:p>
          </table:table-cell>
          <table:table-cell table:style-name="ce4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4" table:formula="of:=[.$Q$3]/[.L16]" office:value-type="float" office:value="8.6557986232075" calcext:value-type="float">
            <text:p>8.66</text:p>
          </table:table-cell>
          <table:table-cell table:style-name="ce4" table:formula="of:=[.$Q$3]/[.M16]" office:value-type="float" office:value="5.83763162960506" calcext:value-type="float">
            <text:p>5.84</text:p>
          </table:table-cell>
          <table:table-cell table:style-name="ce4" table:formula="of:=[.$Q$3]/[.N16]" office:value-type="float" office:value="4.48246714416103" calcext:value-type="float">
            <text:p>4.48</text:p>
          </table:table-cell>
          <table:table-cell table:style-name="ce4" table:formula="of:=[.$Q$3]/[.O16]" office:value-type="float" office:value="3.49445234440396" calcext:value-type="float">
            <text:p>3.49</text:p>
          </table:table-cell>
          <table:table-cell/>
          <table:table-cell table:style-name="ce4" table:formula="of:=[.$V$3]/[.$L16]" office:value-type="float" office:value="15.5174289785654" calcext:value-type="float">
            <text:p>15.52</text:p>
          </table:table-cell>
          <table:table-cell table:style-name="ce4" table:formula="of:=[.$V$3]/[.$M16]" office:value-type="float" office:value="10.4652427994976" calcext:value-type="float">
            <text:p>10.47</text:p>
          </table:table-cell>
          <table:table-cell table:style-name="ce4" table:formula="of:=[.$V$3]/[.$N16]" office:value-type="float" office:value="8.03581143532853" calcext:value-type="float">
            <text:p>8.04</text:p>
          </table:table-cell>
          <table:table-cell table:style-name="ce4" table:formula="of:=[.$V$3]/[.$O16]" office:value-type="float" office:value="6.264576896219" calcext:value-type="float">
            <text:p>6.26</text:p>
          </table:table-cell>
          <table:table-cell/>
          <table:table-cell table:style-name="ce4" table:formula="of:=[.$AA$3]/[.$L16]" office:value-type="float" office:value="22.5350054783633" calcext:value-type="float">
            <text:p>22.54</text:p>
          </table:table-cell>
          <table:table-cell table:style-name="ce4" table:formula="of:=[.$AA$3]/[.$M16]" office:value-type="float" office:value="15.1980269505241" calcext:value-type="float">
            <text:p>15.20</text:p>
          </table:table-cell>
          <table:table-cell table:style-name="ce4" table:formula="of:=[.$AA$3]/[.$N16]" office:value-type="float" office:value="11.6699135512953" calcext:value-type="float">
            <text:p>11.67</text:p>
          </table:table-cell>
          <table:table-cell table:style-name="ce4" table:formula="of:=[.$AA$3]/[.$O16]" office:value-type="float" office:value="9.09765882421165" calcext:value-type="float">
            <text:p>9.10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float" office:value="950" calcext:value-type="float">
            <text:p>950</text:p>
          </table:table-cell>
          <table:table-cell table:style-name="ce6" office:value-type="float" office:value="1430" calcext:value-type="float">
            <text:p>1430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2435" calcext:value-type="float">
            <text:p>2435</text:p>
          </table:table-cell>
          <table:table-cell table:style-name="ce6"/>
          <table:table-cell table:style-name="ce7" table:formula="of:=[.B17]*[.$H$1]" office:value-type="float" office:value="13.8642027559055" calcext:value-type="float">
            <text:p>13.86</text:p>
          </table:table-cell>
          <table:table-cell table:style-name="ce7" table:formula="of:=[.C17]*[.$H$1]" office:value-type="float" office:value="20.8692736220473" calcext:value-type="float">
            <text:p>20.87</text:p>
          </table:table-cell>
          <table:table-cell table:style-name="ce7" table:formula="of:=[.D17]*[.$H$1]" office:value-type="float" office:value="27.1446496062993" calcext:value-type="float">
            <text:p>27.14</text:p>
          </table:table-cell>
          <table:table-cell table:style-name="ce7" table:formula="of:=[.E17]*[.$H$1]" office:value-type="float" office:value="35.5361407480316" calcext:value-type="float">
            <text:p>35.54</text:p>
          </table:table-cell>
          <table:table-cell table:style-name="ce6"/>
          <table:table-cell table:style-name="ce7" table:formula="of:=[.G17]/2" office:value-type="float" office:value="6.93210137795277" calcext:value-type="float">
            <text:p>6.93</text:p>
          </table:table-cell>
          <table:table-cell table:style-name="ce7" table:formula="of:=[.H17]/2" office:value-type="float" office:value="10.4346368110236" calcext:value-type="float">
            <text:p>10.43</text:p>
          </table:table-cell>
          <table:table-cell table:style-name="ce7" table:formula="of:=[.I17]/2" office:value-type="float" office:value="13.5723248031496" calcext:value-type="float">
            <text:p>13.57</text:p>
          </table:table-cell>
          <table:table-cell table:style-name="ce7" table:formula="of:=[.J17]/2" office:value-type="float" office:value="17.7680703740158" calcext:value-type="float">
            <text:p>17.77</text:p>
          </table:table-cell>
          <table:table-cell table:style-name="ce6"/>
          <table:table-cell table:style-name="ce11" table:formula="of:=[.$Q$3]/[.L17]" office:value-type="float" office:value="7.92688926546371" calcext:value-type="float">
            <text:p>7.93</text:p>
          </table:table-cell>
          <table:table-cell table:style-name="ce35" table:formula="of:=[.$Q$3]/[.M17]" office:value-type="float" office:value="5.26611524628708" calcext:value-type="float">
            <text:p>5.27</text:p>
          </table:table-cell>
          <table:table-cell table:style-name="ce7" table:formula="of:=[.$Q$3]/[.N17]" office:value-type="float" office:value="4.0486800011777" calcext:value-type="float">
            <text:p>4.05</text:p>
          </table:table-cell>
          <table:table-cell table:style-name="ce7" table:formula="of:=[.$Q$3]/[.O17]" office:value-type="float" office:value="3.09262620213163" calcext:value-type="float">
            <text:p>3.09</text:p>
          </table:table-cell>
          <table:table-cell table:style-name="ce6"/>
          <table:table-cell table:style-name="ce7" table:formula="of:=[.$V$3]/[.$L17]" office:value-type="float" office:value="14.2106981172126" calcext:value-type="float">
            <text:p>14.21</text:p>
          </table:table-cell>
          <table:table-cell table:style-name="ce7" table:formula="of:=[.$V$3]/[.$M17]" office:value-type="float" office:value="9.44067357437198" calcext:value-type="float">
            <text:p>9.44</text:p>
          </table:table-cell>
          <table:table-cell table:style-name="ce11" table:formula="of:=[.$V$3]/[.$N17]" office:value-type="float" office:value="7.25815226416771" calcext:value-type="float">
            <text:p>7.26</text:p>
          </table:table-cell>
          <table:table-cell table:style-name="ce7" table:formula="of:=[.$V$3]/[.$O17]" office:value-type="float" office:value="5.54421487119176" calcext:value-type="float">
            <text:p>5.54</text:p>
          </table:table-cell>
          <table:table-cell table:style-name="ce6"/>
          <table:table-cell table:style-name="ce7" table:formula="of:=[.$AA$3]/[.$L17]" office:value-type="float" office:value="20.6373208065012" calcext:value-type="float">
            <text:p>20.64</text:p>
          </table:table-cell>
          <table:table-cell table:style-name="ce7" table:formula="of:=[.$AA$3]/[.$M17]" office:value-type="float" office:value="13.7101082280952" calcext:value-type="float">
            <text:p>13.71</text:p>
          </table:table-cell>
          <table:table-cell table:style-name="ce7" table:formula="of:=[.$AA$3]/[.$N17]" office:value-type="float" office:value="10.5405670785893" calcext:value-type="float">
            <text:p>10.54</text:p>
          </table:table-cell>
          <table:table-cell table:style-name="ce11" table:formula="of:=[.$AA$3]/[.$O17]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4" table:formula="of:=[.B18]*[.$H$1]" office:value-type="float" office:value="5.69162007874017" calcext:value-type="float">
            <text:p>5.69</text:p>
          </table:table-cell>
          <table:table-cell table:style-name="ce4" table:formula="of:=[.C18]*[.$H$1]" office:value-type="float" office:value="8.61039960629923" calcext:value-type="float">
            <text:p>8.61</text:p>
          </table:table-cell>
          <table:table-cell table:style-name="ce4" table:formula="of:=[.D18]*[.$H$1]" office:value-type="float" office:value="11.2373011811024" calcext:value-type="float">
            <text:p>11.24</text:p>
          </table:table-cell>
          <table:table-cell table:style-name="ce4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4" table:formula="of:=[.$Q$3]/[.L18]" office:value-type="float" office:value="19.309089236386" calcext:value-type="float">
            <text:p>19.31</text:p>
          </table:table-cell>
          <table:table-cell table:style-name="ce4" table:formula="of:=[.$Q$3]/[.M18]" office:value-type="float" office:value="12.76363525795" calcext:value-type="float">
            <text:p>12.76</text:p>
          </table:table-cell>
          <table:table-cell table:style-name="ce4" table:formula="of:=[.$Q$3]/[.N18]" office:value-type="float" office:value="9.77992831453315" calcext:value-type="float">
            <text:p>9.78</text:p>
          </table:table-cell>
          <table:table-cell table:style-name="ce4" table:formula="of:=[.$Q$3]/[.O18]" office:value-type="float" office:value="7.45598495266389" calcext:value-type="float">
            <text:p>7.46</text:p>
          </table:table-cell>
          <table:table-cell/>
          <table:table-cell table:style-name="ce4" table:formula="of:=[.$V$3]/[.$L18]" office:value-type="float" office:value="34.6158031060306" calcext:value-type="float">
            <text:p>34.62</text:p>
          </table:table-cell>
          <table:table-cell table:style-name="ce4" table:formula="of:=[.$V$3]/[.$M18]" office:value-type="float" office:value="22.8816325616134" calcext:value-type="float">
            <text:p>22.88</text:p>
          </table:table-cell>
          <table:table-cell table:style-name="ce4" table:formula="of:=[.$V$3]/[.$N18]" office:value-type="float" office:value="17.5326794952623" calcext:value-type="float">
            <text:p>17.53</text:p>
          </table:table-cell>
          <table:table-cell table:style-name="ce4" table:formula="of:=[.$V$3]/[.$O18]" office:value-type="float" office:value="13.3664982290613" calcext:value-type="float">
            <text:p>13.37</text:p>
          </table:table-cell>
          <table:table-cell/>
          <table:table-cell table:style-name="ce4" table:formula="of:=[.$AA$3]/[.$L18]" office:value-type="float" office:value="50.270396836349" calcext:value-type="float">
            <text:p>50.27</text:p>
          </table:table-cell>
          <table:table-cell table:style-name="ce4" table:formula="of:=[.$AA$3]/[.$M18]" office:value-type="float" office:value="33.229584349451" calcext:value-type="float">
            <text:p>33.23</text:p>
          </table:table-cell>
          <table:table-cell table:style-name="ce4" table:formula="of:=[.$AA$3]/[.$N18]" office:value-type="float" office:value="25.4616295664625" calcext:value-type="float">
            <text:p>25.46</text:p>
          </table:table-cell>
          <table:table-cell table:style-name="ce4" table:formula="of:=[.$AA$3]/[.$O18]" office:value-type="float" office:value="19.4113413526496" calcext:value-type="float">
            <text:p>19.4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4" table:formula="of:=[.B19]*[.$H$1]" office:value-type="float" office:value="6.56725393700788" calcext:value-type="float">
            <text:p>6.57</text:p>
          </table:table-cell>
          <table:table-cell table:style-name="ce4" table:formula="of:=[.C19]*[.$H$1]" office:value-type="float" office:value="9.77791141732285" calcext:value-type="float">
            <text:p>9.78</text:p>
          </table:table-cell>
          <table:table-cell table:style-name="ce4" table:formula="of:=[.D19]*[.$H$1]" office:value-type="float" office:value="12.6966909448819" calcext:value-type="float">
            <text:p>12.70</text:p>
          </table:table-cell>
          <table:table-cell table:style-name="ce4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4" table:formula="of:=[.$Q$3]/[.L19]" office:value-type="float" office:value="16.7345440048678" calcext:value-type="float">
            <text:p>16.73</text:p>
          </table:table-cell>
          <table:table-cell table:style-name="ce4" table:formula="of:=[.$Q$3]/[.M19]" office:value-type="float" office:value="11.2396191077471" calcext:value-type="float">
            <text:p>11.24</text:p>
          </table:table-cell>
          <table:table-cell table:style-name="ce4" table:formula="of:=[.$Q$3]/[.N19]" office:value-type="float" office:value="8.6557986232075" calcext:value-type="float">
            <text:p>8.66</text:p>
          </table:table-cell>
          <table:table-cell table:style-name="ce4" table:formula="of:=[.$Q$3]/[.O19]" office:value-type="float" office:value="6.54829982799176" calcext:value-type="float">
            <text:p>6.55</text:p>
          </table:table-cell>
          <table:table-cell/>
          <table:table-cell table:style-name="ce4" table:formula="of:=[.$V$3]/[.$L19]" office:value-type="float" office:value="30.0003626918932" calcext:value-type="float">
            <text:p>30.00</text:p>
          </table:table-cell>
          <table:table-cell table:style-name="ce4" table:formula="of:=[.$V$3]/[.$M19]" office:value-type="float" office:value="20.149497330376" calcext:value-type="float">
            <text:p>20.15</text:p>
          </table:table-cell>
          <table:table-cell table:style-name="ce4" table:formula="of:=[.$V$3]/[.$N19]" office:value-type="float" office:value="15.5174289785654" calcext:value-type="float">
            <text:p>15.52</text:p>
          </table:table-cell>
          <table:table-cell table:style-name="ce4" table:formula="of:=[.$V$3]/[.$O19]" office:value-type="float" office:value="11.7392723576973" calcext:value-type="float">
            <text:p>11.74</text:p>
          </table:table-cell>
          <table:table-cell/>
          <table:table-cell table:style-name="ce4" table:formula="of:=[.$AA$3]/[.$L19]" office:value-type="float" office:value="43.5676772581691" calcext:value-type="float">
            <text:p>43.57</text:p>
          </table:table-cell>
          <table:table-cell table:style-name="ce4" table:formula="of:=[.$AA$3]/[.$M19]" office:value-type="float" office:value="29.2618727853375" calcext:value-type="float">
            <text:p>29.26</text:p>
          </table:table-cell>
          <table:table-cell table:style-name="ce4" table:formula="of:=[.$AA$3]/[.$N19]" office:value-type="float" office:value="22.5350054783633" calcext:value-type="float">
            <text:p>22.54</text:p>
          </table:table-cell>
          <table:table-cell table:style-name="ce4" table:formula="of:=[.$AA$3]/[.$O19]" office:value-type="float" office:value="17.0482215358053" calcext:value-type="float">
            <text:p>17.0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4" table:formula="of:=[.B20]*[.$H$1]" office:value-type="float" office:value="4.88895570866143" calcext:value-type="float">
            <text:p>4.89</text:p>
          </table:table-cell>
          <table:table-cell table:style-name="ce4" table:formula="of:=[.C20]*[.$H$1]" office:value-type="float" office:value="7.36991830708663" calcext:value-type="float">
            <text:p>7.37</text:p>
          </table:table-cell>
          <table:table-cell table:style-name="ce4" table:formula="of:=[.D20]*[.$H$1]" office:value-type="float" office:value="9.41306397637797" calcext:value-type="float">
            <text:p>9.41</text:p>
          </table:table-cell>
          <table:table-cell table:style-name="ce4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4" table:formula="of:=[.$Q$3]/[.L20]" office:value-type="float" office:value="22.4792382154941" calcext:value-type="float">
            <text:p>22.48</text:p>
          </table:table-cell>
          <table:table-cell table:style-name="ce4" table:formula="of:=[.$Q$3]/[.M20]" office:value-type="float" office:value="14.9119699053278" calcext:value-type="float">
            <text:p>14.91</text:p>
          </table:table-cell>
          <table:table-cell table:style-name="ce4" table:formula="of:=[.$Q$3]/[.N20]" office:value-type="float" office:value="11.6752632592101" calcext:value-type="float">
            <text:p>11.68</text:p>
          </table:table-cell>
          <table:table-cell table:style-name="ce4" table:formula="of:=[.$Q$3]/[.O20]" office:value-type="float" office:value="8.96493428832206" calcext:value-type="float">
            <text:p>8.96</text:p>
          </table:table-cell>
          <table:table-cell/>
          <table:table-cell table:style-name="ce4" table:formula="of:=[.$V$3]/[.$L20]" office:value-type="float" office:value="40.2989946607521" calcext:value-type="float">
            <text:p>40.30</text:p>
          </table:table-cell>
          <table:table-cell table:style-name="ce4" table:formula="of:=[.$V$3]/[.$M20]" office:value-type="float" office:value="26.7329964581226" calcext:value-type="float">
            <text:p>26.73</text:p>
          </table:table-cell>
          <table:table-cell table:style-name="ce4" table:formula="of:=[.$V$3]/[.$N20]" office:value-type="float" office:value="20.9304855989952" calcext:value-type="float">
            <text:p>20.93</text:p>
          </table:table-cell>
          <table:table-cell table:style-name="ce4" table:formula="of:=[.$V$3]/[.$O20]" office:value-type="float" office:value="16.0716228706571" calcext:value-type="float">
            <text:p>16.07</text:p>
          </table:table-cell>
          <table:table-cell/>
          <table:table-cell table:style-name="ce4" table:formula="of:=[.$AA$3]/[.$L20]" office:value-type="float" office:value="58.5237455706749" calcext:value-type="float">
            <text:p>58.52</text:p>
          </table:table-cell>
          <table:table-cell table:style-name="ce4" table:formula="of:=[.$AA$3]/[.$M20]" office:value-type="float" office:value="38.8226827052992" calcext:value-type="float">
            <text:p>38.82</text:p>
          </table:table-cell>
          <table:table-cell table:style-name="ce4" table:formula="of:=[.$AA$3]/[.$N20]" office:value-type="float" office:value="30.3960539010482" calcext:value-type="float">
            <text:p>30.40</text:p>
          </table:table-cell>
          <table:table-cell table:style-name="ce4" table:formula="of:=[.$AA$3]/[.$O20]" office:value-type="float" office:value="23.3398271025906" calcext:value-type="float">
            <text:p>23.3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4" table:formula="of:=[.B21]*[.$H$1]" office:value-type="float" office:value="5.32677263779528" calcext:value-type="float">
            <text:p>5.33</text:p>
          </table:table-cell>
          <table:table-cell table:style-name="ce4" table:formula="of:=[.C21]*[.$H$1]" office:value-type="float" office:value="7.73476574803151" calcext:value-type="float">
            <text:p>7.73</text:p>
          </table:table-cell>
          <table:table-cell table:style-name="ce4" table:formula="of:=[.D21]*[.$H$1]" office:value-type="float" office:value="9.77791141732285" calcext:value-type="float">
            <text:p>9.78</text:p>
          </table:table-cell>
          <table:table-cell table:style-name="ce4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4" table:formula="of:=[.$Q$3]/[.L21]" office:value-type="float" office:value="20.6316295950425" calcext:value-type="float">
            <text:p>20.63</text:p>
          </table:table-cell>
          <table:table-cell table:style-name="ce4" table:formula="of:=[.$Q$3]/[.M21]" office:value-type="float" office:value="14.2085750984727" calcext:value-type="float">
            <text:p>14.21</text:p>
          </table:table-cell>
          <table:table-cell table:style-name="ce4" table:formula="of:=[.$Q$3]/[.N21]" office:value-type="float" office:value="11.2396191077471" calcext:value-type="float">
            <text:p>11.24</text:p>
          </table:table-cell>
          <table:table-cell table:style-name="ce4" table:formula="of:=[.$Q$3]/[.O21]" office:value-type="float" office:value="8.55743727521651" calcext:value-type="float">
            <text:p>8.56</text:p>
          </table:table-cell>
          <table:table-cell/>
          <table:table-cell table:style-name="ce4" table:formula="of:=[.$V$3]/[.$L21]" office:value-type="float" office:value="36.9867485242519" calcext:value-type="float">
            <text:p>36.99</text:p>
          </table:table-cell>
          <table:table-cell table:style-name="ce4" table:formula="of:=[.$V$3]/[.$M21]" office:value-type="float" office:value="25.4720060591546" calcext:value-type="float">
            <text:p>25.47</text:p>
          </table:table-cell>
          <table:table-cell table:style-name="ce4" table:formula="of:=[.$V$3]/[.$N21]" office:value-type="float" office:value="20.149497330376" calcext:value-type="float">
            <text:p>20.15</text:p>
          </table:table-cell>
          <table:table-cell table:style-name="ce4" table:formula="of:=[.$V$3]/[.$O21]" office:value-type="float" office:value="15.3410945583545" calcext:value-type="float">
            <text:p>15.34</text:p>
          </table:table-cell>
          <table:table-cell/>
          <table:table-cell table:style-name="ce4" table:formula="of:=[.$AA$3]/[.$L21]" office:value-type="float" office:value="53.7135747018523" calcext:value-type="float">
            <text:p>53.71</text:p>
          </table:table-cell>
          <table:table-cell table:style-name="ce4" table:formula="of:=[.$AA$3]/[.$M21]" office:value-type="float" office:value="36.9914240871247" calcext:value-type="float">
            <text:p>36.99</text:p>
          </table:table-cell>
          <table:table-cell table:style-name="ce4" table:formula="of:=[.$AA$3]/[.$N21]" office:value-type="float" office:value="29.2618727853375" calcext:value-type="float">
            <text:p>29.26</text:p>
          </table:table-cell>
          <table:table-cell table:style-name="ce4" table:formula="of:=[.$AA$3]/[.$O21]" office:value-type="float" office:value="22.2789258706547" calcext:value-type="float">
            <text:p>22.2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4" table:formula="of:=[.B22]*[.$H$1]" office:value-type="float" office:value="5.69162007874017" calcext:value-type="float">
            <text:p>5.69</text:p>
          </table:table-cell>
          <table:table-cell table:style-name="ce4" table:formula="of:=[.C22]*[.$H$1]" office:value-type="float" office:value="8.61039960629923" calcext:value-type="float">
            <text:p>8.61</text:p>
          </table:table-cell>
          <table:table-cell table:style-name="ce4" table:formula="of:=[.D22]*[.$H$1]" office:value-type="float" office:value="11.0183927165355" calcext:value-type="float">
            <text:p>11.02</text:p>
          </table:table-cell>
          <table:table-cell table:style-name="ce4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4" table:formula="of:=[.$Q$3]/[.L22]" office:value-type="float" office:value="19.309089236386" calcext:value-type="float">
            <text:p>19.31</text:p>
          </table:table-cell>
          <table:table-cell table:style-name="ce4" table:formula="of:=[.$Q$3]/[.M22]" office:value-type="float" office:value="12.76363525795" calcext:value-type="float">
            <text:p>12.76</text:p>
          </table:table-cell>
          <table:table-cell table:style-name="ce4" table:formula="of:=[.$Q$3]/[.N22]" office:value-type="float" office:value="9.97423152608017" calcext:value-type="float">
            <text:p>9.97</text:p>
          </table:table-cell>
          <table:table-cell table:style-name="ce4" table:formula="of:=[.$Q$3]/[.O22]" office:value-type="float" office:value="7.68422938999033" calcext:value-type="float">
            <text:p>7.68</text:p>
          </table:table-cell>
          <table:table-cell/>
          <table:table-cell table:style-name="ce4" table:formula="of:=[.$V$3]/[.$L22]" office:value-type="float" office:value="34.6158031060306" calcext:value-type="float">
            <text:p>34.62</text:p>
          </table:table-cell>
          <table:table-cell table:style-name="ce4" table:formula="of:=[.$V$3]/[.$M22]" office:value-type="float" office:value="22.8816325616134" calcext:value-type="float">
            <text:p>22.88</text:p>
          </table:table-cell>
          <table:table-cell table:style-name="ce4" table:formula="of:=[.$V$3]/[.$N22]" office:value-type="float" office:value="17.8810108759628" calcext:value-type="float">
            <text:p>17.88</text:p>
          </table:table-cell>
          <table:table-cell table:style-name="ce4" table:formula="of:=[.$V$3]/[.$O22]" office:value-type="float" office:value="13.7756767462775" calcext:value-type="float">
            <text:p>13.78</text:p>
          </table:table-cell>
          <table:table-cell/>
          <table:table-cell table:style-name="ce4" table:formula="of:=[.$AA$3]/[.$L22]" office:value-type="float" office:value="50.270396836349" calcext:value-type="float">
            <text:p>50.27</text:p>
          </table:table-cell>
          <table:table-cell table:style-name="ce4" table:formula="of:=[.$AA$3]/[.$M22]" office:value-type="float" office:value="33.229584349451" calcext:value-type="float">
            <text:p>33.23</text:p>
          </table:table-cell>
          <table:table-cell table:style-name="ce4" table:formula="of:=[.$AA$3]/[.$N22]" office:value-type="float" office:value="25.9674897565246" calcext:value-type="float">
            <text:p>25.97</text:p>
          </table:table-cell>
          <table:table-cell table:style-name="ce4" table:formula="of:=[.$AA$3]/[.$O22]" office:value-type="float" office:value="20.0055660879348" calcext:value-type="float">
            <text:p>20.0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4" table:formula="of:=[.B23]*[.$H$1]" office:value-type="float" office:value="7.58882677165356" calcext:value-type="float">
            <text:p>7.59</text:p>
          </table:table-cell>
          <table:table-cell table:style-name="ce4" table:formula="of:=[.C23]*[.$H$1]" office:value-type="float" office:value="11.2373011811024" calcext:value-type="float">
            <text:p>11.24</text:p>
          </table:table-cell>
          <table:table-cell table:style-name="ce4" table:formula="of:=[.D23]*[.$H$1]" office:value-type="float" office:value="14.7398366141733" calcext:value-type="float">
            <text:p>14.74</text:p>
          </table:table-cell>
          <table:table-cell table:style-name="ce4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4" table:formula="of:=[.$Q$3]/[.L23]" office:value-type="float" office:value="14.4818169272895" calcext:value-type="float">
            <text:p>14.48</text:p>
          </table:table-cell>
          <table:table-cell table:style-name="ce4" table:formula="of:=[.$Q$3]/[.M23]" office:value-type="float" office:value="9.77992831453315" calcext:value-type="float">
            <text:p>9.78</text:p>
          </table:table-cell>
          <table:table-cell table:style-name="ce4" table:formula="of:=[.$Q$3]/[.N23]" office:value-type="float" office:value="7.45598495266389" calcext:value-type="float">
            <text:p>7.46</text:p>
          </table:table-cell>
          <table:table-cell table:style-name="ce4" table:formula="of:=[.$Q$3]/[.O23]" office:value-type="float" office:value="5.83763162960506" calcext:value-type="float">
            <text:p>5.84</text:p>
          </table:table-cell>
          <table:table-cell/>
          <table:table-cell table:style-name="ce4" table:formula="of:=[.$V$3]/[.$L23]" office:value-type="float" office:value="25.961852329523" calcext:value-type="float">
            <text:p>25.96</text:p>
          </table:table-cell>
          <table:table-cell table:style-name="ce4" table:formula="of:=[.$V$3]/[.$M23]" office:value-type="float" office:value="17.5326794952623" calcext:value-type="float">
            <text:p>17.53</text:p>
          </table:table-cell>
          <table:table-cell table:style-name="ce4" table:formula="of:=[.$V$3]/[.$N23]" office:value-type="float" office:value="13.3664982290613" calcext:value-type="float">
            <text:p>13.37</text:p>
          </table:table-cell>
          <table:table-cell table:style-name="ce4" table:formula="of:=[.$V$3]/[.$O23]" office:value-type="float" office:value="10.4652427994976" calcext:value-type="float">
            <text:p>10.47</text:p>
          </table:table-cell>
          <table:table-cell/>
          <table:table-cell table:style-name="ce4" table:formula="of:=[.$AA$3]/[.$L23]" office:value-type="float" office:value="37.7027976272617" calcext:value-type="float">
            <text:p>37.70</text:p>
          </table:table-cell>
          <table:table-cell table:style-name="ce4" table:formula="of:=[.$AA$3]/[.$M23]" office:value-type="float" office:value="25.4616295664625" calcext:value-type="float">
            <text:p>25.46</text:p>
          </table:table-cell>
          <table:table-cell table:style-name="ce4" table:formula="of:=[.$AA$3]/[.$N23]" office:value-type="float" office:value="19.4113413526496" calcext:value-type="float">
            <text:p>19.41</text:p>
          </table:table-cell>
          <table:table-cell table:style-name="ce4" table:formula="of:=[.$AA$3]/[.$O23]" office:value-type="float" office:value="15.1980269505241" calcext:value-type="float">
            <text:p>15.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4" table:formula="of:=[.B24]*[.$H$1]" office:value-type="float" office:value="8.17258267716537" calcext:value-type="float">
            <text:p>8.17</text:p>
          </table:table-cell>
          <table:table-cell table:style-name="ce4" table:formula="of:=[.C24]*[.$H$1]" office:value-type="float" office:value="12.477782480315" calcext:value-type="float">
            <text:p>12.48</text:p>
          </table:table-cell>
          <table:table-cell table:style-name="ce4" table:formula="of:=[.D24]*[.$H$1]" office:value-type="float" office:value="16.1262568897638" calcext:value-type="float">
            <text:p>16.13</text:p>
          </table:table-cell>
          <table:table-cell table:style-name="ce4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4" table:formula="of:=[.$Q$3]/[.L24]" office:value-type="float" office:value="13.4474014324831" calcext:value-type="float">
            <text:p>13.45</text:p>
          </table:table-cell>
          <table:table-cell table:style-name="ce4" table:formula="of:=[.$Q$3]/[.M24]" office:value-type="float" office:value="8.80765473940413" calcext:value-type="float">
            <text:p>8.81</text:p>
          </table:table-cell>
          <table:table-cell table:style-name="ce4" table:formula="of:=[.$Q$3]/[.N24]" office:value-type="float" office:value="6.81497267166564" calcext:value-type="float">
            <text:p>6.81</text:p>
          </table:table-cell>
          <table:table-cell table:style-name="ce4" table:formula="of:=[.$Q$3]/[.O24]" office:value-type="float" office:value="5.17563216645397" calcext:value-type="float">
            <text:p>5.18</text:p>
          </table:table-cell>
          <table:table-cell/>
          <table:table-cell table:style-name="ce4" table:formula="of:=[.$V$3]/[.$L24]" office:value-type="float" office:value="24.1074343059856" calcext:value-type="float">
            <text:p>24.11</text:p>
          </table:table-cell>
          <table:table-cell table:style-name="ce4" table:formula="of:=[.$V$3]/[.$M24]" office:value-type="float" office:value="15.7896645746806" calcext:value-type="float">
            <text:p>15.79</text:p>
          </table:table-cell>
          <table:table-cell table:style-name="ce4" table:formula="of:=[.$V$3]/[.$N24]" office:value-type="float" office:value="12.2173422727167" calcext:value-type="float">
            <text:p>12.22</text:p>
          </table:table-cell>
          <table:table-cell table:style-name="ce4" table:formula="of:=[.$V$3]/[.$O24]" office:value-type="float" office:value="9.27846268821439" calcext:value-type="float">
            <text:p>9.28</text:p>
          </table:table-cell>
          <table:table-cell/>
          <table:table-cell table:style-name="ce4" table:formula="of:=[.$AA$3]/[.$L24]" office:value-type="float" office:value="35.0097406538859" calcext:value-type="float">
            <text:p>35.01</text:p>
          </table:table-cell>
          <table:table-cell table:style-name="ce4" table:formula="of:=[.$AA$3]/[.$M24]" office:value-type="float" office:value="22.930356451668" calcext:value-type="float">
            <text:p>22.93</text:p>
          </table:table-cell>
          <table:table-cell table:style-name="ce4" table:formula="of:=[.$AA$3]/[.$N24]" office:value-type="float" office:value="17.7424930010643" calcext:value-type="float">
            <text:p>17.74</text:p>
          </table:table-cell>
          <table:table-cell table:style-name="ce4" table:formula="of:=[.$AA$3]/[.$O24]" office:value-type="float" office:value="13.4745393581966" calcext:value-type="float">
            <text:p>13.47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4"/>
          <table:table-cell table:style-name="ce4" table:formula="of:=[.C25]*[.$H$1]" office:value-type="float" office:value="6.93210137795277" calcext:value-type="float">
            <text:p>6.93</text:p>
          </table:table-cell>
          <table:table-cell table:style-name="ce4" table:formula="of:=[.D25]*[.$H$1]" office:value-type="float" office:value="9.41306397637797" calcext:value-type="float">
            <text:p>9.41</text:p>
          </table:table-cell>
          <table:table-cell table:style-name="ce4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4"/>
          <table:table-cell table:style-name="ce4" table:formula="of:=[.$Q$3]/[.M25]" office:value-type="float" office:value="15.8537785309274" calcext:value-type="float">
            <text:p>15.85</text:p>
          </table:table-cell>
          <table:table-cell table:style-name="ce4" table:formula="of:=[.$Q$3]/[.N25]" office:value-type="float" office:value="11.6752632592101" calcext:value-type="float">
            <text:p>11.68</text:p>
          </table:table-cell>
          <table:table-cell table:style-name="ce4" table:formula="of:=[.$Q$3]/[.O25]" office:value-type="float" office:value="10.3158147975213" calcext:value-type="float">
            <text:p>10.32</text:p>
          </table:table-cell>
          <table:table-cell/>
          <table:table-cell table:style-name="ce4"/>
          <table:table-cell table:style-name="ce4" table:formula="of:=[.$V$3]/[.$M25]" office:value-type="float" office:value="28.4213962344251" calcext:value-type="float">
            <text:p>28.42</text:p>
          </table:table-cell>
          <table:table-cell table:style-name="ce4" table:formula="of:=[.$V$3]/[.$N25]" office:value-type="float" office:value="20.9304855989952" calcext:value-type="float">
            <text:p>20.93</text:p>
          </table:table-cell>
          <table:table-cell table:style-name="ce4" table:formula="of:=[.$V$3]/[.$O25]" office:value-type="float" office:value="18.4933742621259" calcext:value-type="float">
            <text:p>18.49</text:p>
          </table:table-cell>
          <table:table-cell/>
          <table:table-cell table:style-name="ce4"/>
          <table:table-cell table:style-name="ce4" table:formula="of:=[.$AA$3]/[.$M25]" office:value-type="float" office:value="41.2746416130023" calcext:value-type="float">
            <text:p>41.27</text:p>
          </table:table-cell>
          <table:table-cell table:style-name="ce4" table:formula="of:=[.$AA$3]/[.$N25]" office:value-type="float" office:value="30.3960539010482" calcext:value-type="float">
            <text:p>30.40</text:p>
          </table:table-cell>
          <table:table-cell table:style-name="ce4" table:formula="of:=[.$AA$3]/[.$O25]" office:value-type="float" office:value="26.8567873509262" calcext:value-type="float">
            <text:p>26.86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4"/>
          <table:table-cell table:style-name="ce4" table:formula="of:=[.C26]*[.$H$1]" office:value-type="float" office:value="6.93210137795277" calcext:value-type="float">
            <text:p>6.93</text:p>
          </table:table-cell>
          <table:table-cell table:style-name="ce4" table:formula="of:=[.D26]*[.$H$1]" office:value-type="float" office:value="9.41306397637797" calcext:value-type="float">
            <text:p>9.41</text:p>
          </table:table-cell>
          <table:table-cell table:style-name="ce4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4"/>
          <table:table-cell table:style-name="ce4" table:formula="of:=[.$Q$3]/[.M26]" office:value-type="float" office:value="15.8537785309274" calcext:value-type="float">
            <text:p>15.85</text:p>
          </table:table-cell>
          <table:table-cell table:style-name="ce4" table:formula="of:=[.$Q$3]/[.N26]" office:value-type="float" office:value="11.6752632592101" calcext:value-type="float">
            <text:p>11.68</text:p>
          </table:table-cell>
          <table:table-cell table:style-name="ce4" table:formula="of:=[.$Q$3]/[.O26]" office:value-type="float" office:value="10.3158147975213" calcext:value-type="float">
            <text:p>10.32</text:p>
          </table:table-cell>
          <table:table-cell/>
          <table:table-cell table:style-name="ce4"/>
          <table:table-cell table:style-name="ce4" table:formula="of:=[.$V$3]/[.$M26]" office:value-type="float" office:value="28.4213962344251" calcext:value-type="float">
            <text:p>28.42</text:p>
          </table:table-cell>
          <table:table-cell table:style-name="ce4" table:formula="of:=[.$V$3]/[.$N26]" office:value-type="float" office:value="20.9304855989952" calcext:value-type="float">
            <text:p>20.93</text:p>
          </table:table-cell>
          <table:table-cell table:style-name="ce4" table:formula="of:=[.$V$3]/[.$O26]" office:value-type="float" office:value="18.4933742621259" calcext:value-type="float">
            <text:p>18.49</text:p>
          </table:table-cell>
          <table:table-cell/>
          <table:table-cell table:style-name="ce4"/>
          <table:table-cell table:style-name="ce4" table:formula="of:=[.$AA$3]/[.$M26]" office:value-type="float" office:value="41.2746416130023" calcext:value-type="float">
            <text:p>41.27</text:p>
          </table:table-cell>
          <table:table-cell table:style-name="ce4" table:formula="of:=[.$AA$3]/[.$N26]" office:value-type="float" office:value="30.3960539010482" calcext:value-type="float">
            <text:p>30.40</text:p>
          </table:table-cell>
          <table:table-cell table:style-name="ce4" table:formula="of:=[.$AA$3]/[.$O26]" office:value-type="float" office:value="26.8567873509262" calcext:value-type="float">
            <text:p>26.86</text:p>
          </table:table-cell>
          <table:table-cell table:number-columns-repeated="994"/>
        </table:table-row>
        <table:table-row table:style-name="ro1">
          <table:table-cell table:number-columns-repeated="11"/>
          <table:table-cell table:style-name="ce9" table:formula="of:=MAX([.L6:.L26])" office:value-type="float" office:value="6.93210137795277" calcext:value-type="float">
            <text:p>6.93</text:p>
          </table:table-cell>
          <table:table-cell table:style-name="ce9" table:formula="of:=MAX([.M6:.M26])" office:value-type="float" office:value="10.4346368110236" calcext:value-type="float">
            <text:p>10.43</text:p>
          </table:table-cell>
          <table:table-cell table:style-name="ce9" table:formula="of:=MAX([.N6:.N26])" office:value-type="float" office:value="13.5723248031496" calcext:value-type="float">
            <text:p>13.57</text:p>
          </table:table-cell>
          <table:table-cell table:style-name="ce9" table:formula="of:=MAX([.O6:.O26])" office:value-type="float" office:value="17.7680703740158" calcext:value-type="float">
            <text:p>17.77</text:p>
          </table:table-cell>
          <table:table-cell/>
          <table:table-cell table:style-name="ce9" table:formula="of:=MIN([.Q6:.Q26])" office:value-type="float" office:value="7.92688926546371" calcext:value-type="float">
            <text:p>7.93</text:p>
          </table:table-cell>
          <table:table-cell table:style-name="ce9" table:formula="of:=MIN([.R6:.R26])" office:value-type="float" office:value="5.26611524628708" calcext:value-type="float">
            <text:p>5.27</text:p>
          </table:table-cell>
          <table:table-cell table:style-name="ce9" table:formula="of:=MIN([.S6:.S26])" office:value-type="float" office:value="4.0486800011777" calcext:value-type="float">
            <text:p>4.05</text:p>
          </table:table-cell>
          <table:table-cell table:style-name="ce9" table:formula="of:=MIN([.T6:.T26])" office:value-type="float" office:value="3.09262620213163" calcext:value-type="float">
            <text:p>3.09</text:p>
          </table:table-cell>
          <table:table-cell/>
          <table:table-cell table:style-name="ce9" table:formula="of:=MIN([.V6:.V26])" office:value-type="float" office:value="14.2106981172126" calcext:value-type="float">
            <text:p>14.21</text:p>
          </table:table-cell>
          <table:table-cell table:style-name="ce9" table:formula="of:=MIN([.W6:.W26])" office:value-type="float" office:value="9.44067357437198" calcext:value-type="float">
            <text:p>9.44</text:p>
          </table:table-cell>
          <table:table-cell table:style-name="ce9" table:formula="of:=MIN([.X6:.X26])" office:value-type="float" office:value="7.25815226416771" calcext:value-type="float">
            <text:p>7.26</text:p>
          </table:table-cell>
          <table:table-cell table:style-name="ce9" table:formula="of:=MIN([.Y6:.Y26])" office:value-type="float" office:value="5.54421487119176" calcext:value-type="float">
            <text:p>5.54</text:p>
          </table:table-cell>
          <table:table-cell/>
          <table:table-cell table:style-name="ce9" table:formula="of:=MIN([.AA6:.AA26])" office:value-type="float" office:value="20.6373208065012" calcext:value-type="float">
            <text:p>20.64</text:p>
          </table:table-cell>
          <table:table-cell table:style-name="ce9" table:formula="of:=MIN([.AB6:.AB26])" office:value-type="float" office:value="13.7101082280952" calcext:value-type="float">
            <text:p>13.71</text:p>
          </table:table-cell>
          <table:table-cell table:style-name="ce9" table:formula="of:=MIN([.AC6:.AC26])" office:value-type="float" office:value="10.5405670785893" calcext:value-type="float">
            <text:p>10.54</text:p>
          </table:table-cell>
          <table:table-cell table:style-name="ce9" table:formula="of:=MIN([.AD6:.AD26])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number-columns-repeated="4" table:style-name="ce2" office:value-type="string" calcext:value-type="string">
            <text:p>plf</text:p>
          </table:table-cell>
          <table:table-cell/>
          <table:table-cell table:number-columns-repeated="4" table:style-name="ce2" office:value-type="string" calcext:value-type="string">
            <text:p>kN/m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560" calcext:value-type="float">
            <text:p>560.00</text:p>
          </table:table-cell>
          <table:table-cell table:style-name="ce4" office:value-type="float" office:value="840" calcext:value-type="float">
            <text:p>840.00</text:p>
          </table:table-cell>
          <table:table-cell table:style-name="ce4" office:value-type="float" office:value="1090" calcext:value-type="float">
            <text:p>1,090.00</text:p>
          </table:table-cell>
          <table:table-cell table:style-name="ce4" office:value-type="float" office:value="1430" calcext:value-type="float">
            <text:p>1,430.00</text:p>
          </table:table-cell>
          <table:table-cell table:style-name="ce4"/>
          <table:table-cell table:style-name="ce4" table:formula="of:=[.B31]*[.$H$1]" office:value-type="float" office:value="8.17258267716537" calcext:value-type="float">
            <text:p>8.17</text:p>
          </table:table-cell>
          <table:table-cell table:style-name="ce4" table:formula="of:=[.C31]*[.$H$1]" office:value-type="float" office:value="12.2588740157481" calcext:value-type="float">
            <text:p>12.26</text:p>
          </table:table-cell>
          <table:table-cell table:style-name="ce4" table:formula="of:=[.D31]*[.$H$1]" office:value-type="float" office:value="15.9073484251969" calcext:value-type="float">
            <text:p>15.91</text:p>
          </table:table-cell>
          <table:table-cell table:style-name="ce4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4" table:formula="of:=[.$Q$3]/[.$L31]" office:value-type="float" office:value="13.4474014324831" calcext:value-type="float">
            <text:p>13.45</text:p>
          </table:table-cell>
          <table:table-cell table:style-name="ce4" table:formula="of:=[.$Q$3]/[.$M31]" office:value-type="float" office:value="8.96493428832206" calcext:value-type="float">
            <text:p>8.96</text:p>
          </table:table-cell>
          <table:table-cell table:style-name="ce4" table:formula="of:=[.$Q$3]/[.$N31]" office:value-type="float" office:value="6.90875669925736" calcext:value-type="float">
            <text:p>6.91</text:p>
          </table:table-cell>
          <table:table-cell table:style-name="ce4" table:formula="of:=[.$Q$3]/[.$O31]" office:value-type="float" office:value="5.26611524628708" calcext:value-type="float">
            <text:p>5.27</text:p>
          </table:table-cell>
          <table:table-cell/>
          <table:table-cell table:style-name="ce4" table:formula="of:=[.$V$3]/[.$L31]" office:value-type="float" office:value="24.1074343059856" calcext:value-type="float">
            <text:p>24.11</text:p>
          </table:table-cell>
          <table:table-cell table:style-name="ce4" table:formula="of:=[.$V$3]/[.$M31]" office:value-type="float" office:value="16.0716228706571" calcext:value-type="float">
            <text:p>16.07</text:p>
          </table:table-cell>
          <table:table-cell table:style-name="ce4" table:formula="of:=[.$V$3]/[.$N31]" office:value-type="float" office:value="12.3854708361027" calcext:value-type="float">
            <text:p>12.39</text:p>
          </table:table-cell>
          <table:table-cell table:style-name="ce4" table:formula="of:=[.$V$3]/[.$O31]" office:value-type="float" office:value="9.44067357437198" calcext:value-type="float">
            <text:p>9.44</text:p>
          </table:table-cell>
          <table:table-cell/>
          <table:table-cell table:style-name="ce4" table:formula="of:=[.$AA$3]/[.$L31]" office:value-type="float" office:value="35.0097406538859" calcext:value-type="float">
            <text:p>35.01</text:p>
          </table:table-cell>
          <table:table-cell table:style-name="ce4" table:formula="of:=[.$AA$3]/[.$M31]" office:value-type="float" office:value="23.3398271025906" calcext:value-type="float">
            <text:p>23.34</text:p>
          </table:table-cell>
          <table:table-cell table:style-name="ce4" table:formula="of:=[.$AA$3]/[.$N31]" office:value-type="float" office:value="17.9866557487854" calcext:value-type="float">
            <text:p>17.99</text:p>
          </table:table-cell>
          <table:table-cell table:style-name="ce4" table:formula="of:=[.$AA$3]/[.$O31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1">
          <table:table-cell/>
          <table:table-cell table:style-name="ce4" office:value-type="float" office:value="785" calcext:value-type="float">
            <text:p>785.00</text:p>
          </table:table-cell>
          <table:table-cell table:style-name="ce4" office:value-type="float" office:value="1205" calcext:value-type="float">
            <text:p>1,205.00</text:p>
          </table:table-cell>
          <table:table-cell table:style-name="ce4" office:value-type="float" office:value="1540" calcext:value-type="float">
            <text:p>1,540.00</text:p>
          </table:table-cell>
          <table:table-cell table:style-name="ce4" office:value-type="float" office:value="2045" calcext:value-type="float">
            <text:p>2,045.00</text:p>
          </table:table-cell>
          <table:table-cell table:style-name="ce4"/>
          <table:table-cell table:style-name="ce4" table:formula="of:=[.B32]*[.$H$1]" office:value-type="float" office:value="11.4562096456693" calcext:value-type="float">
            <text:p>11.46</text:p>
          </table:table-cell>
          <table:table-cell table:style-name="ce4" table:formula="of:=[.C32]*[.$H$1]" office:value-type="float" office:value="17.5856466535433" calcext:value-type="float">
            <text:p>17.59</text:p>
          </table:table-cell>
          <table:table-cell table:style-name="ce4" table:formula="of:=[.D32]*[.$H$1]" office:value-type="float" office:value="22.4746023622048" calcext:value-type="float">
            <text:p>22.47</text:p>
          </table:table-cell>
          <table:table-cell table:style-name="ce4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4" table:formula="of:=[.$Q$3]/[.L32]" office:value-type="float" office:value="9.59305070342742" calcext:value-type="float">
            <text:p>9.59</text:p>
          </table:table-cell>
          <table:table-cell table:style-name="ce4" table:formula="of:=[.$Q$3]/[.M32]" office:value-type="float" office:value="6.2494147736021" calcext:value-type="float">
            <text:p>6.25</text:p>
          </table:table-cell>
          <table:table-cell table:style-name="ce4" table:formula="of:=[.$Q$3]/[.N32]" office:value-type="float" office:value="4.88996415726658" calcext:value-type="float">
            <text:p>4.89</text:p>
          </table:table-cell>
          <table:table-cell table:style-name="ce4" table:formula="of:=[.$Q$3]/[.O32]" office:value-type="float" office:value="3.68241799618119" calcext:value-type="float">
            <text:p>3.68</text:p>
          </table:table-cell>
          <table:table-cell/>
          <table:table-cell table:style-name="ce4" table:formula="of:=[.$V$3]/[.$L32]" office:value-type="float" office:value="17.1976601418496" calcext:value-type="float">
            <text:p>17.20</text:p>
          </table:table-cell>
          <table:table-cell table:style-name="ce4" table:formula="of:=[.$V$3]/[.$M32]" office:value-type="float" office:value="11.20345494718" calcext:value-type="float">
            <text:p>11.20</text:p>
          </table:table-cell>
          <table:table-cell table:style-name="ce4" table:formula="of:=[.$V$3]/[.$N32]" office:value-type="float" office:value="8.76633974763113" calcext:value-type="float">
            <text:p>8.77</text:p>
          </table:table-cell>
          <table:table-cell table:style-name="ce4" table:formula="of:=[.$V$3]/[.$O32]" office:value-type="float" office:value="6.60154680261708" calcext:value-type="float">
            <text:p>6.60</text:p>
          </table:table-cell>
          <table:table-cell/>
          <table:table-cell table:style-name="ce4" table:formula="of:=[.$AA$3]/[.$L32]" office:value-type="float" office:value="24.9751016129632" calcext:value-type="float">
            <text:p>24.98</text:p>
          </table:table-cell>
          <table:table-cell table:style-name="ce4" table:formula="of:=[.$AA$3]/[.$M32]" office:value-type="float" office:value="16.2700869428847" calcext:value-type="float">
            <text:p>16.27</text:p>
          </table:table-cell>
          <table:table-cell table:style-name="ce4" table:formula="of:=[.$AA$3]/[.$N32]" office:value-type="float" office:value="12.7308147832312" calcext:value-type="float">
            <text:p>12.73</text:p>
          </table:table-cell>
          <table:table-cell table:style-name="ce4" table:formula="of:=[.$AA$3]/[.$O32]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1">
          <table:table-cell/>
          <table:table-cell table:style-name="ce4" office:value-type="float" office:value="505" calcext:value-type="float">
            <text:p>505.00</text:p>
          </table:table-cell>
          <table:table-cell table:style-name="ce4" office:value-type="float" office:value="755" calcext:value-type="float">
            <text:p>755.00</text:p>
          </table:table-cell>
          <table:table-cell table:style-name="ce4" office:value-type="float" office:value="980" calcext:value-type="float">
            <text:p>980.00</text:p>
          </table:table-cell>
          <table:table-cell table:style-name="ce4" office:value-type="float" office:value="1260" calcext:value-type="float">
            <text:p>1,260.00</text:p>
          </table:table-cell>
          <table:table-cell table:style-name="ce4"/>
          <table:table-cell table:style-name="ce4" table:formula="of:=[.B33]*[.$H$1]" office:value-type="float" office:value="7.36991830708663" calcext:value-type="float">
            <text:p>7.37</text:p>
          </table:table-cell>
          <table:table-cell table:style-name="ce4" table:formula="of:=[.C33]*[.$H$1]" office:value-type="float" office:value="11.0183927165355" calcext:value-type="float">
            <text:p>11.02</text:p>
          </table:table-cell>
          <table:table-cell table:style-name="ce4" table:formula="of:=[.D33]*[.$H$1]" office:value-type="float" office:value="14.3020196850394" calcext:value-type="float">
            <text:p>14.30</text:p>
          </table:table-cell>
          <table:table-cell table:style-name="ce4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4" table:formula="of:=[.$Q$3]/[.L33]" office:value-type="float" office:value="14.9119699053278" calcext:value-type="float">
            <text:p>14.91</text:p>
          </table:table-cell>
          <table:table-cell table:style-name="ce4" table:formula="of:=[.$Q$3]/[.M33]" office:value-type="float" office:value="9.97423152608017" calcext:value-type="float">
            <text:p>9.97</text:p>
          </table:table-cell>
          <table:table-cell table:style-name="ce4" table:formula="of:=[.$Q$3]/[.N33]" office:value-type="float" office:value="7.68422938999033" calcext:value-type="float">
            <text:p>7.68</text:p>
          </table:table-cell>
          <table:table-cell table:style-name="ce4" table:formula="of:=[.$Q$3]/[.O33]" office:value-type="float" office:value="5.97662285888137" calcext:value-type="float">
            <text:p>5.98</text:p>
          </table:table-cell>
          <table:table-cell/>
          <table:table-cell table:style-name="ce4" table:formula="of:=[.$V$3]/[.$L33]" office:value-type="float" office:value="26.7329964581226" calcext:value-type="float">
            <text:p>26.73</text:p>
          </table:table-cell>
          <table:table-cell table:style-name="ce4" table:formula="of:=[.$V$3]/[.$M33]" office:value-type="float" office:value="17.8810108759628" calcext:value-type="float">
            <text:p>17.88</text:p>
          </table:table-cell>
          <table:table-cell table:style-name="ce4" table:formula="of:=[.$V$3]/[.$N33]" office:value-type="float" office:value="13.7756767462775" calcext:value-type="float">
            <text:p>13.78</text:p>
          </table:table-cell>
          <table:table-cell table:style-name="ce4" table:formula="of:=[.$V$3]/[.$O33]" office:value-type="float" office:value="10.7144152471047" calcext:value-type="float">
            <text:p>10.71</text:p>
          </table:table-cell>
          <table:table-cell/>
          <table:table-cell table:style-name="ce4" table:formula="of:=[.$AA$3]/[.$L33]" office:value-type="float" office:value="38.8226827052992" calcext:value-type="float">
            <text:p>38.82</text:p>
          </table:table-cell>
          <table:table-cell table:style-name="ce4" table:formula="of:=[.$AA$3]/[.$M33]" office:value-type="float" office:value="25.9674897565246" calcext:value-type="float">
            <text:p>25.97</text:p>
          </table:table-cell>
          <table:table-cell table:style-name="ce4" table:formula="of:=[.$AA$3]/[.$N33]" office:value-type="float" office:value="20.0055660879348" calcext:value-type="float">
            <text:p>20.01</text:p>
          </table:table-cell>
          <table:table-cell table:style-name="ce4" table:formula="of:=[.$AA$3]/[.$O33]" office:value-type="float" office:value="15.5598847350604" calcext:value-type="float">
            <text:p>15.56</text:p>
          </table:table-cell>
          <table:table-cell table:number-columns-repeated="994"/>
        </table:table-row>
        <table:table-row table:style-name="ro1">
          <table:table-cell table:style-name="ce37"/>
          <table:table-cell table:style-name="ce5" office:value-type="float" office:value="560" calcext:value-type="float">
            <text:p>560.00</text:p>
          </table:table-cell>
          <table:table-cell table:style-name="ce7" office:value-type="float" office:value="840" calcext:value-type="float">
            <text:p>840.00</text:p>
          </table:table-cell>
          <table:table-cell table:style-name="ce7" office:value-type="float" office:value="1090" calcext:value-type="float">
            <text:p>1,090.00</text:p>
          </table:table-cell>
          <table:table-cell table:style-name="ce35" office:value-type="float" office:value="1430" calcext:value-type="float">
            <text:p>1,430.00</text:p>
          </table:table-cell>
          <table:table-cell table:style-name="ce7"/>
          <table:table-cell table:style-name="ce7" table:formula="of:=[.B34]*[.$H$1]" office:value-type="float" office:value="8.17258267716537" calcext:value-type="float">
            <text:p>8.17</text:p>
          </table:table-cell>
          <table:table-cell table:style-name="ce7" table:formula="of:=[.C34]*[.$H$1]" office:value-type="float" office:value="12.2588740157481" calcext:value-type="float">
            <text:p>12.26</text:p>
          </table:table-cell>
          <table:table-cell table:style-name="ce7" table:formula="of:=[.D34]*[.$H$1]" office:value-type="float" office:value="15.9073484251969" calcext:value-type="float">
            <text:p>15.91</text:p>
          </table:table-cell>
          <table:table-cell table:style-name="ce7" table:formula="of:=[.E34]*[.$H$1]" office:value-type="float" office:value="20.8692736220473" calcext:value-type="float">
            <text:p>20.87</text:p>
          </table:table-cell>
          <table:table-cell table:style-name="ce6"/>
          <table:table-cell table:style-name="ce7" table:formula="of:=[.G34]/2" office:value-type="float" office:value="4.08629133858268" calcext:value-type="float">
            <text:p>4.09</text:p>
          </table:table-cell>
          <table:table-cell table:style-name="ce7" table:formula="of:=[.H34]/2" office:value-type="float" office:value="6.12943700787403" calcext:value-type="float">
            <text:p>6.13</text:p>
          </table:table-cell>
          <table:table-cell table:style-name="ce7" table:formula="of:=[.I34]/2" office:value-type="float" office:value="7.95367421259844" calcext:value-type="float">
            <text:p>7.95</text:p>
          </table:table-cell>
          <table:table-cell table:style-name="ce7" table:formula="of:=[.J34]/2" office:value-type="float" office:value="10.4346368110236" calcext:value-type="float">
            <text:p>10.43</text:p>
          </table:table-cell>
          <table:table-cell table:style-name="ce6"/>
          <table:table-cell table:style-name="ce7" table:formula="of:=[.$Q$3]/[.L34]" office:value-type="float" office:value="13.4474014324831" calcext:value-type="float">
            <text:p>13.45</text:p>
          </table:table-cell>
          <table:table-cell table:style-name="ce7" table:formula="of:=[.$Q$3]/[.M34]" office:value-type="float" office:value="8.96493428832206" calcext:value-type="float">
            <text:p>8.96</text:p>
          </table:table-cell>
          <table:table-cell table:style-name="ce7" table:formula="of:=[.$Q$3]/[.N34]" office:value-type="float" office:value="6.90875669925736" calcext:value-type="float">
            <text:p>6.91</text:p>
          </table:table-cell>
          <table:table-cell table:style-name="ce7" table:formula="of:=[.$Q$3]/[.O34]" office:value-type="float" office:value="5.26611524628708" calcext:value-type="float">
            <text:p>5.27</text:p>
          </table:table-cell>
          <table:table-cell table:style-name="ce6"/>
          <table:table-cell table:style-name="ce7" table:formula="of:=[.$V$3]/[.$L34]" office:value-type="float" office:value="24.1074343059856" calcext:value-type="float">
            <text:p>24.11</text:p>
          </table:table-cell>
          <table:table-cell table:style-name="ce7" table:formula="of:=[.$V$3]/[.$M34]" office:value-type="float" office:value="16.0716228706571" calcext:value-type="float">
            <text:p>16.07</text:p>
          </table:table-cell>
          <table:table-cell table:style-name="ce7" table:formula="of:=[.$V$3]/[.$N34]" office:value-type="float" office:value="12.3854708361027" calcext:value-type="float">
            <text:p>12.39</text:p>
          </table:table-cell>
          <table:table-cell table:style-name="ce7" table:formula="of:=[.$V$3]/[.$O34]" office:value-type="float" office:value="9.44067357437198" calcext:value-type="float">
            <text:p>9.44</text:p>
          </table:table-cell>
          <table:table-cell table:style-name="ce37"/>
          <table:table-cell table:style-name="ce40" table:formula="of:=[.$AA$3]/[.$L34]" office:value-type="float" office:value="35.0097406538859" calcext:value-type="float">
            <text:p>35.01</text:p>
          </table:table-cell>
          <table:table-cell table:style-name="ce40" table:formula="of:=[.$AA$3]/[.$M34]" office:value-type="float" office:value="23.3398271025906" calcext:value-type="float">
            <text:p>23.34</text:p>
          </table:table-cell>
          <table:table-cell table:style-name="ce40" table:formula="of:=[.$AA$3]/[.$N34]" office:value-type="float" office:value="17.9866557487854" calcext:value-type="float">
            <text:p>17.99</text:p>
          </table:table-cell>
          <table:table-cell table:style-name="ce40" table:formula="of:=[.$AA$3]/[.$O34]" office:value-type="float" office:value="13.7101082280952" calcext:value-type="float">
            <text:p>13.71</text:p>
          </table:table-cell>
          <table:table-cell table:style-name="ce37" table:number-columns-repeated="994"/>
        </table:table-row>
        <table:table-row table:style-name="ro1">
          <table:table-cell/>
          <table:table-cell table:style-name="ce4" office:value-type="float" office:value="730" calcext:value-type="float">
            <text:p>730.00</text:p>
          </table:table-cell>
          <table:table-cell table:style-name="ce4" office:value-type="float" office:value="1065" calcext:value-type="float">
            <text:p>1,065.00</text:p>
          </table:table-cell>
          <table:table-cell table:style-name="ce4" office:value-type="float" office:value="1370" calcext:value-type="float">
            <text:p>1,370.00</text:p>
          </table:table-cell>
          <table:table-cell table:style-name="ce4" office:value-type="float" office:value="1790" calcext:value-type="float">
            <text:p>1,790.00</text:p>
          </table:table-cell>
          <table:table-cell table:style-name="ce4"/>
          <table:table-cell table:style-name="ce4" table:formula="of:=[.B35]*[.$H$1]" office:value-type="float" office:value="10.6535452755906" calcext:value-type="float">
            <text:p>10.65</text:p>
          </table:table-cell>
          <table:table-cell table:style-name="ce4" table:formula="of:=[.C35]*[.$H$1]" office:value-type="float" office:value="15.542500984252" calcext:value-type="float">
            <text:p>15.54</text:p>
          </table:table-cell>
          <table:table-cell table:style-name="ce4" table:formula="of:=[.D35]*[.$H$1]" office:value-type="float" office:value="19.9936397637796" calcext:value-type="float">
            <text:p>19.99</text:p>
          </table:table-cell>
          <table:table-cell table:style-name="ce4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4" table:formula="of:=[.$Q$3]/[.L35]" office:value-type="float" office:value="10.3158147975213" calcext:value-type="float">
            <text:p>10.32</text:p>
          </table:table-cell>
          <table:table-cell table:style-name="ce4" table:formula="of:=[.$Q$3]/[.M35]" office:value-type="float" office:value="7.07093408656388" calcext:value-type="float">
            <text:p>7.07</text:p>
          </table:table-cell>
          <table:table-cell table:style-name="ce4" table:formula="of:=[.$Q$3]/[.N35]" office:value-type="float" office:value="5.49674803079601" calcext:value-type="float">
            <text:p>5.50</text:p>
          </table:table-cell>
          <table:table-cell table:style-name="ce4" table:formula="of:=[.$Q$3]/[.O35]" office:value-type="float" office:value="4.20700826938018" calcext:value-type="float">
            <text:p>4.21</text:p>
          </table:table-cell>
          <table:table-cell/>
          <table:table-cell table:style-name="ce4" table:formula="of:=[.$V$3]/[.$L35]" office:value-type="float" office:value="18.4933742621259" calcext:value-type="float">
            <text:p>18.49</text:p>
          </table:table-cell>
          <table:table-cell table:style-name="ce4" table:formula="of:=[.$V$3]/[.$M35]" office:value-type="float" office:value="12.6762095881239" calcext:value-type="float">
            <text:p>12.68</text:p>
          </table:table-cell>
          <table:table-cell table:style-name="ce4" table:formula="of:=[.$V$3]/[.$N35]" office:value-type="float" office:value="9.85413373091382" calcext:value-type="float">
            <text:p>9.85</text:p>
          </table:table-cell>
          <table:table-cell table:style-name="ce4" table:formula="of:=[.$V$3]/[.$O35]" office:value-type="float" office:value="7.541990620867" calcext:value-type="float">
            <text:p>7.54</text:p>
          </table:table-cell>
          <table:table-cell/>
          <table:table-cell table:style-name="ce4" table:formula="of:=[.$AA$3]/[.$L35]" office:value-type="float" office:value="26.8567873509262" calcext:value-type="float">
            <text:p>26.86</text:p>
          </table:table-cell>
          <table:table-cell table:style-name="ce4" table:formula="of:=[.$AA$3]/[.$M35]" office:value-type="float" office:value="18.4088777147193" calcext:value-type="float">
            <text:p>18.41</text:p>
          </table:table-cell>
          <table:table-cell table:style-name="ce4" table:formula="of:=[.$AA$3]/[.$N35]" office:value-type="float" office:value="14.3105509242161" calcext:value-type="float">
            <text:p>14.31</text:p>
          </table:table-cell>
          <table:table-cell table:style-name="ce4" table:formula="of:=[.$AA$3]/[.$O35]" office:value-type="float" office:value="10.9527680257967" calcext:value-type="float">
            <text:p>10.95</text:p>
          </table:table-cell>
          <table:table-cell table:number-columns-repeated="994"/>
        </table:table-row>
        <table:table-row table:style-name="ro1">
          <table:table-cell/>
          <table:table-cell table:style-name="ce4" office:value-type="float" office:value="390" calcext:value-type="float">
            <text:p>390.00</text:p>
          </table:table-cell>
          <table:table-cell table:style-name="ce4" office:value-type="float" office:value="590" calcext:value-type="float">
            <text:p>590.00</text:p>
          </table:table-cell>
          <table:table-cell table:style-name="ce4" office:value-type="float" office:value="770" calcext:value-type="float">
            <text:p>770.00</text:p>
          </table:table-cell>
          <table:table-cell table:style-name="ce4" office:value-type="float" office:value="1010" calcext:value-type="float">
            <text:p>1,010.00</text:p>
          </table:table-cell>
          <table:table-cell table:style-name="ce4"/>
          <table:table-cell table:style-name="ce4" table:formula="of:=[.B36]*[.$H$1]" office:value-type="float" office:value="5.69162007874017" calcext:value-type="float">
            <text:p>5.69</text:p>
          </table:table-cell>
          <table:table-cell table:style-name="ce4" table:formula="of:=[.C36]*[.$H$1]" office:value-type="float" office:value="8.61039960629923" calcext:value-type="float">
            <text:p>8.61</text:p>
          </table:table-cell>
          <table:table-cell table:style-name="ce4" table:formula="of:=[.D36]*[.$H$1]" office:value-type="float" office:value="11.2373011811024" calcext:value-type="float">
            <text:p>11.24</text:p>
          </table:table-cell>
          <table:table-cell table:style-name="ce4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4" table:formula="of:=[.$Q$3]/[.L36]" office:value-type="float" office:value="19.309089236386" calcext:value-type="float">
            <text:p>19.31</text:p>
          </table:table-cell>
          <table:table-cell table:style-name="ce4" table:formula="of:=[.$Q$3]/[.M36]" office:value-type="float" office:value="12.76363525795" calcext:value-type="float">
            <text:p>12.76</text:p>
          </table:table-cell>
          <table:table-cell table:style-name="ce4" table:formula="of:=[.$Q$3]/[.N36]" office:value-type="float" office:value="9.77992831453315" calcext:value-type="float">
            <text:p>9.78</text:p>
          </table:table-cell>
          <table:table-cell table:style-name="ce4" table:formula="of:=[.$Q$3]/[.O36]" office:value-type="float" office:value="7.45598495266389" calcext:value-type="float">
            <text:p>7.46</text:p>
          </table:table-cell>
          <table:table-cell/>
          <table:table-cell table:style-name="ce4" table:formula="of:=[.$V$3]/[.$L36]" office:value-type="float" office:value="34.6158031060306" calcext:value-type="float">
            <text:p>34.62</text:p>
          </table:table-cell>
          <table:table-cell table:style-name="ce4" table:formula="of:=[.$V$3]/[.$M36]" office:value-type="float" office:value="22.8816325616134" calcext:value-type="float">
            <text:p>22.88</text:p>
          </table:table-cell>
          <table:table-cell table:style-name="ce4" table:formula="of:=[.$V$3]/[.$N36]" office:value-type="float" office:value="17.5326794952623" calcext:value-type="float">
            <text:p>17.53</text:p>
          </table:table-cell>
          <table:table-cell table:style-name="ce4" table:formula="of:=[.$V$3]/[.$O36]" office:value-type="float" office:value="13.3664982290613" calcext:value-type="float">
            <text:p>13.37</text:p>
          </table:table-cell>
          <table:table-cell/>
          <table:table-cell table:style-name="ce4" table:formula="of:=[.$AA$3]/[.$L36]" office:value-type="float" office:value="50.270396836349" calcext:value-type="float">
            <text:p>50.27</text:p>
          </table:table-cell>
          <table:table-cell table:style-name="ce4" table:formula="of:=[.$AA$3]/[.$M36]" office:value-type="float" office:value="33.229584349451" calcext:value-type="float">
            <text:p>33.23</text:p>
          </table:table-cell>
          <table:table-cell table:style-name="ce4" table:formula="of:=[.$AA$3]/[.$N36]" office:value-type="float" office:value="25.4616295664625" calcext:value-type="float">
            <text:p>25.46</text:p>
          </table:table-cell>
          <table:table-cell table:style-name="ce4" table:formula="of:=[.$AA$3]/[.$O36]" office:value-type="float" office:value="19.4113413526496" calcext:value-type="float">
            <text:p>19.41</text:p>
          </table:table-cell>
          <table:table-cell table:number-columns-repeated="994"/>
        </table:table-row>
        <table:table-row table:style-name="ro1">
          <table:table-cell/>
          <table:table-cell table:style-name="ce4" office:value-type="float" office:value="450" calcext:value-type="float">
            <text:p>450.00</text:p>
          </table:table-cell>
          <table:table-cell table:style-name="ce4" office:value-type="float" office:value="670" calcext:value-type="float">
            <text:p>670.00</text:p>
          </table:table-cell>
          <table:table-cell table:style-name="ce4" office:value-type="float" office:value="870" calcext:value-type="float">
            <text:p>870.00</text:p>
          </table:table-cell>
          <table:table-cell table:style-name="ce4" office:value-type="float" office:value="1150" calcext:value-type="float">
            <text:p>1,150.00</text:p>
          </table:table-cell>
          <table:table-cell table:style-name="ce4"/>
          <table:table-cell table:style-name="ce4" table:formula="of:=[.B37]*[.$H$1]" office:value-type="float" office:value="6.56725393700788" calcext:value-type="float">
            <text:p>6.57</text:p>
          </table:table-cell>
          <table:table-cell table:style-name="ce4" table:formula="of:=[.C37]*[.$H$1]" office:value-type="float" office:value="9.77791141732285" calcext:value-type="float">
            <text:p>9.78</text:p>
          </table:table-cell>
          <table:table-cell table:style-name="ce4" table:formula="of:=[.D37]*[.$H$1]" office:value-type="float" office:value="12.6966909448819" calcext:value-type="float">
            <text:p>12.70</text:p>
          </table:table-cell>
          <table:table-cell table:style-name="ce4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4" table:formula="of:=[.$Q$3]/[.L37]" office:value-type="float" office:value="16.7345440048678" calcext:value-type="float">
            <text:p>16.73</text:p>
          </table:table-cell>
          <table:table-cell table:style-name="ce4" table:formula="of:=[.$Q$3]/[.M37]" office:value-type="float" office:value="11.2396191077471" calcext:value-type="float">
            <text:p>11.24</text:p>
          </table:table-cell>
          <table:table-cell table:style-name="ce4" table:formula="of:=[.$Q$3]/[.N37]" office:value-type="float" office:value="8.6557986232075" calcext:value-type="float">
            <text:p>8.66</text:p>
          </table:table-cell>
          <table:table-cell table:style-name="ce4" table:formula="of:=[.$Q$3]/[.O37]" office:value-type="float" office:value="6.54829982799176" calcext:value-type="float">
            <text:p>6.55</text:p>
          </table:table-cell>
          <table:table-cell/>
          <table:table-cell table:style-name="ce4" table:formula="of:=[.$V$3]/[.$L37]" office:value-type="float" office:value="30.0003626918932" calcext:value-type="float">
            <text:p>30.00</text:p>
          </table:table-cell>
          <table:table-cell table:style-name="ce4" table:formula="of:=[.$V$3]/[.$M37]" office:value-type="float" office:value="20.149497330376" calcext:value-type="float">
            <text:p>20.15</text:p>
          </table:table-cell>
          <table:table-cell table:style-name="ce4" table:formula="of:=[.$V$3]/[.$N37]" office:value-type="float" office:value="15.5174289785654" calcext:value-type="float">
            <text:p>15.52</text:p>
          </table:table-cell>
          <table:table-cell table:style-name="ce4" table:formula="of:=[.$V$3]/[.$O37]" office:value-type="float" office:value="11.7392723576973" calcext:value-type="float">
            <text:p>11.74</text:p>
          </table:table-cell>
          <table:table-cell/>
          <table:table-cell table:style-name="ce4" table:formula="of:=[.$AA$3]/[.$L37]" office:value-type="float" office:value="43.5676772581691" calcext:value-type="float">
            <text:p>43.57</text:p>
          </table:table-cell>
          <table:table-cell table:style-name="ce4" table:formula="of:=[.$AA$3]/[.$M37]" office:value-type="float" office:value="29.2618727853375" calcext:value-type="float">
            <text:p>29.26</text:p>
          </table:table-cell>
          <table:table-cell table:style-name="ce4" table:formula="of:=[.$AA$3]/[.$N37]" office:value-type="float" office:value="22.5350054783633" calcext:value-type="float">
            <text:p>22.54</text:p>
          </table:table-cell>
          <table:table-cell table:style-name="ce4" table:formula="of:=[.$AA$3]/[.$O37]" office:value-type="float" office:value="17.0482215358053" calcext:value-type="float">
            <text:p>17.05</text:p>
          </table:table-cell>
          <table:table-cell table:number-columns-repeated="994"/>
        </table:table-row>
        <table:table-row table:style-name="ro1">
          <table:table-cell/>
          <table:table-cell table:style-name="ce4" table:number-columns-repeated="4"/>
          <table:table-cell table:number-columns-repeated="6"/>
          <table:table-cell table:style-name="ce9" table:formula="of:=MAX([.L31:.L36])" office:value-type="float" office:value="5.72810482283466" calcext:value-type="float">
            <text:p>5.73</text:p>
          </table:table-cell>
          <table:table-cell table:style-name="ce9" table:formula="of:=MAX([.M31:.M36])" office:value-type="float" office:value="8.79282332677167" calcext:value-type="float">
            <text:p>8.79</text:p>
          </table:table-cell>
          <table:table-cell table:style-name="ce9" table:formula="of:=MAX([.N31:.N36])" office:value-type="float" office:value="11.2373011811024" calcext:value-type="float">
            <text:p>11.24</text:p>
          </table:table-cell>
          <table:table-cell table:style-name="ce9" table:formula="of:=MAX([.O31:.O36])" office:value-type="float" office:value="14.9222603346457" calcext:value-type="float">
            <text:p>14.92</text:p>
          </table:table-cell>
          <table:table-cell/>
          <table:table-cell table:style-name="ce9" table:formula="of:=MIN([.Q31:.Q37])" office:value-type="float" office:value="9.59305070342742" calcext:value-type="float">
            <text:p>9.59</text:p>
          </table:table-cell>
          <table:table-cell table:style-name="ce9" table:formula="of:=MIN([.R31:.R37])" office:value-type="float" office:value="6.2494147736021" calcext:value-type="float">
            <text:p>6.25</text:p>
          </table:table-cell>
          <table:table-cell table:style-name="ce9" table:formula="of:=MIN([.S31:.S37])" office:value-type="float" office:value="4.88996415726658" calcext:value-type="float">
            <text:p>4.89</text:p>
          </table:table-cell>
          <table:table-cell table:style-name="ce9" table:formula="of:=MIN([.T31:.T37])" office:value-type="float" office:value="3.68241799618119" calcext:value-type="float">
            <text:p>3.68</text:p>
          </table:table-cell>
          <table:table-cell/>
          <table:table-cell table:style-name="ce9" table:formula="of:=MIN([.V31:.V37])" office:value-type="float" office:value="17.1976601418496" calcext:value-type="float">
            <text:p>17.20</text:p>
          </table:table-cell>
          <table:table-cell table:style-name="ce9" table:formula="of:=MIN([.W31:.W37])" office:value-type="float" office:value="11.20345494718" calcext:value-type="float">
            <text:p>11.20</text:p>
          </table:table-cell>
          <table:table-cell table:style-name="ce9" table:formula="of:=MIN([.X31:.X37])" office:value-type="float" office:value="8.76633974763113" calcext:value-type="float">
            <text:p>8.77</text:p>
          </table:table-cell>
          <table:table-cell table:style-name="ce9" table:formula="of:=MIN([.Y31:.Y37])" office:value-type="float" office:value="6.60154680261708" calcext:value-type="float">
            <text:p>6.60</text:p>
          </table:table-cell>
          <table:table-cell/>
          <table:table-cell table:style-name="ce9" table:formula="of:=MIN([.AA31:.AA37])" office:value-type="float" office:value="24.9751016129632" calcext:value-type="float">
            <text:p>24.98</text:p>
          </table:table-cell>
          <table:table-cell table:style-name="ce9" table:formula="of:=MIN([.AB31:.AB37])" office:value-type="float" office:value="16.2700869428847" calcext:value-type="float">
            <text:p>16.27</text:p>
          </table:table-cell>
          <table:table-cell table:style-name="ce9" table:formula="of:=MIN([.AC31:.AC37])" office:value-type="float" office:value="12.7308147832312" calcext:value-type="float">
            <text:p>12.73</text:p>
          </table:table-cell>
          <table:table-cell table:style-name="ce9" table:formula="of:=MIN([.AD31:.AD37])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plf</text:p>
          </table:table-cell>
          <table:table-cell table:style-name="ce2" office:value-type="string" calcext:value-type="string">
            <text:p>kN/ft</text:p>
          </table:table-cell>
          <table:table-cell table:style-name="ce2" office:value-type="string" calcext:value-type="string">
            <text:p>kN/m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4" table:formula="of:=4.44822/1000*[.B42]" office:value-type="float" office:value="0.667233" calcext:value-type="float">
            <text:p>0.67</text:p>
          </table:table-cell>
          <table:table-cell table:style-name="ce4" table:formula="of:=[.C42]/0.3048" office:value-type="float" office:value="2.18908464566929" calcext:value-type="float">
            <text:p>2.19</text:p>
          </table:table-cell>
          <table:table-cell table:style-name="ce4" table:formula="of:=[.D42]/[.B42]" office:value-type="float" office:value="0.0145938976377953" calcext:value-type="float">
            <text:p>0.01</text:p>
          </table:table-cell>
          <table:table-cell/>
          <table:table-cell table:style-name="ce4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4" table:formula="of:=[.$Q$3]/[.$L42]" office:value-type="float" office:value="50.2036320146036" calcext:value-type="float">
            <text:p>50.20</text:p>
          </table:table-cell>
          <table:table-cell table:number-columns-repeated="4"/>
          <table:table-cell table:style-name="ce4" table:formula="of:=[.$V$3]/[.$L42]" office:value-type="float" office:value="90.0010880756797" calcext:value-type="float">
            <text:p>90.00</text:p>
          </table:table-cell>
          <table:table-cell table:number-columns-repeated="4"/>
          <table:table-cell table:style-name="ce4" table:formula="of:=[.$AA$3]/[.$L42]" office:value-type="float" office:value="130.703031774508" calcext:value-type="float">
            <text:p>130.7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4" table:formula="of:=4.44822/1000*[.B43]" office:value-type="float" office:value="0.9786084" calcext:value-type="float">
            <text:p>0.98</text:p>
          </table:table-cell>
          <table:table-cell table:style-name="ce4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4" table:formula="of:=[.$Q$3]/[.$L43]" office:value-type="float" office:value="34.2297491008661" calcext:value-type="float">
            <text:p>34.23</text:p>
          </table:table-cell>
          <table:table-cell table:number-columns-repeated="4"/>
          <table:table-cell table:style-name="ce4" table:formula="of:=[.$V$3]/[.$L43]" office:value-type="float" office:value="61.364378233418" calcext:value-type="float">
            <text:p>61.36</text:p>
          </table:table-cell>
          <table:table-cell table:number-columns-repeated="4"/>
          <table:table-cell table:style-name="ce4" table:formula="of:=[.$AA$3]/[.$L43]" office:value-type="float" office:value="89.1157034826188" calcext:value-type="float">
            <text:p>89.1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44]" office:value-type="float" office:value="0.889644" calcext:value-type="float">
            <text:p>0.89</text:p>
          </table:table-cell>
          <table:table-cell table:style-name="ce4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44]" office:value-type="float" office:value="37.6527240109527" calcext:value-type="float">
            <text:p>37.65</text:p>
          </table:table-cell>
          <table:table-cell table:number-columns-repeated="4"/>
          <table:table-cell table:style-name="ce4" table:formula="of:=[.$V$3]/[.$L44]" office:value-type="float" office:value="67.5008160567598" calcext:value-type="float">
            <text:p>67.50</text:p>
          </table:table-cell>
          <table:table-cell table:number-columns-repeated="4"/>
          <table:table-cell table:style-name="ce4" table:formula="of:=[.$AA$3]/[.$L44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4" table:formula="of:=4.44822/1000*[.B45]" office:value-type="float" office:value="1.112055" calcext:value-type="float">
            <text:p>1.11</text:p>
          </table:table-cell>
          <table:table-cell table:style-name="ce4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4" table:formula="of:=[.$Q$3]/[.$L45]" office:value-type="float" office:value="30.1221792087622" calcext:value-type="float">
            <text:p>30.12</text:p>
          </table:table-cell>
          <table:table-cell table:number-columns-repeated="4"/>
          <table:table-cell table:style-name="ce4" table:formula="of:=[.$V$3]/[.$L45]" office:value-type="float" office:value="54.0006528454078" calcext:value-type="float">
            <text:p>54.00</text:p>
          </table:table-cell>
          <table:table-cell table:number-columns-repeated="4"/>
          <table:table-cell table:style-name="ce4" table:formula="of:=[.$AA$3]/[.$L45]" office:value-type="float" office:value="78.4218190647045" calcext:value-type="float">
            <text:p>78.4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4" table:formula="of:=4.44822/1000*[.B46]" office:value-type="float" office:value="1.112055" calcext:value-type="float">
            <text:p>1.11</text:p>
          </table:table-cell>
          <table:table-cell table:style-name="ce4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4" table:formula="of:=[.$Q$3]/[.$L46]" office:value-type="float" office:value="30.1221792087622" calcext:value-type="float">
            <text:p>30.12</text:p>
          </table:table-cell>
          <table:table-cell table:number-columns-repeated="4"/>
          <table:table-cell table:style-name="ce4" table:formula="of:=[.$V$3]/[.$L46]" office:value-type="float" office:value="54.0006528454078" calcext:value-type="float">
            <text:p>54.00</text:p>
          </table:table-cell>
          <table:table-cell table:number-columns-repeated="4"/>
          <table:table-cell table:style-name="ce4" table:formula="of:=[.$AA$3]/[.$L46]" office:value-type="float" office:value="78.4218190647045" calcext:value-type="float">
            <text:p>78.4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4" table:formula="of:=4.44822/1000*[.B47]" office:value-type="float" office:value="1.334466" calcext:value-type="float">
            <text:p>1.33</text:p>
          </table:table-cell>
          <table:table-cell table:style-name="ce4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4" table:formula="of:=[.$Q$3]/[.$L47]" office:value-type="float" office:value="25.1018160073018" calcext:value-type="float">
            <text:p>25.10</text:p>
          </table:table-cell>
          <table:table-cell table:number-columns-repeated="4"/>
          <table:table-cell table:style-name="ce4" table:formula="of:=[.$V$3]/[.$L47]" office:value-type="float" office:value="45.0005440378399" calcext:value-type="float">
            <text:p>45.00</text:p>
          </table:table-cell>
          <table:table-cell table:number-columns-repeated="4"/>
          <table:table-cell table:style-name="ce4" table:formula="of:=[.$AA$3]/[.$L47]" office:value-type="float" office:value="65.3515158872538" calcext:value-type="float">
            <text:p>65.3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4" table:formula="of:=4.44822/1000*[.B48]" office:value-type="float" office:value="0.5337864" calcext:value-type="float">
            <text:p>0.53</text:p>
          </table:table-cell>
          <table:table-cell table:style-name="ce4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4" table:formula="of:=[.$Q$3]/[.$L48]" office:value-type="float" office:value="62.7545400182545" calcext:value-type="float">
            <text:p>62.75</text:p>
          </table:table-cell>
          <table:table-cell table:number-columns-repeated="4"/>
          <table:table-cell table:style-name="ce4" table:formula="of:=[.$V$3]/[.$L48]" office:value-type="float" office:value="112.5013600946" calcext:value-type="float">
            <text:p>112.50</text:p>
          </table:table-cell>
          <table:table-cell table:number-columns-repeated="4"/>
          <table:table-cell table:style-name="ce4" table:formula="of:=[.$AA$3]/[.$L48]" office:value-type="float" office:value="163.378789718134" calcext:value-type="float">
            <text:p>163.3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style-name="ce4" table:formula="of:=4.44822/1000*[.B49]" office:value-type="float" office:value="1.4234304" calcext:value-type="float">
            <text:p>1.42</text:p>
          </table:table-cell>
          <table:table-cell table:style-name="ce4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4" table:formula="of:=[.$Q$3]/[.$L49]" office:value-type="float" office:value="23.5329525068454" calcext:value-type="float">
            <text:p>23.53</text:p>
          </table:table-cell>
          <table:table-cell table:number-columns-repeated="4"/>
          <table:table-cell table:style-name="ce4" table:formula="of:=[.$V$3]/[.$L49]" office:value-type="float" office:value="42.1880100354749" calcext:value-type="float">
            <text:p>42.19</text:p>
          </table:table-cell>
          <table:table-cell table:number-columns-repeated="4"/>
          <table:table-cell table:style-name="ce4" table:formula="of:=[.$AA$3]/[.$L49]" office:value-type="float" office:value="61.2670461443004" calcext:value-type="float">
            <text:p>61.2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style-name="ce4" table:formula="of:=4.44822/1000*[.B50]" office:value-type="float" office:value="1.3789482" calcext:value-type="float">
            <text:p>1.38</text:p>
          </table:table-cell>
          <table:table-cell table:style-name="ce4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4" table:formula="of:=[.$Q$3]/[.$L50]" office:value-type="float" office:value="24.2920800070663" calcext:value-type="float">
            <text:p>24.29</text:p>
          </table:table-cell>
          <table:table-cell table:number-columns-repeated="4"/>
          <table:table-cell table:style-name="ce4" table:formula="of:=[.$V$3]/[.$L50]" office:value-type="float" office:value="43.5489135850063" calcext:value-type="float">
            <text:p>43.55</text:p>
          </table:table-cell>
          <table:table-cell table:number-columns-repeated="4"/>
          <table:table-cell table:style-name="ce4" table:formula="of:=[.$AA$3]/[.$L50]" office:value-type="float" office:value="63.2434024715359" calcext:value-type="float">
            <text:p>63.2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51]" office:value-type="float" office:value="0.6227508" calcext:value-type="float">
            <text:p>0.62</text:p>
          </table:table-cell>
          <table:table-cell table:style-name="ce4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51]" office:value-type="float" office:value="53.7896057299324" calcext:value-type="float">
            <text:p>53.79</text:p>
          </table:table-cell>
          <table:table-cell table:number-columns-repeated="4"/>
          <table:table-cell table:style-name="ce4" table:formula="of:=[.$V$3]/[.$L51]" office:value-type="float" office:value="96.4297372239425" calcext:value-type="float">
            <text:p>96.43</text:p>
          </table:table-cell>
          <table:table-cell table:number-columns-repeated="4"/>
          <table:table-cell table:style-name="ce4" table:formula="of:=[.$AA$3]/[.$L51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4" table:formula="of:=4.44822/1000*[.B52]" office:value-type="float" office:value="0.8006796" calcext:value-type="float">
            <text:p>0.80</text:p>
          </table:table-cell>
          <table:table-cell table:style-name="ce4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4" table:formula="of:=[.$Q$3]/[.$L52]" office:value-type="float" office:value="41.8363600121697" calcext:value-type="float">
            <text:p>41.84</text:p>
          </table:table-cell>
          <table:table-cell table:number-columns-repeated="4"/>
          <table:table-cell table:style-name="ce4" table:formula="of:=[.$V$3]/[.$L52]" office:value-type="float" office:value="75.0009067297331" calcext:value-type="float">
            <text:p>75.00</text:p>
          </table:table-cell>
          <table:table-cell table:number-columns-repeated="4"/>
          <table:table-cell table:style-name="ce4" table:formula="of:=[.$AA$3]/[.$L52]" office:value-type="float" office:value="108.919193145423" calcext:value-type="float">
            <text:p>108.9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4" table:formula="of:=4.44822/1000*[.B53]" office:value-type="float" office:value="1.0230906" calcext:value-type="float">
            <text:p>1.02</text:p>
          </table:table-cell>
          <table:table-cell table:style-name="ce4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4" table:formula="of:=[.$Q$3]/[.$L53]" office:value-type="float" office:value="32.7414991399589" calcext:value-type="float">
            <text:p>32.74</text:p>
          </table:table-cell>
          <table:table-cell table:number-columns-repeated="4"/>
          <table:table-cell table:style-name="ce4" table:formula="of:=[.$V$3]/[.$L53]" office:value-type="float" office:value="58.6963617884868" calcext:value-type="float">
            <text:p>58.70</text:p>
          </table:table-cell>
          <table:table-cell table:number-columns-repeated="4"/>
          <table:table-cell table:style-name="ce4" table:formula="of:=[.$AA$3]/[.$L53]" office:value-type="float" office:value="85.2411076790267" calcext:value-type="float">
            <text:p>85.2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4" table:formula="of:=4.44822/1000*[.B54]" office:value-type="float" office:value="1.2899838" calcext:value-type="float">
            <text:p>1.29</text:p>
          </table:table-cell>
          <table:table-cell table:style-name="ce4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4" table:formula="of:=[.$Q$3]/[.$L54]" office:value-type="float" office:value="25.9673958696225" calcext:value-type="float">
            <text:p>25.97</text:p>
          </table:table-cell>
          <table:table-cell table:number-columns-repeated="4"/>
          <table:table-cell table:style-name="ce4" table:formula="of:=[.$V$3]/[.$L54]" office:value-type="float" office:value="46.5522869356964" calcext:value-type="float">
            <text:p>46.55</text:p>
          </table:table-cell>
          <table:table-cell table:number-columns-repeated="4"/>
          <table:table-cell table:style-name="ce4" table:formula="of:=[.$AA$3]/[.$L54]" office:value-type="float" office:value="67.6050164350901" calcext:value-type="float">
            <text:p>67.6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4" table:formula="of:=4.44822/1000*[.B55]" office:value-type="float" office:value="1.2899838" calcext:value-type="float">
            <text:p>1.29</text:p>
          </table:table-cell>
          <table:table-cell table:style-name="ce4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4" table:formula="of:=[.$Q$3]/[.$L55]" office:value-type="float" office:value="25.9673958696225" calcext:value-type="float">
            <text:p>25.97</text:p>
          </table:table-cell>
          <table:table-cell table:number-columns-repeated="4"/>
          <table:table-cell table:style-name="ce4" table:formula="of:=[.$V$3]/[.$L55]" office:value-type="float" office:value="46.5522869356964" calcext:value-type="float">
            <text:p>46.55</text:p>
          </table:table-cell>
          <table:table-cell table:number-columns-repeated="4"/>
          <table:table-cell table:style-name="ce4" table:formula="of:=[.$AA$3]/[.$L55]" office:value-type="float" office:value="67.6050164350901" calcext:value-type="float">
            <text:p>67.6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4" table:formula="of:=4.44822/1000*[.B56]" office:value-type="float" office:value="1.556877" calcext:value-type="float">
            <text:p>1.56</text:p>
          </table:table-cell>
          <table:table-cell table:style-name="ce4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4" table:formula="of:=[.$Q$3]/[.$L56]" office:value-type="float" office:value="21.515842291973" calcext:value-type="float">
            <text:p>21.52</text:p>
          </table:table-cell>
          <table:table-cell table:number-columns-repeated="4"/>
          <table:table-cell table:style-name="ce4" table:formula="of:=[.$V$3]/[.$L56]" office:value-type="float" office:value="38.571894889577" calcext:value-type="float">
            <text:p>38.57</text:p>
          </table:table-cell>
          <table:table-cell table:number-columns-repeated="4"/>
          <table:table-cell table:style-name="ce4" table:formula="of:=[.$AA$3]/[.$L56]" office:value-type="float" office:value="56.0155850462175" calcext:value-type="float">
            <text:p>56.0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57]" office:value-type="float" office:value="0.6227508" calcext:value-type="float">
            <text:p>0.62</text:p>
          </table:table-cell>
          <table:table-cell table:style-name="ce4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57]" office:value-type="float" office:value="53.7896057299324" calcext:value-type="float">
            <text:p>53.79</text:p>
          </table:table-cell>
          <table:table-cell table:number-columns-repeated="4"/>
          <table:table-cell table:style-name="ce4" table:formula="of:=[.$V$3]/[.$L57]" office:value-type="float" office:value="96.4297372239425" calcext:value-type="float">
            <text:p>96.43</text:p>
          </table:table-cell>
          <table:table-cell table:number-columns-repeated="4"/>
          <table:table-cell table:style-name="ce4" table:formula="of:=[.$AA$3]/[.$L57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4" table:formula="of:=4.44822/1000*[.B58]" office:value-type="float" office:value="0.8006796" calcext:value-type="float">
            <text:p>0.80</text:p>
          </table:table-cell>
          <table:table-cell table:style-name="ce4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4" table:formula="of:=[.$Q$3]/[.$L58]" office:value-type="float" office:value="41.8363600121697" calcext:value-type="float">
            <text:p>41.84</text:p>
          </table:table-cell>
          <table:table-cell table:number-columns-repeated="4"/>
          <table:table-cell table:style-name="ce4" table:formula="of:=[.$V$3]/[.$L58]" office:value-type="float" office:value="75.0009067297331" calcext:value-type="float">
            <text:p>75.00</text:p>
          </table:table-cell>
          <table:table-cell table:number-columns-repeated="4"/>
          <table:table-cell table:style-name="ce4" table:formula="of:=[.$AA$3]/[.$L58]" office:value-type="float" office:value="108.919193145423" calcext:value-type="float">
            <text:p>108.9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4" table:formula="of:=4.44822/1000*[.B59]" office:value-type="float" office:value="2.22411" calcext:value-type="float">
            <text:p>2.22</text:p>
          </table:table-cell>
          <table:table-cell table:style-name="ce4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4" table:formula="of:=[.$Q$3]/[.$L59]" office:value-type="float" office:value="15.0610896043811" calcext:value-type="float">
            <text:p>15.06</text:p>
          </table:table-cell>
          <table:table-cell table:number-columns-repeated="4"/>
          <table:table-cell table:style-name="ce4" table:formula="of:=[.$V$3]/[.$L59]" office:value-type="float" office:value="27.0003264227039" calcext:value-type="float">
            <text:p>27.00</text:p>
          </table:table-cell>
          <table:table-cell table:number-columns-repeated="4"/>
          <table:table-cell table:style-name="ce4" table:formula="of:=[.$AA$3]/[.$L59]" office:value-type="float" office:value="39.2109095323523" calcext:value-type="float">
            <text:p>39.2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4" table:formula="of:=4.44822/1000*[.B60]" office:value-type="float" office:value="0.667233" calcext:value-type="float">
            <text:p>0.67</text:p>
          </table:table-cell>
          <table:table-cell table:style-name="ce4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4" table:formula="of:=[.$Q$3]/[.$L60]" office:value-type="float" office:value="50.2036320146036" calcext:value-type="float">
            <text:p>50.20</text:p>
          </table:table-cell>
          <table:table-cell table:number-columns-repeated="4"/>
          <table:table-cell table:style-name="ce4" table:formula="of:=[.$V$3]/[.$L60]" office:value-type="float" office:value="90.0010880756797" calcext:value-type="float">
            <text:p>90.00</text:p>
          </table:table-cell>
          <table:table-cell table:number-columns-repeated="4"/>
          <table:table-cell table:style-name="ce4" table:formula="of:=[.$AA$3]/[.$L60]" office:value-type="float" office:value="130.703031774508" calcext:value-type="float">
            <text:p>130.7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4" table:formula="of:=4.44822/1000*[.B61]" office:value-type="float" office:value="1.556877" calcext:value-type="float">
            <text:p>1.56</text:p>
          </table:table-cell>
          <table:table-cell table:style-name="ce4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4" table:formula="of:=[.$Q$3]/[.$L61]" office:value-type="float" office:value="21.515842291973" calcext:value-type="float">
            <text:p>21.52</text:p>
          </table:table-cell>
          <table:table-cell table:number-columns-repeated="4"/>
          <table:table-cell table:style-name="ce4" table:formula="of:=[.$V$3]/[.$L61]" office:value-type="float" office:value="38.571894889577" calcext:value-type="float">
            <text:p>38.57</text:p>
          </table:table-cell>
          <table:table-cell table:number-columns-repeated="4"/>
          <table:table-cell table:style-name="ce4" table:formula="of:=[.$AA$3]/[.$L61]" office:value-type="float" office:value="56.0155850462175" calcext:value-type="float">
            <text:p>56.0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62]" office:value-type="float" office:value="0.889644" calcext:value-type="float">
            <text:p>0.89</text:p>
          </table:table-cell>
          <table:table-cell table:style-name="ce4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62]" office:value-type="float" office:value="37.6527240109527" calcext:value-type="float">
            <text:p>37.65</text:p>
          </table:table-cell>
          <table:table-cell table:number-columns-repeated="4"/>
          <table:table-cell table:style-name="ce4" table:formula="of:=[.$V$3]/[.$L62]" office:value-type="float" office:value="67.5008160567598" calcext:value-type="float">
            <text:p>67.50</text:p>
          </table:table-cell>
          <table:table-cell table:number-columns-repeated="4"/>
          <table:table-cell table:style-name="ce4" table:formula="of:=[.$AA$3]/[.$L62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table:formula="of:=4.44822/1000*[.B63]" office:value-type="float" office:value="1.779288" calcext:value-type="float">
            <text:p>1.78</text:p>
          </table:table-cell>
          <table:table-cell table:style-name="ce4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4" table:formula="of:=[.$Q$3]/[.$L63]" office:value-type="float" office:value="18.8263620054764" calcext:value-type="float">
            <text:p>18.83</text:p>
          </table:table-cell>
          <table:table-cell table:number-columns-repeated="4"/>
          <table:table-cell table:style-name="ce4" table:formula="of:=[.$V$3]/[.$L63]" office:value-type="float" office:value="33.7504080283799" calcext:value-type="float">
            <text:p>33.75</text:p>
          </table:table-cell>
          <table:table-cell table:number-columns-repeated="4"/>
          <table:table-cell table:style-name="ce4" table:formula="of:=[.$AA$3]/[.$L63]" office:value-type="float" office:value="49.0136369154403" calcext:value-type="float">
            <text:p>49.0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4" table:formula="of:=4.44822/1000*[.B64]" office:value-type="float" office:value="1.6013592" calcext:value-type="float">
            <text:p>1.60</text:p>
          </table:table-cell>
          <table:table-cell table:style-name="ce4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4" table:formula="of:=[.$Q$3]/[.$L64]" office:value-type="float" office:value="20.9181800060848" calcext:value-type="float">
            <text:p>20.92</text:p>
          </table:table-cell>
          <table:table-cell table:number-columns-repeated="4"/>
          <table:table-cell table:style-name="ce4" table:formula="of:=[.$V$3]/[.$L64]" office:value-type="float" office:value="37.5004533648665" calcext:value-type="float">
            <text:p>37.50</text:p>
          </table:table-cell>
          <table:table-cell table:number-columns-repeated="4"/>
          <table:table-cell table:style-name="ce4" table:formula="of:=[.$AA$3]/[.$L64]" office:value-type="float" office:value="54.4595965727115" calcext:value-type="float">
            <text:p>54.4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65]" office:value-type="float" office:value="0.889644" calcext:value-type="float">
            <text:p>0.89</text:p>
          </table:table-cell>
          <table:table-cell table:style-name="ce4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65]" office:value-type="float" office:value="37.6527240109527" calcext:value-type="float">
            <text:p>37.65</text:p>
          </table:table-cell>
          <table:table-cell table:number-columns-repeated="4"/>
          <table:table-cell table:style-name="ce4" table:formula="of:=[.$V$3]/[.$L65]" office:value-type="float" office:value="67.5008160567598" calcext:value-type="float">
            <text:p>67.50</text:p>
          </table:table-cell>
          <table:table-cell table:number-columns-repeated="4"/>
          <table:table-cell table:style-name="ce4" table:formula="of:=[.$AA$3]/[.$L65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4" table:formula="of:=4.44822/1000*[.B66]" office:value-type="float" office:value="1.6013592" calcext:value-type="float">
            <text:p>1.60</text:p>
          </table:table-cell>
          <table:table-cell table:style-name="ce4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4" table:formula="of:=[.$Q$3]/[.$L66]" office:value-type="float" office:value="20.9181800060848" calcext:value-type="float">
            <text:p>20.92</text:p>
          </table:table-cell>
          <table:table-cell table:number-columns-repeated="4"/>
          <table:table-cell table:style-name="ce4" table:formula="of:=[.$V$3]/[.$L66]" office:value-type="float" office:value="37.5004533648665" calcext:value-type="float">
            <text:p>37.50</text:p>
          </table:table-cell>
          <table:table-cell table:number-columns-repeated="4"/>
          <table:table-cell table:style-name="ce4" table:formula="of:=[.$AA$3]/[.$L66]" office:value-type="float" office:value="54.4595965727115" calcext:value-type="float">
            <text:p>54.46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9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9" table:formula="of:=MIN([.Q42:.Q66])" office:value-type="float" office:value="15.0610896043811" calcext:value-type="float">
            <text:p>15.06</text:p>
          </table:table-cell>
          <table:table-cell table:number-columns-repeated="4"/>
          <table:table-cell table:style-name="ce9" table:formula="of:=MIN([.V42:.V66])" office:value-type="float" office:value="27.0003264227039" calcext:value-type="float">
            <text:p>27.00</text:p>
          </table:table-cell>
          <table:table-cell table:number-columns-repeated="4"/>
          <table:table-cell table:style-name="ce9" table:formula="of:=MIN([.AA42:.AA66])" office:value-type="float" office:value="39.2109095323523" calcext:value-type="float">
            <text:p>39.2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plf</text:p>
          </table:table-cell>
          <table:table-cell table:style-name="ce2" office:value-type="string" calcext:value-type="string">
            <text:p>kN/ft</text:p>
          </table:table-cell>
          <table:table-cell table:style-name="ce2" office:value-type="string" calcext:value-type="string">
            <text:p>kN/m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70]" office:value-type="float" office:value="0.6227508" calcext:value-type="float">
            <text:p>0.62</text:p>
          </table:table-cell>
          <table:table-cell table:style-name="ce4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70]" office:value-type="float" office:value="53.7896057299324" calcext:value-type="float">
            <text:p>53.79</text:p>
          </table:table-cell>
          <table:table-cell table:number-columns-repeated="4"/>
          <table:table-cell table:style-name="ce4" table:formula="of:=[.$V$3]/[.$L70]" office:value-type="float" office:value="96.4297372239425" calcext:value-type="float">
            <text:p>96.43</text:p>
          </table:table-cell>
          <table:table-cell table:number-columns-repeated="4"/>
          <table:table-cell table:style-name="ce4" table:formula="of:=[.$AA$3]/[.$L70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style-name="ce4" table:formula="of:=4.44822/1000*[.B71]" office:value-type="float" office:value="3.7365048" calcext:value-type="float">
            <text:p>3.74</text:p>
          </table:table-cell>
          <table:table-cell table:style-name="ce4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4" table:formula="of:=[.$Q$3]/[.$L71]" office:value-type="float" office:value="8.96493428832207" calcext:value-type="float">
            <text:p>8.96</text:p>
          </table:table-cell>
          <table:table-cell table:number-columns-repeated="4"/>
          <table:table-cell table:style-name="ce4" table:formula="of:=[.$V$3]/[.$L71]" office:value-type="float" office:value="16.0716228706571" calcext:value-type="float">
            <text:p>16.07</text:p>
          </table:table-cell>
          <table:table-cell table:number-columns-repeated="4"/>
          <table:table-cell table:style-name="ce4" table:formula="of:=[.$AA$3]/[.$L71]" office:value-type="float" office:value="23.3398271025906" calcext:value-type="float">
            <text:p>23.3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style-name="ce4" table:formula="of:=4.44822/1000*[.B72]" office:value-type="float" office:value="7.4730096" calcext:value-type="float">
            <text:p>7.47</text:p>
          </table:table-cell>
          <table:table-cell table:style-name="ce4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10" table:formula="of:=[.$Q$3]/[.$L72]" office:value-type="float" office:value="4.48246714416104" calcext:value-type="float">
            <text:p>4.48</text:p>
          </table:table-cell>
          <table:table-cell table:number-columns-repeated="4"/>
          <table:table-cell table:style-name="ce4" table:formula="of:=[.$V$3]/[.$L72]" office:value-type="float" office:value="8.03581143532855" calcext:value-type="float">
            <text:p>8.04</text:p>
          </table:table-cell>
          <table:table-cell table:number-columns-repeated="4"/>
          <table:table-cell table:style-name="ce4" table:formula="of:=[.$AA$3]/[.$L72]" office:value-type="float" office:value="11.6699135512953" calcext:value-type="float">
            <text:p>11.6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4" table:formula="of:=4.44822/1000*[.B73]" office:value-type="float" office:value="0.5560275" calcext:value-type="float">
            <text:p>0.56</text:p>
          </table:table-cell>
          <table:table-cell table:style-name="ce4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4" table:formula="of:=[.$Q$3]/[.$L73]" office:value-type="float" office:value="60.2443584175243" calcext:value-type="float">
            <text:p>60.24</text:p>
          </table:table-cell>
          <table:table-cell table:number-columns-repeated="4"/>
          <table:table-cell table:style-name="ce4" table:formula="of:=[.$V$3]/[.$L73]" office:value-type="float" office:value="108.001305690816" calcext:value-type="float">
            <text:p>108.00</text:p>
          </table:table-cell>
          <table:table-cell table:number-columns-repeated="4"/>
          <table:table-cell table:style-name="ce4" table:formula="of:=[.$AA$3]/[.$L73]" office:value-type="float" office:value="156.843638129409" calcext:value-type="float">
            <text:p>156.84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9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9" table:formula="of:=MIN([.Q70:.Q73])" office:value-type="float" office:value="4.48246714416104" calcext:value-type="float">
            <text:p>4.48</text:p>
          </table:table-cell>
          <table:table-cell table:number-columns-repeated="4"/>
          <table:table-cell table:style-name="ce9" table:formula="of:=MIN([.V70:.V73])" office:value-type="float" office:value="8.03581143532855" calcext:value-type="float">
            <text:p>8.04</text:p>
          </table:table-cell>
          <table:table-cell table:number-columns-repeated="4"/>
          <table:table-cell table:style-name="ce9" table:formula="of:=MIN([.AA70:.AA73])" office:value-type="float" office:value="11.6699135512953" calcext:value-type="float">
            <text:p>11.67</text:p>
          </table:table-cell>
          <table:table-cell table:number-columns-repeated="99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" table:style-name="ta1">
        <table:table-column table:style-name="co1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4" table:default-cell-style-name="ce4"/>
        <table:table-column table:style-name="co13" table:number-columns-repeated="3" table:default-cell-style-name="ce4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5" table:number-columns-repeated="3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4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E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3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3C</text:p>
          </table:table-cell>
          <table:table-cell office:value-type="string" calcext:value-type="string">
            <text:p>max:</text:p>
          </table:table-cell>
          <table:table-cell table:style-name="ce4" office:value-type="float" office:value="5.9474" calcext:value-type="float">
            <text:p>5.9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C</text:p>
          </table:table-cell>
          <table:table-cell table:style-name="ce13" office:value-type="string" calcext:value-type="string">
            <text:p>max:</text:p>
          </table:table-cell>
          <table:table-cell table:style-name="ce14" office:value-type="float" office:value="5.9474" calcext:value-type="float">
            <text:p>5.95</text:p>
          </table:table-cell>
          <table:table-cell table:style-name="ce13" office:value-type="string" calcext:value-type="string">
            <text:p>m</text:p>
          </table:table-cell>
          <table:table-cell/>
          <table:table-cell office:value-type="string" calcext:value-type="string">
            <text:p>E1A</text:p>
          </table:table-cell>
          <table:table-cell office:value-type="string" calcext:value-type="string">
            <text:p>max: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1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1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4" office:value-type="float" office:value="68.7628178544" calcext:value-type="float">
            <text:p>68.7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21.5355045717" calcext:value-type="float">
            <text:p>21.54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59.3884478466" calcext:value-type="float">
            <text:p>59.39</text:p>
          </table:table-cell>
          <table:table-cell table:number-columns-repeated="4"/>
          <table:table-cell table:style-name="ce4" office:value-type="float" office:value="117.695067999" calcext:value-type="float">
            <text:p>117.70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36.8603666058" calcext:value-type="float">
            <text:p>36.8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101.649810548" calcext:value-type="float">
            <text:p>101.65</text:p>
          </table:table-cell>
          <table:table-cell table:number-columns-repeated="4"/>
          <table:table-cell table:style-name="ce4" office:value-type="float" office:value="118.864732078" calcext:value-type="float">
            <text:p>118.86</text:p>
          </table:table-cell>
          <table:table-cell table:number-columns-repeated="4"/>
          <table:table-cell table:style-name="ce4" office:value-type="float" office:value="8.08952407212" calcext:value-type="float">
            <text:p>8.09</text:p>
          </table:table-cell>
          <table:table-cell table:number-columns-repeated="4"/>
          <table:table-cell table:style-name="ce4" office:value-type="float" office:value="133.136458913" calcext:value-type="float">
            <text:p>133.1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4" table:style-name="ce2" office:value-type="string" calcext:value-type="string">
            <text:p>plf</text:p>
          </table:table-cell>
          <table:table-cell/>
          <table:table-cell table:number-columns-repeated="4" table:style-name="ce2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4" table:formula="of:=[.B6]*[.$H$1]" office:value-type="float" office:value="8.17258267716537" calcext:value-type="float">
            <text:p>8.17</text:p>
          </table:table-cell>
          <table:table-cell table:style-name="ce4" table:formula="of:=[.C6]*[.$H$1]" office:value-type="float" office:value="12.2588740157481" calcext:value-type="float">
            <text:p>12.26</text:p>
          </table:table-cell>
          <table:table-cell table:style-name="ce4" table:formula="of:=[.D6]*[.$H$1]" office:value-type="float" office:value="15.9073484251969" calcext:value-type="float">
            <text:p>15.91</text:p>
          </table:table-cell>
          <table:table-cell table:style-name="ce4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4" table:formula="of:=[.$Q$3]/[.L6]" office:value-type="float" office:value="16.8276836272399" calcext:value-type="float">
            <text:p>16.83</text:p>
          </table:table-cell>
          <table:table-cell table:style-name="ce4" table:formula="of:=[.$Q$3]/[.M6]" office:value-type="float" office:value="11.2184557514933" calcext:value-type="float">
            <text:p>11.22</text:p>
          </table:table-cell>
          <table:table-cell table:style-name="ce4" table:formula="of:=[.$Q$3]/[.N6]" office:value-type="float" office:value="8.64541544151774" calcext:value-type="float">
            <text:p>8.65</text:p>
          </table:table-cell>
          <table:table-cell table:style-name="ce4" table:formula="of:=[.$Q$3]/[.O6]" office:value-type="float" office:value="6.58986211975828" calcext:value-type="float">
            <text:p>6.59</text:p>
          </table:table-cell>
          <table:table-cell/>
          <table:table-cell table:style-name="ce4" table:formula="of:=[.$V$3]/[.L6]" office:value-type="float" office:value="5.27018334898498" calcext:value-type="float">
            <text:p>5.27</text:p>
          </table:table-cell>
          <table:table-cell table:style-name="ce4" table:formula="of:=[.$V$3]/[.M6]" office:value-type="float" office:value="3.51345556598999" calcext:value-type="float">
            <text:p>3.51</text:p>
          </table:table-cell>
          <table:table-cell table:style-name="ce4" table:formula="of:=[.$V$3]/[.N6]" office:value-type="float" office:value="2.70761713342348" calcext:value-type="float">
            <text:p>2.71</text:p>
          </table:table-cell>
          <table:table-cell table:style-name="ce4" table:formula="of:=[.$V$3]/[.O6]" office:value-type="float" office:value="2.06384802477733" calcext:value-type="float">
            <text:p>2.06</text:p>
          </table:table-cell>
          <table:table-cell/>
          <table:table-cell table:style-name="ce4" table:formula="of:=[.$AA$3]/[.L6]" office:value-type="float" office:value="14.5335814130176" calcext:value-type="float">
            <text:p>14.53</text:p>
          </table:table-cell>
          <table:table-cell table:style-name="ce4" table:formula="of:=[.$AA$3]/[.M6]" office:value-type="float" office:value="9.68905427534505" calcext:value-type="float">
            <text:p>9.69</text:p>
          </table:table-cell>
          <table:table-cell table:style-name="ce4" table:formula="of:=[.$AA$3]/[.N6]" office:value-type="float" office:value="7.4667941204494" calcext:value-type="float">
            <text:p>7.47</text:p>
          </table:table-cell>
          <table:table-cell table:style-name="ce4" table:formula="of:=[.$AA$3]/[.O6]" office:value-type="float" office:value="5.69147244146143" calcext:value-type="float">
            <text:p>5.69</text:p>
          </table:table-cell>
          <table:table-cell/>
          <table:table-cell table:style-name="ce4" table:formula="of:=[.$AF$3]/[.$L6]" office:value-type="float" office:value="28.8024172157588" calcext:value-type="float">
            <text:p>28.80</text:p>
          </table:table-cell>
          <table:table-cell table:style-name="ce4" table:formula="of:=[.$AF$3]/[.$M6]" office:value-type="float" office:value="19.2016114771725" calcext:value-type="float">
            <text:p>19.20</text:p>
          </table:table-cell>
          <table:table-cell table:style-name="ce4" table:formula="of:=[.$AF$3]/[.$N6]" office:value-type="float" office:value="14.7975721475458" calcext:value-type="float">
            <text:p>14.80</text:p>
          </table:table-cell>
          <table:table-cell table:style-name="ce4" table:formula="of:=[.$AF$3]/[.$O6]" office:value-type="float" office:value="11.2792682802972" calcext:value-type="float">
            <text:p>11.28</text:p>
          </table:table-cell>
          <table:table-cell/>
          <table:table-cell table:style-name="ce4" table:formula="of:=[.$AK$3]/[.$L6]" office:value-type="float" office:value="9.02049402541741" calcext:value-type="float">
            <text:p>9.02</text:p>
          </table:table-cell>
          <table:table-cell table:style-name="ce4" table:formula="of:=[.$AK$3]/[.$M6]" office:value-type="float" office:value="6.01366268361161" calcext:value-type="float">
            <text:p>6.01</text:p>
          </table:table-cell>
          <table:table-cell table:style-name="ce4" table:formula="of:=[.$AK$3]/[.$N6]" office:value-type="float" office:value="4.6343822515906" calcext:value-type="float">
            <text:p>4.63</text:p>
          </table:table-cell>
          <table:table-cell table:style-name="ce4" table:formula="of:=[.$AK$3]/[.$O6]" office:value-type="float" office:value="3.53250115680682" calcext:value-type="float">
            <text:p>3.53</text:p>
          </table:table-cell>
          <table:table-cell/>
          <table:table-cell table:style-name="ce4" table:formula="of:=[.$AP$3]/[.$L6]" office:value-type="float" office:value="24.8758108821621" calcext:value-type="float">
            <text:p>24.88</text:p>
          </table:table-cell>
          <table:table-cell table:style-name="ce4" table:formula="of:=[.$AP$3]/[.$M6]" office:value-type="float" office:value="16.5838739214414" calcext:value-type="float">
            <text:p>16.58</text:p>
          </table:table-cell>
          <table:table-cell table:style-name="ce4" table:formula="of:=[.$AP$3]/[.$N6]" office:value-type="float" office:value="12.7802331137714" calcext:value-type="float">
            <text:p>12.78</text:p>
          </table:table-cell>
          <table:table-cell table:style-name="ce4" table:formula="of:=[.$AP$3]/[.$O6]" office:value-type="float" office:value="9.74157628951804" calcext:value-type="float">
            <text:p>9.74</text:p>
          </table:table-cell>
          <table:table-cell/>
          <table:table-cell table:style-name="ce4" table:formula="of:=[.$AU$3]/[.$L6]" office:value-type="float" office:value="29.0886582059584" calcext:value-type="float">
            <text:p>29.09</text:p>
          </table:table-cell>
          <table:table-cell table:style-name="ce4" table:formula="of:=[.$AU$3]/[.$M6]" office:value-type="float" office:value="19.3924388039723" calcext:value-type="float">
            <text:p>19.39</text:p>
          </table:table-cell>
          <table:table-cell table:style-name="ce4" table:formula="of:=[.$AU$3]/[.$N6]" office:value-type="float" office:value="14.944631738841" calcext:value-type="float">
            <text:p>14.94</text:p>
          </table:table-cell>
          <table:table-cell table:style-name="ce4" table:formula="of:=[.$AU$3]/[.$O6]" office:value-type="float" office:value="11.3913626540816" calcext:value-type="float">
            <text:p>11.39</text:p>
          </table:table-cell>
          <table:table-cell/>
          <table:table-cell table:style-name="ce4" table:formula="of:=[.$AZ$3]/[.$L6]" office:value-type="float" office:value="1.97967384159295" calcext:value-type="float">
            <text:p>1.98</text:p>
          </table:table-cell>
          <table:table-cell table:style-name="ce4" table:formula="of:=[.$AZ$3]/[.$M6]" office:value-type="float" office:value="1.31978256106197" calcext:value-type="float">
            <text:p>1.32</text:p>
          </table:table-cell>
          <table:table-cell table:style-name="ce4" table:formula="of:=[.$AZ$3]/[.$N6]" office:value-type="float" office:value="1.01708013880005" calcext:value-type="float">
            <text:p>1.02</text:p>
          </table:table-cell>
          <table:table-cell table:style-name="ce4" table:formula="of:=[.$AZ$3]/[.$O6]" office:value-type="float" office:value="0.775256889015423" calcext:value-type="float">
            <text:p>0.78</text:p>
          </table:table-cell>
          <table:table-cell/>
          <table:table-cell table:style-name="ce4" table:formula="of:=[.$BE$3]/[.$L6]" office:value-type="float" office:value="32.581244919061" calcext:value-type="float">
            <text:p>32.58</text:p>
          </table:table-cell>
          <table:table-cell table:style-name="ce4" table:formula="of:=[.$BE$3]/[.$M6]" office:value-type="float" office:value="21.7208299460407" calcext:value-type="float">
            <text:p>21.72</text:p>
          </table:table-cell>
          <table:table-cell table:style-name="ce4" table:formula="of:=[.$BE$3]/[.$N6]" office:value-type="float" office:value="16.7389882152974" calcext:value-type="float">
            <text:p>16.74</text:p>
          </table:table-cell>
          <table:table-cell table:style-name="ce4" table:formula="of:=[.$BE$3]/[.$O6]" office:value-type="float" office:value="12.7590889193526" calcext:value-type="float">
            <text:p>12.76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4" table:formula="of:=[.B7]*[.$H$1]" office:value-type="float" office:value="9.41306397637797" calcext:value-type="float">
            <text:p>9.41</text:p>
          </table:table-cell>
          <table:table-cell table:style-name="ce4" table:formula="of:=[.C7]*[.$H$1]" office:value-type="float" office:value="14.7398366141733" calcext:value-type="float">
            <text:p>14.74</text:p>
          </table:table-cell>
          <table:table-cell table:style-name="ce4" table:formula="of:=[.D7]*[.$H$1]" office:value-type="float" office:value="18.8261279527559" calcext:value-type="float">
            <text:p>18.83</text:p>
          </table:table-cell>
          <table:table-cell table:style-name="ce4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4" table:formula="of:=[.$Q$3]/[.L7]" office:value-type="float" office:value="14.6100819089215" calcext:value-type="float">
            <text:p>14.61</text:p>
          </table:table-cell>
          <table:table-cell table:style-name="ce4" table:formula="of:=[.$Q$3]/[.M7]" office:value-type="float" office:value="9.3302008230241" calcext:value-type="float">
            <text:p>9.33</text:p>
          </table:table-cell>
          <table:table-cell table:style-name="ce4" table:formula="of:=[.$Q$3]/[.N7]" office:value-type="float" office:value="7.30504095446073" calcext:value-type="float">
            <text:p>7.31</text:p>
          </table:table-cell>
          <table:table-cell table:style-name="ce4" table:formula="of:=[.$Q$3]/[.O7]" office:value-type="float" office:value="5.51082036915458" calcext:value-type="float">
            <text:p>5.51</text:p>
          </table:table-cell>
          <table:table-cell/>
          <table:table-cell table:style-name="ce4" table:formula="of:=[.$V$3]/[.L7]" office:value-type="float" office:value="4.57566306268463" calcext:value-type="float">
            <text:p>4.58</text:p>
          </table:table-cell>
          <table:table-cell table:style-name="ce4" table:formula="of:=[.$V$3]/[.M7]" office:value-type="float" office:value="2.92208185686296" calcext:value-type="float">
            <text:p>2.92</text:p>
          </table:table-cell>
          <table:table-cell table:style-name="ce4" table:formula="of:=[.$V$3]/[.N7]" office:value-type="float" office:value="2.28783153134232" calcext:value-type="float">
            <text:p>2.29</text:p>
          </table:table-cell>
          <table:table-cell table:style-name="ce4" table:formula="of:=[.$V$3]/[.O7]" office:value-type="float" office:value="1.72590799732841" calcext:value-type="float">
            <text:p>1.73</text:p>
          </table:table-cell>
          <table:table-cell/>
          <table:table-cell table:style-name="ce4" table:formula="of:=[.$AA$3]/[.L7]" office:value-type="float" office:value="12.6183032423098" calcext:value-type="float">
            <text:p>12.62</text:p>
          </table:table-cell>
          <table:table-cell table:style-name="ce4" table:formula="of:=[.$AA$3]/[.M7]" office:value-type="float" office:value="8.05822335771272" calcext:value-type="float">
            <text:p>8.06</text:p>
          </table:table-cell>
          <table:table-cell table:style-name="ce4" table:formula="of:=[.$AA$3]/[.N7]" office:value-type="float" office:value="6.30915162115492" calcext:value-type="float">
            <text:p>6.31</text:p>
          </table:table-cell>
          <table:table-cell table:style-name="ce4" table:formula="of:=[.$AA$3]/[.O7]" office:value-type="float" office:value="4.75953543350283" calcext:value-type="float">
            <text:p>4.76</text:p>
          </table:table-cell>
          <table:table-cell/>
          <table:table-cell table:style-name="ce4" table:formula="of:=[.$AF$3]/[.$L7]" office:value-type="float" office:value="25.0067498307363" calcext:value-type="float">
            <text:p>25.01</text:p>
          </table:table-cell>
          <table:table-cell table:style-name="ce4" table:formula="of:=[.$AF$3]/[.$M7]" office:value-type="float" office:value="15.9696570701237" calcext:value-type="float">
            <text:p>15.97</text:p>
          </table:table-cell>
          <table:table-cell table:style-name="ce4" table:formula="of:=[.$AF$3]/[.$N7]" office:value-type="float" office:value="12.5033749153682" calcext:value-type="float">
            <text:p>12.50</text:p>
          </table:table-cell>
          <table:table-cell table:style-name="ce4" table:formula="of:=[.$AF$3]/[.$O7]" office:value-type="float" office:value="9.43237055019002" calcext:value-type="float">
            <text:p>9.43</text:p>
          </table:table-cell>
          <table:table-cell/>
          <table:table-cell table:style-name="ce4" table:formula="of:=[.$AK$3]/[.$L7]" office:value-type="float" office:value="7.83174675075" calcext:value-type="float">
            <text:p>7.83</text:p>
          </table:table-cell>
          <table:table-cell table:style-name="ce4" table:formula="of:=[.$AK$3]/[.$M7]" office:value-type="float" office:value="5.0014620338948" calcext:value-type="float">
            <text:p>5.00</text:p>
          </table:table-cell>
          <table:table-cell table:style-name="ce4" table:formula="of:=[.$AK$3]/[.$N7]" office:value-type="float" office:value="3.915873375375" calcext:value-type="float">
            <text:p>3.92</text:p>
          </table:table-cell>
          <table:table-cell table:style-name="ce4" table:formula="of:=[.$AK$3]/[.$O7]" office:value-type="float" office:value="2.95407991475658" calcext:value-type="float">
            <text:p>2.95</text:p>
          </table:table-cell>
          <table:table-cell/>
          <table:table-cell table:style-name="ce4" table:formula="of:=[.$AP$3]/[.$L7]" office:value-type="float" office:value="21.5976032465284" calcext:value-type="float">
            <text:p>21.60</text:p>
          </table:table-cell>
          <table:table-cell table:style-name="ce4" table:formula="of:=[.$AP$3]/[.$M7]" office:value-type="float" office:value="13.7925288059513" calcext:value-type="float">
            <text:p>13.79</text:p>
          </table:table-cell>
          <table:table-cell table:style-name="ce4" table:formula="of:=[.$AP$3]/[.$N7]" office:value-type="float" office:value="10.7988016232642" calcext:value-type="float">
            <text:p>10.80</text:p>
          </table:table-cell>
          <table:table-cell table:style-name="ce4" table:formula="of:=[.$AP$3]/[.$O7]" office:value-type="float" office:value="8.14646438246245" calcext:value-type="float">
            <text:p>8.15</text:p>
          </table:table-cell>
          <table:table-cell/>
          <table:table-cell table:style-name="ce4" table:formula="of:=[.$AU$3]/[.$L7]" office:value-type="float" office:value="25.2552691400569" calcext:value-type="float">
            <text:p>25.26</text:p>
          </table:table-cell>
          <table:table-cell table:style-name="ce4" table:formula="of:=[.$AU$3]/[.$M7]" office:value-type="float" office:value="16.1283649458779" calcext:value-type="float">
            <text:p>16.13</text:p>
          </table:table-cell>
          <table:table-cell table:style-name="ce4" table:formula="of:=[.$AU$3]/[.$N7]" office:value-type="float" office:value="12.6276345700285" calcext:value-type="float">
            <text:p>12.63</text:p>
          </table:table-cell>
          <table:table-cell table:style-name="ce4" table:formula="of:=[.$AU$3]/[.$O7]" office:value-type="float" office:value="9.52611028967059" calcext:value-type="float">
            <text:p>9.53</text:p>
          </table:table-cell>
          <table:table-cell/>
          <table:table-cell table:style-name="ce4" table:formula="of:=[.$AZ$3]/[.$L7]" office:value-type="float" office:value="1.71878659115047" calcext:value-type="float">
            <text:p>1.72</text:p>
          </table:table-cell>
          <table:table-cell table:style-name="ce4" table:formula="of:=[.$AZ$3]/[.$M7]" office:value-type="float" office:value="1.09764094187332" calcext:value-type="float">
            <text:p>1.10</text:p>
          </table:table-cell>
          <table:table-cell table:style-name="ce4" table:formula="of:=[.$AZ$3]/[.$N7]" office:value-type="float" office:value="0.859393295575236" calcext:value-type="float">
            <text:p>0.86</text:p>
          </table:table-cell>
          <table:table-cell table:style-name="ce4" table:formula="of:=[.$AZ$3]/[.$O7]" office:value-type="float" office:value="0.64831424052167" calcext:value-type="float">
            <text:p>0.65</text:p>
          </table:table-cell>
          <table:table-cell/>
          <table:table-cell table:style-name="ce4" table:formula="of:=[.$BE$3]/[.$L7]" office:value-type="float" office:value="28.2875924878669" calcext:value-type="float">
            <text:p>28.29</text:p>
          </table:table-cell>
          <table:table-cell table:style-name="ce4" table:formula="of:=[.$BE$3]/[.$M7]" office:value-type="float" office:value="18.0648486679942" calcext:value-type="float">
            <text:p>18.06</text:p>
          </table:table-cell>
          <table:table-cell table:style-name="ce4" table:formula="of:=[.$BE$3]/[.$N7]" office:value-type="float" office:value="14.1437962439335" calcext:value-type="float">
            <text:p>14.14</text:p>
          </table:table-cell>
          <table:table-cell table:style-name="ce4" table:formula="of:=[.$BE$3]/[.$O7]" office:value-type="float" office:value="10.6698813770024" calcext:value-type="float">
            <text:p>10.67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4" table:formula="of:=[.B8]*[.$H$1]" office:value-type="float" office:value="10.4346368110236" calcext:value-type="float">
            <text:p>10.43</text:p>
          </table:table-cell>
          <table:table-cell table:style-name="ce4" table:formula="of:=[.C8]*[.$H$1]" office:value-type="float" office:value="16.1262568897638" calcext:value-type="float">
            <text:p>16.13</text:p>
          </table:table-cell>
          <table:table-cell table:style-name="ce4" table:formula="of:=[.D8]*[.$H$1]" office:value-type="float" office:value="20.6503651574803" calcext:value-type="float">
            <text:p>20.65</text:p>
          </table:table-cell>
          <table:table-cell table:style-name="ce4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4" table:formula="of:=[.$Q$3]/[.L8]" office:value-type="float" office:value="13.1797242395166" calcext:value-type="float">
            <text:p>13.18</text:p>
          </table:table-cell>
          <table:table-cell table:style-name="ce4" table:formula="of:=[.$Q$3]/[.M8]" office:value-type="float" office:value="8.52805686086365" calcext:value-type="float">
            <text:p>8.53</text:p>
          </table:table-cell>
          <table:table-cell table:style-name="ce4" table:formula="of:=[.$Q$3]/[.N8]" office:value-type="float" office:value="6.65971931537409" calcext:value-type="float">
            <text:p>6.66</text:p>
          </table:table-cell>
          <table:table-cell table:style-name="ce4" table:formula="of:=[.$Q$3]/[.O8]" office:value-type="float" office:value="5.02586817666898" calcext:value-type="float">
            <text:p>5.03</text:p>
          </table:table-cell>
          <table:table-cell/>
          <table:table-cell table:style-name="ce4" table:formula="of:=[.$V$3]/[.L8]" office:value-type="float" office:value="4.12769604955467" calcext:value-type="float">
            <text:p>4.13</text:p>
          </table:table-cell>
          <table:table-cell table:style-name="ce4" table:formula="of:=[.$V$3]/[.M8]" office:value-type="float" office:value="2.67086214971184" calcext:value-type="float">
            <text:p>2.67</text:p>
          </table:table-cell>
          <table:table-cell table:style-name="ce4" table:formula="of:=[.$V$3]/[.N8]" office:value-type="float" office:value="2.08572627238981" calcext:value-type="float">
            <text:p>2.09</text:p>
          </table:table-cell>
          <table:table-cell table:style-name="ce4" table:formula="of:=[.$V$3]/[.O8]" office:value-type="float" office:value="1.57402809356351" calcext:value-type="float">
            <text:p>1.57</text:p>
          </table:table-cell>
          <table:table-cell/>
          <table:table-cell table:style-name="ce4" table:formula="of:=[.$AA$3]/[.L8]" office:value-type="float" office:value="11.3829448829229" calcext:value-type="float">
            <text:p>11.38</text:p>
          </table:table-cell>
          <table:table-cell table:style-name="ce4" table:formula="of:=[.$AA$3]/[.M8]" office:value-type="float" office:value="7.3654349242442" calcext:value-type="float">
            <text:p>7.37</text:p>
          </table:table-cell>
          <table:table-cell table:style-name="ce4" table:formula="of:=[.$AA$3]/[.N8]" office:value-type="float" office:value="5.75180607158293" calcext:value-type="float">
            <text:p>5.75</text:p>
          </table:table-cell>
          <table:table-cell table:style-name="ce4" table:formula="of:=[.$AA$3]/[.O8]" office:value-type="float" office:value="4.34069631535458" calcext:value-type="float">
            <text:p>4.34</text:p>
          </table:table-cell>
          <table:table-cell/>
          <table:table-cell table:style-name="ce4" table:formula="of:=[.$AF$3]/[.$L8]" office:value-type="float" office:value="22.5585365605943" calcext:value-type="float">
            <text:p>22.56</text:p>
          </table:table-cell>
          <table:table-cell table:style-name="ce4" table:formula="of:=[.$AF$3]/[.$M8]" office:value-type="float" office:value="14.5967001274434" calcext:value-type="float">
            <text:p>14.60</text:p>
          </table:table-cell>
          <table:table-cell table:style-name="ce4" table:formula="of:=[.$AF$3]/[.$N8]" office:value-type="float" office:value="11.3988364952826" calcext:value-type="float">
            <text:p>11.40</text:p>
          </table:table-cell>
          <table:table-cell table:style-name="ce4" table:formula="of:=[.$AF$3]/[.$O8]" office:value-type="float" office:value="8.6023219417733" calcext:value-type="float">
            <text:p>8.60</text:p>
          </table:table-cell>
          <table:table-cell/>
          <table:table-cell table:style-name="ce4" table:formula="of:=[.$AK$3]/[.$L8]" office:value-type="float" office:value="7.06500231361363" calcext:value-type="float">
            <text:p>7.07</text:p>
          </table:table-cell>
          <table:table-cell table:style-name="ce4" table:formula="of:=[.$AK$3]/[.$M8]" office:value-type="float" office:value="4.57147208527941" calcext:value-type="float">
            <text:p>4.57</text:p>
          </table:table-cell>
          <table:table-cell table:style-name="ce4" table:formula="of:=[.$AK$3]/[.$N8]" office:value-type="float" office:value="3.56994816553622" calcext:value-type="float">
            <text:p>3.57</text:p>
          </table:table-cell>
          <table:table-cell table:style-name="ce4" table:formula="of:=[.$AK$3]/[.$O8]" office:value-type="float" office:value="2.694120882258" calcext:value-type="float">
            <text:p>2.69</text:p>
          </table:table-cell>
          <table:table-cell/>
          <table:table-cell table:style-name="ce4" table:formula="of:=[.$AP$3]/[.$L8]" office:value-type="float" office:value="19.4831525790361" calcext:value-type="float">
            <text:p>19.48</text:p>
          </table:table-cell>
          <table:table-cell table:style-name="ce4" table:formula="of:=[.$AP$3]/[.$M8]" office:value-type="float" office:value="12.6067457864351" calcext:value-type="float">
            <text:p>12.61</text:p>
          </table:table-cell>
          <table:table-cell table:style-name="ce4" table:formula="of:=[.$AP$3]/[.$N8]" office:value-type="float" office:value="9.84484388269314" calcext:value-type="float">
            <text:p>9.84</text:p>
          </table:table-cell>
          <table:table-cell table:style-name="ce4" table:formula="of:=[.$AP$3]/[.$O8]" office:value-type="float" office:value="7.42957551680576" calcext:value-type="float">
            <text:p>7.43</text:p>
          </table:table-cell>
          <table:table-cell/>
          <table:table-cell table:style-name="ce4" table:formula="of:=[.$AU$3]/[.$L8]" office:value-type="float" office:value="22.7827253081632" calcext:value-type="float">
            <text:p>22.78</text:p>
          </table:table-cell>
          <table:table-cell table:style-name="ce4" table:formula="of:=[.$AU$3]/[.$M8]" office:value-type="float" office:value="14.7417634346939" calcext:value-type="float">
            <text:p>14.74</text:p>
          </table:table-cell>
          <table:table-cell table:style-name="ce4" table:formula="of:=[.$AU$3]/[.$N8]" office:value-type="float" office:value="11.5121191486479" calcext:value-type="float">
            <text:p>11.51</text:p>
          </table:table-cell>
          <table:table-cell table:style-name="ce4" table:formula="of:=[.$AU$3]/[.$O8]" office:value-type="float" office:value="8.68781258417958" calcext:value-type="float">
            <text:p>8.69</text:p>
          </table:table-cell>
          <table:table-cell/>
          <table:table-cell table:style-name="ce4" table:formula="of:=[.$AZ$3]/[.$L8]" office:value-type="float" office:value="1.55051377803085" calcext:value-type="float">
            <text:p>1.55</text:p>
          </table:table-cell>
          <table:table-cell table:style-name="ce4" table:formula="of:=[.$AZ$3]/[.$M8]" office:value-type="float" office:value="1.00327362107878" calcext:value-type="float">
            <text:p>1.00</text:p>
          </table:table-cell>
          <table:table-cell table:style-name="ce4" table:formula="of:=[.$AZ$3]/[.$N8]" office:value-type="float" office:value="0.783475159923714" calcext:value-type="float">
            <text:p>0.78</text:p>
          </table:table-cell>
          <table:table-cell table:style-name="ce4" table:formula="of:=[.$AZ$3]/[.$O8]" office:value-type="float" office:value="0.591262587355763" calcext:value-type="float">
            <text:p>0.59</text:p>
          </table:table-cell>
          <table:table-cell/>
          <table:table-cell table:style-name="ce4" table:formula="of:=[.$BE$3]/[.$L8]" office:value-type="float" office:value="25.5181778387051" calcext:value-type="float">
            <text:p>25.52</text:p>
          </table:table-cell>
          <table:table-cell table:style-name="ce4" table:formula="of:=[.$BE$3]/[.$M8]" office:value-type="float" office:value="16.5117621309268" calcext:value-type="float">
            <text:p>16.51</text:p>
          </table:table-cell>
          <table:table-cell table:style-name="ce4" table:formula="of:=[.$BE$3]/[.$N8]" office:value-type="float" office:value="12.8943442789217" calcext:value-type="float">
            <text:p>12.89</text:p>
          </table:table-cell>
          <table:table-cell table:style-name="ce4" table:formula="of:=[.$BE$3]/[.$O8]" office:value-type="float" office:value="9.73093181582622" calcext:value-type="float">
            <text:p>9.73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4" table:formula="of:=[.B9]*[.$H$1]" office:value-type="float" office:value="11.4562096456693" calcext:value-type="float">
            <text:p>11.46</text:p>
          </table:table-cell>
          <table:table-cell table:style-name="ce4" table:formula="of:=[.C9]*[.$H$1]" office:value-type="float" office:value="17.5856466535433" calcext:value-type="float">
            <text:p>17.59</text:p>
          </table:table-cell>
          <table:table-cell table:style-name="ce4" table:formula="of:=[.D9]*[.$H$1]" office:value-type="float" office:value="22.4746023622048" calcext:value-type="float">
            <text:p>22.47</text:p>
          </table:table-cell>
          <table:table-cell table:style-name="ce4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4" table:formula="of:=[.$Q$3]/[.L9]" office:value-type="float" office:value="12.0044622054195" calcext:value-type="float">
            <text:p>12.00</text:p>
          </table:table-cell>
          <table:table-cell table:style-name="ce4" table:formula="of:=[.$Q$3]/[.M9]" office:value-type="float" office:value="7.82033429979613" calcext:value-type="float">
            <text:p>7.82</text:p>
          </table:table-cell>
          <table:table-cell table:style-name="ce4" table:formula="of:=[.$Q$3]/[.N9]" office:value-type="float" office:value="6.11915768263269" calcext:value-type="float">
            <text:p>6.12</text:p>
          </table:table-cell>
          <table:table-cell table:style-name="ce4" table:formula="of:=[.$Q$3]/[.O9]" office:value-type="float" office:value="4.60806984413415" calcext:value-type="float">
            <text:p>4.61</text:p>
          </table:table-cell>
          <table:table-cell/>
          <table:table-cell table:style-name="ce4" table:formula="of:=[.$V$3]/[.L9]" office:value-type="float" office:value="3.75962124258801" calcext:value-type="float">
            <text:p>3.76</text:p>
          </table:table-cell>
          <table:table-cell table:style-name="ce4" table:formula="of:=[.$V$3]/[.M9]" office:value-type="float" office:value="2.44921383853244" calcext:value-type="float">
            <text:p>2.45</text:p>
          </table:table-cell>
          <table:table-cell table:style-name="ce4" table:formula="of:=[.$V$3]/[.N9]" office:value-type="float" office:value="1.91643030872181" calcext:value-type="float">
            <text:p>1.92</text:p>
          </table:table-cell>
          <table:table-cell table:style-name="ce4" table:formula="of:=[.$V$3]/[.O9]" office:value-type="float" office:value="1.44317979238708" calcext:value-type="float">
            <text:p>1.44</text:p>
          </table:table-cell>
          <table:table-cell/>
          <table:table-cell table:style-name="ce4" table:formula="of:=[.$AA$3]/[.L9]" office:value-type="float" office:value="10.3679052118342" calcext:value-type="float">
            <text:p>10.37</text:p>
          </table:table-cell>
          <table:table-cell table:style-name="ce4" table:formula="of:=[.$AA$3]/[.M9]" office:value-type="float" office:value="6.75419551144385" calcext:value-type="float">
            <text:p>6.75</text:p>
          </table:table-cell>
          <table:table-cell table:style-name="ce4" table:formula="of:=[.$AA$3]/[.N9]" office:value-type="float" office:value="5.28493869564276" calcext:value-type="float">
            <text:p>5.28</text:p>
          </table:table-cell>
          <table:table-cell table:style-name="ce4" table:formula="of:=[.$AA$3]/[.O9]" office:value-type="float" office:value="3.97985603486056" calcext:value-type="float">
            <text:p>3.98</text:p>
          </table:table-cell>
          <table:table-cell/>
          <table:table-cell table:style-name="ce4" table:formula="of:=[.$AF$3]/[.$L9]" office:value-type="float" office:value="20.5469473131528" calcext:value-type="float">
            <text:p>20.55</text:p>
          </table:table-cell>
          <table:table-cell table:style-name="ce4" table:formula="of:=[.$AF$3]/[.$M9]" office:value-type="float" office:value="13.3853557185269" calcext:value-type="float">
            <text:p>13.39</text:p>
          </table:table-cell>
          <table:table-cell table:style-name="ce4" table:formula="of:=[.$AF$3]/[.$N9]" office:value-type="float" office:value="10.4736062602759" calcext:value-type="float">
            <text:p>10.47</text:p>
          </table:table-cell>
          <table:table-cell table:style-name="ce4" table:formula="of:=[.$AF$3]/[.$O9]" office:value-type="float" office:value="7.88721449429092" calcext:value-type="float">
            <text:p>7.89</text:p>
          </table:table-cell>
          <table:table-cell/>
          <table:table-cell table:style-name="ce4" table:formula="of:=[.$AK$3]/[.$L9]" office:value-type="float" office:value="6.43500210730414" calcext:value-type="float">
            <text:p>6.44</text:p>
          </table:table-cell>
          <table:table-cell table:style-name="ce4" table:formula="of:=[.$AK$3]/[.$M9]" office:value-type="float" office:value="4.19209680849274" calcext:value-type="float">
            <text:p>4.19</text:p>
          </table:table-cell>
          <table:table-cell table:style-name="ce4" table:formula="of:=[.$AK$3]/[.$N9]" office:value-type="float" office:value="3.28017964560633" calcext:value-type="float">
            <text:p>3.28</text:p>
          </table:table-cell>
          <table:table-cell table:style-name="ce4" table:formula="of:=[.$AK$3]/[.$O9]" office:value-type="float" office:value="2.47015973312164" calcext:value-type="float">
            <text:p>2.47</text:p>
          </table:table-cell>
          <table:table-cell/>
          <table:table-cell table:style-name="ce4" table:formula="of:=[.$AP$3]/[.$L9]" office:value-type="float" office:value="17.7458013936443" calcext:value-type="float">
            <text:p>17.75</text:p>
          </table:table-cell>
          <table:table-cell table:style-name="ce4" table:formula="of:=[.$AP$3]/[.$M9]" office:value-type="float" office:value="11.5605428166065" calcext:value-type="float">
            <text:p>11.56</text:p>
          </table:table-cell>
          <table:table-cell table:style-name="ce4" table:formula="of:=[.$AP$3]/[.$N9]" office:value-type="float" office:value="9.04574941169532" calcext:value-type="float">
            <text:p>9.05</text:p>
          </table:table-cell>
          <table:table-cell table:style-name="ce4" table:formula="of:=[.$AP$3]/[.$O9]" office:value-type="float" office:value="6.81195799218132" calcext:value-type="float">
            <text:p>6.81</text:p>
          </table:table-cell>
          <table:table-cell/>
          <table:table-cell table:style-name="ce4" table:formula="of:=[.$AU$3]/[.$L9]" office:value-type="float" office:value="20.7511447074353" calcext:value-type="float">
            <text:p>20.75</text:p>
          </table:table-cell>
          <table:table-cell table:style-name="ce4" table:formula="of:=[.$AU$3]/[.$M9]" office:value-type="float" office:value="13.5183805770429" calcext:value-type="float">
            <text:p>13.52</text:p>
          </table:table-cell>
          <table:table-cell table:style-name="ce4" table:formula="of:=[.$AU$3]/[.$N9]" office:value-type="float" office:value="10.5776938930758" calcext:value-type="float">
            <text:p>10.58</text:p>
          </table:table-cell>
          <table:table-cell table:style-name="ce4" table:formula="of:=[.$AU$3]/[.$O9]" office:value-type="float" office:value="7.96559833512798" calcext:value-type="float">
            <text:p>7.97</text:p>
          </table:table-cell>
          <table:table-cell/>
          <table:table-cell table:style-name="ce4" table:formula="of:=[.$AZ$3]/[.$L9]" office:value-type="float" office:value="1.41225140291982" calcext:value-type="float">
            <text:p>1.41</text:p>
          </table:table-cell>
          <table:table-cell table:style-name="ce4" table:formula="of:=[.$AZ$3]/[.$M9]" office:value-type="float" office:value="0.920014399412493" calcext:value-type="float">
            <text:p>0.92</text:p>
          </table:table-cell>
          <table:table-cell table:style-name="ce4" table:formula="of:=[.$AZ$3]/[.$N9]" office:value-type="float" office:value="0.719881396942893" calcext:value-type="float">
            <text:p>0.72</text:p>
          </table:table-cell>
          <table:table-cell table:style-name="ce4" table:formula="of:=[.$AZ$3]/[.$O9]" office:value-type="float" office:value="0.542111174225944" calcext:value-type="float">
            <text:p>0.54</text:p>
          </table:table-cell>
          <table:table-cell/>
          <table:table-cell table:style-name="ce4" table:formula="of:=[.$BE$3]/[.$L9]" office:value-type="float" office:value="23.2426715346168" calcext:value-type="float">
            <text:p>23.24</text:p>
          </table:table-cell>
          <table:table-cell table:style-name="ce4" table:formula="of:=[.$BE$3]/[.$M9]" office:value-type="float" office:value="15.1414914146674" calcext:value-type="float">
            <text:p>15.14</text:p>
          </table:table-cell>
          <table:table-cell table:style-name="ce4" table:formula="of:=[.$BE$3]/[.$N9]" office:value-type="float" office:value="11.8477254251131" calcext:value-type="float">
            <text:p>11.85</text:p>
          </table:table-cell>
          <table:table-cell table:style-name="ce4" table:formula="of:=[.$BE$3]/[.$O9]" office:value-type="float" office:value="8.92200349861817" calcext:value-type="float">
            <text:p>8.92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4" table:formula="of:=[.B10]*[.$H$1]" office:value-type="float" office:value="13.8642027559055" calcext:value-type="float">
            <text:p>13.86</text:p>
          </table:table-cell>
          <table:table-cell table:style-name="ce4" table:formula="of:=[.C10]*[.$H$1]" office:value-type="float" office:value="20.8692736220473" calcext:value-type="float">
            <text:p>20.87</text:p>
          </table:table-cell>
          <table:table-cell table:style-name="ce4" table:formula="of:=[.D10]*[.$H$1]" office:value-type="float" office:value="27.1446496062993" calcext:value-type="float">
            <text:p>27.14</text:p>
          </table:table-cell>
          <table:table-cell table:style-name="ce4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4" table:formula="of:=[.$Q$3]/[.L10]" office:value-type="float" office:value="9.91947666447825" calcext:value-type="float">
            <text:p>9.92</text:p>
          </table:table-cell>
          <table:table-cell table:style-name="ce4" table:formula="of:=[.$Q$3]/[.M10]" office:value-type="float" office:value="6.58986211975828" calcext:value-type="float">
            <text:p>6.59</text:p>
          </table:table-cell>
          <table:table-cell table:style-name="ce4" table:formula="of:=[.$Q$3]/[.N10]" office:value-type="float" office:value="5.06639937164212" calcext:value-type="float">
            <text:p>5.07</text:p>
          </table:table-cell>
          <table:table-cell table:style-name="ce4" table:formula="of:=[.$Q$3]/[.O10]" office:value-type="float" office:value="3.87002169661369" calcext:value-type="float">
            <text:p>3.87</text:p>
          </table:table-cell>
          <table:table-cell/>
          <table:table-cell table:style-name="ce4" table:formula="of:=[.$V$3]/[.L10]" office:value-type="float" office:value="3.10663439519115" calcext:value-type="float">
            <text:p>3.11</text:p>
          </table:table-cell>
          <table:table-cell table:style-name="ce4" table:formula="of:=[.$V$3]/[.M10]" office:value-type="float" office:value="2.06384802477733" calcext:value-type="float">
            <text:p>2.06</text:p>
          </table:table-cell>
          <table:table-cell table:style-name="ce4" table:formula="of:=[.$V$3]/[.N10]" office:value-type="float" office:value="1.58672186851161" calcext:value-type="float">
            <text:p>1.59</text:p>
          </table:table-cell>
          <table:table-cell table:style-name="ce4" table:formula="of:=[.$V$3]/[.O10]" office:value-type="float" office:value="1.21203395294932" calcext:value-type="float">
            <text:p>1.21</text:p>
          </table:table-cell>
          <table:table-cell/>
          <table:table-cell table:style-name="ce4" table:formula="of:=[.$AA$3]/[.L10]" office:value-type="float" office:value="8.5671637803051" calcext:value-type="float">
            <text:p>8.57</text:p>
          </table:table-cell>
          <table:table-cell table:style-name="ce4" table:formula="of:=[.$AA$3]/[.M10]" office:value-type="float" office:value="5.69147244146143" calcext:value-type="float">
            <text:p>5.69</text:p>
          </table:table-cell>
          <table:table-cell table:style-name="ce4" table:formula="of:=[.$AA$3]/[.N10]" office:value-type="float" office:value="4.37570193080099" calcext:value-type="float">
            <text:p>4.38</text:p>
          </table:table-cell>
          <table:table-cell table:style-name="ce4" table:formula="of:=[.$AA$3]/[.O10]" office:value-type="float" office:value="3.34242529416421" calcext:value-type="float">
            <text:p>3.34</text:p>
          </table:table-cell>
          <table:table-cell/>
          <table:table-cell table:style-name="ce4" table:formula="of:=[.$AF$3]/[.$L10]" office:value-type="float" office:value="16.978266990342" calcext:value-type="float">
            <text:p>16.98</text:p>
          </table:table-cell>
          <table:table-cell table:style-name="ce4" table:formula="of:=[.$AF$3]/[.$M10]" office:value-type="float" office:value="11.2792682802972" calcext:value-type="float">
            <text:p>11.28</text:p>
          </table:table-cell>
          <table:table-cell table:style-name="ce4" table:formula="of:=[.$AF$3]/[.$N10]" office:value-type="float" office:value="8.67169550581986" calcext:value-type="float">
            <text:p>8.67</text:p>
          </table:table-cell>
          <table:table-cell table:style-name="ce4" table:formula="of:=[.$AF$3]/[.$O10]" office:value-type="float" office:value="6.62396453421968" calcext:value-type="float">
            <text:p>6.62</text:p>
          </table:table-cell>
          <table:table-cell/>
          <table:table-cell table:style-name="ce4" table:formula="of:=[.$AK$3]/[.$L10]" office:value-type="float" office:value="5.31734384656184" calcext:value-type="float">
            <text:p>5.32</text:p>
          </table:table-cell>
          <table:table-cell table:style-name="ce4" table:formula="of:=[.$AK$3]/[.$M10]" office:value-type="float" office:value="3.53250115680682" calcext:value-type="float">
            <text:p>3.53</text:p>
          </table:table-cell>
          <table:table-cell table:style-name="ce4" table:formula="of:=[.$AK$3]/[.$N10]" office:value-type="float" office:value="2.71584766356653" calcext:value-type="float">
            <text:p>2.72</text:p>
          </table:table-cell>
          <table:table-cell table:style-name="ce4" table:formula="of:=[.$AK$3]/[.$O10]" office:value-type="float" office:value="2.074528400096" calcext:value-type="float">
            <text:p>2.07</text:p>
          </table:table-cell>
          <table:table-cell/>
          <table:table-cell table:style-name="ce4" table:formula="of:=[.$AP$3]/[.$L10]" office:value-type="float" office:value="14.6636358884324" calcext:value-type="float">
            <text:p>14.66</text:p>
          </table:table-cell>
          <table:table-cell table:style-name="ce4" table:formula="of:=[.$AP$3]/[.$M10]" office:value-type="float" office:value="9.74157628951804" calcext:value-type="float">
            <text:p>9.74</text:p>
          </table:table-cell>
          <table:table-cell table:style-name="ce4" table:formula="of:=[.$AP$3]/[.$N10]" office:value-type="float" office:value="7.4894914483929" calcext:value-type="float">
            <text:p>7.49</text:p>
          </table:table-cell>
          <table:table-cell table:style-name="ce4" table:formula="of:=[.$AP$3]/[.$O10]" office:value-type="float" office:value="5.72092570595926" calcext:value-type="float">
            <text:p>5.72</text:p>
          </table:table-cell>
          <table:table-cell/>
          <table:table-cell table:style-name="ce4" table:formula="of:=[.$AU$3]/[.$L10]" office:value-type="float" office:value="17.1469985214071" calcext:value-type="float">
            <text:p>17.15</text:p>
          </table:table-cell>
          <table:table-cell table:style-name="ce4" table:formula="of:=[.$AU$3]/[.$M10]" office:value-type="float" office:value="11.3913626540816" calcext:value-type="float">
            <text:p>11.39</text:p>
          </table:table-cell>
          <table:table-cell table:style-name="ce4" table:formula="of:=[.$AU$3]/[.$N10]" office:value-type="float" office:value="8.75787558889071" calcext:value-type="float">
            <text:p>8.76</text:p>
          </table:table-cell>
          <table:table-cell table:style-name="ce4" table:formula="of:=[.$AU$3]/[.$O10]" office:value-type="float" office:value="6.68979408432719" calcext:value-type="float">
            <text:p>6.69</text:p>
          </table:table-cell>
          <table:table-cell/>
          <table:table-cell table:style-name="ce4" table:formula="of:=[.$AZ$3]/[.$L10]" office:value-type="float" office:value="1.16696563293901" calcext:value-type="float">
            <text:p>1.17</text:p>
          </table:table-cell>
          <table:table-cell table:style-name="ce4" table:formula="of:=[.$AZ$3]/[.$M10]" office:value-type="float" office:value="0.775256889015423" calcext:value-type="float">
            <text:p>0.78</text:p>
          </table:table-cell>
          <table:table-cell table:style-name="ce4" table:formula="of:=[.$AZ$3]/[.$N10]" office:value-type="float" office:value="0.596030834027986" calcext:value-type="float">
            <text:p>0.60</text:p>
          </table:table-cell>
          <table:table-cell table:style-name="ce4" table:formula="of:=[.$AZ$3]/[.$O10]" office:value-type="float" office:value="0.455284333179489" calcext:value-type="float">
            <text:p>0.46</text:p>
          </table:table-cell>
          <table:table-cell/>
          <table:table-cell table:style-name="ce4" table:formula="of:=[.$BE$3]/[.$L10]" office:value-type="float" office:value="19.2057864786044" calcext:value-type="float">
            <text:p>19.21</text:p>
          </table:table-cell>
          <table:table-cell table:style-name="ce4" table:formula="of:=[.$BE$3]/[.$M10]" office:value-type="float" office:value="12.7590889193526" calcext:value-type="float">
            <text:p>12.76</text:p>
          </table:table-cell>
          <table:table-cell table:style-name="ce4" table:formula="of:=[.$BE$3]/[.$N10]" office:value-type="float" office:value="9.80940707240546" calcext:value-type="float">
            <text:p>9.81</text:p>
          </table:table-cell>
          <table:table-cell table:style-name="ce4" table:formula="of:=[.$BE$3]/[.$O10]" office:value-type="float" office:value="7.49301731198117" calcext:value-type="float">
            <text:p>7.49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4" table:formula="of:=[.B11]*[.$H$1]" office:value-type="float" office:value="7.36991830708663" calcext:value-type="float">
            <text:p>7.37</text:p>
          </table:table-cell>
          <table:table-cell table:style-name="ce4" table:formula="of:=[.C11]*[.$H$1]" office:value-type="float" office:value="11.0183927165355" calcext:value-type="float">
            <text:p>11.02</text:p>
          </table:table-cell>
          <table:table-cell table:style-name="ce4" table:formula="of:=[.D11]*[.$H$1]" office:value-type="float" office:value="14.3020196850394" calcext:value-type="float">
            <text:p>14.30</text:p>
          </table:table-cell>
          <table:table-cell table:style-name="ce4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4" table:formula="of:=[.$Q$3]/[.L11]" office:value-type="float" office:value="18.6604016460482" calcext:value-type="float">
            <text:p>18.66</text:p>
          </table:table-cell>
          <table:table-cell table:style-name="ce4" table:formula="of:=[.$Q$3]/[.M11]" office:value-type="float" office:value="12.4814607036481" calcext:value-type="float">
            <text:p>12.48</text:p>
          </table:table-cell>
          <table:table-cell table:style-name="ce4" table:formula="of:=[.$Q$3]/[.N11]" office:value-type="float" office:value="9.61581921556565" calcext:value-type="float">
            <text:p>9.62</text:p>
          </table:table-cell>
          <table:table-cell table:style-name="ce4" table:formula="of:=[.$Q$3]/[.O11]" office:value-type="float" office:value="7.47897050099551" calcext:value-type="float">
            <text:p>7.48</text:p>
          </table:table-cell>
          <table:table-cell/>
          <table:table-cell table:style-name="ce4" table:formula="of:=[.$V$3]/[.L11]" office:value-type="float" office:value="5.84416371372592" calcext:value-type="float">
            <text:p>5.84</text:p>
          </table:table-cell>
          <table:table-cell table:style-name="ce4" table:formula="of:=[.$V$3]/[.M11]" office:value-type="float" office:value="3.90901016613455" calcext:value-type="float">
            <text:p>3.91</text:p>
          </table:table-cell>
          <table:table-cell table:style-name="ce4" table:formula="of:=[.$V$3]/[.N11]" office:value-type="float" office:value="3.01153334227713" calcext:value-type="float">
            <text:p>3.01</text:p>
          </table:table-cell>
          <table:table-cell table:style-name="ce4" table:formula="of:=[.$V$3]/[.O11]" office:value-type="float" office:value="2.34230371065999" calcext:value-type="float">
            <text:p>2.34</text:p>
          </table:table-cell>
          <table:table-cell/>
          <table:table-cell table:style-name="ce4" table:formula="of:=[.$AA$3]/[.L11]" office:value-type="float" office:value="16.1164467154254" calcext:value-type="float">
            <text:p>16.12</text:p>
          </table:table-cell>
          <table:table-cell table:style-name="ce4" table:formula="of:=[.$AA$3]/[.M11]" office:value-type="float" office:value="10.7798749553508" calcext:value-type="float">
            <text:p>10.78</text:p>
          </table:table-cell>
          <table:table-cell table:style-name="ce4" table:formula="of:=[.$AA$3]/[.N11]" office:value-type="float" office:value="8.30490366458147" calcext:value-type="float">
            <text:p>8.30</text:p>
          </table:table-cell>
          <table:table-cell table:style-name="ce4" table:formula="of:=[.$AA$3]/[.O11]" office:value-type="float" office:value="6.4593695168967" calcext:value-type="float">
            <text:p>6.46</text:p>
          </table:table-cell>
          <table:table-cell/>
          <table:table-cell table:style-name="ce4" table:formula="of:=[.$AF$3]/[.$L11]" office:value-type="float" office:value="31.9393141402474" calcext:value-type="float">
            <text:p>31.94</text:p>
          </table:table-cell>
          <table:table-cell table:style-name="ce4" table:formula="of:=[.$AF$3]/[.$M11]" office:value-type="float" office:value="21.3633823057284" calcext:value-type="float">
            <text:p>21.36</text:p>
          </table:table-cell>
          <table:table-cell table:style-name="ce4" table:formula="of:=[.$AF$3]/[.$N11]" office:value-type="float" office:value="16.4585241232907" calcext:value-type="float">
            <text:p>16.46</text:p>
          </table:table-cell>
          <table:table-cell table:style-name="ce4" table:formula="of:=[.$AF$3]/[.$O11]" office:value-type="float" office:value="12.801074318115" calcext:value-type="float">
            <text:p>12.80</text:p>
          </table:table-cell>
          <table:table-cell/>
          <table:table-cell table:style-name="ce4" table:formula="of:=[.$AK$3]/[.$L11]" office:value-type="float" office:value="10.0029240677896" calcext:value-type="float">
            <text:p>10.00</text:p>
          </table:table-cell>
          <table:table-cell table:style-name="ce4" table:formula="of:=[.$AK$3]/[.$M11]" office:value-type="float" office:value="6.69069755527649" calcext:value-type="float">
            <text:p>6.69</text:p>
          </table:table-cell>
          <table:table-cell table:style-name="ce4" table:formula="of:=[.$AK$3]/[.$N11]" office:value-type="float" office:value="5.15456801452423" calcext:value-type="float">
            <text:p>5.15</text:p>
          </table:table-cell>
          <table:table-cell table:style-name="ce4" table:formula="of:=[.$AK$3]/[.$O11]" office:value-type="float" office:value="4.00910845574107" calcext:value-type="float">
            <text:p>4.01</text:p>
          </table:table-cell>
          <table:table-cell/>
          <table:table-cell table:style-name="ce4" table:formula="of:=[.$AP$3]/[.$L11]" office:value-type="float" office:value="27.5850576119026" calcext:value-type="float">
            <text:p>27.59</text:p>
          </table:table-cell>
          <table:table-cell table:style-name="ce4" table:formula="of:=[.$AP$3]/[.$M11]" office:value-type="float" office:value="18.4509325748487" calcext:value-type="float">
            <text:p>18.45</text:p>
          </table:table-cell>
          <table:table-cell table:style-name="ce4" table:formula="of:=[.$AP$3]/[.$N11]" office:value-type="float" office:value="14.2147490755212" calcext:value-type="float">
            <text:p>14.21</text:p>
          </table:table-cell>
          <table:table-cell table:style-name="ce4" table:formula="of:=[.$AP$3]/[.$O11]" office:value-type="float" office:value="11.0559159476276" calcext:value-type="float">
            <text:p>11.06</text:p>
          </table:table-cell>
          <table:table-cell/>
          <table:table-cell table:style-name="ce4" table:formula="of:=[.$AU$3]/[.$L11]" office:value-type="float" office:value="32.2567298917559" calcext:value-type="float">
            <text:p>32.26</text:p>
          </table:table-cell>
          <table:table-cell table:style-name="ce4" table:formula="of:=[.$AU$3]/[.$M11]" office:value-type="float" office:value="21.5756935037572" calcext:value-type="float">
            <text:p>21.58</text:p>
          </table:table-cell>
          <table:table-cell table:style-name="ce4" table:formula="of:=[.$AU$3]/[.$N11]" office:value-type="float" office:value="16.6220904034048" calcext:value-type="float">
            <text:p>16.62</text:p>
          </table:table-cell>
          <table:table-cell table:style-name="ce4" table:formula="of:=[.$AU$3]/[.$O11]" office:value-type="float" office:value="12.9282925359815" calcext:value-type="float">
            <text:p>12.93</text:p>
          </table:table-cell>
          <table:table-cell/>
          <table:table-cell table:style-name="ce4" table:formula="of:=[.$AZ$3]/[.$L11]" office:value-type="float" office:value="2.19528188374664" calcext:value-type="float">
            <text:p>2.20</text:p>
          </table:table-cell>
          <table:table-cell table:style-name="ce4" table:formula="of:=[.$AZ$3]/[.$M11]" office:value-type="float" office:value="1.46836735270471" calcext:value-type="float">
            <text:p>1.47</text:p>
          </table:table-cell>
          <table:table-cell table:style-name="ce4" table:formula="of:=[.$AZ$3]/[.$N11]" office:value-type="float" office:value="1.13124219519597" calcext:value-type="float">
            <text:p>1.13</text:p>
          </table:table-cell>
          <table:table-cell table:style-name="ce4" table:formula="of:=[.$AZ$3]/[.$O11]" office:value-type="float" office:value="0.87985504070798" calcext:value-type="float">
            <text:p>0.88</text:p>
          </table:table-cell>
          <table:table-cell/>
          <table:table-cell table:style-name="ce4" table:formula="of:=[.$BE$3]/[.$L11]" office:value-type="float" office:value="36.1296973359884" calcext:value-type="float">
            <text:p>36.13</text:p>
          </table:table-cell>
          <table:table-cell table:style-name="ce4" table:formula="of:=[.$BE$3]/[.$M11]" office:value-type="float" office:value="24.1662213969194" calcext:value-type="float">
            <text:p>24.17</text:p>
          </table:table-cell>
          <table:table-cell table:style-name="ce4" table:formula="of:=[.$BE$3]/[.$N11]" office:value-type="float" office:value="18.6178542394634" calcext:value-type="float">
            <text:p>18.62</text:p>
          </table:table-cell>
          <table:table-cell table:style-name="ce4" table:formula="of:=[.$BE$3]/[.$O11]" office:value-type="float" office:value="14.4805532973604" calcext:value-type="float">
            <text:p>14.48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4" table:formula="of:=[.B12]*[.$H$1]" office:value-type="float" office:value="8.17258267716537" calcext:value-type="float">
            <text:p>8.17</text:p>
          </table:table-cell>
          <table:table-cell table:style-name="ce4" table:formula="of:=[.C12]*[.$H$1]" office:value-type="float" office:value="12.2588740157481" calcext:value-type="float">
            <text:p>12.26</text:p>
          </table:table-cell>
          <table:table-cell table:style-name="ce4" table:formula="of:=[.D12]*[.$H$1]" office:value-type="float" office:value="15.9073484251969" calcext:value-type="float">
            <text:p>15.91</text:p>
          </table:table-cell>
          <table:table-cell table:style-name="ce4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4" table:formula="of:=[.$Q$3]/[.L12]" office:value-type="float" office:value="16.8276836272399" calcext:value-type="float">
            <text:p>16.83</text:p>
          </table:table-cell>
          <table:table-cell table:style-name="ce4" table:formula="of:=[.$Q$3]/[.M12]" office:value-type="float" office:value="11.2184557514933" calcext:value-type="float">
            <text:p>11.22</text:p>
          </table:table-cell>
          <table:table-cell table:style-name="ce4" table:formula="of:=[.$Q$3]/[.N12]" office:value-type="float" office:value="8.64541544151774" calcext:value-type="float">
            <text:p>8.65</text:p>
          </table:table-cell>
          <table:table-cell table:style-name="ce4" table:formula="of:=[.$Q$3]/[.O12]" office:value-type="float" office:value="6.58986211975828" calcext:value-type="float">
            <text:p>6.59</text:p>
          </table:table-cell>
          <table:table-cell/>
          <table:table-cell table:style-name="ce4" table:formula="of:=[.$V$3]/[.L12]" office:value-type="float" office:value="5.27018334898498" calcext:value-type="float">
            <text:p>5.27</text:p>
          </table:table-cell>
          <table:table-cell table:style-name="ce4" table:formula="of:=[.$V$3]/[.M12]" office:value-type="float" office:value="3.51345556598999" calcext:value-type="float">
            <text:p>3.51</text:p>
          </table:table-cell>
          <table:table-cell table:style-name="ce4" table:formula="of:=[.$V$3]/[.N12]" office:value-type="float" office:value="2.70761713342348" calcext:value-type="float">
            <text:p>2.71</text:p>
          </table:table-cell>
          <table:table-cell table:style-name="ce4" table:formula="of:=[.$V$3]/[.O12]" office:value-type="float" office:value="2.06384802477733" calcext:value-type="float">
            <text:p>2.06</text:p>
          </table:table-cell>
          <table:table-cell/>
          <table:table-cell table:style-name="ce4" table:formula="of:=[.$AA$3]/[.L12]" office:value-type="float" office:value="14.5335814130176" calcext:value-type="float">
            <text:p>14.53</text:p>
          </table:table-cell>
          <table:table-cell table:style-name="ce4" table:formula="of:=[.$AA$3]/[.M12]" office:value-type="float" office:value="9.68905427534505" calcext:value-type="float">
            <text:p>9.69</text:p>
          </table:table-cell>
          <table:table-cell table:style-name="ce4" table:formula="of:=[.$AA$3]/[.N12]" office:value-type="float" office:value="7.4667941204494" calcext:value-type="float">
            <text:p>7.47</text:p>
          </table:table-cell>
          <table:table-cell table:style-name="ce4" table:formula="of:=[.$AA$3]/[.O12]" office:value-type="float" office:value="5.69147244146143" calcext:value-type="float">
            <text:p>5.69</text:p>
          </table:table-cell>
          <table:table-cell/>
          <table:table-cell table:style-name="ce4" table:formula="of:=[.$AF$3]/[.$L12]" office:value-type="float" office:value="28.8024172157588" calcext:value-type="float">
            <text:p>28.80</text:p>
          </table:table-cell>
          <table:table-cell table:style-name="ce4" table:formula="of:=[.$AF$3]/[.$M12]" office:value-type="float" office:value="19.2016114771725" calcext:value-type="float">
            <text:p>19.20</text:p>
          </table:table-cell>
          <table:table-cell table:style-name="ce4" table:formula="of:=[.$AF$3]/[.$N12]" office:value-type="float" office:value="14.7975721475458" calcext:value-type="float">
            <text:p>14.80</text:p>
          </table:table-cell>
          <table:table-cell table:style-name="ce4" table:formula="of:=[.$AF$3]/[.$O12]" office:value-type="float" office:value="11.2792682802972" calcext:value-type="float">
            <text:p>11.28</text:p>
          </table:table-cell>
          <table:table-cell/>
          <table:table-cell table:style-name="ce4" table:formula="of:=[.$AK$3]/[.$L12]" office:value-type="float" office:value="9.02049402541741" calcext:value-type="float">
            <text:p>9.02</text:p>
          </table:table-cell>
          <table:table-cell table:style-name="ce4" table:formula="of:=[.$AK$3]/[.$M12]" office:value-type="float" office:value="6.01366268361161" calcext:value-type="float">
            <text:p>6.01</text:p>
          </table:table-cell>
          <table:table-cell table:style-name="ce4" table:formula="of:=[.$AK$3]/[.$N12]" office:value-type="float" office:value="4.6343822515906" calcext:value-type="float">
            <text:p>4.63</text:p>
          </table:table-cell>
          <table:table-cell table:style-name="ce4" table:formula="of:=[.$AK$3]/[.$O12]" office:value-type="float" office:value="3.53250115680682" calcext:value-type="float">
            <text:p>3.53</text:p>
          </table:table-cell>
          <table:table-cell/>
          <table:table-cell table:style-name="ce4" table:formula="of:=[.$AP$3]/[.$L12]" office:value-type="float" office:value="24.8758108821621" calcext:value-type="float">
            <text:p>24.88</text:p>
          </table:table-cell>
          <table:table-cell table:style-name="ce4" table:formula="of:=[.$AP$3]/[.$M12]" office:value-type="float" office:value="16.5838739214414" calcext:value-type="float">
            <text:p>16.58</text:p>
          </table:table-cell>
          <table:table-cell table:style-name="ce4" table:formula="of:=[.$AP$3]/[.$N12]" office:value-type="float" office:value="12.7802331137714" calcext:value-type="float">
            <text:p>12.78</text:p>
          </table:table-cell>
          <table:table-cell table:style-name="ce4" table:formula="of:=[.$AP$3]/[.$O12]" office:value-type="float" office:value="9.74157628951804" calcext:value-type="float">
            <text:p>9.74</text:p>
          </table:table-cell>
          <table:table-cell/>
          <table:table-cell table:style-name="ce4" table:formula="of:=[.$AU$3]/[.$L12]" office:value-type="float" office:value="29.0886582059584" calcext:value-type="float">
            <text:p>29.09</text:p>
          </table:table-cell>
          <table:table-cell table:style-name="ce4" table:formula="of:=[.$AU$3]/[.$M12]" office:value-type="float" office:value="19.3924388039723" calcext:value-type="float">
            <text:p>19.39</text:p>
          </table:table-cell>
          <table:table-cell table:style-name="ce4" table:formula="of:=[.$AU$3]/[.$N12]" office:value-type="float" office:value="14.944631738841" calcext:value-type="float">
            <text:p>14.94</text:p>
          </table:table-cell>
          <table:table-cell table:style-name="ce4" table:formula="of:=[.$AU$3]/[.$O12]" office:value-type="float" office:value="11.3913626540816" calcext:value-type="float">
            <text:p>11.39</text:p>
          </table:table-cell>
          <table:table-cell/>
          <table:table-cell table:style-name="ce4" table:formula="of:=[.$AZ$3]/[.$L12]" office:value-type="float" office:value="1.97967384159295" calcext:value-type="float">
            <text:p>1.98</text:p>
          </table:table-cell>
          <table:table-cell table:style-name="ce4" table:formula="of:=[.$AZ$3]/[.$M12]" office:value-type="float" office:value="1.31978256106197" calcext:value-type="float">
            <text:p>1.32</text:p>
          </table:table-cell>
          <table:table-cell table:style-name="ce4" table:formula="of:=[.$AZ$3]/[.$N12]" office:value-type="float" office:value="1.01708013880005" calcext:value-type="float">
            <text:p>1.02</text:p>
          </table:table-cell>
          <table:table-cell table:style-name="ce4" table:formula="of:=[.$AZ$3]/[.$O12]" office:value-type="float" office:value="0.775256889015423" calcext:value-type="float">
            <text:p>0.78</text:p>
          </table:table-cell>
          <table:table-cell/>
          <table:table-cell table:style-name="ce4" table:formula="of:=[.$BE$3]/[.$L12]" office:value-type="float" office:value="32.581244919061" calcext:value-type="float">
            <text:p>32.58</text:p>
          </table:table-cell>
          <table:table-cell table:style-name="ce4" table:formula="of:=[.$BE$3]/[.$M12]" office:value-type="float" office:value="21.7208299460407" calcext:value-type="float">
            <text:p>21.72</text:p>
          </table:table-cell>
          <table:table-cell table:style-name="ce4" table:formula="of:=[.$BE$3]/[.$N12]" office:value-type="float" office:value="16.7389882152974" calcext:value-type="float">
            <text:p>16.74</text:p>
          </table:table-cell>
          <table:table-cell table:style-name="ce4" table:formula="of:=[.$BE$3]/[.$O12]" office:value-type="float" office:value="12.7590889193526" calcext:value-type="float">
            <text:p>12.76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4" table:formula="of:=[.B13]*[.$H$1]" office:value-type="float" office:value="8.97524704724411" calcext:value-type="float">
            <text:p>8.98</text:p>
          </table:table-cell>
          <table:table-cell table:style-name="ce4" table:formula="of:=[.C13]*[.$H$1]" office:value-type="float" office:value="13.0615383858268" calcext:value-type="float">
            <text:p>13.06</text:p>
          </table:table-cell>
          <table:table-cell table:style-name="ce4" table:formula="of:=[.D13]*[.$H$1]" office:value-type="float" office:value="16.7829822834646" calcext:value-type="float">
            <text:p>16.78</text:p>
          </table:table-cell>
          <table:table-cell table:style-name="ce4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4" table:formula="of:=[.$Q$3]/[.L13]" office:value-type="float" office:value="15.3227688313079" calcext:value-type="float">
            <text:p>15.32</text:p>
          </table:table-cell>
          <table:table-cell table:style-name="ce4" table:formula="of:=[.$Q$3]/[.M13]" office:value-type="float" office:value="10.5290534427423" calcext:value-type="float">
            <text:p>10.53</text:p>
          </table:table-cell>
          <table:table-cell table:style-name="ce4" table:formula="of:=[.$Q$3]/[.N13]" office:value-type="float" office:value="8.19435028804725" calcext:value-type="float">
            <text:p>8.19</text:p>
          </table:table-cell>
          <table:table-cell table:style-name="ce4" table:formula="of:=[.$Q$3]/[.O13]" office:value-type="float" office:value="6.34579315235982" calcext:value-type="float">
            <text:p>6.35</text:p>
          </table:table-cell>
          <table:table-cell/>
          <table:table-cell table:style-name="ce4" table:formula="of:=[.$V$3]/[.L13]" office:value-type="float" office:value="4.79886613891315" calcext:value-type="float">
            <text:p>4.80</text:p>
          </table:table-cell>
          <table:table-cell table:style-name="ce4" table:formula="of:=[.$V$3]/[.M13]" office:value-type="float" office:value="3.29754488875038" calcext:value-type="float">
            <text:p>3.30</text:p>
          </table:table-cell>
          <table:table-cell table:style-name="ce4" table:formula="of:=[.$V$3]/[.N13]" office:value-type="float" office:value="2.56635015254921" calcext:value-type="float">
            <text:p>2.57</text:p>
          </table:table-cell>
          <table:table-cell table:style-name="ce4" table:formula="of:=[.$V$3]/[.O13]" office:value-type="float" office:value="1.98740920904484" calcext:value-type="float">
            <text:p>1.99</text:p>
          </table:table-cell>
          <table:table-cell/>
          <table:table-cell table:style-name="ce4" table:formula="of:=[.$AA$3]/[.L13]" office:value-type="float" office:value="13.2338302297396" calcext:value-type="float">
            <text:p>13.23</text:p>
          </table:table-cell>
          <table:table-cell table:style-name="ce4" table:formula="of:=[.$AA$3]/[.M13]" office:value-type="float" office:value="9.09363753216742" calcext:value-type="float">
            <text:p>9.09</text:p>
          </table:table-cell>
          <table:table-cell table:style-name="ce4" table:formula="of:=[.$AA$3]/[.N13]" office:value-type="float" office:value="7.07722225329552" calcext:value-type="float">
            <text:p>7.08</text:p>
          </table:table-cell>
          <table:table-cell table:style-name="ce4" table:formula="of:=[.$AA$3]/[.O13]" office:value-type="float" office:value="5.48067716585175" calcext:value-type="float">
            <text:p>5.48</text:p>
          </table:table-cell>
          <table:table-cell/>
          <table:table-cell table:style-name="ce4" table:formula="of:=[.$AF$3]/[.$L13]" office:value-type="float" office:value="26.2265912858942" calcext:value-type="float">
            <text:p>26.23</text:p>
          </table:table-cell>
          <table:table-cell table:style-name="ce4" table:formula="of:=[.$AF$3]/[.$M13]" office:value-type="float" office:value="18.0216241796927" calcext:value-type="float">
            <text:p>18.02</text:p>
          </table:table-cell>
          <table:table-cell table:style-name="ce4" table:formula="of:=[.$AF$3]/[.$N13]" office:value-type="float" office:value="14.0255249050652" calcext:value-type="float">
            <text:p>14.03</text:p>
          </table:table-cell>
          <table:table-cell table:style-name="ce4" table:formula="of:=[.$AF$3]/[.$O13]" office:value-type="float" office:value="10.8615176032491" calcext:value-type="float">
            <text:p>10.86</text:p>
          </table:table-cell>
          <table:table-cell/>
          <table:table-cell table:style-name="ce4" table:formula="of:=[.$AK$3]/[.$L13]" office:value-type="float" office:value="8.21378317761585" calcext:value-type="float">
            <text:p>8.21</text:p>
          </table:table-cell>
          <table:table-cell table:style-name="ce4" table:formula="of:=[.$AK$3]/[.$M13]" office:value-type="float" office:value="5.64410799355726" calcext:value-type="float">
            <text:p>5.64</text:p>
          </table:table-cell>
          <table:table-cell table:style-name="ce4" table:formula="of:=[.$AK$3]/[.$N13]" office:value-type="float" office:value="4.39258839498587" calcext:value-type="float">
            <text:p>4.39</text:p>
          </table:table-cell>
          <table:table-cell table:style-name="ce4" table:formula="of:=[.$AK$3]/[.$O13]" office:value-type="float" office:value="3.40166778062879" calcext:value-type="float">
            <text:p>3.40</text:p>
          </table:table-cell>
          <table:table-cell/>
          <table:table-cell table:style-name="ce4" table:formula="of:=[.$AP$3]/[.$L13]" office:value-type="float" office:value="22.6511448683102" calcext:value-type="float">
            <text:p>22.65</text:p>
          </table:table-cell>
          <table:table-cell table:style-name="ce4" table:formula="of:=[.$AP$3]/[.$M13]" office:value-type="float" office:value="15.5647531776657" calcext:value-type="float">
            <text:p>15.56</text:p>
          </table:table-cell>
          <table:table-cell table:style-name="ce4" table:formula="of:=[.$AP$3]/[.$N13]" office:value-type="float" office:value="12.1134383426181" calcext:value-type="float">
            <text:p>12.11</text:p>
          </table:table-cell>
          <table:table-cell table:style-name="ce4" table:formula="of:=[.$AP$3]/[.$O13]" office:value-type="float" office:value="9.38077716768404" calcext:value-type="float">
            <text:p>9.38</text:p>
          </table:table-cell>
          <table:table-cell/>
          <table:table-cell table:style-name="ce4" table:formula="of:=[.$AU$3]/[.$L13]" office:value-type="float" office:value="26.4872334883524" calcext:value-type="float">
            <text:p>26.49</text:p>
          </table:table-cell>
          <table:table-cell table:style-name="ce4" table:formula="of:=[.$AU$3]/[.$M13]" office:value-type="float" office:value="18.2007246875271" calcext:value-type="float">
            <text:p>18.20</text:p>
          </table:table-cell>
          <table:table-cell table:style-name="ce4" table:formula="of:=[.$AU$3]/[.$N13]" office:value-type="float" office:value="14.1649118220319" calcext:value-type="float">
            <text:p>14.16</text:p>
          </table:table-cell>
          <table:table-cell table:style-name="ce4" table:formula="of:=[.$AU$3]/[.$O13]" office:value-type="float" office:value="10.9694603335601" calcext:value-type="float">
            <text:p>10.97</text:p>
          </table:table-cell>
          <table:table-cell/>
          <table:table-cell table:style-name="ce4" table:formula="of:=[.$AZ$3]/[.$L13]" office:value-type="float" office:value="1.80262983949928" calcext:value-type="float">
            <text:p>1.80</text:p>
          </table:table-cell>
          <table:table-cell table:style-name="ce4" table:formula="of:=[.$AZ$3]/[.$M13]" office:value-type="float" office:value="1.23867860479559" calcext:value-type="float">
            <text:p>1.24</text:p>
          </table:table-cell>
          <table:table-cell table:style-name="ce4" table:formula="of:=[.$AZ$3]/[.$N13]" office:value-type="float" office:value="0.964015088080047" calcext:value-type="float">
            <text:p>0.96</text:p>
          </table:table-cell>
          <table:table-cell table:style-name="ce4" table:formula="of:=[.$AZ$3]/[.$O13]" office:value-type="float" office:value="0.746543670903741" calcext:value-type="float">
            <text:p>0.75</text:p>
          </table:table-cell>
          <table:table-cell/>
          <table:table-cell table:style-name="ce4" table:formula="of:=[.$BE$3]/[.$L13]" office:value-type="float" office:value="29.6674750482507" calcext:value-type="float">
            <text:p>29.67</text:p>
          </table:table-cell>
          <table:table-cell table:style-name="ce4" table:formula="of:=[.$BE$3]/[.$M13]" office:value-type="float" office:value="20.386030340418" calcext:value-type="float">
            <text:p>20.39</text:p>
          </table:table-cell>
          <table:table-cell table:style-name="ce4" table:formula="of:=[.$BE$3]/[.$N13]" office:value-type="float" office:value="15.8656496997167" calcext:value-type="float">
            <text:p>15.87</text:p>
          </table:table-cell>
          <table:table-cell table:style-name="ce4" table:formula="of:=[.$BE$3]/[.$O13]" office:value-type="float" office:value="12.2865300704877" calcext:value-type="float">
            <text:p>12.29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4" table:formula="of:=[.B14]*[.$H$1]" office:value-type="float" office:value="9.77791141732285" calcext:value-type="float">
            <text:p>9.78</text:p>
          </table:table-cell>
          <table:table-cell table:style-name="ce4" table:formula="of:=[.C14]*[.$H$1]" office:value-type="float" office:value="14.3020196850394" calcext:value-type="float">
            <text:p>14.30</text:p>
          </table:table-cell>
          <table:table-cell table:style-name="ce4" table:formula="of:=[.D14]*[.$H$1]" office:value-type="float" office:value="18.3883110236221" calcext:value-type="float">
            <text:p>18.39</text:p>
          </table:table-cell>
          <table:table-cell table:style-name="ce4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4" table:formula="of:=[.$Q$3]/[.L14]" office:value-type="float" office:value="14.0649295988871" calcext:value-type="float">
            <text:p>14.06</text:p>
          </table:table-cell>
          <table:table-cell table:style-name="ce4" table:formula="of:=[.$Q$3]/[.M14]" office:value-type="float" office:value="9.61581921556565" calcext:value-type="float">
            <text:p>9.62</text:p>
          </table:table-cell>
          <table:table-cell table:style-name="ce4" table:formula="of:=[.$Q$3]/[.N14]" office:value-type="float" office:value="7.47897050099551" calcext:value-type="float">
            <text:p>7.48</text:p>
          </table:table-cell>
          <table:table-cell table:style-name="ce4" table:formula="of:=[.$Q$3]/[.O14]" office:value-type="float" office:value="5.74603831174045" calcext:value-type="float">
            <text:p>5.75</text:p>
          </table:table-cell>
          <table:table-cell/>
          <table:table-cell table:style-name="ce4" table:formula="of:=[.$V$3]/[.L14]" office:value-type="float" office:value="4.4049293663158" calcext:value-type="float">
            <text:p>4.40</text:p>
          </table:table-cell>
          <table:table-cell table:style-name="ce4" table:formula="of:=[.$V$3]/[.M14]" office:value-type="float" office:value="3.01153334227713" calcext:value-type="float">
            <text:p>3.01</text:p>
          </table:table-cell>
          <table:table-cell table:style-name="ce4" table:formula="of:=[.$V$3]/[.N14]" office:value-type="float" office:value="2.34230371065999" calcext:value-type="float">
            <text:p>2.34</text:p>
          </table:table-cell>
          <table:table-cell table:style-name="ce4" table:formula="of:=[.$V$3]/[.O14]" office:value-type="float" office:value="1.79957480209243" calcext:value-type="float">
            <text:p>1.80</text:p>
          </table:table-cell>
          <table:table-cell/>
          <table:table-cell table:style-name="ce4" table:formula="of:=[.$AA$3]/[.L14]" office:value-type="float" office:value="12.1474710317759" calcext:value-type="float">
            <text:p>12.15</text:p>
          </table:table-cell>
          <table:table-cell table:style-name="ce4" table:formula="of:=[.$AA$3]/[.M14]" office:value-type="float" office:value="8.30490366458147" calcext:value-type="float">
            <text:p>8.30</text:p>
          </table:table-cell>
          <table:table-cell table:style-name="ce4" table:formula="of:=[.$AA$3]/[.N14]" office:value-type="float" office:value="6.4593695168967" calcext:value-type="float">
            <text:p>6.46</text:p>
          </table:table-cell>
          <table:table-cell table:style-name="ce4" table:formula="of:=[.$AA$3]/[.O14]" office:value-type="float" office:value="4.96268633615234" calcext:value-type="float">
            <text:p>4.96</text:p>
          </table:table-cell>
          <table:table-cell/>
          <table:table-cell table:style-name="ce4" table:formula="of:=[.$AF$3]/[.$L14]" office:value-type="float" office:value="24.073662150485" calcext:value-type="float">
            <text:p>24.07</text:p>
          </table:table-cell>
          <table:table-cell table:style-name="ce4" table:formula="of:=[.$AF$3]/[.$M14]" office:value-type="float" office:value="16.4585241232907" calcext:value-type="float">
            <text:p>16.46</text:p>
          </table:table-cell>
          <table:table-cell table:style-name="ce4" table:formula="of:=[.$AF$3]/[.$N14]" office:value-type="float" office:value="12.801074318115" calcext:value-type="float">
            <text:p>12.80</text:p>
          </table:table-cell>
          <table:table-cell table:style-name="ce4" table:formula="of:=[.$AF$3]/[.$O14]" office:value-type="float" office:value="9.83497173221033" calcext:value-type="float">
            <text:p>9.83</text:p>
          </table:table-cell>
          <table:table-cell/>
          <table:table-cell table:style-name="ce4" table:formula="of:=[.$AK$3]/[.$L14]" office:value-type="float" office:value="7.53951739437873" calcext:value-type="float">
            <text:p>7.54</text:p>
          </table:table-cell>
          <table:table-cell table:style-name="ce4" table:formula="of:=[.$AK$3]/[.$M14]" office:value-type="float" office:value="5.15456801452423" calcext:value-type="float">
            <text:p>5.15</text:p>
          </table:table-cell>
          <table:table-cell table:style-name="ce4" table:formula="of:=[.$AK$3]/[.$N14]" office:value-type="float" office:value="4.00910845574107" calcext:value-type="float">
            <text:p>4.01</text:p>
          </table:table-cell>
          <table:table-cell table:style-name="ce4" table:formula="of:=[.$AK$3]/[.$O14]" office:value-type="float" office:value="3.08016869160594" calcext:value-type="float">
            <text:p>3.08</text:p>
          </table:table-cell>
          <table:table-cell/>
          <table:table-cell table:style-name="ce4" table:formula="of:=[.$AP$3]/[.$L14]" office:value-type="float" office:value="20.7917225283743" calcext:value-type="float">
            <text:p>20.79</text:p>
          </table:table-cell>
          <table:table-cell table:style-name="ce4" table:formula="of:=[.$AP$3]/[.$M14]" office:value-type="float" office:value="14.2147490755212" calcext:value-type="float">
            <text:p>14.21</text:p>
          </table:table-cell>
          <table:table-cell table:style-name="ce4" table:formula="of:=[.$AP$3]/[.$N14]" office:value-type="float" office:value="11.0559159476276" calcext:value-type="float">
            <text:p>11.06</text:p>
          </table:table-cell>
          <table:table-cell table:style-name="ce4" table:formula="of:=[.$AP$3]/[.$O14]" office:value-type="float" office:value="8.49417932561634" calcext:value-type="float">
            <text:p>8.49</text:p>
          </table:table-cell>
          <table:table-cell/>
          <table:table-cell table:style-name="ce4" table:formula="of:=[.$AU$3]/[.$L14]" office:value-type="float" office:value="24.3129083512488" calcext:value-type="float">
            <text:p>24.31</text:p>
          </table:table-cell>
          <table:table-cell table:style-name="ce4" table:formula="of:=[.$AU$3]/[.$M14]" office:value-type="float" office:value="16.6220904034048" calcext:value-type="float">
            <text:p>16.62</text:p>
          </table:table-cell>
          <table:table-cell table:style-name="ce4" table:formula="of:=[.$AU$3]/[.$N14]" office:value-type="float" office:value="12.9282925359815" calcext:value-type="float">
            <text:p>12.93</text:p>
          </table:table-cell>
          <table:table-cell table:style-name="ce4" table:formula="of:=[.$AU$3]/[.$O14]" office:value-type="float" office:value="9.93271255813214" calcext:value-type="float">
            <text:p>9.93</text:p>
          </table:table-cell>
          <table:table-cell/>
          <table:table-cell table:style-name="ce4" table:formula="of:=[.$AZ$3]/[.$L14]" office:value-type="float" office:value="1.65465276312247" calcext:value-type="float">
            <text:p>1.65</text:p>
          </table:table-cell>
          <table:table-cell table:style-name="ce4" table:formula="of:=[.$AZ$3]/[.$M14]" office:value-type="float" office:value="1.13124219519597" calcext:value-type="float">
            <text:p>1.13</text:p>
          </table:table-cell>
          <table:table-cell table:style-name="ce4" table:formula="of:=[.$AZ$3]/[.$N14]" office:value-type="float" office:value="0.87985504070798" calcext:value-type="float">
            <text:p>0.88</text:p>
          </table:table-cell>
          <table:table-cell table:style-name="ce4" table:formula="of:=[.$AZ$3]/[.$O14]" office:value-type="float" office:value="0.675986189812229" calcext:value-type="float">
            <text:p>0.68</text:p>
          </table:table-cell>
          <table:table-cell/>
          <table:table-cell table:style-name="ce4" table:formula="of:=[.$BE$3]/[.$L14]" office:value-type="float" office:value="27.2320853054838" calcext:value-type="float">
            <text:p>27.23</text:p>
          </table:table-cell>
          <table:table-cell table:style-name="ce4" table:formula="of:=[.$BE$3]/[.$M14]" office:value-type="float" office:value="18.6178542394634" calcext:value-type="float">
            <text:p>18.62</text:p>
          </table:table-cell>
          <table:table-cell table:style-name="ce4" table:formula="of:=[.$BE$3]/[.$N14]" office:value-type="float" office:value="14.4805532973604" calcext:value-type="float">
            <text:p>14.48</text:p>
          </table:table-cell>
          <table:table-cell table:style-name="ce4" table:formula="of:=[.$BE$3]/[.$O14]" office:value-type="float" office:value="11.125303143094" calcext:value-type="float">
            <text:p>11.13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4" table:formula="of:=[.B15]*[.$H$1]" office:value-type="float" office:value="10.6535452755906" calcext:value-type="float">
            <text:p>10.65</text:p>
          </table:table-cell>
          <table:table-cell table:style-name="ce4" table:formula="of:=[.C15]*[.$H$1]" office:value-type="float" office:value="15.542500984252" calcext:value-type="float">
            <text:p>15.54</text:p>
          </table:table-cell>
          <table:table-cell table:style-name="ce4" table:formula="of:=[.D15]*[.$H$1]" office:value-type="float" office:value="19.9936397637796" calcext:value-type="float">
            <text:p>19.99</text:p>
          </table:table-cell>
          <table:table-cell table:style-name="ce4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4" table:formula="of:=[.$Q$3]/[.L15]" office:value-type="float" office:value="12.9089079880196" calcext:value-type="float">
            <text:p>12.91</text:p>
          </table:table-cell>
          <table:table-cell table:style-name="ce4" table:formula="of:=[.$Q$3]/[.M15]" office:value-type="float" office:value="8.84835946596651" calcext:value-type="float">
            <text:p>8.85</text:p>
          </table:table-cell>
          <table:table-cell table:style-name="ce4" table:formula="of:=[.$Q$3]/[.N15]" office:value-type="float" office:value="6.87846921989368" calcext:value-type="float">
            <text:p>6.88</text:p>
          </table:table-cell>
          <table:table-cell table:style-name="ce4" table:formula="of:=[.$Q$3]/[.O15]" office:value-type="float" office:value="5.26452672137114" calcext:value-type="float">
            <text:p>5.26</text:p>
          </table:table-cell>
          <table:table-cell/>
          <table:table-cell table:style-name="ce4" table:formula="of:=[.$V$3]/[.L15]" office:value-type="float" office:value="4.04288037730355" calcext:value-type="float">
            <text:p>4.04</text:p>
          </table:table-cell>
          <table:table-cell table:style-name="ce4" table:formula="of:=[.$V$3]/[.M15]" office:value-type="float" office:value="2.77117622106252" calcext:value-type="float">
            <text:p>2.77</text:p>
          </table:table-cell>
          <table:table-cell table:style-name="ce4" table:formula="of:=[.$V$3]/[.N15]" office:value-type="float" office:value="2.15423552951211" calcext:value-type="float">
            <text:p>2.15</text:p>
          </table:table-cell>
          <table:table-cell table:style-name="ce4" table:formula="of:=[.$V$3]/[.O15]" office:value-type="float" office:value="1.64877244437519" calcext:value-type="float">
            <text:p>1.65</text:p>
          </table:table-cell>
          <table:table-cell/>
          <table:table-cell table:style-name="ce4" table:formula="of:=[.$AA$3]/[.L15]" office:value-type="float" office:value="11.1490487551916" calcext:value-type="float">
            <text:p>11.15</text:p>
          </table:table-cell>
          <table:table-cell table:style-name="ce4" table:formula="of:=[.$AA$3]/[.M15]" office:value-type="float" office:value="7.64207097773694" calcext:value-type="float">
            <text:p>7.64</text:p>
          </table:table-cell>
          <table:table-cell table:style-name="ce4" table:formula="of:=[.$AA$3]/[.N15]" office:value-type="float" office:value="5.94073400824076" calcext:value-type="float">
            <text:p>5.94</text:p>
          </table:table-cell>
          <table:table-cell table:style-name="ce4" table:formula="of:=[.$AA$3]/[.O15]" office:value-type="float" office:value="4.54681876608371" calcext:value-type="float">
            <text:p>4.55</text:p>
          </table:table-cell>
          <table:table-cell/>
          <table:table-cell table:style-name="ce4" table:formula="of:=[.$AF$3]/[.$L15]" office:value-type="float" office:value="22.0950049874314" calcext:value-type="float">
            <text:p>22.10</text:p>
          </table:table-cell>
          <table:table-cell table:style-name="ce4" table:formula="of:=[.$AF$3]/[.$M15]" office:value-type="float" office:value="15.1449329960798" calcext:value-type="float">
            <text:p>15.14</text:p>
          </table:table-cell>
          <table:table-cell table:style-name="ce4" table:formula="of:=[.$AF$3]/[.$N15]" office:value-type="float" office:value="11.7732508327189" calcext:value-type="float">
            <text:p>11.77</text:p>
          </table:table-cell>
          <table:table-cell table:style-name="ce4" table:formula="of:=[.$AF$3]/[.$O15]" office:value-type="float" office:value="9.01081208984633" calcext:value-type="float">
            <text:p>9.01</text:p>
          </table:table-cell>
          <table:table-cell/>
          <table:table-cell table:style-name="ce4" table:formula="of:=[.$AK$3]/[.$L15]" office:value-type="float" office:value="6.91983103319692" calcext:value-type="float">
            <text:p>6.92</text:p>
          </table:table-cell>
          <table:table-cell table:style-name="ce4" table:formula="of:=[.$AK$3]/[.$M15]" office:value-type="float" office:value="4.74317056735563" calcext:value-type="float">
            <text:p>4.74</text:p>
          </table:table-cell>
          <table:table-cell table:style-name="ce4" table:formula="of:=[.$AK$3]/[.$N15]" office:value-type="float" office:value="3.68720923666697" calcext:value-type="float">
            <text:p>3.69</text:p>
          </table:table-cell>
          <table:table-cell table:style-name="ce4" table:formula="of:=[.$AK$3]/[.$O15]" office:value-type="float" office:value="2.82205399677863" calcext:value-type="float">
            <text:p>2.82</text:p>
          </table:table-cell>
          <table:table-cell/>
          <table:table-cell table:style-name="ce4" table:formula="of:=[.$AP$3]/[.$L15]" office:value-type="float" office:value="19.0828138274121" calcext:value-type="float">
            <text:p>19.08</text:p>
          </table:table-cell>
          <table:table-cell table:style-name="ce4" table:formula="of:=[.$AP$3]/[.$M15]" office:value-type="float" office:value="13.0802385859256" calcext:value-type="float">
            <text:p>13.08</text:p>
          </table:table-cell>
          <table:table-cell table:style-name="ce4" table:formula="of:=[.$AP$3]/[.$N15]" office:value-type="float" office:value="10.1682146671612" calcext:value-type="float">
            <text:p>10.17</text:p>
          </table:table-cell>
          <table:table-cell table:style-name="ce4" table:formula="of:=[.$AP$3]/[.$O15]" office:value-type="float" office:value="7.78237658883285" calcext:value-type="float">
            <text:p>7.78</text:p>
          </table:table-cell>
          <table:table-cell/>
          <table:table-cell table:style-name="ce4" table:formula="of:=[.$AU$3]/[.$L15]" office:value-type="float" office:value="22.3145871168996" calcext:value-type="float">
            <text:p>22.31</text:p>
          </table:table-cell>
          <table:table-cell table:style-name="ce4" table:formula="of:=[.$AU$3]/[.$M15]" office:value-type="float" office:value="15.295444690457" calcext:value-type="float">
            <text:p>15.30</text:p>
          </table:table-cell>
          <table:table-cell table:style-name="ce4" table:formula="of:=[.$AU$3]/[.$N15]" office:value-type="float" office:value="11.8902544491509" calcext:value-type="float">
            <text:p>11.89</text:p>
          </table:table-cell>
          <table:table-cell table:style-name="ce4" table:formula="of:=[.$AU$3]/[.$O15]" office:value-type="float" office:value="9.10036234376353" calcext:value-type="float">
            <text:p>9.10</text:p>
          </table:table-cell>
          <table:table-cell/>
          <table:table-cell table:style-name="ce4" table:formula="of:=[.$AZ$3]/[.$L15]" office:value-type="float" office:value="1.51865390587953" calcext:value-type="float">
            <text:p>1.52</text:p>
          </table:table-cell>
          <table:table-cell table:style-name="ce4" table:formula="of:=[.$AZ$3]/[.$M15]" office:value-type="float" office:value="1.04095525942916" calcext:value-type="float">
            <text:p>1.04</text:p>
          </table:table-cell>
          <table:table-cell table:style-name="ce4" table:formula="of:=[.$AZ$3]/[.$N15]" office:value-type="float" office:value="0.809209745468653" calcext:value-type="float">
            <text:p>0.81</text:p>
          </table:table-cell>
          <table:table-cell table:style-name="ce4" table:formula="of:=[.$AZ$3]/[.$O15]" office:value-type="float" office:value="0.619339302397796" calcext:value-type="float">
            <text:p>0.62</text:p>
          </table:table-cell>
          <table:table-cell/>
          <table:table-cell table:style-name="ce4" table:formula="of:=[.$BE$3]/[.$L15]" office:value-type="float" office:value="24.9938317187317" calcext:value-type="float">
            <text:p>24.99</text:p>
          </table:table-cell>
          <table:table-cell table:style-name="ce4" table:formula="of:=[.$BE$3]/[.$M15]" office:value-type="float" office:value="17.1319222109616" calcext:value-type="float">
            <text:p>17.13</text:p>
          </table:table-cell>
          <table:table-cell table:style-name="ce4" table:formula="of:=[.$BE$3]/[.$N15]" office:value-type="float" office:value="13.3178811347987" calcext:value-type="float">
            <text:p>13.32</text:p>
          </table:table-cell>
          <table:table-cell table:style-name="ce4" table:formula="of:=[.$BE$3]/[.$O15]" office:value-type="float" office:value="10.193015170209" calcext:value-type="float">
            <text:p>10.19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4" table:formula="of:=[.B16]*[.$H$1]" office:value-type="float" office:value="12.6966909448819" calcext:value-type="float">
            <text:p>12.70</text:p>
          </table:table-cell>
          <table:table-cell table:style-name="ce4" table:formula="of:=[.C16]*[.$H$1]" office:value-type="float" office:value="18.8261279527559" calcext:value-type="float">
            <text:p>18.83</text:p>
          </table:table-cell>
          <table:table-cell table:style-name="ce4" table:formula="of:=[.D16]*[.$H$1]" office:value-type="float" office:value="24.5177480314961" calcext:value-type="float">
            <text:p>24.52</text:p>
          </table:table-cell>
          <table:table-cell table:style-name="ce4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4" table:formula="of:=[.$Q$3]/[.L16]" office:value-type="float" office:value="10.8316124497176" calcext:value-type="float">
            <text:p>10.83</text:p>
          </table:table-cell>
          <table:table-cell table:style-name="ce4" table:formula="of:=[.$Q$3]/[.M16]" office:value-type="float" office:value="7.30504095446073" calcext:value-type="float">
            <text:p>7.31</text:p>
          </table:table-cell>
          <table:table-cell table:style-name="ce4" table:formula="of:=[.$Q$3]/[.N16]" office:value-type="float" office:value="5.60922787574663" calcext:value-type="float">
            <text:p>5.61</text:p>
          </table:table-cell>
          <table:table-cell table:style-name="ce4" table:formula="of:=[.$Q$3]/[.O16]" office:value-type="float" office:value="4.37285514211338" calcext:value-type="float">
            <text:p>4.37</text:p>
          </table:table-cell>
          <table:table-cell/>
          <table:table-cell table:style-name="ce4" table:formula="of:=[.$V$3]/[.L16]" office:value-type="float" office:value="3.39230192578343" calcext:value-type="float">
            <text:p>3.39</text:p>
          </table:table-cell>
          <table:table-cell table:style-name="ce4" table:formula="of:=[.$V$3]/[.M16]" office:value-type="float" office:value="2.28783153134232" calcext:value-type="float">
            <text:p>2.29</text:p>
          </table:table-cell>
          <table:table-cell table:style-name="ce4" table:formula="of:=[.$V$3]/[.N16]" office:value-type="float" office:value="1.75672778299499" calcext:value-type="float">
            <text:p>1.76</text:p>
          </table:table-cell>
          <table:table-cell table:style-name="ce4" table:formula="of:=[.$V$3]/[.O16]" office:value-type="float" office:value="1.36951400252046" calcext:value-type="float">
            <text:p>1.37</text:p>
          </table:table-cell>
          <table:table-cell/>
          <table:table-cell table:style-name="ce4" table:formula="of:=[.$AA$3]/[.L16]" office:value-type="float" office:value="9.35494895550557" calcext:value-type="float">
            <text:p>9.35</text:p>
          </table:table-cell>
          <table:table-cell table:style-name="ce4" table:formula="of:=[.$AA$3]/[.M16]" office:value-type="float" office:value="6.30915162115492" calcext:value-type="float">
            <text:p>6.31</text:p>
          </table:table-cell>
          <table:table-cell table:style-name="ce4" table:formula="of:=[.$AA$3]/[.N16]" office:value-type="float" office:value="4.84452713767253" calcext:value-type="float">
            <text:p>4.84</text:p>
          </table:table-cell>
          <table:table-cell table:style-name="ce4" table:formula="of:=[.$AA$3]/[.O16]" office:value-type="float" office:value="3.77670793099297" calcext:value-type="float">
            <text:p>3.78</text:p>
          </table:table-cell>
          <table:table-cell/>
          <table:table-cell table:style-name="ce4" table:formula="of:=[.$AF$3]/[.$L16]" office:value-type="float" office:value="18.5394869434769" calcext:value-type="float">
            <text:p>18.54</text:p>
          </table:table-cell>
          <table:table-cell table:style-name="ce4" table:formula="of:=[.$AF$3]/[.$M16]" office:value-type="float" office:value="12.5033749153682" calcext:value-type="float">
            <text:p>12.50</text:p>
          </table:table-cell>
          <table:table-cell table:style-name="ce4" table:formula="of:=[.$AF$3]/[.$N16]" office:value-type="float" office:value="9.60080573858627" calcext:value-type="float">
            <text:p>9.60</text:p>
          </table:table-cell>
          <table:table-cell table:style-name="ce4" table:formula="of:=[.$AF$3]/[.$O16]" office:value-type="float" office:value="7.48461885885148" calcext:value-type="float">
            <text:p>7.48</text:p>
          </table:table-cell>
          <table:table-cell/>
          <table:table-cell table:style-name="ce4" table:formula="of:=[.$AK$3]/[.$L16]" office:value-type="float" office:value="5.80629500486638" calcext:value-type="float">
            <text:p>5.81</text:p>
          </table:table-cell>
          <table:table-cell table:style-name="ce4" table:formula="of:=[.$AK$3]/[.$M16]" office:value-type="float" office:value="3.915873375375" calcext:value-type="float">
            <text:p>3.92</text:p>
          </table:table-cell>
          <table:table-cell table:style-name="ce4" table:formula="of:=[.$AK$3]/[.$N16]" office:value-type="float" office:value="3.0068313418058" calcext:value-type="float">
            <text:p>3.01</text:p>
          </table:table-cell>
          <table:table-cell table:style-name="ce4" table:formula="of:=[.$AK$3]/[.$O16]" office:value-type="float" office:value="2.34407269337993" calcext:value-type="float">
            <text:p>2.34</text:p>
          </table:table-cell>
          <table:table-cell/>
          <table:table-cell table:style-name="ce4" table:formula="of:=[.$AP$3]/[.$L16]" office:value-type="float" office:value="16.0120162000124" calcext:value-type="float">
            <text:p>16.01</text:p>
          </table:table-cell>
          <table:table-cell table:style-name="ce4" table:formula="of:=[.$AP$3]/[.$M16]" office:value-type="float" office:value="10.7988016232642" calcext:value-type="float">
            <text:p>10.80</text:p>
          </table:table-cell>
          <table:table-cell table:style-name="ce4" table:formula="of:=[.$AP$3]/[.$N16]" office:value-type="float" office:value="8.29193696072071" calcext:value-type="float">
            <text:p>8.29</text:p>
          </table:table-cell>
          <table:table-cell table:style-name="ce4" table:formula="of:=[.$AP$3]/[.$O16]" office:value-type="float" office:value="6.46424783944817" calcext:value-type="float">
            <text:p>6.46</text:p>
          </table:table-cell>
          <table:table-cell/>
          <table:table-cell table:style-name="ce4" table:formula="of:=[.$AU$3]/[.$L16]" office:value-type="float" office:value="18.7237340176284" calcext:value-type="float">
            <text:p>18.72</text:p>
          </table:table-cell>
          <table:table-cell table:style-name="ce4" table:formula="of:=[.$AU$3]/[.$M16]" office:value-type="float" office:value="12.6276345700285" calcext:value-type="float">
            <text:p>12.63</text:p>
          </table:table-cell>
          <table:table-cell table:style-name="ce4" table:formula="of:=[.$AU$3]/[.$N16]" office:value-type="float" office:value="9.69621940198614" calcext:value-type="float">
            <text:p>9.70</text:p>
          </table:table-cell>
          <table:table-cell table:style-name="ce4" table:formula="of:=[.$AU$3]/[.$O16]" office:value-type="float" office:value="7.55900166836971" calcext:value-type="float">
            <text:p>7.56</text:p>
          </table:table-cell>
          <table:table-cell/>
          <table:table-cell table:style-name="ce4" table:formula="of:=[.$AZ$3]/[.$L16]" office:value-type="float" office:value="1.27427281757707" calcext:value-type="float">
            <text:p>1.27</text:p>
          </table:table-cell>
          <table:table-cell table:style-name="ce4" table:formula="of:=[.$AZ$3]/[.$M16]" office:value-type="float" office:value="0.859393295575236" calcext:value-type="float">
            <text:p>0.86</text:p>
          </table:table-cell>
          <table:table-cell table:style-name="ce4" table:formula="of:=[.$AZ$3]/[.$N16]" office:value-type="float" office:value="0.659891280530985" calcext:value-type="float">
            <text:p>0.66</text:p>
          </table:table-cell>
          <table:table-cell table:style-name="ce4" table:formula="of:=[.$AZ$3]/[.$O16]" office:value-type="float" office:value="0.514439606168007" calcext:value-type="float">
            <text:p>0.51</text:p>
          </table:table-cell>
          <table:table-cell/>
          <table:table-cell table:style-name="ce4" table:formula="of:=[.$BE$3]/[.$L16]" office:value-type="float" office:value="20.9718358099703" calcext:value-type="float">
            <text:p>20.97</text:p>
          </table:table-cell>
          <table:table-cell table:style-name="ce4" table:formula="of:=[.$BE$3]/[.$M16]" office:value-type="float" office:value="14.1437962439335" calcext:value-type="float">
            <text:p>14.14</text:p>
          </table:table-cell>
          <table:table-cell table:style-name="ce4" table:formula="of:=[.$BE$3]/[.$N16]" office:value-type="float" office:value="10.8604149730203" calcext:value-type="float">
            <text:p>10.86</text:p>
          </table:table-cell>
          <table:table-cell table:style-name="ce4" table:formula="of:=[.$BE$3]/[.$O16]" office:value-type="float" office:value="8.46658800680935" calcext:value-type="float">
            <text:p>8.47</text:p>
          </table:table-cell>
        </table:table-row>
        <table:table-row table:style-name="ro1">
          <table:table-cell/>
          <table:table-cell table:style-name="ce3" office:value-type="float" office:value="950" calcext:value-type="float">
            <text:p>950</text:p>
          </table:table-cell>
          <table:table-cell table:style-name="ce6" office:value-type="float" office:value="1430" calcext:value-type="float">
            <text:p>1430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2435" calcext:value-type="float">
            <text:p>2435</text:p>
          </table:table-cell>
          <table:table-cell table:style-name="ce6"/>
          <table:table-cell table:style-name="ce7" table:formula="of:=[.B17]*[.$H$1]" office:value-type="float" office:value="13.8642027559055" calcext:value-type="float">
            <text:p>13.86</text:p>
          </table:table-cell>
          <table:table-cell table:style-name="ce7" table:formula="of:=[.C17]*[.$H$1]" office:value-type="float" office:value="20.8692736220473" calcext:value-type="float">
            <text:p>20.87</text:p>
          </table:table-cell>
          <table:table-cell table:style-name="ce7" table:formula="of:=[.D17]*[.$H$1]" office:value-type="float" office:value="27.1446496062993" calcext:value-type="float">
            <text:p>27.14</text:p>
          </table:table-cell>
          <table:table-cell table:style-name="ce7" table:formula="of:=[.E17]*[.$H$1]" office:value-type="float" office:value="35.5361407480316" calcext:value-type="float">
            <text:p>35.54</text:p>
          </table:table-cell>
          <table:table-cell table:style-name="ce6"/>
          <table:table-cell table:style-name="ce7" table:formula="of:=[.G17]/2" office:value-type="float" office:value="6.93210137795277" calcext:value-type="float">
            <text:p>6.93</text:p>
          </table:table-cell>
          <table:table-cell table:style-name="ce7" table:formula="of:=[.H17]/2" office:value-type="float" office:value="10.4346368110236" calcext:value-type="float">
            <text:p>10.43</text:p>
          </table:table-cell>
          <table:table-cell table:style-name="ce7" table:formula="of:=[.I17]/2" office:value-type="float" office:value="13.5723248031496" calcext:value-type="float">
            <text:p>13.57</text:p>
          </table:table-cell>
          <table:table-cell table:style-name="ce7" table:formula="of:=[.J17]/2" office:value-type="float" office:value="17.7680703740158" calcext:value-type="float">
            <text:p>17.77</text:p>
          </table:table-cell>
          <table:table-cell table:style-name="ce6"/>
          <table:table-cell table:style-name="ce7" table:formula="of:=[.$Q$3]/[.L17]" office:value-type="float" office:value="9.91947666447825" calcext:value-type="float">
            <text:p>9.92</text:p>
          </table:table-cell>
          <table:table-cell table:style-name="ce11" table:formula="of:=[.$Q$3]/[.M17]" office:value-type="float" office:value="6.58986211975828" calcext:value-type="float">
            <text:p>6.59</text:p>
          </table:table-cell>
          <table:table-cell table:style-name="ce7" table:formula="of:=[.$Q$3]/[.N17]" office:value-type="float" office:value="5.06639937164212" calcext:value-type="float">
            <text:p>5.07</text:p>
          </table:table-cell>
          <table:table-cell table:style-name="ce7" table:formula="of:=[.$Q$3]/[.O17]" office:value-type="float" office:value="3.87002169661369" calcext:value-type="float">
            <text:p>3.87</text:p>
          </table:table-cell>
          <table:table-cell table:style-name="ce6"/>
          <table:table-cell table:style-name="ce7" table:formula="of:=[.$V$3]/[.L17]" office:value-type="float" office:value="3.10663439519115" calcext:value-type="float">
            <text:p>3.11</text:p>
          </table:table-cell>
          <table:table-cell table:style-name="ce7" table:formula="of:=[.$V$3]/[.M17]" office:value-type="float" office:value="2.06384802477733" calcext:value-type="float">
            <text:p>2.06</text:p>
          </table:table-cell>
          <table:table-cell table:style-name="ce7" table:formula="of:=[.$V$3]/[.N17]" office:value-type="float" office:value="1.58672186851161" calcext:value-type="float">
            <text:p>1.59</text:p>
          </table:table-cell>
          <table:table-cell table:style-name="ce7" table:formula="of:=[.$V$3]/[.O17]" office:value-type="float" office:value="1.21203395294932" calcext:value-type="float">
            <text:p>1.21</text:p>
          </table:table-cell>
          <table:table-cell table:style-name="ce6"/>
          <table:table-cell table:style-name="ce7" table:formula="of:=[.$AA$3]/[.L17]" office:value-type="float" office:value="8.5671637803051" calcext:value-type="float">
            <text:p>8.57</text:p>
          </table:table-cell>
          <table:table-cell table:style-name="ce11" table:formula="of:=[.$AA$3]/[.M17]" office:value-type="float" office:value="5.69147244146143" calcext:value-type="float">
            <text:p>5.69</text:p>
          </table:table-cell>
          <table:table-cell table:style-name="ce7" table:formula="of:=[.$AA$3]/[.N17]" office:value-type="float" office:value="4.37570193080099" calcext:value-type="float">
            <text:p>4.38</text:p>
          </table:table-cell>
          <table:table-cell table:style-name="ce7" table:formula="of:=[.$AA$3]/[.O17]" office:value-type="float" office:value="3.34242529416421" calcext:value-type="float">
            <text:p>3.34</text:p>
          </table:table-cell>
          <table:table-cell table:style-name="ce6"/>
          <table:table-cell table:style-name="ce7" table:formula="of:=[.$AF$3]/[.$L17]" office:value-type="float" office:value="16.978266990342" calcext:value-type="float">
            <text:p>16.98</text:p>
          </table:table-cell>
          <table:table-cell table:style-name="ce7" table:formula="of:=[.$AF$3]/[.$M17]" office:value-type="float" office:value="11.2792682802972" calcext:value-type="float">
            <text:p>11.28</text:p>
          </table:table-cell>
          <table:table-cell table:style-name="ce11" table:formula="of:=[.$AF$3]/[.$N17]" office:value-type="float" office:value="8.67169550581986" calcext:value-type="float">
            <text:p>8.67</text:p>
          </table:table-cell>
          <table:table-cell table:style-name="ce7" table:formula="of:=[.$AF$3]/[.$O17]" office:value-type="float" office:value="6.62396453421968" calcext:value-type="float">
            <text:p>6.62</text:p>
          </table:table-cell>
          <table:table-cell table:style-name="ce6"/>
          <table:table-cell table:style-name="ce7" table:formula="of:=[.$AK$3]/[.$L17]" office:value-type="float" office:value="5.31734384656184" calcext:value-type="float">
            <text:p>5.32</text:p>
          </table:table-cell>
          <table:table-cell table:style-name="ce7" table:formula="of:=[.$AK$3]/[.$M17]" office:value-type="float" office:value="3.53250115680682" calcext:value-type="float">
            <text:p>3.53</text:p>
          </table:table-cell>
          <table:table-cell table:style-name="ce7" table:formula="of:=[.$AK$3]/[.$N17]" office:value-type="float" office:value="2.71584766356653" calcext:value-type="float">
            <text:p>2.72</text:p>
          </table:table-cell>
          <table:table-cell table:style-name="ce7" table:formula="of:=[.$AK$3]/[.$O17]" office:value-type="float" office:value="2.074528400096" calcext:value-type="float">
            <text:p>2.07</text:p>
          </table:table-cell>
          <table:table-cell table:style-name="ce6"/>
          <table:table-cell table:style-name="ce7" table:formula="of:=[.$AP$3]/[.$L17]" office:value-type="float" office:value="14.6636358884324" calcext:value-type="float">
            <text:p>14.66</text:p>
          </table:table-cell>
          <table:table-cell table:style-name="ce7" table:formula="of:=[.$AP$3]/[.$M17]" office:value-type="float" office:value="9.74157628951804" calcext:value-type="float">
            <text:p>9.74</text:p>
          </table:table-cell>
          <table:table-cell table:style-name="ce7" table:formula="of:=[.$AP$3]/[.$N17]" office:value-type="float" office:value="7.4894914483929" calcext:value-type="float">
            <text:p>7.49</text:p>
          </table:table-cell>
          <table:table-cell table:style-name="ce11" table:formula="of:=[.$AP$3]/[.$O17]" office:value-type="float" office:value="5.72092570595926" calcext:value-type="float">
            <text:p>5.72</text:p>
          </table:table-cell>
          <table:table-cell table:style-name="ce6"/>
          <table:table-cell table:style-name="ce7" table:formula="of:=[.$AU$3]/[.$L17]" office:value-type="float" office:value="17.1469985214071" calcext:value-type="float">
            <text:p>17.15</text:p>
          </table:table-cell>
          <table:table-cell table:style-name="ce7" table:formula="of:=[.$AU$3]/[.$M17]" office:value-type="float" office:value="11.3913626540816" calcext:value-type="float">
            <text:p>11.39</text:p>
          </table:table-cell>
          <table:table-cell table:style-name="ce7" table:formula="of:=[.$AU$3]/[.$N17]" office:value-type="float" office:value="8.75787558889071" calcext:value-type="float">
            <text:p>8.76</text:p>
          </table:table-cell>
          <table:table-cell table:style-name="ce11" table:formula="of:=[.$AU$3]/[.$O17]" office:value-type="float" office:value="6.68979408432719" calcext:value-type="float">
            <text:p>6.69</text:p>
          </table:table-cell>
          <table:table-cell table:style-name="ce6"/>
          <table:table-cell table:style-name="ce7" table:formula="of:=[.$AZ$3]/[.$L17]" office:value-type="float" office:value="1.16696563293901" calcext:value-type="float">
            <text:p>1.17</text:p>
          </table:table-cell>
          <table:table-cell table:style-name="ce7" table:formula="of:=[.$AZ$3]/[.$M17]" office:value-type="float" office:value="0.775256889015423" calcext:value-type="float">
            <text:p>0.78</text:p>
          </table:table-cell>
          <table:table-cell table:style-name="ce7" table:formula="of:=[.$AZ$3]/[.$N17]" office:value-type="float" office:value="0.596030834027986" calcext:value-type="float">
            <text:p>0.60</text:p>
          </table:table-cell>
          <table:table-cell table:style-name="ce7" table:formula="of:=[.$AZ$3]/[.$O17]" office:value-type="float" office:value="0.455284333179489" calcext:value-type="float">
            <text:p>0.46</text:p>
          </table:table-cell>
          <table:table-cell table:style-name="ce6"/>
          <table:table-cell table:style-name="ce7" table:formula="of:=[.$BE$3]/[.$L17]" office:value-type="float" office:value="19.2057864786044" calcext:value-type="float">
            <text:p>19.21</text:p>
          </table:table-cell>
          <table:table-cell table:style-name="ce7" table:formula="of:=[.$BE$3]/[.$M17]" office:value-type="float" office:value="12.7590889193526" calcext:value-type="float">
            <text:p>12.76</text:p>
          </table:table-cell>
          <table:table-cell table:style-name="ce7" table:formula="of:=[.$BE$3]/[.$N17]" office:value-type="float" office:value="9.80940707240546" calcext:value-type="float">
            <text:p>9.81</text:p>
          </table:table-cell>
          <table:table-cell table:style-name="ce17" table:formula="of:=[.$BE$3]/[.$O17]" office:value-type="float" office:value="7.49301731198117" calcext:value-type="float">
            <text:p>7.49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4" table:formula="of:=[.B18]*[.$H$1]" office:value-type="float" office:value="5.69162007874017" calcext:value-type="float">
            <text:p>5.69</text:p>
          </table:table-cell>
          <table:table-cell table:style-name="ce4" table:formula="of:=[.C18]*[.$H$1]" office:value-type="float" office:value="8.61039960629923" calcext:value-type="float">
            <text:p>8.61</text:p>
          </table:table-cell>
          <table:table-cell table:style-name="ce4" table:formula="of:=[.D18]*[.$H$1]" office:value-type="float" office:value="11.2373011811024" calcext:value-type="float">
            <text:p>11.24</text:p>
          </table:table-cell>
          <table:table-cell table:style-name="ce4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4" table:formula="of:=[.$Q$3]/[.L18]" office:value-type="float" office:value="24.162827772447" calcext:value-type="float">
            <text:p>24.16</text:p>
          </table:table-cell>
          <table:table-cell table:style-name="ce4" table:formula="of:=[.$Q$3]/[.M18]" office:value-type="float" office:value="15.9720386970412" calcext:value-type="float">
            <text:p>15.97</text:p>
          </table:table-cell>
          <table:table-cell table:style-name="ce4" table:formula="of:=[.$Q$3]/[.N18]" office:value-type="float" office:value="12.2383153652654" calcext:value-type="float">
            <text:p>12.24</text:p>
          </table:table-cell>
          <table:table-cell table:style-name="ce4" table:formula="of:=[.$Q$3]/[.O18]" office:value-type="float" office:value="9.3302008230241" calcext:value-type="float">
            <text:p>9.33</text:p>
          </table:table-cell>
          <table:table-cell/>
          <table:table-cell table:style-name="ce4" table:formula="of:=[.$V$3]/[.L18]" office:value-type="float" office:value="7.56744275751689" calcext:value-type="float">
            <text:p>7.57</text:p>
          </table:table-cell>
          <table:table-cell table:style-name="ce4" table:formula="of:=[.$V$3]/[.M18]" office:value-type="float" office:value="5.00220792446032" calcext:value-type="float">
            <text:p>5.00</text:p>
          </table:table-cell>
          <table:table-cell table:style-name="ce4" table:formula="of:=[.$V$3]/[.N18]" office:value-type="float" office:value="3.83286061744362" calcext:value-type="float">
            <text:p>3.83</text:p>
          </table:table-cell>
          <table:table-cell table:style-name="ce4" table:formula="of:=[.$V$3]/[.O18]" office:value-type="float" office:value="2.92208185686296" calcext:value-type="float">
            <text:p>2.92</text:p>
          </table:table-cell>
          <table:table-cell/>
          <table:table-cell table:style-name="ce4" table:formula="of:=[.$AA$3]/[.L18]" office:value-type="float" office:value="20.8687322853586" calcext:value-type="float">
            <text:p>20.87</text:p>
          </table:table-cell>
          <table:table-cell table:style-name="ce4" table:formula="of:=[.$AA$3]/[.M18]" office:value-type="float" office:value="13.7945857479489" calcext:value-type="float">
            <text:p>13.79</text:p>
          </table:table-cell>
          <table:table-cell table:style-name="ce4" table:formula="of:=[.$AA$3]/[.N18]" office:value-type="float" office:value="10.5698773912855" calcext:value-type="float">
            <text:p>10.57</text:p>
          </table:table-cell>
          <table:table-cell table:style-name="ce4" table:formula="of:=[.$AA$3]/[.O18]" office:value-type="float" office:value="8.05822335771272" calcext:value-type="float">
            <text:p>8.06</text:p>
          </table:table-cell>
          <table:table-cell/>
          <table:table-cell table:style-name="ce4" table:formula="of:=[.$AF$3]/[.$L18]" office:value-type="float" office:value="41.3573170277562" calcext:value-type="float">
            <text:p>41.36</text:p>
          </table:table-cell>
          <table:table-cell table:style-name="ce4" table:formula="of:=[.$AF$3]/[.$M18]" office:value-type="float" office:value="27.3378875268219" calcext:value-type="float">
            <text:p>27.34</text:p>
          </table:table-cell>
          <table:table-cell table:style-name="ce4" table:formula="of:=[.$AF$3]/[.$N18]" office:value-type="float" office:value="20.9472125205519" calcext:value-type="float">
            <text:p>20.95</text:p>
          </table:table-cell>
          <table:table-cell table:style-name="ce4" table:formula="of:=[.$AF$3]/[.$O18]" office:value-type="float" office:value="15.9696570701237" calcext:value-type="float">
            <text:p>15.97</text:p>
          </table:table-cell>
          <table:table-cell/>
          <table:table-cell table:style-name="ce4" table:formula="of:=[.$AK$3]/[.$L18]" office:value-type="float" office:value="12.952504241625" calcext:value-type="float">
            <text:p>12.95</text:p>
          </table:table-cell>
          <table:table-cell table:style-name="ce4" table:formula="of:=[.$AK$3]/[.$M18]" office:value-type="float" office:value="8.56182483768432" calcext:value-type="float">
            <text:p>8.56</text:p>
          </table:table-cell>
          <table:table-cell table:style-name="ce4" table:formula="of:=[.$AK$3]/[.$N18]" office:value-type="float" office:value="6.56035929121266" calcext:value-type="float">
            <text:p>6.56</text:p>
          </table:table-cell>
          <table:table-cell table:style-name="ce4" table:formula="of:=[.$AK$3]/[.$O18]" office:value-type="float" office:value="5.0014620338948" calcext:value-type="float">
            <text:p>5.00</text:p>
          </table:table-cell>
          <table:table-cell/>
          <table:table-cell table:style-name="ce4" table:formula="of:=[.$AP$3]/[.$L18]" office:value-type="float" office:value="35.7191130615661" calcext:value-type="float">
            <text:p>35.72</text:p>
          </table:table-cell>
          <table:table-cell table:style-name="ce4" table:formula="of:=[.$AP$3]/[.$M18]" office:value-type="float" office:value="23.6109391423912" calcext:value-type="float">
            <text:p>23.61</text:p>
          </table:table-cell>
          <table:table-cell table:style-name="ce4" table:formula="of:=[.$AP$3]/[.$N18]" office:value-type="float" office:value="18.0914988233906" calcext:value-type="float">
            <text:p>18.09</text:p>
          </table:table-cell>
          <table:table-cell table:style-name="ce4" table:formula="of:=[.$AP$3]/[.$O18]" office:value-type="float" office:value="13.7925288059513" calcext:value-type="float">
            <text:p>13.79</text:p>
          </table:table-cell>
          <table:table-cell/>
          <table:table-cell table:style-name="ce4" table:formula="of:=[.$AU$3]/[.$L18]" office:value-type="float" office:value="41.7683297316326" calcext:value-type="float">
            <text:p>41.77</text:p>
          </table:table-cell>
          <table:table-cell table:style-name="ce4" table:formula="of:=[.$AU$3]/[.$M18]" office:value-type="float" office:value="27.6095738904012" calcext:value-type="float">
            <text:p>27.61</text:p>
          </table:table-cell>
          <table:table-cell table:style-name="ce4" table:formula="of:=[.$AU$3]/[.$N18]" office:value-type="float" office:value="21.1553877861516" calcext:value-type="float">
            <text:p>21.16</text:p>
          </table:table-cell>
          <table:table-cell table:style-name="ce4" table:formula="of:=[.$AU$3]/[.$O18]" office:value-type="float" office:value="16.1283649458779" calcext:value-type="float">
            <text:p>16.13</text:p>
          </table:table-cell>
          <table:table-cell/>
          <table:table-cell table:style-name="ce4" table:formula="of:=[.$AZ$3]/[.$L18]" office:value-type="float" office:value="2.84260859305655" calcext:value-type="float">
            <text:p>2.84</text:p>
          </table:table-cell>
          <table:table-cell table:style-name="ce4" table:formula="of:=[.$AZ$3]/[.$M18]" office:value-type="float" office:value="1.87901245981704" calcext:value-type="float">
            <text:p>1.88</text:p>
          </table:table-cell>
          <table:table-cell table:style-name="ce4" table:formula="of:=[.$AZ$3]/[.$N18]" office:value-type="float" office:value="1.43976279388579" calcext:value-type="float">
            <text:p>1.44</text:p>
          </table:table-cell>
          <table:table-cell table:style-name="ce4" table:formula="of:=[.$AZ$3]/[.$O18]" office:value-type="float" office:value="1.09764094187332" calcext:value-type="float">
            <text:p>1.10</text:p>
          </table:table-cell>
          <table:table-cell/>
          <table:table-cell table:style-name="ce4" table:formula="of:=[.$BE$3]/[.$L18]" office:value-type="float" office:value="46.783326037626" calcext:value-type="float">
            <text:p>46.78</text:p>
          </table:table-cell>
          <table:table-cell table:style-name="ce4" table:formula="of:=[.$BE$3]/[.$M18]" office:value-type="float" office:value="30.9245714486003" calcext:value-type="float">
            <text:p>30.92</text:p>
          </table:table-cell>
          <table:table-cell table:style-name="ce4" table:formula="of:=[.$BE$3]/[.$N18]" office:value-type="float" office:value="23.6954508502262" calcext:value-type="float">
            <text:p>23.70</text:p>
          </table:table-cell>
          <table:table-cell table:style-name="ce4" table:formula="of:=[.$BE$3]/[.$O18]" office:value-type="float" office:value="18.0648486679942" calcext:value-type="float">
            <text:p>18.06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4" table:formula="of:=[.B19]*[.$H$1]" office:value-type="float" office:value="6.56725393700788" calcext:value-type="float">
            <text:p>6.57</text:p>
          </table:table-cell>
          <table:table-cell table:style-name="ce4" table:formula="of:=[.C19]*[.$H$1]" office:value-type="float" office:value="9.77791141732285" calcext:value-type="float">
            <text:p>9.78</text:p>
          </table:table-cell>
          <table:table-cell table:style-name="ce4" table:formula="of:=[.D19]*[.$H$1]" office:value-type="float" office:value="12.6966909448819" calcext:value-type="float">
            <text:p>12.70</text:p>
          </table:table-cell>
          <table:table-cell table:style-name="ce4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4" table:formula="of:=[.$Q$3]/[.L19]" office:value-type="float" office:value="20.9411174027874" calcext:value-type="float">
            <text:p>20.94</text:p>
          </table:table-cell>
          <table:table-cell table:style-name="ce4" table:formula="of:=[.$Q$3]/[.M19]" office:value-type="float" office:value="14.0649295988871" calcext:value-type="float">
            <text:p>14.06</text:p>
          </table:table-cell>
          <table:table-cell table:style-name="ce4" table:formula="of:=[.$Q$3]/[.N19]" office:value-type="float" office:value="10.8316124497176" calcext:value-type="float">
            <text:p>10.83</text:p>
          </table:table-cell>
          <table:table-cell table:style-name="ce4" table:formula="of:=[.$Q$3]/[.O19]" office:value-type="float" office:value="8.19435028804725" calcext:value-type="float">
            <text:p>8.19</text:p>
          </table:table-cell>
          <table:table-cell/>
          <table:table-cell table:style-name="ce4" table:formula="of:=[.$V$3]/[.L19]" office:value-type="float" office:value="6.55845038984797" calcext:value-type="float">
            <text:p>6.56</text:p>
          </table:table-cell>
          <table:table-cell table:style-name="ce4" table:formula="of:=[.$V$3]/[.M19]" office:value-type="float" office:value="4.4049293663158" calcext:value-type="float">
            <text:p>4.40</text:p>
          </table:table-cell>
          <table:table-cell table:style-name="ce4" table:formula="of:=[.$V$3]/[.N19]" office:value-type="float" office:value="3.39230192578343" calcext:value-type="float">
            <text:p>3.39</text:p>
          </table:table-cell>
          <table:table-cell table:style-name="ce4" table:formula="of:=[.$V$3]/[.O19]" office:value-type="float" office:value="2.56635015254921" calcext:value-type="float">
            <text:p>2.57</text:p>
          </table:table-cell>
          <table:table-cell/>
          <table:table-cell table:style-name="ce4" table:formula="of:=[.$AA$3]/[.L19]" office:value-type="float" office:value="18.0862346473108" calcext:value-type="float">
            <text:p>18.09</text:p>
          </table:table-cell>
          <table:table-cell table:style-name="ce4" table:formula="of:=[.$AA$3]/[.M19]" office:value-type="float" office:value="12.1474710317759" calcext:value-type="float">
            <text:p>12.15</text:p>
          </table:table-cell>
          <table:table-cell table:style-name="ce4" table:formula="of:=[.$AA$3]/[.N19]" office:value-type="float" office:value="9.35494895550557" calcext:value-type="float">
            <text:p>9.35</text:p>
          </table:table-cell>
          <table:table-cell table:style-name="ce4" table:formula="of:=[.$AA$3]/[.O19]" office:value-type="float" office:value="7.07722225329552" calcext:value-type="float">
            <text:p>7.08</text:p>
          </table:table-cell>
          <table:table-cell/>
          <table:table-cell table:style-name="ce4" table:formula="of:=[.$AF$3]/[.$L19]" office:value-type="float" office:value="35.8430080907221" calcext:value-type="float">
            <text:p>35.84</text:p>
          </table:table-cell>
          <table:table-cell table:style-name="ce4" table:formula="of:=[.$AF$3]/[.$M19]" office:value-type="float" office:value="24.073662150485" calcext:value-type="float">
            <text:p>24.07</text:p>
          </table:table-cell>
          <table:table-cell table:style-name="ce4" table:formula="of:=[.$AF$3]/[.$N19]" office:value-type="float" office:value="18.5394869434769" calcext:value-type="float">
            <text:p>18.54</text:p>
          </table:table-cell>
          <table:table-cell table:style-name="ce4" table:formula="of:=[.$AF$3]/[.$O19]" office:value-type="float" office:value="14.0255249050652" calcext:value-type="float">
            <text:p>14.03</text:p>
          </table:table-cell>
          <table:table-cell/>
          <table:table-cell table:style-name="ce4" table:formula="of:=[.$AK$3]/[.$L19]" office:value-type="float" office:value="11.225503676075" calcext:value-type="float">
            <text:p>11.23</text:p>
          </table:table-cell>
          <table:table-cell table:style-name="ce4" table:formula="of:=[.$AK$3]/[.$M19]" office:value-type="float" office:value="7.53951739437873" calcext:value-type="float">
            <text:p>7.54</text:p>
          </table:table-cell>
          <table:table-cell table:style-name="ce4" table:formula="of:=[.$AK$3]/[.$N19]" office:value-type="float" office:value="5.80629500486638" calcext:value-type="float">
            <text:p>5.81</text:p>
          </table:table-cell>
          <table:table-cell table:style-name="ce4" table:formula="of:=[.$AK$3]/[.$O19]" office:value-type="float" office:value="4.39258839498587" calcext:value-type="float">
            <text:p>4.39</text:p>
          </table:table-cell>
          <table:table-cell/>
          <table:table-cell table:style-name="ce4" table:formula="of:=[.$AP$3]/[.$L19]" office:value-type="float" office:value="30.9565646533573" calcext:value-type="float">
            <text:p>30.96</text:p>
          </table:table-cell>
          <table:table-cell table:style-name="ce4" table:formula="of:=[.$AP$3]/[.$M19]" office:value-type="float" office:value="20.7917225283743" calcext:value-type="float">
            <text:p>20.79</text:p>
          </table:table-cell>
          <table:table-cell table:style-name="ce4" table:formula="of:=[.$AP$3]/[.$N19]" office:value-type="float" office:value="16.0120162000124" calcext:value-type="float">
            <text:p>16.01</text:p>
          </table:table-cell>
          <table:table-cell table:style-name="ce4" table:formula="of:=[.$AP$3]/[.$O19]" office:value-type="float" office:value="12.1134383426181" calcext:value-type="float">
            <text:p>12.11</text:p>
          </table:table-cell>
          <table:table-cell/>
          <table:table-cell table:style-name="ce4" table:formula="of:=[.$AU$3]/[.$L19]" office:value-type="float" office:value="36.1992191007483" calcext:value-type="float">
            <text:p>36.20</text:p>
          </table:table-cell>
          <table:table-cell table:style-name="ce4" table:formula="of:=[.$AU$3]/[.$M19]" office:value-type="float" office:value="24.3129083512488" calcext:value-type="float">
            <text:p>24.31</text:p>
          </table:table-cell>
          <table:table-cell table:style-name="ce4" table:formula="of:=[.$AU$3]/[.$N19]" office:value-type="float" office:value="18.7237340176284" calcext:value-type="float">
            <text:p>18.72</text:p>
          </table:table-cell>
          <table:table-cell table:style-name="ce4" table:formula="of:=[.$AU$3]/[.$O19]" office:value-type="float" office:value="14.1649118220319" calcext:value-type="float">
            <text:p>14.16</text:p>
          </table:table-cell>
          <table:table-cell/>
          <table:table-cell table:style-name="ce4" table:formula="of:=[.$AZ$3]/[.$L19]" office:value-type="float" office:value="2.46359411398234" calcext:value-type="float">
            <text:p>2.46</text:p>
          </table:table-cell>
          <table:table-cell table:style-name="ce4" table:formula="of:=[.$AZ$3]/[.$M19]" office:value-type="float" office:value="1.65465276312247" calcext:value-type="float">
            <text:p>1.65</text:p>
          </table:table-cell>
          <table:table-cell table:style-name="ce4" table:formula="of:=[.$AZ$3]/[.$N19]" office:value-type="float" office:value="1.27427281757707" calcext:value-type="float">
            <text:p>1.27</text:p>
          </table:table-cell>
          <table:table-cell table:style-name="ce4" table:formula="of:=[.$AZ$3]/[.$O19]" office:value-type="float" office:value="0.964015088080047" calcext:value-type="float">
            <text:p>0.96</text:p>
          </table:table-cell>
          <table:table-cell/>
          <table:table-cell table:style-name="ce4" table:formula="of:=[.$BE$3]/[.$L19]" office:value-type="float" office:value="40.5455492326092" calcext:value-type="float">
            <text:p>40.55</text:p>
          </table:table-cell>
          <table:table-cell table:style-name="ce4" table:formula="of:=[.$BE$3]/[.$M19]" office:value-type="float" office:value="27.2320853054838" calcext:value-type="float">
            <text:p>27.23</text:p>
          </table:table-cell>
          <table:table-cell table:style-name="ce4" table:formula="of:=[.$BE$3]/[.$N19]" office:value-type="float" office:value="20.9718358099703" calcext:value-type="float">
            <text:p>20.97</text:p>
          </table:table-cell>
          <table:table-cell table:style-name="ce4" table:formula="of:=[.$BE$3]/[.$O19]" office:value-type="float" office:value="15.8656496997167" calcext:value-type="float">
            <text:p>15.8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4" table:formula="of:=[.B20]*[.$H$1]" office:value-type="float" office:value="4.88895570866143" calcext:value-type="float">
            <text:p>4.89</text:p>
          </table:table-cell>
          <table:table-cell table:style-name="ce4" table:formula="of:=[.C20]*[.$H$1]" office:value-type="float" office:value="7.36991830708663" calcext:value-type="float">
            <text:p>7.37</text:p>
          </table:table-cell>
          <table:table-cell table:style-name="ce4" table:formula="of:=[.D20]*[.$H$1]" office:value-type="float" office:value="9.41306397637797" calcext:value-type="float">
            <text:p>9.41</text:p>
          </table:table-cell>
          <table:table-cell table:style-name="ce4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4" table:formula="of:=[.$Q$3]/[.L20]" office:value-type="float" office:value="28.1298591977741" calcext:value-type="float">
            <text:p>28.13</text:p>
          </table:table-cell>
          <table:table-cell table:style-name="ce4" table:formula="of:=[.$Q$3]/[.M20]" office:value-type="float" office:value="18.6604016460482" calcext:value-type="float">
            <text:p>18.66</text:p>
          </table:table-cell>
          <table:table-cell table:style-name="ce4" table:formula="of:=[.$Q$3]/[.N20]" office:value-type="float" office:value="14.6100819089215" calcext:value-type="float">
            <text:p>14.61</text:p>
          </table:table-cell>
          <table:table-cell table:style-name="ce4" table:formula="of:=[.$Q$3]/[.O20]" office:value-type="float" office:value="11.2184557514933" calcext:value-type="float">
            <text:p>11.22</text:p>
          </table:table-cell>
          <table:table-cell/>
          <table:table-cell table:style-name="ce4" table:formula="of:=[.$V$3]/[.L20]" office:value-type="float" office:value="8.80985873263161" calcext:value-type="float">
            <text:p>8.81</text:p>
          </table:table-cell>
          <table:table-cell table:style-name="ce4" table:formula="of:=[.$V$3]/[.M20]" office:value-type="float" office:value="5.84416371372592" calcext:value-type="float">
            <text:p>5.84</text:p>
          </table:table-cell>
          <table:table-cell table:style-name="ce4" table:formula="of:=[.$V$3]/[.N20]" office:value-type="float" office:value="4.57566306268463" calcext:value-type="float">
            <text:p>4.58</text:p>
          </table:table-cell>
          <table:table-cell table:style-name="ce4" table:formula="of:=[.$V$3]/[.O20]" office:value-type="float" office:value="3.51345556598999" calcext:value-type="float">
            <text:p>3.51</text:p>
          </table:table-cell>
          <table:table-cell/>
          <table:table-cell table:style-name="ce4" table:formula="of:=[.$AA$3]/[.L20]" office:value-type="float" office:value="24.2949420635518" calcext:value-type="float">
            <text:p>24.29</text:p>
          </table:table-cell>
          <table:table-cell table:style-name="ce4" table:formula="of:=[.$AA$3]/[.M20]" office:value-type="float" office:value="16.1164467154254" calcext:value-type="float">
            <text:p>16.12</text:p>
          </table:table-cell>
          <table:table-cell table:style-name="ce4" table:formula="of:=[.$AA$3]/[.N20]" office:value-type="float" office:value="12.6183032423098" calcext:value-type="float">
            <text:p>12.62</text:p>
          </table:table-cell>
          <table:table-cell table:style-name="ce4" table:formula="of:=[.$AA$3]/[.O20]" office:value-type="float" office:value="9.68905427534505" calcext:value-type="float">
            <text:p>9.69</text:p>
          </table:table-cell>
          <table:table-cell/>
          <table:table-cell table:style-name="ce4" table:formula="of:=[.$AF$3]/[.$L20]" office:value-type="float" office:value="48.14732430097" calcext:value-type="float">
            <text:p>48.15</text:p>
          </table:table-cell>
          <table:table-cell table:style-name="ce4" table:formula="of:=[.$AF$3]/[.$M20]" office:value-type="float" office:value="31.9393141402474" calcext:value-type="float">
            <text:p>31.94</text:p>
          </table:table-cell>
          <table:table-cell table:style-name="ce4" table:formula="of:=[.$AF$3]/[.$N20]" office:value-type="float" office:value="25.0067498307363" calcext:value-type="float">
            <text:p>25.01</text:p>
          </table:table-cell>
          <table:table-cell table:style-name="ce4" table:formula="of:=[.$AF$3]/[.$O20]" office:value-type="float" office:value="19.2016114771725" calcext:value-type="float">
            <text:p>19.20</text:p>
          </table:table-cell>
          <table:table-cell/>
          <table:table-cell table:style-name="ce4" table:formula="of:=[.$AK$3]/[.$L20]" office:value-type="float" office:value="15.0790347887575" calcext:value-type="float">
            <text:p>15.08</text:p>
          </table:table-cell>
          <table:table-cell table:style-name="ce4" table:formula="of:=[.$AK$3]/[.$M20]" office:value-type="float" office:value="10.0029240677896" calcext:value-type="float">
            <text:p>10.00</text:p>
          </table:table-cell>
          <table:table-cell table:style-name="ce4" table:formula="of:=[.$AK$3]/[.$N20]" office:value-type="float" office:value="7.83174675075" calcext:value-type="float">
            <text:p>7.83</text:p>
          </table:table-cell>
          <table:table-cell table:style-name="ce4" table:formula="of:=[.$AK$3]/[.$O20]" office:value-type="float" office:value="6.01366268361161" calcext:value-type="float">
            <text:p>6.01</text:p>
          </table:table-cell>
          <table:table-cell/>
          <table:table-cell table:style-name="ce4" table:formula="of:=[.$AP$3]/[.$L20]" office:value-type="float" office:value="41.5834450567487" calcext:value-type="float">
            <text:p>41.58</text:p>
          </table:table-cell>
          <table:table-cell table:style-name="ce4" table:formula="of:=[.$AP$3]/[.$M20]" office:value-type="float" office:value="27.5850576119026" calcext:value-type="float">
            <text:p>27.59</text:p>
          </table:table-cell>
          <table:table-cell table:style-name="ce4" table:formula="of:=[.$AP$3]/[.$N20]" office:value-type="float" office:value="21.5976032465284" calcext:value-type="float">
            <text:p>21.60</text:p>
          </table:table-cell>
          <table:table-cell table:style-name="ce4" table:formula="of:=[.$AP$3]/[.$O20]" office:value-type="float" office:value="16.5838739214414" calcext:value-type="float">
            <text:p>16.58</text:p>
          </table:table-cell>
          <table:table-cell/>
          <table:table-cell table:style-name="ce4" table:formula="of:=[.$AU$3]/[.$L20]" office:value-type="float" office:value="48.6258167024977" calcext:value-type="float">
            <text:p>48.63</text:p>
          </table:table-cell>
          <table:table-cell table:style-name="ce4" table:formula="of:=[.$AU$3]/[.$M20]" office:value-type="float" office:value="32.2567298917559" calcext:value-type="float">
            <text:p>32.26</text:p>
          </table:table-cell>
          <table:table-cell table:style-name="ce4" table:formula="of:=[.$AU$3]/[.$N20]" office:value-type="float" office:value="25.2552691400569" calcext:value-type="float">
            <text:p>25.26</text:p>
          </table:table-cell>
          <table:table-cell table:style-name="ce4" table:formula="of:=[.$AU$3]/[.$O20]" office:value-type="float" office:value="19.3924388039723" calcext:value-type="float">
            <text:p>19.39</text:p>
          </table:table-cell>
          <table:table-cell/>
          <table:table-cell table:style-name="ce4" table:formula="of:=[.$AZ$3]/[.$L20]" office:value-type="float" office:value="3.30930552624494" calcext:value-type="float">
            <text:p>3.31</text:p>
          </table:table-cell>
          <table:table-cell table:style-name="ce4" table:formula="of:=[.$AZ$3]/[.$M20]" office:value-type="float" office:value="2.19528188374664" calcext:value-type="float">
            <text:p>2.20</text:p>
          </table:table-cell>
          <table:table-cell table:style-name="ce4" table:formula="of:=[.$AZ$3]/[.$N20]" office:value-type="float" office:value="1.71878659115047" calcext:value-type="float">
            <text:p>1.72</text:p>
          </table:table-cell>
          <table:table-cell table:style-name="ce4" table:formula="of:=[.$AZ$3]/[.$O20]" office:value-type="float" office:value="1.31978256106197" calcext:value-type="float">
            <text:p>1.32</text:p>
          </table:table-cell>
          <table:table-cell/>
          <table:table-cell table:style-name="ce4" table:formula="of:=[.$BE$3]/[.$L20]" office:value-type="float" office:value="54.4641706109676" calcext:value-type="float">
            <text:p>54.46</text:p>
          </table:table-cell>
          <table:table-cell table:style-name="ce4" table:formula="of:=[.$BE$3]/[.$M20]" office:value-type="float" office:value="36.1296973359884" calcext:value-type="float">
            <text:p>36.13</text:p>
          </table:table-cell>
          <table:table-cell table:style-name="ce4" table:formula="of:=[.$BE$3]/[.$N20]" office:value-type="float" office:value="28.2875924878669" calcext:value-type="float">
            <text:p>28.29</text:p>
          </table:table-cell>
          <table:table-cell table:style-name="ce4" table:formula="of:=[.$BE$3]/[.$O20]" office:value-type="float" office:value="21.7208299460407" calcext:value-type="float">
            <text:p>21.72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4" table:formula="of:=[.B21]*[.$H$1]" office:value-type="float" office:value="5.32677263779528" calcext:value-type="float">
            <text:p>5.33</text:p>
          </table:table-cell>
          <table:table-cell table:style-name="ce4" table:formula="of:=[.C21]*[.$H$1]" office:value-type="float" office:value="7.73476574803151" calcext:value-type="float">
            <text:p>7.73</text:p>
          </table:table-cell>
          <table:table-cell table:style-name="ce4" table:formula="of:=[.D21]*[.$H$1]" office:value-type="float" office:value="9.77791141732285" calcext:value-type="float">
            <text:p>9.78</text:p>
          </table:table-cell>
          <table:table-cell table:style-name="ce4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4" table:formula="of:=[.$Q$3]/[.L21]" office:value-type="float" office:value="25.8178159760393" calcext:value-type="float">
            <text:p>25.82</text:p>
          </table:table-cell>
          <table:table-cell table:style-name="ce4" table:formula="of:=[.$Q$3]/[.M21]" office:value-type="float" office:value="17.7801940212346" calcext:value-type="float">
            <text:p>17.78</text:p>
          </table:table-cell>
          <table:table-cell table:style-name="ce4" table:formula="of:=[.$Q$3]/[.N21]" office:value-type="float" office:value="14.0649295988871" calcext:value-type="float">
            <text:p>14.06</text:p>
          </table:table-cell>
          <table:table-cell table:style-name="ce4" table:formula="of:=[.$Q$3]/[.O21]" office:value-type="float" office:value="10.7085259446072" calcext:value-type="float">
            <text:p>10.71</text:p>
          </table:table-cell>
          <table:table-cell/>
          <table:table-cell table:style-name="ce4" table:formula="of:=[.$V$3]/[.L21]" office:value-type="float" office:value="8.08576075460709" calcext:value-type="float">
            <text:p>8.09</text:p>
          </table:table-cell>
          <table:table-cell table:style-name="ce4" table:formula="of:=[.$V$3]/[.M21]" office:value-type="float" office:value="5.56849561402186" calcext:value-type="float">
            <text:p>5.57</text:p>
          </table:table-cell>
          <table:table-cell table:style-name="ce4" table:formula="of:=[.$V$3]/[.N21]" office:value-type="float" office:value="4.4049293663158" calcext:value-type="float">
            <text:p>4.40</text:p>
          </table:table-cell>
          <table:table-cell table:style-name="ce4" table:formula="of:=[.$V$3]/[.O21]" office:value-type="float" office:value="3.35375304026317" calcext:value-type="float">
            <text:p>3.35</text:p>
          </table:table-cell>
          <table:table-cell/>
          <table:table-cell table:style-name="ce4" table:formula="of:=[.$AA$3]/[.L21]" office:value-type="float" office:value="22.2980975103831" calcext:value-type="float">
            <text:p>22.30</text:p>
          </table:table-cell>
          <table:table-cell table:style-name="ce4" table:formula="of:=[.$AA$3]/[.M21]" office:value-type="float" office:value="15.3562369646978" calcext:value-type="float">
            <text:p>15.36</text:p>
          </table:table-cell>
          <table:table-cell table:style-name="ce4" table:formula="of:=[.$AA$3]/[.N21]" office:value-type="float" office:value="12.1474710317759" calcext:value-type="float">
            <text:p>12.15</text:p>
          </table:table-cell>
          <table:table-cell table:style-name="ce4" table:formula="of:=[.$AA$3]/[.O21]" office:value-type="float" office:value="9.24864271737482" calcext:value-type="float">
            <text:p>9.25</text:p>
          </table:table-cell>
          <table:table-cell/>
          <table:table-cell table:style-name="ce4" table:formula="of:=[.$AF$3]/[.$L21]" office:value-type="float" office:value="44.1900099748628" calcext:value-type="float">
            <text:p>44.19</text:p>
          </table:table-cell>
          <table:table-cell table:style-name="ce4" table:formula="of:=[.$AF$3]/[.$M21]" office:value-type="float" office:value="30.4327427185376" calcext:value-type="float">
            <text:p>30.43</text:p>
          </table:table-cell>
          <table:table-cell table:style-name="ce4" table:formula="of:=[.$AF$3]/[.$N21]" office:value-type="float" office:value="24.073662150485" calcext:value-type="float">
            <text:p>24.07</text:p>
          </table:table-cell>
          <table:table-cell table:style-name="ce4" table:formula="of:=[.$AF$3]/[.$O21]" office:value-type="float" office:value="18.3288109554829" calcext:value-type="float">
            <text:p>18.33</text:p>
          </table:table-cell>
          <table:table-cell/>
          <table:table-cell table:style-name="ce4" table:formula="of:=[.$AK$3]/[.$L21]" office:value-type="float" office:value="13.8396620663938" calcext:value-type="float">
            <text:p>13.84</text:p>
          </table:table-cell>
          <table:table-cell table:style-name="ce4" table:formula="of:=[.$AK$3]/[.$M21]" office:value-type="float" office:value="9.53108802685613" calcext:value-type="float">
            <text:p>9.53</text:p>
          </table:table-cell>
          <table:table-cell table:style-name="ce4" table:formula="of:=[.$AK$3]/[.$N21]" office:value-type="float" office:value="7.53951739437873" calcext:value-type="float">
            <text:p>7.54</text:p>
          </table:table-cell>
          <table:table-cell table:style-name="ce4" table:formula="of:=[.$AK$3]/[.$O21]" office:value-type="float" office:value="5.74031437981108" calcext:value-type="float">
            <text:p>5.74</text:p>
          </table:table-cell>
          <table:table-cell/>
          <table:table-cell table:style-name="ce4" table:formula="of:=[.$AP$3]/[.$L21]" office:value-type="float" office:value="38.1656276548241" calcext:value-type="float">
            <text:p>38.17</text:p>
          </table:table-cell>
          <table:table-cell table:style-name="ce4" table:formula="of:=[.$AP$3]/[.$M21]" office:value-type="float" office:value="26.283875649077" calcext:value-type="float">
            <text:p>26.28</text:p>
          </table:table-cell>
          <table:table-cell table:style-name="ce4" table:formula="of:=[.$AP$3]/[.$N21]" office:value-type="float" office:value="20.7917225283743" calcext:value-type="float">
            <text:p>20.79</text:p>
          </table:table-cell>
          <table:table-cell table:style-name="ce4" table:formula="of:=[.$AP$3]/[.$O21]" office:value-type="float" office:value="15.8300614704668" calcext:value-type="float">
            <text:p>15.83</text:p>
          </table:table-cell>
          <table:table-cell/>
          <table:table-cell table:style-name="ce4" table:formula="of:=[.$AU$3]/[.$L21]" office:value-type="float" office:value="44.6291742337992" calcext:value-type="float">
            <text:p>44.63</text:p>
          </table:table-cell>
          <table:table-cell table:style-name="ce4" table:formula="of:=[.$AU$3]/[.$M21]" office:value-type="float" office:value="30.7351860289372" calcext:value-type="float">
            <text:p>30.74</text:p>
          </table:table-cell>
          <table:table-cell table:style-name="ce4" table:formula="of:=[.$AU$3]/[.$N21]" office:value-type="float" office:value="24.3129083512488" calcext:value-type="float">
            <text:p>24.31</text:p>
          </table:table-cell>
          <table:table-cell table:style-name="ce4" table:formula="of:=[.$AU$3]/[.$O21]" office:value-type="float" office:value="18.5109643128826" calcext:value-type="float">
            <text:p>18.51</text:p>
          </table:table-cell>
          <table:table-cell/>
          <table:table-cell table:style-name="ce4" table:formula="of:=[.$AZ$3]/[.$L21]" office:value-type="float" office:value="3.03730781175905" calcext:value-type="float">
            <text:p>3.04</text:p>
          </table:table-cell>
          <table:table-cell table:style-name="ce4" table:formula="of:=[.$AZ$3]/[.$M21]" office:value-type="float" office:value="2.09173085149444" calcext:value-type="float">
            <text:p>2.09</text:p>
          </table:table-cell>
          <table:table-cell table:style-name="ce4" table:formula="of:=[.$AZ$3]/[.$N21]" office:value-type="float" office:value="1.65465276312247" calcext:value-type="float">
            <text:p>1.65</text:p>
          </table:table-cell>
          <table:table-cell table:style-name="ce4" table:formula="of:=[.$AZ$3]/[.$O21]" office:value-type="float" office:value="1.25979244465006" calcext:value-type="float">
            <text:p>1.26</text:p>
          </table:table-cell>
          <table:table-cell/>
          <table:table-cell table:style-name="ce4" table:formula="of:=[.$BE$3]/[.$L21]" office:value-type="float" office:value="49.9876634374634" calcext:value-type="float">
            <text:p>49.99</text:p>
          </table:table-cell>
          <table:table-cell table:style-name="ce4" table:formula="of:=[.$BE$3]/[.$M21]" office:value-type="float" office:value="34.4254663295739" calcext:value-type="float">
            <text:p>34.43</text:p>
          </table:table-cell>
          <table:table-cell table:style-name="ce4" table:formula="of:=[.$BE$3]/[.$N21]" office:value-type="float" office:value="27.2320853054838" calcext:value-type="float">
            <text:p>27.23</text:p>
          </table:table-cell>
          <table:table-cell table:style-name="ce4" table:formula="of:=[.$BE$3]/[.$O21]" office:value-type="float" office:value="20.7335194939479" calcext:value-type="float">
            <text:p>20.73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4" table:formula="of:=[.B22]*[.$H$1]" office:value-type="float" office:value="5.69162007874017" calcext:value-type="float">
            <text:p>5.69</text:p>
          </table:table-cell>
          <table:table-cell table:style-name="ce4" table:formula="of:=[.C22]*[.$H$1]" office:value-type="float" office:value="8.61039960629923" calcext:value-type="float">
            <text:p>8.61</text:p>
          </table:table-cell>
          <table:table-cell table:style-name="ce4" table:formula="of:=[.D22]*[.$H$1]" office:value-type="float" office:value="11.0183927165355" calcext:value-type="float">
            <text:p>11.02</text:p>
          </table:table-cell>
          <table:table-cell table:style-name="ce4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4" table:formula="of:=[.$Q$3]/[.L22]" office:value-type="float" office:value="24.162827772447" calcext:value-type="float">
            <text:p>24.16</text:p>
          </table:table-cell>
          <table:table-cell table:style-name="ce4" table:formula="of:=[.$Q$3]/[.M22]" office:value-type="float" office:value="15.9720386970412" calcext:value-type="float">
            <text:p>15.97</text:p>
          </table:table-cell>
          <table:table-cell table:style-name="ce4" table:formula="of:=[.$Q$3]/[.N22]" office:value-type="float" office:value="12.4814607036481" calcext:value-type="float">
            <text:p>12.48</text:p>
          </table:table-cell>
          <table:table-cell table:style-name="ce4" table:formula="of:=[.$Q$3]/[.O22]" office:value-type="float" office:value="9.61581921556565" calcext:value-type="float">
            <text:p>9.62</text:p>
          </table:table-cell>
          <table:table-cell/>
          <table:table-cell table:style-name="ce4" table:formula="of:=[.$V$3]/[.L22]" office:value-type="float" office:value="7.56744275751689" calcext:value-type="float">
            <text:p>7.57</text:p>
          </table:table-cell>
          <table:table-cell table:style-name="ce4" table:formula="of:=[.$V$3]/[.M22]" office:value-type="float" office:value="5.00220792446032" calcext:value-type="float">
            <text:p>5.00</text:p>
          </table:table-cell>
          <table:table-cell table:style-name="ce4" table:formula="of:=[.$V$3]/[.N22]" office:value-type="float" office:value="3.90901016613455" calcext:value-type="float">
            <text:p>3.91</text:p>
          </table:table-cell>
          <table:table-cell table:style-name="ce4" table:formula="of:=[.$V$3]/[.O22]" office:value-type="float" office:value="3.01153334227713" calcext:value-type="float">
            <text:p>3.01</text:p>
          </table:table-cell>
          <table:table-cell/>
          <table:table-cell table:style-name="ce4" table:formula="of:=[.$AA$3]/[.L22]" office:value-type="float" office:value="20.8687322853586" calcext:value-type="float">
            <text:p>20.87</text:p>
          </table:table-cell>
          <table:table-cell table:style-name="ce4" table:formula="of:=[.$AA$3]/[.M22]" office:value-type="float" office:value="13.7945857479489" calcext:value-type="float">
            <text:p>13.79</text:p>
          </table:table-cell>
          <table:table-cell table:style-name="ce4" table:formula="of:=[.$AA$3]/[.N22]" office:value-type="float" office:value="10.7798749553508" calcext:value-type="float">
            <text:p>10.78</text:p>
          </table:table-cell>
          <table:table-cell table:style-name="ce4" table:formula="of:=[.$AA$3]/[.O22]" office:value-type="float" office:value="8.30490366458147" calcext:value-type="float">
            <text:p>8.30</text:p>
          </table:table-cell>
          <table:table-cell/>
          <table:table-cell table:style-name="ce4" table:formula="of:=[.$AF$3]/[.$L22]" office:value-type="float" office:value="41.3573170277562" calcext:value-type="float">
            <text:p>41.36</text:p>
          </table:table-cell>
          <table:table-cell table:style-name="ce4" table:formula="of:=[.$AF$3]/[.$M22]" office:value-type="float" office:value="27.3378875268219" calcext:value-type="float">
            <text:p>27.34</text:p>
          </table:table-cell>
          <table:table-cell table:style-name="ce4" table:formula="of:=[.$AF$3]/[.$N22]" office:value-type="float" office:value="21.3633823057284" calcext:value-type="float">
            <text:p>21.36</text:p>
          </table:table-cell>
          <table:table-cell table:style-name="ce4" table:formula="of:=[.$AF$3]/[.$O22]" office:value-type="float" office:value="16.4585241232907" calcext:value-type="float">
            <text:p>16.46</text:p>
          </table:table-cell>
          <table:table-cell/>
          <table:table-cell table:style-name="ce4" table:formula="of:=[.$AK$3]/[.$L22]" office:value-type="float" office:value="12.952504241625" calcext:value-type="float">
            <text:p>12.95</text:p>
          </table:table-cell>
          <table:table-cell table:style-name="ce4" table:formula="of:=[.$AK$3]/[.$M22]" office:value-type="float" office:value="8.56182483768432" calcext:value-type="float">
            <text:p>8.56</text:p>
          </table:table-cell>
          <table:table-cell table:style-name="ce4" table:formula="of:=[.$AK$3]/[.$N22]" office:value-type="float" office:value="6.69069755527649" calcext:value-type="float">
            <text:p>6.69</text:p>
          </table:table-cell>
          <table:table-cell table:style-name="ce4" table:formula="of:=[.$AK$3]/[.$O22]" office:value-type="float" office:value="5.15456801452423" calcext:value-type="float">
            <text:p>5.15</text:p>
          </table:table-cell>
          <table:table-cell/>
          <table:table-cell table:style-name="ce4" table:formula="of:=[.$AP$3]/[.$L22]" office:value-type="float" office:value="35.7191130615661" calcext:value-type="float">
            <text:p>35.72</text:p>
          </table:table-cell>
          <table:table-cell table:style-name="ce4" table:formula="of:=[.$AP$3]/[.$M22]" office:value-type="float" office:value="23.6109391423912" calcext:value-type="float">
            <text:p>23.61</text:p>
          </table:table-cell>
          <table:table-cell table:style-name="ce4" table:formula="of:=[.$AP$3]/[.$N22]" office:value-type="float" office:value="18.4509325748487" calcext:value-type="float">
            <text:p>18.45</text:p>
          </table:table-cell>
          <table:table-cell table:style-name="ce4" table:formula="of:=[.$AP$3]/[.$O22]" office:value-type="float" office:value="14.2147490755212" calcext:value-type="float">
            <text:p>14.21</text:p>
          </table:table-cell>
          <table:table-cell/>
          <table:table-cell table:style-name="ce4" table:formula="of:=[.$AU$3]/[.$L22]" office:value-type="float" office:value="41.7683297316326" calcext:value-type="float">
            <text:p>41.77</text:p>
          </table:table-cell>
          <table:table-cell table:style-name="ce4" table:formula="of:=[.$AU$3]/[.$M22]" office:value-type="float" office:value="27.6095738904012" calcext:value-type="float">
            <text:p>27.61</text:p>
          </table:table-cell>
          <table:table-cell table:style-name="ce4" table:formula="of:=[.$AU$3]/[.$N22]" office:value-type="float" office:value="21.5756935037572" calcext:value-type="float">
            <text:p>21.58</text:p>
          </table:table-cell>
          <table:table-cell table:style-name="ce4" table:formula="of:=[.$AU$3]/[.$O22]" office:value-type="float" office:value="16.6220904034048" calcext:value-type="float">
            <text:p>16.62</text:p>
          </table:table-cell>
          <table:table-cell/>
          <table:table-cell table:style-name="ce4" table:formula="of:=[.$AZ$3]/[.$L22]" office:value-type="float" office:value="2.84260859305655" calcext:value-type="float">
            <text:p>2.84</text:p>
          </table:table-cell>
          <table:table-cell table:style-name="ce4" table:formula="of:=[.$AZ$3]/[.$M22]" office:value-type="float" office:value="1.87901245981704" calcext:value-type="float">
            <text:p>1.88</text:p>
          </table:table-cell>
          <table:table-cell table:style-name="ce4" table:formula="of:=[.$AZ$3]/[.$N22]" office:value-type="float" office:value="1.46836735270471" calcext:value-type="float">
            <text:p>1.47</text:p>
          </table:table-cell>
          <table:table-cell table:style-name="ce4" table:formula="of:=[.$AZ$3]/[.$O22]" office:value-type="float" office:value="1.13124219519597" calcext:value-type="float">
            <text:p>1.13</text:p>
          </table:table-cell>
          <table:table-cell/>
          <table:table-cell table:style-name="ce4" table:formula="of:=[.$BE$3]/[.$L22]" office:value-type="float" office:value="46.783326037626" calcext:value-type="float">
            <text:p>46.78</text:p>
          </table:table-cell>
          <table:table-cell table:style-name="ce4" table:formula="of:=[.$BE$3]/[.$M22]" office:value-type="float" office:value="30.9245714486003" calcext:value-type="float">
            <text:p>30.92</text:p>
          </table:table-cell>
          <table:table-cell table:style-name="ce4" table:formula="of:=[.$BE$3]/[.$N22]" office:value-type="float" office:value="24.1662213969194" calcext:value-type="float">
            <text:p>24.17</text:p>
          </table:table-cell>
          <table:table-cell table:style-name="ce4" table:formula="of:=[.$BE$3]/[.$O22]" office:value-type="float" office:value="18.6178542394634" calcext:value-type="float">
            <text:p>18.62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4" table:formula="of:=[.B23]*[.$H$1]" office:value-type="float" office:value="7.58882677165356" calcext:value-type="float">
            <text:p>7.59</text:p>
          </table:table-cell>
          <table:table-cell table:style-name="ce4" table:formula="of:=[.C23]*[.$H$1]" office:value-type="float" office:value="11.2373011811024" calcext:value-type="float">
            <text:p>11.24</text:p>
          </table:table-cell>
          <table:table-cell table:style-name="ce4" table:formula="of:=[.D23]*[.$H$1]" office:value-type="float" office:value="14.7398366141733" calcext:value-type="float">
            <text:p>14.74</text:p>
          </table:table-cell>
          <table:table-cell table:style-name="ce4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4" table:formula="of:=[.$Q$3]/[.L23]" office:value-type="float" office:value="18.1221208293353" calcext:value-type="float">
            <text:p>18.12</text:p>
          </table:table-cell>
          <table:table-cell table:style-name="ce4" table:formula="of:=[.$Q$3]/[.M23]" office:value-type="float" office:value="12.2383153652654" calcext:value-type="float">
            <text:p>12.24</text:p>
          </table:table-cell>
          <table:table-cell table:style-name="ce4" table:formula="of:=[.$Q$3]/[.N23]" office:value-type="float" office:value="9.3302008230241" calcext:value-type="float">
            <text:p>9.33</text:p>
          </table:table-cell>
          <table:table-cell table:style-name="ce4" table:formula="of:=[.$Q$3]/[.O23]" office:value-type="float" office:value="7.30504095446073" calcext:value-type="float">
            <text:p>7.31</text:p>
          </table:table-cell>
          <table:table-cell/>
          <table:table-cell table:style-name="ce4" table:formula="of:=[.$V$3]/[.L23]" office:value-type="float" office:value="5.67558206813767" calcext:value-type="float">
            <text:p>5.68</text:p>
          </table:table-cell>
          <table:table-cell table:style-name="ce4" table:formula="of:=[.$V$3]/[.M23]" office:value-type="float" office:value="3.83286061744362" calcext:value-type="float">
            <text:p>3.83</text:p>
          </table:table-cell>
          <table:table-cell table:style-name="ce4" table:formula="of:=[.$V$3]/[.N23]" office:value-type="float" office:value="2.92208185686296" calcext:value-type="float">
            <text:p>2.92</text:p>
          </table:table-cell>
          <table:table-cell table:style-name="ce4" table:formula="of:=[.$V$3]/[.O23]" office:value-type="float" office:value="2.28783153134232" calcext:value-type="float">
            <text:p>2.29</text:p>
          </table:table-cell>
          <table:table-cell/>
          <table:table-cell table:style-name="ce4" table:formula="of:=[.$AA$3]/[.L23]" office:value-type="float" office:value="15.6515492140189" calcext:value-type="float">
            <text:p>15.65</text:p>
          </table:table-cell>
          <table:table-cell table:style-name="ce4" table:formula="of:=[.$AA$3]/[.M23]" office:value-type="float" office:value="10.5698773912855" calcext:value-type="float">
            <text:p>10.57</text:p>
          </table:table-cell>
          <table:table-cell table:style-name="ce4" table:formula="of:=[.$AA$3]/[.N23]" office:value-type="float" office:value="8.05822335771272" calcext:value-type="float">
            <text:p>8.06</text:p>
          </table:table-cell>
          <table:table-cell table:style-name="ce4" table:formula="of:=[.$AA$3]/[.O23]" office:value-type="float" office:value="6.30915162115492" calcext:value-type="float">
            <text:p>6.31</text:p>
          </table:table-cell>
          <table:table-cell/>
          <table:table-cell table:style-name="ce4" table:formula="of:=[.$AF$3]/[.$L23]" office:value-type="float" office:value="31.0179877708172" calcext:value-type="float">
            <text:p>31.02</text:p>
          </table:table-cell>
          <table:table-cell table:style-name="ce4" table:formula="of:=[.$AF$3]/[.$M23]" office:value-type="float" office:value="20.9472125205519" calcext:value-type="float">
            <text:p>20.95</text:p>
          </table:table-cell>
          <table:table-cell table:style-name="ce4" table:formula="of:=[.$AF$3]/[.$N23]" office:value-type="float" office:value="15.9696570701237" calcext:value-type="float">
            <text:p>15.97</text:p>
          </table:table-cell>
          <table:table-cell table:style-name="ce4" table:formula="of:=[.$AF$3]/[.$O23]" office:value-type="float" office:value="12.5033749153682" calcext:value-type="float">
            <text:p>12.50</text:p>
          </table:table-cell>
          <table:table-cell/>
          <table:table-cell table:style-name="ce4" table:formula="of:=[.$AK$3]/[.$L23]" office:value-type="float" office:value="9.71437818121875" calcext:value-type="float">
            <text:p>9.71</text:p>
          </table:table-cell>
          <table:table-cell table:style-name="ce4" table:formula="of:=[.$AK$3]/[.$M23]" office:value-type="float" office:value="6.56035929121266" calcext:value-type="float">
            <text:p>6.56</text:p>
          </table:table-cell>
          <table:table-cell table:style-name="ce4" table:formula="of:=[.$AK$3]/[.$N23]" office:value-type="float" office:value="5.0014620338948" calcext:value-type="float">
            <text:p>5.00</text:p>
          </table:table-cell>
          <table:table-cell table:style-name="ce4" table:formula="of:=[.$AK$3]/[.$O23]" office:value-type="float" office:value="3.915873375375" calcext:value-type="float">
            <text:p>3.92</text:p>
          </table:table-cell>
          <table:table-cell/>
          <table:table-cell table:style-name="ce4" table:formula="of:=[.$AP$3]/[.$L23]" office:value-type="float" office:value="26.7893347961746" calcext:value-type="float">
            <text:p>26.79</text:p>
          </table:table-cell>
          <table:table-cell table:style-name="ce4" table:formula="of:=[.$AP$3]/[.$M23]" office:value-type="float" office:value="18.0914988233906" calcext:value-type="float">
            <text:p>18.09</text:p>
          </table:table-cell>
          <table:table-cell table:style-name="ce4" table:formula="of:=[.$AP$3]/[.$N23]" office:value-type="float" office:value="13.7925288059513" calcext:value-type="float">
            <text:p>13.79</text:p>
          </table:table-cell>
          <table:table-cell table:style-name="ce4" table:formula="of:=[.$AP$3]/[.$O23]" office:value-type="float" office:value="10.7988016232642" calcext:value-type="float">
            <text:p>10.80</text:p>
          </table:table-cell>
          <table:table-cell/>
          <table:table-cell table:style-name="ce4" table:formula="of:=[.$AU$3]/[.$L23]" office:value-type="float" office:value="31.3262472987245" calcext:value-type="float">
            <text:p>31.33</text:p>
          </table:table-cell>
          <table:table-cell table:style-name="ce4" table:formula="of:=[.$AU$3]/[.$M23]" office:value-type="float" office:value="21.1553877861516" calcext:value-type="float">
            <text:p>21.16</text:p>
          </table:table-cell>
          <table:table-cell table:style-name="ce4" table:formula="of:=[.$AU$3]/[.$N23]" office:value-type="float" office:value="16.1283649458779" calcext:value-type="float">
            <text:p>16.13</text:p>
          </table:table-cell>
          <table:table-cell table:style-name="ce4" table:formula="of:=[.$AU$3]/[.$O23]" office:value-type="float" office:value="12.6276345700285" calcext:value-type="float">
            <text:p>12.63</text:p>
          </table:table-cell>
          <table:table-cell/>
          <table:table-cell table:style-name="ce4" table:formula="of:=[.$AZ$3]/[.$L23]" office:value-type="float" office:value="2.13195644479241" calcext:value-type="float">
            <text:p>2.13</text:p>
          </table:table-cell>
          <table:table-cell table:style-name="ce4" table:formula="of:=[.$AZ$3]/[.$M23]" office:value-type="float" office:value="1.43976279388579" calcext:value-type="float">
            <text:p>1.44</text:p>
          </table:table-cell>
          <table:table-cell table:style-name="ce4" table:formula="of:=[.$AZ$3]/[.$N23]" office:value-type="float" office:value="1.09764094187332" calcext:value-type="float">
            <text:p>1.10</text:p>
          </table:table-cell>
          <table:table-cell table:style-name="ce4" table:formula="of:=[.$AZ$3]/[.$O23]" office:value-type="float" office:value="0.859393295575236" calcext:value-type="float">
            <text:p>0.86</text:p>
          </table:table-cell>
          <table:table-cell/>
          <table:table-cell table:style-name="ce4" table:formula="of:=[.$BE$3]/[.$L23]" office:value-type="float" office:value="35.0874945282195" calcext:value-type="float">
            <text:p>35.09</text:p>
          </table:table-cell>
          <table:table-cell table:style-name="ce4" table:formula="of:=[.$BE$3]/[.$M23]" office:value-type="float" office:value="23.6954508502262" calcext:value-type="float">
            <text:p>23.70</text:p>
          </table:table-cell>
          <table:table-cell table:style-name="ce4" table:formula="of:=[.$BE$3]/[.$N23]" office:value-type="float" office:value="18.0648486679942" calcext:value-type="float">
            <text:p>18.06</text:p>
          </table:table-cell>
          <table:table-cell table:style-name="ce4" table:formula="of:=[.$BE$3]/[.$O23]" office:value-type="float" office:value="14.1437962439335" calcext:value-type="float">
            <text:p>14.14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4" table:formula="of:=[.B24]*[.$H$1]" office:value-type="float" office:value="8.17258267716537" calcext:value-type="float">
            <text:p>8.17</text:p>
          </table:table-cell>
          <table:table-cell table:style-name="ce4" table:formula="of:=[.C24]*[.$H$1]" office:value-type="float" office:value="12.477782480315" calcext:value-type="float">
            <text:p>12.48</text:p>
          </table:table-cell>
          <table:table-cell table:style-name="ce4" table:formula="of:=[.D24]*[.$H$1]" office:value-type="float" office:value="16.1262568897638" calcext:value-type="float">
            <text:p>16.13</text:p>
          </table:table-cell>
          <table:table-cell table:style-name="ce4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4" table:formula="of:=[.$Q$3]/[.L24]" office:value-type="float" office:value="16.8276836272399" calcext:value-type="float">
            <text:p>16.83</text:p>
          </table:table-cell>
          <table:table-cell table:style-name="ce4" table:formula="of:=[.$Q$3]/[.M24]" office:value-type="float" office:value="11.0216407383092" calcext:value-type="float">
            <text:p>11.02</text:p>
          </table:table-cell>
          <table:table-cell table:style-name="ce4" table:formula="of:=[.$Q$3]/[.N24]" office:value-type="float" office:value="8.52805686086365" calcext:value-type="float">
            <text:p>8.53</text:p>
          </table:table-cell>
          <table:table-cell table:style-name="ce4" table:formula="of:=[.$Q$3]/[.O24]" office:value-type="float" office:value="6.47663424828477" calcext:value-type="float">
            <text:p>6.48</text:p>
          </table:table-cell>
          <table:table-cell/>
          <table:table-cell table:style-name="ce4" table:formula="of:=[.$V$3]/[.L24]" office:value-type="float" office:value="5.27018334898498" calcext:value-type="float">
            <text:p>5.27</text:p>
          </table:table-cell>
          <table:table-cell table:style-name="ce4" table:formula="of:=[.$V$3]/[.M24]" office:value-type="float" office:value="3.45181599465683" calcext:value-type="float">
            <text:p>3.45</text:p>
          </table:table-cell>
          <table:table-cell table:style-name="ce4" table:formula="of:=[.$V$3]/[.N24]" office:value-type="float" office:value="2.67086214971184" calcext:value-type="float">
            <text:p>2.67</text:p>
          </table:table-cell>
          <table:table-cell table:style-name="ce4" table:formula="of:=[.$V$3]/[.O24]" office:value-type="float" office:value="2.02838671850968" calcext:value-type="float">
            <text:p>2.03</text:p>
          </table:table-cell>
          <table:table-cell/>
          <table:table-cell table:style-name="ce4" table:formula="of:=[.$AA$3]/[.L24]" office:value-type="float" office:value="14.5335814130176" calcext:value-type="float">
            <text:p>14.53</text:p>
          </table:table-cell>
          <table:table-cell table:style-name="ce4" table:formula="of:=[.$AA$3]/[.M24]" office:value-type="float" office:value="9.51907086700567" calcext:value-type="float">
            <text:p>9.52</text:p>
          </table:table-cell>
          <table:table-cell table:style-name="ce4" table:formula="of:=[.$AA$3]/[.N24]" office:value-type="float" office:value="7.3654349242442" calcext:value-type="float">
            <text:p>7.37</text:p>
          </table:table-cell>
          <table:table-cell table:style-name="ce4" table:formula="of:=[.$AA$3]/[.O24]" office:value-type="float" office:value="5.59368081875591" calcext:value-type="float">
            <text:p>5.59</text:p>
          </table:table-cell>
          <table:table-cell/>
          <table:table-cell table:style-name="ce4" table:formula="of:=[.$AF$3]/[.$L24]" office:value-type="float" office:value="28.8024172157588" calcext:value-type="float">
            <text:p>28.80</text:p>
          </table:table-cell>
          <table:table-cell table:style-name="ce4" table:formula="of:=[.$AF$3]/[.$M24]" office:value-type="float" office:value="18.86474110038" calcext:value-type="float">
            <text:p>18.86</text:p>
          </table:table-cell>
          <table:table-cell table:style-name="ce4" table:formula="of:=[.$AF$3]/[.$N24]" office:value-type="float" office:value="14.5967001274434" calcext:value-type="float">
            <text:p>14.60</text:p>
          </table:table-cell>
          <table:table-cell table:style-name="ce4" table:formula="of:=[.$AF$3]/[.$O24]" office:value-type="float" office:value="11.085466419811" calcext:value-type="float">
            <text:p>11.09</text:p>
          </table:table-cell>
          <table:table-cell/>
          <table:table-cell table:style-name="ce4" table:formula="of:=[.$AK$3]/[.$L24]" office:value-type="float" office:value="9.02049402541741" calcext:value-type="float">
            <text:p>9.02</text:p>
          </table:table-cell>
          <table:table-cell table:style-name="ce4" table:formula="of:=[.$AK$3]/[.$M24]" office:value-type="float" office:value="5.90815982951316" calcext:value-type="float">
            <text:p>5.91</text:p>
          </table:table-cell>
          <table:table-cell table:style-name="ce4" table:formula="of:=[.$AK$3]/[.$N24]" office:value-type="float" office:value="4.57147208527941" calcext:value-type="float">
            <text:p>4.57</text:p>
          </table:table-cell>
          <table:table-cell table:style-name="ce4" table:formula="of:=[.$AK$3]/[.$O24]" office:value-type="float" office:value="3.47180526064175" calcext:value-type="float">
            <text:p>3.47</text:p>
          </table:table-cell>
          <table:table-cell/>
          <table:table-cell table:style-name="ce4" table:formula="of:=[.$AP$3]/[.$L24]" office:value-type="float" office:value="24.8758108821621" calcext:value-type="float">
            <text:p>24.88</text:p>
          </table:table-cell>
          <table:table-cell table:style-name="ce4" table:formula="of:=[.$AP$3]/[.$M24]" office:value-type="float" office:value="16.2929287649249" calcext:value-type="float">
            <text:p>16.29</text:p>
          </table:table-cell>
          <table:table-cell table:style-name="ce4" table:formula="of:=[.$AP$3]/[.$N24]" office:value-type="float" office:value="12.6067457864351" calcext:value-type="float">
            <text:p>12.61</text:p>
          </table:table-cell>
          <table:table-cell table:style-name="ce4" table:formula="of:=[.$AP$3]/[.$O24]" office:value-type="float" office:value="9.57419525361567" calcext:value-type="float">
            <text:p>9.57</text:p>
          </table:table-cell>
          <table:table-cell/>
          <table:table-cell table:style-name="ce4" table:formula="of:=[.$AU$3]/[.$L24]" office:value-type="float" office:value="29.0886582059584" calcext:value-type="float">
            <text:p>29.09</text:p>
          </table:table-cell>
          <table:table-cell table:style-name="ce4" table:formula="of:=[.$AU$3]/[.$M24]" office:value-type="float" office:value="19.0522205793412" calcext:value-type="float">
            <text:p>19.05</text:p>
          </table:table-cell>
          <table:table-cell table:style-name="ce4" table:formula="of:=[.$AU$3]/[.$N24]" office:value-type="float" office:value="14.7417634346939" calcext:value-type="float">
            <text:p>14.74</text:p>
          </table:table-cell>
          <table:table-cell table:style-name="ce4" table:formula="of:=[.$AU$3]/[.$O24]" office:value-type="float" office:value="11.1956347734273" calcext:value-type="float">
            <text:p>11.20</text:p>
          </table:table-cell>
          <table:table-cell/>
          <table:table-cell table:style-name="ce4" table:formula="of:=[.$AZ$3]/[.$L24]" office:value-type="float" office:value="1.97967384159295" calcext:value-type="float">
            <text:p>1.98</text:p>
          </table:table-cell>
          <table:table-cell table:style-name="ce4" table:formula="of:=[.$AZ$3]/[.$M24]" office:value-type="float" office:value="1.29662848104334" calcext:value-type="float">
            <text:p>1.30</text:p>
          </table:table-cell>
          <table:table-cell table:style-name="ce4" table:formula="of:=[.$AZ$3]/[.$N24]" office:value-type="float" office:value="1.00327362107878" calcext:value-type="float">
            <text:p>1.00</text:p>
          </table:table-cell>
          <table:table-cell table:style-name="ce4" table:formula="of:=[.$AZ$3]/[.$O24]" office:value-type="float" office:value="0.761936323912065" calcext:value-type="float">
            <text:p>0.76</text:p>
          </table:table-cell>
          <table:table-cell/>
          <table:table-cell table:style-name="ce4" table:formula="of:=[.$BE$3]/[.$L24]" office:value-type="float" office:value="32.581244919061" calcext:value-type="float">
            <text:p>32.58</text:p>
          </table:table-cell>
          <table:table-cell table:style-name="ce4" table:formula="of:=[.$BE$3]/[.$M24]" office:value-type="float" office:value="21.3397627540049" calcext:value-type="float">
            <text:p>21.34</text:p>
          </table:table-cell>
          <table:table-cell table:style-name="ce4" table:formula="of:=[.$BE$3]/[.$N24]" office:value-type="float" office:value="16.5117621309268" calcext:value-type="float">
            <text:p>16.51</text:p>
          </table:table-cell>
          <table:table-cell table:style-name="ce4" table:formula="of:=[.$BE$3]/[.$O24]" office:value-type="float" office:value="12.5398605874049" calcext:value-type="float">
            <text:p>12.54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4"/>
          <table:table-cell table:style-name="ce4" table:formula="of:=[.C25]*[.$H$1]" office:value-type="float" office:value="6.93210137795277" calcext:value-type="float">
            <text:p>6.93</text:p>
          </table:table-cell>
          <table:table-cell table:style-name="ce4" table:formula="of:=[.D25]*[.$H$1]" office:value-type="float" office:value="9.41306397637797" calcext:value-type="float">
            <text:p>9.41</text:p>
          </table:table-cell>
          <table:table-cell table:style-name="ce4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4"/>
          <table:table-cell table:style-name="ce4" table:formula="of:=[.$Q$3]/[.M25]" office:value-type="float" office:value="19.8389533289565" calcext:value-type="float">
            <text:p>19.84</text:p>
          </table:table-cell>
          <table:table-cell table:style-name="ce4" table:formula="of:=[.$Q$3]/[.N25]" office:value-type="float" office:value="14.6100819089215" calcext:value-type="float">
            <text:p>14.61</text:p>
          </table:table-cell>
          <table:table-cell table:style-name="ce4" table:formula="of:=[.$Q$3]/[.O25]" office:value-type="float" office:value="12.9089079880196" calcext:value-type="float">
            <text:p>12.91</text:p>
          </table:table-cell>
          <table:table-cell table:number-columns-repeated="2"/>
          <table:table-cell table:style-name="ce4" table:formula="of:=[.$V$3]/[.M25]" office:value-type="float" office:value="6.21326879038229" calcext:value-type="float">
            <text:p>6.21</text:p>
          </table:table-cell>
          <table:table-cell table:style-name="ce4" table:formula="of:=[.$V$3]/[.N25]" office:value-type="float" office:value="4.57566306268463" calcext:value-type="float">
            <text:p>4.58</text:p>
          </table:table-cell>
          <table:table-cell table:style-name="ce4" table:formula="of:=[.$V$3]/[.O25]" office:value-type="float" office:value="4.04288037730355" calcext:value-type="float">
            <text:p>4.04</text:p>
          </table:table-cell>
          <table:table-cell/>
          <table:table-cell table:style-name="ce4"/>
          <table:table-cell table:style-name="ce4" table:formula="of:=[.$AA$3]/[.M25]" office:value-type="float" office:value="17.1343275606102" calcext:value-type="float">
            <text:p>17.13</text:p>
          </table:table-cell>
          <table:table-cell table:style-name="ce4" table:formula="of:=[.$AA$3]/[.N25]" office:value-type="float" office:value="12.6183032423098" calcext:value-type="float">
            <text:p>12.62</text:p>
          </table:table-cell>
          <table:table-cell table:style-name="ce4" table:formula="of:=[.$AA$3]/[.O25]" office:value-type="float" office:value="11.1490487551916" calcext:value-type="float">
            <text:p>11.15</text:p>
          </table:table-cell>
          <table:table-cell/>
          <table:table-cell table:style-name="ce4"/>
          <table:table-cell table:style-name="ce4" table:formula="of:=[.$AF$3]/[.$M25]" office:value-type="float" office:value="33.9565339806841" calcext:value-type="float">
            <text:p>33.96</text:p>
          </table:table-cell>
          <table:table-cell table:style-name="ce4" table:formula="of:=[.$AF$3]/[.$N25]" office:value-type="float" office:value="25.0067498307363" calcext:value-type="float">
            <text:p>25.01</text:p>
          </table:table-cell>
          <table:table-cell table:style-name="ce4" table:formula="of:=[.$AF$3]/[.$O25]" office:value-type="float" office:value="22.0950049874314" calcext:value-type="float">
            <text:p>22.10</text:p>
          </table:table-cell>
          <table:table-cell/>
          <table:table-cell table:style-name="ce4"/>
          <table:table-cell table:style-name="ce4" table:formula="of:=[.$AK$3]/[.$M25]" office:value-type="float" office:value="10.6346876931237" calcext:value-type="float">
            <text:p>10.63</text:p>
          </table:table-cell>
          <table:table-cell table:style-name="ce4" table:formula="of:=[.$AK$3]/[.$N25]" office:value-type="float" office:value="7.83174675075" calcext:value-type="float">
            <text:p>7.83</text:p>
          </table:table-cell>
          <table:table-cell table:style-name="ce4" table:formula="of:=[.$AK$3]/[.$O25]" office:value-type="float" office:value="6.91983103319692" calcext:value-type="float">
            <text:p>6.92</text:p>
          </table:table-cell>
          <table:table-cell/>
          <table:table-cell table:style-name="ce4"/>
          <table:table-cell table:style-name="ce4" table:formula="of:=[.$AP$3]/[.$M25]" office:value-type="float" office:value="29.3272717768648" calcext:value-type="float">
            <text:p>29.33</text:p>
          </table:table-cell>
          <table:table-cell table:style-name="ce4" table:formula="of:=[.$AP$3]/[.$N25]" office:value-type="float" office:value="21.5976032465284" calcext:value-type="float">
            <text:p>21.60</text:p>
          </table:table-cell>
          <table:table-cell table:style-name="ce4" table:formula="of:=[.$AP$3]/[.$O25]" office:value-type="float" office:value="19.0828138274121" calcext:value-type="float">
            <text:p>19.08</text:p>
          </table:table-cell>
          <table:table-cell/>
          <table:table-cell table:style-name="ce4"/>
          <table:table-cell table:style-name="ce4" table:formula="of:=[.$AU$3]/[.$M25]" office:value-type="float" office:value="34.2939970428141" calcext:value-type="float">
            <text:p>34.29</text:p>
          </table:table-cell>
          <table:table-cell table:style-name="ce4" table:formula="of:=[.$AU$3]/[.$N25]" office:value-type="float" office:value="25.2552691400569" calcext:value-type="float">
            <text:p>25.26</text:p>
          </table:table-cell>
          <table:table-cell table:style-name="ce4" table:formula="of:=[.$AU$3]/[.$O25]" office:value-type="float" office:value="22.3145871168996" calcext:value-type="float">
            <text:p>22.31</text:p>
          </table:table-cell>
          <table:table-cell/>
          <table:table-cell table:style-name="ce4"/>
          <table:table-cell table:style-name="ce4" table:formula="of:=[.$AZ$3]/[.$M25]" office:value-type="float" office:value="2.33393126587801" calcext:value-type="float">
            <text:p>2.33</text:p>
          </table:table-cell>
          <table:table-cell table:style-name="ce4" table:formula="of:=[.$AZ$3]/[.$N25]" office:value-type="float" office:value="1.71878659115047" calcext:value-type="float">
            <text:p>1.72</text:p>
          </table:table-cell>
          <table:table-cell table:style-name="ce4" table:formula="of:=[.$AZ$3]/[.$O25]" office:value-type="float" office:value="1.51865390587953" calcext:value-type="float">
            <text:p>1.52</text:p>
          </table:table-cell>
          <table:table-cell/>
          <table:table-cell table:style-name="ce4"/>
          <table:table-cell table:style-name="ce4" table:formula="of:=[.$BE$3]/[.$M25]" office:value-type="float" office:value="38.4115729572087" calcext:value-type="float">
            <text:p>38.41</text:p>
          </table:table-cell>
          <table:table-cell table:style-name="ce4" table:formula="of:=[.$BE$3]/[.$N25]" office:value-type="float" office:value="28.2875924878669" calcext:value-type="float">
            <text:p>28.29</text:p>
          </table:table-cell>
          <table:table-cell table:style-name="ce4" table:formula="of:=[.$BE$3]/[.$O25]" office:value-type="float" office:value="24.9938317187317" calcext:value-type="float">
            <text:p>24.99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4"/>
          <table:table-cell table:style-name="ce4" table:formula="of:=[.C26]*[.$H$1]" office:value-type="float" office:value="6.93210137795277" calcext:value-type="float">
            <text:p>6.93</text:p>
          </table:table-cell>
          <table:table-cell table:style-name="ce4" table:formula="of:=[.D26]*[.$H$1]" office:value-type="float" office:value="9.41306397637797" calcext:value-type="float">
            <text:p>9.41</text:p>
          </table:table-cell>
          <table:table-cell table:style-name="ce4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4"/>
          <table:table-cell table:style-name="ce4" table:formula="of:=[.$Q$3]/[.M26]" office:value-type="float" office:value="19.8389533289565" calcext:value-type="float">
            <text:p>19.84</text:p>
          </table:table-cell>
          <table:table-cell table:style-name="ce4" table:formula="of:=[.$Q$3]/[.N26]" office:value-type="float" office:value="14.6100819089215" calcext:value-type="float">
            <text:p>14.61</text:p>
          </table:table-cell>
          <table:table-cell table:style-name="ce4" table:formula="of:=[.$Q$3]/[.O26]" office:value-type="float" office:value="12.9089079880196" calcext:value-type="float">
            <text:p>12.91</text:p>
          </table:table-cell>
          <table:table-cell table:number-columns-repeated="2"/>
          <table:table-cell table:style-name="ce4" table:formula="of:=[.$V$3]/[.M26]" office:value-type="float" office:value="6.21326879038229" calcext:value-type="float">
            <text:p>6.21</text:p>
          </table:table-cell>
          <table:table-cell table:style-name="ce4" table:formula="of:=[.$V$3]/[.N26]" office:value-type="float" office:value="4.57566306268463" calcext:value-type="float">
            <text:p>4.58</text:p>
          </table:table-cell>
          <table:table-cell table:style-name="ce4" table:formula="of:=[.$V$3]/[.O26]" office:value-type="float" office:value="4.04288037730355" calcext:value-type="float">
            <text:p>4.04</text:p>
          </table:table-cell>
          <table:table-cell/>
          <table:table-cell table:style-name="ce4"/>
          <table:table-cell table:style-name="ce4" table:formula="of:=[.$AA$3]/[.M26]" office:value-type="float" office:value="17.1343275606102" calcext:value-type="float">
            <text:p>17.13</text:p>
          </table:table-cell>
          <table:table-cell table:style-name="ce4" table:formula="of:=[.$AA$3]/[.N26]" office:value-type="float" office:value="12.6183032423098" calcext:value-type="float">
            <text:p>12.62</text:p>
          </table:table-cell>
          <table:table-cell table:style-name="ce4" table:formula="of:=[.$AA$3]/[.O26]" office:value-type="float" office:value="11.1490487551916" calcext:value-type="float">
            <text:p>11.15</text:p>
          </table:table-cell>
          <table:table-cell/>
          <table:table-cell table:style-name="ce4"/>
          <table:table-cell table:style-name="ce4" table:formula="of:=[.$AF$3]/[.$M26]" office:value-type="float" office:value="33.9565339806841" calcext:value-type="float">
            <text:p>33.96</text:p>
          </table:table-cell>
          <table:table-cell table:style-name="ce4" table:formula="of:=[.$AF$3]/[.$N26]" office:value-type="float" office:value="25.0067498307363" calcext:value-type="float">
            <text:p>25.01</text:p>
          </table:table-cell>
          <table:table-cell table:style-name="ce4" table:formula="of:=[.$AF$3]/[.$O26]" office:value-type="float" office:value="22.0950049874314" calcext:value-type="float">
            <text:p>22.10</text:p>
          </table:table-cell>
          <table:table-cell/>
          <table:table-cell table:style-name="ce4"/>
          <table:table-cell table:style-name="ce4" table:formula="of:=[.$AK$3]/[.$M26]" office:value-type="float" office:value="10.6346876931237" calcext:value-type="float">
            <text:p>10.63</text:p>
          </table:table-cell>
          <table:table-cell table:style-name="ce4" table:formula="of:=[.$AK$3]/[.$N26]" office:value-type="float" office:value="7.83174675075" calcext:value-type="float">
            <text:p>7.83</text:p>
          </table:table-cell>
          <table:table-cell table:style-name="ce4" table:formula="of:=[.$AK$3]/[.$O26]" office:value-type="float" office:value="6.91983103319692" calcext:value-type="float">
            <text:p>6.92</text:p>
          </table:table-cell>
          <table:table-cell/>
          <table:table-cell table:style-name="ce4"/>
          <table:table-cell table:style-name="ce4" table:formula="of:=[.$AP$3]/[.$M26]" office:value-type="float" office:value="29.3272717768648" calcext:value-type="float">
            <text:p>29.33</text:p>
          </table:table-cell>
          <table:table-cell table:style-name="ce4" table:formula="of:=[.$AP$3]/[.$N26]" office:value-type="float" office:value="21.5976032465284" calcext:value-type="float">
            <text:p>21.60</text:p>
          </table:table-cell>
          <table:table-cell table:style-name="ce4" table:formula="of:=[.$AP$3]/[.$O26]" office:value-type="float" office:value="19.0828138274121" calcext:value-type="float">
            <text:p>19.08</text:p>
          </table:table-cell>
          <table:table-cell/>
          <table:table-cell table:style-name="ce4"/>
          <table:table-cell table:style-name="ce4" table:formula="of:=[.$AU$3]/[.$M26]" office:value-type="float" office:value="34.2939970428141" calcext:value-type="float">
            <text:p>34.29</text:p>
          </table:table-cell>
          <table:table-cell table:style-name="ce4" table:formula="of:=[.$AU$3]/[.$N26]" office:value-type="float" office:value="25.2552691400569" calcext:value-type="float">
            <text:p>25.26</text:p>
          </table:table-cell>
          <table:table-cell table:style-name="ce4" table:formula="of:=[.$AU$3]/[.$O26]" office:value-type="float" office:value="22.3145871168996" calcext:value-type="float">
            <text:p>22.31</text:p>
          </table:table-cell>
          <table:table-cell/>
          <table:table-cell table:style-name="ce4"/>
          <table:table-cell table:style-name="ce4" table:formula="of:=[.$AZ$3]/[.$M26]" office:value-type="float" office:value="2.33393126587801" calcext:value-type="float">
            <text:p>2.33</text:p>
          </table:table-cell>
          <table:table-cell table:style-name="ce4" table:formula="of:=[.$AZ$3]/[.$N26]" office:value-type="float" office:value="1.71878659115047" calcext:value-type="float">
            <text:p>1.72</text:p>
          </table:table-cell>
          <table:table-cell table:style-name="ce4" table:formula="of:=[.$AZ$3]/[.$O26]" office:value-type="float" office:value="1.51865390587953" calcext:value-type="float">
            <text:p>1.52</text:p>
          </table:table-cell>
          <table:table-cell/>
          <table:table-cell table:style-name="ce4"/>
          <table:table-cell table:style-name="ce4" table:formula="of:=[.$BE$3]/[.$M26]" office:value-type="float" office:value="38.4115729572087" calcext:value-type="float">
            <text:p>38.41</text:p>
          </table:table-cell>
          <table:table-cell table:style-name="ce4" table:formula="of:=[.$BE$3]/[.$N26]" office:value-type="float" office:value="28.2875924878669" calcext:value-type="float">
            <text:p>28.29</text:p>
          </table:table-cell>
          <table:table-cell table:style-name="ce4" table:formula="of:=[.$BE$3]/[.$O26]" office:value-type="float" office:value="24.9938317187317" calcext:value-type="float">
            <text:p>24.99</text:p>
          </table:table-cell>
        </table:table-row>
        <table:table-row table:style-name="ro1">
          <table:table-cell table:number-columns-repeated="11"/>
          <table:table-cell table:style-name="ce9" table:formula="of:=MAX([.L6:.L26])" office:value-type="float" office:value="6.93210137795277" calcext:value-type="float">
            <text:p>6.93</text:p>
          </table:table-cell>
          <table:table-cell table:style-name="ce9" table:formula="of:=MAX([.M6:.M26])" office:value-type="float" office:value="10.4346368110236" calcext:value-type="float">
            <text:p>10.43</text:p>
          </table:table-cell>
          <table:table-cell table:style-name="ce9" table:formula="of:=MAX([.N6:.N26])" office:value-type="float" office:value="13.5723248031496" calcext:value-type="float">
            <text:p>13.57</text:p>
          </table:table-cell>
          <table:table-cell table:style-name="ce9" table:formula="of:=MAX([.O6:.O26])" office:value-type="float" office:value="17.7680703740158" calcext:value-type="float">
            <text:p>17.77</text:p>
          </table:table-cell>
          <table:table-cell/>
          <table:table-cell table:style-name="ce9" table:formula="of:=MIN([.Q6:.Q26])" office:value-type="float" office:value="9.91947666447825" calcext:value-type="float">
            <text:p>9.92</text:p>
          </table:table-cell>
          <table:table-cell table:style-name="ce9" table:formula="of:=MIN([.R6:.R26])" office:value-type="float" office:value="6.58986211975828" calcext:value-type="float">
            <text:p>6.59</text:p>
          </table:table-cell>
          <table:table-cell table:style-name="ce9" table:formula="of:=MIN([.S6:.S26])" office:value-type="float" office:value="5.06639937164212" calcext:value-type="float">
            <text:p>5.07</text:p>
          </table:table-cell>
          <table:table-cell table:style-name="ce9" table:formula="of:=MIN([.T6:.T26])" office:value-type="float" office:value="3.87002169661369" calcext:value-type="float">
            <text:p>3.87</text:p>
          </table:table-cell>
          <table:table-cell/>
          <table:table-cell table:style-name="ce9" table:formula="of:=MIN([.V6:.V26])" office:value-type="float" office:value="3.10663439519115" calcext:value-type="float">
            <text:p>3.11</text:p>
          </table:table-cell>
          <table:table-cell table:style-name="ce9" table:formula="of:=MIN([.W6:.W26])" office:value-type="float" office:value="2.06384802477733" calcext:value-type="float">
            <text:p>2.06</text:p>
          </table:table-cell>
          <table:table-cell table:style-name="ce9" table:formula="of:=MIN([.X6:.X26])" office:value-type="float" office:value="1.58672186851161" calcext:value-type="float">
            <text:p>1.59</text:p>
          </table:table-cell>
          <table:table-cell table:style-name="ce9" table:formula="of:=MIN([.Y6:.Y26])" office:value-type="float" office:value="1.21203395294932" calcext:value-type="float">
            <text:p>1.21</text:p>
          </table:table-cell>
          <table:table-cell/>
          <table:table-cell table:style-name="ce9" table:formula="of:=MIN([.AA6:.AA26])" office:value-type="float" office:value="8.5671637803051" calcext:value-type="float">
            <text:p>8.57</text:p>
          </table:table-cell>
          <table:table-cell table:style-name="ce9" table:formula="of:=MIN([.AB6:.AB26])" office:value-type="float" office:value="5.69147244146143" calcext:value-type="float">
            <text:p>5.69</text:p>
          </table:table-cell>
          <table:table-cell table:style-name="ce9" table:formula="of:=MIN([.AC6:.AC26])" office:value-type="float" office:value="4.37570193080099" calcext:value-type="float">
            <text:p>4.38</text:p>
          </table:table-cell>
          <table:table-cell table:style-name="ce9" table:formula="of:=MIN([.AD6:.AD26])" office:value-type="float" office:value="3.34242529416421" calcext:value-type="float">
            <text:p>3.34</text:p>
          </table:table-cell>
          <table:table-cell/>
          <table:table-cell table:style-name="ce9" table:formula="of:=MIN([.AF6:.AF26])" office:value-type="float" office:value="16.978266990342" calcext:value-type="float">
            <text:p>16.98</text:p>
          </table:table-cell>
          <table:table-cell table:style-name="ce9" table:formula="of:=MIN([.AG6:.AG26])" office:value-type="float" office:value="11.2792682802972" calcext:value-type="float">
            <text:p>11.28</text:p>
          </table:table-cell>
          <table:table-cell table:style-name="ce9" table:formula="of:=MIN([.AH6:.AH26])" office:value-type="float" office:value="8.67169550581986" calcext:value-type="float">
            <text:p>8.67</text:p>
          </table:table-cell>
          <table:table-cell table:style-name="ce9" table:formula="of:=MIN([.AI6:.AI26])" office:value-type="float" office:value="6.62396453421968" calcext:value-type="float">
            <text:p>6.62</text:p>
          </table:table-cell>
          <table:table-cell/>
          <table:table-cell table:style-name="ce9" table:formula="of:=MIN([.AK6:.AK26])" office:value-type="float" office:value="5.31734384656184" calcext:value-type="float">
            <text:p>5.32</text:p>
          </table:table-cell>
          <table:table-cell table:style-name="ce9" table:formula="of:=MIN([.AL6:.AL26])" office:value-type="float" office:value="3.53250115680682" calcext:value-type="float">
            <text:p>3.53</text:p>
          </table:table-cell>
          <table:table-cell table:style-name="ce9" table:formula="of:=MIN([.AM6:.AM26])" office:value-type="float" office:value="2.71584766356653" calcext:value-type="float">
            <text:p>2.72</text:p>
          </table:table-cell>
          <table:table-cell table:style-name="ce9" table:formula="of:=MIN([.AN6:.AN26])" office:value-type="float" office:value="2.074528400096" calcext:value-type="float">
            <text:p>2.07</text:p>
          </table:table-cell>
          <table:table-cell/>
          <table:table-cell table:style-name="ce9" table:formula="of:=MIN([.AP6:.AP26])" office:value-type="float" office:value="14.6636358884324" calcext:value-type="float">
            <text:p>14.66</text:p>
          </table:table-cell>
          <table:table-cell table:style-name="ce9" table:formula="of:=MIN([.AQ6:.AQ26])" office:value-type="float" office:value="9.74157628951804" calcext:value-type="float">
            <text:p>9.74</text:p>
          </table:table-cell>
          <table:table-cell table:style-name="ce9" table:formula="of:=MIN([.AR6:.AR26])" office:value-type="float" office:value="7.4894914483929" calcext:value-type="float">
            <text:p>7.49</text:p>
          </table:table-cell>
          <table:table-cell table:style-name="ce9" table:formula="of:=MIN([.AS6:.AS26])" office:value-type="float" office:value="5.72092570595926" calcext:value-type="float">
            <text:p>5.72</text:p>
          </table:table-cell>
          <table:table-cell/>
          <table:table-cell table:style-name="ce9" table:formula="of:=MIN([.AU6:.AU26])" office:value-type="float" office:value="17.1469985214071" calcext:value-type="float">
            <text:p>17.15</text:p>
          </table:table-cell>
          <table:table-cell table:style-name="ce9" table:formula="of:=MIN([.AV6:.AV26])" office:value-type="float" office:value="11.3913626540816" calcext:value-type="float">
            <text:p>11.39</text:p>
          </table:table-cell>
          <table:table-cell table:style-name="ce9" table:formula="of:=MIN([.AW6:.AW26])" office:value-type="float" office:value="8.75787558889071" calcext:value-type="float">
            <text:p>8.76</text:p>
          </table:table-cell>
          <table:table-cell table:style-name="ce9" table:formula="of:=MIN([.AX6:.AX26])" office:value-type="float" office:value="6.68979408432719" calcext:value-type="float">
            <text:p>6.69</text:p>
          </table:table-cell>
          <table:table-cell/>
          <table:table-cell table:style-name="ce9" table:formula="of:=MIN([.AZ6:.AZ26])" office:value-type="float" office:value="1.16696563293901" calcext:value-type="float">
            <text:p>1.17</text:p>
          </table:table-cell>
          <table:table-cell table:style-name="ce9" table:formula="of:=MIN([.BA6:.BA26])" office:value-type="float" office:value="0.775256889015423" calcext:value-type="float">
            <text:p>0.78</text:p>
          </table:table-cell>
          <table:table-cell table:style-name="ce9" table:formula="of:=MIN([.BB6:.BB26])" office:value-type="float" office:value="0.596030834027986" calcext:value-type="float">
            <text:p>0.60</text:p>
          </table:table-cell>
          <table:table-cell table:style-name="ce9" table:formula="of:=MIN([.BC6:.BC26])" office:value-type="float" office:value="0.455284333179489" calcext:value-type="float">
            <text:p>0.46</text:p>
          </table:table-cell>
          <table:table-cell/>
          <table:table-cell table:style-name="ce9" table:formula="of:=MIN([.BE6:.BE26])" office:value-type="float" office:value="19.2057864786044" calcext:value-type="float">
            <text:p>19.21</text:p>
          </table:table-cell>
          <table:table-cell table:style-name="ce9" table:formula="of:=MIN([.BF6:.BF26])" office:value-type="float" office:value="12.7590889193526" calcext:value-type="float">
            <text:p>12.76</text:p>
          </table:table-cell>
          <table:table-cell table:style-name="ce9" table:formula="of:=MIN([.BG6:.BG26])" office:value-type="float" office:value="9.80940707240546" calcext:value-type="float">
            <text:p>9.81</text:p>
          </table:table-cell>
          <table:table-cell table:style-name="ce9" table:formula="of:=MIN([.BH6:.BH26])" office:value-type="float" office:value="7.49301731198117" calcext:value-type="float">
            <text:p>7.49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5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/>
          <table:table-cell table:number-columns-repeated="4" table:style-name="ce2" office:value-type="string" calcext:value-type="string">
            <text:p>plf</text:p>
          </table:table-cell>
          <table:table-cell/>
          <table:table-cell table:number-columns-repeated="4" table:style-name="ce2" office:value-type="string" calcext:value-type="string">
            <text:p>kN/m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560" calcext:value-type="float">
            <text:p>560.00</text:p>
          </table:table-cell>
          <table:table-cell table:style-name="ce4" office:value-type="float" office:value="840" calcext:value-type="float">
            <text:p>840.00</text:p>
          </table:table-cell>
          <table:table-cell table:style-name="ce4" office:value-type="float" office:value="1090" calcext:value-type="float">
            <text:p>1,090.00</text:p>
          </table:table-cell>
          <table:table-cell table:style-name="ce4" office:value-type="float" office:value="1430" calcext:value-type="float">
            <text:p>1,430.00</text:p>
          </table:table-cell>
          <table:table-cell table:style-name="ce4"/>
          <table:table-cell table:style-name="ce4" table:formula="of:=[.B31]*[.$H$1]" office:value-type="float" office:value="8.17258267716537" calcext:value-type="float">
            <text:p>8.17</text:p>
          </table:table-cell>
          <table:table-cell table:style-name="ce4" table:formula="of:=[.C31]*[.$H$1]" office:value-type="float" office:value="12.2588740157481" calcext:value-type="float">
            <text:p>12.26</text:p>
          </table:table-cell>
          <table:table-cell table:style-name="ce4" table:formula="of:=[.D31]*[.$H$1]" office:value-type="float" office:value="15.9073484251969" calcext:value-type="float">
            <text:p>15.91</text:p>
          </table:table-cell>
          <table:table-cell table:style-name="ce4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4" table:formula="of:=[.$Q$3]/[.$L31]" office:value-type="float" office:value="16.8276836272399" calcext:value-type="float">
            <text:p>16.83</text:p>
          </table:table-cell>
          <table:table-cell table:style-name="ce4" table:formula="of:=[.$Q$3]/[.$M31]" office:value-type="float" office:value="11.2184557514933" calcext:value-type="float">
            <text:p>11.22</text:p>
          </table:table-cell>
          <table:table-cell table:style-name="ce4" table:formula="of:=[.$Q$3]/[.$N31]" office:value-type="float" office:value="8.64541544151774" calcext:value-type="float">
            <text:p>8.65</text:p>
          </table:table-cell>
          <table:table-cell table:style-name="ce4" table:formula="of:=[.$Q$3]/[.$O31]" office:value-type="float" office:value="6.58986211975828" calcext:value-type="float">
            <text:p>6.59</text:p>
          </table:table-cell>
          <table:table-cell/>
          <table:table-cell table:style-name="ce4" table:formula="of:=[.$V$3]/[.$L31]" office:value-type="float" office:value="5.27018334898498" calcext:value-type="float">
            <text:p>5.27</text:p>
          </table:table-cell>
          <table:table-cell table:style-name="ce4" table:formula="of:=[.$V$3]/[.$M31]" office:value-type="float" office:value="3.51345556598999" calcext:value-type="float">
            <text:p>3.51</text:p>
          </table:table-cell>
          <table:table-cell table:style-name="ce4" table:formula="of:=[.$V$3]/[.$N31]" office:value-type="float" office:value="2.70761713342348" calcext:value-type="float">
            <text:p>2.71</text:p>
          </table:table-cell>
          <table:table-cell table:style-name="ce4" table:formula="of:=[.$V$3]/[.$O31]" office:value-type="float" office:value="2.06384802477733" calcext:value-type="float">
            <text:p>2.06</text:p>
          </table:table-cell>
          <table:table-cell/>
          <table:table-cell table:style-name="ce4" table:formula="of:=[.$AA$3]/[.$L31]" office:value-type="float" office:value="14.5335814130176" calcext:value-type="float">
            <text:p>14.53</text:p>
          </table:table-cell>
          <table:table-cell table:style-name="ce4" table:formula="of:=[.$AA$3]/[.$M31]" office:value-type="float" office:value="9.68905427534505" calcext:value-type="float">
            <text:p>9.69</text:p>
          </table:table-cell>
          <table:table-cell table:style-name="ce4" table:formula="of:=[.$AA$3]/[.$N31]" office:value-type="float" office:value="7.4667941204494" calcext:value-type="float">
            <text:p>7.47</text:p>
          </table:table-cell>
          <table:table-cell table:style-name="ce4" table:formula="of:=[.$AA$3]/[.$O31]" office:value-type="float" office:value="5.69147244146143" calcext:value-type="float">
            <text:p>5.69</text:p>
          </table:table-cell>
          <table:table-cell/>
          <table:table-cell table:style-name="ce4" table:formula="of:=[.$AF$3]/[.$L31]" office:value-type="float" office:value="28.8024172157588" calcext:value-type="float">
            <text:p>28.80</text:p>
          </table:table-cell>
          <table:table-cell table:style-name="ce4" table:formula="of:=[.$AF$3]/[.$M31]" office:value-type="float" office:value="19.2016114771725" calcext:value-type="float">
            <text:p>19.20</text:p>
          </table:table-cell>
          <table:table-cell table:style-name="ce4" table:formula="of:=[.$AF$3]/[.$N31]" office:value-type="float" office:value="14.7975721475458" calcext:value-type="float">
            <text:p>14.80</text:p>
          </table:table-cell>
          <table:table-cell table:style-name="ce4" table:formula="of:=[.$AF$3]/[.$O31]" office:value-type="float" office:value="11.2792682802972" calcext:value-type="float">
            <text:p>11.28</text:p>
          </table:table-cell>
          <table:table-cell/>
          <table:table-cell table:style-name="ce4" table:formula="of:=[.$AK$3]/[.$L31]" office:value-type="float" office:value="9.02049402541741" calcext:value-type="float">
            <text:p>9.02</text:p>
          </table:table-cell>
          <table:table-cell table:style-name="ce4" table:formula="of:=[.$AK$3]/[.$M31]" office:value-type="float" office:value="6.01366268361161" calcext:value-type="float">
            <text:p>6.01</text:p>
          </table:table-cell>
          <table:table-cell table:style-name="ce4" table:formula="of:=[.$AK$3]/[.$N31]" office:value-type="float" office:value="4.6343822515906" calcext:value-type="float">
            <text:p>4.63</text:p>
          </table:table-cell>
          <table:table-cell table:style-name="ce4" table:formula="of:=[.$AK$3]/[.$O31]" office:value-type="float" office:value="3.53250115680682" calcext:value-type="float">
            <text:p>3.53</text:p>
          </table:table-cell>
          <table:table-cell/>
          <table:table-cell table:style-name="ce4" table:formula="of:=[.$AP$3]/[.$L31]" office:value-type="float" office:value="24.8758108821621" calcext:value-type="float">
            <text:p>24.88</text:p>
          </table:table-cell>
          <table:table-cell table:style-name="ce4" table:formula="of:=[.$AP$3]/[.$M31]" office:value-type="float" office:value="16.5838739214414" calcext:value-type="float">
            <text:p>16.58</text:p>
          </table:table-cell>
          <table:table-cell table:style-name="ce4" table:formula="of:=[.$AP$3]/[.$N31]" office:value-type="float" office:value="12.7802331137714" calcext:value-type="float">
            <text:p>12.78</text:p>
          </table:table-cell>
          <table:table-cell table:style-name="ce4" table:formula="of:=[.$AP$3]/[.$O31]" office:value-type="float" office:value="9.74157628951804" calcext:value-type="float">
            <text:p>9.74</text:p>
          </table:table-cell>
          <table:table-cell/>
          <table:table-cell table:style-name="ce4" table:formula="of:=[.$AU$3]/[.$L31]" office:value-type="float" office:value="29.0886582059584" calcext:value-type="float">
            <text:p>29.09</text:p>
          </table:table-cell>
          <table:table-cell table:style-name="ce4" table:formula="of:=[.$AU$3]/[.$M31]" office:value-type="float" office:value="19.3924388039723" calcext:value-type="float">
            <text:p>19.39</text:p>
          </table:table-cell>
          <table:table-cell table:style-name="ce4" table:formula="of:=[.$AU$3]/[.$N31]" office:value-type="float" office:value="14.944631738841" calcext:value-type="float">
            <text:p>14.94</text:p>
          </table:table-cell>
          <table:table-cell table:style-name="ce4" table:formula="of:=[.$AU$3]/[.$O31]" office:value-type="float" office:value="11.3913626540816" calcext:value-type="float">
            <text:p>11.39</text:p>
          </table:table-cell>
          <table:table-cell/>
          <table:table-cell table:style-name="ce4" table:formula="of:=[.$AZ$3]/[.$L31]" office:value-type="float" office:value="1.97967384159295" calcext:value-type="float">
            <text:p>1.98</text:p>
          </table:table-cell>
          <table:table-cell table:style-name="ce4" table:formula="of:=[.$AZ$3]/[.$M31]" office:value-type="float" office:value="1.31978256106197" calcext:value-type="float">
            <text:p>1.32</text:p>
          </table:table-cell>
          <table:table-cell table:style-name="ce4" table:formula="of:=[.$AZ$3]/[.$N31]" office:value-type="float" office:value="1.01708013880005" calcext:value-type="float">
            <text:p>1.02</text:p>
          </table:table-cell>
          <table:table-cell table:style-name="ce4" table:formula="of:=[.$AZ$3]/[.$O31]" office:value-type="float" office:value="0.775256889015423" calcext:value-type="float">
            <text:p>0.78</text:p>
          </table:table-cell>
          <table:table-cell/>
          <table:table-cell table:style-name="ce4" table:formula="of:=[.$BE$3]/[.$L31]" office:value-type="float" office:value="32.581244919061" calcext:value-type="float">
            <text:p>32.58</text:p>
          </table:table-cell>
          <table:table-cell table:style-name="ce4" table:formula="of:=[.$BE$3]/[.$M31]" office:value-type="float" office:value="21.7208299460407" calcext:value-type="float">
            <text:p>21.72</text:p>
          </table:table-cell>
          <table:table-cell table:style-name="ce4" table:formula="of:=[.$BE$3]/[.$N31]" office:value-type="float" office:value="16.7389882152974" calcext:value-type="float">
            <text:p>16.74</text:p>
          </table:table-cell>
          <table:table-cell table:style-name="ce4" table:formula="of:=[.$BE$3]/[.$O31]" office:value-type="float" office:value="12.7590889193526" calcext:value-type="float">
            <text:p>12.76</text:p>
          </table:table-cell>
        </table:table-row>
        <table:table-row table:style-name="ro1">
          <table:table-cell/>
          <table:table-cell table:style-name="ce4" office:value-type="float" office:value="785" calcext:value-type="float">
            <text:p>785.00</text:p>
          </table:table-cell>
          <table:table-cell table:style-name="ce4" office:value-type="float" office:value="1205" calcext:value-type="float">
            <text:p>1,205.00</text:p>
          </table:table-cell>
          <table:table-cell table:style-name="ce4" office:value-type="float" office:value="1540" calcext:value-type="float">
            <text:p>1,540.00</text:p>
          </table:table-cell>
          <table:table-cell table:style-name="ce4" office:value-type="float" office:value="2045" calcext:value-type="float">
            <text:p>2,045.00</text:p>
          </table:table-cell>
          <table:table-cell table:style-name="ce4"/>
          <table:table-cell table:style-name="ce4" table:formula="of:=[.B32]*[.$H$1]" office:value-type="float" office:value="11.4562096456693" calcext:value-type="float">
            <text:p>11.46</text:p>
          </table:table-cell>
          <table:table-cell table:style-name="ce4" table:formula="of:=[.C32]*[.$H$1]" office:value-type="float" office:value="17.5856466535433" calcext:value-type="float">
            <text:p>17.59</text:p>
          </table:table-cell>
          <table:table-cell table:style-name="ce4" table:formula="of:=[.D32]*[.$H$1]" office:value-type="float" office:value="22.4746023622048" calcext:value-type="float">
            <text:p>22.47</text:p>
          </table:table-cell>
          <table:table-cell table:style-name="ce4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4" table:formula="of:=[.$Q$3]/[.L32]" office:value-type="float" office:value="12.0044622054195" calcext:value-type="float">
            <text:p>12.00</text:p>
          </table:table-cell>
          <table:table-cell table:style-name="ce4" table:formula="of:=[.$Q$3]/[.M32]" office:value-type="float" office:value="7.82033429979613" calcext:value-type="float">
            <text:p>7.82</text:p>
          </table:table-cell>
          <table:table-cell table:style-name="ce4" table:formula="of:=[.$Q$3]/[.N32]" office:value-type="float" office:value="6.11915768263269" calcext:value-type="float">
            <text:p>6.12</text:p>
          </table:table-cell>
          <table:table-cell table:style-name="ce4" table:formula="of:=[.$Q$3]/[.O32]" office:value-type="float" office:value="4.60806984413415" calcext:value-type="float">
            <text:p>4.61</text:p>
          </table:table-cell>
          <table:table-cell/>
          <table:table-cell table:style-name="ce4" table:formula="of:=[.$V$3]/[.$L32]" office:value-type="float" office:value="3.75962124258801" calcext:value-type="float">
            <text:p>3.76</text:p>
          </table:table-cell>
          <table:table-cell table:style-name="ce4" table:formula="of:=[.$V$3]/[.$M32]" office:value-type="float" office:value="2.44921383853244" calcext:value-type="float">
            <text:p>2.45</text:p>
          </table:table-cell>
          <table:table-cell table:style-name="ce4" table:formula="of:=[.$V$3]/[.$N32]" office:value-type="float" office:value="1.91643030872181" calcext:value-type="float">
            <text:p>1.92</text:p>
          </table:table-cell>
          <table:table-cell table:style-name="ce4" table:formula="of:=[.$V$3]/[.$O32]" office:value-type="float" office:value="1.44317979238708" calcext:value-type="float">
            <text:p>1.44</text:p>
          </table:table-cell>
          <table:table-cell/>
          <table:table-cell table:style-name="ce4" table:formula="of:=[.$AA$3]/[.$L32]" office:value-type="float" office:value="10.3679052118342" calcext:value-type="float">
            <text:p>10.37</text:p>
          </table:table-cell>
          <table:table-cell table:style-name="ce4" table:formula="of:=[.$AA$3]/[.$M32]" office:value-type="float" office:value="6.75419551144385" calcext:value-type="float">
            <text:p>6.75</text:p>
          </table:table-cell>
          <table:table-cell table:style-name="ce4" table:formula="of:=[.$AA$3]/[.$N32]" office:value-type="float" office:value="5.28493869564276" calcext:value-type="float">
            <text:p>5.28</text:p>
          </table:table-cell>
          <table:table-cell table:style-name="ce4" table:formula="of:=[.$AA$3]/[.$O32]" office:value-type="float" office:value="3.97985603486056" calcext:value-type="float">
            <text:p>3.98</text:p>
          </table:table-cell>
          <table:table-cell/>
          <table:table-cell table:style-name="ce4" table:formula="of:=[.$AF$3]/[.$L32]" office:value-type="float" office:value="20.5469473131528" calcext:value-type="float">
            <text:p>20.55</text:p>
          </table:table-cell>
          <table:table-cell table:style-name="ce4" table:formula="of:=[.$AF$3]/[.$M32]" office:value-type="float" office:value="13.3853557185269" calcext:value-type="float">
            <text:p>13.39</text:p>
          </table:table-cell>
          <table:table-cell table:style-name="ce4" table:formula="of:=[.$AF$3]/[.$N32]" office:value-type="float" office:value="10.4736062602759" calcext:value-type="float">
            <text:p>10.47</text:p>
          </table:table-cell>
          <table:table-cell table:style-name="ce4" table:formula="of:=[.$AF$3]/[.$O32]" office:value-type="float" office:value="7.88721449429092" calcext:value-type="float">
            <text:p>7.89</text:p>
          </table:table-cell>
          <table:table-cell/>
          <table:table-cell table:style-name="ce4" table:formula="of:=[.$AK$3]/[.$L32]" office:value-type="float" office:value="6.43500210730414" calcext:value-type="float">
            <text:p>6.44</text:p>
          </table:table-cell>
          <table:table-cell table:style-name="ce4" table:formula="of:=[.$AK$3]/[.$M32]" office:value-type="float" office:value="4.19209680849274" calcext:value-type="float">
            <text:p>4.19</text:p>
          </table:table-cell>
          <table:table-cell table:style-name="ce4" table:formula="of:=[.$AK$3]/[.$N32]" office:value-type="float" office:value="3.28017964560633" calcext:value-type="float">
            <text:p>3.28</text:p>
          </table:table-cell>
          <table:table-cell table:style-name="ce4" table:formula="of:=[.$AK$3]/[.$O32]" office:value-type="float" office:value="2.47015973312164" calcext:value-type="float">
            <text:p>2.47</text:p>
          </table:table-cell>
          <table:table-cell/>
          <table:table-cell table:style-name="ce4" table:formula="of:=[.$AP$3]/[.$L32]" office:value-type="float" office:value="17.7458013936443" calcext:value-type="float">
            <text:p>17.75</text:p>
          </table:table-cell>
          <table:table-cell table:style-name="ce4" table:formula="of:=[.$AP$3]/[.$M32]" office:value-type="float" office:value="11.5605428166065" calcext:value-type="float">
            <text:p>11.56</text:p>
          </table:table-cell>
          <table:table-cell table:style-name="ce4" table:formula="of:=[.$AP$3]/[.$N32]" office:value-type="float" office:value="9.04574941169532" calcext:value-type="float">
            <text:p>9.05</text:p>
          </table:table-cell>
          <table:table-cell table:style-name="ce4" table:formula="of:=[.$AP$3]/[.$O32]" office:value-type="float" office:value="6.81195799218132" calcext:value-type="float">
            <text:p>6.81</text:p>
          </table:table-cell>
          <table:table-cell/>
          <table:table-cell table:style-name="ce4" table:formula="of:=[.$AU$3]/[.$L32]" office:value-type="float" office:value="20.7511447074353" calcext:value-type="float">
            <text:p>20.75</text:p>
          </table:table-cell>
          <table:table-cell table:style-name="ce4" table:formula="of:=[.$AU$3]/[.$M32]" office:value-type="float" office:value="13.5183805770429" calcext:value-type="float">
            <text:p>13.52</text:p>
          </table:table-cell>
          <table:table-cell table:style-name="ce4" table:formula="of:=[.$AU$3]/[.$N32]" office:value-type="float" office:value="10.5776938930758" calcext:value-type="float">
            <text:p>10.58</text:p>
          </table:table-cell>
          <table:table-cell table:style-name="ce4" table:formula="of:=[.$AU$3]/[.$O32]" office:value-type="float" office:value="7.96559833512798" calcext:value-type="float">
            <text:p>7.97</text:p>
          </table:table-cell>
          <table:table-cell/>
          <table:table-cell table:style-name="ce4" table:formula="of:=[.$AZ$3]/[.$L32]" office:value-type="float" office:value="1.41225140291982" calcext:value-type="float">
            <text:p>1.41</text:p>
          </table:table-cell>
          <table:table-cell table:style-name="ce4" table:formula="of:=[.$AZ$3]/[.$M32]" office:value-type="float" office:value="0.920014399412493" calcext:value-type="float">
            <text:p>0.92</text:p>
          </table:table-cell>
          <table:table-cell table:style-name="ce4" table:formula="of:=[.$AZ$3]/[.$N32]" office:value-type="float" office:value="0.719881396942893" calcext:value-type="float">
            <text:p>0.72</text:p>
          </table:table-cell>
          <table:table-cell table:style-name="ce4" table:formula="of:=[.$AZ$3]/[.$O32]" office:value-type="float" office:value="0.542111174225944" calcext:value-type="float">
            <text:p>0.54</text:p>
          </table:table-cell>
          <table:table-cell/>
          <table:table-cell table:style-name="ce4" table:formula="of:=[.$BE$3]/[.$L32]" office:value-type="float" office:value="23.2426715346168" calcext:value-type="float">
            <text:p>23.24</text:p>
          </table:table-cell>
          <table:table-cell table:style-name="ce4" table:formula="of:=[.$BE$3]/[.$M32]" office:value-type="float" office:value="15.1414914146674" calcext:value-type="float">
            <text:p>15.14</text:p>
          </table:table-cell>
          <table:table-cell table:style-name="ce4" table:formula="of:=[.$BE$3]/[.$N32]" office:value-type="float" office:value="11.8477254251131" calcext:value-type="float">
            <text:p>11.85</text:p>
          </table:table-cell>
          <table:table-cell table:style-name="ce10" table:formula="of:=[.$BE$3]/[.$O32]" office:value-type="float" office:value="8.92200349861817" calcext:value-type="float">
            <text:p>8.92</text:p>
          </table:table-cell>
        </table:table-row>
        <table:table-row table:style-name="ro1">
          <table:table-cell/>
          <table:table-cell table:style-name="ce4" office:value-type="float" office:value="505" calcext:value-type="float">
            <text:p>505.00</text:p>
          </table:table-cell>
          <table:table-cell table:style-name="ce4" office:value-type="float" office:value="755" calcext:value-type="float">
            <text:p>755.00</text:p>
          </table:table-cell>
          <table:table-cell table:style-name="ce4" office:value-type="float" office:value="980" calcext:value-type="float">
            <text:p>980.00</text:p>
          </table:table-cell>
          <table:table-cell table:style-name="ce4" office:value-type="float" office:value="1260" calcext:value-type="float">
            <text:p>1,260.00</text:p>
          </table:table-cell>
          <table:table-cell table:style-name="ce4"/>
          <table:table-cell table:style-name="ce4" table:formula="of:=[.B33]*[.$H$1]" office:value-type="float" office:value="7.36991830708663" calcext:value-type="float">
            <text:p>7.37</text:p>
          </table:table-cell>
          <table:table-cell table:style-name="ce4" table:formula="of:=[.C33]*[.$H$1]" office:value-type="float" office:value="11.0183927165355" calcext:value-type="float">
            <text:p>11.02</text:p>
          </table:table-cell>
          <table:table-cell table:style-name="ce4" table:formula="of:=[.D33]*[.$H$1]" office:value-type="float" office:value="14.3020196850394" calcext:value-type="float">
            <text:p>14.30</text:p>
          </table:table-cell>
          <table:table-cell table:style-name="ce4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4" table:formula="of:=[.$Q$3]/[.L33]" office:value-type="float" office:value="18.6604016460482" calcext:value-type="float">
            <text:p>18.66</text:p>
          </table:table-cell>
          <table:table-cell table:style-name="ce4" table:formula="of:=[.$Q$3]/[.M33]" office:value-type="float" office:value="12.4814607036481" calcext:value-type="float">
            <text:p>12.48</text:p>
          </table:table-cell>
          <table:table-cell table:style-name="ce4" table:formula="of:=[.$Q$3]/[.N33]" office:value-type="float" office:value="9.61581921556565" calcext:value-type="float">
            <text:p>9.62</text:p>
          </table:table-cell>
          <table:table-cell table:style-name="ce4" table:formula="of:=[.$Q$3]/[.O33]" office:value-type="float" office:value="7.47897050099551" calcext:value-type="float">
            <text:p>7.48</text:p>
          </table:table-cell>
          <table:table-cell/>
          <table:table-cell table:style-name="ce4" table:formula="of:=[.$V$3]/[.$L33]" office:value-type="float" office:value="5.84416371372592" calcext:value-type="float">
            <text:p>5.84</text:p>
          </table:table-cell>
          <table:table-cell table:style-name="ce4" table:formula="of:=[.$V$3]/[.$M33]" office:value-type="float" office:value="3.90901016613455" calcext:value-type="float">
            <text:p>3.91</text:p>
          </table:table-cell>
          <table:table-cell table:style-name="ce4" table:formula="of:=[.$V$3]/[.$N33]" office:value-type="float" office:value="3.01153334227713" calcext:value-type="float">
            <text:p>3.01</text:p>
          </table:table-cell>
          <table:table-cell table:style-name="ce4" table:formula="of:=[.$V$3]/[.$O33]" office:value-type="float" office:value="2.34230371065999" calcext:value-type="float">
            <text:p>2.34</text:p>
          </table:table-cell>
          <table:table-cell/>
          <table:table-cell table:style-name="ce4" table:formula="of:=[.$AA$3]/[.$L33]" office:value-type="float" office:value="16.1164467154254" calcext:value-type="float">
            <text:p>16.12</text:p>
          </table:table-cell>
          <table:table-cell table:style-name="ce4" table:formula="of:=[.$AA$3]/[.$M33]" office:value-type="float" office:value="10.7798749553508" calcext:value-type="float">
            <text:p>10.78</text:p>
          </table:table-cell>
          <table:table-cell table:style-name="ce4" table:formula="of:=[.$AA$3]/[.$N33]" office:value-type="float" office:value="8.30490366458147" calcext:value-type="float">
            <text:p>8.30</text:p>
          </table:table-cell>
          <table:table-cell table:style-name="ce4" table:formula="of:=[.$AA$3]/[.$O33]" office:value-type="float" office:value="6.4593695168967" calcext:value-type="float">
            <text:p>6.46</text:p>
          </table:table-cell>
          <table:table-cell/>
          <table:table-cell table:style-name="ce4" table:formula="of:=[.$AF$3]/[.$L33]" office:value-type="float" office:value="31.9393141402474" calcext:value-type="float">
            <text:p>31.94</text:p>
          </table:table-cell>
          <table:table-cell table:style-name="ce4" table:formula="of:=[.$AF$3]/[.$M33]" office:value-type="float" office:value="21.3633823057284" calcext:value-type="float">
            <text:p>21.36</text:p>
          </table:table-cell>
          <table:table-cell table:style-name="ce4" table:formula="of:=[.$AF$3]/[.$N33]" office:value-type="float" office:value="16.4585241232907" calcext:value-type="float">
            <text:p>16.46</text:p>
          </table:table-cell>
          <table:table-cell table:style-name="ce4" table:formula="of:=[.$AF$3]/[.$O33]" office:value-type="float" office:value="12.801074318115" calcext:value-type="float">
            <text:p>12.80</text:p>
          </table:table-cell>
          <table:table-cell/>
          <table:table-cell table:style-name="ce4" table:formula="of:=[.$AK$3]/[.$L33]" office:value-type="float" office:value="10.0029240677896" calcext:value-type="float">
            <text:p>10.00</text:p>
          </table:table-cell>
          <table:table-cell table:style-name="ce4" table:formula="of:=[.$AK$3]/[.$M33]" office:value-type="float" office:value="6.69069755527649" calcext:value-type="float">
            <text:p>6.69</text:p>
          </table:table-cell>
          <table:table-cell table:style-name="ce4" table:formula="of:=[.$AK$3]/[.$N33]" office:value-type="float" office:value="5.15456801452423" calcext:value-type="float">
            <text:p>5.15</text:p>
          </table:table-cell>
          <table:table-cell table:style-name="ce4" table:formula="of:=[.$AK$3]/[.$O33]" office:value-type="float" office:value="4.00910845574107" calcext:value-type="float">
            <text:p>4.01</text:p>
          </table:table-cell>
          <table:table-cell/>
          <table:table-cell table:style-name="ce4" table:formula="of:=[.$AP$3]/[.$L33]" office:value-type="float" office:value="27.5850576119026" calcext:value-type="float">
            <text:p>27.59</text:p>
          </table:table-cell>
          <table:table-cell table:style-name="ce4" table:formula="of:=[.$AP$3]/[.$M33]" office:value-type="float" office:value="18.4509325748487" calcext:value-type="float">
            <text:p>18.45</text:p>
          </table:table-cell>
          <table:table-cell table:style-name="ce4" table:formula="of:=[.$AP$3]/[.$N33]" office:value-type="float" office:value="14.2147490755212" calcext:value-type="float">
            <text:p>14.21</text:p>
          </table:table-cell>
          <table:table-cell table:style-name="ce4" table:formula="of:=[.$AP$3]/[.$O33]" office:value-type="float" office:value="11.0559159476276" calcext:value-type="float">
            <text:p>11.06</text:p>
          </table:table-cell>
          <table:table-cell/>
          <table:table-cell table:style-name="ce4" table:formula="of:=[.$AU$3]/[.$L33]" office:value-type="float" office:value="32.2567298917559" calcext:value-type="float">
            <text:p>32.26</text:p>
          </table:table-cell>
          <table:table-cell table:style-name="ce4" table:formula="of:=[.$AU$3]/[.$M33]" office:value-type="float" office:value="21.5756935037572" calcext:value-type="float">
            <text:p>21.58</text:p>
          </table:table-cell>
          <table:table-cell table:style-name="ce4" table:formula="of:=[.$AU$3]/[.$N33]" office:value-type="float" office:value="16.6220904034048" calcext:value-type="float">
            <text:p>16.62</text:p>
          </table:table-cell>
          <table:table-cell table:style-name="ce4" table:formula="of:=[.$AU$3]/[.$O33]" office:value-type="float" office:value="12.9282925359815" calcext:value-type="float">
            <text:p>12.93</text:p>
          </table:table-cell>
          <table:table-cell/>
          <table:table-cell table:style-name="ce4" table:formula="of:=[.$AZ$3]/[.$L33]" office:value-type="float" office:value="2.19528188374664" calcext:value-type="float">
            <text:p>2.20</text:p>
          </table:table-cell>
          <table:table-cell table:style-name="ce4" table:formula="of:=[.$AZ$3]/[.$M33]" office:value-type="float" office:value="1.46836735270471" calcext:value-type="float">
            <text:p>1.47</text:p>
          </table:table-cell>
          <table:table-cell table:style-name="ce4" table:formula="of:=[.$AZ$3]/[.$N33]" office:value-type="float" office:value="1.13124219519597" calcext:value-type="float">
            <text:p>1.13</text:p>
          </table:table-cell>
          <table:table-cell table:style-name="ce4" table:formula="of:=[.$AZ$3]/[.$O33]" office:value-type="float" office:value="0.87985504070798" calcext:value-type="float">
            <text:p>0.88</text:p>
          </table:table-cell>
          <table:table-cell/>
          <table:table-cell table:style-name="ce4" table:formula="of:=[.$BE$3]/[.$L33]" office:value-type="float" office:value="36.1296973359884" calcext:value-type="float">
            <text:p>36.13</text:p>
          </table:table-cell>
          <table:table-cell table:style-name="ce4" table:formula="of:=[.$BE$3]/[.$M33]" office:value-type="float" office:value="24.1662213969194" calcext:value-type="float">
            <text:p>24.17</text:p>
          </table:table-cell>
          <table:table-cell table:style-name="ce4" table:formula="of:=[.$BE$3]/[.$N33]" office:value-type="float" office:value="18.6178542394634" calcext:value-type="float">
            <text:p>18.62</text:p>
          </table:table-cell>
          <table:table-cell table:style-name="ce4" table:formula="of:=[.$BE$3]/[.$O33]" office:value-type="float" office:value="14.4805532973604" calcext:value-type="float">
            <text:p>14.48</text:p>
          </table:table-cell>
        </table:table-row>
        <table:table-row table:style-name="ro1">
          <table:table-cell/>
          <table:table-cell table:style-name="ce5" office:value-type="float" office:value="560" calcext:value-type="float">
            <text:p>560.00</text:p>
          </table:table-cell>
          <table:table-cell table:style-name="ce7" office:value-type="float" office:value="840" calcext:value-type="float">
            <text:p>840.00</text:p>
          </table:table-cell>
          <table:table-cell table:style-name="ce7" office:value-type="float" office:value="1090" calcext:value-type="float">
            <text:p>1,090.00</text:p>
          </table:table-cell>
          <table:table-cell table:style-name="ce35" office:value-type="float" office:value="1430" calcext:value-type="float">
            <text:p>1,430.00</text:p>
          </table:table-cell>
          <table:table-cell table:style-name="ce7"/>
          <table:table-cell table:style-name="ce7" table:formula="of:=[.B34]*[.$H$1]" office:value-type="float" office:value="8.17258267716537" calcext:value-type="float">
            <text:p>8.17</text:p>
          </table:table-cell>
          <table:table-cell table:style-name="ce7" table:formula="of:=[.C34]*[.$H$1]" office:value-type="float" office:value="12.2588740157481" calcext:value-type="float">
            <text:p>12.26</text:p>
          </table:table-cell>
          <table:table-cell table:style-name="ce7" table:formula="of:=[.D34]*[.$H$1]" office:value-type="float" office:value="15.9073484251969" calcext:value-type="float">
            <text:p>15.91</text:p>
          </table:table-cell>
          <table:table-cell table:style-name="ce7" table:formula="of:=[.E34]*[.$H$1]" office:value-type="float" office:value="20.8692736220473" calcext:value-type="float">
            <text:p>20.87</text:p>
          </table:table-cell>
          <table:table-cell table:style-name="ce6"/>
          <table:table-cell table:style-name="ce7" table:formula="of:=[.G34]/2" office:value-type="float" office:value="4.08629133858268" calcext:value-type="float">
            <text:p>4.09</text:p>
          </table:table-cell>
          <table:table-cell table:style-name="ce7" table:formula="of:=[.H34]/2" office:value-type="float" office:value="6.12943700787403" calcext:value-type="float">
            <text:p>6.13</text:p>
          </table:table-cell>
          <table:table-cell table:style-name="ce7" table:formula="of:=[.I34]/2" office:value-type="float" office:value="7.95367421259844" calcext:value-type="float">
            <text:p>7.95</text:p>
          </table:table-cell>
          <table:table-cell table:style-name="ce7" table:formula="of:=[.J34]/2" office:value-type="float" office:value="10.4346368110236" calcext:value-type="float">
            <text:p>10.43</text:p>
          </table:table-cell>
          <table:table-cell table:style-name="ce6"/>
          <table:table-cell table:style-name="ce7" table:formula="of:=[.$Q$3]/[.L34]" office:value-type="float" office:value="16.8276836272399" calcext:value-type="float">
            <text:p>16.83</text:p>
          </table:table-cell>
          <table:table-cell table:style-name="ce7" table:formula="of:=[.$Q$3]/[.M34]" office:value-type="float" office:value="11.2184557514933" calcext:value-type="float">
            <text:p>11.22</text:p>
          </table:table-cell>
          <table:table-cell table:style-name="ce7" table:formula="of:=[.$Q$3]/[.N34]" office:value-type="float" office:value="8.64541544151774" calcext:value-type="float">
            <text:p>8.65</text:p>
          </table:table-cell>
          <table:table-cell table:style-name="ce7" table:formula="of:=[.$Q$3]/[.O34]" office:value-type="float" office:value="6.58986211975828" calcext:value-type="float">
            <text:p>6.59</text:p>
          </table:table-cell>
          <table:table-cell table:style-name="ce6"/>
          <table:table-cell table:style-name="ce11" table:formula="of:=[.$V$3]/[.$L34]" office:value-type="float" office:value="5.27018334898498" calcext:value-type="float">
            <text:p>5.27</text:p>
          </table:table-cell>
          <table:table-cell table:style-name="ce7" table:formula="of:=[.$V$3]/[.$M34]" office:value-type="float" office:value="3.51345556598999" calcext:value-type="float">
            <text:p>3.51</text:p>
          </table:table-cell>
          <table:table-cell table:style-name="ce7" table:formula="of:=[.$V$3]/[.$N34]" office:value-type="float" office:value="2.70761713342348" calcext:value-type="float">
            <text:p>2.71</text:p>
          </table:table-cell>
          <table:table-cell table:style-name="ce7" table:formula="of:=[.$V$3]/[.$O34]" office:value-type="float" office:value="2.06384802477733" calcext:value-type="float">
            <text:p>2.06</text:p>
          </table:table-cell>
          <table:table-cell table:style-name="ce6"/>
          <table:table-cell table:style-name="ce7" table:formula="of:=[.$AA$3]/[.$L34]" office:value-type="float" office:value="14.5335814130176" calcext:value-type="float">
            <text:p>14.53</text:p>
          </table:table-cell>
          <table:table-cell table:style-name="ce7" table:formula="of:=[.$AA$3]/[.$M34]" office:value-type="float" office:value="9.68905427534505" calcext:value-type="float">
            <text:p>9.69</text:p>
          </table:table-cell>
          <table:table-cell table:style-name="ce7" table:formula="of:=[.$AA$3]/[.$N34]" office:value-type="float" office:value="7.4667941204494" calcext:value-type="float">
            <text:p>7.47</text:p>
          </table:table-cell>
          <table:table-cell table:style-name="ce7" table:formula="of:=[.$AA$3]/[.$O34]" office:value-type="float" office:value="5.69147244146143" calcext:value-type="float">
            <text:p>5.69</text:p>
          </table:table-cell>
          <table:table-cell table:style-name="ce6"/>
          <table:table-cell table:style-name="ce7" table:formula="of:=[.$AF$3]/[.$L34]" office:value-type="float" office:value="28.8024172157588" calcext:value-type="float">
            <text:p>28.80</text:p>
          </table:table-cell>
          <table:table-cell table:style-name="ce7" table:formula="of:=[.$AF$3]/[.$M34]" office:value-type="float" office:value="19.2016114771725" calcext:value-type="float">
            <text:p>19.20</text:p>
          </table:table-cell>
          <table:table-cell table:style-name="ce7" table:formula="of:=[.$AF$3]/[.$N34]" office:value-type="float" office:value="14.7975721475458" calcext:value-type="float">
            <text:p>14.80</text:p>
          </table:table-cell>
          <table:table-cell table:style-name="ce7" table:formula="of:=[.$AF$3]/[.$O34]" office:value-type="float" office:value="11.2792682802972" calcext:value-type="float">
            <text:p>11.28</text:p>
          </table:table-cell>
          <table:table-cell table:style-name="ce6"/>
          <table:table-cell table:style-name="ce11" table:formula="of:=[.$AK$3]/[.$L34]" office:value-type="float" office:value="9.02049402541741" calcext:value-type="float">
            <text:p>9.02</text:p>
          </table:table-cell>
          <table:table-cell table:style-name="ce7" table:formula="of:=[.$AK$3]/[.$M34]" office:value-type="float" office:value="6.01366268361161" calcext:value-type="float">
            <text:p>6.01</text:p>
          </table:table-cell>
          <table:table-cell table:style-name="ce7" table:formula="of:=[.$AK$3]/[.$N34]" office:value-type="float" office:value="4.6343822515906" calcext:value-type="float">
            <text:p>4.63</text:p>
          </table:table-cell>
          <table:table-cell table:style-name="ce7" table:formula="of:=[.$AK$3]/[.$O34]" office:value-type="float" office:value="3.53250115680682" calcext:value-type="float">
            <text:p>3.53</text:p>
          </table:table-cell>
          <table:table-cell table:style-name="ce6"/>
          <table:table-cell table:style-name="ce7" table:formula="of:=[.$AP$3]/[.$L34]" office:value-type="float" office:value="24.8758108821621" calcext:value-type="float">
            <text:p>24.88</text:p>
          </table:table-cell>
          <table:table-cell table:style-name="ce7" table:formula="of:=[.$AP$3]/[.$M34]" office:value-type="float" office:value="16.5838739214414" calcext:value-type="float">
            <text:p>16.58</text:p>
          </table:table-cell>
          <table:table-cell table:style-name="ce7" table:formula="of:=[.$AP$3]/[.$N34]" office:value-type="float" office:value="12.7802331137714" calcext:value-type="float">
            <text:p>12.78</text:p>
          </table:table-cell>
          <table:table-cell table:style-name="ce7" table:formula="of:=[.$AP$3]/[.$O34]" office:value-type="float" office:value="9.74157628951804" calcext:value-type="float">
            <text:p>9.74</text:p>
          </table:table-cell>
          <table:table-cell table:style-name="ce6"/>
          <table:table-cell table:style-name="ce7" table:formula="of:=[.$AU$3]/[.$L34]" office:value-type="float" office:value="29.0886582059584" calcext:value-type="float">
            <text:p>29.09</text:p>
          </table:table-cell>
          <table:table-cell table:style-name="ce7" table:formula="of:=[.$AU$3]/[.$M34]" office:value-type="float" office:value="19.3924388039723" calcext:value-type="float">
            <text:p>19.39</text:p>
          </table:table-cell>
          <table:table-cell table:style-name="ce7" table:formula="of:=[.$AU$3]/[.$N34]" office:value-type="float" office:value="14.944631738841" calcext:value-type="float">
            <text:p>14.94</text:p>
          </table:table-cell>
          <table:table-cell table:style-name="ce7" table:formula="of:=[.$AU$3]/[.$O34]" office:value-type="float" office:value="11.3913626540816" calcext:value-type="float">
            <text:p>11.39</text:p>
          </table:table-cell>
          <table:table-cell table:style-name="ce6"/>
          <table:table-cell table:style-name="ce11" table:formula="of:=[.$AZ$3]/[.$L34]" office:value-type="float" office:value="1.97967384159295" calcext:value-type="float">
            <text:p>1.98</text:p>
          </table:table-cell>
          <table:table-cell table:style-name="ce7" table:formula="of:=[.$AZ$3]/[.$M34]" office:value-type="float" office:value="1.31978256106197" calcext:value-type="float">
            <text:p>1.32</text:p>
          </table:table-cell>
          <table:table-cell table:style-name="ce7" table:formula="of:=[.$AZ$3]/[.$N34]" office:value-type="float" office:value="1.01708013880005" calcext:value-type="float">
            <text:p>1.02</text:p>
          </table:table-cell>
          <table:table-cell table:style-name="ce7" table:formula="of:=[.$AZ$3]/[.$O34]" office:value-type="float" office:value="0.775256889015423" calcext:value-type="float">
            <text:p>0.78</text:p>
          </table:table-cell>
          <table:table-cell table:style-name="ce6"/>
          <table:table-cell table:style-name="ce7" table:formula="of:=[.$BE$3]/[.$L34]" office:value-type="float" office:value="32.581244919061" calcext:value-type="float">
            <text:p>32.58</text:p>
          </table:table-cell>
          <table:table-cell table:style-name="ce7" table:formula="of:=[.$BE$3]/[.$M34]" office:value-type="float" office:value="21.7208299460407" calcext:value-type="float">
            <text:p>21.72</text:p>
          </table:table-cell>
          <table:table-cell table:style-name="ce7" table:formula="of:=[.$BE$3]/[.$N34]" office:value-type="float" office:value="16.7389882152974" calcext:value-type="float">
            <text:p>16.74</text:p>
          </table:table-cell>
          <table:table-cell table:style-name="ce15" table:formula="of:=[.$BE$3]/[.$O34]" office:value-type="float" office:value="12.7590889193526" calcext:value-type="float">
            <text:p>12.76</text:p>
          </table:table-cell>
        </table:table-row>
        <table:table-row table:style-name="ro1">
          <table:table-cell/>
          <table:table-cell table:style-name="ce4" office:value-type="float" office:value="730" calcext:value-type="float">
            <text:p>730.00</text:p>
          </table:table-cell>
          <table:table-cell table:style-name="ce4" office:value-type="float" office:value="1065" calcext:value-type="float">
            <text:p>1,065.00</text:p>
          </table:table-cell>
          <table:table-cell table:style-name="ce4" office:value-type="float" office:value="1370" calcext:value-type="float">
            <text:p>1,370.00</text:p>
          </table:table-cell>
          <table:table-cell table:style-name="ce4" office:value-type="float" office:value="1790" calcext:value-type="float">
            <text:p>1,790.00</text:p>
          </table:table-cell>
          <table:table-cell table:style-name="ce4"/>
          <table:table-cell table:style-name="ce4" table:formula="of:=[.B35]*[.$H$1]" office:value-type="float" office:value="10.6535452755906" calcext:value-type="float">
            <text:p>10.65</text:p>
          </table:table-cell>
          <table:table-cell table:style-name="ce4" table:formula="of:=[.C35]*[.$H$1]" office:value-type="float" office:value="15.542500984252" calcext:value-type="float">
            <text:p>15.54</text:p>
          </table:table-cell>
          <table:table-cell table:style-name="ce4" table:formula="of:=[.D35]*[.$H$1]" office:value-type="float" office:value="19.9936397637796" calcext:value-type="float">
            <text:p>19.99</text:p>
          </table:table-cell>
          <table:table-cell table:style-name="ce4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4" table:formula="of:=[.$Q$3]/[.L35]" office:value-type="float" office:value="12.9089079880196" calcext:value-type="float">
            <text:p>12.91</text:p>
          </table:table-cell>
          <table:table-cell table:style-name="ce4" table:formula="of:=[.$Q$3]/[.M35]" office:value-type="float" office:value="8.84835946596651" calcext:value-type="float">
            <text:p>8.85</text:p>
          </table:table-cell>
          <table:table-cell table:style-name="ce4" table:formula="of:=[.$Q$3]/[.N35]" office:value-type="float" office:value="6.87846921989368" calcext:value-type="float">
            <text:p>6.88</text:p>
          </table:table-cell>
          <table:table-cell table:style-name="ce4" table:formula="of:=[.$Q$3]/[.O35]" office:value-type="float" office:value="5.26452672137114" calcext:value-type="float">
            <text:p>5.26</text:p>
          </table:table-cell>
          <table:table-cell/>
          <table:table-cell table:style-name="ce4" table:formula="of:=[.$V$3]/[.$L35]" office:value-type="float" office:value="4.04288037730355" calcext:value-type="float">
            <text:p>4.04</text:p>
          </table:table-cell>
          <table:table-cell table:style-name="ce4" table:formula="of:=[.$V$3]/[.$M35]" office:value-type="float" office:value="2.77117622106252" calcext:value-type="float">
            <text:p>2.77</text:p>
          </table:table-cell>
          <table:table-cell table:style-name="ce4" table:formula="of:=[.$V$3]/[.$N35]" office:value-type="float" office:value="2.15423552951211" calcext:value-type="float">
            <text:p>2.15</text:p>
          </table:table-cell>
          <table:table-cell table:style-name="ce4" table:formula="of:=[.$V$3]/[.$O35]" office:value-type="float" office:value="1.64877244437519" calcext:value-type="float">
            <text:p>1.65</text:p>
          </table:table-cell>
          <table:table-cell/>
          <table:table-cell table:style-name="ce4" table:formula="of:=[.$AA$3]/[.$L35]" office:value-type="float" office:value="11.1490487551916" calcext:value-type="float">
            <text:p>11.15</text:p>
          </table:table-cell>
          <table:table-cell table:style-name="ce4" table:formula="of:=[.$AA$3]/[.$M35]" office:value-type="float" office:value="7.64207097773694" calcext:value-type="float">
            <text:p>7.64</text:p>
          </table:table-cell>
          <table:table-cell table:style-name="ce4" table:formula="of:=[.$AA$3]/[.$N35]" office:value-type="float" office:value="5.94073400824076" calcext:value-type="float">
            <text:p>5.94</text:p>
          </table:table-cell>
          <table:table-cell table:style-name="ce4" table:formula="of:=[.$AA$3]/[.$O35]" office:value-type="float" office:value="4.54681876608371" calcext:value-type="float">
            <text:p>4.55</text:p>
          </table:table-cell>
          <table:table-cell/>
          <table:table-cell table:style-name="ce4" table:formula="of:=[.$AF$3]/[.$L35]" office:value-type="float" office:value="22.0950049874314" calcext:value-type="float">
            <text:p>22.10</text:p>
          </table:table-cell>
          <table:table-cell table:style-name="ce4" table:formula="of:=[.$AF$3]/[.$M35]" office:value-type="float" office:value="15.1449329960798" calcext:value-type="float">
            <text:p>15.14</text:p>
          </table:table-cell>
          <table:table-cell table:style-name="ce4" table:formula="of:=[.$AF$3]/[.$N35]" office:value-type="float" office:value="11.7732508327189" calcext:value-type="float">
            <text:p>11.77</text:p>
          </table:table-cell>
          <table:table-cell table:style-name="ce4" table:formula="of:=[.$AF$3]/[.$O35]" office:value-type="float" office:value="9.01081208984633" calcext:value-type="float">
            <text:p>9.01</text:p>
          </table:table-cell>
          <table:table-cell/>
          <table:table-cell table:style-name="ce4" table:formula="of:=[.$AK$3]/[.$L35]" office:value-type="float" office:value="6.91983103319692" calcext:value-type="float">
            <text:p>6.92</text:p>
          </table:table-cell>
          <table:table-cell table:style-name="ce4" table:formula="of:=[.$AK$3]/[.$M35]" office:value-type="float" office:value="4.74317056735563" calcext:value-type="float">
            <text:p>4.74</text:p>
          </table:table-cell>
          <table:table-cell table:style-name="ce4" table:formula="of:=[.$AK$3]/[.$N35]" office:value-type="float" office:value="3.68720923666697" calcext:value-type="float">
            <text:p>3.69</text:p>
          </table:table-cell>
          <table:table-cell table:style-name="ce4" table:formula="of:=[.$AK$3]/[.$O35]" office:value-type="float" office:value="2.82205399677863" calcext:value-type="float">
            <text:p>2.82</text:p>
          </table:table-cell>
          <table:table-cell/>
          <table:table-cell table:style-name="ce4" table:formula="of:=[.$AP$3]/[.$L35]" office:value-type="float" office:value="19.0828138274121" calcext:value-type="float">
            <text:p>19.08</text:p>
          </table:table-cell>
          <table:table-cell table:style-name="ce4" table:formula="of:=[.$AP$3]/[.$M35]" office:value-type="float" office:value="13.0802385859256" calcext:value-type="float">
            <text:p>13.08</text:p>
          </table:table-cell>
          <table:table-cell table:style-name="ce4" table:formula="of:=[.$AP$3]/[.$N35]" office:value-type="float" office:value="10.1682146671612" calcext:value-type="float">
            <text:p>10.17</text:p>
          </table:table-cell>
          <table:table-cell table:style-name="ce4" table:formula="of:=[.$AP$3]/[.$O35]" office:value-type="float" office:value="7.78237658883285" calcext:value-type="float">
            <text:p>7.78</text:p>
          </table:table-cell>
          <table:table-cell/>
          <table:table-cell table:style-name="ce4" table:formula="of:=[.$AU$3]/[.$L35]" office:value-type="float" office:value="22.3145871168996" calcext:value-type="float">
            <text:p>22.31</text:p>
          </table:table-cell>
          <table:table-cell table:style-name="ce4" table:formula="of:=[.$AU$3]/[.$M35]" office:value-type="float" office:value="15.295444690457" calcext:value-type="float">
            <text:p>15.30</text:p>
          </table:table-cell>
          <table:table-cell table:style-name="ce4" table:formula="of:=[.$AU$3]/[.$N35]" office:value-type="float" office:value="11.8902544491509" calcext:value-type="float">
            <text:p>11.89</text:p>
          </table:table-cell>
          <table:table-cell table:style-name="ce4" table:formula="of:=[.$AU$3]/[.$O35]" office:value-type="float" office:value="9.10036234376353" calcext:value-type="float">
            <text:p>9.10</text:p>
          </table:table-cell>
          <table:table-cell/>
          <table:table-cell table:style-name="ce4" table:formula="of:=[.$AZ$3]/[.$L35]" office:value-type="float" office:value="1.51865390587953" calcext:value-type="float">
            <text:p>1.52</text:p>
          </table:table-cell>
          <table:table-cell table:style-name="ce4" table:formula="of:=[.$AZ$3]/[.$M35]" office:value-type="float" office:value="1.04095525942916" calcext:value-type="float">
            <text:p>1.04</text:p>
          </table:table-cell>
          <table:table-cell table:style-name="ce4" table:formula="of:=[.$AZ$3]/[.$N35]" office:value-type="float" office:value="0.809209745468653" calcext:value-type="float">
            <text:p>0.81</text:p>
          </table:table-cell>
          <table:table-cell table:style-name="ce4" table:formula="of:=[.$AZ$3]/[.$O35]" office:value-type="float" office:value="0.619339302397796" calcext:value-type="float">
            <text:p>0.62</text:p>
          </table:table-cell>
          <table:table-cell/>
          <table:table-cell table:style-name="ce4" table:formula="of:=[.$BE$3]/[.$L35]" office:value-type="float" office:value="24.9938317187317" calcext:value-type="float">
            <text:p>24.99</text:p>
          </table:table-cell>
          <table:table-cell table:style-name="ce4" table:formula="of:=[.$BE$3]/[.$M35]" office:value-type="float" office:value="17.1319222109616" calcext:value-type="float">
            <text:p>17.13</text:p>
          </table:table-cell>
          <table:table-cell table:style-name="ce4" table:formula="of:=[.$BE$3]/[.$N35]" office:value-type="float" office:value="13.3178811347987" calcext:value-type="float">
            <text:p>13.32</text:p>
          </table:table-cell>
          <table:table-cell table:style-name="ce4" table:formula="of:=[.$BE$3]/[.$O35]" office:value-type="float" office:value="10.193015170209" calcext:value-type="float">
            <text:p>10.19</text:p>
          </table:table-cell>
        </table:table-row>
        <table:table-row table:style-name="ro1">
          <table:table-cell/>
          <table:table-cell table:style-name="ce4" office:value-type="float" office:value="390" calcext:value-type="float">
            <text:p>390.00</text:p>
          </table:table-cell>
          <table:table-cell table:style-name="ce4" office:value-type="float" office:value="590" calcext:value-type="float">
            <text:p>590.00</text:p>
          </table:table-cell>
          <table:table-cell table:style-name="ce4" office:value-type="float" office:value="770" calcext:value-type="float">
            <text:p>770.00</text:p>
          </table:table-cell>
          <table:table-cell table:style-name="ce4" office:value-type="float" office:value="1010" calcext:value-type="float">
            <text:p>1,010.00</text:p>
          </table:table-cell>
          <table:table-cell table:style-name="ce4"/>
          <table:table-cell table:style-name="ce4" table:formula="of:=[.B36]*[.$H$1]" office:value-type="float" office:value="5.69162007874017" calcext:value-type="float">
            <text:p>5.69</text:p>
          </table:table-cell>
          <table:table-cell table:style-name="ce4" table:formula="of:=[.C36]*[.$H$1]" office:value-type="float" office:value="8.61039960629923" calcext:value-type="float">
            <text:p>8.61</text:p>
          </table:table-cell>
          <table:table-cell table:style-name="ce4" table:formula="of:=[.D36]*[.$H$1]" office:value-type="float" office:value="11.2373011811024" calcext:value-type="float">
            <text:p>11.24</text:p>
          </table:table-cell>
          <table:table-cell table:style-name="ce4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4" table:formula="of:=[.$Q$3]/[.L36]" office:value-type="float" office:value="24.162827772447" calcext:value-type="float">
            <text:p>24.16</text:p>
          </table:table-cell>
          <table:table-cell table:style-name="ce4" table:formula="of:=[.$Q$3]/[.M36]" office:value-type="float" office:value="15.9720386970412" calcext:value-type="float">
            <text:p>15.97</text:p>
          </table:table-cell>
          <table:table-cell table:style-name="ce4" table:formula="of:=[.$Q$3]/[.N36]" office:value-type="float" office:value="12.2383153652654" calcext:value-type="float">
            <text:p>12.24</text:p>
          </table:table-cell>
          <table:table-cell table:style-name="ce4" table:formula="of:=[.$Q$3]/[.O36]" office:value-type="float" office:value="9.3302008230241" calcext:value-type="float">
            <text:p>9.33</text:p>
          </table:table-cell>
          <table:table-cell/>
          <table:table-cell table:style-name="ce4" table:formula="of:=[.$V$3]/[.$L36]" office:value-type="float" office:value="7.56744275751689" calcext:value-type="float">
            <text:p>7.57</text:p>
          </table:table-cell>
          <table:table-cell table:style-name="ce4" table:formula="of:=[.$V$3]/[.$M36]" office:value-type="float" office:value="5.00220792446032" calcext:value-type="float">
            <text:p>5.00</text:p>
          </table:table-cell>
          <table:table-cell table:style-name="ce4" table:formula="of:=[.$V$3]/[.$N36]" office:value-type="float" office:value="3.83286061744362" calcext:value-type="float">
            <text:p>3.83</text:p>
          </table:table-cell>
          <table:table-cell table:style-name="ce4" table:formula="of:=[.$V$3]/[.$O36]" office:value-type="float" office:value="2.92208185686296" calcext:value-type="float">
            <text:p>2.92</text:p>
          </table:table-cell>
          <table:table-cell/>
          <table:table-cell table:style-name="ce4" table:formula="of:=[.$AA$3]/[.$L36]" office:value-type="float" office:value="20.8687322853586" calcext:value-type="float">
            <text:p>20.87</text:p>
          </table:table-cell>
          <table:table-cell table:style-name="ce4" table:formula="of:=[.$AA$3]/[.$M36]" office:value-type="float" office:value="13.7945857479489" calcext:value-type="float">
            <text:p>13.79</text:p>
          </table:table-cell>
          <table:table-cell table:style-name="ce4" table:formula="of:=[.$AA$3]/[.$N36]" office:value-type="float" office:value="10.5698773912855" calcext:value-type="float">
            <text:p>10.57</text:p>
          </table:table-cell>
          <table:table-cell table:style-name="ce4" table:formula="of:=[.$AA$3]/[.$O36]" office:value-type="float" office:value="8.05822335771272" calcext:value-type="float">
            <text:p>8.06</text:p>
          </table:table-cell>
          <table:table-cell/>
          <table:table-cell table:style-name="ce4" table:formula="of:=[.$AF$3]/[.$L36]" office:value-type="float" office:value="41.3573170277562" calcext:value-type="float">
            <text:p>41.36</text:p>
          </table:table-cell>
          <table:table-cell table:style-name="ce4" table:formula="of:=[.$AF$3]/[.$M36]" office:value-type="float" office:value="27.3378875268219" calcext:value-type="float">
            <text:p>27.34</text:p>
          </table:table-cell>
          <table:table-cell table:style-name="ce4" table:formula="of:=[.$AF$3]/[.$N36]" office:value-type="float" office:value="20.9472125205519" calcext:value-type="float">
            <text:p>20.95</text:p>
          </table:table-cell>
          <table:table-cell table:style-name="ce4" table:formula="of:=[.$AF$3]/[.$O36]" office:value-type="float" office:value="15.9696570701237" calcext:value-type="float">
            <text:p>15.97</text:p>
          </table:table-cell>
          <table:table-cell/>
          <table:table-cell table:style-name="ce4" table:formula="of:=[.$AK$3]/[.$L36]" office:value-type="float" office:value="12.952504241625" calcext:value-type="float">
            <text:p>12.95</text:p>
          </table:table-cell>
          <table:table-cell table:style-name="ce4" table:formula="of:=[.$AK$3]/[.$M36]" office:value-type="float" office:value="8.56182483768432" calcext:value-type="float">
            <text:p>8.56</text:p>
          </table:table-cell>
          <table:table-cell table:style-name="ce4" table:formula="of:=[.$AK$3]/[.$N36]" office:value-type="float" office:value="6.56035929121266" calcext:value-type="float">
            <text:p>6.56</text:p>
          </table:table-cell>
          <table:table-cell table:style-name="ce4" table:formula="of:=[.$AK$3]/[.$O36]" office:value-type="float" office:value="5.0014620338948" calcext:value-type="float">
            <text:p>5.00</text:p>
          </table:table-cell>
          <table:table-cell/>
          <table:table-cell table:style-name="ce4" table:formula="of:=[.$AP$3]/[.$L36]" office:value-type="float" office:value="35.7191130615661" calcext:value-type="float">
            <text:p>35.72</text:p>
          </table:table-cell>
          <table:table-cell table:style-name="ce4" table:formula="of:=[.$AP$3]/[.$M36]" office:value-type="float" office:value="23.6109391423912" calcext:value-type="float">
            <text:p>23.61</text:p>
          </table:table-cell>
          <table:table-cell table:style-name="ce4" table:formula="of:=[.$AP$3]/[.$N36]" office:value-type="float" office:value="18.0914988233906" calcext:value-type="float">
            <text:p>18.09</text:p>
          </table:table-cell>
          <table:table-cell table:style-name="ce4" table:formula="of:=[.$AP$3]/[.$O36]" office:value-type="float" office:value="13.7925288059513" calcext:value-type="float">
            <text:p>13.79</text:p>
          </table:table-cell>
          <table:table-cell/>
          <table:table-cell table:style-name="ce4" table:formula="of:=[.$AU$3]/[.$L36]" office:value-type="float" office:value="41.7683297316326" calcext:value-type="float">
            <text:p>41.77</text:p>
          </table:table-cell>
          <table:table-cell table:style-name="ce4" table:formula="of:=[.$AU$3]/[.$M36]" office:value-type="float" office:value="27.6095738904012" calcext:value-type="float">
            <text:p>27.61</text:p>
          </table:table-cell>
          <table:table-cell table:style-name="ce4" table:formula="of:=[.$AU$3]/[.$N36]" office:value-type="float" office:value="21.1553877861516" calcext:value-type="float">
            <text:p>21.16</text:p>
          </table:table-cell>
          <table:table-cell table:style-name="ce4" table:formula="of:=[.$AU$3]/[.$O36]" office:value-type="float" office:value="16.1283649458779" calcext:value-type="float">
            <text:p>16.13</text:p>
          </table:table-cell>
          <table:table-cell/>
          <table:table-cell table:style-name="ce4" table:formula="of:=[.$AZ$3]/[.$L36]" office:value-type="float" office:value="2.84260859305655" calcext:value-type="float">
            <text:p>2.84</text:p>
          </table:table-cell>
          <table:table-cell table:style-name="ce4" table:formula="of:=[.$AZ$3]/[.$M36]" office:value-type="float" office:value="1.87901245981704" calcext:value-type="float">
            <text:p>1.88</text:p>
          </table:table-cell>
          <table:table-cell table:style-name="ce4" table:formula="of:=[.$AZ$3]/[.$N36]" office:value-type="float" office:value="1.43976279388579" calcext:value-type="float">
            <text:p>1.44</text:p>
          </table:table-cell>
          <table:table-cell table:style-name="ce4" table:formula="of:=[.$AZ$3]/[.$O36]" office:value-type="float" office:value="1.09764094187332" calcext:value-type="float">
            <text:p>1.10</text:p>
          </table:table-cell>
          <table:table-cell/>
          <table:table-cell table:style-name="ce4" table:formula="of:=[.$BE$3]/[.$L36]" office:value-type="float" office:value="46.783326037626" calcext:value-type="float">
            <text:p>46.78</text:p>
          </table:table-cell>
          <table:table-cell table:style-name="ce4" table:formula="of:=[.$BE$3]/[.$M36]" office:value-type="float" office:value="30.9245714486003" calcext:value-type="float">
            <text:p>30.92</text:p>
          </table:table-cell>
          <table:table-cell table:style-name="ce4" table:formula="of:=[.$BE$3]/[.$N36]" office:value-type="float" office:value="23.6954508502262" calcext:value-type="float">
            <text:p>23.70</text:p>
          </table:table-cell>
          <table:table-cell table:style-name="ce4" table:formula="of:=[.$BE$3]/[.$O36]" office:value-type="float" office:value="18.0648486679942" calcext:value-type="float">
            <text:p>18.06</text:p>
          </table:table-cell>
        </table:table-row>
        <table:table-row table:style-name="ro1">
          <table:table-cell/>
          <table:table-cell table:style-name="ce4" office:value-type="float" office:value="450" calcext:value-type="float">
            <text:p>450.00</text:p>
          </table:table-cell>
          <table:table-cell table:style-name="ce4" office:value-type="float" office:value="670" calcext:value-type="float">
            <text:p>670.00</text:p>
          </table:table-cell>
          <table:table-cell table:style-name="ce4" office:value-type="float" office:value="870" calcext:value-type="float">
            <text:p>870.00</text:p>
          </table:table-cell>
          <table:table-cell table:style-name="ce4" office:value-type="float" office:value="1150" calcext:value-type="float">
            <text:p>1,150.00</text:p>
          </table:table-cell>
          <table:table-cell table:style-name="ce4"/>
          <table:table-cell table:style-name="ce4" table:formula="of:=[.B37]*[.$H$1]" office:value-type="float" office:value="6.56725393700788" calcext:value-type="float">
            <text:p>6.57</text:p>
          </table:table-cell>
          <table:table-cell table:style-name="ce4" table:formula="of:=[.C37]*[.$H$1]" office:value-type="float" office:value="9.77791141732285" calcext:value-type="float">
            <text:p>9.78</text:p>
          </table:table-cell>
          <table:table-cell table:style-name="ce4" table:formula="of:=[.D37]*[.$H$1]" office:value-type="float" office:value="12.6966909448819" calcext:value-type="float">
            <text:p>12.70</text:p>
          </table:table-cell>
          <table:table-cell table:style-name="ce4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4" table:formula="of:=[.$Q$3]/[.L37]" office:value-type="float" office:value="20.9411174027874" calcext:value-type="float">
            <text:p>20.94</text:p>
          </table:table-cell>
          <table:table-cell table:style-name="ce4" table:formula="of:=[.$Q$3]/[.M37]" office:value-type="float" office:value="14.0649295988871" calcext:value-type="float">
            <text:p>14.06</text:p>
          </table:table-cell>
          <table:table-cell table:style-name="ce4" table:formula="of:=[.$Q$3]/[.N37]" office:value-type="float" office:value="10.8316124497176" calcext:value-type="float">
            <text:p>10.83</text:p>
          </table:table-cell>
          <table:table-cell table:style-name="ce4" table:formula="of:=[.$Q$3]/[.O37]" office:value-type="float" office:value="8.19435028804725" calcext:value-type="float">
            <text:p>8.19</text:p>
          </table:table-cell>
          <table:table-cell/>
          <table:table-cell table:style-name="ce4" table:formula="of:=[.$V$3]/[.$L37]" office:value-type="float" office:value="6.55845038984797" calcext:value-type="float">
            <text:p>6.56</text:p>
          </table:table-cell>
          <table:table-cell table:style-name="ce4" table:formula="of:=[.$V$3]/[.$M37]" office:value-type="float" office:value="4.4049293663158" calcext:value-type="float">
            <text:p>4.40</text:p>
          </table:table-cell>
          <table:table-cell table:style-name="ce4" table:formula="of:=[.$V$3]/[.$N37]" office:value-type="float" office:value="3.39230192578343" calcext:value-type="float">
            <text:p>3.39</text:p>
          </table:table-cell>
          <table:table-cell table:style-name="ce4" table:formula="of:=[.$V$3]/[.$O37]" office:value-type="float" office:value="2.56635015254921" calcext:value-type="float">
            <text:p>2.57</text:p>
          </table:table-cell>
          <table:table-cell/>
          <table:table-cell table:style-name="ce4" table:formula="of:=[.$AA$3]/[.$L37]" office:value-type="float" office:value="18.0862346473108" calcext:value-type="float">
            <text:p>18.09</text:p>
          </table:table-cell>
          <table:table-cell table:style-name="ce4" table:formula="of:=[.$AA$3]/[.$M37]" office:value-type="float" office:value="12.1474710317759" calcext:value-type="float">
            <text:p>12.15</text:p>
          </table:table-cell>
          <table:table-cell table:style-name="ce4" table:formula="of:=[.$AA$3]/[.$N37]" office:value-type="float" office:value="9.35494895550557" calcext:value-type="float">
            <text:p>9.35</text:p>
          </table:table-cell>
          <table:table-cell table:style-name="ce4" table:formula="of:=[.$AA$3]/[.$O37]" office:value-type="float" office:value="7.07722225329552" calcext:value-type="float">
            <text:p>7.08</text:p>
          </table:table-cell>
          <table:table-cell/>
          <table:table-cell table:style-name="ce4" table:formula="of:=[.$AF$3]/[.$L37]" office:value-type="float" office:value="35.8430080907221" calcext:value-type="float">
            <text:p>35.84</text:p>
          </table:table-cell>
          <table:table-cell table:style-name="ce4" table:formula="of:=[.$AF$3]/[.$M37]" office:value-type="float" office:value="24.073662150485" calcext:value-type="float">
            <text:p>24.07</text:p>
          </table:table-cell>
          <table:table-cell table:style-name="ce4" table:formula="of:=[.$AF$3]/[.$N37]" office:value-type="float" office:value="18.5394869434769" calcext:value-type="float">
            <text:p>18.54</text:p>
          </table:table-cell>
          <table:table-cell table:style-name="ce4" table:formula="of:=[.$AF$3]/[.$O37]" office:value-type="float" office:value="14.0255249050652" calcext:value-type="float">
            <text:p>14.03</text:p>
          </table:table-cell>
          <table:table-cell/>
          <table:table-cell table:style-name="ce4" table:formula="of:=[.$AK$3]/[.$L37]" office:value-type="float" office:value="11.225503676075" calcext:value-type="float">
            <text:p>11.23</text:p>
          </table:table-cell>
          <table:table-cell table:style-name="ce4" table:formula="of:=[.$AK$3]/[.$M37]" office:value-type="float" office:value="7.53951739437873" calcext:value-type="float">
            <text:p>7.54</text:p>
          </table:table-cell>
          <table:table-cell table:style-name="ce4" table:formula="of:=[.$AK$3]/[.$N37]" office:value-type="float" office:value="5.80629500486638" calcext:value-type="float">
            <text:p>5.81</text:p>
          </table:table-cell>
          <table:table-cell table:style-name="ce4" table:formula="of:=[.$AK$3]/[.$O37]" office:value-type="float" office:value="4.39258839498587" calcext:value-type="float">
            <text:p>4.39</text:p>
          </table:table-cell>
          <table:table-cell/>
          <table:table-cell table:style-name="ce4" table:formula="of:=[.$AP$3]/[.$L37]" office:value-type="float" office:value="30.9565646533573" calcext:value-type="float">
            <text:p>30.96</text:p>
          </table:table-cell>
          <table:table-cell table:style-name="ce4" table:formula="of:=[.$AP$3]/[.$M37]" office:value-type="float" office:value="20.7917225283743" calcext:value-type="float">
            <text:p>20.79</text:p>
          </table:table-cell>
          <table:table-cell table:style-name="ce4" table:formula="of:=[.$AP$3]/[.$N37]" office:value-type="float" office:value="16.0120162000124" calcext:value-type="float">
            <text:p>16.01</text:p>
          </table:table-cell>
          <table:table-cell table:style-name="ce4" table:formula="of:=[.$AP$3]/[.$O37]" office:value-type="float" office:value="12.1134383426181" calcext:value-type="float">
            <text:p>12.11</text:p>
          </table:table-cell>
          <table:table-cell/>
          <table:table-cell table:style-name="ce4" table:formula="of:=[.$AU$3]/[.$L37]" office:value-type="float" office:value="36.1992191007483" calcext:value-type="float">
            <text:p>36.20</text:p>
          </table:table-cell>
          <table:table-cell table:style-name="ce4" table:formula="of:=[.$AU$3]/[.$M37]" office:value-type="float" office:value="24.3129083512488" calcext:value-type="float">
            <text:p>24.31</text:p>
          </table:table-cell>
          <table:table-cell table:style-name="ce4" table:formula="of:=[.$AU$3]/[.$N37]" office:value-type="float" office:value="18.7237340176284" calcext:value-type="float">
            <text:p>18.72</text:p>
          </table:table-cell>
          <table:table-cell table:style-name="ce4" table:formula="of:=[.$AU$3]/[.$O37]" office:value-type="float" office:value="14.1649118220319" calcext:value-type="float">
            <text:p>14.16</text:p>
          </table:table-cell>
          <table:table-cell/>
          <table:table-cell table:style-name="ce4" table:formula="of:=[.$AZ$3]/[.$L37]" office:value-type="float" office:value="2.46359411398234" calcext:value-type="float">
            <text:p>2.46</text:p>
          </table:table-cell>
          <table:table-cell table:style-name="ce4" table:formula="of:=[.$AZ$3]/[.$M37]" office:value-type="float" office:value="1.65465276312247" calcext:value-type="float">
            <text:p>1.65</text:p>
          </table:table-cell>
          <table:table-cell table:style-name="ce4" table:formula="of:=[.$AZ$3]/[.$N37]" office:value-type="float" office:value="1.27427281757707" calcext:value-type="float">
            <text:p>1.27</text:p>
          </table:table-cell>
          <table:table-cell table:style-name="ce4" table:formula="of:=[.$AZ$3]/[.$O37]" office:value-type="float" office:value="0.964015088080047" calcext:value-type="float">
            <text:p>0.96</text:p>
          </table:table-cell>
          <table:table-cell/>
          <table:table-cell table:style-name="ce4" table:formula="of:=[.$BE$3]/[.$L37]" office:value-type="float" office:value="40.5455492326092" calcext:value-type="float">
            <text:p>40.55</text:p>
          </table:table-cell>
          <table:table-cell table:style-name="ce4" table:formula="of:=[.$BE$3]/[.$M37]" office:value-type="float" office:value="27.2320853054838" calcext:value-type="float">
            <text:p>27.23</text:p>
          </table:table-cell>
          <table:table-cell table:style-name="ce4" table:formula="of:=[.$BE$3]/[.$N37]" office:value-type="float" office:value="20.9718358099703" calcext:value-type="float">
            <text:p>20.97</text:p>
          </table:table-cell>
          <table:table-cell table:style-name="ce4" table:formula="of:=[.$BE$3]/[.$O37]" office:value-type="float" office:value="15.8656496997167" calcext:value-type="float">
            <text:p>15.87</text:p>
          </table:table-cell>
        </table:table-row>
        <table:table-row table:style-name="ro1">
          <table:table-cell/>
          <table:table-cell table:style-name="ce4" table:number-columns-repeated="4"/>
          <table:table-cell table:number-columns-repeated="6"/>
          <table:table-cell table:style-name="ce9" table:formula="of:=MAX([.L31:.L36])" office:value-type="float" office:value="5.72810482283466" calcext:value-type="float">
            <text:p>5.73</text:p>
          </table:table-cell>
          <table:table-cell table:style-name="ce9" table:formula="of:=MAX([.M31:.M36])" office:value-type="float" office:value="8.79282332677167" calcext:value-type="float">
            <text:p>8.79</text:p>
          </table:table-cell>
          <table:table-cell table:style-name="ce9" table:formula="of:=MAX([.N31:.N36])" office:value-type="float" office:value="11.2373011811024" calcext:value-type="float">
            <text:p>11.24</text:p>
          </table:table-cell>
          <table:table-cell table:style-name="ce9" table:formula="of:=MAX([.O31:.O36])" office:value-type="float" office:value="14.9222603346457" calcext:value-type="float">
            <text:p>14.92</text:p>
          </table:table-cell>
          <table:table-cell/>
          <table:table-cell table:style-name="ce9" table:formula="of:=MIN([.Q31:.Q37])" office:value-type="float" office:value="12.0044622054195" calcext:value-type="float">
            <text:p>12.00</text:p>
          </table:table-cell>
          <table:table-cell table:style-name="ce9" table:formula="of:=MIN([.R31:.R37])" office:value-type="float" office:value="7.82033429979613" calcext:value-type="float">
            <text:p>7.82</text:p>
          </table:table-cell>
          <table:table-cell table:style-name="ce9" table:formula="of:=MIN([.S31:.S37])" office:value-type="float" office:value="6.11915768263269" calcext:value-type="float">
            <text:p>6.12</text:p>
          </table:table-cell>
          <table:table-cell table:style-name="ce9" table:formula="of:=MIN([.T31:.T37])" office:value-type="float" office:value="4.60806984413415" calcext:value-type="float">
            <text:p>4.61</text:p>
          </table:table-cell>
          <table:table-cell/>
          <table:table-cell table:style-name="ce9" table:formula="of:=MIN([.V31:.V37])" office:value-type="float" office:value="3.75962124258801" calcext:value-type="float">
            <text:p>3.76</text:p>
          </table:table-cell>
          <table:table-cell table:style-name="ce9" table:formula="of:=MIN([.W31:.W37])" office:value-type="float" office:value="2.44921383853244" calcext:value-type="float">
            <text:p>2.45</text:p>
          </table:table-cell>
          <table:table-cell table:style-name="ce9" table:formula="of:=MIN([.X31:.X37])" office:value-type="float" office:value="1.91643030872181" calcext:value-type="float">
            <text:p>1.92</text:p>
          </table:table-cell>
          <table:table-cell table:style-name="ce9" table:formula="of:=MIN([.Y31:.Y37])" office:value-type="float" office:value="1.44317979238708" calcext:value-type="float">
            <text:p>1.44</text:p>
          </table:table-cell>
          <table:table-cell/>
          <table:table-cell table:style-name="ce9" table:formula="of:=MIN([.AA31:.AA37])" office:value-type="float" office:value="10.3679052118342" calcext:value-type="float">
            <text:p>10.37</text:p>
          </table:table-cell>
          <table:table-cell table:style-name="ce9" table:formula="of:=MIN([.AB31:.AB37])" office:value-type="float" office:value="6.75419551144385" calcext:value-type="float">
            <text:p>6.75</text:p>
          </table:table-cell>
          <table:table-cell table:style-name="ce9" table:formula="of:=MIN([.AC31:.AC37])" office:value-type="float" office:value="5.28493869564276" calcext:value-type="float">
            <text:p>5.28</text:p>
          </table:table-cell>
          <table:table-cell table:style-name="ce9" table:formula="of:=MIN([.AD31:.AD37])" office:value-type="float" office:value="3.97985603486056" calcext:value-type="float">
            <text:p>3.98</text:p>
          </table:table-cell>
          <table:table-cell/>
          <table:table-cell table:style-name="ce9" table:formula="of:=MIN([.AF31:.AF37])" office:value-type="float" office:value="20.5469473131528" calcext:value-type="float">
            <text:p>20.55</text:p>
          </table:table-cell>
          <table:table-cell table:style-name="ce9" table:formula="of:=MIN([.AG31:.AG37])" office:value-type="float" office:value="13.3853557185269" calcext:value-type="float">
            <text:p>13.39</text:p>
          </table:table-cell>
          <table:table-cell table:style-name="ce9" table:formula="of:=MIN([.AH31:.AH37])" office:value-type="float" office:value="10.4736062602759" calcext:value-type="float">
            <text:p>10.47</text:p>
          </table:table-cell>
          <table:table-cell table:style-name="ce9" table:formula="of:=MIN([.AI31:.AI37])" office:value-type="float" office:value="7.88721449429092" calcext:value-type="float">
            <text:p>7.89</text:p>
          </table:table-cell>
          <table:table-cell/>
          <table:table-cell table:style-name="ce9" table:formula="of:=MIN([.AK31:.AK37])" office:value-type="float" office:value="6.43500210730414" calcext:value-type="float">
            <text:p>6.44</text:p>
          </table:table-cell>
          <table:table-cell table:style-name="ce9" table:formula="of:=MIN([.AL31:.AL37])" office:value-type="float" office:value="4.19209680849274" calcext:value-type="float">
            <text:p>4.19</text:p>
          </table:table-cell>
          <table:table-cell table:style-name="ce9" table:formula="of:=MIN([.AM31:.AM37])" office:value-type="float" office:value="3.28017964560633" calcext:value-type="float">
            <text:p>3.28</text:p>
          </table:table-cell>
          <table:table-cell table:style-name="ce9" table:formula="of:=MIN([.AN31:.AN37])" office:value-type="float" office:value="2.47015973312164" calcext:value-type="float">
            <text:p>2.47</text:p>
          </table:table-cell>
          <table:table-cell/>
          <table:table-cell table:style-name="ce9" table:formula="of:=MIN([.AP31:.AP37])" office:value-type="float" office:value="17.7458013936443" calcext:value-type="float">
            <text:p>17.75</text:p>
          </table:table-cell>
          <table:table-cell table:style-name="ce9" table:formula="of:=MIN([.AQ31:.AQ37])" office:value-type="float" office:value="11.5605428166065" calcext:value-type="float">
            <text:p>11.56</text:p>
          </table:table-cell>
          <table:table-cell table:style-name="ce9" table:formula="of:=MIN([.AR31:.AR37])" office:value-type="float" office:value="9.04574941169532" calcext:value-type="float">
            <text:p>9.05</text:p>
          </table:table-cell>
          <table:table-cell table:style-name="ce9" table:formula="of:=MIN([.AS31:.AS37])" office:value-type="float" office:value="6.81195799218132" calcext:value-type="float">
            <text:p>6.81</text:p>
          </table:table-cell>
          <table:table-cell/>
          <table:table-cell table:style-name="ce9" table:formula="of:=MIN([.AU31:.AU37])" office:value-type="float" office:value="20.7511447074353" calcext:value-type="float">
            <text:p>20.75</text:p>
          </table:table-cell>
          <table:table-cell table:style-name="ce9" table:formula="of:=MIN([.AV31:.AV37])" office:value-type="float" office:value="13.5183805770429" calcext:value-type="float">
            <text:p>13.52</text:p>
          </table:table-cell>
          <table:table-cell table:style-name="ce9" table:formula="of:=MIN([.AW31:.AW37])" office:value-type="float" office:value="10.5776938930758" calcext:value-type="float">
            <text:p>10.58</text:p>
          </table:table-cell>
          <table:table-cell table:style-name="ce9" table:formula="of:=MIN([.AX31:.AX37])" office:value-type="float" office:value="7.96559833512798" calcext:value-type="float">
            <text:p>7.97</text:p>
          </table:table-cell>
          <table:table-cell/>
          <table:table-cell table:style-name="ce9" table:formula="of:=MIN([.AZ31:.AZ37])" office:value-type="float" office:value="1.41225140291982" calcext:value-type="float">
            <text:p>1.41</text:p>
          </table:table-cell>
          <table:table-cell table:style-name="ce9" table:formula="of:=MIN([.BA31:.BA37])" office:value-type="float" office:value="0.920014399412493" calcext:value-type="float">
            <text:p>0.92</text:p>
          </table:table-cell>
          <table:table-cell table:style-name="ce9" table:formula="of:=MIN([.BB31:.BB37])" office:value-type="float" office:value="0.719881396942893" calcext:value-type="float">
            <text:p>0.72</text:p>
          </table:table-cell>
          <table:table-cell table:style-name="ce9" table:formula="of:=MIN([.BC31:.BC37])" office:value-type="float" office:value="0.542111174225944" calcext:value-type="float">
            <text:p>0.54</text:p>
          </table:table-cell>
          <table:table-cell/>
          <table:table-cell table:style-name="ce9" table:formula="of:=MIN([.BE31:.BE37])" office:value-type="float" office:value="23.2426715346168" calcext:value-type="float">
            <text:p>23.24</text:p>
          </table:table-cell>
          <table:table-cell table:style-name="ce9" table:formula="of:=MIN([.BF31:.BF37])" office:value-type="float" office:value="15.1414914146674" calcext:value-type="float">
            <text:p>15.14</text:p>
          </table:table-cell>
          <table:table-cell table:style-name="ce9" table:formula="of:=MIN([.BG31:.BG37])" office:value-type="float" office:value="11.8477254251131" calcext:value-type="float">
            <text:p>11.85</text:p>
          </table:table-cell>
          <table:table-cell table:style-name="ce9" table:formula="of:=MIN([.BH31:.BH37])" office:value-type="float" office:value="8.92200349861817" calcext:value-type="float">
            <text:p>8.92</text:p>
          </table:table-cell>
        </table:table-row>
        <table:table-row table:style-name="ro1">
          <table:table-cell/>
          <table:table-cell table:style-name="ce4" table:number-columns-repeated="4"/>
          <table:table-cell table:number-columns-repeated="55"/>
        </table:table-row>
        <table:table-row table:style-name="ro1">
          <table:table-cell table:style-name="ce1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2"/>
          <table:table-cell table:number-columns-repeated="22"/>
          <table:table-cell table:style-name="ce12"/>
          <table:table-cell table:number-columns-repeated="14"/>
          <table:table-cell table:style-name="ce12"/>
          <table:table-cell table:number-columns-repeated="14"/>
          <table:table-cell table:style-name="ce12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plf</text:p>
          </table:table-cell>
          <table:table-cell table:style-name="ce2" office:value-type="string" calcext:value-type="string">
            <text:p>kN/ft</text:p>
          </table:table-cell>
          <table:table-cell table:style-name="ce2" office:value-type="string" calcext:value-type="string">
            <text:p>kN/m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4" table:formula="of:=4.44822/1000*[.B42]" office:value-type="float" office:value="0.667233" calcext:value-type="float">
            <text:p>0.67</text:p>
          </table:table-cell>
          <table:table-cell table:style-name="ce4" table:formula="of:=[.C42]/0.3048" office:value-type="float" office:value="2.18908464566929" calcext:value-type="float">
            <text:p>2.19</text:p>
          </table:table-cell>
          <table:table-cell table:style-name="ce4" table:formula="of:=[.D42]/[.B42]" office:value-type="float" office:value="0.0145938976377953" calcext:value-type="float">
            <text:p>0.01</text:p>
          </table:table-cell>
          <table:table-cell/>
          <table:table-cell table:style-name="ce4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4" table:formula="of:=[.$Q$3]/[.$L42]" office:value-type="float" office:value="62.8233522083624" calcext:value-type="float">
            <text:p>62.82</text:p>
          </table:table-cell>
          <table:table-cell table:number-columns-repeated="4"/>
          <table:table-cell table:style-name="ce4" table:formula="of:=[.$V$3]/[.$L42]" office:value-type="float" office:value="19.675351169544" calcext:value-type="float">
            <text:p>19.68</text:p>
          </table:table-cell>
          <table:table-cell table:number-columns-repeated="4"/>
          <table:table-cell table:style-name="ce4" table:formula="of:=[.$AA$3]/[.$L42]" office:value-type="float" office:value="54.2587039419324" calcext:value-type="float">
            <text:p>54.26</text:p>
          </table:table-cell>
          <table:table-cell table:number-columns-repeated="4"/>
          <table:table-cell table:style-name="ce4" table:formula="of:=[.$AF$3]/[.$L42]" office:value-type="float" office:value="107.529024272166" calcext:value-type="float">
            <text:p>107.53</text:p>
          </table:table-cell>
          <table:table-cell table:number-columns-repeated="4"/>
          <table:table-cell table:style-name="ce4" table:formula="of:=[.$AK$3]/[.$L42]" office:value-type="float" office:value="33.6765110282251" calcext:value-type="float">
            <text:p>33.68</text:p>
          </table:table-cell>
          <table:table-cell table:number-columns-repeated="4"/>
          <table:table-cell table:style-name="ce4" table:formula="of:=[.$AP$3]/[.$L42]" office:value-type="float" office:value="92.8696939600721" calcext:value-type="float">
            <text:p>92.87</text:p>
          </table:table-cell>
          <table:table-cell table:number-columns-repeated="4"/>
          <table:table-cell table:style-name="ce4" table:formula="of:=[.$AU$3]/[.$L42]" office:value-type="float" office:value="108.597657302245" calcext:value-type="float">
            <text:p>108.60</text:p>
          </table:table-cell>
          <table:table-cell table:number-columns-repeated="4"/>
          <table:table-cell table:style-name="ce4" table:formula="of:=[.$AZ$3]/[.$L42]" office:value-type="float" office:value="7.39078234194704" calcext:value-type="float">
            <text:p>7.39</text:p>
          </table:table-cell>
          <table:table-cell table:number-columns-repeated="4"/>
          <table:table-cell table:style-name="ce4" table:formula="of:=[.$BE$3]/[.$L42]" office:value-type="float" office:value="121.636647697828" calcext:value-type="float">
            <text:p>121.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4" table:formula="of:=4.44822/1000*[.B43]" office:value-type="float" office:value="0.9786084" calcext:value-type="float">
            <text:p>0.98</text:p>
          </table:table-cell>
          <table:table-cell table:style-name="ce4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4" table:formula="of:=[.$Q$3]/[.$L43]" office:value-type="float" office:value="42.8341037784289" calcext:value-type="float">
            <text:p>42.83</text:p>
          </table:table-cell>
          <table:table-cell table:number-columns-repeated="4"/>
          <table:table-cell table:style-name="ce4" table:formula="of:=[.$V$3]/[.$L43]" office:value-type="float" office:value="13.4150121610527" calcext:value-type="float">
            <text:p>13.42</text:p>
          </table:table-cell>
          <table:table-cell table:number-columns-repeated="4"/>
          <table:table-cell table:style-name="ce4" table:formula="of:=[.$AA$3]/[.$L43]" office:value-type="float" office:value="36.9945708694993" calcext:value-type="float">
            <text:p>36.99</text:p>
          </table:table-cell>
          <table:table-cell table:number-columns-repeated="4"/>
          <table:table-cell table:style-name="ce4" table:formula="of:=[.$AF$3]/[.$L43]" office:value-type="float" office:value="73.3152438219316" calcext:value-type="float">
            <text:p>73.32</text:p>
          </table:table-cell>
          <table:table-cell table:number-columns-repeated="4"/>
          <table:table-cell table:style-name="ce4" table:formula="of:=[.$AK$3]/[.$L43]" office:value-type="float" office:value="22.9612575192443" calcext:value-type="float">
            <text:p>22.96</text:p>
          </table:table-cell>
          <table:table-cell table:number-columns-repeated="4"/>
          <table:table-cell table:style-name="ce4" table:formula="of:=[.$AP$3]/[.$L43]" office:value-type="float" office:value="63.3202458818674" calcext:value-type="float">
            <text:p>63.32</text:p>
          </table:table-cell>
          <table:table-cell table:number-columns-repeated="4"/>
          <table:table-cell table:style-name="ce4" table:formula="of:=[.$AU$3]/[.$L43]" office:value-type="float" office:value="74.0438572515307" calcext:value-type="float">
            <text:p>74.04</text:p>
          </table:table-cell>
          <table:table-cell table:number-columns-repeated="4"/>
          <table:table-cell table:style-name="ce4" table:formula="of:=[.$AZ$3]/[.$L43]" office:value-type="float" office:value="5.03916977860026" calcext:value-type="float">
            <text:p>5.04</text:p>
          </table:table-cell>
          <table:table-cell table:number-columns-repeated="4"/>
          <table:table-cell table:style-name="ce4" table:formula="of:=[.$BE$3]/[.$L43]" office:value-type="float" office:value="82.9340779757917" calcext:value-type="float">
            <text:p>82.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44]" office:value-type="float" office:value="0.889644" calcext:value-type="float">
            <text:p>0.89</text:p>
          </table:table-cell>
          <table:table-cell table:style-name="ce4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44]" office:value-type="float" office:value="47.1175141562718" calcext:value-type="float">
            <text:p>47.12</text:p>
          </table:table-cell>
          <table:table-cell table:number-columns-repeated="4"/>
          <table:table-cell table:style-name="ce4" table:formula="of:=[.$V$3]/[.$L44]" office:value-type="float" office:value="14.756513377158" calcext:value-type="float">
            <text:p>14.76</text:p>
          </table:table-cell>
          <table:table-cell table:number-columns-repeated="4"/>
          <table:table-cell table:style-name="ce4" table:formula="of:=[.$AA$3]/[.$L44]" office:value-type="float" office:value="40.6940279564493" calcext:value-type="float">
            <text:p>40.69</text:p>
          </table:table-cell>
          <table:table-cell table:number-columns-repeated="4"/>
          <table:table-cell table:style-name="ce4" table:formula="of:=[.$AF$3]/[.$L44]" office:value-type="float" office:value="80.6467682041248" calcext:value-type="float">
            <text:p>80.65</text:p>
          </table:table-cell>
          <table:table-cell table:number-columns-repeated="4"/>
          <table:table-cell table:style-name="ce4" table:formula="of:=[.$AK$3]/[.$L44]" office:value-type="float" office:value="25.2573832711688" calcext:value-type="float">
            <text:p>25.26</text:p>
          </table:table-cell>
          <table:table-cell table:number-columns-repeated="4"/>
          <table:table-cell table:style-name="ce4" table:formula="of:=[.$AP$3]/[.$L44]" office:value-type="float" office:value="69.6522704700541" calcext:value-type="float">
            <text:p>69.65</text:p>
          </table:table-cell>
          <table:table-cell table:number-columns-repeated="4"/>
          <table:table-cell table:style-name="ce4" table:formula="of:=[.$AU$3]/[.$L44]" office:value-type="float" office:value="81.4482429766837" calcext:value-type="float">
            <text:p>81.45</text:p>
          </table:table-cell>
          <table:table-cell table:number-columns-repeated="4"/>
          <table:table-cell table:style-name="ce4" table:formula="of:=[.$AZ$3]/[.$L44]" office:value-type="float" office:value="5.54308675646028" calcext:value-type="float">
            <text:p>5.54</text:p>
          </table:table-cell>
          <table:table-cell table:number-columns-repeated="4"/>
          <table:table-cell table:style-name="ce4" table:formula="of:=[.$BE$3]/[.$L44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4" table:formula="of:=4.44822/1000*[.B45]" office:value-type="float" office:value="1.112055" calcext:value-type="float">
            <text:p>1.11</text:p>
          </table:table-cell>
          <table:table-cell table:style-name="ce4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4" table:formula="of:=[.$Q$3]/[.$L45]" office:value-type="float" office:value="37.6940113250174" calcext:value-type="float">
            <text:p>37.69</text:p>
          </table:table-cell>
          <table:table-cell table:number-columns-repeated="4"/>
          <table:table-cell table:style-name="ce4" table:formula="of:=[.$V$3]/[.$L45]" office:value-type="float" office:value="11.8052107017264" calcext:value-type="float">
            <text:p>11.81</text:p>
          </table:table-cell>
          <table:table-cell table:number-columns-repeated="4"/>
          <table:table-cell table:style-name="ce4" table:formula="of:=[.$AA$3]/[.$L45]" office:value-type="float" office:value="32.5552223651594" calcext:value-type="float">
            <text:p>32.56</text:p>
          </table:table-cell>
          <table:table-cell table:number-columns-repeated="4"/>
          <table:table-cell table:style-name="ce4" table:formula="of:=[.$AF$3]/[.$L45]" office:value-type="float" office:value="64.5174145632998" calcext:value-type="float">
            <text:p>64.52</text:p>
          </table:table-cell>
          <table:table-cell table:number-columns-repeated="4"/>
          <table:table-cell table:style-name="ce4" table:formula="of:=[.$AK$3]/[.$L45]" office:value-type="float" office:value="20.205906616935" calcext:value-type="float">
            <text:p>20.21</text:p>
          </table:table-cell>
          <table:table-cell table:number-columns-repeated="4"/>
          <table:table-cell table:style-name="ce4" table:formula="of:=[.$AP$3]/[.$L45]" office:value-type="float" office:value="55.7218163760433" calcext:value-type="float">
            <text:p>55.72</text:p>
          </table:table-cell>
          <table:table-cell table:number-columns-repeated="4"/>
          <table:table-cell table:style-name="ce4" table:formula="of:=[.$AU$3]/[.$L45]" office:value-type="float" office:value="65.158594381347" calcext:value-type="float">
            <text:p>65.16</text:p>
          </table:table-cell>
          <table:table-cell table:number-columns-repeated="4"/>
          <table:table-cell table:style-name="ce4" table:formula="of:=[.$AZ$3]/[.$L45]" office:value-type="float" office:value="4.43446940516823" calcext:value-type="float">
            <text:p>4.43</text:p>
          </table:table-cell>
          <table:table-cell table:number-columns-repeated="4"/>
          <table:table-cell table:style-name="ce4" table:formula="of:=[.$BE$3]/[.$L45]" office:value-type="float" office:value="72.9819886186967" calcext:value-type="float">
            <text:p>72.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4" table:formula="of:=4.44822/1000*[.B46]" office:value-type="float" office:value="1.112055" calcext:value-type="float">
            <text:p>1.11</text:p>
          </table:table-cell>
          <table:table-cell table:style-name="ce4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4" table:formula="of:=[.$Q$3]/[.$L46]" office:value-type="float" office:value="37.6940113250174" calcext:value-type="float">
            <text:p>37.69</text:p>
          </table:table-cell>
          <table:table-cell table:number-columns-repeated="4"/>
          <table:table-cell table:style-name="ce4" table:formula="of:=[.$V$3]/[.$L46]" office:value-type="float" office:value="11.8052107017264" calcext:value-type="float">
            <text:p>11.81</text:p>
          </table:table-cell>
          <table:table-cell table:number-columns-repeated="4"/>
          <table:table-cell table:style-name="ce4" table:formula="of:=[.$AA$3]/[.$L46]" office:value-type="float" office:value="32.5552223651594" calcext:value-type="float">
            <text:p>32.56</text:p>
          </table:table-cell>
          <table:table-cell table:number-columns-repeated="4"/>
          <table:table-cell table:style-name="ce4" table:formula="of:=[.$AF$3]/[.$L46]" office:value-type="float" office:value="64.5174145632998" calcext:value-type="float">
            <text:p>64.52</text:p>
          </table:table-cell>
          <table:table-cell table:number-columns-repeated="4"/>
          <table:table-cell table:style-name="ce4" table:formula="of:=[.$AK$3]/[.$L46]" office:value-type="float" office:value="20.205906616935" calcext:value-type="float">
            <text:p>20.21</text:p>
          </table:table-cell>
          <table:table-cell table:number-columns-repeated="4"/>
          <table:table-cell table:style-name="ce4" table:formula="of:=[.$AP$3]/[.$L46]" office:value-type="float" office:value="55.7218163760433" calcext:value-type="float">
            <text:p>55.72</text:p>
          </table:table-cell>
          <table:table-cell table:number-columns-repeated="4"/>
          <table:table-cell table:style-name="ce4" table:formula="of:=[.$AU$3]/[.$L46]" office:value-type="float" office:value="65.158594381347" calcext:value-type="float">
            <text:p>65.16</text:p>
          </table:table-cell>
          <table:table-cell table:number-columns-repeated="4"/>
          <table:table-cell table:style-name="ce4" table:formula="of:=[.$AZ$3]/[.$L46]" office:value-type="float" office:value="4.43446940516823" calcext:value-type="float">
            <text:p>4.43</text:p>
          </table:table-cell>
          <table:table-cell table:number-columns-repeated="4"/>
          <table:table-cell table:style-name="ce4" table:formula="of:=[.$BE$3]/[.$L46]" office:value-type="float" office:value="72.9819886186967" calcext:value-type="float">
            <text:p>72.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4" table:formula="of:=4.44822/1000*[.B47]" office:value-type="float" office:value="1.334466" calcext:value-type="float">
            <text:p>1.33</text:p>
          </table:table-cell>
          <table:table-cell table:style-name="ce4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4" table:formula="of:=[.$Q$3]/[.$L47]" office:value-type="float" office:value="31.4116761041812" calcext:value-type="float">
            <text:p>31.41</text:p>
          </table:table-cell>
          <table:table-cell table:number-columns-repeated="4"/>
          <table:table-cell table:style-name="ce4" table:formula="of:=[.$V$3]/[.$L47]" office:value-type="float" office:value="9.83767558477198" calcext:value-type="float">
            <text:p>9.84</text:p>
          </table:table-cell>
          <table:table-cell table:number-columns-repeated="4"/>
          <table:table-cell table:style-name="ce4" table:formula="of:=[.$AA$3]/[.$L47]" office:value-type="float" office:value="27.1293519709662" calcext:value-type="float">
            <text:p>27.13</text:p>
          </table:table-cell>
          <table:table-cell table:number-columns-repeated="4"/>
          <table:table-cell table:style-name="ce4" table:formula="of:=[.$AF$3]/[.$L47]" office:value-type="float" office:value="53.7645121360832" calcext:value-type="float">
            <text:p>53.76</text:p>
          </table:table-cell>
          <table:table-cell table:number-columns-repeated="4"/>
          <table:table-cell table:style-name="ce4" table:formula="of:=[.$AK$3]/[.$L47]" office:value-type="float" office:value="16.8382555141125" calcext:value-type="float">
            <text:p>16.84</text:p>
          </table:table-cell>
          <table:table-cell table:number-columns-repeated="4"/>
          <table:table-cell table:style-name="ce4" table:formula="of:=[.$AP$3]/[.$L47]" office:value-type="float" office:value="46.4348469800361" calcext:value-type="float">
            <text:p>46.43</text:p>
          </table:table-cell>
          <table:table-cell table:number-columns-repeated="4"/>
          <table:table-cell table:style-name="ce4" table:formula="of:=[.$AU$3]/[.$L47]" office:value-type="float" office:value="54.2988286511225" calcext:value-type="float">
            <text:p>54.30</text:p>
          </table:table-cell>
          <table:table-cell table:number-columns-repeated="4"/>
          <table:table-cell table:style-name="ce4" table:formula="of:=[.$AZ$3]/[.$L47]" office:value-type="float" office:value="3.69539117097352" calcext:value-type="float">
            <text:p>3.70</text:p>
          </table:table-cell>
          <table:table-cell table:number-columns-repeated="4"/>
          <table:table-cell table:style-name="ce4" table:formula="of:=[.$BE$3]/[.$L47]" office:value-type="float" office:value="60.818323848914" calcext:value-type="float">
            <text:p>60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4" table:formula="of:=4.44822/1000*[.B48]" office:value-type="float" office:value="0.5337864" calcext:value-type="float">
            <text:p>0.53</text:p>
          </table:table-cell>
          <table:table-cell table:style-name="ce4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4" table:formula="of:=[.$Q$3]/[.$L48]" office:value-type="float" office:value="78.529190260453" calcext:value-type="float">
            <text:p>78.53</text:p>
          </table:table-cell>
          <table:table-cell table:number-columns-repeated="4"/>
          <table:table-cell table:style-name="ce4" table:formula="of:=[.$V$3]/[.$L48]" office:value-type="float" office:value="24.5941889619299" calcext:value-type="float">
            <text:p>24.59</text:p>
          </table:table-cell>
          <table:table-cell table:number-columns-repeated="4"/>
          <table:table-cell table:style-name="ce4" table:formula="of:=[.$AA$3]/[.$L48]" office:value-type="float" office:value="67.8233799274155" calcext:value-type="float">
            <text:p>67.82</text:p>
          </table:table-cell>
          <table:table-cell table:number-columns-repeated="4"/>
          <table:table-cell table:style-name="ce4" table:formula="of:=[.$AF$3]/[.$L48]" office:value-type="float" office:value="134.411280340208" calcext:value-type="float">
            <text:p>134.41</text:p>
          </table:table-cell>
          <table:table-cell table:number-columns-repeated="4"/>
          <table:table-cell table:style-name="ce4" table:formula="of:=[.$AK$3]/[.$L48]" office:value-type="float" office:value="42.0956387852813" calcext:value-type="float">
            <text:p>42.10</text:p>
          </table:table-cell>
          <table:table-cell table:number-columns-repeated="4"/>
          <table:table-cell table:style-name="ce4" table:formula="of:=[.$AP$3]/[.$L48]" office:value-type="float" office:value="116.08711745009" calcext:value-type="float">
            <text:p>116.09</text:p>
          </table:table-cell>
          <table:table-cell table:number-columns-repeated="4"/>
          <table:table-cell table:style-name="ce4" table:formula="of:=[.$AU$3]/[.$L48]" office:value-type="float" office:value="135.747071627806" calcext:value-type="float">
            <text:p>135.75</text:p>
          </table:table-cell>
          <table:table-cell table:number-columns-repeated="4"/>
          <table:table-cell table:style-name="ce4" table:formula="of:=[.$AZ$3]/[.$L48]" office:value-type="float" office:value="9.23847792743381" calcext:value-type="float">
            <text:p>9.24</text:p>
          </table:table-cell>
          <table:table-cell table:number-columns-repeated="4"/>
          <table:table-cell table:style-name="ce4" table:formula="of:=[.$BE$3]/[.$L48]" office:value-type="float" office:value="152.045809622285" calcext:value-type="float">
            <text:p>152.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style-name="ce4" table:formula="of:=4.44822/1000*[.B49]" office:value-type="float" office:value="1.4234304" calcext:value-type="float">
            <text:p>1.42</text:p>
          </table:table-cell>
          <table:table-cell table:style-name="ce4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4" table:formula="of:=[.$Q$3]/[.$L49]" office:value-type="float" office:value="29.4484463476699" calcext:value-type="float">
            <text:p>29.45</text:p>
          </table:table-cell>
          <table:table-cell table:number-columns-repeated="4"/>
          <table:table-cell table:style-name="ce4" table:formula="of:=[.$V$3]/[.$L49]" office:value-type="float" office:value="9.22282086072373" calcext:value-type="float">
            <text:p>9.22</text:p>
          </table:table-cell>
          <table:table-cell table:number-columns-repeated="4"/>
          <table:table-cell table:style-name="ce4" table:formula="of:=[.$AA$3]/[.$L49]" office:value-type="float" office:value="25.4337674727808" calcext:value-type="float">
            <text:p>25.43</text:p>
          </table:table-cell>
          <table:table-cell table:number-columns-repeated="4"/>
          <table:table-cell table:style-name="ce4" table:formula="of:=[.$AF$3]/[.$L49]" office:value-type="float" office:value="50.404230127578" calcext:value-type="float">
            <text:p>50.40</text:p>
          </table:table-cell>
          <table:table-cell table:number-columns-repeated="4"/>
          <table:table-cell table:style-name="ce4" table:formula="of:=[.$AK$3]/[.$L49]" office:value-type="float" office:value="15.7858645444805" calcext:value-type="float">
            <text:p>15.79</text:p>
          </table:table-cell>
          <table:table-cell table:number-columns-repeated="4"/>
          <table:table-cell table:style-name="ce4" table:formula="of:=[.$AP$3]/[.$L49]" office:value-type="float" office:value="43.5326690437838" calcext:value-type="float">
            <text:p>43.53</text:p>
          </table:table-cell>
          <table:table-cell table:number-columns-repeated="4"/>
          <table:table-cell table:style-name="ce4" table:formula="of:=[.$AU$3]/[.$L49]" office:value-type="float" office:value="50.9051518604273" calcext:value-type="float">
            <text:p>50.91</text:p>
          </table:table-cell>
          <table:table-cell table:number-columns-repeated="4"/>
          <table:table-cell table:style-name="ce4" table:formula="of:=[.$AZ$3]/[.$L49]" office:value-type="float" office:value="3.46442922278768" calcext:value-type="float">
            <text:p>3.46</text:p>
          </table:table-cell>
          <table:table-cell table:number-columns-repeated="4"/>
          <table:table-cell table:style-name="ce4" table:formula="of:=[.$BE$3]/[.$L49]" office:value-type="float" office:value="57.0171786083568" calcext:value-type="float">
            <text:p>57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style-name="ce4" table:formula="of:=4.44822/1000*[.B50]" office:value-type="float" office:value="1.3789482" calcext:value-type="float">
            <text:p>1.38</text:p>
          </table:table-cell>
          <table:table-cell table:style-name="ce4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4" table:formula="of:=[.$Q$3]/[.$L50]" office:value-type="float" office:value="30.3983962298528" calcext:value-type="float">
            <text:p>30.40</text:p>
          </table:table-cell>
          <table:table-cell table:number-columns-repeated="4"/>
          <table:table-cell table:style-name="ce10" table:formula="of:=[.$V$3]/[.$L50]" office:value-type="float" office:value="9.52033121106966" calcext:value-type="float">
            <text:p>9.52</text:p>
          </table:table-cell>
          <table:table-cell table:number-columns-repeated="4"/>
          <table:table-cell table:style-name="ce4" table:formula="of:=[.$AA$3]/[.$L50]" office:value-type="float" office:value="26.254211584806" calcext:value-type="float">
            <text:p>26.25</text:p>
          </table:table-cell>
          <table:table-cell table:number-columns-repeated="4"/>
          <table:table-cell table:style-name="ce4" table:formula="of:=[.$AF$3]/[.$L50]" office:value-type="float" office:value="52.0301730349192" calcext:value-type="float">
            <text:p>52.03</text:p>
          </table:table-cell>
          <table:table-cell table:number-columns-repeated="4"/>
          <table:table-cell table:style-name="ce4" table:formula="of:=[.$AK$3]/[.$L50]" office:value-type="float" office:value="16.2950859813992" calcext:value-type="float">
            <text:p>16.30</text:p>
          </table:table-cell>
          <table:table-cell table:number-columns-repeated="4"/>
          <table:table-cell table:style-name="ce4" table:formula="of:=[.$AP$3]/[.$L50]" office:value-type="float" office:value="44.9369486903575" calcext:value-type="float">
            <text:p>44.94</text:p>
          </table:table-cell>
          <table:table-cell table:number-columns-repeated="4"/>
          <table:table-cell table:style-name="ce4" table:formula="of:=[.$AU$3]/[.$L50]" office:value-type="float" office:value="52.5472535333443" calcext:value-type="float">
            <text:p>52.55</text:p>
          </table:table-cell>
          <table:table-cell table:number-columns-repeated="4"/>
          <table:table-cell table:style-name="ce4" table:formula="of:=[.$AZ$3]/[.$L50]" office:value-type="float" office:value="3.57618500416792" calcext:value-type="float">
            <text:p>3.58</text:p>
          </table:table-cell>
          <table:table-cell table:number-columns-repeated="4"/>
          <table:table-cell table:style-name="ce4" table:formula="of:=[.$BE$3]/[.$L50]" office:value-type="float" office:value="58.8564424344329" calcext:value-type="float">
            <text:p>58.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51]" office:value-type="float" office:value="0.6227508" calcext:value-type="float">
            <text:p>0.62</text:p>
          </table:table-cell>
          <table:table-cell table:style-name="ce4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51]" office:value-type="float" office:value="67.3107345089597" calcext:value-type="float">
            <text:p>67.31</text:p>
          </table:table-cell>
          <table:table-cell table:number-columns-repeated="4"/>
          <table:table-cell table:style-name="ce4" table:formula="of:=[.$V$3]/[.$L51]" office:value-type="float" office:value="21.0807333959399" calcext:value-type="float">
            <text:p>21.08</text:p>
          </table:table-cell>
          <table:table-cell table:number-columns-repeated="4"/>
          <table:table-cell table:style-name="ce4" table:formula="of:=[.$AA$3]/[.$L51]" office:value-type="float" office:value="58.1343256520704" calcext:value-type="float">
            <text:p>58.13</text:p>
          </table:table-cell>
          <table:table-cell table:number-columns-repeated="4"/>
          <table:table-cell table:style-name="ce4" table:formula="of:=[.$AF$3]/[.$L51]" office:value-type="float" office:value="115.209668863035" calcext:value-type="float">
            <text:p>115.21</text:p>
          </table:table-cell>
          <table:table-cell table:number-columns-repeated="4"/>
          <table:table-cell table:style-name="ce4" table:formula="of:=[.$AK$3]/[.$L51]" office:value-type="float" office:value="36.0819761016697" calcext:value-type="float">
            <text:p>36.08</text:p>
          </table:table-cell>
          <table:table-cell table:number-columns-repeated="4"/>
          <table:table-cell table:style-name="ce4" table:formula="of:=[.$AP$3]/[.$L51]" office:value-type="float" office:value="99.5032435286487" calcext:value-type="float">
            <text:p>99.50</text:p>
          </table:table-cell>
          <table:table-cell table:number-columns-repeated="4"/>
          <table:table-cell table:style-name="ce4" table:formula="of:=[.$AU$3]/[.$L51]" office:value-type="float" office:value="116.354632823834" calcext:value-type="float">
            <text:p>116.35</text:p>
          </table:table-cell>
          <table:table-cell table:number-columns-repeated="4"/>
          <table:table-cell table:style-name="ce4" table:formula="of:=[.$AZ$3]/[.$L51]" office:value-type="float" office:value="7.91869536637183" calcext:value-type="float">
            <text:p>7.92</text:p>
          </table:table-cell>
          <table:table-cell table:number-columns-repeated="4"/>
          <table:table-cell table:style-name="ce4" table:formula="of:=[.$BE$3]/[.$L51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4" table:formula="of:=4.44822/1000*[.B52]" office:value-type="float" office:value="0.8006796" calcext:value-type="float">
            <text:p>0.80</text:p>
          </table:table-cell>
          <table:table-cell table:style-name="ce4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4" table:formula="of:=[.$Q$3]/[.$L52]" office:value-type="float" office:value="52.3527935069686" calcext:value-type="float">
            <text:p>52.35</text:p>
          </table:table-cell>
          <table:table-cell table:number-columns-repeated="4"/>
          <table:table-cell table:style-name="ce4" table:formula="of:=[.$V$3]/[.$L52]" office:value-type="float" office:value="16.39612597462" calcext:value-type="float">
            <text:p>16.40</text:p>
          </table:table-cell>
          <table:table-cell table:number-columns-repeated="4"/>
          <table:table-cell table:style-name="ce4" table:formula="of:=[.$AA$3]/[.$L52]" office:value-type="float" office:value="45.215586618277" calcext:value-type="float">
            <text:p>45.22</text:p>
          </table:table-cell>
          <table:table-cell table:number-columns-repeated="4"/>
          <table:table-cell table:style-name="ce4" table:formula="of:=[.$AF$3]/[.$L52]" office:value-type="float" office:value="89.6075202268053" calcext:value-type="float">
            <text:p>89.61</text:p>
          </table:table-cell>
          <table:table-cell table:number-columns-repeated="4"/>
          <table:table-cell table:style-name="ce4" table:formula="of:=[.$AK$3]/[.$L52]" office:value-type="float" office:value="28.0637591901875" calcext:value-type="float">
            <text:p>28.06</text:p>
          </table:table-cell>
          <table:table-cell table:number-columns-repeated="4"/>
          <table:table-cell table:style-name="ce4" table:formula="of:=[.$AP$3]/[.$L52]" office:value-type="float" office:value="77.3914116333934" calcext:value-type="float">
            <text:p>77.39</text:p>
          </table:table-cell>
          <table:table-cell table:number-columns-repeated="4"/>
          <table:table-cell table:style-name="ce4" table:formula="of:=[.$AU$3]/[.$L52]" office:value-type="float" office:value="90.4980477518708" calcext:value-type="float">
            <text:p>90.50</text:p>
          </table:table-cell>
          <table:table-cell table:number-columns-repeated="4"/>
          <table:table-cell table:style-name="ce4" table:formula="of:=[.$AZ$3]/[.$L52]" office:value-type="float" office:value="6.15898528495587" calcext:value-type="float">
            <text:p>6.16</text:p>
          </table:table-cell>
          <table:table-cell table:number-columns-repeated="4"/>
          <table:table-cell table:style-name="ce4" table:formula="of:=[.$BE$3]/[.$L52]" office:value-type="float" office:value="101.363873081523" calcext:value-type="float">
            <text:p>10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4" table:formula="of:=4.44822/1000*[.B53]" office:value-type="float" office:value="1.0230906" calcext:value-type="float">
            <text:p>1.02</text:p>
          </table:table-cell>
          <table:table-cell table:style-name="ce4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4" table:formula="of:=[.$Q$3]/[.$L53]" office:value-type="float" office:value="40.9717514402363" calcext:value-type="float">
            <text:p>40.97</text:p>
          </table:table-cell>
          <table:table-cell table:number-columns-repeated="4"/>
          <table:table-cell table:style-name="ce4" table:formula="of:=[.$V$3]/[.$L53]" office:value-type="float" office:value="12.8317507627461" calcext:value-type="float">
            <text:p>12.83</text:p>
          </table:table-cell>
          <table:table-cell table:number-columns-repeated="4"/>
          <table:table-cell table:style-name="ce4" table:formula="of:=[.$AA$3]/[.$L53]" office:value-type="float" office:value="35.3861112664776" calcext:value-type="float">
            <text:p>35.39</text:p>
          </table:table-cell>
          <table:table-cell table:number-columns-repeated="4"/>
          <table:table-cell table:style-name="ce4" table:formula="of:=[.$AF$3]/[.$L53]" office:value-type="float" office:value="70.1276245253259" calcext:value-type="float">
            <text:p>70.13</text:p>
          </table:table-cell>
          <table:table-cell table:number-columns-repeated="4"/>
          <table:table-cell table:style-name="ce4" table:formula="of:=[.$AK$3]/[.$L53]" office:value-type="float" office:value="21.9629419749294" calcext:value-type="float">
            <text:p>21.96</text:p>
          </table:table-cell>
          <table:table-cell table:number-columns-repeated="4"/>
          <table:table-cell table:style-name="ce4" table:formula="of:=[.$AP$3]/[.$L53]" office:value-type="float" office:value="60.5671917130905" calcext:value-type="float">
            <text:p>60.57</text:p>
          </table:table-cell>
          <table:table-cell table:number-columns-repeated="4"/>
          <table:table-cell table:style-name="ce4" table:formula="of:=[.$AU$3]/[.$L53]" office:value-type="float" office:value="70.8245591101598" calcext:value-type="float">
            <text:p>70.82</text:p>
          </table:table-cell>
          <table:table-cell table:number-columns-repeated="4"/>
          <table:table-cell table:style-name="ce4" table:formula="of:=[.$AZ$3]/[.$L53]" office:value-type="float" office:value="4.82007544040025" calcext:value-type="float">
            <text:p>4.82</text:p>
          </table:table-cell>
          <table:table-cell table:number-columns-repeated="4"/>
          <table:table-cell table:style-name="ce4" table:formula="of:=[.$BE$3]/[.$L53]" office:value-type="float" office:value="79.3282484985834" calcext:value-type="float">
            <text:p>79.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4" table:formula="of:=4.44822/1000*[.B54]" office:value-type="float" office:value="1.2899838" calcext:value-type="float">
            <text:p>1.29</text:p>
          </table:table-cell>
          <table:table-cell table:style-name="ce4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4" table:formula="of:=[.$Q$3]/[.$L54]" office:value-type="float" office:value="32.4948373491529" calcext:value-type="float">
            <text:p>32.49</text:p>
          </table:table-cell>
          <table:table-cell table:number-columns-repeated="4"/>
          <table:table-cell table:style-name="ce4" table:formula="of:=[.$V$3]/[.$L54]" office:value-type="float" office:value="10.1769057773503" calcext:value-type="float">
            <text:p>10.18</text:p>
          </table:table-cell>
          <table:table-cell table:number-columns-repeated="4"/>
          <table:table-cell table:style-name="ce4" table:formula="of:=[.$AA$3]/[.$L54]" office:value-type="float" office:value="28.0648468665167" calcext:value-type="float">
            <text:p>28.06</text:p>
          </table:table-cell>
          <table:table-cell table:number-columns-repeated="4"/>
          <table:table-cell table:style-name="ce4" table:formula="of:=[.$AF$3]/[.$L54]" office:value-type="float" office:value="55.6184608304309" calcext:value-type="float">
            <text:p>55.62</text:p>
          </table:table-cell>
          <table:table-cell table:number-columns-repeated="4"/>
          <table:table-cell table:style-name="ce4" table:formula="of:=[.$AK$3]/[.$L54]" office:value-type="float" office:value="17.4188850145992" calcext:value-type="float">
            <text:p>17.42</text:p>
          </table:table-cell>
          <table:table-cell table:number-columns-repeated="4"/>
          <table:table-cell table:style-name="ce4" table:formula="of:=[.$AP$3]/[.$L54]" office:value-type="float" office:value="48.0360486000373" calcext:value-type="float">
            <text:p>48.04</text:p>
          </table:table-cell>
          <table:table-cell table:number-columns-repeated="4"/>
          <table:table-cell table:style-name="ce4" table:formula="of:=[.$AU$3]/[.$L54]" office:value-type="float" office:value="56.1712020528853" calcext:value-type="float">
            <text:p>56.17</text:p>
          </table:table-cell>
          <table:table-cell table:number-columns-repeated="4"/>
          <table:table-cell table:style-name="ce4" table:formula="of:=[.$AZ$3]/[.$L54]" office:value-type="float" office:value="3.82281845273123" calcext:value-type="float">
            <text:p>3.82</text:p>
          </table:table-cell>
          <table:table-cell table:number-columns-repeated="4"/>
          <table:table-cell table:style-name="ce4" table:formula="of:=[.$BE$3]/[.$L54]" office:value-type="float" office:value="62.915507429911" calcext:value-type="float">
            <text:p>62.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4" table:formula="of:=4.44822/1000*[.B55]" office:value-type="float" office:value="1.2899838" calcext:value-type="float">
            <text:p>1.29</text:p>
          </table:table-cell>
          <table:table-cell table:style-name="ce4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4" table:formula="of:=[.$Q$3]/[.$L55]" office:value-type="float" office:value="32.4948373491529" calcext:value-type="float">
            <text:p>32.49</text:p>
          </table:table-cell>
          <table:table-cell table:number-columns-repeated="4"/>
          <table:table-cell table:style-name="ce4" table:formula="of:=[.$V$3]/[.$L55]" office:value-type="float" office:value="10.1769057773503" calcext:value-type="float">
            <text:p>10.18</text:p>
          </table:table-cell>
          <table:table-cell table:number-columns-repeated="4"/>
          <table:table-cell table:style-name="ce4" table:formula="of:=[.$AA$3]/[.$L55]" office:value-type="float" office:value="28.0648468665167" calcext:value-type="float">
            <text:p>28.06</text:p>
          </table:table-cell>
          <table:table-cell table:number-columns-repeated="4"/>
          <table:table-cell table:style-name="ce4" table:formula="of:=[.$AF$3]/[.$L55]" office:value-type="float" office:value="55.6184608304309" calcext:value-type="float">
            <text:p>55.62</text:p>
          </table:table-cell>
          <table:table-cell table:number-columns-repeated="4"/>
          <table:table-cell table:style-name="ce4" table:formula="of:=[.$AK$3]/[.$L55]" office:value-type="float" office:value="17.4188850145992" calcext:value-type="float">
            <text:p>17.42</text:p>
          </table:table-cell>
          <table:table-cell table:number-columns-repeated="4"/>
          <table:table-cell table:style-name="ce4" table:formula="of:=[.$AP$3]/[.$L55]" office:value-type="float" office:value="48.0360486000373" calcext:value-type="float">
            <text:p>48.04</text:p>
          </table:table-cell>
          <table:table-cell table:number-columns-repeated="4"/>
          <table:table-cell table:style-name="ce4" table:formula="of:=[.$AU$3]/[.$L55]" office:value-type="float" office:value="56.1712020528853" calcext:value-type="float">
            <text:p>56.17</text:p>
          </table:table-cell>
          <table:table-cell table:number-columns-repeated="4"/>
          <table:table-cell table:style-name="ce4" table:formula="of:=[.$AZ$3]/[.$L55]" office:value-type="float" office:value="3.82281845273123" calcext:value-type="float">
            <text:p>3.82</text:p>
          </table:table-cell>
          <table:table-cell table:number-columns-repeated="4"/>
          <table:table-cell table:style-name="ce4" table:formula="of:=[.$BE$3]/[.$L55]" office:value-type="float" office:value="62.915507429911" calcext:value-type="float">
            <text:p>62.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4" table:formula="of:=4.44822/1000*[.B56]" office:value-type="float" office:value="1.556877" calcext:value-type="float">
            <text:p>1.56</text:p>
          </table:table-cell>
          <table:table-cell table:style-name="ce4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4" table:formula="of:=[.$Q$3]/[.$L56]" office:value-type="float" office:value="26.9242938035839" calcext:value-type="float">
            <text:p>26.92</text:p>
          </table:table-cell>
          <table:table-cell table:number-columns-repeated="4"/>
          <table:table-cell table:style-name="ce4" table:formula="of:=[.$V$3]/[.$L56]" office:value-type="float" office:value="8.43229335837598" calcext:value-type="float">
            <text:p>8.43</text:p>
          </table:table-cell>
          <table:table-cell table:number-columns-repeated="4"/>
          <table:table-cell table:style-name="ce4" table:formula="of:=[.$AA$3]/[.$L56]" office:value-type="float" office:value="23.2537302608282" calcext:value-type="float">
            <text:p>23.25</text:p>
          </table:table-cell>
          <table:table-cell table:number-columns-repeated="4"/>
          <table:table-cell table:style-name="ce4" table:formula="of:=[.$AF$3]/[.$L56]" office:value-type="float" office:value="46.0838675452142" calcext:value-type="float">
            <text:p>46.08</text:p>
          </table:table-cell>
          <table:table-cell table:number-columns-repeated="4"/>
          <table:table-cell table:style-name="ce4" table:formula="of:=[.$AK$3]/[.$L56]" office:value-type="float" office:value="14.4327904406679" calcext:value-type="float">
            <text:p>14.43</text:p>
          </table:table-cell>
          <table:table-cell table:number-columns-repeated="4"/>
          <table:table-cell table:style-name="ce4" table:formula="of:=[.$AP$3]/[.$L56]" office:value-type="float" office:value="39.8012974114595" calcext:value-type="float">
            <text:p>39.80</text:p>
          </table:table-cell>
          <table:table-cell table:number-columns-repeated="4"/>
          <table:table-cell table:style-name="ce4" table:formula="of:=[.$AU$3]/[.$L56]" office:value-type="float" office:value="46.5418531295336" calcext:value-type="float">
            <text:p>46.54</text:p>
          </table:table-cell>
          <table:table-cell table:number-columns-repeated="4"/>
          <table:table-cell table:style-name="ce4" table:formula="of:=[.$AZ$3]/[.$L56]" office:value-type="float" office:value="3.16747814654873" calcext:value-type="float">
            <text:p>3.17</text:p>
          </table:table-cell>
          <table:table-cell table:number-columns-repeated="4"/>
          <table:table-cell table:style-name="ce4" table:formula="of:=[.$BE$3]/[.$L56]" office:value-type="float" office:value="52.1299918704977" calcext:value-type="float">
            <text:p>52.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57]" office:value-type="float" office:value="0.6227508" calcext:value-type="float">
            <text:p>0.62</text:p>
          </table:table-cell>
          <table:table-cell table:style-name="ce4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57]" office:value-type="float" office:value="67.3107345089597" calcext:value-type="float">
            <text:p>67.31</text:p>
          </table:table-cell>
          <table:table-cell table:number-columns-repeated="4"/>
          <table:table-cell table:style-name="ce4" table:formula="of:=[.$V$3]/[.$L57]" office:value-type="float" office:value="21.0807333959399" calcext:value-type="float">
            <text:p>21.08</text:p>
          </table:table-cell>
          <table:table-cell table:number-columns-repeated="4"/>
          <table:table-cell table:style-name="ce4" table:formula="of:=[.$AA$3]/[.$L57]" office:value-type="float" office:value="58.1343256520704" calcext:value-type="float">
            <text:p>58.13</text:p>
          </table:table-cell>
          <table:table-cell table:number-columns-repeated="4"/>
          <table:table-cell table:style-name="ce4" table:formula="of:=[.$AF$3]/[.$L57]" office:value-type="float" office:value="115.209668863035" calcext:value-type="float">
            <text:p>115.21</text:p>
          </table:table-cell>
          <table:table-cell table:number-columns-repeated="4"/>
          <table:table-cell table:style-name="ce4" table:formula="of:=[.$AK$3]/[.$L57]" office:value-type="float" office:value="36.0819761016697" calcext:value-type="float">
            <text:p>36.08</text:p>
          </table:table-cell>
          <table:table-cell table:number-columns-repeated="4"/>
          <table:table-cell table:style-name="ce4" table:formula="of:=[.$AP$3]/[.$L57]" office:value-type="float" office:value="99.5032435286487" calcext:value-type="float">
            <text:p>99.50</text:p>
          </table:table-cell>
          <table:table-cell table:number-columns-repeated="4"/>
          <table:table-cell table:style-name="ce4" table:formula="of:=[.$AU$3]/[.$L57]" office:value-type="float" office:value="116.354632823834" calcext:value-type="float">
            <text:p>116.35</text:p>
          </table:table-cell>
          <table:table-cell table:number-columns-repeated="4"/>
          <table:table-cell table:style-name="ce4" table:formula="of:=[.$AZ$3]/[.$L57]" office:value-type="float" office:value="7.91869536637183" calcext:value-type="float">
            <text:p>7.92</text:p>
          </table:table-cell>
          <table:table-cell table:number-columns-repeated="4"/>
          <table:table-cell table:style-name="ce4" table:formula="of:=[.$BE$3]/[.$L57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4" table:formula="of:=4.44822/1000*[.B58]" office:value-type="float" office:value="0.8006796" calcext:value-type="float">
            <text:p>0.80</text:p>
          </table:table-cell>
          <table:table-cell table:style-name="ce4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4" table:formula="of:=[.$Q$3]/[.$L58]" office:value-type="float" office:value="52.3527935069686" calcext:value-type="float">
            <text:p>52.35</text:p>
          </table:table-cell>
          <table:table-cell table:number-columns-repeated="4"/>
          <table:table-cell table:style-name="ce4" table:formula="of:=[.$V$3]/[.$L58]" office:value-type="float" office:value="16.39612597462" calcext:value-type="float">
            <text:p>16.40</text:p>
          </table:table-cell>
          <table:table-cell table:number-columns-repeated="4"/>
          <table:table-cell table:style-name="ce4" table:formula="of:=[.$AA$3]/[.$L58]" office:value-type="float" office:value="45.215586618277" calcext:value-type="float">
            <text:p>45.22</text:p>
          </table:table-cell>
          <table:table-cell table:number-columns-repeated="4"/>
          <table:table-cell table:style-name="ce4" table:formula="of:=[.$AF$3]/[.$L58]" office:value-type="float" office:value="89.6075202268053" calcext:value-type="float">
            <text:p>89.61</text:p>
          </table:table-cell>
          <table:table-cell table:number-columns-repeated="4"/>
          <table:table-cell table:style-name="ce4" table:formula="of:=[.$AK$3]/[.$L58]" office:value-type="float" office:value="28.0637591901875" calcext:value-type="float">
            <text:p>28.06</text:p>
          </table:table-cell>
          <table:table-cell table:number-columns-repeated="4"/>
          <table:table-cell table:style-name="ce4" table:formula="of:=[.$AP$3]/[.$L58]" office:value-type="float" office:value="77.3914116333934" calcext:value-type="float">
            <text:p>77.39</text:p>
          </table:table-cell>
          <table:table-cell table:number-columns-repeated="4"/>
          <table:table-cell table:style-name="ce4" table:formula="of:=[.$AU$3]/[.$L58]" office:value-type="float" office:value="90.4980477518708" calcext:value-type="float">
            <text:p>90.50</text:p>
          </table:table-cell>
          <table:table-cell table:number-columns-repeated="4"/>
          <table:table-cell table:style-name="ce4" table:formula="of:=[.$AZ$3]/[.$L58]" office:value-type="float" office:value="6.15898528495587" calcext:value-type="float">
            <text:p>6.16</text:p>
          </table:table-cell>
          <table:table-cell table:number-columns-repeated="4"/>
          <table:table-cell table:style-name="ce4" table:formula="of:=[.$BE$3]/[.$L58]" office:value-type="float" office:value="101.363873081523" calcext:value-type="float">
            <text:p>10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4" table:formula="of:=4.44822/1000*[.B59]" office:value-type="float" office:value="2.22411" calcext:value-type="float">
            <text:p>2.22</text:p>
          </table:table-cell>
          <table:table-cell table:style-name="ce4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4" table:formula="of:=[.$Q$3]/[.$L59]" office:value-type="float" office:value="18.8470056625087" calcext:value-type="float">
            <text:p>18.85</text:p>
          </table:table-cell>
          <table:table-cell table:number-columns-repeated="4"/>
          <table:table-cell table:style-name="ce4" table:formula="of:=[.$V$3]/[.$L59]" office:value-type="float" office:value="5.90260535086319" calcext:value-type="float">
            <text:p>5.90</text:p>
          </table:table-cell>
          <table:table-cell table:number-columns-repeated="4"/>
          <table:table-cell table:style-name="ce4" table:formula="of:=[.$AA$3]/[.$L59]" office:value-type="float" office:value="16.2776111825797" calcext:value-type="float">
            <text:p>16.28</text:p>
          </table:table-cell>
          <table:table-cell table:number-columns-repeated="4"/>
          <table:table-cell table:style-name="ce4" table:formula="of:=[.$AF$3]/[.$L59]" office:value-type="float" office:value="32.2587072816499" calcext:value-type="float">
            <text:p>32.26</text:p>
          </table:table-cell>
          <table:table-cell table:number-columns-repeated="4"/>
          <table:table-cell table:style-name="ce4" table:formula="of:=[.$AK$3]/[.$L59]" office:value-type="float" office:value="10.1029533084675" calcext:value-type="float">
            <text:p>10.10</text:p>
          </table:table-cell>
          <table:table-cell table:number-columns-repeated="4"/>
          <table:table-cell table:style-name="ce4" table:formula="of:=[.$AP$3]/[.$L59]" office:value-type="float" office:value="27.8609081880216" calcext:value-type="float">
            <text:p>27.86</text:p>
          </table:table-cell>
          <table:table-cell table:number-columns-repeated="4"/>
          <table:table-cell table:style-name="ce4" table:formula="of:=[.$AU$3]/[.$L59]" office:value-type="float" office:value="32.5792971906735" calcext:value-type="float">
            <text:p>32.58</text:p>
          </table:table-cell>
          <table:table-cell table:number-columns-repeated="4"/>
          <table:table-cell table:style-name="ce4" table:formula="of:=[.$AZ$3]/[.$L59]" office:value-type="float" office:value="2.21723470258411" calcext:value-type="float">
            <text:p>2.22</text:p>
          </table:table-cell>
          <table:table-cell table:number-columns-repeated="4"/>
          <table:table-cell table:style-name="ce4" table:formula="of:=[.$BE$3]/[.$L59]" office:value-type="float" office:value="36.4909943093484" calcext:value-type="float">
            <text:p>36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4" table:formula="of:=4.44822/1000*[.B60]" office:value-type="float" office:value="0.667233" calcext:value-type="float">
            <text:p>0.67</text:p>
          </table:table-cell>
          <table:table-cell table:style-name="ce4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4" table:formula="of:=[.$Q$3]/[.$L60]" office:value-type="float" office:value="62.8233522083624" calcext:value-type="float">
            <text:p>62.82</text:p>
          </table:table-cell>
          <table:table-cell table:number-columns-repeated="4"/>
          <table:table-cell table:style-name="ce4" table:formula="of:=[.$V$3]/[.$L60]" office:value-type="float" office:value="19.675351169544" calcext:value-type="float">
            <text:p>19.68</text:p>
          </table:table-cell>
          <table:table-cell table:number-columns-repeated="4"/>
          <table:table-cell table:style-name="ce4" table:formula="of:=[.$AA$3]/[.$L60]" office:value-type="float" office:value="54.2587039419324" calcext:value-type="float">
            <text:p>54.26</text:p>
          </table:table-cell>
          <table:table-cell table:number-columns-repeated="4"/>
          <table:table-cell table:style-name="ce4" table:formula="of:=[.$AF$3]/[.$L60]" office:value-type="float" office:value="107.529024272166" calcext:value-type="float">
            <text:p>107.53</text:p>
          </table:table-cell>
          <table:table-cell table:number-columns-repeated="4"/>
          <table:table-cell table:style-name="ce4" table:formula="of:=[.$AK$3]/[.$L60]" office:value-type="float" office:value="33.6765110282251" calcext:value-type="float">
            <text:p>33.68</text:p>
          </table:table-cell>
          <table:table-cell table:number-columns-repeated="4"/>
          <table:table-cell table:style-name="ce4" table:formula="of:=[.$AP$3]/[.$L60]" office:value-type="float" office:value="92.8696939600721" calcext:value-type="float">
            <text:p>92.87</text:p>
          </table:table-cell>
          <table:table-cell table:number-columns-repeated="4"/>
          <table:table-cell table:style-name="ce4" table:formula="of:=[.$AU$3]/[.$L60]" office:value-type="float" office:value="108.597657302245" calcext:value-type="float">
            <text:p>108.60</text:p>
          </table:table-cell>
          <table:table-cell table:number-columns-repeated="4"/>
          <table:table-cell table:style-name="ce4" table:formula="of:=[.$AZ$3]/[.$L60]" office:value-type="float" office:value="7.39078234194704" calcext:value-type="float">
            <text:p>7.39</text:p>
          </table:table-cell>
          <table:table-cell table:number-columns-repeated="4"/>
          <table:table-cell table:style-name="ce4" table:formula="of:=[.$BE$3]/[.$L60]" office:value-type="float" office:value="121.636647697828" calcext:value-type="float">
            <text:p>121.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4" table:formula="of:=4.44822/1000*[.B61]" office:value-type="float" office:value="1.556877" calcext:value-type="float">
            <text:p>1.56</text:p>
          </table:table-cell>
          <table:table-cell table:style-name="ce4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4" table:formula="of:=[.$Q$3]/[.$L61]" office:value-type="float" office:value="26.9242938035839" calcext:value-type="float">
            <text:p>26.92</text:p>
          </table:table-cell>
          <table:table-cell table:number-columns-repeated="4"/>
          <table:table-cell table:style-name="ce4" table:formula="of:=[.$V$3]/[.$L61]" office:value-type="float" office:value="8.43229335837598" calcext:value-type="float">
            <text:p>8.43</text:p>
          </table:table-cell>
          <table:table-cell table:number-columns-repeated="4"/>
          <table:table-cell table:style-name="ce4" table:formula="of:=[.$AA$3]/[.$L61]" office:value-type="float" office:value="23.2537302608282" calcext:value-type="float">
            <text:p>23.25</text:p>
          </table:table-cell>
          <table:table-cell table:number-columns-repeated="4"/>
          <table:table-cell table:style-name="ce4" table:formula="of:=[.$AF$3]/[.$L61]" office:value-type="float" office:value="46.0838675452142" calcext:value-type="float">
            <text:p>46.08</text:p>
          </table:table-cell>
          <table:table-cell table:number-columns-repeated="4"/>
          <table:table-cell table:style-name="ce4" table:formula="of:=[.$AK$3]/[.$L61]" office:value-type="float" office:value="14.4327904406679" calcext:value-type="float">
            <text:p>14.43</text:p>
          </table:table-cell>
          <table:table-cell table:number-columns-repeated="4"/>
          <table:table-cell table:style-name="ce4" table:formula="of:=[.$AP$3]/[.$L61]" office:value-type="float" office:value="39.8012974114595" calcext:value-type="float">
            <text:p>39.80</text:p>
          </table:table-cell>
          <table:table-cell table:number-columns-repeated="4"/>
          <table:table-cell table:style-name="ce4" table:formula="of:=[.$AU$3]/[.$L61]" office:value-type="float" office:value="46.5418531295336" calcext:value-type="float">
            <text:p>46.54</text:p>
          </table:table-cell>
          <table:table-cell table:number-columns-repeated="4"/>
          <table:table-cell table:style-name="ce4" table:formula="of:=[.$AZ$3]/[.$L61]" office:value-type="float" office:value="3.16747814654873" calcext:value-type="float">
            <text:p>3.17</text:p>
          </table:table-cell>
          <table:table-cell table:number-columns-repeated="4"/>
          <table:table-cell table:style-name="ce4" table:formula="of:=[.$BE$3]/[.$L61]" office:value-type="float" office:value="52.1299918704977" calcext:value-type="float">
            <text:p>52.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62]" office:value-type="float" office:value="0.889644" calcext:value-type="float">
            <text:p>0.89</text:p>
          </table:table-cell>
          <table:table-cell table:style-name="ce4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62]" office:value-type="float" office:value="47.1175141562718" calcext:value-type="float">
            <text:p>47.12</text:p>
          </table:table-cell>
          <table:table-cell table:number-columns-repeated="4"/>
          <table:table-cell table:style-name="ce4" table:formula="of:=[.$V$3]/[.$L62]" office:value-type="float" office:value="14.756513377158" calcext:value-type="float">
            <text:p>14.76</text:p>
          </table:table-cell>
          <table:table-cell table:number-columns-repeated="4"/>
          <table:table-cell table:style-name="ce4" table:formula="of:=[.$AA$3]/[.$L62]" office:value-type="float" office:value="40.6940279564493" calcext:value-type="float">
            <text:p>40.69</text:p>
          </table:table-cell>
          <table:table-cell table:number-columns-repeated="4"/>
          <table:table-cell table:style-name="ce4" table:formula="of:=[.$AF$3]/[.$L62]" office:value-type="float" office:value="80.6467682041248" calcext:value-type="float">
            <text:p>80.65</text:p>
          </table:table-cell>
          <table:table-cell table:number-columns-repeated="4"/>
          <table:table-cell table:style-name="ce4" table:formula="of:=[.$AK$3]/[.$L62]" office:value-type="float" office:value="25.2573832711688" calcext:value-type="float">
            <text:p>25.26</text:p>
          </table:table-cell>
          <table:table-cell table:number-columns-repeated="4"/>
          <table:table-cell table:style-name="ce4" table:formula="of:=[.$AP$3]/[.$L62]" office:value-type="float" office:value="69.6522704700541" calcext:value-type="float">
            <text:p>69.65</text:p>
          </table:table-cell>
          <table:table-cell table:number-columns-repeated="4"/>
          <table:table-cell table:style-name="ce4" table:formula="of:=[.$AU$3]/[.$L62]" office:value-type="float" office:value="81.4482429766837" calcext:value-type="float">
            <text:p>81.45</text:p>
          </table:table-cell>
          <table:table-cell table:number-columns-repeated="4"/>
          <table:table-cell table:style-name="ce4" table:formula="of:=[.$AZ$3]/[.$L62]" office:value-type="float" office:value="5.54308675646028" calcext:value-type="float">
            <text:p>5.54</text:p>
          </table:table-cell>
          <table:table-cell table:number-columns-repeated="4"/>
          <table:table-cell table:style-name="ce4" table:formula="of:=[.$BE$3]/[.$L62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table:formula="of:=4.44822/1000*[.B63]" office:value-type="float" office:value="1.779288" calcext:value-type="float">
            <text:p>1.78</text:p>
          </table:table-cell>
          <table:table-cell table:style-name="ce4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4" table:formula="of:=[.$Q$3]/[.$L63]" office:value-type="float" office:value="23.5587570781359" calcext:value-type="float">
            <text:p>23.56</text:p>
          </table:table-cell>
          <table:table-cell table:number-columns-repeated="4"/>
          <table:table-cell table:style-name="ce4" table:formula="of:=[.$V$3]/[.$L63]" office:value-type="float" office:value="7.37825668857898" calcext:value-type="float">
            <text:p>7.38</text:p>
          </table:table-cell>
          <table:table-cell table:number-columns-repeated="4"/>
          <table:table-cell table:style-name="ce4" table:formula="of:=[.$AA$3]/[.$L63]" office:value-type="float" office:value="20.3470139782246" calcext:value-type="float">
            <text:p>20.35</text:p>
          </table:table-cell>
          <table:table-cell table:number-columns-repeated="4"/>
          <table:table-cell table:style-name="ce4" table:formula="of:=[.$AF$3]/[.$L63]" office:value-type="float" office:value="40.3233841020624" calcext:value-type="float">
            <text:p>40.32</text:p>
          </table:table-cell>
          <table:table-cell table:number-columns-repeated="4"/>
          <table:table-cell table:style-name="ce4" table:formula="of:=[.$AK$3]/[.$L63]" office:value-type="float" office:value="12.6286916355844" calcext:value-type="float">
            <text:p>12.63</text:p>
          </table:table-cell>
          <table:table-cell table:number-columns-repeated="4"/>
          <table:table-cell table:style-name="ce4" table:formula="of:=[.$AP$3]/[.$L63]" office:value-type="float" office:value="34.826135235027" calcext:value-type="float">
            <text:p>34.83</text:p>
          </table:table-cell>
          <table:table-cell table:number-columns-repeated="4"/>
          <table:table-cell table:style-name="ce4" table:formula="of:=[.$AU$3]/[.$L63]" office:value-type="float" office:value="40.7241214883419" calcext:value-type="float">
            <text:p>40.72</text:p>
          </table:table-cell>
          <table:table-cell table:number-columns-repeated="4"/>
          <table:table-cell table:style-name="ce4" table:formula="of:=[.$AZ$3]/[.$L63]" office:value-type="float" office:value="2.77154337823014" calcext:value-type="float">
            <text:p>2.77</text:p>
          </table:table-cell>
          <table:table-cell table:number-columns-repeated="4"/>
          <table:table-cell table:style-name="ce4" table:formula="of:=[.$BE$3]/[.$L63]" office:value-type="float" office:value="45.6137428866855" calcext:value-type="float">
            <text:p>45.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4" table:formula="of:=4.44822/1000*[.B64]" office:value-type="float" office:value="1.6013592" calcext:value-type="float">
            <text:p>1.60</text:p>
          </table:table-cell>
          <table:table-cell table:style-name="ce4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4" table:formula="of:=[.$Q$3]/[.$L64]" office:value-type="float" office:value="26.1763967534843" calcext:value-type="float">
            <text:p>26.18</text:p>
          </table:table-cell>
          <table:table-cell table:number-columns-repeated="4"/>
          <table:table-cell table:style-name="ce4" table:formula="of:=[.$V$3]/[.$L64]" office:value-type="float" office:value="8.19806298730998" calcext:value-type="float">
            <text:p>8.20</text:p>
          </table:table-cell>
          <table:table-cell table:number-columns-repeated="4"/>
          <table:table-cell table:style-name="ce4" table:formula="of:=[.$AA$3]/[.$L64]" office:value-type="float" office:value="22.6077933091385" calcext:value-type="float">
            <text:p>22.61</text:p>
          </table:table-cell>
          <table:table-cell table:number-columns-repeated="4"/>
          <table:table-cell table:style-name="ce4" table:formula="of:=[.$AF$3]/[.$L64]" office:value-type="float" office:value="44.8037601134027" calcext:value-type="float">
            <text:p>44.80</text:p>
          </table:table-cell>
          <table:table-cell table:number-columns-repeated="4"/>
          <table:table-cell table:style-name="ce4" table:formula="of:=[.$AK$3]/[.$L64]" office:value-type="float" office:value="14.0318795950938" calcext:value-type="float">
            <text:p>14.03</text:p>
          </table:table-cell>
          <table:table-cell table:number-columns-repeated="4"/>
          <table:table-cell table:style-name="ce4" table:formula="of:=[.$AP$3]/[.$L64]" office:value-type="float" office:value="38.6957058166967" calcext:value-type="float">
            <text:p>38.70</text:p>
          </table:table-cell>
          <table:table-cell table:number-columns-repeated="4"/>
          <table:table-cell table:style-name="ce4" table:formula="of:=[.$AU$3]/[.$L64]" office:value-type="float" office:value="45.2490238759354" calcext:value-type="float">
            <text:p>45.25</text:p>
          </table:table-cell>
          <table:table-cell table:number-columns-repeated="4"/>
          <table:table-cell table:style-name="ce4" table:formula="of:=[.$AZ$3]/[.$L64]" office:value-type="float" office:value="3.07949264247793" calcext:value-type="float">
            <text:p>3.08</text:p>
          </table:table-cell>
          <table:table-cell table:number-columns-repeated="4"/>
          <table:table-cell table:style-name="ce4" table:formula="of:=[.$BE$3]/[.$L64]" office:value-type="float" office:value="50.6819365407616" calcext:value-type="float">
            <text:p>50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65]" office:value-type="float" office:value="0.889644" calcext:value-type="float">
            <text:p>0.89</text:p>
          </table:table-cell>
          <table:table-cell table:style-name="ce4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65]" office:value-type="float" office:value="47.1175141562718" calcext:value-type="float">
            <text:p>47.12</text:p>
          </table:table-cell>
          <table:table-cell table:number-columns-repeated="4"/>
          <table:table-cell table:style-name="ce4" table:formula="of:=[.$V$3]/[.$L65]" office:value-type="float" office:value="14.756513377158" calcext:value-type="float">
            <text:p>14.76</text:p>
          </table:table-cell>
          <table:table-cell table:number-columns-repeated="4"/>
          <table:table-cell table:style-name="ce4" table:formula="of:=[.$AA$3]/[.$L65]" office:value-type="float" office:value="40.6940279564493" calcext:value-type="float">
            <text:p>40.69</text:p>
          </table:table-cell>
          <table:table-cell table:number-columns-repeated="4"/>
          <table:table-cell table:style-name="ce4" table:formula="of:=[.$AF$3]/[.$L65]" office:value-type="float" office:value="80.6467682041248" calcext:value-type="float">
            <text:p>80.65</text:p>
          </table:table-cell>
          <table:table-cell table:number-columns-repeated="4"/>
          <table:table-cell table:style-name="ce4" table:formula="of:=[.$AK$3]/[.$L65]" office:value-type="float" office:value="25.2573832711688" calcext:value-type="float">
            <text:p>25.26</text:p>
          </table:table-cell>
          <table:table-cell table:number-columns-repeated="4"/>
          <table:table-cell table:style-name="ce4" table:formula="of:=[.$AP$3]/[.$L65]" office:value-type="float" office:value="69.6522704700541" calcext:value-type="float">
            <text:p>69.65</text:p>
          </table:table-cell>
          <table:table-cell table:number-columns-repeated="4"/>
          <table:table-cell table:style-name="ce4" table:formula="of:=[.$AU$3]/[.$L65]" office:value-type="float" office:value="81.4482429766837" calcext:value-type="float">
            <text:p>81.45</text:p>
          </table:table-cell>
          <table:table-cell table:number-columns-repeated="4"/>
          <table:table-cell table:style-name="ce4" table:formula="of:=[.$AZ$3]/[.$L65]" office:value-type="float" office:value="5.54308675646028" calcext:value-type="float">
            <text:p>5.54</text:p>
          </table:table-cell>
          <table:table-cell table:number-columns-repeated="4"/>
          <table:table-cell table:style-name="ce4" table:formula="of:=[.$BE$3]/[.$L65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4" table:formula="of:=4.44822/1000*[.B66]" office:value-type="float" office:value="1.6013592" calcext:value-type="float">
            <text:p>1.60</text:p>
          </table:table-cell>
          <table:table-cell table:style-name="ce4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4" table:formula="of:=[.$Q$3]/[.$L66]" office:value-type="float" office:value="26.1763967534843" calcext:value-type="float">
            <text:p>26.18</text:p>
          </table:table-cell>
          <table:table-cell table:number-columns-repeated="4"/>
          <table:table-cell table:style-name="ce4" table:formula="of:=[.$V$3]/[.$L66]" office:value-type="float" office:value="8.19806298730998" calcext:value-type="float">
            <text:p>8.20</text:p>
          </table:table-cell>
          <table:table-cell table:number-columns-repeated="4"/>
          <table:table-cell table:style-name="ce4" table:formula="of:=[.$AA$3]/[.$L66]" office:value-type="float" office:value="22.6077933091385" calcext:value-type="float">
            <text:p>22.61</text:p>
          </table:table-cell>
          <table:table-cell table:number-columns-repeated="4"/>
          <table:table-cell table:style-name="ce4" table:formula="of:=[.$AF$3]/[.$L66]" office:value-type="float" office:value="44.8037601134027" calcext:value-type="float">
            <text:p>44.80</text:p>
          </table:table-cell>
          <table:table-cell table:number-columns-repeated="4"/>
          <table:table-cell table:style-name="ce4" table:formula="of:=[.$AK$3]/[.$L66]" office:value-type="float" office:value="14.0318795950938" calcext:value-type="float">
            <text:p>14.03</text:p>
          </table:table-cell>
          <table:table-cell table:number-columns-repeated="4"/>
          <table:table-cell table:style-name="ce4" table:formula="of:=[.$AP$3]/[.$L66]" office:value-type="float" office:value="38.6957058166967" calcext:value-type="float">
            <text:p>38.70</text:p>
          </table:table-cell>
          <table:table-cell table:number-columns-repeated="4"/>
          <table:table-cell table:style-name="ce4" table:formula="of:=[.$AU$3]/[.$L66]" office:value-type="float" office:value="45.2490238759354" calcext:value-type="float">
            <text:p>45.25</text:p>
          </table:table-cell>
          <table:table-cell table:number-columns-repeated="4"/>
          <table:table-cell table:style-name="ce4" table:formula="of:=[.$AZ$3]/[.$L66]" office:value-type="float" office:value="3.07949264247793" calcext:value-type="float">
            <text:p>3.08</text:p>
          </table:table-cell>
          <table:table-cell table:number-columns-repeated="4"/>
          <table:table-cell table:style-name="ce4" table:formula="of:=[.$BE$3]/[.$L66]" office:value-type="float" office:value="50.6819365407616" calcext:value-type="float">
            <text:p>50.6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9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9" table:formula="of:=MIN([.Q42:.Q66])" office:value-type="float" office:value="18.8470056625087" calcext:value-type="float">
            <text:p>18.85</text:p>
          </table:table-cell>
          <table:table-cell table:number-columns-repeated="4"/>
          <table:table-cell table:style-name="ce9" table:formula="of:=MIN([.V42:.V66])" office:value-type="float" office:value="5.90260535086319" calcext:value-type="float">
            <text:p>5.90</text:p>
          </table:table-cell>
          <table:table-cell table:number-columns-repeated="4"/>
          <table:table-cell table:style-name="ce9" table:formula="of:=MIN([.AA42:.AA66])" office:value-type="float" office:value="16.2776111825797" calcext:value-type="float">
            <text:p>16.28</text:p>
          </table:table-cell>
          <table:table-cell table:number-columns-repeated="4"/>
          <table:table-cell table:style-name="ce9" table:formula="of:=MIN([.AF42:.AF66])" office:value-type="float" office:value="32.2587072816499" calcext:value-type="float">
            <text:p>32.26</text:p>
          </table:table-cell>
          <table:table-cell table:number-columns-repeated="4"/>
          <table:table-cell table:style-name="ce9" table:formula="of:=MIN([.AK42:.AK66])" office:value-type="float" office:value="10.1029533084675" calcext:value-type="float">
            <text:p>10.10</text:p>
          </table:table-cell>
          <table:table-cell table:number-columns-repeated="4"/>
          <table:table-cell table:style-name="ce9" table:formula="of:=MIN([.AP42:.AP66])" office:value-type="float" office:value="27.8609081880216" calcext:value-type="float">
            <text:p>27.86</text:p>
          </table:table-cell>
          <table:table-cell table:number-columns-repeated="4"/>
          <table:table-cell table:style-name="ce9" table:formula="of:=MIN([.AU42:.AU66])" office:value-type="float" office:value="32.5792971906735" calcext:value-type="float">
            <text:p>32.58</text:p>
          </table:table-cell>
          <table:table-cell table:number-columns-repeated="4"/>
          <table:table-cell table:style-name="ce9" table:formula="of:=MIN([.AZ42:.AZ66])" office:value-type="float" office:value="2.21723470258411" calcext:value-type="float">
            <text:p>2.22</text:p>
          </table:table-cell>
          <table:table-cell table:number-columns-repeated="4"/>
          <table:table-cell table:style-name="ce9" table:formula="of:=MIN([.BE42:.BE66])" office:value-type="float" office:value="36.4909943093484" calcext:value-type="float">
            <text:p>36.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56"/>
        </table:table-row>
        <table:table-row table:style-name="ro1">
          <table:table-cell table:style-name="ce2"/>
          <table:table-cell table:style-name="ce2" office:value-type="string" calcext:value-type="string">
            <text:p>plf</text:p>
          </table:table-cell>
          <table:table-cell table:style-name="ce2" office:value-type="string" calcext:value-type="string">
            <text:p>kN/ft</text:p>
          </table:table-cell>
          <table:table-cell table:style-name="ce2" office:value-type="string" calcext:value-type="string">
            <text:p>kN/m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70]" office:value-type="float" office:value="0.6227508" calcext:value-type="float">
            <text:p>0.62</text:p>
          </table:table-cell>
          <table:table-cell table:style-name="ce4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70]" office:value-type="float" office:value="67.3107345089597" calcext:value-type="float">
            <text:p>67.31</text:p>
          </table:table-cell>
          <table:table-cell table:number-columns-repeated="4"/>
          <table:table-cell table:style-name="ce4" table:formula="of:=[.$V$3]/[.$L70]" office:value-type="float" office:value="21.0807333959399" calcext:value-type="float">
            <text:p>21.08</text:p>
          </table:table-cell>
          <table:table-cell table:number-columns-repeated="4"/>
          <table:table-cell table:style-name="ce4" table:formula="of:=[.$AA$3]/[.$L70]" office:value-type="float" office:value="58.1343256520704" calcext:value-type="float">
            <text:p>58.13</text:p>
          </table:table-cell>
          <table:table-cell table:number-columns-repeated="4"/>
          <table:table-cell table:style-name="ce4" table:formula="of:=[.$AF$3]/[.$L70]" office:value-type="float" office:value="115.209668863035" calcext:value-type="float">
            <text:p>115.21</text:p>
          </table:table-cell>
          <table:table-cell table:number-columns-repeated="4"/>
          <table:table-cell table:style-name="ce4" table:formula="of:=[.$AK$3]/[.$L70]" office:value-type="float" office:value="36.0819761016697" calcext:value-type="float">
            <text:p>36.08</text:p>
          </table:table-cell>
          <table:table-cell table:number-columns-repeated="4"/>
          <table:table-cell table:style-name="ce4" table:formula="of:=[.$AP$3]/[.$L70]" office:value-type="float" office:value="99.5032435286487" calcext:value-type="float">
            <text:p>99.50</text:p>
          </table:table-cell>
          <table:table-cell table:number-columns-repeated="4"/>
          <table:table-cell table:style-name="ce4" table:formula="of:=[.$AU$3]/[.$L70]" office:value-type="float" office:value="116.354632823834" calcext:value-type="float">
            <text:p>116.35</text:p>
          </table:table-cell>
          <table:table-cell table:number-columns-repeated="4"/>
          <table:table-cell table:style-name="ce4" table:formula="of:=[.$AZ$3]/[.$L70]" office:value-type="float" office:value="7.91869536637183" calcext:value-type="float">
            <text:p>7.92</text:p>
          </table:table-cell>
          <table:table-cell table:number-columns-repeated="4"/>
          <table:table-cell table:style-name="ce4" table:formula="of:=[.$BE$3]/[.$L70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style-name="ce4" table:formula="of:=4.44822/1000*[.B71]" office:value-type="float" office:value="3.7365048" calcext:value-type="float">
            <text:p>3.74</text:p>
          </table:table-cell>
          <table:table-cell table:style-name="ce4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4" table:formula="of:=[.$Q$3]/[.$L71]" office:value-type="float" office:value="11.2184557514933" calcext:value-type="float">
            <text:p>11.22</text:p>
          </table:table-cell>
          <table:table-cell table:number-columns-repeated="4"/>
          <table:table-cell table:style-name="ce10" table:formula="of:=[.$V$3]/[.$L71]" office:value-type="float" office:value="3.51345556598999" calcext:value-type="float">
            <text:p>3.51</text:p>
          </table:table-cell>
          <table:table-cell table:number-columns-repeated="4"/>
          <table:table-cell table:style-name="ce10" table:formula="of:=[.$AA$3]/[.$L71]" office:value-type="float" office:value="9.68905427534507" calcext:value-type="float">
            <text:p>9.69</text:p>
          </table:table-cell>
          <table:table-cell table:number-columns-repeated="4"/>
          <table:table-cell table:style-name="ce4" table:formula="of:=[.$AF$3]/[.$L71]" office:value-type="float" office:value="19.2016114771726" calcext:value-type="float">
            <text:p>19.20</text:p>
          </table:table-cell>
          <table:table-cell table:number-columns-repeated="4"/>
          <table:table-cell table:style-name="ce4" table:formula="of:=[.$AK$3]/[.$L71]" office:value-type="float" office:value="6.01366268361162" calcext:value-type="float">
            <text:p>6.01</text:p>
          </table:table-cell>
          <table:table-cell table:number-columns-repeated="4"/>
          <table:table-cell table:style-name="ce4" table:formula="of:=[.$AP$3]/[.$L71]" office:value-type="float" office:value="16.5838739214415" calcext:value-type="float">
            <text:p>16.58</text:p>
          </table:table-cell>
          <table:table-cell table:number-columns-repeated="4"/>
          <table:table-cell table:style-name="ce4" table:formula="of:=[.$AU$3]/[.$L71]" office:value-type="float" office:value="19.3924388039723" calcext:value-type="float">
            <text:p>19.39</text:p>
          </table:table-cell>
          <table:table-cell table:number-columns-repeated="4"/>
          <table:table-cell table:style-name="ce4" table:formula="of:=[.$AZ$3]/[.$L71]" office:value-type="float" office:value="1.31978256106197" calcext:value-type="float">
            <text:p>1.32</text:p>
          </table:table-cell>
          <table:table-cell table:number-columns-repeated="4"/>
          <table:table-cell table:style-name="ce4" table:formula="of:=[.$BE$3]/[.$L71]" office:value-type="float" office:value="21.7208299460407" calcext:value-type="float">
            <text:p>21.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style-name="ce4" table:formula="of:=4.44822/1000*[.B72]" office:value-type="float" office:value="7.4730096" calcext:value-type="float">
            <text:p>7.47</text:p>
          </table:table-cell>
          <table:table-cell table:style-name="ce4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10" table:formula="of:=[.$Q$3]/[.$L72]" office:value-type="float" office:value="5.60922787574664" calcext:value-type="float">
            <text:p>5.61</text:p>
          </table:table-cell>
          <table:table-cell table:number-columns-repeated="4"/>
          <table:table-cell table:style-name="ce4" table:formula="of:=[.$V$3]/[.$L72]" office:value-type="float" office:value="1.756727782995" calcext:value-type="float">
            <text:p>1.76</text:p>
          </table:table-cell>
          <table:table-cell table:number-columns-repeated="4"/>
          <table:table-cell table:style-name="ce4" table:formula="of:=[.$AA$3]/[.$L72]" office:value-type="float" office:value="4.84452713767253" calcext:value-type="float">
            <text:p>4.84</text:p>
          </table:table-cell>
          <table:table-cell table:number-columns-repeated="4"/>
          <table:table-cell table:style-name="ce4" table:formula="of:=[.$AF$3]/[.$L72]" office:value-type="float" office:value="9.60080573858629" calcext:value-type="float">
            <text:p>9.60</text:p>
          </table:table-cell>
          <table:table-cell table:number-columns-repeated="4"/>
          <table:table-cell table:style-name="ce4" table:formula="of:=[.$AK$3]/[.$L72]" office:value-type="float" office:value="3.00683134180581" calcext:value-type="float">
            <text:p>3.01</text:p>
          </table:table-cell>
          <table:table-cell table:number-columns-repeated="4"/>
          <table:table-cell table:style-name="ce4" table:formula="of:=[.$AP$3]/[.$L72]" office:value-type="float" office:value="8.29193696072073" calcext:value-type="float">
            <text:p>8.29</text:p>
          </table:table-cell>
          <table:table-cell table:number-columns-repeated="4"/>
          <table:table-cell table:style-name="ce4" table:formula="of:=[.$AU$3]/[.$L72]" office:value-type="float" office:value="9.69621940198616" calcext:value-type="float">
            <text:p>9.70</text:p>
          </table:table-cell>
          <table:table-cell table:number-columns-repeated="4"/>
          <table:table-cell table:style-name="ce4" table:formula="of:=[.$AZ$3]/[.$L72]" office:value-type="float" office:value="0.659891280530986" calcext:value-type="float">
            <text:p>0.66</text:p>
          </table:table-cell>
          <table:table-cell table:number-columns-repeated="4"/>
          <table:table-cell table:style-name="ce4" table:formula="of:=[.$BE$3]/[.$L72]" office:value-type="float" office:value="10.8604149730204" calcext:value-type="float">
            <text:p>10.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4" table:formula="of:=4.44822/1000*[.B73]" office:value-type="float" office:value="0.5560275" calcext:value-type="float">
            <text:p>0.56</text:p>
          </table:table-cell>
          <table:table-cell table:style-name="ce4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4" table:formula="of:=[.$Q$3]/[.$L73]" office:value-type="float" office:value="75.3880226500348" calcext:value-type="float">
            <text:p>75.39</text:p>
          </table:table-cell>
          <table:table-cell table:number-columns-repeated="4"/>
          <table:table-cell table:style-name="ce4" table:formula="of:=[.$V$3]/[.$L73]" office:value-type="float" office:value="23.6104214034527" calcext:value-type="float">
            <text:p>23.61</text:p>
          </table:table-cell>
          <table:table-cell table:number-columns-repeated="4"/>
          <table:table-cell table:style-name="ce4" table:formula="of:=[.$AA$3]/[.$L73]" office:value-type="float" office:value="65.1104447303189" calcext:value-type="float">
            <text:p>65.11</text:p>
          </table:table-cell>
          <table:table-cell table:number-columns-repeated="4"/>
          <table:table-cell table:style-name="ce4" table:formula="of:=[.$AF$3]/[.$L73]" office:value-type="float" office:value="129.0348291266" calcext:value-type="float">
            <text:p>129.03</text:p>
          </table:table-cell>
          <table:table-cell table:number-columns-repeated="4"/>
          <table:table-cell table:style-name="ce4" table:formula="of:=[.$AK$3]/[.$L73]" office:value-type="float" office:value="40.4118132338701" calcext:value-type="float">
            <text:p>40.41</text:p>
          </table:table-cell>
          <table:table-cell table:number-columns-repeated="4"/>
          <table:table-cell table:style-name="ce4" table:formula="of:=[.$AP$3]/[.$L73]" office:value-type="float" office:value="111.443632752087" calcext:value-type="float">
            <text:p>111.44</text:p>
          </table:table-cell>
          <table:table-cell table:number-columns-repeated="4"/>
          <table:table-cell table:style-name="ce4" table:formula="of:=[.$AU$3]/[.$L73]" office:value-type="float" office:value="130.317188762694" calcext:value-type="float">
            <text:p>130.32</text:p>
          </table:table-cell>
          <table:table-cell table:number-columns-repeated="4"/>
          <table:table-cell table:style-name="ce4" table:formula="of:=[.$AZ$3]/[.$L73]" office:value-type="float" office:value="8.86893881033645" calcext:value-type="float">
            <text:p>8.87</text:p>
          </table:table-cell>
          <table:table-cell table:number-columns-repeated="4"/>
          <table:table-cell table:style-name="ce4" table:formula="of:=[.$BE$3]/[.$L73]" office:value-type="float" office:value="145.963977237394" calcext:value-type="float">
            <text:p>145.9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9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9" table:formula="of:=MIN([.Q70:.Q73])" office:value-type="float" office:value="5.60922787574664" calcext:value-type="float">
            <text:p>5.61</text:p>
          </table:table-cell>
          <table:table-cell table:number-columns-repeated="4"/>
          <table:table-cell table:style-name="ce9" table:formula="of:=MIN([.V70:.V73])" office:value-type="float" office:value="1.756727782995" calcext:value-type="float">
            <text:p>1.76</text:p>
          </table:table-cell>
          <table:table-cell table:number-columns-repeated="4"/>
          <table:table-cell table:style-name="ce9" table:formula="of:=MIN([.AA70:.AA73])" office:value-type="float" office:value="4.84452713767253" calcext:value-type="float">
            <text:p>4.84</text:p>
          </table:table-cell>
          <table:table-cell table:number-columns-repeated="4"/>
          <table:table-cell table:style-name="ce9" table:formula="of:=MIN([.AF70:.AF73])" office:value-type="float" office:value="9.60080573858629" calcext:value-type="float">
            <text:p>9.60</text:p>
          </table:table-cell>
          <table:table-cell table:number-columns-repeated="4"/>
          <table:table-cell table:style-name="ce9" table:formula="of:=MIN([.AK70:.AK73])" office:value-type="float" office:value="3.00683134180581" calcext:value-type="float">
            <text:p>3.01</text:p>
          </table:table-cell>
          <table:table-cell table:number-columns-repeated="4"/>
          <table:table-cell table:style-name="ce9" table:formula="of:=MIN([.AP70:.AP73])" office:value-type="float" office:value="8.29193696072073" calcext:value-type="float">
            <text:p>8.29</text:p>
          </table:table-cell>
          <table:table-cell table:number-columns-repeated="4"/>
          <table:table-cell table:style-name="ce9" table:formula="of:=MIN([.AU70:.AU73])" office:value-type="float" office:value="9.69621940198616" calcext:value-type="float">
            <text:p>9.70</text:p>
          </table:table-cell>
          <table:table-cell table:number-columns-repeated="4"/>
          <table:table-cell table:style-name="ce9" table:formula="of:=MIN([.AZ70:.AZ73])" office:value-type="float" office:value="0.659891280530986" calcext:value-type="float">
            <text:p>0.66</text:p>
          </table:table-cell>
          <table:table-cell table:number-columns-repeated="4"/>
          <table:table-cell table:style-name="ce9" table:formula="of:=MIN([.BE70:.BE73])" office:value-type="float" office:value="10.8604149730204" calcext:value-type="float">
            <text:p>10.86</text:p>
          </table:table-cell>
          <table:table-cell table:number-columns-repeated="3"/>
        </table:table-row>
        <table:table-row table:style-name="ro1" table:number-rows-repeated="104850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ourtyard" table:style-name="ta1">
        <table:table-column table:style-name="co1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4" table:default-cell-style-name="ce4"/>
        <table:table-column table:style-name="co13" table:number-columns-repeated="3" table:default-cell-style-name="ce4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5" table:number-columns-repeated="3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" table:number-columns-repeated="964" table:default-cell-style-name="Default"/>
        <table:table-row table:style-name="ro1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4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EC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x:</text:p>
          </table:table-cell>
          <table:table-cell table:style-name="ce4" office:value-type="float" office:value="9.2" calcext:value-type="float">
            <text:p>9.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x: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table:number-columns-repeated="964"/>
        </table:table-row>
        <table:table-row table:style-name="ro1">
          <table:table-cell table:style-name="ce1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4" office:value-type="float" office:value="30.35" calcext:value-type="float">
            <text:p>30.3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4.77" calcext:value-type="float">
            <text:p>4.77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59.25" calcext:value-type="float">
            <text:p>59.25</text:p>
          </table:table-cell>
          <table:table-cell table:number-columns-repeated="4"/>
          <table:table-cell table:style-name="ce4" office:value-type="float" office:value="54.41" calcext:value-type="float">
            <text:p>54.4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8.56" calcext:value-type="float">
            <text:p>8.5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4" office:value-type="float" office:value="106.22" calcext:value-type="float">
            <text:p>106.22</text:p>
          </table:table-cell>
          <table:table-cell table:number-columns-repeated="4"/>
          <table:table-cell table:style-name="ce4" office:value-type="float" office:value="79.02" calcext:value-type="float">
            <text:p>79.02</text:p>
          </table:table-cell>
          <table:table-cell table:number-columns-repeated="4"/>
          <table:table-cell table:style-name="ce4" office:value-type="float" office:value="12.43" calcext:value-type="float">
            <text:p>12.43</text:p>
          </table:table-cell>
          <table:table-cell table:number-columns-repeated="4"/>
          <table:table-cell table:style-name="ce4" office:value-type="float" office:value="154.27" calcext:value-type="float">
            <text:p>154.27</text:p>
          </table:table-cell>
          <table:table-cell table:number-columns-repeated="96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/>
          <table:table-cell table:number-columns-repeated="4" table:style-name="ce2" office:value-type="string" calcext:value-type="string">
            <text:p>plf</text:p>
          </table:table-cell>
          <table:table-cell/>
          <table:table-cell table:number-columns-repeated="4" table:style-name="ce2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/>
          <table:table-cell table:number-columns-repeated="4" table:style-name="ce9" office:value-type="string" calcext:value-type="string">
            <text:p>kN/m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4" table:formula="of:=[.B6]*[.$H$1]" office:value-type="float" office:value="8.17258267716537" calcext:value-type="float">
            <text:p>8.17</text:p>
          </table:table-cell>
          <table:table-cell table:style-name="ce4" table:formula="of:=[.C6]*[.$H$1]" office:value-type="float" office:value="12.2588740157481" calcext:value-type="float">
            <text:p>12.26</text:p>
          </table:table-cell>
          <table:table-cell table:style-name="ce4" table:formula="of:=[.D6]*[.$H$1]" office:value-type="float" office:value="15.9073484251969" calcext:value-type="float">
            <text:p>15.91</text:p>
          </table:table-cell>
          <table:table-cell table:style-name="ce4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4" table:formula="of:=[.$Q$3]/[.L6]" office:value-type="float" office:value="7.42727267471996" calcext:value-type="float">
            <text:p>7.43</text:p>
          </table:table-cell>
          <table:table-cell table:style-name="ce4" table:formula="of:=[.$Q$3]/[.M6]" office:value-type="float" office:value="4.95151511647997" calcext:value-type="float">
            <text:p>4.95</text:p>
          </table:table-cell>
          <table:table-cell table:style-name="ce4" table:formula="of:=[.$Q$3]/[.N6]" office:value-type="float" office:value="3.81584651178273" calcext:value-type="float">
            <text:p>3.82</text:p>
          </table:table-cell>
          <table:table-cell table:style-name="ce4" table:formula="of:=[.$Q$3]/[.O6]" office:value-type="float" office:value="2.90858230618404" calcext:value-type="float">
            <text:p>2.91</text:p>
          </table:table-cell>
          <table:table-cell/>
          <table:table-cell table:style-name="ce4" table:formula="of:=[.$V$3]/[.L6]" office:value-type="float" office:value="1.16731764937114" calcext:value-type="float">
            <text:p>1.17</text:p>
          </table:table-cell>
          <table:table-cell table:style-name="ce4" table:formula="of:=[.$V$3]/[.M6]" office:value-type="float" office:value="0.778211766247429" calcext:value-type="float">
            <text:p>0.78</text:p>
          </table:table-cell>
          <table:table-cell table:style-name="ce4" table:formula="of:=[.$V$3]/[.N6]" office:value-type="float" office:value="0.599722829034716" calcext:value-type="float">
            <text:p>0.60</text:p>
          </table:table-cell>
          <table:table-cell table:style-name="ce4" table:formula="of:=[.$V$3]/[.O6]" office:value-type="float" office:value="0.457131387166322" calcext:value-type="float">
            <text:p>0.46</text:p>
          </table:table-cell>
          <table:table-cell/>
          <table:table-cell table:style-name="ce4" table:formula="of:=[.$AA$3]/[.L6]" office:value-type="float" office:value="14.4997003616856" calcext:value-type="float">
            <text:p>14.50</text:p>
          </table:table-cell>
          <table:table-cell table:style-name="ce4" table:formula="of:=[.$AA$3]/[.M6]" office:value-type="float" office:value="9.66646690779039" calcext:value-type="float">
            <text:p>9.67</text:p>
          </table:table-cell>
          <table:table-cell table:style-name="ce4" table:formula="of:=[.$AA$3]/[.N6]" office:value-type="float" office:value="7.44938734178342" calcext:value-type="float">
            <text:p>7.45</text:p>
          </table:table-cell>
          <table:table-cell table:style-name="ce4" table:formula="of:=[.$AA$3]/[.O6]" office:value-type="float" office:value="5.6782043374433" calcext:value-type="float">
            <text:p>5.68</text:p>
          </table:table-cell>
          <table:table-cell/>
          <table:table-cell table:style-name="ce4" table:formula="of:=[.$AF$3]/[.$L6]" office:value-type="float" office:value="13.3152522646297" calcext:value-type="float">
            <text:p>13.32</text:p>
          </table:table-cell>
          <table:table-cell table:style-name="ce4" table:formula="of:=[.$AF$3]/[.$M6]" office:value-type="float" office:value="8.8768348430865" calcext:value-type="float">
            <text:p>8.88</text:p>
          </table:table-cell>
          <table:table-cell table:style-name="ce4" table:formula="of:=[.$AF$3]/[.$N6]" office:value-type="float" office:value="6.8408635488006" calcext:value-type="float">
            <text:p>6.84</text:p>
          </table:table-cell>
          <table:table-cell table:style-name="ce4" table:formula="of:=[.$AF$3]/[.$O6]" office:value-type="float" office:value="5.21436452321165" calcext:value-type="float">
            <text:p>5.21</text:p>
          </table:table-cell>
          <table:table-cell/>
          <table:table-cell table:style-name="ce4" table:formula="of:=[.$AK$3]/[.$L6]" office:value-type="float" office:value="2.0948090311566" calcext:value-type="float">
            <text:p>2.09</text:p>
          </table:table-cell>
          <table:table-cell table:style-name="ce4" table:formula="of:=[.$AK$3]/[.$M6]" office:value-type="float" office:value="1.3965393541044" calcext:value-type="float">
            <text:p>1.40</text:p>
          </table:table-cell>
          <table:table-cell table:style-name="ce4" table:formula="of:=[.$AK$3]/[.$N6]" office:value-type="float" office:value="1.07623216279605" calcext:value-type="float">
            <text:p>1.08</text:p>
          </table:table-cell>
          <table:table-cell table:style-name="ce4" table:formula="of:=[.$AK$3]/[.$O6]" office:value-type="float" office:value="0.820344795417969" calcext:value-type="float">
            <text:p>0.82</text:p>
          </table:table-cell>
          <table:table-cell/>
          <table:table-cell table:style-name="ce4" table:formula="of:=[.$AP$3]/[.$L6]" office:value-type="float" office:value="25.9942307581138" calcext:value-type="float">
            <text:p>25.99</text:p>
          </table:table-cell>
          <table:table-cell table:style-name="ce4" table:formula="of:=[.$AP$3]/[.$M6]" office:value-type="float" office:value="17.3294871720759" calcext:value-type="float">
            <text:p>17.33</text:p>
          </table:table-cell>
          <table:table-cell table:style-name="ce4" table:formula="of:=[.$AP$3]/[.$N6]" office:value-type="float" office:value="13.3548341509575" calcext:value-type="float">
            <text:p>13.35</text:p>
          </table:table-cell>
          <table:table-cell table:style-name="ce4" table:formula="of:=[.$AP$3]/[.$O6]" office:value-type="float" office:value="10.1795588982823" calcext:value-type="float">
            <text:p>10.18</text:p>
          </table:table-cell>
          <table:table-cell/>
          <table:table-cell table:style-name="ce4" table:formula="of:=[.$AU$3]/[.$L6]" office:value-type="float" office:value="19.337828229205" calcext:value-type="float">
            <text:p>19.34</text:p>
          </table:table-cell>
          <table:table-cell table:style-name="ce4" table:formula="of:=[.$AU$3]/[.$M6]" office:value-type="float" office:value="12.8918854861367" calcext:value-type="float">
            <text:p>12.89</text:p>
          </table:table-cell>
          <table:table-cell table:style-name="ce4" table:formula="of:=[.$AU$3]/[.$N6]" office:value-type="float" office:value="9.93503101683925" calcext:value-type="float">
            <text:p>9.94</text:p>
          </table:table-cell>
          <table:table-cell table:style-name="ce4" table:formula="of:=[.$AU$3]/[.$O6]" office:value-type="float" office:value="7.57285581003831" calcext:value-type="float">
            <text:p>7.57</text:p>
          </table:table-cell>
          <table:table-cell/>
          <table:table-cell table:style-name="ce4" table:formula="of:=[.$AZ$3]/[.$L6]" office:value-type="float" office:value="3.04187806743885" calcext:value-type="float">
            <text:p>3.04</text:p>
          </table:table-cell>
          <table:table-cell table:style-name="ce4" table:formula="of:=[.$AZ$3]/[.$M6]" office:value-type="float" office:value="2.0279187116259" calcext:value-type="float">
            <text:p>2.03</text:p>
          </table:table-cell>
          <table:table-cell table:style-name="ce4" table:formula="of:=[.$AZ$3]/[.$N6]" office:value-type="float" office:value="1.5627997410695" calcext:value-type="float">
            <text:p>1.56</text:p>
          </table:table-cell>
          <table:table-cell table:style-name="ce4" table:formula="of:=[.$AZ$3]/[.$O6]" office:value-type="float" office:value="1.19122497745857" calcext:value-type="float">
            <text:p>1.19</text:p>
          </table:table-cell>
          <table:table-cell/>
          <table:table-cell table:style-name="ce4" table:formula="of:=[.$BE$3]/[.$L6]" office:value-type="float" office:value="37.7530594902487" calcext:value-type="float">
            <text:p>37.75</text:p>
          </table:table-cell>
          <table:table-cell table:style-name="ce4" table:formula="of:=[.$BE$3]/[.$M6]" office:value-type="float" office:value="25.1687063268325" calcext:value-type="float">
            <text:p>25.17</text:p>
          </table:table-cell>
          <table:table-cell table:style-name="ce4" table:formula="of:=[.$BE$3]/[.$N6]" office:value-type="float" office:value="19.3960672610452" calcext:value-type="float">
            <text:p>19.40</text:p>
          </table:table-cell>
          <table:table-cell table:style-name="ce4" table:formula="of:=[.$BE$3]/[.$O6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4" table:formula="of:=[.B7]*[.$H$1]" office:value-type="float" office:value="9.41306397637797" calcext:value-type="float">
            <text:p>9.41</text:p>
          </table:table-cell>
          <table:table-cell table:style-name="ce4" table:formula="of:=[.C7]*[.$H$1]" office:value-type="float" office:value="14.7398366141733" calcext:value-type="float">
            <text:p>14.74</text:p>
          </table:table-cell>
          <table:table-cell table:style-name="ce4" table:formula="of:=[.D7]*[.$H$1]" office:value-type="float" office:value="18.8261279527559" calcext:value-type="float">
            <text:p>18.83</text:p>
          </table:table-cell>
          <table:table-cell table:style-name="ce4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4" table:formula="of:=[.$Q$3]/[.L7]" office:value-type="float" office:value="6.44848480285764" calcext:value-type="float">
            <text:p>6.45</text:p>
          </table:table-cell>
          <table:table-cell table:style-name="ce4" table:formula="of:=[.$Q$3]/[.M7]" office:value-type="float" office:value="4.11809178004275" calcext:value-type="float">
            <text:p>4.12</text:p>
          </table:table-cell>
          <table:table-cell table:style-name="ce4" table:formula="of:=[.$Q$3]/[.N7]" office:value-type="float" office:value="3.22424240142882" calcext:value-type="float">
            <text:p>3.22</text:p>
          </table:table-cell>
          <table:table-cell table:style-name="ce4" table:formula="of:=[.$Q$3]/[.O7]" office:value-type="float" office:value="2.43232321511297" calcext:value-type="float">
            <text:p>2.43</text:p>
          </table:table-cell>
          <table:table-cell/>
          <table:table-cell table:style-name="ce4" table:formula="of:=[.$V$3]/[.L7]" office:value-type="float" office:value="1.01348509092688" calcext:value-type="float">
            <text:p>1.01</text:p>
          </table:table-cell>
          <table:table-cell table:style-name="ce4" table:formula="of:=[.$V$3]/[.M7]" office:value-type="float" office:value="0.647225627374099" calcext:value-type="float">
            <text:p>0.65</text:p>
          </table:table-cell>
          <table:table-cell table:style-name="ce4" table:formula="of:=[.$V$3]/[.N7]" office:value-type="float" office:value="0.506742545463442" calcext:value-type="float">
            <text:p>0.51</text:p>
          </table:table-cell>
          <table:table-cell table:style-name="ce4" table:formula="of:=[.$V$3]/[.O7]" office:value-type="float" office:value="0.382279464121544" calcext:value-type="float">
            <text:p>0.38</text:p>
          </table:table-cell>
          <table:table-cell/>
          <table:table-cell table:style-name="ce4" table:formula="of:=[.$AA$3]/[.L7]" office:value-type="float" office:value="12.588887135727" calcext:value-type="float">
            <text:p>12.59</text:p>
          </table:table-cell>
          <table:table-cell table:style-name="ce4" table:formula="of:=[.$AA$3]/[.M7]" office:value-type="float" office:value="8.03943782430092" calcext:value-type="float">
            <text:p>8.04</text:p>
          </table:table-cell>
          <table:table-cell table:style-name="ce4" table:formula="of:=[.$AA$3]/[.N7]" office:value-type="float" office:value="6.29444356786351" calcext:value-type="float">
            <text:p>6.29</text:p>
          </table:table-cell>
          <table:table-cell table:style-name="ce4" table:formula="of:=[.$AA$3]/[.O7]" office:value-type="float" office:value="4.74843988452861" calcext:value-type="float">
            <text:p>4.75</text:p>
          </table:table-cell>
          <table:table-cell/>
          <table:table-cell table:style-name="ce4" table:formula="of:=[.$AF$3]/[.$L7]" office:value-type="float" office:value="11.5605290979731" calcext:value-type="float">
            <text:p>11.56</text:p>
          </table:table-cell>
          <table:table-cell table:style-name="ce4" table:formula="of:=[.$AF$3]/[.$M7]" office:value-type="float" office:value="7.38271412692342" calcext:value-type="float">
            <text:p>7.38</text:p>
          </table:table-cell>
          <table:table-cell table:style-name="ce4" table:formula="of:=[.$AF$3]/[.$N7]" office:value-type="float" office:value="5.78026454898656" calcext:value-type="float">
            <text:p>5.78</text:p>
          </table:table-cell>
          <table:table-cell table:style-name="ce4" table:formula="of:=[.$AF$3]/[.$O7]" office:value-type="float" office:value="4.36055044923547" calcext:value-type="float">
            <text:p>4.36</text:p>
          </table:table-cell>
          <table:table-cell/>
          <table:table-cell table:style-name="ce4" table:formula="of:=[.$AK$3]/[.$L7]" office:value-type="float" office:value="1.8187489262755" calcext:value-type="float">
            <text:p>1.82</text:p>
          </table:table-cell>
          <table:table-cell table:style-name="ce4" table:formula="of:=[.$AK$3]/[.$M7]" office:value-type="float" office:value="1.16147827470069" calcext:value-type="float">
            <text:p>1.16</text:p>
          </table:table-cell>
          <table:table-cell table:style-name="ce4" table:formula="of:=[.$AK$3]/[.$N7]" office:value-type="float" office:value="0.909374463137749" calcext:value-type="float">
            <text:p>0.91</text:p>
          </table:table-cell>
          <table:table-cell table:style-name="ce4" table:formula="of:=[.$AK$3]/[.$O7]" office:value-type="float" office:value="0.686019331840758" calcext:value-type="float">
            <text:p>0.69</text:p>
          </table:table-cell>
          <table:table-cell/>
          <table:table-cell table:style-name="ce4" table:formula="of:=[.$AP$3]/[.$L7]" office:value-type="float" office:value="22.5686344566569" calcext:value-type="float">
            <text:p>22.57</text:p>
          </table:table-cell>
          <table:table-cell table:style-name="ce4" table:formula="of:=[.$AP$3]/[.$M7]" office:value-type="float" office:value="14.4126427965779" calcext:value-type="float">
            <text:p>14.41</text:p>
          </table:table-cell>
          <table:table-cell table:style-name="ce4" table:formula="of:=[.$AP$3]/[.$N7]" office:value-type="float" office:value="11.2843172283285" calcext:value-type="float">
            <text:p>11.28</text:p>
          </table:table-cell>
          <table:table-cell table:style-name="ce4" table:formula="of:=[.$AP$3]/[.$O7]" office:value-type="float" office:value="8.51273054066885" calcext:value-type="float">
            <text:p>8.51</text:p>
          </table:table-cell>
          <table:table-cell/>
          <table:table-cell table:style-name="ce4" table:formula="of:=[.$AU$3]/[.$L7]" office:value-type="float" office:value="16.7894322610152" calcext:value-type="float">
            <text:p>16.79</text:p>
          </table:table-cell>
          <table:table-cell table:style-name="ce4" table:formula="of:=[.$AU$3]/[.$M7]" office:value-type="float" office:value="10.7219641666879" calcext:value-type="float">
            <text:p>10.72</text:p>
          </table:table-cell>
          <table:table-cell table:style-name="ce4" table:formula="of:=[.$AU$3]/[.$N7]" office:value-type="float" office:value="8.39471613050758" calcext:value-type="float">
            <text:p>8.39</text:p>
          </table:table-cell>
          <table:table-cell table:style-name="ce4" table:formula="of:=[.$AU$3]/[.$O7]" office:value-type="float" office:value="6.33285602827765" calcext:value-type="float">
            <text:p>6.33</text:p>
          </table:table-cell>
          <table:table-cell/>
          <table:table-cell table:style-name="ce4" table:formula="of:=[.$AZ$3]/[.$L7]" office:value-type="float" office:value="2.64101041514071" calcext:value-type="float">
            <text:p>2.64</text:p>
          </table:table-cell>
          <table:table-cell table:style-name="ce4" table:formula="of:=[.$AZ$3]/[.$M7]" office:value-type="float" office:value="1.68658585917402" calcext:value-type="float">
            <text:p>1.69</text:p>
          </table:table-cell>
          <table:table-cell table:style-name="ce4" table:formula="of:=[.$AZ$3]/[.$N7]" office:value-type="float" office:value="1.32050520757035" calcext:value-type="float">
            <text:p>1.32</text:p>
          </table:table-cell>
          <table:table-cell table:style-name="ce4" table:formula="of:=[.$AZ$3]/[.$O7]" office:value-type="float" office:value="0.996170595184652" calcext:value-type="float">
            <text:p>1.00</text:p>
          </table:table-cell>
          <table:table-cell/>
          <table:table-cell table:style-name="ce4" table:formula="of:=[.$BE$3]/[.$L7]" office:value-type="float" office:value="32.7778501000609" calcext:value-type="float">
            <text:p>32.78</text:p>
          </table:table-cell>
          <table:table-cell table:style-name="ce4" table:formula="of:=[.$BE$3]/[.$M7]" office:value-type="float" office:value="20.9323894203359" calcext:value-type="float">
            <text:p>20.93</text:p>
          </table:table-cell>
          <table:table-cell table:style-name="ce4" table:formula="of:=[.$BE$3]/[.$N7]" office:value-type="float" office:value="16.3889250500304" calcext:value-type="float">
            <text:p>16.39</text:p>
          </table:table-cell>
          <table:table-cell table:style-name="ce4" table:formula="of:=[.$BE$3]/[.$O7]" office:value-type="float" office:value="12.3635750377423" calcext:value-type="float">
            <text:p>12.36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4" table:formula="of:=[.B8]*[.$H$1]" office:value-type="float" office:value="10.4346368110236" calcext:value-type="float">
            <text:p>10.43</text:p>
          </table:table-cell>
          <table:table-cell table:style-name="ce4" table:formula="of:=[.C8]*[.$H$1]" office:value-type="float" office:value="16.1262568897638" calcext:value-type="float">
            <text:p>16.13</text:p>
          </table:table-cell>
          <table:table-cell table:style-name="ce4" table:formula="of:=[.D8]*[.$H$1]" office:value-type="float" office:value="20.6503651574803" calcext:value-type="float">
            <text:p>20.65</text:p>
          </table:table-cell>
          <table:table-cell table:style-name="ce4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4" table:formula="of:=[.$Q$3]/[.L8]" office:value-type="float" office:value="5.81716461236808" calcext:value-type="float">
            <text:p>5.82</text:p>
          </table:table-cell>
          <table:table-cell table:style-name="ce4" table:formula="of:=[.$Q$3]/[.M8]" office:value-type="float" office:value="3.76404769035582" calcext:value-type="float">
            <text:p>3.76</text:p>
          </table:table-cell>
          <table:table-cell table:style-name="ce4" table:formula="of:=[.$Q$3]/[.N8]" office:value-type="float" office:value="2.93941533416479" calcext:value-type="float">
            <text:p>2.94</text:p>
          </table:table-cell>
          <table:table-cell table:style-name="ce4" table:formula="of:=[.$Q$3]/[.O8]" office:value-type="float" office:value="2.21827877218303" calcext:value-type="float">
            <text:p>2.22</text:p>
          </table:table-cell>
          <table:table-cell/>
          <table:table-cell table:style-name="ce4" table:formula="of:=[.$V$3]/[.L8]" office:value-type="float" office:value="0.914262774332643" calcext:value-type="float">
            <text:p>0.91</text:p>
          </table:table-cell>
          <table:table-cell table:style-name="ce4" table:formula="of:=[.$V$3]/[.M8]" office:value-type="float" office:value="0.591581795156416" calcext:value-type="float">
            <text:p>0.59</text:p>
          </table:table-cell>
          <table:table-cell table:style-name="ce4" table:formula="of:=[.$V$3]/[.N8]" office:value-type="float" office:value="0.461977302931336" calcext:value-type="float">
            <text:p>0.46</text:p>
          </table:table-cell>
          <table:table-cell table:style-name="ce4" table:formula="of:=[.$V$3]/[.O8]" office:value-type="float" office:value="0.348638871278848" calcext:value-type="float">
            <text:p>0.35</text:p>
          </table:table-cell>
          <table:table-cell/>
          <table:table-cell table:style-name="ce4" table:formula="of:=[.$AA$3]/[.L8]" office:value-type="float" office:value="11.3564086748866" calcext:value-type="float">
            <text:p>11.36</text:p>
          </table:table-cell>
          <table:table-cell table:style-name="ce4" table:formula="of:=[.$AA$3]/[.M8]" office:value-type="float" office:value="7.34826443669134" calcext:value-type="float">
            <text:p>7.35</text:p>
          </table:table-cell>
          <table:table-cell table:style-name="ce4" table:formula="of:=[.$AA$3]/[.N8]" office:value-type="float" office:value="5.73839731628546" calcext:value-type="float">
            <text:p>5.74</text:p>
          </table:table-cell>
          <table:table-cell table:style-name="ce4" table:formula="of:=[.$AA$3]/[.O8]" office:value-type="float" office:value="4.33057717469009" calcext:value-type="float">
            <text:p>4.33</text:p>
          </table:table-cell>
          <table:table-cell/>
          <table:table-cell table:style-name="ce4" table:formula="of:=[.$AF$3]/[.$L8]" office:value-type="float" office:value="10.4287290464233" calcext:value-type="float">
            <text:p>10.43</text:p>
          </table:table-cell>
          <table:table-cell table:style-name="ce4" table:formula="of:=[.$AF$3]/[.$M8]" office:value-type="float" office:value="6.74800114768566" calcext:value-type="float">
            <text:p>6.75</text:p>
          </table:table-cell>
          <table:table-cell table:style-name="ce4" table:formula="of:=[.$AF$3]/[.$N8]" office:value-type="float" office:value="5.26964047222096" calcext:value-type="float">
            <text:p>5.27</text:p>
          </table:table-cell>
          <table:table-cell table:style-name="ce4" table:formula="of:=[.$AF$3]/[.$O8]" office:value-type="float" office:value="3.97682200970275" calcext:value-type="float">
            <text:p>3.98</text:p>
          </table:table-cell>
          <table:table-cell/>
          <table:table-cell table:style-name="ce4" table:formula="of:=[.$AK$3]/[.$L8]" office:value-type="float" office:value="1.64068959083594" calcext:value-type="float">
            <text:p>1.64</text:p>
          </table:table-cell>
          <table:table-cell table:style-name="ce4" table:formula="of:=[.$AK$3]/[.$M8]" office:value-type="float" office:value="1.06162267642325" calcext:value-type="float">
            <text:p>1.06</text:p>
          </table:table-cell>
          <table:table-cell table:style-name="ce4" table:formula="of:=[.$AK$3]/[.$N8]" office:value-type="float" office:value="0.829041029998372" calcext:value-type="float">
            <text:p>0.83</text:p>
          </table:table-cell>
          <table:table-cell table:style-name="ce4" table:formula="of:=[.$AK$3]/[.$O8]" office:value-type="float" office:value="0.625649630638771" calcext:value-type="float">
            <text:p>0.63</text:p>
          </table:table-cell>
          <table:table-cell/>
          <table:table-cell table:style-name="ce4" table:formula="of:=[.$AP$3]/[.$L8]" office:value-type="float" office:value="20.3591177965647" calcext:value-type="float">
            <text:p>20.36</text:p>
          </table:table-cell>
          <table:table-cell table:style-name="ce4" table:formula="of:=[.$AP$3]/[.$M8]" office:value-type="float" office:value="13.1735468095418" calcext:value-type="float">
            <text:p>13.17</text:p>
          </table:table-cell>
          <table:table-cell table:style-name="ce4" table:formula="of:=[.$AP$3]/[.$N8]" office:value-type="float" office:value="10.2874694166387" calcext:value-type="float">
            <text:p>10.29</text:p>
          </table:table-cell>
          <table:table-cell table:style-name="ce4" table:formula="of:=[.$AP$3]/[.$O8]" office:value-type="float" office:value="7.76361025308999" calcext:value-type="float">
            <text:p>7.76</text:p>
          </table:table-cell>
          <table:table-cell/>
          <table:table-cell table:style-name="ce4" table:formula="of:=[.$AU$3]/[.$L8]" office:value-type="float" office:value="15.1457116200766" calcext:value-type="float">
            <text:p>15.15</text:p>
          </table:table-cell>
          <table:table-cell table:style-name="ce4" table:formula="of:=[.$AU$3]/[.$M8]" office:value-type="float" office:value="9.80016634240252" calcext:value-type="float">
            <text:p>9.80</text:p>
          </table:table-cell>
          <table:table-cell table:style-name="ce4" table:formula="of:=[.$AU$3]/[.$N8]" office:value-type="float" office:value="7.65313343346628" calcext:value-type="float">
            <text:p>7.65</text:p>
          </table:table-cell>
          <table:table-cell table:style-name="ce4" table:formula="of:=[.$AU$3]/[.$O8]" office:value-type="float" office:value="5.77556469778922" calcext:value-type="float">
            <text:p>5.78</text:p>
          </table:table-cell>
          <table:table-cell/>
          <table:table-cell table:style-name="ce4" table:formula="of:=[.$AZ$3]/[.$L8]" office:value-type="float" office:value="2.38244995491714" calcext:value-type="float">
            <text:p>2.38</text:p>
          </table:table-cell>
          <table:table-cell table:style-name="ce4" table:formula="of:=[.$AZ$3]/[.$M8]" office:value-type="float" office:value="1.54158526494638" calcext:value-type="float">
            <text:p>1.54</text:p>
          </table:table-cell>
          <table:table-cell table:style-name="ce4" table:formula="of:=[.$AZ$3]/[.$N8]" office:value-type="float" office:value="1.20385280407474" calcext:value-type="float">
            <text:p>1.20</text:p>
          </table:table-cell>
          <table:table-cell table:style-name="ce4" table:formula="of:=[.$AZ$3]/[.$O8]" office:value-type="float" office:value="0.908507582808403" calcext:value-type="float">
            <text:p>0.91</text:p>
          </table:table-cell>
          <table:table-cell/>
          <table:table-cell table:style-name="ce4" table:formula="of:=[.$BE$3]/[.$L8]" office:value-type="float" office:value="29.5688298105444" calcext:value-type="float">
            <text:p>29.57</text:p>
          </table:table-cell>
          <table:table-cell table:style-name="ce4" table:formula="of:=[.$BE$3]/[.$M8]" office:value-type="float" office:value="19.1327722303523" calcext:value-type="float">
            <text:p>19.13</text:p>
          </table:table-cell>
          <table:table-cell table:style-name="ce4" table:formula="of:=[.$BE$3]/[.$N8]" office:value-type="float" office:value="14.9411401516179" calcext:value-type="float">
            <text:p>14.94</text:p>
          </table:table-cell>
          <table:table-cell table:style-name="ce4" table:formula="of:=[.$BE$3]/[.$O8]" office:value-type="float" office:value="11.2755804344209" calcext:value-type="float">
            <text:p>11.28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4" table:formula="of:=[.B9]*[.$H$1]" office:value-type="float" office:value="11.4562096456693" calcext:value-type="float">
            <text:p>11.46</text:p>
          </table:table-cell>
          <table:table-cell table:style-name="ce4" table:formula="of:=[.C9]*[.$H$1]" office:value-type="float" office:value="17.5856466535433" calcext:value-type="float">
            <text:p>17.59</text:p>
          </table:table-cell>
          <table:table-cell table:style-name="ce4" table:formula="of:=[.D9]*[.$H$1]" office:value-type="float" office:value="22.4746023622048" calcext:value-type="float">
            <text:p>22.47</text:p>
          </table:table-cell>
          <table:table-cell table:style-name="ce4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4" table:formula="of:=[.$Q$3]/[.L9]" office:value-type="float" office:value="5.29843655776201" calcext:value-type="float">
            <text:p>5.30</text:p>
          </table:table-cell>
          <table:table-cell table:style-name="ce4" table:formula="of:=[.$Q$3]/[.M9]" office:value-type="float" office:value="3.45167858742172" calcext:value-type="float">
            <text:p>3.45</text:p>
          </table:table-cell>
          <table:table-cell table:style-name="ce4" table:formula="of:=[.$Q$3]/[.N9]" office:value-type="float" office:value="2.70082642717089" calcext:value-type="float">
            <text:p>2.70</text:p>
          </table:table-cell>
          <table:table-cell table:style-name="ce4" table:formula="of:=[.$Q$3]/[.O9]" office:value-type="float" office:value="2.03387417987441" calcext:value-type="float">
            <text:p>2.03</text:p>
          </table:table-cell>
          <table:table-cell/>
          <table:table-cell table:style-name="ce4" table:formula="of:=[.$V$3]/[.L9]" office:value-type="float" office:value="0.832736157513172" calcext:value-type="float">
            <text:p>0.83</text:p>
          </table:table-cell>
          <table:table-cell table:style-name="ce4" table:formula="of:=[.$V$3]/[.M9]" office:value-type="float" office:value="0.54248787024717" calcext:value-type="float">
            <text:p>0.54</text:p>
          </table:table-cell>
          <table:table-cell table:style-name="ce4" table:formula="of:=[.$V$3]/[.N9]" office:value-type="float" office:value="0.42447914522587" calcext:value-type="float">
            <text:p>0.42</text:p>
          </table:table-cell>
          <table:table-cell table:style-name="ce4" table:formula="of:=[.$V$3]/[.O9]" office:value-type="float" office:value="0.31965666682046" calcext:value-type="float">
            <text:p>0.32</text:p>
          </table:table-cell>
          <table:table-cell/>
          <table:table-cell table:style-name="ce4" table:formula="of:=[.$AA$3]/[.L9]" office:value-type="float" office:value="10.3437352898649" calcext:value-type="float">
            <text:p>10.34</text:p>
          </table:table-cell>
          <table:table-cell table:style-name="ce4" table:formula="of:=[.$AA$3]/[.M9]" office:value-type="float" office:value="6.73844996061737" calcext:value-type="float">
            <text:p>6.74</text:p>
          </table:table-cell>
          <table:table-cell table:style-name="ce4" table:formula="of:=[.$AA$3]/[.N9]" office:value-type="float" office:value="5.27261831334021" calcext:value-type="float">
            <text:p>5.27</text:p>
          </table:table-cell>
          <table:table-cell table:style-name="ce4" table:formula="of:=[.$AA$3]/[.O9]" office:value-type="float" office:value="3.97057809415351" calcext:value-type="float">
            <text:p>3.97</text:p>
          </table:table-cell>
          <table:table-cell/>
          <table:table-cell table:style-name="ce4" table:formula="of:=[.$AF$3]/[.$L9]" office:value-type="float" office:value="9.49877868559574" calcext:value-type="float">
            <text:p>9.50</text:p>
          </table:table-cell>
          <table:table-cell table:style-name="ce4" table:formula="of:=[.$AF$3]/[.$M9]" office:value-type="float" office:value="6.18800105244204" calcext:value-type="float">
            <text:p>6.19</text:p>
          </table:table-cell>
          <table:table-cell table:style-name="ce4" table:formula="of:=[.$AF$3]/[.$N9]" office:value-type="float" office:value="4.84190991441082" calcext:value-type="float">
            <text:p>4.84</text:p>
          </table:table-cell>
          <table:table-cell table:style-name="ce4" table:formula="of:=[.$AF$3]/[.$O9]" office:value-type="float" office:value="3.64623044899396" calcext:value-type="float">
            <text:p>3.65</text:p>
          </table:table-cell>
          <table:table-cell/>
          <table:table-cell table:style-name="ce4" table:formula="of:=[.$AK$3]/[.$L9]" office:value-type="float" office:value="1.49438606044293" calcext:value-type="float">
            <text:p>1.49</text:p>
          </table:table-cell>
          <table:table-cell table:style-name="ce4" table:formula="of:=[.$AK$3]/[.$M9]" office:value-type="float" office:value="0.973521209500163" calcext:value-type="float">
            <text:p>0.97</text:p>
          </table:table-cell>
          <table:table-cell table:style-name="ce4" table:formula="of:=[.$AK$3]/[.$N9]" office:value-type="float" office:value="0.7617487386024" calcext:value-type="float">
            <text:p>0.76</text:p>
          </table:table-cell>
          <table:table-cell table:style-name="ce4" table:formula="of:=[.$AK$3]/[.$O9]" office:value-type="float" office:value="0.573639636893739" calcext:value-type="float">
            <text:p>0.57</text:p>
          </table:table-cell>
          <table:table-cell/>
          <table:table-cell table:style-name="ce4" table:formula="of:=[.$AP$3]/[.$L9]" office:value-type="float" office:value="18.543655063113" calcext:value-type="float">
            <text:p>18.54</text:p>
          </table:table-cell>
          <table:table-cell table:style-name="ce4" table:formula="of:=[.$AP$3]/[.$M9]" office:value-type="float" office:value="12.0803064104097" calcext:value-type="float">
            <text:p>12.08</text:p>
          </table:table-cell>
          <table:table-cell table:style-name="ce4" table:formula="of:=[.$AP$3]/[.$N9]" office:value-type="float" office:value="9.45244754840502" calcext:value-type="float">
            <text:p>9.45</text:p>
          </table:table-cell>
          <table:table-cell table:style-name="ce4" table:formula="of:=[.$AP$3]/[.$O9]" office:value-type="float" office:value="7.11822455967908" calcext:value-type="float">
            <text:p>7.12</text:p>
          </table:table-cell>
          <table:table-cell/>
          <table:table-cell table:style-name="ce4" table:formula="of:=[.$AU$3]/[.$L9]" office:value-type="float" office:value="13.7951386093692" calcext:value-type="float">
            <text:p>13.80</text:p>
          </table:table-cell>
          <table:table-cell table:style-name="ce4" table:formula="of:=[.$AU$3]/[.$M9]" office:value-type="float" office:value="8.98687452975501" calcext:value-type="float">
            <text:p>8.99</text:p>
          </table:table-cell>
          <table:table-cell table:style-name="ce4" table:formula="of:=[.$AU$3]/[.$N9]" office:value-type="float" office:value="7.03193753789272" calcext:value-type="float">
            <text:p>7.03</text:p>
          </table:table-cell>
          <table:table-cell table:style-name="ce4" table:formula="of:=[.$AU$3]/[.$O9]" office:value-type="float" office:value="5.29544440506346" calcext:value-type="float">
            <text:p>5.30</text:p>
          </table:table-cell>
          <table:table-cell/>
          <table:table-cell table:style-name="ce4" table:formula="of:=[.$AZ$3]/[.$L9]" office:value-type="float" office:value="2.17000218823663" calcext:value-type="float">
            <text:p>2.17</text:p>
          </table:table-cell>
          <table:table-cell table:style-name="ce4" table:formula="of:=[.$AZ$3]/[.$M9]" office:value-type="float" office:value="1.4136528778139" calcext:value-type="float">
            <text:p>1.41</text:p>
          </table:table-cell>
          <table:table-cell table:style-name="ce4" table:formula="of:=[.$AZ$3]/[.$N9]" office:value-type="float" office:value="1.10613747906867" calcext:value-type="float">
            <text:p>1.11</text:p>
          </table:table-cell>
          <table:table-cell table:style-name="ce4" table:formula="of:=[.$AZ$3]/[.$O9]" office:value-type="float" office:value="0.832983725068829" calcext:value-type="float">
            <text:p>0.83</text:p>
          </table:table-cell>
          <table:table-cell/>
          <table:table-cell table:style-name="ce4" table:formula="of:=[.$BE$3]/[.$L9]" office:value-type="float" office:value="26.9321188720245" calcext:value-type="float">
            <text:p>26.93</text:p>
          </table:table-cell>
          <table:table-cell table:style-name="ce4" table:formula="of:=[.$BE$3]/[.$M9]" office:value-type="float" office:value="17.5449903025222" calcext:value-type="float">
            <text:p>17.54</text:p>
          </table:table-cell>
          <table:table-cell table:style-name="ce4" table:formula="of:=[.$BE$3]/[.$N9]" office:value-type="float" office:value="13.7283852691813" calcext:value-type="float">
            <text:p>13.73</text:p>
          </table:table-cell>
          <table:table-cell table:style-name="ce4" table:formula="of:=[.$BE$3]/[.$O9]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4" table:formula="of:=[.B10]*[.$H$1]" office:value-type="float" office:value="13.8642027559055" calcext:value-type="float">
            <text:p>13.86</text:p>
          </table:table-cell>
          <table:table-cell table:style-name="ce4" table:formula="of:=[.C10]*[.$H$1]" office:value-type="float" office:value="20.8692736220473" calcext:value-type="float">
            <text:p>20.87</text:p>
          </table:table-cell>
          <table:table-cell table:style-name="ce4" table:formula="of:=[.D10]*[.$H$1]" office:value-type="float" office:value="27.1446496062993" calcext:value-type="float">
            <text:p>27.14</text:p>
          </table:table-cell>
          <table:table-cell table:style-name="ce4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4" table:formula="of:=[.$Q$3]/[.L10]" office:value-type="float" office:value="4.37818178720334" calcext:value-type="float">
            <text:p>4.38</text:p>
          </table:table-cell>
          <table:table-cell table:style-name="ce4" table:formula="of:=[.$Q$3]/[.M10]" office:value-type="float" office:value="2.90858230618404" calcext:value-type="float">
            <text:p>2.91</text:p>
          </table:table-cell>
          <table:table-cell table:style-name="ce4" table:formula="of:=[.$Q$3]/[.N10]" office:value-type="float" office:value="2.23616811711999" calcext:value-type="float">
            <text:p>2.24</text:p>
          </table:table-cell>
          <table:table-cell table:style-name="ce4" table:formula="of:=[.$Q$3]/[.O10]" office:value-type="float" office:value="1.70812020445305" calcext:value-type="float">
            <text:p>1.71</text:p>
          </table:table-cell>
          <table:table-cell/>
          <table:table-cell table:style-name="ce4" table:formula="of:=[.$V$3]/[.L10]" office:value-type="float" office:value="0.688103035418779" calcext:value-type="float">
            <text:p>0.69</text:p>
          </table:table-cell>
          <table:table-cell table:style-name="ce4" table:formula="of:=[.$V$3]/[.M10]" office:value-type="float" office:value="0.457131387166322" calcext:value-type="float">
            <text:p>0.46</text:p>
          </table:table-cell>
          <table:table-cell table:style-name="ce4" table:formula="of:=[.$V$3]/[.N10]" office:value-type="float" office:value="0.351450475079484" calcext:value-type="float">
            <text:p>0.35</text:p>
          </table:table-cell>
          <table:table-cell table:style-name="ce4" table:formula="of:=[.$V$3]/[.O10]" office:value-type="float" office:value="0.268459089793774" calcext:value-type="float">
            <text:p>0.27</text:p>
          </table:table-cell>
          <table:table-cell/>
          <table:table-cell table:style-name="ce4" table:formula="of:=[.$AA$3]/[.L10]" office:value-type="float" office:value="8.5471917921515" calcext:value-type="float">
            <text:p>8.55</text:p>
          </table:table-cell>
          <table:table-cell table:style-name="ce4" table:formula="of:=[.$AA$3]/[.M10]" office:value-type="float" office:value="5.6782043374433" calcext:value-type="float">
            <text:p>5.68</text:p>
          </table:table-cell>
          <table:table-cell table:style-name="ce4" table:formula="of:=[.$AA$3]/[.N10]" office:value-type="float" office:value="4.3655011841634" calcext:value-type="float">
            <text:p>4.37</text:p>
          </table:table-cell>
          <table:table-cell table:style-name="ce4" table:formula="of:=[.$AA$3]/[.O10]" office:value-type="float" office:value="3.33463334806732" calcext:value-type="float">
            <text:p>3.33</text:p>
          </table:table-cell>
          <table:table-cell/>
          <table:table-cell table:style-name="ce4" table:formula="of:=[.$AF$3]/[.$L10]" office:value-type="float" office:value="7.84899080862385" calcext:value-type="float">
            <text:p>7.85</text:p>
          </table:table-cell>
          <table:table-cell table:style-name="ce4" table:formula="of:=[.$AF$3]/[.$M10]" office:value-type="float" office:value="5.21436452321165" calcext:value-type="float">
            <text:p>5.21</text:p>
          </table:table-cell>
          <table:table-cell table:style-name="ce4" table:formula="of:=[.$AF$3]/[.$N10]" office:value-type="float" office:value="4.00889315494229" calcext:value-type="float">
            <text:p>4.01</text:p>
          </table:table-cell>
          <table:table-cell table:style-name="ce4" table:formula="of:=[.$AF$3]/[.$O10]" office:value-type="float" office:value="3.06223460706064" calcext:value-type="float">
            <text:p>3.06</text:p>
          </table:table-cell>
          <table:table-cell/>
          <table:table-cell table:style-name="ce4" table:formula="of:=[.$AK$3]/[.$L10]" office:value-type="float" office:value="1.23483479731336" calcext:value-type="float">
            <text:p>1.23</text:p>
          </table:table-cell>
          <table:table-cell table:style-name="ce4" table:formula="of:=[.$AK$3]/[.$M10]" office:value-type="float" office:value="0.820344795417969" calcext:value-type="float">
            <text:p>0.82</text:p>
          </table:table-cell>
          <table:table-cell table:style-name="ce4" table:formula="of:=[.$AK$3]/[.$N10]" office:value-type="float" office:value="0.630695192176181" calcext:value-type="float">
            <text:p>0.63</text:p>
          </table:table-cell>
          <table:table-cell table:style-name="ce4" table:formula="of:=[.$AK$3]/[.$O10]" office:value-type="float" office:value="0.481763062606857" calcext:value-type="float">
            <text:p>0.48</text:p>
          </table:table-cell>
          <table:table-cell/>
          <table:table-cell table:style-name="ce4" table:formula="of:=[.$AP$3]/[.$L10]" office:value-type="float" office:value="15.3229149732039" calcext:value-type="float">
            <text:p>15.32</text:p>
          </table:table-cell>
          <table:table-cell table:style-name="ce4" table:formula="of:=[.$AP$3]/[.$M10]" office:value-type="float" office:value="10.1795588982823" calcext:value-type="float">
            <text:p>10.18</text:p>
          </table:table-cell>
          <table:table-cell table:style-name="ce4" table:formula="of:=[.$AP$3]/[.$N10]" office:value-type="float" office:value="7.82622001319555" calcext:value-type="float">
            <text:p>7.83</text:p>
          </table:table-cell>
          <table:table-cell table:style-name="ce4" table:formula="of:=[.$AP$3]/[.$O10]" office:value-type="float" office:value="5.97813931192761" calcext:value-type="float">
            <text:p>5.98</text:p>
          </table:table-cell>
          <table:table-cell/>
          <table:table-cell table:style-name="ce4" table:formula="of:=[.$AU$3]/[.$L10]" office:value-type="float" office:value="11.3991408508998" calcext:value-type="float">
            <text:p>11.40</text:p>
          </table:table-cell>
          <table:table-cell table:style-name="ce4" table:formula="of:=[.$AU$3]/[.$M10]" office:value-type="float" office:value="7.57285581003831" calcext:value-type="float">
            <text:p>7.57</text:p>
          </table:table-cell>
          <table:table-cell table:style-name="ce4" table:formula="of:=[.$AU$3]/[.$N10]" office:value-type="float" office:value="5.82214183244881" calcext:value-type="float">
            <text:p>5.82</text:p>
          </table:table-cell>
          <table:table-cell table:style-name="ce4" table:formula="of:=[.$AU$3]/[.$O10]" office:value-type="float" office:value="4.44730341205535" calcext:value-type="float">
            <text:p>4.45</text:p>
          </table:table-cell>
          <table:table-cell/>
          <table:table-cell table:style-name="ce4" table:formula="of:=[.$AZ$3]/[.$L10]" office:value-type="float" office:value="1.79310707133237" calcext:value-type="float">
            <text:p>1.79</text:p>
          </table:table-cell>
          <table:table-cell table:style-name="ce4" table:formula="of:=[.$AZ$3]/[.$M10]" office:value-type="float" office:value="1.19122497745857" calcext:value-type="float">
            <text:p>1.19</text:p>
          </table:table-cell>
          <table:table-cell table:style-name="ce4" table:formula="of:=[.$AZ$3]/[.$N10]" office:value-type="float" office:value="0.915834256863309" calcext:value-type="float">
            <text:p>0.92</text:p>
          </table:table-cell>
          <table:table-cell table:style-name="ce4" table:formula="of:=[.$AZ$3]/[.$O10]" office:value-type="float" office:value="0.699569493948975" calcext:value-type="float">
            <text:p>0.70</text:p>
          </table:table-cell>
          <table:table-cell/>
          <table:table-cell table:style-name="ce4" table:formula="of:=[.$BE$3]/[.$L10]" office:value-type="float" office:value="22.2544350679361" calcext:value-type="float">
            <text:p>22.25</text:p>
          </table:table-cell>
          <table:table-cell table:style-name="ce4" table:formula="of:=[.$BE$3]/[.$M10]" office:value-type="float" office:value="14.7844149052722" calcext:value-type="float">
            <text:p>14.78</text:p>
          </table:table-cell>
          <table:table-cell table:style-name="ce4" table:formula="of:=[.$BE$3]/[.$N10]" office:value-type="float" office:value="11.3665125346985" calcext:value-type="float">
            <text:p>11.37</text:p>
          </table:table-cell>
          <table:table-cell table:style-name="ce4" table:formula="of:=[.$BE$3]/[.$O10]" office:value-type="float" office:value="8.68242846592988" calcext:value-type="float">
            <text:p>8.68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4" table:formula="of:=[.B11]*[.$H$1]" office:value-type="float" office:value="7.36991830708663" calcext:value-type="float">
            <text:p>7.37</text:p>
          </table:table-cell>
          <table:table-cell table:style-name="ce4" table:formula="of:=[.C11]*[.$H$1]" office:value-type="float" office:value="11.0183927165355" calcext:value-type="float">
            <text:p>11.02</text:p>
          </table:table-cell>
          <table:table-cell table:style-name="ce4" table:formula="of:=[.D11]*[.$H$1]" office:value-type="float" office:value="14.3020196850394" calcext:value-type="float">
            <text:p>14.30</text:p>
          </table:table-cell>
          <table:table-cell table:style-name="ce4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4" table:formula="of:=[.$Q$3]/[.L11]" office:value-type="float" office:value="8.2361835600855" calcext:value-type="float">
            <text:p>8.24</text:p>
          </table:table-cell>
          <table:table-cell table:style-name="ce4" table:formula="of:=[.$Q$3]/[.M11]" office:value-type="float" office:value="5.50897046071944" calcext:value-type="float">
            <text:p>5.51</text:p>
          </table:table-cell>
          <table:table-cell table:style-name="ce4" table:formula="of:=[.$Q$3]/[.N11]" office:value-type="float" office:value="4.24415581412569" calcext:value-type="float">
            <text:p>4.24</text:p>
          </table:table-cell>
          <table:table-cell table:style-name="ce4" table:formula="of:=[.$Q$3]/[.O11]" office:value-type="float" office:value="3.30101007765331" calcext:value-type="float">
            <text:p>3.30</text:p>
          </table:table-cell>
          <table:table-cell/>
          <table:table-cell table:style-name="ce4" table:formula="of:=[.$V$3]/[.L11]" office:value-type="float" office:value="1.2944512547482" calcext:value-type="float">
            <text:p>1.29</text:p>
          </table:table-cell>
          <table:table-cell table:style-name="ce4" table:formula="of:=[.$V$3]/[.M11]" office:value-type="float" office:value="0.865825011454093" calcext:value-type="float">
            <text:p>0.87</text:p>
          </table:table-cell>
          <table:table-cell table:style-name="ce4" table:formula="of:=[.$V$3]/[.N11]" office:value-type="float" office:value="0.66703865678351" calcext:value-type="float">
            <text:p>0.67</text:p>
          </table:table-cell>
          <table:table-cell table:style-name="ce4" table:formula="of:=[.$V$3]/[.O11]" office:value-type="float" office:value="0.518807844164952" calcext:value-type="float">
            <text:p>0.52</text:p>
          </table:table-cell>
          <table:table-cell/>
          <table:table-cell table:style-name="ce4" table:formula="of:=[.$AA$3]/[.L11]" office:value-type="float" office:value="16.0788756486018" calcext:value-type="float">
            <text:p>16.08</text:p>
          </table:table-cell>
          <table:table-cell table:style-name="ce4" table:formula="of:=[.$AA$3]/[.M11]" office:value-type="float" office:value="10.754744639131" calcext:value-type="float">
            <text:p>10.75</text:p>
          </table:table-cell>
          <table:table-cell table:style-name="ce4" table:formula="of:=[.$AA$3]/[.N11]" office:value-type="float" office:value="8.28554306382033" calcext:value-type="float">
            <text:p>8.29</text:p>
          </table:table-cell>
          <table:table-cell table:style-name="ce4" table:formula="of:=[.$AA$3]/[.O11]" office:value-type="float" office:value="6.44431127186026" calcext:value-type="float">
            <text:p>6.44</text:p>
          </table:table-cell>
          <table:table-cell/>
          <table:table-cell table:style-name="ce4" table:formula="of:=[.$AF$3]/[.$L11]" office:value-type="float" office:value="14.7654282538468" calcext:value-type="float">
            <text:p>14.77</text:p>
          </table:table-cell>
          <table:table-cell table:style-name="ce4" table:formula="of:=[.$AF$3]/[.$M11]" office:value-type="float" office:value="9.87621360025518" calcext:value-type="float">
            <text:p>9.88</text:p>
          </table:table-cell>
          <table:table-cell table:style-name="ce4" table:formula="of:=[.$AF$3]/[.$N11]" office:value-type="float" office:value="7.60871557978843" calcext:value-type="float">
            <text:p>7.61</text:p>
          </table:table-cell>
          <table:table-cell table:style-name="ce4" table:formula="of:=[.$AF$3]/[.$O11]" office:value-type="float" office:value="5.917889895391" calcext:value-type="float">
            <text:p>5.92</text:p>
          </table:table-cell>
          <table:table-cell/>
          <table:table-cell table:style-name="ce4" table:formula="of:=[.$AK$3]/[.$L11]" office:value-type="float" office:value="2.32295654940138" calcext:value-type="float">
            <text:p>2.32</text:p>
          </table:table-cell>
          <table:table-cell table:style-name="ce4" table:formula="of:=[.$AK$3]/[.$M11]" office:value-type="float" office:value="1.55376563900357" calcext:value-type="float">
            <text:p>1.55</text:p>
          </table:table-cell>
          <table:table-cell table:style-name="ce4" table:formula="of:=[.$AK$3]/[.$N11]" office:value-type="float" office:value="1.19703373208949" calcext:value-type="float">
            <text:p>1.20</text:p>
          </table:table-cell>
          <table:table-cell table:style-name="ce4" table:formula="of:=[.$AK$3]/[.$O11]" office:value-type="float" office:value="0.9310262360696" calcext:value-type="float">
            <text:p>0.93</text:p>
          </table:table-cell>
          <table:table-cell/>
          <table:table-cell table:style-name="ce4" table:formula="of:=[.$AP$3]/[.$L11]" office:value-type="float" office:value="28.8252855931559" calcext:value-type="float">
            <text:p>28.83</text:p>
          </table:table-cell>
          <table:table-cell table:style-name="ce4" table:formula="of:=[.$AP$3]/[.$M11]" office:value-type="float" office:value="19.2804890391308" calcext:value-type="float">
            <text:p>19.28</text:p>
          </table:table-cell>
          <table:table-cell table:style-name="ce4" table:formula="of:=[.$AP$3]/[.$N11]" office:value-type="float" office:value="14.8538461474936" calcext:value-type="float">
            <text:p>14.85</text:p>
          </table:table-cell>
          <table:table-cell table:style-name="ce4" table:formula="of:=[.$AP$3]/[.$O11]" office:value-type="float" office:value="11.5529914480506" calcext:value-type="float">
            <text:p>11.55</text:p>
          </table:table-cell>
          <table:table-cell/>
          <table:table-cell table:style-name="ce4" table:formula="of:=[.$AU$3]/[.$L11]" office:value-type="float" office:value="21.4439283333758" calcext:value-type="float">
            <text:p>21.44</text:p>
          </table:table-cell>
          <table:table-cell table:style-name="ce4" table:formula="of:=[.$AU$3]/[.$M11]" office:value-type="float" office:value="14.3432898123904" calcext:value-type="float">
            <text:p>14.34</text:p>
          </table:table-cell>
          <table:table-cell table:style-name="ce4" table:formula="of:=[.$AU$3]/[.$N11]" office:value-type="float" office:value="11.0501875595457" calcext:value-type="float">
            <text:p>11.05</text:p>
          </table:table-cell>
          <table:table-cell table:style-name="ce4" table:formula="of:=[.$AU$3]/[.$O11]" office:value-type="float" office:value="8.5945903240911" calcext:value-type="float">
            <text:p>8.59</text:p>
          </table:table-cell>
          <table:table-cell/>
          <table:table-cell table:style-name="ce4" table:formula="of:=[.$AZ$3]/[.$L11]" office:value-type="float" office:value="3.37317171834803" calcext:value-type="float">
            <text:p>3.37</text:p>
          </table:table-cell>
          <table:table-cell table:style-name="ce4" table:formula="of:=[.$AZ$3]/[.$M11]" office:value-type="float" office:value="2.25622744074934" calcext:value-type="float">
            <text:p>2.26</text:p>
          </table:table-cell>
          <table:table-cell table:style-name="ce4" table:formula="of:=[.$AZ$3]/[.$N11]" office:value-type="float" office:value="1.73821603853648" calcext:value-type="float">
            <text:p>1.74</text:p>
          </table:table-cell>
          <table:table-cell table:style-name="ce4" table:formula="of:=[.$AZ$3]/[.$O11]" office:value-type="float" office:value="1.3519458077506" calcext:value-type="float">
            <text:p>1.35</text:p>
          </table:table-cell>
          <table:table-cell/>
          <table:table-cell table:style-name="ce4" table:formula="of:=[.$BE$3]/[.$L11]" office:value-type="float" office:value="41.8647788406718" calcext:value-type="float">
            <text:p>41.86</text:p>
          </table:table-cell>
          <table:table-cell table:style-name="ce4" table:formula="of:=[.$BE$3]/[.$M11]" office:value-type="float" office:value="28.0022692907805" calcext:value-type="float">
            <text:p>28.00</text:p>
          </table:table-cell>
          <table:table-cell table:style-name="ce4" table:formula="of:=[.$BE$3]/[.$N11]" office:value-type="float" office:value="21.5731768515707" calcext:value-type="float">
            <text:p>21.57</text:p>
          </table:table-cell>
          <table:table-cell table:style-name="ce4" table:formula="of:=[.$BE$3]/[.$O11]" office:value-type="float" office:value="16.7791375512216" calcext:value-type="float">
            <text:p>16.78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4" table:formula="of:=[.B12]*[.$H$1]" office:value-type="float" office:value="8.17258267716537" calcext:value-type="float">
            <text:p>8.17</text:p>
          </table:table-cell>
          <table:table-cell table:style-name="ce4" table:formula="of:=[.C12]*[.$H$1]" office:value-type="float" office:value="12.2588740157481" calcext:value-type="float">
            <text:p>12.26</text:p>
          </table:table-cell>
          <table:table-cell table:style-name="ce4" table:formula="of:=[.D12]*[.$H$1]" office:value-type="float" office:value="15.9073484251969" calcext:value-type="float">
            <text:p>15.91</text:p>
          </table:table-cell>
          <table:table-cell table:style-name="ce4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4" table:formula="of:=[.$Q$3]/[.L12]" office:value-type="float" office:value="7.42727267471996" calcext:value-type="float">
            <text:p>7.43</text:p>
          </table:table-cell>
          <table:table-cell table:style-name="ce4" table:formula="of:=[.$Q$3]/[.M12]" office:value-type="float" office:value="4.95151511647997" calcext:value-type="float">
            <text:p>4.95</text:p>
          </table:table-cell>
          <table:table-cell table:style-name="ce4" table:formula="of:=[.$Q$3]/[.N12]" office:value-type="float" office:value="3.81584651178273" calcext:value-type="float">
            <text:p>3.82</text:p>
          </table:table-cell>
          <table:table-cell table:style-name="ce4" table:formula="of:=[.$Q$3]/[.O12]" office:value-type="float" office:value="2.90858230618404" calcext:value-type="float">
            <text:p>2.91</text:p>
          </table:table-cell>
          <table:table-cell/>
          <table:table-cell table:style-name="ce4" table:formula="of:=[.$V$3]/[.L12]" office:value-type="float" office:value="1.16731764937114" calcext:value-type="float">
            <text:p>1.17</text:p>
          </table:table-cell>
          <table:table-cell table:style-name="ce4" table:formula="of:=[.$V$3]/[.M12]" office:value-type="float" office:value="0.778211766247429" calcext:value-type="float">
            <text:p>0.78</text:p>
          </table:table-cell>
          <table:table-cell table:style-name="ce4" table:formula="of:=[.$V$3]/[.N12]" office:value-type="float" office:value="0.599722829034716" calcext:value-type="float">
            <text:p>0.60</text:p>
          </table:table-cell>
          <table:table-cell table:style-name="ce4" table:formula="of:=[.$V$3]/[.O12]" office:value-type="float" office:value="0.457131387166322" calcext:value-type="float">
            <text:p>0.46</text:p>
          </table:table-cell>
          <table:table-cell/>
          <table:table-cell table:style-name="ce4" table:formula="of:=[.$AA$3]/[.L12]" office:value-type="float" office:value="14.4997003616856" calcext:value-type="float">
            <text:p>14.50</text:p>
          </table:table-cell>
          <table:table-cell table:style-name="ce4" table:formula="of:=[.$AA$3]/[.M12]" office:value-type="float" office:value="9.66646690779039" calcext:value-type="float">
            <text:p>9.67</text:p>
          </table:table-cell>
          <table:table-cell table:style-name="ce4" table:formula="of:=[.$AA$3]/[.N12]" office:value-type="float" office:value="7.44938734178342" calcext:value-type="float">
            <text:p>7.45</text:p>
          </table:table-cell>
          <table:table-cell table:style-name="ce4" table:formula="of:=[.$AA$3]/[.O12]" office:value-type="float" office:value="5.6782043374433" calcext:value-type="float">
            <text:p>5.68</text:p>
          </table:table-cell>
          <table:table-cell/>
          <table:table-cell table:style-name="ce4" table:formula="of:=[.$AF$3]/[.$L12]" office:value-type="float" office:value="13.3152522646297" calcext:value-type="float">
            <text:p>13.32</text:p>
          </table:table-cell>
          <table:table-cell table:style-name="ce4" table:formula="of:=[.$AF$3]/[.$M12]" office:value-type="float" office:value="8.8768348430865" calcext:value-type="float">
            <text:p>8.88</text:p>
          </table:table-cell>
          <table:table-cell table:style-name="ce4" table:formula="of:=[.$AF$3]/[.$N12]" office:value-type="float" office:value="6.8408635488006" calcext:value-type="float">
            <text:p>6.84</text:p>
          </table:table-cell>
          <table:table-cell table:style-name="ce4" table:formula="of:=[.$AF$3]/[.$O12]" office:value-type="float" office:value="5.21436452321165" calcext:value-type="float">
            <text:p>5.21</text:p>
          </table:table-cell>
          <table:table-cell/>
          <table:table-cell table:style-name="ce4" table:formula="of:=[.$AK$3]/[.$L12]" office:value-type="float" office:value="2.0948090311566" calcext:value-type="float">
            <text:p>2.09</text:p>
          </table:table-cell>
          <table:table-cell table:style-name="ce4" table:formula="of:=[.$AK$3]/[.$M12]" office:value-type="float" office:value="1.3965393541044" calcext:value-type="float">
            <text:p>1.40</text:p>
          </table:table-cell>
          <table:table-cell table:style-name="ce4" table:formula="of:=[.$AK$3]/[.$N12]" office:value-type="float" office:value="1.07623216279605" calcext:value-type="float">
            <text:p>1.08</text:p>
          </table:table-cell>
          <table:table-cell table:style-name="ce4" table:formula="of:=[.$AK$3]/[.$O12]" office:value-type="float" office:value="0.820344795417969" calcext:value-type="float">
            <text:p>0.82</text:p>
          </table:table-cell>
          <table:table-cell/>
          <table:table-cell table:style-name="ce4" table:formula="of:=[.$AP$3]/[.$L12]" office:value-type="float" office:value="25.9942307581138" calcext:value-type="float">
            <text:p>25.99</text:p>
          </table:table-cell>
          <table:table-cell table:style-name="ce4" table:formula="of:=[.$AP$3]/[.$M12]" office:value-type="float" office:value="17.3294871720759" calcext:value-type="float">
            <text:p>17.33</text:p>
          </table:table-cell>
          <table:table-cell table:style-name="ce4" table:formula="of:=[.$AP$3]/[.$N12]" office:value-type="float" office:value="13.3548341509575" calcext:value-type="float">
            <text:p>13.35</text:p>
          </table:table-cell>
          <table:table-cell table:style-name="ce4" table:formula="of:=[.$AP$3]/[.$O12]" office:value-type="float" office:value="10.1795588982823" calcext:value-type="float">
            <text:p>10.18</text:p>
          </table:table-cell>
          <table:table-cell/>
          <table:table-cell table:style-name="ce4" table:formula="of:=[.$AU$3]/[.$L12]" office:value-type="float" office:value="19.337828229205" calcext:value-type="float">
            <text:p>19.34</text:p>
          </table:table-cell>
          <table:table-cell table:style-name="ce4" table:formula="of:=[.$AU$3]/[.$M12]" office:value-type="float" office:value="12.8918854861367" calcext:value-type="float">
            <text:p>12.89</text:p>
          </table:table-cell>
          <table:table-cell table:style-name="ce4" table:formula="of:=[.$AU$3]/[.$N12]" office:value-type="float" office:value="9.93503101683925" calcext:value-type="float">
            <text:p>9.94</text:p>
          </table:table-cell>
          <table:table-cell table:style-name="ce4" table:formula="of:=[.$AU$3]/[.$O12]" office:value-type="float" office:value="7.57285581003831" calcext:value-type="float">
            <text:p>7.57</text:p>
          </table:table-cell>
          <table:table-cell/>
          <table:table-cell table:style-name="ce4" table:formula="of:=[.$AZ$3]/[.$L12]" office:value-type="float" office:value="3.04187806743885" calcext:value-type="float">
            <text:p>3.04</text:p>
          </table:table-cell>
          <table:table-cell table:style-name="ce4" table:formula="of:=[.$AZ$3]/[.$M12]" office:value-type="float" office:value="2.0279187116259" calcext:value-type="float">
            <text:p>2.03</text:p>
          </table:table-cell>
          <table:table-cell table:style-name="ce4" table:formula="of:=[.$AZ$3]/[.$N12]" office:value-type="float" office:value="1.5627997410695" calcext:value-type="float">
            <text:p>1.56</text:p>
          </table:table-cell>
          <table:table-cell table:style-name="ce4" table:formula="of:=[.$AZ$3]/[.$O12]" office:value-type="float" office:value="1.19122497745857" calcext:value-type="float">
            <text:p>1.19</text:p>
          </table:table-cell>
          <table:table-cell/>
          <table:table-cell table:style-name="ce4" table:formula="of:=[.$BE$3]/[.$L12]" office:value-type="float" office:value="37.7530594902487" calcext:value-type="float">
            <text:p>37.75</text:p>
          </table:table-cell>
          <table:table-cell table:style-name="ce4" table:formula="of:=[.$BE$3]/[.$M12]" office:value-type="float" office:value="25.1687063268325" calcext:value-type="float">
            <text:p>25.17</text:p>
          </table:table-cell>
          <table:table-cell table:style-name="ce4" table:formula="of:=[.$BE$3]/[.$N12]" office:value-type="float" office:value="19.3960672610452" calcext:value-type="float">
            <text:p>19.40</text:p>
          </table:table-cell>
          <table:table-cell table:style-name="ce4" table:formula="of:=[.$BE$3]/[.$O12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4" table:formula="of:=[.B13]*[.$H$1]" office:value-type="float" office:value="8.97524704724411" calcext:value-type="float">
            <text:p>8.98</text:p>
          </table:table-cell>
          <table:table-cell table:style-name="ce4" table:formula="of:=[.C13]*[.$H$1]" office:value-type="float" office:value="13.0615383858268" calcext:value-type="float">
            <text:p>13.06</text:p>
          </table:table-cell>
          <table:table-cell table:style-name="ce4" table:formula="of:=[.D13]*[.$H$1]" office:value-type="float" office:value="16.7829822834646" calcext:value-type="float">
            <text:p>16.78</text:p>
          </table:table-cell>
          <table:table-cell table:style-name="ce4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4" table:formula="of:=[.$Q$3]/[.L13]" office:value-type="float" office:value="6.76304503714338" calcext:value-type="float">
            <text:p>6.76</text:p>
          </table:table-cell>
          <table:table-cell table:style-name="ce4" table:formula="of:=[.$Q$3]/[.M13]" office:value-type="float" office:value="4.64723206462925" calcext:value-type="float">
            <text:p>4.65</text:p>
          </table:table-cell>
          <table:table-cell table:style-name="ce4" table:formula="of:=[.$Q$3]/[.N13]" office:value-type="float" office:value="3.61675886768972" calcext:value-type="float">
            <text:p>3.62</text:p>
          </table:table-cell>
          <table:table-cell table:style-name="ce4" table:formula="of:=[.$Q$3]/[.O13]" office:value-type="float" office:value="2.80085703558463" calcext:value-type="float">
            <text:p>2.80</text:p>
          </table:table-cell>
          <table:table-cell/>
          <table:table-cell table:style-name="ce4" table:formula="of:=[.$V$3]/[.L13]" office:value-type="float" office:value="1.06292338804527" calcext:value-type="float">
            <text:p>1.06</text:p>
          </table:table-cell>
          <table:table-cell table:style-name="ce4" table:formula="of:=[.$V$3]/[.M13]" office:value-type="float" office:value="0.730388696813229" calcext:value-type="float">
            <text:p>0.73</text:p>
          </table:table-cell>
          <table:table-cell table:style-name="ce4" table:formula="of:=[.$V$3]/[.N13]" office:value-type="float" office:value="0.56843294230247" calcext:value-type="float">
            <text:p>0.57</text:p>
          </table:table-cell>
          <table:table-cell table:style-name="ce4" table:formula="of:=[.$V$3]/[.O13]" office:value-type="float" office:value="0.440200595049051" calcext:value-type="float">
            <text:p>0.44</text:p>
          </table:table-cell>
          <table:table-cell/>
          <table:table-cell table:style-name="ce4" table:formula="of:=[.$AA$3]/[.L13]" office:value-type="float" office:value="13.2029791911283" calcext:value-type="float">
            <text:p>13.20</text:p>
          </table:table-cell>
          <table:table-cell table:style-name="ce4" table:formula="of:=[.$AA$3]/[.M13]" office:value-type="float" office:value="9.07243821513288" calcext:value-type="float">
            <text:p>9.07</text:p>
          </table:table-cell>
          <table:table-cell table:style-name="ce4" table:formula="of:=[.$AA$3]/[.N13]" office:value-type="float" office:value="7.06072365438602" calcext:value-type="float">
            <text:p>7.06</text:p>
          </table:table-cell>
          <table:table-cell table:style-name="ce4" table:formula="of:=[.$AA$3]/[.O13]" office:value-type="float" office:value="5.46790047309355" calcext:value-type="float">
            <text:p>5.47</text:p>
          </table:table-cell>
          <table:table-cell/>
          <table:table-cell table:style-name="ce4" table:formula="of:=[.$AF$3]/[.$L13]" office:value-type="float" office:value="12.1244573466547" calcext:value-type="float">
            <text:p>12.12</text:p>
          </table:table-cell>
          <table:table-cell table:style-name="ce4" table:formula="of:=[.$AF$3]/[.$M13]" office:value-type="float" office:value="8.33133102591358" calcext:value-type="float">
            <text:p>8.33</text:p>
          </table:table-cell>
          <table:table-cell table:style-name="ce4" table:formula="of:=[.$AF$3]/[.$N13]" office:value-type="float" office:value="6.48394892886318" calcext:value-type="float">
            <text:p>6.48</text:p>
          </table:table-cell>
          <table:table-cell table:style-name="ce4" table:formula="of:=[.$AF$3]/[.$O13]" office:value-type="float" office:value="5.02123991124085" calcext:value-type="float">
            <text:p>5.02</text:p>
          </table:table-cell>
          <table:table-cell/>
          <table:table-cell table:style-name="ce4" table:formula="of:=[.$AK$3]/[.$L13]" office:value-type="float" office:value="1.90746838609382" calcext:value-type="float">
            <text:p>1.91</text:p>
          </table:table-cell>
          <table:table-cell table:style-name="ce4" table:formula="of:=[.$AK$3]/[.$M13]" office:value-type="float" office:value="1.31071849994156" calcext:value-type="float">
            <text:p>1.31</text:p>
          </table:table-cell>
          <table:table-cell table:style-name="ce4" table:formula="of:=[.$AK$3]/[.$N13]" office:value-type="float" office:value="1.02008091951974" calcext:value-type="float">
            <text:p>1.02</text:p>
          </table:table-cell>
          <table:table-cell table:style-name="ce4" table:formula="of:=[.$AK$3]/[.$O13]" office:value-type="float" office:value="0.789961654846934" calcext:value-type="float">
            <text:p>0.79</text:p>
          </table:table-cell>
          <table:table-cell/>
          <table:table-cell table:style-name="ce4" table:formula="of:=[.$AP$3]/[.$L13]" office:value-type="float" office:value="23.6695434545426" calcext:value-type="float">
            <text:p>23.67</text:p>
          </table:table-cell>
          <table:table-cell table:style-name="ce4" table:formula="of:=[.$AP$3]/[.$M13]" office:value-type="float" office:value="16.2645466196019" calcext:value-type="float">
            <text:p>16.26</text:p>
          </table:table-cell>
          <table:table-cell table:style-name="ce4" table:formula="of:=[.$AP$3]/[.$N13]" office:value-type="float" office:value="12.6580601952554" calcext:value-type="float">
            <text:p>12.66</text:p>
          </table:table-cell>
          <table:table-cell table:style-name="ce4" table:formula="of:=[.$AP$3]/[.$O13]" office:value-type="float" office:value="9.80253819834594" calcext:value-type="float">
            <text:p>9.80</text:p>
          </table:table-cell>
          <table:table-cell/>
          <table:table-cell table:style-name="ce4" table:formula="of:=[.$AU$3]/[.$L13]" office:value-type="float" office:value="17.6084289566744" calcext:value-type="float">
            <text:p>17.61</text:p>
          </table:table-cell>
          <table:table-cell table:style-name="ce4" table:formula="of:=[.$AU$3]/[.$M13]" office:value-type="float" office:value="12.0996467132456" calcext:value-type="float">
            <text:p>12.10</text:p>
          </table:table-cell>
          <table:table-cell table:style-name="ce4" table:formula="of:=[.$AU$3]/[.$N13]" office:value-type="float" office:value="9.41668157248242" calcext:value-type="float">
            <text:p>9.42</text:p>
          </table:table-cell>
          <table:table-cell table:style-name="ce4" table:formula="of:=[.$AU$3]/[.$O13]" office:value-type="float" office:value="7.29237966892578" calcext:value-type="float">
            <text:p>7.29</text:p>
          </table:table-cell>
          <table:table-cell/>
          <table:table-cell table:style-name="ce4" table:formula="of:=[.$AZ$3]/[.$L13]" office:value-type="float" office:value="2.76984019148903" calcext:value-type="float">
            <text:p>2.77</text:p>
          </table:table-cell>
          <table:table-cell table:style-name="ce4" table:formula="of:=[.$AZ$3]/[.$M13]" office:value-type="float" office:value="1.90329800867682" calcext:value-type="float">
            <text:p>1.90</text:p>
          </table:table-cell>
          <table:table-cell table:style-name="ce4" table:formula="of:=[.$AZ$3]/[.$N13]" office:value-type="float" office:value="1.48126236327457" calcext:value-type="float">
            <text:p>1.48</text:p>
          </table:table-cell>
          <table:table-cell table:style-name="ce4" table:formula="of:=[.$AZ$3]/[.$O13]" office:value-type="float" office:value="1.14710553384899" calcext:value-type="float">
            <text:p>1.15</text:p>
          </table:table-cell>
          <table:table-cell/>
          <table:table-cell table:style-name="ce4" table:formula="of:=[.$BE$3]/[.$L13]" office:value-type="float" office:value="34.376769617137" calcext:value-type="float">
            <text:p>34.38</text:p>
          </table:table-cell>
          <table:table-cell table:style-name="ce4" table:formula="of:=[.$BE$3]/[.$M13]" office:value-type="float" office:value="23.6220260497645" calcext:value-type="float">
            <text:p>23.62</text:p>
          </table:table-cell>
          <table:table-cell table:style-name="ce4" table:formula="of:=[.$BE$3]/[.$N13]" office:value-type="float" office:value="18.384098534382" calcext:value-type="float">
            <text:p>18.38</text:p>
          </table:table-cell>
          <table:table-cell table:style-name="ce4" table:formula="of:=[.$BE$3]/[.$O13]" office:value-type="float" office:value="14.2368439828547" calcext:value-type="float">
            <text:p>14.24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4" table:formula="of:=[.B14]*[.$H$1]" office:value-type="float" office:value="9.77791141732285" calcext:value-type="float">
            <text:p>9.78</text:p>
          </table:table-cell>
          <table:table-cell table:style-name="ce4" table:formula="of:=[.C14]*[.$H$1]" office:value-type="float" office:value="14.3020196850394" calcext:value-type="float">
            <text:p>14.30</text:p>
          </table:table-cell>
          <table:table-cell table:style-name="ce4" table:formula="of:=[.D14]*[.$H$1]" office:value-type="float" office:value="18.3883110236221" calcext:value-type="float">
            <text:p>18.39</text:p>
          </table:table-cell>
          <table:table-cell table:style-name="ce4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4" table:formula="of:=[.$Q$3]/[.L14]" office:value-type="float" office:value="6.2078696982734" calcext:value-type="float">
            <text:p>6.21</text:p>
          </table:table-cell>
          <table:table-cell table:style-name="ce4" table:formula="of:=[.$Q$3]/[.M14]" office:value-type="float" office:value="4.24415581412569" calcext:value-type="float">
            <text:p>4.24</text:p>
          </table:table-cell>
          <table:table-cell table:style-name="ce4" table:formula="of:=[.$Q$3]/[.N14]" office:value-type="float" office:value="3.30101007765331" calcext:value-type="float">
            <text:p>3.30</text:p>
          </table:table-cell>
          <table:table-cell table:style-name="ce4" table:formula="of:=[.$Q$3]/[.O14]" office:value-type="float" office:value="2.53614188892877" calcext:value-type="float">
            <text:p>2.54</text:p>
          </table:table-cell>
          <table:table-cell/>
          <table:table-cell table:style-name="ce4" table:formula="of:=[.$V$3]/[.L14]" office:value-type="float" office:value="0.975668483056478" calcext:value-type="float">
            <text:p>0.98</text:p>
          </table:table-cell>
          <table:table-cell table:style-name="ce4" table:formula="of:=[.$V$3]/[.M14]" office:value-type="float" office:value="0.66703865678351" calcext:value-type="float">
            <text:p>0.67</text:p>
          </table:table-cell>
          <table:table-cell table:style-name="ce4" table:formula="of:=[.$V$3]/[.N14]" office:value-type="float" office:value="0.518807844164952" calcext:value-type="float">
            <text:p>0.52</text:p>
          </table:table-cell>
          <table:table-cell table:style-name="ce4" table:formula="of:=[.$V$3]/[.O14]" office:value-type="float" office:value="0.398596270516976" calcext:value-type="float">
            <text:p>0.40</text:p>
          </table:table-cell>
          <table:table-cell/>
          <table:table-cell table:style-name="ce4" table:formula="of:=[.$AA$3]/[.L14]" office:value-type="float" office:value="12.1191525411103" calcext:value-type="float">
            <text:p>12.12</text:p>
          </table:table-cell>
          <table:table-cell table:style-name="ce4" table:formula="of:=[.$AA$3]/[.M14]" office:value-type="float" office:value="8.28554306382033" calcext:value-type="float">
            <text:p>8.29</text:p>
          </table:table-cell>
          <table:table-cell table:style-name="ce4" table:formula="of:=[.$AA$3]/[.N14]" office:value-type="float" office:value="6.44431127186026" calcext:value-type="float">
            <text:p>6.44</text:p>
          </table:table-cell>
          <table:table-cell table:style-name="ce4" table:formula="of:=[.$AA$3]/[.O14]" office:value-type="float" office:value="4.95111719667313" calcext:value-type="float">
            <text:p>4.95</text:p>
          </table:table-cell>
          <table:table-cell/>
          <table:table-cell table:style-name="ce4" table:formula="of:=[.$AF$3]/[.$L14]" office:value-type="float" office:value="11.1291660719293" calcext:value-type="float">
            <text:p>11.13</text:p>
          </table:table-cell>
          <table:table-cell table:style-name="ce4" table:formula="of:=[.$AF$3]/[.$M14]" office:value-type="float" office:value="7.60871557978843" calcext:value-type="float">
            <text:p>7.61</text:p>
          </table:table-cell>
          <table:table-cell table:style-name="ce4" table:formula="of:=[.$AF$3]/[.$N14]" office:value-type="float" office:value="5.917889895391" calcext:value-type="float">
            <text:p>5.92</text:p>
          </table:table-cell>
          <table:table-cell table:style-name="ce4" table:formula="of:=[.$AF$3]/[.$O14]" office:value-type="float" office:value="4.54667150499552" calcext:value-type="float">
            <text:p>4.55</text:p>
          </table:table-cell>
          <table:table-cell/>
          <table:table-cell table:style-name="ce4" table:formula="of:=[.$AK$3]/[.$L14]" office:value-type="float" office:value="1.7508851603697" calcext:value-type="float">
            <text:p>1.75</text:p>
          </table:table-cell>
          <table:table-cell table:style-name="ce4" table:formula="of:=[.$AK$3]/[.$M14]" office:value-type="float" office:value="1.19703373208949" calcext:value-type="float">
            <text:p>1.20</text:p>
          </table:table-cell>
          <table:table-cell table:style-name="ce4" table:formula="of:=[.$AK$3]/[.$N14]" office:value-type="float" office:value="0.9310262360696" calcext:value-type="float">
            <text:p>0.93</text:p>
          </table:table-cell>
          <table:table-cell table:style-name="ce4" table:formula="of:=[.$AK$3]/[.$O14]" office:value-type="float" office:value="0.715300644785181" calcext:value-type="float">
            <text:p>0.72</text:p>
          </table:table-cell>
          <table:table-cell/>
          <table:table-cell table:style-name="ce4" table:formula="of:=[.$AP$3]/[.$L14]" office:value-type="float" office:value="21.7265212306623" calcext:value-type="float">
            <text:p>21.73</text:p>
          </table:table-cell>
          <table:table-cell table:style-name="ce4" table:formula="of:=[.$AP$3]/[.$M14]" office:value-type="float" office:value="14.8538461474936" calcext:value-type="float">
            <text:p>14.85</text:p>
          </table:table-cell>
          <table:table-cell table:style-name="ce4" table:formula="of:=[.$AP$3]/[.$N14]" office:value-type="float" office:value="11.5529914480506" calcext:value-type="float">
            <text:p>11.55</text:p>
          </table:table-cell>
          <table:table-cell table:style-name="ce4" table:formula="of:=[.$AP$3]/[.$O14]" office:value-type="float" office:value="8.87607879545349" calcext:value-type="float">
            <text:p>8.88</text:p>
          </table:table-cell>
          <table:table-cell/>
          <table:table-cell table:style-name="ce4" table:formula="of:=[.$AU$3]/[.$L14]" office:value-type="float" office:value="16.1629609079922" calcext:value-type="float">
            <text:p>16.16</text:p>
          </table:table-cell>
          <table:table-cell table:style-name="ce4" table:formula="of:=[.$AU$3]/[.$M14]" office:value-type="float" office:value="11.0501875595457" calcext:value-type="float">
            <text:p>11.05</text:p>
          </table:table-cell>
          <table:table-cell table:style-name="ce4" table:formula="of:=[.$AU$3]/[.$N14]" office:value-type="float" office:value="8.5945903240911" calcext:value-type="float">
            <text:p>8.59</text:p>
          </table:table-cell>
          <table:table-cell table:style-name="ce4" table:formula="of:=[.$AU$3]/[.$O14]" office:value-type="float" office:value="6.60316085875292" calcext:value-type="float">
            <text:p>6.60</text:p>
          </table:table-cell>
          <table:table-cell/>
          <table:table-cell table:style-name="ce4" table:formula="of:=[.$AZ$3]/[.$L14]" office:value-type="float" office:value="2.54246525039665" calcext:value-type="float">
            <text:p>2.54</text:p>
          </table:table-cell>
          <table:table-cell table:style-name="ce4" table:formula="of:=[.$AZ$3]/[.$M14]" office:value-type="float" office:value="1.73821603853648" calcext:value-type="float">
            <text:p>1.74</text:p>
          </table:table-cell>
          <table:table-cell table:style-name="ce4" table:formula="of:=[.$AZ$3]/[.$N14]" office:value-type="float" office:value="1.3519458077506" calcext:value-type="float">
            <text:p>1.35</text:p>
          </table:table-cell>
          <table:table-cell table:style-name="ce4" table:formula="of:=[.$AZ$3]/[.$O14]" office:value-type="float" office:value="1.03869007180839" calcext:value-type="float">
            <text:p>1.04</text:p>
          </table:table-cell>
          <table:table-cell/>
          <table:table-cell table:style-name="ce4" table:formula="of:=[.$BE$3]/[.$L14]" office:value-type="float" office:value="31.5547959918497" calcext:value-type="float">
            <text:p>31.55</text:p>
          </table:table-cell>
          <table:table-cell table:style-name="ce4" table:formula="of:=[.$BE$3]/[.$M14]" office:value-type="float" office:value="21.5731768515707" calcext:value-type="float">
            <text:p>21.57</text:p>
          </table:table-cell>
          <table:table-cell table:style-name="ce4" table:formula="of:=[.$BE$3]/[.$N14]" office:value-type="float" office:value="16.7791375512216" calcext:value-type="float">
            <text:p>16.78</text:p>
          </table:table-cell>
          <table:table-cell table:style-name="ce4" table:formula="of:=[.$BE$3]/[.$O14]" office:value-type="float" office:value="12.8912886064264" calcext:value-type="float">
            <text:p>12.89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4" table:formula="of:=[.B15]*[.$H$1]" office:value-type="float" office:value="10.6535452755906" calcext:value-type="float">
            <text:p>10.65</text:p>
          </table:table-cell>
          <table:table-cell table:style-name="ce4" table:formula="of:=[.C15]*[.$H$1]" office:value-type="float" office:value="15.542500984252" calcext:value-type="float">
            <text:p>15.54</text:p>
          </table:table-cell>
          <table:table-cell table:style-name="ce4" table:formula="of:=[.D15]*[.$H$1]" office:value-type="float" office:value="19.9936397637796" calcext:value-type="float">
            <text:p>19.99</text:p>
          </table:table-cell>
          <table:table-cell table:style-name="ce4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4" table:formula="of:=[.$Q$3]/[.L15]" office:value-type="float" office:value="5.69763383266188" calcext:value-type="float">
            <text:p>5.70</text:p>
          </table:table-cell>
          <table:table-cell table:style-name="ce4" table:formula="of:=[.$Q$3]/[.M15]" office:value-type="float" office:value="3.90542037356167" calcext:value-type="float">
            <text:p>3.91</text:p>
          </table:table-cell>
          <table:table-cell table:style-name="ce4" table:formula="of:=[.$Q$3]/[.N15]" office:value-type="float" office:value="3.03596547287823" calcext:value-type="float">
            <text:p>3.04</text:p>
          </table:table-cell>
          <table:table-cell table:style-name="ce4" table:formula="of:=[.$Q$3]/[.O15]" office:value-type="float" office:value="2.32361603231462" calcext:value-type="float">
            <text:p>2.32</text:p>
          </table:table-cell>
          <table:table-cell/>
          <table:table-cell table:style-name="ce4" table:formula="of:=[.$V$3]/[.L15]" office:value-type="float" office:value="0.895476552942247" calcext:value-type="float">
            <text:p>0.90</text:p>
          </table:table-cell>
          <table:table-cell table:style-name="ce4" table:formula="of:=[.$V$3]/[.M15]" office:value-type="float" office:value="0.613800829716282" calcext:value-type="float">
            <text:p>0.61</text:p>
          </table:table-cell>
          <table:table-cell table:style-name="ce4" table:formula="of:=[.$V$3]/[.N15]" office:value-type="float" office:value="0.477151739888934" calcext:value-type="float">
            <text:p>0.48</text:p>
          </table:table-cell>
          <table:table-cell table:style-name="ce4" table:formula="of:=[.$V$3]/[.O15]" office:value-type="float" office:value="0.365194348406614" calcext:value-type="float">
            <text:p>0.37</text:p>
          </table:table-cell>
          <table:table-cell/>
          <table:table-cell table:style-name="ce4" table:formula="of:=[.$AA$3]/[.L15]" office:value-type="float" office:value="11.123057811704" calcext:value-type="float">
            <text:p>11.12</text:p>
          </table:table-cell>
          <table:table-cell table:style-name="ce4" table:formula="of:=[.$AA$3]/[.M15]" office:value-type="float" office:value="7.62425558924312" calcext:value-type="float">
            <text:p>7.62</text:p>
          </table:table-cell>
          <table:table-cell table:style-name="ce4" table:formula="of:=[.$AA$3]/[.N15]" office:value-type="float" office:value="5.92688481937513" calcext:value-type="float">
            <text:p>5.93</text:p>
          </table:table-cell>
          <table:table-cell table:style-name="ce4" table:formula="of:=[.$AA$3]/[.O15]" office:value-type="float" office:value="4.53621910756644" calcext:value-type="float">
            <text:p>4.54</text:p>
          </table:table-cell>
          <table:table-cell/>
          <table:table-cell table:style-name="ce4" table:formula="of:=[.$AF$3]/[.$L15]" office:value-type="float" office:value="10.2144400934146" calcext:value-type="float">
            <text:p>10.21</text:p>
          </table:table-cell>
          <table:table-cell table:style-name="ce4" table:formula="of:=[.$AF$3]/[.$M15]" office:value-type="float" office:value="7.0014472001809" calcext:value-type="float">
            <text:p>7.00</text:p>
          </table:table-cell>
          <table:table-cell table:style-name="ce4" table:formula="of:=[.$AF$3]/[.$N15]" office:value-type="float" office:value="5.44273085269537" calcext:value-type="float">
            <text:p>5.44</text:p>
          </table:table-cell>
          <table:table-cell table:style-name="ce4" table:formula="of:=[.$AF$3]/[.$O15]" office:value-type="float" office:value="4.16566551295679" calcext:value-type="float">
            <text:p>4.17</text:p>
          </table:table-cell>
          <table:table-cell/>
          <table:table-cell table:style-name="ce4" table:formula="of:=[.$AK$3]/[.$L15]" office:value-type="float" office:value="1.60697679102424" calcext:value-type="float">
            <text:p>1.61</text:p>
          </table:table-cell>
          <table:table-cell table:style-name="ce4" table:formula="of:=[.$AK$3]/[.$M15]" office:value-type="float" office:value="1.10149582858939" calcext:value-type="float">
            <text:p>1.10</text:p>
          </table:table-cell>
          <table:table-cell table:style-name="ce4" table:formula="of:=[.$AK$3]/[.$N15]" office:value-type="float" office:value="0.856272304706348" calcext:value-type="float">
            <text:p>0.86</text:p>
          </table:table-cell>
          <table:table-cell table:style-name="ce4" table:formula="of:=[.$AK$3]/[.$O15]" office:value-type="float" office:value="0.65535924997078" calcext:value-type="float">
            <text:p>0.66</text:p>
          </table:table-cell>
          <table:table-cell/>
          <table:table-cell table:style-name="ce4" table:formula="of:=[.$AP$3]/[.$L15]" office:value-type="float" office:value="19.9407797596489" calcext:value-type="float">
            <text:p>19.94</text:p>
          </table:table-cell>
          <table:table-cell table:style-name="ce4" table:formula="of:=[.$AP$3]/[.$M15]" office:value-type="float" office:value="13.6683279103697" calcext:value-type="float">
            <text:p>13.67</text:p>
          </table:table-cell>
          <table:table-cell table:style-name="ce4" table:formula="of:=[.$AP$3]/[.$N15]" office:value-type="float" office:value="10.6253789960173" calcext:value-type="float">
            <text:p>10.63</text:p>
          </table:table-cell>
          <table:table-cell table:style-name="ce4" table:formula="of:=[.$AP$3]/[.$O15]" office:value-type="float" office:value="8.13227330980097" calcext:value-type="float">
            <text:p>8.13</text:p>
          </table:table-cell>
          <table:table-cell/>
          <table:table-cell table:style-name="ce4" table:formula="of:=[.$AU$3]/[.$L15]" office:value-type="float" office:value="14.8344983676093" calcext:value-type="float">
            <text:p>14.83</text:p>
          </table:table-cell>
          <table:table-cell table:style-name="ce4" table:formula="of:=[.$AU$3]/[.$M15]" office:value-type="float" office:value="10.1682477073754" calcext:value-type="float">
            <text:p>10.17</text:p>
          </table:table-cell>
          <table:table-cell table:style-name="ce4" table:formula="of:=[.$AU$3]/[.$N15]" office:value-type="float" office:value="7.90451372872612" calcext:value-type="float">
            <text:p>7.90</text:p>
          </table:table-cell>
          <table:table-cell table:style-name="ce4" table:formula="of:=[.$AU$3]/[.$O15]" office:value-type="float" office:value="6.04982335662278" calcext:value-type="float">
            <text:p>6.05</text:p>
          </table:table-cell>
          <table:table-cell/>
          <table:table-cell table:style-name="ce4" table:formula="of:=[.$AZ$3]/[.$L15]" office:value-type="float" office:value="2.33349550378871" calcext:value-type="float">
            <text:p>2.33</text:p>
          </table:table-cell>
          <table:table-cell table:style-name="ce4" table:formula="of:=[.$AZ$3]/[.$M15]" office:value-type="float" office:value="1.59948518100071" calcext:value-type="float">
            <text:p>1.60</text:p>
          </table:table-cell>
          <table:table-cell table:style-name="ce4" table:formula="of:=[.$AZ$3]/[.$N15]" office:value-type="float" office:value="1.24339541442756" calcext:value-type="float">
            <text:p>1.24</text:p>
          </table:table-cell>
          <table:table-cell table:style-name="ce4" table:formula="of:=[.$AZ$3]/[.$O15]" office:value-type="float" office:value="0.951649004338411" calcext:value-type="float">
            <text:p>0.95</text:p>
          </table:table-cell>
          <table:table-cell/>
          <table:table-cell table:style-name="ce4" table:formula="of:=[.$BE$3]/[.$L15]" office:value-type="float" office:value="28.9612511158072" calcext:value-type="float">
            <text:p>28.96</text:p>
          </table:table-cell>
          <table:table-cell table:style-name="ce4" table:formula="of:=[.$BE$3]/[.$M15]" office:value-type="float" office:value="19.8513740042622" calcext:value-type="float">
            <text:p>19.85</text:p>
          </table:table-cell>
          <table:table-cell table:style-name="ce4" table:formula="of:=[.$BE$3]/[.$N15]" office:value-type="float" office:value="15.4319075288608" calcext:value-type="float">
            <text:p>15.43</text:p>
          </table:table-cell>
          <table:table-cell table:style-name="ce4" table:formula="of:=[.$BE$3]/[.$O15]" office:value-type="float" office:value="11.8110130248823" calcext:value-type="float">
            <text:p>11.81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4" table:formula="of:=[.B16]*[.$H$1]" office:value-type="float" office:value="12.6966909448819" calcext:value-type="float">
            <text:p>12.70</text:p>
          </table:table-cell>
          <table:table-cell table:style-name="ce4" table:formula="of:=[.C16]*[.$H$1]" office:value-type="float" office:value="18.8261279527559" calcext:value-type="float">
            <text:p>18.83</text:p>
          </table:table-cell>
          <table:table-cell table:style-name="ce4" table:formula="of:=[.D16]*[.$H$1]" office:value-type="float" office:value="24.5177480314961" calcext:value-type="float">
            <text:p>24.52</text:p>
          </table:table-cell>
          <table:table-cell table:style-name="ce4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4" table:formula="of:=[.$Q$3]/[.L16]" office:value-type="float" office:value="4.7807732159117" calcext:value-type="float">
            <text:p>4.78</text:p>
          </table:table-cell>
          <table:table-cell table:style-name="ce4" table:formula="of:=[.$Q$3]/[.M16]" office:value-type="float" office:value="3.22424240142882" calcext:value-type="float">
            <text:p>3.22</text:p>
          </table:table-cell>
          <table:table-cell table:style-name="ce4" table:formula="of:=[.$Q$3]/[.N16]" office:value-type="float" office:value="2.47575755823999" calcext:value-type="float">
            <text:p>2.48</text:p>
          </table:table-cell>
          <table:table-cell table:style-name="ce4" table:formula="of:=[.$Q$3]/[.O16]" office:value-type="float" office:value="1.93005693635414" calcext:value-type="float">
            <text:p>1.93</text:p>
          </table:table-cell>
          <table:table-cell/>
          <table:table-cell table:style-name="ce4" table:formula="of:=[.$V$3]/[.L16]" office:value-type="float" office:value="0.751376877756138" calcext:value-type="float">
            <text:p>0.75</text:p>
          </table:table-cell>
          <table:table-cell table:style-name="ce4" table:formula="of:=[.$V$3]/[.M16]" office:value-type="float" office:value="0.506742545463442" calcext:value-type="float">
            <text:p>0.51</text:p>
          </table:table-cell>
          <table:table-cell table:style-name="ce4" table:formula="of:=[.$V$3]/[.N16]" office:value-type="float" office:value="0.389105883123714" calcext:value-type="float">
            <text:p>0.39</text:p>
          </table:table-cell>
          <table:table-cell table:style-name="ce4" table:formula="of:=[.$V$3]/[.O16]" office:value-type="float" office:value="0.303340085219415" calcext:value-type="float">
            <text:p>0.30</text:p>
          </table:table-cell>
          <table:table-cell/>
          <table:table-cell table:style-name="ce4" table:formula="of:=[.$AA$3]/[.L16]" office:value-type="float" office:value="9.33314046269417" calcext:value-type="float">
            <text:p>9.33</text:p>
          </table:table-cell>
          <table:table-cell table:style-name="ce4" table:formula="of:=[.$AA$3]/[.M16]" office:value-type="float" office:value="6.29444356786351" calcext:value-type="float">
            <text:p>6.29</text:p>
          </table:table-cell>
          <table:table-cell table:style-name="ce4" table:formula="of:=[.$AA$3]/[.N16]" office:value-type="float" office:value="4.83323345389519" calcext:value-type="float">
            <text:p>4.83</text:p>
          </table:table-cell>
          <table:table-cell table:style-name="ce4" table:formula="of:=[.$AA$3]/[.O16]" office:value-type="float" office:value="3.76790357426632" calcext:value-type="float">
            <text:p>3.77</text:p>
          </table:table-cell>
          <table:table-cell/>
          <table:table-cell table:style-name="ce4" table:formula="of:=[.$AF$3]/[.$L16]" office:value-type="float" office:value="8.57073708987662" calcext:value-type="float">
            <text:p>8.57</text:p>
          </table:table-cell>
          <table:table-cell table:style-name="ce4" table:formula="of:=[.$AF$3]/[.$M16]" office:value-type="float" office:value="5.78026454898656" calcext:value-type="float">
            <text:p>5.78</text:p>
          </table:table-cell>
          <table:table-cell table:style-name="ce4" table:formula="of:=[.$AF$3]/[.$N16]" office:value-type="float" office:value="4.43841742154325" calcext:value-type="float">
            <text:p>4.44</text:p>
          </table:table-cell>
          <table:table-cell table:style-name="ce4" table:formula="of:=[.$AF$3]/[.$O16]" office:value-type="float" office:value="3.46011195739798" calcext:value-type="float">
            <text:p>3.46</text:p>
          </table:table-cell>
          <table:table-cell/>
          <table:table-cell table:style-name="ce4" table:formula="of:=[.$AK$3]/[.$L16]" office:value-type="float" office:value="1.34838282465252" calcext:value-type="float">
            <text:p>1.35</text:p>
          </table:table-cell>
          <table:table-cell table:style-name="ce4" table:formula="of:=[.$AK$3]/[.$M16]" office:value-type="float" office:value="0.909374463137749" calcext:value-type="float">
            <text:p>0.91</text:p>
          </table:table-cell>
          <table:table-cell table:style-name="ce4" table:formula="of:=[.$AK$3]/[.$N16]" office:value-type="float" office:value="0.6982696770522" calcext:value-type="float">
            <text:p>0.70</text:p>
          </table:table-cell>
          <table:table-cell table:style-name="ce4" table:formula="of:=[.$AK$3]/[.$O16]" office:value-type="float" office:value="0.544358727353919" calcext:value-type="float">
            <text:p>0.54</text:p>
          </table:table-cell>
          <table:table-cell/>
          <table:table-cell table:style-name="ce4" table:formula="of:=[.$AP$3]/[.$L16]" office:value-type="float" office:value="16.7319186489008" calcext:value-type="float">
            <text:p>16.73</text:p>
          </table:table-cell>
          <table:table-cell table:style-name="ce4" table:formula="of:=[.$AP$3]/[.$M16]" office:value-type="float" office:value="11.2843172283285" calcext:value-type="float">
            <text:p>11.28</text:p>
          </table:table-cell>
          <table:table-cell table:style-name="ce4" table:formula="of:=[.$AP$3]/[.$N16]" office:value-type="float" office:value="8.66474358603793" calcext:value-type="float">
            <text:p>8.66</text:p>
          </table:table-cell>
          <table:table-cell table:style-name="ce4" table:formula="of:=[.$AP$3]/[.$O16]" office:value-type="float" office:value="6.75488131069314" calcext:value-type="float">
            <text:p>6.75</text:p>
          </table:table-cell>
          <table:table-cell/>
          <table:table-cell table:style-name="ce4" table:formula="of:=[.$AU$3]/[.$L16]" office:value-type="float" office:value="12.4473377107526" calcext:value-type="float">
            <text:p>12.45</text:p>
          </table:table-cell>
          <table:table-cell table:style-name="ce4" table:formula="of:=[.$AU$3]/[.$M16]" office:value-type="float" office:value="8.39471613050758" calcext:value-type="float">
            <text:p>8.39</text:p>
          </table:table-cell>
          <table:table-cell table:style-name="ce4" table:formula="of:=[.$AU$3]/[.$N16]" office:value-type="float" office:value="6.44594274306833" calcext:value-type="float">
            <text:p>6.45</text:p>
          </table:table-cell>
          <table:table-cell table:style-name="ce4" table:formula="of:=[.$AU$3]/[.$O16]" office:value-type="float" office:value="5.0251432985405" calcext:value-type="float">
            <text:p>5.03</text:p>
          </table:table-cell>
          <table:table-cell/>
          <table:table-cell table:style-name="ce4" table:formula="of:=[.$AZ$3]/[.$L16]" office:value-type="float" office:value="1.95799048019052" calcext:value-type="float">
            <text:p>1.96</text:p>
          </table:table-cell>
          <table:table-cell table:style-name="ce4" table:formula="of:=[.$AZ$3]/[.$M16]" office:value-type="float" office:value="1.32050520757035" calcext:value-type="float">
            <text:p>1.32</text:p>
          </table:table-cell>
          <table:table-cell table:style-name="ce4" table:formula="of:=[.$AZ$3]/[.$N16]" office:value-type="float" office:value="1.01395935581295" calcext:value-type="float">
            <text:p>1.01</text:p>
          </table:table-cell>
          <table:table-cell table:style-name="ce4" table:formula="of:=[.$AZ$3]/[.$O16]" office:value-type="float" office:value="0.790464834230049" calcext:value-type="float">
            <text:p>0.79</text:p>
          </table:table-cell>
          <table:table-cell/>
          <table:table-cell table:style-name="ce4" table:formula="of:=[.$BE$3]/[.$L16]" office:value-type="float" office:value="24.3008199017693" calcext:value-type="float">
            <text:p>24.30</text:p>
          </table:table-cell>
          <table:table-cell table:style-name="ce4" table:formula="of:=[.$BE$3]/[.$M16]" office:value-type="float" office:value="16.3889250500304" calcext:value-type="float">
            <text:p>16.39</text:p>
          </table:table-cell>
          <table:table-cell table:style-name="ce4" table:formula="of:=[.$BE$3]/[.$N16]" office:value-type="float" office:value="12.5843531634162" calcext:value-type="float">
            <text:p>12.58</text:p>
          </table:table-cell>
          <table:table-cell table:style-name="ce4" table:formula="of:=[.$BE$3]/[.$O16]" office:value-type="float" office:value="9.81053982113191" calcext:value-type="float">
            <text:p>9.81</text:p>
          </table:table-cell>
          <table:table-cell table:number-columns-repeated="964"/>
        </table:table-row>
        <table:table-row table:style-name="ro1">
          <table:table-cell table:style-name="ce32"/>
          <table:table-cell table:style-name="ce19" office:value-type="float" office:value="950" calcext:value-type="float">
            <text:p>950</text:p>
          </table:table-cell>
          <table:table-cell table:style-name="ce21" office:value-type="float" office:value="1430" calcext:value-type="float">
            <text:p>1430</text:p>
          </table:table-cell>
          <table:table-cell table:style-name="ce21" office:value-type="float" office:value="1860" calcext:value-type="float">
            <text:p>1860</text:p>
          </table:table-cell>
          <table:table-cell table:style-name="ce21" office:value-type="float" office:value="2435" calcext:value-type="float">
            <text:p>2435</text:p>
          </table:table-cell>
          <table:table-cell table:style-name="ce21"/>
          <table:table-cell table:style-name="ce35" table:formula="of:=[.B17]*[.$H$1]" office:value-type="float" office:value="13.8642027559055" calcext:value-type="float">
            <text:p>13.86</text:p>
          </table:table-cell>
          <table:table-cell table:style-name="ce35" table:formula="of:=[.C17]*[.$H$1]" office:value-type="float" office:value="20.8692736220473" calcext:value-type="float">
            <text:p>20.87</text:p>
          </table:table-cell>
          <table:table-cell table:style-name="ce35" table:formula="of:=[.D17]*[.$H$1]" office:value-type="float" office:value="27.1446496062993" calcext:value-type="float">
            <text:p>27.14</text:p>
          </table:table-cell>
          <table:table-cell table:style-name="ce35" table:formula="of:=[.E17]*[.$H$1]" office:value-type="float" office:value="35.5361407480316" calcext:value-type="float">
            <text:p>35.54</text:p>
          </table:table-cell>
          <table:table-cell table:style-name="ce21"/>
          <table:table-cell table:style-name="ce35" table:formula="of:=[.G17]/2" office:value-type="float" office:value="6.93210137795277" calcext:value-type="float">
            <text:p>6.93</text:p>
          </table:table-cell>
          <table:table-cell table:style-name="ce35" table:formula="of:=[.H17]/2" office:value-type="float" office:value="10.4346368110236" calcext:value-type="float">
            <text:p>10.43</text:p>
          </table:table-cell>
          <table:table-cell table:style-name="ce35" table:formula="of:=[.I17]/2" office:value-type="float" office:value="13.5723248031496" calcext:value-type="float">
            <text:p>13.57</text:p>
          </table:table-cell>
          <table:table-cell table:style-name="ce35" table:formula="of:=[.J17]/2" office:value-type="float" office:value="17.7680703740158" calcext:value-type="float">
            <text:p>17.77</text:p>
          </table:table-cell>
          <table:table-cell table:style-name="ce21"/>
          <table:table-cell table:style-name="ce11" table:formula="of:=[.$Q$3]/[.L17]" office:value-type="float" office:value="4.37818178720334" calcext:value-type="float">
            <text:p>4.38</text:p>
          </table:table-cell>
          <table:table-cell table:style-name="ce35" table:formula="of:=[.$Q$3]/[.M17]" office:value-type="float" office:value="2.90858230618404" calcext:value-type="float">
            <text:p>2.91</text:p>
          </table:table-cell>
          <table:table-cell table:style-name="ce35" table:formula="of:=[.$Q$3]/[.N17]" office:value-type="float" office:value="2.23616811711999" calcext:value-type="float">
            <text:p>2.24</text:p>
          </table:table-cell>
          <table:table-cell table:style-name="ce35" table:formula="of:=[.$Q$3]/[.O17]" office:value-type="float" office:value="1.70812020445305" calcext:value-type="float">
            <text:p>1.71</text:p>
          </table:table-cell>
          <table:table-cell table:style-name="ce21"/>
          <table:table-cell table:style-name="ce35" table:formula="of:=[.$V$3]/[.L17]" office:value-type="float" office:value="0.688103035418779" calcext:value-type="float">
            <text:p>0.69</text:p>
          </table:table-cell>
          <table:table-cell table:style-name="ce35" table:formula="of:=[.$V$3]/[.M17]" office:value-type="float" office:value="0.457131387166322" calcext:value-type="float">
            <text:p>0.46</text:p>
          </table:table-cell>
          <table:table-cell table:style-name="ce35" table:formula="of:=[.$V$3]/[.N17]" office:value-type="float" office:value="0.351450475079484" calcext:value-type="float">
            <text:p>0.35</text:p>
          </table:table-cell>
          <table:table-cell table:style-name="ce35" table:formula="of:=[.$V$3]/[.O17]" office:value-type="float" office:value="0.268459089793774" calcext:value-type="float">
            <text:p>0.27</text:p>
          </table:table-cell>
          <table:table-cell table:style-name="ce21"/>
          <table:table-cell table:style-name="ce11" table:formula="of:=[.$AA$3]/[.L17]" office:value-type="float" office:value="8.5471917921515" calcext:value-type="float">
            <text:p>8.55</text:p>
          </table:table-cell>
          <table:table-cell table:style-name="ce35" table:formula="of:=[.$AA$3]/[.M17]" office:value-type="float" office:value="5.6782043374433" calcext:value-type="float">
            <text:p>5.68</text:p>
          </table:table-cell>
          <table:table-cell table:style-name="ce35" table:formula="of:=[.$AA$3]/[.N17]" office:value-type="float" office:value="4.3655011841634" calcext:value-type="float">
            <text:p>4.37</text:p>
          </table:table-cell>
          <table:table-cell table:style-name="ce35" table:formula="of:=[.$AA$3]/[.O17]" office:value-type="float" office:value="3.33463334806732" calcext:value-type="float">
            <text:p>3.33</text:p>
          </table:table-cell>
          <table:table-cell table:style-name="ce21"/>
          <table:table-cell table:style-name="ce35" table:formula="of:=[.$AF$3]/[.$L17]" office:value-type="float" office:value="7.84899080862385" calcext:value-type="float">
            <text:p>7.85</text:p>
          </table:table-cell>
          <table:table-cell table:style-name="ce35" table:formula="of:=[.$AF$3]/[.$M17]" office:value-type="float" office:value="5.21436452321165" calcext:value-type="float">
            <text:p>5.21</text:p>
          </table:table-cell>
          <table:table-cell table:style-name="ce11" table:formula="of:=[.$AF$3]/[.$N17]" office:value-type="float" office:value="4.00889315494229" calcext:value-type="float">
            <text:p>4.01</text:p>
          </table:table-cell>
          <table:table-cell table:style-name="ce35" table:formula="of:=[.$AF$3]/[.$O17]" office:value-type="float" office:value="3.06223460706064" calcext:value-type="float">
            <text:p>3.06</text:p>
          </table:table-cell>
          <table:table-cell table:style-name="ce21"/>
          <table:table-cell table:style-name="ce35" table:formula="of:=[.$AK$3]/[.$L17]" office:value-type="float" office:value="1.23483479731336" calcext:value-type="float">
            <text:p>1.23</text:p>
          </table:table-cell>
          <table:table-cell table:style-name="ce35" table:formula="of:=[.$AK$3]/[.$M17]" office:value-type="float" office:value="0.820344795417969" calcext:value-type="float">
            <text:p>0.82</text:p>
          </table:table-cell>
          <table:table-cell table:style-name="ce35" table:formula="of:=[.$AK$3]/[.$N17]" office:value-type="float" office:value="0.630695192176181" calcext:value-type="float">
            <text:p>0.63</text:p>
          </table:table-cell>
          <table:table-cell table:style-name="ce35" table:formula="of:=[.$AK$3]/[.$O17]" office:value-type="float" office:value="0.481763062606857" calcext:value-type="float">
            <text:p>0.48</text:p>
          </table:table-cell>
          <table:table-cell table:style-name="ce21"/>
          <table:table-cell table:style-name="ce35" table:formula="of:=[.$AP$3]/[.$L17]" office:value-type="float" office:value="15.3229149732039" calcext:value-type="float">
            <text:p>15.32</text:p>
          </table:table-cell>
          <table:table-cell table:style-name="ce35" table:formula="of:=[.$AP$3]/[.$M17]" office:value-type="float" office:value="10.1795588982823" calcext:value-type="float">
            <text:p>10.18</text:p>
          </table:table-cell>
          <table:table-cell table:style-name="ce11" table:formula="of:=[.$AP$3]/[.$N17]" office:value-type="float" office:value="7.82622001319555" calcext:value-type="float">
            <text:p>7.83</text:p>
          </table:table-cell>
          <table:table-cell table:style-name="ce35" table:formula="of:=[.$AP$3]/[.$O17]" office:value-type="float" office:value="5.97813931192761" calcext:value-type="float">
            <text:p>5.98</text:p>
          </table:table-cell>
          <table:table-cell table:style-name="ce21"/>
          <table:table-cell table:style-name="ce35" table:formula="of:=[.$AU$3]/[.$L17]" office:value-type="float" office:value="11.3991408508998" calcext:value-type="float">
            <text:p>11.40</text:p>
          </table:table-cell>
          <table:table-cell table:style-name="ce35" table:formula="of:=[.$AU$3]/[.$M17]" office:value-type="float" office:value="7.57285581003831" calcext:value-type="float">
            <text:p>7.57</text:p>
          </table:table-cell>
          <table:table-cell table:style-name="ce35" table:formula="of:=[.$AU$3]/[.$N17]" office:value-type="float" office:value="5.82214183244881" calcext:value-type="float">
            <text:p>5.82</text:p>
          </table:table-cell>
          <table:table-cell table:style-name="ce11" table:formula="of:=[.$AU$3]/[.$O17]" office:value-type="float" office:value="4.44730341205535" calcext:value-type="float">
            <text:p>4.45</text:p>
          </table:table-cell>
          <table:table-cell table:style-name="ce21"/>
          <table:table-cell table:style-name="ce35" table:formula="of:=[.$AZ$3]/[.$L17]" office:value-type="float" office:value="1.79310707133237" calcext:value-type="float">
            <text:p>1.79</text:p>
          </table:table-cell>
          <table:table-cell table:style-name="ce35" table:formula="of:=[.$AZ$3]/[.$M17]" office:value-type="float" office:value="1.19122497745857" calcext:value-type="float">
            <text:p>1.19</text:p>
          </table:table-cell>
          <table:table-cell table:style-name="ce35" table:formula="of:=[.$AZ$3]/[.$N17]" office:value-type="float" office:value="0.915834256863309" calcext:value-type="float">
            <text:p>0.92</text:p>
          </table:table-cell>
          <table:table-cell table:style-name="ce35" table:formula="of:=[.$AZ$3]/[.$O17]" office:value-type="float" office:value="0.699569493948975" calcext:value-type="float">
            <text:p>0.70</text:p>
          </table:table-cell>
          <table:table-cell table:style-name="ce21"/>
          <table:table-cell table:style-name="ce35" table:formula="of:=[.$BE$3]/[.$L17]" office:value-type="float" office:value="22.2544350679361" calcext:value-type="float">
            <text:p>22.25</text:p>
          </table:table-cell>
          <table:table-cell table:style-name="ce35" table:formula="of:=[.$BE$3]/[.$M17]" office:value-type="float" office:value="14.7844149052722" calcext:value-type="float">
            <text:p>14.78</text:p>
          </table:table-cell>
          <table:table-cell table:style-name="ce35" table:formula="of:=[.$BE$3]/[.$N17]" office:value-type="float" office:value="11.3665125346985" calcext:value-type="float">
            <text:p>11.37</text:p>
          </table:table-cell>
          <table:table-cell table:style-name="ce17" table:formula="of:=[.$BE$3]/[.$O17]" office:value-type="float" office:value="8.68242846592988" calcext:value-type="float">
            <text:p>8.68</text:p>
          </table:table-cell>
          <table:table-cell table:style-name="ce32" table:number-columns-repeated="964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4" table:formula="of:=[.B18]*[.$H$1]" office:value-type="float" office:value="5.69162007874017" calcext:value-type="float">
            <text:p>5.69</text:p>
          </table:table-cell>
          <table:table-cell table:style-name="ce4" table:formula="of:=[.C18]*[.$H$1]" office:value-type="float" office:value="8.61039960629923" calcext:value-type="float">
            <text:p>8.61</text:p>
          </table:table-cell>
          <table:table-cell table:style-name="ce4" table:formula="of:=[.D18]*[.$H$1]" office:value-type="float" office:value="11.2373011811024" calcext:value-type="float">
            <text:p>11.24</text:p>
          </table:table-cell>
          <table:table-cell table:style-name="ce4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4" table:formula="of:=[.$Q$3]/[.L18]" office:value-type="float" office:value="10.6648017893415" calcext:value-type="float">
            <text:p>10.66</text:p>
          </table:table-cell>
          <table:table-cell table:style-name="ce4" table:formula="of:=[.$Q$3]/[.M18]" office:value-type="float" office:value="7.04961474210708" calcext:value-type="float">
            <text:p>7.05</text:p>
          </table:table-cell>
          <table:table-cell table:style-name="ce4" table:formula="of:=[.$Q$3]/[.N18]" office:value-type="float" office:value="5.40165285434179" calcext:value-type="float">
            <text:p>5.40</text:p>
          </table:table-cell>
          <table:table-cell table:style-name="ce4" table:formula="of:=[.$Q$3]/[.O18]" office:value-type="float" office:value="4.11809178004275" calcext:value-type="float">
            <text:p>4.12</text:p>
          </table:table-cell>
          <table:table-cell/>
          <table:table-cell table:style-name="ce4" table:formula="of:=[.$V$3]/[.L18]" office:value-type="float" office:value="1.67614841960985" calcext:value-type="float">
            <text:p>1.68</text:p>
          </table:table-cell>
          <table:table-cell table:style-name="ce4" table:formula="of:=[.$V$3]/[.M18]" office:value-type="float" office:value="1.10796251465736" calcext:value-type="float">
            <text:p>1.11</text:p>
          </table:table-cell>
          <table:table-cell table:style-name="ce4" table:formula="of:=[.$V$3]/[.N18]" office:value-type="float" office:value="0.84895829045174" calcext:value-type="float">
            <text:p>0.85</text:p>
          </table:table-cell>
          <table:table-cell table:style-name="ce4" table:formula="of:=[.$V$3]/[.O18]" office:value-type="float" office:value="0.647225627374099" calcext:value-type="float">
            <text:p>0.65</text:p>
          </table:table-cell>
          <table:table-cell/>
          <table:table-cell table:style-name="ce4" table:formula="of:=[.$AA$3]/[.L18]" office:value-type="float" office:value="20.8200825706254" calcext:value-type="float">
            <text:p>20.82</text:p>
          </table:table-cell>
          <table:table-cell table:style-name="ce4" table:formula="of:=[.$AA$3]/[.M18]" office:value-type="float" office:value="13.7624274619389" calcext:value-type="float">
            <text:p>13.76</text:p>
          </table:table-cell>
          <table:table-cell table:style-name="ce4" table:formula="of:=[.$AA$3]/[.N18]" office:value-type="float" office:value="10.5452366266804" calcext:value-type="float">
            <text:p>10.55</text:p>
          </table:table-cell>
          <table:table-cell table:style-name="ce4" table:formula="of:=[.$AA$3]/[.O18]" office:value-type="float" office:value="8.03943782430092" calcext:value-type="float">
            <text:p>8.04</text:p>
          </table:table-cell>
          <table:table-cell/>
          <table:table-cell table:style-name="ce4" table:formula="of:=[.$AF$3]/[.$L18]" office:value-type="float" office:value="19.1193365851094" calcext:value-type="float">
            <text:p>19.12</text:p>
          </table:table-cell>
          <table:table-cell table:style-name="ce4" table:formula="of:=[.$AF$3]/[.$M18]" office:value-type="float" office:value="12.6382055393096" calcext:value-type="float">
            <text:p>12.64</text:p>
          </table:table-cell>
          <table:table-cell table:style-name="ce4" table:formula="of:=[.$AF$3]/[.$N18]" office:value-type="float" office:value="9.68381982882163" calcext:value-type="float">
            <text:p>9.68</text:p>
          </table:table-cell>
          <table:table-cell table:style-name="ce4" table:formula="of:=[.$AF$3]/[.$O18]" office:value-type="float" office:value="7.38271412692342" calcext:value-type="float">
            <text:p>7.38</text:p>
          </table:table-cell>
          <table:table-cell/>
          <table:table-cell table:style-name="ce4" table:formula="of:=[.$AK$3]/[.$L18]" office:value-type="float" office:value="3.00793091653255" calcext:value-type="float">
            <text:p>3.01</text:p>
          </table:table-cell>
          <table:table-cell table:style-name="ce4" table:formula="of:=[.$AK$3]/[.$M18]" office:value-type="float" office:value="1.98829331770796" calcext:value-type="float">
            <text:p>1.99</text:p>
          </table:table-cell>
          <table:table-cell table:style-name="ce4" table:formula="of:=[.$AK$3]/[.$N18]" office:value-type="float" office:value="1.5234974772048" calcext:value-type="float">
            <text:p>1.52</text:p>
          </table:table-cell>
          <table:table-cell table:style-name="ce4" table:formula="of:=[.$AK$3]/[.$O18]" office:value-type="float" office:value="1.16147827470069" calcext:value-type="float">
            <text:p>1.16</text:p>
          </table:table-cell>
          <table:table-cell/>
          <table:table-cell table:style-name="ce4" table:formula="of:=[.$AP$3]/[.$L18]" office:value-type="float" office:value="37.3250492937019" calcext:value-type="float">
            <text:p>37.33</text:p>
          </table:table-cell>
          <table:table-cell table:style-name="ce4" table:formula="of:=[.$AP$3]/[.$M18]" office:value-type="float" office:value="24.6724902110911" calcext:value-type="float">
            <text:p>24.67</text:p>
          </table:table-cell>
          <table:table-cell table:style-name="ce4" table:formula="of:=[.$AP$3]/[.$N18]" office:value-type="float" office:value="18.90489509681" calcext:value-type="float">
            <text:p>18.90</text:p>
          </table:table-cell>
          <table:table-cell table:style-name="ce4" table:formula="of:=[.$AP$3]/[.$O18]" office:value-type="float" office:value="14.4126427965779" calcext:value-type="float">
            <text:p>14.41</text:p>
          </table:table-cell>
          <table:table-cell/>
          <table:table-cell table:style-name="ce4" table:formula="of:=[.$AU$3]/[.$L18]" office:value-type="float" office:value="27.7671379701405" calcext:value-type="float">
            <text:p>27.77</text:p>
          </table:table-cell>
          <table:table-cell table:style-name="ce4" table:formula="of:=[.$AU$3]/[.$M18]" office:value-type="float" office:value="18.35454882772" calcext:value-type="float">
            <text:p>18.35</text:p>
          </table:table-cell>
          <table:table-cell table:style-name="ce4" table:formula="of:=[.$AU$3]/[.$N18]" office:value-type="float" office:value="14.0638750757854" calcext:value-type="float">
            <text:p>14.06</text:p>
          </table:table-cell>
          <table:table-cell table:style-name="ce4" table:formula="of:=[.$AU$3]/[.$O18]" office:value-type="float" office:value="10.7219641666879" calcext:value-type="float">
            <text:p>10.72</text:p>
          </table:table-cell>
          <table:table-cell/>
          <table:table-cell table:style-name="ce4" table:formula="of:=[.$AZ$3]/[.$L18]" office:value-type="float" office:value="4.36782491734809" calcext:value-type="float">
            <text:p>4.37</text:p>
          </table:table-cell>
          <table:table-cell table:style-name="ce4" table:formula="of:=[.$AZ$3]/[.$M18]" office:value-type="float" office:value="2.88720630129789" calcext:value-type="float">
            <text:p>2.89</text:p>
          </table:table-cell>
          <table:table-cell table:style-name="ce4" table:formula="of:=[.$AZ$3]/[.$N18]" office:value-type="float" office:value="2.21227495813734" calcext:value-type="float">
            <text:p>2.21</text:p>
          </table:table-cell>
          <table:table-cell table:style-name="ce4" table:formula="of:=[.$AZ$3]/[.$O18]" office:value-type="float" office:value="1.68658585917402" calcext:value-type="float">
            <text:p>1.69</text:p>
          </table:table-cell>
          <table:table-cell/>
          <table:table-cell table:style-name="ce4" table:formula="of:=[.$BE$3]/[.$L18]" office:value-type="float" office:value="54.2095213193315" calcext:value-type="float">
            <text:p>54.21</text:p>
          </table:table-cell>
          <table:table-cell table:style-name="ce4" table:formula="of:=[.$BE$3]/[.$M18]" office:value-type="float" office:value="35.8334123975242" calcext:value-type="float">
            <text:p>35.83</text:p>
          </table:table-cell>
          <table:table-cell table:style-name="ce4" table:formula="of:=[.$BE$3]/[.$N18]" office:value-type="float" office:value="27.4567705383627" calcext:value-type="float">
            <text:p>27.46</text:p>
          </table:table-cell>
          <table:table-cell table:style-name="ce4" table:formula="of:=[.$BE$3]/[.$O18]" office:value-type="float" office:value="20.9323894203359" calcext:value-type="float">
            <text:p>20.93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4" table:formula="of:=[.B19]*[.$H$1]" office:value-type="float" office:value="6.56725393700788" calcext:value-type="float">
            <text:p>6.57</text:p>
          </table:table-cell>
          <table:table-cell table:style-name="ce4" table:formula="of:=[.C19]*[.$H$1]" office:value-type="float" office:value="9.77791141732285" calcext:value-type="float">
            <text:p>9.78</text:p>
          </table:table-cell>
          <table:table-cell table:style-name="ce4" table:formula="of:=[.D19]*[.$H$1]" office:value-type="float" office:value="12.6966909448819" calcext:value-type="float">
            <text:p>12.70</text:p>
          </table:table-cell>
          <table:table-cell table:style-name="ce4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4" table:formula="of:=[.$Q$3]/[.L19]" office:value-type="float" office:value="9.24282821742928" calcext:value-type="float">
            <text:p>9.24</text:p>
          </table:table-cell>
          <table:table-cell table:style-name="ce4" table:formula="of:=[.$Q$3]/[.M19]" office:value-type="float" office:value="6.2078696982734" calcext:value-type="float">
            <text:p>6.21</text:p>
          </table:table-cell>
          <table:table-cell table:style-name="ce4" table:formula="of:=[.$Q$3]/[.N19]" office:value-type="float" office:value="4.7807732159117" calcext:value-type="float">
            <text:p>4.78</text:p>
          </table:table-cell>
          <table:table-cell table:style-name="ce4" table:formula="of:=[.$Q$3]/[.O19]" office:value-type="float" office:value="3.61675886768972" calcext:value-type="float">
            <text:p>3.62</text:p>
          </table:table-cell>
          <table:table-cell/>
          <table:table-cell table:style-name="ce4" table:formula="of:=[.$V$3]/[.L19]" office:value-type="float" office:value="1.45266196366187" calcext:value-type="float">
            <text:p>1.45</text:p>
          </table:table-cell>
          <table:table-cell table:style-name="ce4" table:formula="of:=[.$V$3]/[.M19]" office:value-type="float" office:value="0.975668483056478" calcext:value-type="float">
            <text:p>0.98</text:p>
          </table:table-cell>
          <table:table-cell table:style-name="ce4" table:formula="of:=[.$V$3]/[.N19]" office:value-type="float" office:value="0.751376877756138" calcext:value-type="float">
            <text:p>0.75</text:p>
          </table:table-cell>
          <table:table-cell table:style-name="ce4" table:formula="of:=[.$V$3]/[.O19]" office:value-type="float" office:value="0.56843294230247" calcext:value-type="float">
            <text:p>0.57</text:p>
          </table:table-cell>
          <table:table-cell/>
          <table:table-cell table:style-name="ce4" table:formula="of:=[.$AA$3]/[.L19]" office:value-type="float" office:value="18.0440715612087" calcext:value-type="float">
            <text:p>18.04</text:p>
          </table:table-cell>
          <table:table-cell table:style-name="ce4" table:formula="of:=[.$AA$3]/[.M19]" office:value-type="float" office:value="12.1191525411103" calcext:value-type="float">
            <text:p>12.12</text:p>
          </table:table-cell>
          <table:table-cell table:style-name="ce4" table:formula="of:=[.$AA$3]/[.N19]" office:value-type="float" office:value="9.33314046269417" calcext:value-type="float">
            <text:p>9.33</text:p>
          </table:table-cell>
          <table:table-cell table:style-name="ce4" table:formula="of:=[.$AA$3]/[.O19]" office:value-type="float" office:value="7.06072365438602" calcext:value-type="float">
            <text:p>7.06</text:p>
          </table:table-cell>
          <table:table-cell/>
          <table:table-cell table:style-name="ce4" table:formula="of:=[.$AF$3]/[.$L19]" office:value-type="float" office:value="16.5700917070948" calcext:value-type="float">
            <text:p>16.57</text:p>
          </table:table-cell>
          <table:table-cell table:style-name="ce4" table:formula="of:=[.$AF$3]/[.$M19]" office:value-type="float" office:value="11.1291660719293" calcext:value-type="float">
            <text:p>11.13</text:p>
          </table:table-cell>
          <table:table-cell table:style-name="ce4" table:formula="of:=[.$AF$3]/[.$N19]" office:value-type="float" office:value="8.57073708987662" calcext:value-type="float">
            <text:p>8.57</text:p>
          </table:table-cell>
          <table:table-cell table:style-name="ce4" table:formula="of:=[.$AF$3]/[.$O19]" office:value-type="float" office:value="6.48394892886318" calcext:value-type="float">
            <text:p>6.48</text:p>
          </table:table-cell>
          <table:table-cell/>
          <table:table-cell table:style-name="ce4" table:formula="of:=[.$AK$3]/[.$L19]" office:value-type="float" office:value="2.60687346099488" calcext:value-type="float">
            <text:p>2.61</text:p>
          </table:table-cell>
          <table:table-cell table:style-name="ce4" table:formula="of:=[.$AK$3]/[.$M19]" office:value-type="float" office:value="1.7508851603697" calcext:value-type="float">
            <text:p>1.75</text:p>
          </table:table-cell>
          <table:table-cell table:style-name="ce4" table:formula="of:=[.$AK$3]/[.$N19]" office:value-type="float" office:value="1.34838282465252" calcext:value-type="float">
            <text:p>1.35</text:p>
          </table:table-cell>
          <table:table-cell table:style-name="ce4" table:formula="of:=[.$AK$3]/[.$O19]" office:value-type="float" office:value="1.02008091951974" calcext:value-type="float">
            <text:p>1.02</text:p>
          </table:table-cell>
          <table:table-cell/>
          <table:table-cell table:style-name="ce4" table:formula="of:=[.$AP$3]/[.$L19]" office:value-type="float" office:value="32.3483760545416" calcext:value-type="float">
            <text:p>32.35</text:p>
          </table:table-cell>
          <table:table-cell table:style-name="ce4" table:formula="of:=[.$AP$3]/[.$M19]" office:value-type="float" office:value="21.7265212306623" calcext:value-type="float">
            <text:p>21.73</text:p>
          </table:table-cell>
          <table:table-cell table:style-name="ce4" table:formula="of:=[.$AP$3]/[.$N19]" office:value-type="float" office:value="16.7319186489008" calcext:value-type="float">
            <text:p>16.73</text:p>
          </table:table-cell>
          <table:table-cell table:style-name="ce4" table:formula="of:=[.$AP$3]/[.$O19]" office:value-type="float" office:value="12.6580601952554" calcext:value-type="float">
            <text:p>12.66</text:p>
          </table:table-cell>
          <table:table-cell/>
          <table:table-cell table:style-name="ce4" table:formula="of:=[.$AU$3]/[.$L19]" office:value-type="float" office:value="24.0648529074551" calcext:value-type="float">
            <text:p>24.06</text:p>
          </table:table-cell>
          <table:table-cell table:style-name="ce4" table:formula="of:=[.$AU$3]/[.$M19]" office:value-type="float" office:value="16.1629609079922" calcext:value-type="float">
            <text:p>16.16</text:p>
          </table:table-cell>
          <table:table-cell table:style-name="ce4" table:formula="of:=[.$AU$3]/[.$N19]" office:value-type="float" office:value="12.4473377107526" calcext:value-type="float">
            <text:p>12.45</text:p>
          </table:table-cell>
          <table:table-cell table:style-name="ce4" table:formula="of:=[.$AU$3]/[.$O19]" office:value-type="float" office:value="9.41668157248242" calcext:value-type="float">
            <text:p>9.42</text:p>
          </table:table-cell>
          <table:table-cell/>
          <table:table-cell table:style-name="ce4" table:formula="of:=[.$AZ$3]/[.$L19]" office:value-type="float" office:value="3.78544826170168" calcext:value-type="float">
            <text:p>3.79</text:p>
          </table:table-cell>
          <table:table-cell table:style-name="ce4" table:formula="of:=[.$AZ$3]/[.$M19]" office:value-type="float" office:value="2.54246525039665" calcext:value-type="float">
            <text:p>2.54</text:p>
          </table:table-cell>
          <table:table-cell table:style-name="ce4" table:formula="of:=[.$AZ$3]/[.$N19]" office:value-type="float" office:value="1.95799048019052" calcext:value-type="float">
            <text:p>1.96</text:p>
          </table:table-cell>
          <table:table-cell table:style-name="ce4" table:formula="of:=[.$AZ$3]/[.$O19]" office:value-type="float" office:value="1.48126236327457" calcext:value-type="float">
            <text:p>1.48</text:p>
          </table:table-cell>
          <table:table-cell/>
          <table:table-cell table:style-name="ce4" table:formula="of:=[.$BE$3]/[.$L19]" office:value-type="float" office:value="46.9815851434206" calcext:value-type="float">
            <text:p>46.98</text:p>
          </table:table-cell>
          <table:table-cell table:style-name="ce4" table:formula="of:=[.$BE$3]/[.$M19]" office:value-type="float" office:value="31.5547959918497" calcext:value-type="float">
            <text:p>31.55</text:p>
          </table:table-cell>
          <table:table-cell table:style-name="ce4" table:formula="of:=[.$BE$3]/[.$N19]" office:value-type="float" office:value="24.3008199017693" calcext:value-type="float">
            <text:p>24.30</text:p>
          </table:table-cell>
          <table:table-cell table:style-name="ce4" table:formula="of:=[.$BE$3]/[.$O19]" office:value-type="float" office:value="18.384098534382" calcext:value-type="float">
            <text:p>18.38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4" table:formula="of:=[.B20]*[.$H$1]" office:value-type="float" office:value="4.88895570866143" calcext:value-type="float">
            <text:p>4.89</text:p>
          </table:table-cell>
          <table:table-cell table:style-name="ce4" table:formula="of:=[.C20]*[.$H$1]" office:value-type="float" office:value="7.36991830708663" calcext:value-type="float">
            <text:p>7.37</text:p>
          </table:table-cell>
          <table:table-cell table:style-name="ce4" table:formula="of:=[.D20]*[.$H$1]" office:value-type="float" office:value="9.41306397637797" calcext:value-type="float">
            <text:p>9.41</text:p>
          </table:table-cell>
          <table:table-cell table:style-name="ce4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4" table:formula="of:=[.$Q$3]/[.L20]" office:value-type="float" office:value="12.4157393965468" calcext:value-type="float">
            <text:p>12.42</text:p>
          </table:table-cell>
          <table:table-cell table:style-name="ce4" table:formula="of:=[.$Q$3]/[.M20]" office:value-type="float" office:value="8.2361835600855" calcext:value-type="float">
            <text:p>8.24</text:p>
          </table:table-cell>
          <table:table-cell table:style-name="ce4" table:formula="of:=[.$Q$3]/[.N20]" office:value-type="float" office:value="6.44848480285764" calcext:value-type="float">
            <text:p>6.45</text:p>
          </table:table-cell>
          <table:table-cell table:style-name="ce4" table:formula="of:=[.$Q$3]/[.O20]" office:value-type="float" office:value="4.95151511647997" calcext:value-type="float">
            <text:p>4.95</text:p>
          </table:table-cell>
          <table:table-cell/>
          <table:table-cell table:style-name="ce4" table:formula="of:=[.$V$3]/[.L20]" office:value-type="float" office:value="1.95133696611296" calcext:value-type="float">
            <text:p>1.95</text:p>
          </table:table-cell>
          <table:table-cell table:style-name="ce4" table:formula="of:=[.$V$3]/[.M20]" office:value-type="float" office:value="1.2944512547482" calcext:value-type="float">
            <text:p>1.29</text:p>
          </table:table-cell>
          <table:table-cell table:style-name="ce4" table:formula="of:=[.$V$3]/[.N20]" office:value-type="float" office:value="1.01348509092688" calcext:value-type="float">
            <text:p>1.01</text:p>
          </table:table-cell>
          <table:table-cell table:style-name="ce4" table:formula="of:=[.$V$3]/[.O20]" office:value-type="float" office:value="0.778211766247429" calcext:value-type="float">
            <text:p>0.78</text:p>
          </table:table-cell>
          <table:table-cell/>
          <table:table-cell table:style-name="ce4" table:formula="of:=[.$AA$3]/[.L20]" office:value-type="float" office:value="24.2383050822207" calcext:value-type="float">
            <text:p>24.24</text:p>
          </table:table-cell>
          <table:table-cell table:style-name="ce4" table:formula="of:=[.$AA$3]/[.M20]" office:value-type="float" office:value="16.0788756486018" calcext:value-type="float">
            <text:p>16.08</text:p>
          </table:table-cell>
          <table:table-cell table:style-name="ce4" table:formula="of:=[.$AA$3]/[.N20]" office:value-type="float" office:value="12.588887135727" calcext:value-type="float">
            <text:p>12.59</text:p>
          </table:table-cell>
          <table:table-cell table:style-name="ce4" table:formula="of:=[.$AA$3]/[.O20]" office:value-type="float" office:value="9.66646690779039" calcext:value-type="float">
            <text:p>9.67</text:p>
          </table:table-cell>
          <table:table-cell/>
          <table:table-cell table:style-name="ce4" table:formula="of:=[.$AF$3]/[.$L20]" office:value-type="float" office:value="22.2583321438587" calcext:value-type="float">
            <text:p>22.26</text:p>
          </table:table-cell>
          <table:table-cell table:style-name="ce4" table:formula="of:=[.$AF$3]/[.$M20]" office:value-type="float" office:value="14.7654282538468" calcext:value-type="float">
            <text:p>14.77</text:p>
          </table:table-cell>
          <table:table-cell table:style-name="ce4" table:formula="of:=[.$AF$3]/[.$N20]" office:value-type="float" office:value="11.5605290979731" calcext:value-type="float">
            <text:p>11.56</text:p>
          </table:table-cell>
          <table:table-cell table:style-name="ce4" table:formula="of:=[.$AF$3]/[.$O20]" office:value-type="float" office:value="8.8768348430865" calcext:value-type="float">
            <text:p>8.88</text:p>
          </table:table-cell>
          <table:table-cell/>
          <table:table-cell table:style-name="ce4" table:formula="of:=[.$AK$3]/[.$L20]" office:value-type="float" office:value="3.50177032073939" calcext:value-type="float">
            <text:p>3.50</text:p>
          </table:table-cell>
          <table:table-cell table:style-name="ce4" table:formula="of:=[.$AK$3]/[.$M20]" office:value-type="float" office:value="2.32295654940138" calcext:value-type="float">
            <text:p>2.32</text:p>
          </table:table-cell>
          <table:table-cell table:style-name="ce4" table:formula="of:=[.$AK$3]/[.$N20]" office:value-type="float" office:value="1.8187489262755" calcext:value-type="float">
            <text:p>1.82</text:p>
          </table:table-cell>
          <table:table-cell table:style-name="ce4" table:formula="of:=[.$AK$3]/[.$O20]" office:value-type="float" office:value="1.3965393541044" calcext:value-type="float">
            <text:p>1.40</text:p>
          </table:table-cell>
          <table:table-cell/>
          <table:table-cell table:style-name="ce4" table:formula="of:=[.$AP$3]/[.$L20]" office:value-type="float" office:value="43.4530424613246" calcext:value-type="float">
            <text:p>43.45</text:p>
          </table:table-cell>
          <table:table-cell table:style-name="ce4" table:formula="of:=[.$AP$3]/[.$M20]" office:value-type="float" office:value="28.8252855931559" calcext:value-type="float">
            <text:p>28.83</text:p>
          </table:table-cell>
          <table:table-cell table:style-name="ce4" table:formula="of:=[.$AP$3]/[.$N20]" office:value-type="float" office:value="22.5686344566569" calcext:value-type="float">
            <text:p>22.57</text:p>
          </table:table-cell>
          <table:table-cell table:style-name="ce4" table:formula="of:=[.$AP$3]/[.$O20]" office:value-type="float" office:value="17.3294871720759" calcext:value-type="float">
            <text:p>17.33</text:p>
          </table:table-cell>
          <table:table-cell/>
          <table:table-cell table:style-name="ce4" table:formula="of:=[.$AU$3]/[.$L20]" office:value-type="float" office:value="32.3259218159844" calcext:value-type="float">
            <text:p>32.33</text:p>
          </table:table-cell>
          <table:table-cell table:style-name="ce4" table:formula="of:=[.$AU$3]/[.$M20]" office:value-type="float" office:value="21.4439283333758" calcext:value-type="float">
            <text:p>21.44</text:p>
          </table:table-cell>
          <table:table-cell table:style-name="ce4" table:formula="of:=[.$AU$3]/[.$N20]" office:value-type="float" office:value="16.7894322610152" calcext:value-type="float">
            <text:p>16.79</text:p>
          </table:table-cell>
          <table:table-cell table:style-name="ce4" table:formula="of:=[.$AU$3]/[.$O20]" office:value-type="float" office:value="12.8918854861367" calcext:value-type="float">
            <text:p>12.89</text:p>
          </table:table-cell>
          <table:table-cell/>
          <table:table-cell table:style-name="ce4" table:formula="of:=[.$AZ$3]/[.$L20]" office:value-type="float" office:value="5.0849305007933" calcext:value-type="float">
            <text:p>5.08</text:p>
          </table:table-cell>
          <table:table-cell table:style-name="ce4" table:formula="of:=[.$AZ$3]/[.$M20]" office:value-type="float" office:value="3.37317171834803" calcext:value-type="float">
            <text:p>3.37</text:p>
          </table:table-cell>
          <table:table-cell table:style-name="ce4" table:formula="of:=[.$AZ$3]/[.$N20]" office:value-type="float" office:value="2.64101041514071" calcext:value-type="float">
            <text:p>2.64</text:p>
          </table:table-cell>
          <table:table-cell table:style-name="ce4" table:formula="of:=[.$AZ$3]/[.$O20]" office:value-type="float" office:value="2.0279187116259" calcext:value-type="float">
            <text:p>2.03</text:p>
          </table:table-cell>
          <table:table-cell/>
          <table:table-cell table:style-name="ce4" table:formula="of:=[.$BE$3]/[.$L20]" office:value-type="float" office:value="63.1095919836993" calcext:value-type="float">
            <text:p>63.11</text:p>
          </table:table-cell>
          <table:table-cell table:style-name="ce4" table:formula="of:=[.$BE$3]/[.$M20]" office:value-type="float" office:value="41.8647788406718" calcext:value-type="float">
            <text:p>41.86</text:p>
          </table:table-cell>
          <table:table-cell table:style-name="ce4" table:formula="of:=[.$BE$3]/[.$N20]" office:value-type="float" office:value="32.7778501000609" calcext:value-type="float">
            <text:p>32.78</text:p>
          </table:table-cell>
          <table:table-cell table:style-name="ce4" table:formula="of:=[.$BE$3]/[.$O20]" office:value-type="float" office:value="25.1687063268325" calcext:value-type="float">
            <text:p>25.17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4" table:formula="of:=[.B21]*[.$H$1]" office:value-type="float" office:value="5.32677263779528" calcext:value-type="float">
            <text:p>5.33</text:p>
          </table:table-cell>
          <table:table-cell table:style-name="ce4" table:formula="of:=[.C21]*[.$H$1]" office:value-type="float" office:value="7.73476574803151" calcext:value-type="float">
            <text:p>7.73</text:p>
          </table:table-cell>
          <table:table-cell table:style-name="ce4" table:formula="of:=[.D21]*[.$H$1]" office:value-type="float" office:value="9.77791141732285" calcext:value-type="float">
            <text:p>9.78</text:p>
          </table:table-cell>
          <table:table-cell table:style-name="ce4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4" table:formula="of:=[.$Q$3]/[.L21]" office:value-type="float" office:value="11.3952676653238" calcext:value-type="float">
            <text:p>11.40</text:p>
          </table:table-cell>
          <table:table-cell table:style-name="ce4" table:formula="of:=[.$Q$3]/[.M21]" office:value-type="float" office:value="7.84768433555316" calcext:value-type="float">
            <text:p>7.85</text:p>
          </table:table-cell>
          <table:table-cell table:style-name="ce4" table:formula="of:=[.$Q$3]/[.N21]" office:value-type="float" office:value="6.2078696982734" calcext:value-type="float">
            <text:p>6.21</text:p>
          </table:table-cell>
          <table:table-cell table:style-name="ce4" table:formula="of:=[.$Q$3]/[.O21]" office:value-type="float" office:value="4.72644624754906" calcext:value-type="float">
            <text:p>4.73</text:p>
          </table:table-cell>
          <table:table-cell/>
          <table:table-cell table:style-name="ce4" table:formula="of:=[.$V$3]/[.L21]" office:value-type="float" office:value="1.79095310588449" calcext:value-type="float">
            <text:p>1.79</text:p>
          </table:table-cell>
          <table:table-cell table:style-name="ce4" table:formula="of:=[.$V$3]/[.M21]" office:value-type="float" office:value="1.23339223329781" calcext:value-type="float">
            <text:p>1.23</text:p>
          </table:table-cell>
          <table:table-cell table:style-name="ce4" table:formula="of:=[.$V$3]/[.N21]" office:value-type="float" office:value="0.975668483056478" calcext:value-type="float">
            <text:p>0.98</text:p>
          </table:table-cell>
          <table:table-cell table:style-name="ce4" table:formula="of:=[.$V$3]/[.O21]" office:value-type="float" office:value="0.742838504145273" calcext:value-type="float">
            <text:p>0.74</text:p>
          </table:table-cell>
          <table:table-cell/>
          <table:table-cell table:style-name="ce4" table:formula="of:=[.$AA$3]/[.L21]" office:value-type="float" office:value="22.246115623408" calcext:value-type="float">
            <text:p>22.25</text:p>
          </table:table-cell>
          <table:table-cell table:style-name="ce4" table:formula="of:=[.$AA$3]/[.M21]" office:value-type="float" office:value="15.3204381180074" calcext:value-type="float">
            <text:p>15.32</text:p>
          </table:table-cell>
          <table:table-cell table:style-name="ce4" table:formula="of:=[.$AA$3]/[.N21]" office:value-type="float" office:value="12.1191525411103" calcext:value-type="float">
            <text:p>12.12</text:p>
          </table:table-cell>
          <table:table-cell table:style-name="ce4" table:formula="of:=[.$AA$3]/[.O21]" office:value-type="float" office:value="9.22708204834537" calcext:value-type="float">
            <text:p>9.23</text:p>
          </table:table-cell>
          <table:table-cell/>
          <table:table-cell table:style-name="ce4" table:formula="of:=[.$AF$3]/[.$L21]" office:value-type="float" office:value="20.4288801868292" calcext:value-type="float">
            <text:p>20.43</text:p>
          </table:table-cell>
          <table:table-cell table:style-name="ce4" table:formula="of:=[.$AF$3]/[.$M21]" office:value-type="float" office:value="14.0689457890428" calcext:value-type="float">
            <text:p>14.07</text:p>
          </table:table-cell>
          <table:table-cell table:style-name="ce4" table:formula="of:=[.$AF$3]/[.$N21]" office:value-type="float" office:value="11.1291660719293" calcext:value-type="float">
            <text:p>11.13</text:p>
          </table:table-cell>
          <table:table-cell table:style-name="ce4" table:formula="of:=[.$AF$3]/[.$O21]" office:value-type="float" office:value="8.47334235021893" calcext:value-type="float">
            <text:p>8.47</text:p>
          </table:table-cell>
          <table:table-cell/>
          <table:table-cell table:style-name="ce4" table:formula="of:=[.$AK$3]/[.$L21]" office:value-type="float" office:value="3.21395358204848" calcext:value-type="float">
            <text:p>3.21</text:p>
          </table:table-cell>
          <table:table-cell table:style-name="ce4" table:formula="of:=[.$AK$3]/[.$M21]" office:value-type="float" office:value="2.2133831272598" calcext:value-type="float">
            <text:p>2.21</text:p>
          </table:table-cell>
          <table:table-cell table:style-name="ce4" table:formula="of:=[.$AK$3]/[.$N21]" office:value-type="float" office:value="1.7508851603697" calcext:value-type="float">
            <text:p>1.75</text:p>
          </table:table-cell>
          <table:table-cell table:style-name="ce4" table:formula="of:=[.$AK$3]/[.$O21]" office:value-type="float" office:value="1.3330602925542" calcext:value-type="float">
            <text:p>1.33</text:p>
          </table:table-cell>
          <table:table-cell/>
          <table:table-cell table:style-name="ce4" table:formula="of:=[.$AP$3]/[.$L21]" office:value-type="float" office:value="39.8815595192979" calcext:value-type="float">
            <text:p>39.88</text:p>
          </table:table-cell>
          <table:table-cell table:style-name="ce4" table:formula="of:=[.$AP$3]/[.$M21]" office:value-type="float" office:value="27.4656023104599" calcext:value-type="float">
            <text:p>27.47</text:p>
          </table:table-cell>
          <table:table-cell table:style-name="ce4" table:formula="of:=[.$AP$3]/[.$N21]" office:value-type="float" office:value="21.7265212306623" calcext:value-type="float">
            <text:p>21.73</text:p>
          </table:table-cell>
          <table:table-cell table:style-name="ce4" table:formula="of:=[.$AP$3]/[.$O21]" office:value-type="float" office:value="16.5417832097088" calcext:value-type="float">
            <text:p>16.54</text:p>
          </table:table-cell>
          <table:table-cell/>
          <table:table-cell table:style-name="ce4" table:formula="of:=[.$AU$3]/[.$L21]" office:value-type="float" office:value="29.6689967352186" calcext:value-type="float">
            <text:p>29.67</text:p>
          </table:table-cell>
          <table:table-cell table:style-name="ce4" table:formula="of:=[.$AU$3]/[.$M21]" office:value-type="float" office:value="20.4324222799147" calcext:value-type="float">
            <text:p>20.43</text:p>
          </table:table-cell>
          <table:table-cell table:style-name="ce4" table:formula="of:=[.$AU$3]/[.$N21]" office:value-type="float" office:value="16.1629609079922" calcext:value-type="float">
            <text:p>16.16</text:p>
          </table:table-cell>
          <table:table-cell table:style-name="ce4" table:formula="of:=[.$AU$3]/[.$O21]" office:value-type="float" office:value="12.3058906913123" calcext:value-type="float">
            <text:p>12.31</text:p>
          </table:table-cell>
          <table:table-cell/>
          <table:table-cell table:style-name="ce4" table:formula="of:=[.$AZ$3]/[.$L21]" office:value-type="float" office:value="4.66699100757741" calcext:value-type="float">
            <text:p>4.67</text:p>
          </table:table-cell>
          <table:table-cell table:style-name="ce4" table:formula="of:=[.$AZ$3]/[.$M21]" office:value-type="float" office:value="3.21405984484105" calcext:value-type="float">
            <text:p>3.21</text:p>
          </table:table-cell>
          <table:table-cell table:style-name="ce4" table:formula="of:=[.$AZ$3]/[.$N21]" office:value-type="float" office:value="2.54246525039665" calcext:value-type="float">
            <text:p>2.54</text:p>
          </table:table-cell>
          <table:table-cell table:style-name="ce4" table:formula="of:=[.$AZ$3]/[.$O21]" office:value-type="float" office:value="1.93574058837018" calcext:value-type="float">
            <text:p>1.94</text:p>
          </table:table-cell>
          <table:table-cell/>
          <table:table-cell table:style-name="ce4" table:formula="of:=[.$BE$3]/[.$L21]" office:value-type="float" office:value="57.9225022316144" calcext:value-type="float">
            <text:p>57.92</text:p>
          </table:table-cell>
          <table:table-cell table:style-name="ce4" table:formula="of:=[.$BE$3]/[.$M21]" office:value-type="float" office:value="39.8900251217722" calcext:value-type="float">
            <text:p>39.89</text:p>
          </table:table-cell>
          <table:table-cell table:style-name="ce4" table:formula="of:=[.$BE$3]/[.$N21]" office:value-type="float" office:value="31.5547959918497" calcext:value-type="float">
            <text:p>31.55</text:p>
          </table:table-cell>
          <table:table-cell table:style-name="ce4" table:formula="of:=[.$BE$3]/[.$O21]" office:value-type="float" office:value="24.0246742210673" calcext:value-type="float">
            <text:p>24.02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4" table:formula="of:=[.B22]*[.$H$1]" office:value-type="float" office:value="5.69162007874017" calcext:value-type="float">
            <text:p>5.69</text:p>
          </table:table-cell>
          <table:table-cell table:style-name="ce4" table:formula="of:=[.C22]*[.$H$1]" office:value-type="float" office:value="8.61039960629923" calcext:value-type="float">
            <text:p>8.61</text:p>
          </table:table-cell>
          <table:table-cell table:style-name="ce4" table:formula="of:=[.D22]*[.$H$1]" office:value-type="float" office:value="11.0183927165355" calcext:value-type="float">
            <text:p>11.02</text:p>
          </table:table-cell>
          <table:table-cell table:style-name="ce4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4" table:formula="of:=[.$Q$3]/[.L22]" office:value-type="float" office:value="10.6648017893415" calcext:value-type="float">
            <text:p>10.66</text:p>
          </table:table-cell>
          <table:table-cell table:style-name="ce4" table:formula="of:=[.$Q$3]/[.M22]" office:value-type="float" office:value="7.04961474210708" calcext:value-type="float">
            <text:p>7.05</text:p>
          </table:table-cell>
          <table:table-cell table:style-name="ce4" table:formula="of:=[.$Q$3]/[.N22]" office:value-type="float" office:value="5.50897046071944" calcext:value-type="float">
            <text:p>5.51</text:p>
          </table:table-cell>
          <table:table-cell table:style-name="ce4" table:formula="of:=[.$Q$3]/[.O22]" office:value-type="float" office:value="4.24415581412569" calcext:value-type="float">
            <text:p>4.24</text:p>
          </table:table-cell>
          <table:table-cell/>
          <table:table-cell table:style-name="ce4" table:formula="of:=[.$V$3]/[.L22]" office:value-type="float" office:value="1.67614841960985" calcext:value-type="float">
            <text:p>1.68</text:p>
          </table:table-cell>
          <table:table-cell table:style-name="ce4" table:formula="of:=[.$V$3]/[.M22]" office:value-type="float" office:value="1.10796251465736" calcext:value-type="float">
            <text:p>1.11</text:p>
          </table:table-cell>
          <table:table-cell table:style-name="ce4" table:formula="of:=[.$V$3]/[.N22]" office:value-type="float" office:value="0.865825011454093" calcext:value-type="float">
            <text:p>0.87</text:p>
          </table:table-cell>
          <table:table-cell table:style-name="ce4" table:formula="of:=[.$V$3]/[.O22]" office:value-type="float" office:value="0.66703865678351" calcext:value-type="float">
            <text:p>0.67</text:p>
          </table:table-cell>
          <table:table-cell/>
          <table:table-cell table:style-name="ce4" table:formula="of:=[.$AA$3]/[.L22]" office:value-type="float" office:value="20.8200825706254" calcext:value-type="float">
            <text:p>20.82</text:p>
          </table:table-cell>
          <table:table-cell table:style-name="ce4" table:formula="of:=[.$AA$3]/[.M22]" office:value-type="float" office:value="13.7624274619389" calcext:value-type="float">
            <text:p>13.76</text:p>
          </table:table-cell>
          <table:table-cell table:style-name="ce4" table:formula="of:=[.$AA$3]/[.N22]" office:value-type="float" office:value="10.754744639131" calcext:value-type="float">
            <text:p>10.75</text:p>
          </table:table-cell>
          <table:table-cell table:style-name="ce4" table:formula="of:=[.$AA$3]/[.O22]" office:value-type="float" office:value="8.28554306382033" calcext:value-type="float">
            <text:p>8.29</text:p>
          </table:table-cell>
          <table:table-cell/>
          <table:table-cell table:style-name="ce4" table:formula="of:=[.$AF$3]/[.$L22]" office:value-type="float" office:value="19.1193365851094" calcext:value-type="float">
            <text:p>19.12</text:p>
          </table:table-cell>
          <table:table-cell table:style-name="ce4" table:formula="of:=[.$AF$3]/[.$M22]" office:value-type="float" office:value="12.6382055393096" calcext:value-type="float">
            <text:p>12.64</text:p>
          </table:table-cell>
          <table:table-cell table:style-name="ce4" table:formula="of:=[.$AF$3]/[.$N22]" office:value-type="float" office:value="9.87621360025518" calcext:value-type="float">
            <text:p>9.88</text:p>
          </table:table-cell>
          <table:table-cell table:style-name="ce4" table:formula="of:=[.$AF$3]/[.$O22]" office:value-type="float" office:value="7.60871557978843" calcext:value-type="float">
            <text:p>7.61</text:p>
          </table:table-cell>
          <table:table-cell/>
          <table:table-cell table:style-name="ce4" table:formula="of:=[.$AK$3]/[.$L22]" office:value-type="float" office:value="3.00793091653255" calcext:value-type="float">
            <text:p>3.01</text:p>
          </table:table-cell>
          <table:table-cell table:style-name="ce4" table:formula="of:=[.$AK$3]/[.$M22]" office:value-type="float" office:value="1.98829331770796" calcext:value-type="float">
            <text:p>1.99</text:p>
          </table:table-cell>
          <table:table-cell table:style-name="ce4" table:formula="of:=[.$AK$3]/[.$N22]" office:value-type="float" office:value="1.55376563900357" calcext:value-type="float">
            <text:p>1.55</text:p>
          </table:table-cell>
          <table:table-cell table:style-name="ce4" table:formula="of:=[.$AK$3]/[.$O22]" office:value-type="float" office:value="1.19703373208949" calcext:value-type="float">
            <text:p>1.20</text:p>
          </table:table-cell>
          <table:table-cell/>
          <table:table-cell table:style-name="ce4" table:formula="of:=[.$AP$3]/[.$L22]" office:value-type="float" office:value="37.3250492937019" calcext:value-type="float">
            <text:p>37.33</text:p>
          </table:table-cell>
          <table:table-cell table:style-name="ce4" table:formula="of:=[.$AP$3]/[.$M22]" office:value-type="float" office:value="24.6724902110911" calcext:value-type="float">
            <text:p>24.67</text:p>
          </table:table-cell>
          <table:table-cell table:style-name="ce4" table:formula="of:=[.$AP$3]/[.$N22]" office:value-type="float" office:value="19.2804890391308" calcext:value-type="float">
            <text:p>19.28</text:p>
          </table:table-cell>
          <table:table-cell table:style-name="ce4" table:formula="of:=[.$AP$3]/[.$O22]" office:value-type="float" office:value="14.8538461474936" calcext:value-type="float">
            <text:p>14.85</text:p>
          </table:table-cell>
          <table:table-cell/>
          <table:table-cell table:style-name="ce4" table:formula="of:=[.$AU$3]/[.$L22]" office:value-type="float" office:value="27.7671379701405" calcext:value-type="float">
            <text:p>27.77</text:p>
          </table:table-cell>
          <table:table-cell table:style-name="ce4" table:formula="of:=[.$AU$3]/[.$M22]" office:value-type="float" office:value="18.35454882772" calcext:value-type="float">
            <text:p>18.35</text:p>
          </table:table-cell>
          <table:table-cell table:style-name="ce4" table:formula="of:=[.$AU$3]/[.$N22]" office:value-type="float" office:value="14.3432898123904" calcext:value-type="float">
            <text:p>14.34</text:p>
          </table:table-cell>
          <table:table-cell table:style-name="ce4" table:formula="of:=[.$AU$3]/[.$O22]" office:value-type="float" office:value="11.0501875595457" calcext:value-type="float">
            <text:p>11.05</text:p>
          </table:table-cell>
          <table:table-cell/>
          <table:table-cell table:style-name="ce4" table:formula="of:=[.$AZ$3]/[.$L22]" office:value-type="float" office:value="4.36782491734809" calcext:value-type="float">
            <text:p>4.37</text:p>
          </table:table-cell>
          <table:table-cell table:style-name="ce4" table:formula="of:=[.$AZ$3]/[.$M22]" office:value-type="float" office:value="2.88720630129789" calcext:value-type="float">
            <text:p>2.89</text:p>
          </table:table-cell>
          <table:table-cell table:style-name="ce4" table:formula="of:=[.$AZ$3]/[.$N22]" office:value-type="float" office:value="2.25622744074934" calcext:value-type="float">
            <text:p>2.26</text:p>
          </table:table-cell>
          <table:table-cell table:style-name="ce4" table:formula="of:=[.$AZ$3]/[.$O22]" office:value-type="float" office:value="1.73821603853648" calcext:value-type="float">
            <text:p>1.74</text:p>
          </table:table-cell>
          <table:table-cell/>
          <table:table-cell table:style-name="ce4" table:formula="of:=[.$BE$3]/[.$L22]" office:value-type="float" office:value="54.2095213193315" calcext:value-type="float">
            <text:p>54.21</text:p>
          </table:table-cell>
          <table:table-cell table:style-name="ce4" table:formula="of:=[.$BE$3]/[.$M22]" office:value-type="float" office:value="35.8334123975242" calcext:value-type="float">
            <text:p>35.83</text:p>
          </table:table-cell>
          <table:table-cell table:style-name="ce4" table:formula="of:=[.$BE$3]/[.$N22]" office:value-type="float" office:value="28.0022692907805" calcext:value-type="float">
            <text:p>28.00</text:p>
          </table:table-cell>
          <table:table-cell table:style-name="ce4" table:formula="of:=[.$BE$3]/[.$O22]" office:value-type="float" office:value="21.5731768515707" calcext:value-type="float">
            <text:p>21.57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4" table:formula="of:=[.B23]*[.$H$1]" office:value-type="float" office:value="7.58882677165356" calcext:value-type="float">
            <text:p>7.59</text:p>
          </table:table-cell>
          <table:table-cell table:style-name="ce4" table:formula="of:=[.C23]*[.$H$1]" office:value-type="float" office:value="11.2373011811024" calcext:value-type="float">
            <text:p>11.24</text:p>
          </table:table-cell>
          <table:table-cell table:style-name="ce4" table:formula="of:=[.D23]*[.$H$1]" office:value-type="float" office:value="14.7398366141733" calcext:value-type="float">
            <text:p>14.74</text:p>
          </table:table-cell>
          <table:table-cell table:style-name="ce4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4" table:formula="of:=[.$Q$3]/[.L23]" office:value-type="float" office:value="7.99860134200611" calcext:value-type="float">
            <text:p>8.00</text:p>
          </table:table-cell>
          <table:table-cell table:style-name="ce4" table:formula="of:=[.$Q$3]/[.M23]" office:value-type="float" office:value="5.40165285434179" calcext:value-type="float">
            <text:p>5.40</text:p>
          </table:table-cell>
          <table:table-cell table:style-name="ce4" table:formula="of:=[.$Q$3]/[.N23]" office:value-type="float" office:value="4.11809178004275" calcext:value-type="float">
            <text:p>4.12</text:p>
          </table:table-cell>
          <table:table-cell table:style-name="ce4" table:formula="of:=[.$Q$3]/[.O23]" office:value-type="float" office:value="3.22424240142882" calcext:value-type="float">
            <text:p>3.22</text:p>
          </table:table-cell>
          <table:table-cell/>
          <table:table-cell table:style-name="ce4" table:formula="of:=[.$V$3]/[.L23]" office:value-type="float" office:value="1.25711131470738" calcext:value-type="float">
            <text:p>1.26</text:p>
          </table:table-cell>
          <table:table-cell table:style-name="ce4" table:formula="of:=[.$V$3]/[.M23]" office:value-type="float" office:value="0.84895829045174" calcext:value-type="float">
            <text:p>0.85</text:p>
          </table:table-cell>
          <table:table-cell table:style-name="ce4" table:formula="of:=[.$V$3]/[.N23]" office:value-type="float" office:value="0.647225627374099" calcext:value-type="float">
            <text:p>0.65</text:p>
          </table:table-cell>
          <table:table-cell table:style-name="ce4" table:formula="of:=[.$V$3]/[.O23]" office:value-type="float" office:value="0.506742545463442" calcext:value-type="float">
            <text:p>0.51</text:p>
          </table:table-cell>
          <table:table-cell/>
          <table:table-cell table:style-name="ce4" table:formula="of:=[.$AA$3]/[.L23]" office:value-type="float" office:value="15.6150619279691" calcext:value-type="float">
            <text:p>15.62</text:p>
          </table:table-cell>
          <table:table-cell table:style-name="ce4" table:formula="of:=[.$AA$3]/[.M23]" office:value-type="float" office:value="10.5452366266804" calcext:value-type="float">
            <text:p>10.55</text:p>
          </table:table-cell>
          <table:table-cell table:style-name="ce4" table:formula="of:=[.$AA$3]/[.N23]" office:value-type="float" office:value="8.03943782430092" calcext:value-type="float">
            <text:p>8.04</text:p>
          </table:table-cell>
          <table:table-cell table:style-name="ce4" table:formula="of:=[.$AA$3]/[.O23]" office:value-type="float" office:value="6.29444356786351" calcext:value-type="float">
            <text:p>6.29</text:p>
          </table:table-cell>
          <table:table-cell/>
          <table:table-cell table:style-name="ce4" table:formula="of:=[.$AF$3]/[.$L23]" office:value-type="float" office:value="14.339502438832" calcext:value-type="float">
            <text:p>14.34</text:p>
          </table:table-cell>
          <table:table-cell table:style-name="ce4" table:formula="of:=[.$AF$3]/[.$M23]" office:value-type="float" office:value="9.68381982882163" calcext:value-type="float">
            <text:p>9.68</text:p>
          </table:table-cell>
          <table:table-cell table:style-name="ce4" table:formula="of:=[.$AF$3]/[.$N23]" office:value-type="float" office:value="7.38271412692342" calcext:value-type="float">
            <text:p>7.38</text:p>
          </table:table-cell>
          <table:table-cell table:style-name="ce4" table:formula="of:=[.$AF$3]/[.$O23]" office:value-type="float" office:value="5.78026454898656" calcext:value-type="float">
            <text:p>5.78</text:p>
          </table:table-cell>
          <table:table-cell/>
          <table:table-cell table:style-name="ce4" table:formula="of:=[.$AK$3]/[.$L23]" office:value-type="float" office:value="2.25594818739942" calcext:value-type="float">
            <text:p>2.26</text:p>
          </table:table-cell>
          <table:table-cell table:style-name="ce4" table:formula="of:=[.$AK$3]/[.$M23]" office:value-type="float" office:value="1.5234974772048" calcext:value-type="float">
            <text:p>1.52</text:p>
          </table:table-cell>
          <table:table-cell table:style-name="ce4" table:formula="of:=[.$AK$3]/[.$N23]" office:value-type="float" office:value="1.16147827470069" calcext:value-type="float">
            <text:p>1.16</text:p>
          </table:table-cell>
          <table:table-cell table:style-name="ce4" table:formula="of:=[.$AK$3]/[.$O23]" office:value-type="float" office:value="0.909374463137749" calcext:value-type="float">
            <text:p>0.91</text:p>
          </table:table-cell>
          <table:table-cell/>
          <table:table-cell table:style-name="ce4" table:formula="of:=[.$AP$3]/[.$L23]" office:value-type="float" office:value="27.9937869702764" calcext:value-type="float">
            <text:p>27.99</text:p>
          </table:table-cell>
          <table:table-cell table:style-name="ce4" table:formula="of:=[.$AP$3]/[.$M23]" office:value-type="float" office:value="18.90489509681" calcext:value-type="float">
            <text:p>18.90</text:p>
          </table:table-cell>
          <table:table-cell table:style-name="ce4" table:formula="of:=[.$AP$3]/[.$N23]" office:value-type="float" office:value="14.4126427965779" calcext:value-type="float">
            <text:p>14.41</text:p>
          </table:table-cell>
          <table:table-cell table:style-name="ce4" table:formula="of:=[.$AP$3]/[.$O23]" office:value-type="float" office:value="11.2843172283285" calcext:value-type="float">
            <text:p>11.28</text:p>
          </table:table-cell>
          <table:table-cell/>
          <table:table-cell table:style-name="ce4" table:formula="of:=[.$AU$3]/[.$L23]" office:value-type="float" office:value="20.8253534776054" calcext:value-type="float">
            <text:p>20.83</text:p>
          </table:table-cell>
          <table:table-cell table:style-name="ce4" table:formula="of:=[.$AU$3]/[.$M23]" office:value-type="float" office:value="14.0638750757854" calcext:value-type="float">
            <text:p>14.06</text:p>
          </table:table-cell>
          <table:table-cell table:style-name="ce4" table:formula="of:=[.$AU$3]/[.$N23]" office:value-type="float" office:value="10.7219641666879" calcext:value-type="float">
            <text:p>10.72</text:p>
          </table:table-cell>
          <table:table-cell table:style-name="ce4" table:formula="of:=[.$AU$3]/[.$O23]" office:value-type="float" office:value="8.39471613050758" calcext:value-type="float">
            <text:p>8.39</text:p>
          </table:table-cell>
          <table:table-cell/>
          <table:table-cell table:style-name="ce4" table:formula="of:=[.$AZ$3]/[.$L23]" office:value-type="float" office:value="3.27586868801107" calcext:value-type="float">
            <text:p>3.28</text:p>
          </table:table-cell>
          <table:table-cell table:style-name="ce4" table:formula="of:=[.$AZ$3]/[.$M23]" office:value-type="float" office:value="2.21227495813734" calcext:value-type="float">
            <text:p>2.21</text:p>
          </table:table-cell>
          <table:table-cell table:style-name="ce4" table:formula="of:=[.$AZ$3]/[.$N23]" office:value-type="float" office:value="1.68658585917402" calcext:value-type="float">
            <text:p>1.69</text:p>
          </table:table-cell>
          <table:table-cell table:style-name="ce4" table:formula="of:=[.$AZ$3]/[.$O23]" office:value-type="float" office:value="1.32050520757035" calcext:value-type="float">
            <text:p>1.32</text:p>
          </table:table-cell>
          <table:table-cell/>
          <table:table-cell table:style-name="ce4" table:formula="of:=[.$BE$3]/[.$L23]" office:value-type="float" office:value="40.6571409894986" calcext:value-type="float">
            <text:p>40.66</text:p>
          </table:table-cell>
          <table:table-cell table:style-name="ce4" table:formula="of:=[.$BE$3]/[.$M23]" office:value-type="float" office:value="27.4567705383627" calcext:value-type="float">
            <text:p>27.46</text:p>
          </table:table-cell>
          <table:table-cell table:style-name="ce4" table:formula="of:=[.$BE$3]/[.$N23]" office:value-type="float" office:value="20.9323894203359" calcext:value-type="float">
            <text:p>20.93</text:p>
          </table:table-cell>
          <table:table-cell table:style-name="ce4" table:formula="of:=[.$BE$3]/[.$O23]" office:value-type="float" office:value="16.3889250500304" calcext:value-type="float">
            <text:p>16.39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4" table:formula="of:=[.B24]*[.$H$1]" office:value-type="float" office:value="8.17258267716537" calcext:value-type="float">
            <text:p>8.17</text:p>
          </table:table-cell>
          <table:table-cell table:style-name="ce4" table:formula="of:=[.C24]*[.$H$1]" office:value-type="float" office:value="12.477782480315" calcext:value-type="float">
            <text:p>12.48</text:p>
          </table:table-cell>
          <table:table-cell table:style-name="ce4" table:formula="of:=[.D24]*[.$H$1]" office:value-type="float" office:value="16.1262568897638" calcext:value-type="float">
            <text:p>16.13</text:p>
          </table:table-cell>
          <table:table-cell table:style-name="ce4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4" table:formula="of:=[.$Q$3]/[.L24]" office:value-type="float" office:value="7.42727267471996" calcext:value-type="float">
            <text:p>7.43</text:p>
          </table:table-cell>
          <table:table-cell table:style-name="ce4" table:formula="of:=[.$Q$3]/[.M24]" office:value-type="float" office:value="4.86464643022594" calcext:value-type="float">
            <text:p>4.86</text:p>
          </table:table-cell>
          <table:table-cell table:style-name="ce4" table:formula="of:=[.$Q$3]/[.N24]" office:value-type="float" office:value="3.76404769035582" calcext:value-type="float">
            <text:p>3.76</text:p>
          </table:table-cell>
          <table:table-cell table:style-name="ce4" table:formula="of:=[.$Q$3]/[.O24]" office:value-type="float" office:value="2.85860666518431" calcext:value-type="float">
            <text:p>2.86</text:p>
          </table:table-cell>
          <table:table-cell/>
          <table:table-cell table:style-name="ce4" table:formula="of:=[.$V$3]/[.L24]" office:value-type="float" office:value="1.16731764937114" calcext:value-type="float">
            <text:p>1.17</text:p>
          </table:table-cell>
          <table:table-cell table:style-name="ce4" table:formula="of:=[.$V$3]/[.M24]" office:value-type="float" office:value="0.764558928243088" calcext:value-type="float">
            <text:p>0.76</text:p>
          </table:table-cell>
          <table:table-cell table:style-name="ce4" table:formula="of:=[.$V$3]/[.N24]" office:value-type="float" office:value="0.591581795156416" calcext:value-type="float">
            <text:p>0.59</text:p>
          </table:table-cell>
          <table:table-cell table:style-name="ce4" table:formula="of:=[.$V$3]/[.O24]" office:value-type="float" office:value="0.449276895977897" calcext:value-type="float">
            <text:p>0.45</text:p>
          </table:table-cell>
          <table:table-cell/>
          <table:table-cell table:style-name="ce4" table:formula="of:=[.$AA$3]/[.L24]" office:value-type="float" office:value="14.4997003616856" calcext:value-type="float">
            <text:p>14.50</text:p>
          </table:table-cell>
          <table:table-cell table:style-name="ce4" table:formula="of:=[.$AA$3]/[.M24]" office:value-type="float" office:value="9.49687976905722" calcext:value-type="float">
            <text:p>9.50</text:p>
          </table:table-cell>
          <table:table-cell table:style-name="ce4" table:formula="of:=[.$AA$3]/[.N24]" office:value-type="float" office:value="7.34826443669134" calcext:value-type="float">
            <text:p>7.35</text:p>
          </table:table-cell>
          <table:table-cell table:style-name="ce4" table:formula="of:=[.$AA$3]/[.O24]" office:value-type="float" office:value="5.58064068903363" calcext:value-type="float">
            <text:p>5.58</text:p>
          </table:table-cell>
          <table:table-cell/>
          <table:table-cell table:style-name="ce4" table:formula="of:=[.$AF$3]/[.$L24]" office:value-type="float" office:value="13.3152522646297" calcext:value-type="float">
            <text:p>13.32</text:p>
          </table:table-cell>
          <table:table-cell table:style-name="ce4" table:formula="of:=[.$AF$3]/[.$M24]" office:value-type="float" office:value="8.72110089847095" calcext:value-type="float">
            <text:p>8.72</text:p>
          </table:table-cell>
          <table:table-cell table:style-name="ce4" table:formula="of:=[.$AF$3]/[.$N24]" office:value-type="float" office:value="6.74800114768566" calcext:value-type="float">
            <text:p>6.75</text:p>
          </table:table-cell>
          <table:table-cell table:style-name="ce4" table:formula="of:=[.$AF$3]/[.$O24]" office:value-type="float" office:value="5.12477063106025" calcext:value-type="float">
            <text:p>5.12</text:p>
          </table:table-cell>
          <table:table-cell/>
          <table:table-cell table:style-name="ce4" table:formula="of:=[.$AK$3]/[.$L24]" office:value-type="float" office:value="2.0948090311566" calcext:value-type="float">
            <text:p>2.09</text:p>
          </table:table-cell>
          <table:table-cell table:style-name="ce4" table:formula="of:=[.$AK$3]/[.$M24]" office:value-type="float" office:value="1.37203866368152" calcext:value-type="float">
            <text:p>1.37</text:p>
          </table:table-cell>
          <table:table-cell table:style-name="ce4" table:formula="of:=[.$AK$3]/[.$N24]" office:value-type="float" office:value="1.06162267642325" calcext:value-type="float">
            <text:p>1.06</text:p>
          </table:table-cell>
          <table:table-cell table:style-name="ce4" table:formula="of:=[.$AK$3]/[.$O24]" office:value-type="float" office:value="0.806249524019035" calcext:value-type="float">
            <text:p>0.81</text:p>
          </table:table-cell>
          <table:table-cell/>
          <table:table-cell table:style-name="ce4" table:formula="of:=[.$AP$3]/[.$L24]" office:value-type="float" office:value="25.9942307581138" calcext:value-type="float">
            <text:p>25.99</text:p>
          </table:table-cell>
          <table:table-cell table:style-name="ce4" table:formula="of:=[.$AP$3]/[.$M24]" office:value-type="float" office:value="17.0254610813377" calcext:value-type="float">
            <text:p>17.03</text:p>
          </table:table-cell>
          <table:table-cell table:style-name="ce4" table:formula="of:=[.$AP$3]/[.$N24]" office:value-type="float" office:value="13.1735468095418" calcext:value-type="float">
            <text:p>13.17</text:p>
          </table:table-cell>
          <table:table-cell table:style-name="ce4" table:formula="of:=[.$AP$3]/[.$O24]" office:value-type="float" office:value="10.0046523880026" calcext:value-type="float">
            <text:p>10.00</text:p>
          </table:table-cell>
          <table:table-cell/>
          <table:table-cell table:style-name="ce4" table:formula="of:=[.$AU$3]/[.$L24]" office:value-type="float" office:value="19.337828229205" calcext:value-type="float">
            <text:p>19.34</text:p>
          </table:table-cell>
          <table:table-cell table:style-name="ce4" table:formula="of:=[.$AU$3]/[.$M24]" office:value-type="float" office:value="12.6657120565553" calcext:value-type="float">
            <text:p>12.67</text:p>
          </table:table-cell>
          <table:table-cell table:style-name="ce4" table:formula="of:=[.$AU$3]/[.$N24]" office:value-type="float" office:value="9.80016634240252" calcext:value-type="float">
            <text:p>9.80</text:p>
          </table:table-cell>
          <table:table-cell table:style-name="ce4" table:formula="of:=[.$AU$3]/[.$O24]" office:value-type="float" office:value="7.44273801261497" calcext:value-type="float">
            <text:p>7.44</text:p>
          </table:table-cell>
          <table:table-cell/>
          <table:table-cell table:style-name="ce4" table:formula="of:=[.$AZ$3]/[.$L24]" office:value-type="float" office:value="3.04187806743885" calcext:value-type="float">
            <text:p>3.04</text:p>
          </table:table-cell>
          <table:table-cell table:style-name="ce4" table:formula="of:=[.$AZ$3]/[.$M24]" office:value-type="float" office:value="1.9923411903693" calcext:value-type="float">
            <text:p>1.99</text:p>
          </table:table-cell>
          <table:table-cell table:style-name="ce4" table:formula="of:=[.$AZ$3]/[.$N24]" office:value-type="float" office:value="1.54158526494638" calcext:value-type="float">
            <text:p>1.54</text:p>
          </table:table-cell>
          <table:table-cell table:style-name="ce4" table:formula="of:=[.$AZ$3]/[.$O24]" office:value-type="float" office:value="1.17075719434073" calcext:value-type="float">
            <text:p>1.17</text:p>
          </table:table-cell>
          <table:table-cell/>
          <table:table-cell table:style-name="ce4" table:formula="of:=[.$BE$3]/[.$L24]" office:value-type="float" office:value="37.7530594902487" calcext:value-type="float">
            <text:p>37.75</text:p>
          </table:table-cell>
          <table:table-cell table:style-name="ce4" table:formula="of:=[.$BE$3]/[.$M24]" office:value-type="float" office:value="24.7271500754845" calcext:value-type="float">
            <text:p>24.73</text:p>
          </table:table-cell>
          <table:table-cell table:style-name="ce4" table:formula="of:=[.$BE$3]/[.$N24]" office:value-type="float" office:value="19.1327722303523" calcext:value-type="float">
            <text:p>19.13</text:p>
          </table:table-cell>
          <table:table-cell table:style-name="ce4" table:formula="of:=[.$BE$3]/[.$O24]" office:value-type="float" office:value="14.5303871577589" calcext:value-type="float">
            <text:p>14.53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4"/>
          <table:table-cell table:style-name="ce4" table:formula="of:=[.C25]*[.$H$1]" office:value-type="float" office:value="6.93210137795277" calcext:value-type="float">
            <text:p>6.93</text:p>
          </table:table-cell>
          <table:table-cell table:style-name="ce4" table:formula="of:=[.D25]*[.$H$1]" office:value-type="float" office:value="9.41306397637797" calcext:value-type="float">
            <text:p>9.41</text:p>
          </table:table-cell>
          <table:table-cell table:style-name="ce4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4"/>
          <table:table-cell table:style-name="ce4" table:formula="of:=[.$Q$3]/[.M25]" office:value-type="float" office:value="8.75636357440669" calcext:value-type="float">
            <text:p>8.76</text:p>
          </table:table-cell>
          <table:table-cell table:style-name="ce4" table:formula="of:=[.$Q$3]/[.N25]" office:value-type="float" office:value="6.44848480285764" calcext:value-type="float">
            <text:p>6.45</text:p>
          </table:table-cell>
          <table:table-cell table:style-name="ce4" table:formula="of:=[.$Q$3]/[.O25]" office:value-type="float" office:value="5.69763383266188" calcext:value-type="float">
            <text:p>5.70</text:p>
          </table:table-cell>
          <table:table-cell table:number-columns-repeated="2"/>
          <table:table-cell table:style-name="ce4" table:formula="of:=[.$V$3]/[.M25]" office:value-type="float" office:value="1.37620607083756" calcext:value-type="float">
            <text:p>1.38</text:p>
          </table:table-cell>
          <table:table-cell table:style-name="ce4" table:formula="of:=[.$V$3]/[.N25]" office:value-type="float" office:value="1.01348509092688" calcext:value-type="float">
            <text:p>1.01</text:p>
          </table:table-cell>
          <table:table-cell table:style-name="ce4" table:formula="of:=[.$V$3]/[.O25]" office:value-type="float" office:value="0.895476552942247" calcext:value-type="float">
            <text:p>0.90</text:p>
          </table:table-cell>
          <table:table-cell/>
          <table:table-cell table:style-name="ce4"/>
          <table:table-cell table:style-name="ce4" table:formula="of:=[.$AA$3]/[.M25]" office:value-type="float" office:value="17.094383584303" calcext:value-type="float">
            <text:p>17.09</text:p>
          </table:table-cell>
          <table:table-cell table:style-name="ce4" table:formula="of:=[.$AA$3]/[.N25]" office:value-type="float" office:value="12.588887135727" calcext:value-type="float">
            <text:p>12.59</text:p>
          </table:table-cell>
          <table:table-cell table:style-name="ce4" table:formula="of:=[.$AA$3]/[.O25]" office:value-type="float" office:value="11.123057811704" calcext:value-type="float">
            <text:p>11.12</text:p>
          </table:table-cell>
          <table:table-cell/>
          <table:table-cell table:style-name="ce4"/>
          <table:table-cell table:style-name="ce4" table:formula="of:=[.$AF$3]/[.$M25]" office:value-type="float" office:value="15.6979816172477" calcext:value-type="float">
            <text:p>15.70</text:p>
          </table:table-cell>
          <table:table-cell table:style-name="ce4" table:formula="of:=[.$AF$3]/[.$N25]" office:value-type="float" office:value="11.5605290979731" calcext:value-type="float">
            <text:p>11.56</text:p>
          </table:table-cell>
          <table:table-cell table:style-name="ce4" table:formula="of:=[.$AF$3]/[.$O25]" office:value-type="float" office:value="10.2144400934146" calcext:value-type="float">
            <text:p>10.21</text:p>
          </table:table-cell>
          <table:table-cell/>
          <table:table-cell table:style-name="ce4"/>
          <table:table-cell table:style-name="ce4" table:formula="of:=[.$AK$3]/[.$M25]" office:value-type="float" office:value="2.46966959462673" calcext:value-type="float">
            <text:p>2.47</text:p>
          </table:table-cell>
          <table:table-cell table:style-name="ce4" table:formula="of:=[.$AK$3]/[.$N25]" office:value-type="float" office:value="1.8187489262755" calcext:value-type="float">
            <text:p>1.82</text:p>
          </table:table-cell>
          <table:table-cell table:style-name="ce4" table:formula="of:=[.$AK$3]/[.$O25]" office:value-type="float" office:value="1.60697679102424" calcext:value-type="float">
            <text:p>1.61</text:p>
          </table:table-cell>
          <table:table-cell/>
          <table:table-cell table:style-name="ce4"/>
          <table:table-cell table:style-name="ce4" table:formula="of:=[.$AP$3]/[.$M25]" office:value-type="float" office:value="30.6458299464078" calcext:value-type="float">
            <text:p>30.65</text:p>
          </table:table-cell>
          <table:table-cell table:style-name="ce4" table:formula="of:=[.$AP$3]/[.$N25]" office:value-type="float" office:value="22.5686344566569" calcext:value-type="float">
            <text:p>22.57</text:p>
          </table:table-cell>
          <table:table-cell table:style-name="ce4" table:formula="of:=[.$AP$3]/[.$O25]" office:value-type="float" office:value="19.9407797596489" calcext:value-type="float">
            <text:p>19.94</text:p>
          </table:table-cell>
          <table:table-cell/>
          <table:table-cell table:style-name="ce4"/>
          <table:table-cell table:style-name="ce4" table:formula="of:=[.$AU$3]/[.$M25]" office:value-type="float" office:value="22.7982817017995" calcext:value-type="float">
            <text:p>22.80</text:p>
          </table:table-cell>
          <table:table-cell table:style-name="ce4" table:formula="of:=[.$AU$3]/[.$N25]" office:value-type="float" office:value="16.7894322610152" calcext:value-type="float">
            <text:p>16.79</text:p>
          </table:table-cell>
          <table:table-cell table:style-name="ce4" table:formula="of:=[.$AU$3]/[.$O25]" office:value-type="float" office:value="14.8344983676093" calcext:value-type="float">
            <text:p>14.83</text:p>
          </table:table-cell>
          <table:table-cell/>
          <table:table-cell table:style-name="ce4"/>
          <table:table-cell table:style-name="ce4" table:formula="of:=[.$AZ$3]/[.$M25]" office:value-type="float" office:value="3.58621414266475" calcext:value-type="float">
            <text:p>3.59</text:p>
          </table:table-cell>
          <table:table-cell table:style-name="ce4" table:formula="of:=[.$AZ$3]/[.$N25]" office:value-type="float" office:value="2.64101041514071" calcext:value-type="float">
            <text:p>2.64</text:p>
          </table:table-cell>
          <table:table-cell table:style-name="ce4" table:formula="of:=[.$AZ$3]/[.$O25]" office:value-type="float" office:value="2.33349550378871" calcext:value-type="float">
            <text:p>2.33</text:p>
          </table:table-cell>
          <table:table-cell/>
          <table:table-cell table:style-name="ce4"/>
          <table:table-cell table:style-name="ce4" table:formula="of:=[.$BE$3]/[.$M25]" office:value-type="float" office:value="44.5088701358721" calcext:value-type="float">
            <text:p>44.51</text:p>
          </table:table-cell>
          <table:table-cell table:style-name="ce4" table:formula="of:=[.$BE$3]/[.$N25]" office:value-type="float" office:value="32.7778501000609" calcext:value-type="float">
            <text:p>32.78</text:p>
          </table:table-cell>
          <table:table-cell table:style-name="ce4" table:formula="of:=[.$BE$3]/[.$O25]" office:value-type="float" office:value="28.9612511158072" calcext:value-type="float">
            <text:p>28.96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4"/>
          <table:table-cell table:style-name="ce4" table:formula="of:=[.C26]*[.$H$1]" office:value-type="float" office:value="6.93210137795277" calcext:value-type="float">
            <text:p>6.93</text:p>
          </table:table-cell>
          <table:table-cell table:style-name="ce4" table:formula="of:=[.D26]*[.$H$1]" office:value-type="float" office:value="9.41306397637797" calcext:value-type="float">
            <text:p>9.41</text:p>
          </table:table-cell>
          <table:table-cell table:style-name="ce4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4"/>
          <table:table-cell table:style-name="ce4" table:formula="of:=[.$Q$3]/[.M26]" office:value-type="float" office:value="8.75636357440669" calcext:value-type="float">
            <text:p>8.76</text:p>
          </table:table-cell>
          <table:table-cell table:style-name="ce4" table:formula="of:=[.$Q$3]/[.N26]" office:value-type="float" office:value="6.44848480285764" calcext:value-type="float">
            <text:p>6.45</text:p>
          </table:table-cell>
          <table:table-cell table:style-name="ce4" table:formula="of:=[.$Q$3]/[.O26]" office:value-type="float" office:value="5.69763383266188" calcext:value-type="float">
            <text:p>5.70</text:p>
          </table:table-cell>
          <table:table-cell table:number-columns-repeated="2"/>
          <table:table-cell table:style-name="ce4" table:formula="of:=[.$V$3]/[.M26]" office:value-type="float" office:value="1.37620607083756" calcext:value-type="float">
            <text:p>1.38</text:p>
          </table:table-cell>
          <table:table-cell table:style-name="ce4" table:formula="of:=[.$V$3]/[.N26]" office:value-type="float" office:value="1.01348509092688" calcext:value-type="float">
            <text:p>1.01</text:p>
          </table:table-cell>
          <table:table-cell table:style-name="ce4" table:formula="of:=[.$V$3]/[.O26]" office:value-type="float" office:value="0.895476552942247" calcext:value-type="float">
            <text:p>0.90</text:p>
          </table:table-cell>
          <table:table-cell/>
          <table:table-cell table:style-name="ce4"/>
          <table:table-cell table:style-name="ce4" table:formula="of:=[.$AA$3]/[.M26]" office:value-type="float" office:value="17.094383584303" calcext:value-type="float">
            <text:p>17.09</text:p>
          </table:table-cell>
          <table:table-cell table:style-name="ce4" table:formula="of:=[.$AA$3]/[.N26]" office:value-type="float" office:value="12.588887135727" calcext:value-type="float">
            <text:p>12.59</text:p>
          </table:table-cell>
          <table:table-cell table:style-name="ce4" table:formula="of:=[.$AA$3]/[.O26]" office:value-type="float" office:value="11.123057811704" calcext:value-type="float">
            <text:p>11.12</text:p>
          </table:table-cell>
          <table:table-cell/>
          <table:table-cell table:style-name="ce4"/>
          <table:table-cell table:style-name="ce4" table:formula="of:=[.$AF$3]/[.$M26]" office:value-type="float" office:value="15.6979816172477" calcext:value-type="float">
            <text:p>15.70</text:p>
          </table:table-cell>
          <table:table-cell table:style-name="ce4" table:formula="of:=[.$AF$3]/[.$N26]" office:value-type="float" office:value="11.5605290979731" calcext:value-type="float">
            <text:p>11.56</text:p>
          </table:table-cell>
          <table:table-cell table:style-name="ce4" table:formula="of:=[.$AF$3]/[.$O26]" office:value-type="float" office:value="10.2144400934146" calcext:value-type="float">
            <text:p>10.21</text:p>
          </table:table-cell>
          <table:table-cell/>
          <table:table-cell table:style-name="ce4"/>
          <table:table-cell table:style-name="ce4" table:formula="of:=[.$AK$3]/[.$M26]" office:value-type="float" office:value="2.46966959462673" calcext:value-type="float">
            <text:p>2.47</text:p>
          </table:table-cell>
          <table:table-cell table:style-name="ce4" table:formula="of:=[.$AK$3]/[.$N26]" office:value-type="float" office:value="1.8187489262755" calcext:value-type="float">
            <text:p>1.82</text:p>
          </table:table-cell>
          <table:table-cell table:style-name="ce4" table:formula="of:=[.$AK$3]/[.$O26]" office:value-type="float" office:value="1.60697679102424" calcext:value-type="float">
            <text:p>1.61</text:p>
          </table:table-cell>
          <table:table-cell/>
          <table:table-cell table:style-name="ce4"/>
          <table:table-cell table:style-name="ce4" table:formula="of:=[.$AP$3]/[.$M26]" office:value-type="float" office:value="30.6458299464078" calcext:value-type="float">
            <text:p>30.65</text:p>
          </table:table-cell>
          <table:table-cell table:style-name="ce4" table:formula="of:=[.$AP$3]/[.$N26]" office:value-type="float" office:value="22.5686344566569" calcext:value-type="float">
            <text:p>22.57</text:p>
          </table:table-cell>
          <table:table-cell table:style-name="ce4" table:formula="of:=[.$AP$3]/[.$O26]" office:value-type="float" office:value="19.9407797596489" calcext:value-type="float">
            <text:p>19.94</text:p>
          </table:table-cell>
          <table:table-cell/>
          <table:table-cell table:style-name="ce4"/>
          <table:table-cell table:style-name="ce4" table:formula="of:=[.$AU$3]/[.$M26]" office:value-type="float" office:value="22.7982817017995" calcext:value-type="float">
            <text:p>22.80</text:p>
          </table:table-cell>
          <table:table-cell table:style-name="ce4" table:formula="of:=[.$AU$3]/[.$N26]" office:value-type="float" office:value="16.7894322610152" calcext:value-type="float">
            <text:p>16.79</text:p>
          </table:table-cell>
          <table:table-cell table:style-name="ce4" table:formula="of:=[.$AU$3]/[.$O26]" office:value-type="float" office:value="14.8344983676093" calcext:value-type="float">
            <text:p>14.83</text:p>
          </table:table-cell>
          <table:table-cell/>
          <table:table-cell table:style-name="ce4"/>
          <table:table-cell table:style-name="ce4" table:formula="of:=[.$AZ$3]/[.$M26]" office:value-type="float" office:value="3.58621414266475" calcext:value-type="float">
            <text:p>3.59</text:p>
          </table:table-cell>
          <table:table-cell table:style-name="ce4" table:formula="of:=[.$AZ$3]/[.$N26]" office:value-type="float" office:value="2.64101041514071" calcext:value-type="float">
            <text:p>2.64</text:p>
          </table:table-cell>
          <table:table-cell table:style-name="ce4" table:formula="of:=[.$AZ$3]/[.$O26]" office:value-type="float" office:value="2.33349550378871" calcext:value-type="float">
            <text:p>2.33</text:p>
          </table:table-cell>
          <table:table-cell/>
          <table:table-cell table:style-name="ce4"/>
          <table:table-cell table:style-name="ce4" table:formula="of:=[.$BE$3]/[.$M26]" office:value-type="float" office:value="44.5088701358721" calcext:value-type="float">
            <text:p>44.51</text:p>
          </table:table-cell>
          <table:table-cell table:style-name="ce4" table:formula="of:=[.$BE$3]/[.$N26]" office:value-type="float" office:value="32.7778501000609" calcext:value-type="float">
            <text:p>32.78</text:p>
          </table:table-cell>
          <table:table-cell table:style-name="ce4" table:formula="of:=[.$BE$3]/[.$O26]" office:value-type="float" office:value="28.9612511158072" calcext:value-type="float">
            <text:p>28.96</text:p>
          </table:table-cell>
          <table:table-cell table:number-columns-repeated="964"/>
        </table:table-row>
        <table:table-row table:style-name="ro1">
          <table:table-cell table:number-columns-repeated="11"/>
          <table:table-cell table:style-name="ce9" table:formula="of:=MAX([.L6:.L26])" office:value-type="float" office:value="6.93210137795277" calcext:value-type="float">
            <text:p>6.93</text:p>
          </table:table-cell>
          <table:table-cell table:style-name="ce9" table:formula="of:=MAX([.M6:.M26])" office:value-type="float" office:value="10.4346368110236" calcext:value-type="float">
            <text:p>10.43</text:p>
          </table:table-cell>
          <table:table-cell table:style-name="ce9" table:formula="of:=MAX([.N6:.N26])" office:value-type="float" office:value="13.5723248031496" calcext:value-type="float">
            <text:p>13.57</text:p>
          </table:table-cell>
          <table:table-cell table:style-name="ce9" table:formula="of:=MAX([.O6:.O26])" office:value-type="float" office:value="17.7680703740158" calcext:value-type="float">
            <text:p>17.77</text:p>
          </table:table-cell>
          <table:table-cell/>
          <table:table-cell table:style-name="ce9" table:formula="of:=MIN([.Q6:.Q26])" office:value-type="float" office:value="4.37818178720334" calcext:value-type="float">
            <text:p>4.38</text:p>
          </table:table-cell>
          <table:table-cell table:style-name="ce9" table:formula="of:=MIN([.R6:.R26])" office:value-type="float" office:value="2.90858230618404" calcext:value-type="float">
            <text:p>2.91</text:p>
          </table:table-cell>
          <table:table-cell table:style-name="ce9" table:formula="of:=MIN([.S6:.S26])" office:value-type="float" office:value="2.23616811711999" calcext:value-type="float">
            <text:p>2.24</text:p>
          </table:table-cell>
          <table:table-cell table:style-name="ce9" table:formula="of:=MIN([.T6:.T26])" office:value-type="float" office:value="1.70812020445305" calcext:value-type="float">
            <text:p>1.71</text:p>
          </table:table-cell>
          <table:table-cell/>
          <table:table-cell table:style-name="ce9" table:formula="of:=MIN([.V6:.V26])" office:value-type="float" office:value="0.688103035418779" calcext:value-type="float">
            <text:p>0.69</text:p>
          </table:table-cell>
          <table:table-cell table:style-name="ce9" table:formula="of:=MIN([.W6:.W26])" office:value-type="float" office:value="0.457131387166322" calcext:value-type="float">
            <text:p>0.46</text:p>
          </table:table-cell>
          <table:table-cell table:style-name="ce9" table:formula="of:=MIN([.X6:.X26])" office:value-type="float" office:value="0.351450475079484" calcext:value-type="float">
            <text:p>0.35</text:p>
          </table:table-cell>
          <table:table-cell table:style-name="ce9" table:formula="of:=MIN([.Y6:.Y26])" office:value-type="float" office:value="0.268459089793774" calcext:value-type="float">
            <text:p>0.27</text:p>
          </table:table-cell>
          <table:table-cell/>
          <table:table-cell table:style-name="ce9" table:formula="of:=MIN([.AA6:.AA26])" office:value-type="float" office:value="8.5471917921515" calcext:value-type="float">
            <text:p>8.55</text:p>
          </table:table-cell>
          <table:table-cell table:style-name="ce9" table:formula="of:=MIN([.AB6:.AB26])" office:value-type="float" office:value="5.6782043374433" calcext:value-type="float">
            <text:p>5.68</text:p>
          </table:table-cell>
          <table:table-cell table:style-name="ce9" table:formula="of:=MIN([.AC6:.AC26])" office:value-type="float" office:value="4.3655011841634" calcext:value-type="float">
            <text:p>4.37</text:p>
          </table:table-cell>
          <table:table-cell table:style-name="ce9" table:formula="of:=MIN([.AD6:.AD26])" office:value-type="float" office:value="3.33463334806732" calcext:value-type="float">
            <text:p>3.33</text:p>
          </table:table-cell>
          <table:table-cell/>
          <table:table-cell table:style-name="ce9" table:formula="of:=MIN([.AF6:.AF26])" office:value-type="float" office:value="7.84899080862385" calcext:value-type="float">
            <text:p>7.85</text:p>
          </table:table-cell>
          <table:table-cell table:style-name="ce9" table:formula="of:=MIN([.AG6:.AG26])" office:value-type="float" office:value="5.21436452321165" calcext:value-type="float">
            <text:p>5.21</text:p>
          </table:table-cell>
          <table:table-cell table:style-name="ce9" table:formula="of:=MIN([.AH6:.AH26])" office:value-type="float" office:value="4.00889315494229" calcext:value-type="float">
            <text:p>4.01</text:p>
          </table:table-cell>
          <table:table-cell table:style-name="ce9" table:formula="of:=MIN([.AI6:.AI26])" office:value-type="float" office:value="3.06223460706064" calcext:value-type="float">
            <text:p>3.06</text:p>
          </table:table-cell>
          <table:table-cell/>
          <table:table-cell table:style-name="ce9" table:formula="of:=MIN([.AK6:.AK26])" office:value-type="float" office:value="1.23483479731336" calcext:value-type="float">
            <text:p>1.23</text:p>
          </table:table-cell>
          <table:table-cell table:style-name="ce9" table:formula="of:=MIN([.AL6:.AL26])" office:value-type="float" office:value="0.820344795417969" calcext:value-type="float">
            <text:p>0.82</text:p>
          </table:table-cell>
          <table:table-cell table:style-name="ce9" table:formula="of:=MIN([.AM6:.AM26])" office:value-type="float" office:value="0.630695192176181" calcext:value-type="float">
            <text:p>0.63</text:p>
          </table:table-cell>
          <table:table-cell table:style-name="ce9" table:formula="of:=MIN([.AN6:.AN26])" office:value-type="float" office:value="0.481763062606857" calcext:value-type="float">
            <text:p>0.48</text:p>
          </table:table-cell>
          <table:table-cell/>
          <table:table-cell table:style-name="ce9" table:formula="of:=MIN([.AP6:.AP26])" office:value-type="float" office:value="15.3229149732039" calcext:value-type="float">
            <text:p>15.32</text:p>
          </table:table-cell>
          <table:table-cell table:style-name="ce9" table:formula="of:=MIN([.AQ6:.AQ26])" office:value-type="float" office:value="10.1795588982823" calcext:value-type="float">
            <text:p>10.18</text:p>
          </table:table-cell>
          <table:table-cell table:style-name="ce9" table:formula="of:=MIN([.AR6:.AR26])" office:value-type="float" office:value="7.82622001319555" calcext:value-type="float">
            <text:p>7.83</text:p>
          </table:table-cell>
          <table:table-cell table:style-name="ce9" table:formula="of:=MIN([.AS6:.AS26])" office:value-type="float" office:value="5.97813931192761" calcext:value-type="float">
            <text:p>5.98</text:p>
          </table:table-cell>
          <table:table-cell/>
          <table:table-cell table:style-name="ce9" table:formula="of:=MIN([.AU6:.AU26])" office:value-type="float" office:value="11.3991408508998" calcext:value-type="float">
            <text:p>11.40</text:p>
          </table:table-cell>
          <table:table-cell table:style-name="ce9" table:formula="of:=MIN([.AV6:.AV26])" office:value-type="float" office:value="7.57285581003831" calcext:value-type="float">
            <text:p>7.57</text:p>
          </table:table-cell>
          <table:table-cell table:style-name="ce9" table:formula="of:=MIN([.AW6:.AW26])" office:value-type="float" office:value="5.82214183244881" calcext:value-type="float">
            <text:p>5.82</text:p>
          </table:table-cell>
          <table:table-cell table:style-name="ce9" table:formula="of:=MIN([.AX6:.AX26])" office:value-type="float" office:value="4.44730341205535" calcext:value-type="float">
            <text:p>4.45</text:p>
          </table:table-cell>
          <table:table-cell/>
          <table:table-cell table:style-name="ce9" table:formula="of:=MIN([.AZ6:.AZ26])" office:value-type="float" office:value="1.79310707133237" calcext:value-type="float">
            <text:p>1.79</text:p>
          </table:table-cell>
          <table:table-cell table:style-name="ce9" table:formula="of:=MIN([.BA6:.BA26])" office:value-type="float" office:value="1.19122497745857" calcext:value-type="float">
            <text:p>1.19</text:p>
          </table:table-cell>
          <table:table-cell table:style-name="ce9" table:formula="of:=MIN([.BB6:.BB26])" office:value-type="float" office:value="0.915834256863309" calcext:value-type="float">
            <text:p>0.92</text:p>
          </table:table-cell>
          <table:table-cell table:style-name="ce9" table:formula="of:=MIN([.BC6:.BC26])" office:value-type="float" office:value="0.699569493948975" calcext:value-type="float">
            <text:p>0.70</text:p>
          </table:table-cell>
          <table:table-cell/>
          <table:table-cell table:style-name="ce9" table:formula="of:=MIN([.BE6:.BE26])" office:value-type="float" office:value="22.2544350679361" calcext:value-type="float">
            <text:p>22.25</text:p>
          </table:table-cell>
          <table:table-cell table:style-name="ce9" table:formula="of:=MIN([.BF6:.BF26])" office:value-type="float" office:value="14.7844149052722" calcext:value-type="float">
            <text:p>14.78</text:p>
          </table:table-cell>
          <table:table-cell table:style-name="ce9" table:formula="of:=MIN([.BG6:.BG26])" office:value-type="float" office:value="11.3665125346985" calcext:value-type="float">
            <text:p>11.37</text:p>
          </table:table-cell>
          <table:table-cell table:style-name="ce9" table:formula="of:=MIN([.BH6:.BH26])" office:value-type="float" office:value="8.68242846592988" calcext:value-type="float">
            <text:p>8.68</text:p>
          </table:table-cell>
          <table:table-cell table:number-columns-repeated="964"/>
        </table:table-row>
        <table:table-row table:style-name="ro1">
          <table:table-cell table:style-name="ce1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number-columns-repeated="4" table:style-name="ce2" office:value-type="string" calcext:value-type="string">
            <text:p>plf</text:p>
          </table:table-cell>
          <table:table-cell/>
          <table:table-cell table:number-columns-repeated="4" table:style-name="ce2" office:value-type="string" calcext:value-type="string">
            <text:p>kN/m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560" calcext:value-type="float">
            <text:p>560.00</text:p>
          </table:table-cell>
          <table:table-cell table:style-name="ce4" office:value-type="float" office:value="840" calcext:value-type="float">
            <text:p>840.00</text:p>
          </table:table-cell>
          <table:table-cell table:style-name="ce4" office:value-type="float" office:value="1090" calcext:value-type="float">
            <text:p>1,090.00</text:p>
          </table:table-cell>
          <table:table-cell table:style-name="ce4" office:value-type="float" office:value="1430" calcext:value-type="float">
            <text:p>1,430.00</text:p>
          </table:table-cell>
          <table:table-cell table:style-name="ce4"/>
          <table:table-cell table:style-name="ce4" table:formula="of:=[.B31]*[.$H$1]" office:value-type="float" office:value="8.17258267716537" calcext:value-type="float">
            <text:p>8.17</text:p>
          </table:table-cell>
          <table:table-cell table:style-name="ce4" table:formula="of:=[.C31]*[.$H$1]" office:value-type="float" office:value="12.2588740157481" calcext:value-type="float">
            <text:p>12.26</text:p>
          </table:table-cell>
          <table:table-cell table:style-name="ce4" table:formula="of:=[.D31]*[.$H$1]" office:value-type="float" office:value="15.9073484251969" calcext:value-type="float">
            <text:p>15.91</text:p>
          </table:table-cell>
          <table:table-cell table:style-name="ce4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4" table:formula="of:=[.$Q$3]/[.$L31]" office:value-type="float" office:value="7.42727267471996" calcext:value-type="float">
            <text:p>7.43</text:p>
          </table:table-cell>
          <table:table-cell table:style-name="ce4" table:formula="of:=[.$Q$3]/[.$M31]" office:value-type="float" office:value="4.95151511647997" calcext:value-type="float">
            <text:p>4.95</text:p>
          </table:table-cell>
          <table:table-cell table:style-name="ce4" table:formula="of:=[.$Q$3]/[.$N31]" office:value-type="float" office:value="3.81584651178273" calcext:value-type="float">
            <text:p>3.82</text:p>
          </table:table-cell>
          <table:table-cell table:style-name="ce4" table:formula="of:=[.$Q$3]/[.$O31]" office:value-type="float" office:value="2.90858230618404" calcext:value-type="float">
            <text:p>2.91</text:p>
          </table:table-cell>
          <table:table-cell/>
          <table:table-cell table:style-name="ce4" table:formula="of:=[.$V$3]/[.$L31]" office:value-type="float" office:value="1.16731764937114" calcext:value-type="float">
            <text:p>1.17</text:p>
          </table:table-cell>
          <table:table-cell table:style-name="ce4" table:formula="of:=[.$V$3]/[.$M31]" office:value-type="float" office:value="0.778211766247429" calcext:value-type="float">
            <text:p>0.78</text:p>
          </table:table-cell>
          <table:table-cell table:style-name="ce4" table:formula="of:=[.$V$3]/[.$N31]" office:value-type="float" office:value="0.599722829034716" calcext:value-type="float">
            <text:p>0.60</text:p>
          </table:table-cell>
          <table:table-cell table:style-name="ce4" table:formula="of:=[.$V$3]/[.$O31]" office:value-type="float" office:value="0.457131387166322" calcext:value-type="float">
            <text:p>0.46</text:p>
          </table:table-cell>
          <table:table-cell/>
          <table:table-cell table:style-name="ce4" table:formula="of:=[.$AA$3]/[.$L31]" office:value-type="float" office:value="14.4997003616856" calcext:value-type="float">
            <text:p>14.50</text:p>
          </table:table-cell>
          <table:table-cell table:style-name="ce4" table:formula="of:=[.$AA$3]/[.$M31]" office:value-type="float" office:value="9.66646690779039" calcext:value-type="float">
            <text:p>9.67</text:p>
          </table:table-cell>
          <table:table-cell table:style-name="ce4" table:formula="of:=[.$AA$3]/[.$N31]" office:value-type="float" office:value="7.44938734178342" calcext:value-type="float">
            <text:p>7.45</text:p>
          </table:table-cell>
          <table:table-cell table:style-name="ce4" table:formula="of:=[.$AA$3]/[.$O31]" office:value-type="float" office:value="5.6782043374433" calcext:value-type="float">
            <text:p>5.68</text:p>
          </table:table-cell>
          <table:table-cell/>
          <table:table-cell table:style-name="ce4" table:formula="of:=[.$AF$3]/[.$L31]" office:value-type="float" office:value="13.3152522646297" calcext:value-type="float">
            <text:p>13.32</text:p>
          </table:table-cell>
          <table:table-cell table:style-name="ce4" table:formula="of:=[.$AF$3]/[.$M31]" office:value-type="float" office:value="8.8768348430865" calcext:value-type="float">
            <text:p>8.88</text:p>
          </table:table-cell>
          <table:table-cell table:style-name="ce4" table:formula="of:=[.$AF$3]/[.$N31]" office:value-type="float" office:value="6.8408635488006" calcext:value-type="float">
            <text:p>6.84</text:p>
          </table:table-cell>
          <table:table-cell table:style-name="ce4" table:formula="of:=[.$AF$3]/[.$O31]" office:value-type="float" office:value="5.21436452321165" calcext:value-type="float">
            <text:p>5.21</text:p>
          </table:table-cell>
          <table:table-cell/>
          <table:table-cell table:style-name="ce4" table:formula="of:=[.$AK$3]/[.$L31]" office:value-type="float" office:value="2.0948090311566" calcext:value-type="float">
            <text:p>2.09</text:p>
          </table:table-cell>
          <table:table-cell table:style-name="ce4" table:formula="of:=[.$AK$3]/[.$M31]" office:value-type="float" office:value="1.3965393541044" calcext:value-type="float">
            <text:p>1.40</text:p>
          </table:table-cell>
          <table:table-cell table:style-name="ce4" table:formula="of:=[.$AK$3]/[.$N31]" office:value-type="float" office:value="1.07623216279605" calcext:value-type="float">
            <text:p>1.08</text:p>
          </table:table-cell>
          <table:table-cell table:style-name="ce4" table:formula="of:=[.$AK$3]/[.$O31]" office:value-type="float" office:value="0.820344795417969" calcext:value-type="float">
            <text:p>0.82</text:p>
          </table:table-cell>
          <table:table-cell/>
          <table:table-cell table:style-name="ce4" table:formula="of:=[.$AP$3]/[.$L31]" office:value-type="float" office:value="25.9942307581138" calcext:value-type="float">
            <text:p>25.99</text:p>
          </table:table-cell>
          <table:table-cell table:style-name="ce4" table:formula="of:=[.$AP$3]/[.$M31]" office:value-type="float" office:value="17.3294871720759" calcext:value-type="float">
            <text:p>17.33</text:p>
          </table:table-cell>
          <table:table-cell table:style-name="ce4" table:formula="of:=[.$AP$3]/[.$N31]" office:value-type="float" office:value="13.3548341509575" calcext:value-type="float">
            <text:p>13.35</text:p>
          </table:table-cell>
          <table:table-cell table:style-name="ce4" table:formula="of:=[.$AP$3]/[.$O31]" office:value-type="float" office:value="10.1795588982823" calcext:value-type="float">
            <text:p>10.18</text:p>
          </table:table-cell>
          <table:table-cell/>
          <table:table-cell table:style-name="ce4" table:formula="of:=[.$AU$3]/[.$L31]" office:value-type="float" office:value="19.337828229205" calcext:value-type="float">
            <text:p>19.34</text:p>
          </table:table-cell>
          <table:table-cell table:style-name="ce4" table:formula="of:=[.$AU$3]/[.$M31]" office:value-type="float" office:value="12.8918854861367" calcext:value-type="float">
            <text:p>12.89</text:p>
          </table:table-cell>
          <table:table-cell table:style-name="ce4" table:formula="of:=[.$AU$3]/[.$N31]" office:value-type="float" office:value="9.93503101683925" calcext:value-type="float">
            <text:p>9.94</text:p>
          </table:table-cell>
          <table:table-cell table:style-name="ce4" table:formula="of:=[.$AU$3]/[.$O31]" office:value-type="float" office:value="7.57285581003831" calcext:value-type="float">
            <text:p>7.57</text:p>
          </table:table-cell>
          <table:table-cell/>
          <table:table-cell table:style-name="ce4" table:formula="of:=[.$AZ$3]/[.$L31]" office:value-type="float" office:value="3.04187806743885" calcext:value-type="float">
            <text:p>3.04</text:p>
          </table:table-cell>
          <table:table-cell table:style-name="ce4" table:formula="of:=[.$AZ$3]/[.$M31]" office:value-type="float" office:value="2.0279187116259" calcext:value-type="float">
            <text:p>2.03</text:p>
          </table:table-cell>
          <table:table-cell table:style-name="ce4" table:formula="of:=[.$AZ$3]/[.$N31]" office:value-type="float" office:value="1.5627997410695" calcext:value-type="float">
            <text:p>1.56</text:p>
          </table:table-cell>
          <table:table-cell table:style-name="ce4" table:formula="of:=[.$AZ$3]/[.$O31]" office:value-type="float" office:value="1.19122497745857" calcext:value-type="float">
            <text:p>1.19</text:p>
          </table:table-cell>
          <table:table-cell/>
          <table:table-cell table:style-name="ce4" table:formula="of:=[.$BE$3]/[.$L31]" office:value-type="float" office:value="37.7530594902487" calcext:value-type="float">
            <text:p>37.75</text:p>
          </table:table-cell>
          <table:table-cell table:style-name="ce4" table:formula="of:=[.$BE$3]/[.$M31]" office:value-type="float" office:value="25.1687063268325" calcext:value-type="float">
            <text:p>25.17</text:p>
          </table:table-cell>
          <table:table-cell table:style-name="ce4" table:formula="of:=[.$BE$3]/[.$N31]" office:value-type="float" office:value="19.3960672610452" calcext:value-type="float">
            <text:p>19.40</text:p>
          </table:table-cell>
          <table:table-cell table:style-name="ce4" table:formula="of:=[.$BE$3]/[.$O31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785" calcext:value-type="float">
            <text:p>785.00</text:p>
          </table:table-cell>
          <table:table-cell table:style-name="ce4" office:value-type="float" office:value="1205" calcext:value-type="float">
            <text:p>1,205.00</text:p>
          </table:table-cell>
          <table:table-cell table:style-name="ce4" office:value-type="float" office:value="1540" calcext:value-type="float">
            <text:p>1,540.00</text:p>
          </table:table-cell>
          <table:table-cell table:style-name="ce4" office:value-type="float" office:value="2045" calcext:value-type="float">
            <text:p>2,045.00</text:p>
          </table:table-cell>
          <table:table-cell table:style-name="ce4"/>
          <table:table-cell table:style-name="ce4" table:formula="of:=[.B32]*[.$H$1]" office:value-type="float" office:value="11.4562096456693" calcext:value-type="float">
            <text:p>11.46</text:p>
          </table:table-cell>
          <table:table-cell table:style-name="ce4" table:formula="of:=[.C32]*[.$H$1]" office:value-type="float" office:value="17.5856466535433" calcext:value-type="float">
            <text:p>17.59</text:p>
          </table:table-cell>
          <table:table-cell table:style-name="ce4" table:formula="of:=[.D32]*[.$H$1]" office:value-type="float" office:value="22.4746023622048" calcext:value-type="float">
            <text:p>22.47</text:p>
          </table:table-cell>
          <table:table-cell table:style-name="ce4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4" table:formula="of:=[.$Q$3]/[.L32]" office:value-type="float" office:value="5.29843655776201" calcext:value-type="float">
            <text:p>5.30</text:p>
          </table:table-cell>
          <table:table-cell table:style-name="ce4" table:formula="of:=[.$Q$3]/[.M32]" office:value-type="float" office:value="3.45167858742172" calcext:value-type="float">
            <text:p>3.45</text:p>
          </table:table-cell>
          <table:table-cell table:style-name="ce4" table:formula="of:=[.$Q$3]/[.N32]" office:value-type="float" office:value="2.70082642717089" calcext:value-type="float">
            <text:p>2.70</text:p>
          </table:table-cell>
          <table:table-cell table:style-name="ce4" table:formula="of:=[.$Q$3]/[.O32]" office:value-type="float" office:value="2.03387417987441" calcext:value-type="float">
            <text:p>2.03</text:p>
          </table:table-cell>
          <table:table-cell/>
          <table:table-cell table:style-name="ce4" table:formula="of:=[.$V$3]/[.$L32]" office:value-type="float" office:value="0.832736157513172" calcext:value-type="float">
            <text:p>0.83</text:p>
          </table:table-cell>
          <table:table-cell table:style-name="ce4" table:formula="of:=[.$V$3]/[.$M32]" office:value-type="float" office:value="0.54248787024717" calcext:value-type="float">
            <text:p>0.54</text:p>
          </table:table-cell>
          <table:table-cell table:style-name="ce4" table:formula="of:=[.$V$3]/[.$N32]" office:value-type="float" office:value="0.42447914522587" calcext:value-type="float">
            <text:p>0.42</text:p>
          </table:table-cell>
          <table:table-cell table:style-name="ce4" table:formula="of:=[.$V$3]/[.$O32]" office:value-type="float" office:value="0.31965666682046" calcext:value-type="float">
            <text:p>0.32</text:p>
          </table:table-cell>
          <table:table-cell/>
          <table:table-cell table:style-name="ce4" table:formula="of:=[.$AA$3]/[.$L32]" office:value-type="float" office:value="10.3437352898649" calcext:value-type="float">
            <text:p>10.34</text:p>
          </table:table-cell>
          <table:table-cell table:style-name="ce4" table:formula="of:=[.$AA$3]/[.$M32]" office:value-type="float" office:value="6.73844996061737" calcext:value-type="float">
            <text:p>6.74</text:p>
          </table:table-cell>
          <table:table-cell table:style-name="ce4" table:formula="of:=[.$AA$3]/[.$N32]" office:value-type="float" office:value="5.27261831334021" calcext:value-type="float">
            <text:p>5.27</text:p>
          </table:table-cell>
          <table:table-cell table:style-name="ce4" table:formula="of:=[.$AA$3]/[.$O32]" office:value-type="float" office:value="3.97057809415351" calcext:value-type="float">
            <text:p>3.97</text:p>
          </table:table-cell>
          <table:table-cell/>
          <table:table-cell table:style-name="ce4" table:formula="of:=[.$AF$3]/[.$L32]" office:value-type="float" office:value="9.49877868559574" calcext:value-type="float">
            <text:p>9.50</text:p>
          </table:table-cell>
          <table:table-cell table:style-name="ce4" table:formula="of:=[.$AF$3]/[.$M32]" office:value-type="float" office:value="6.18800105244204" calcext:value-type="float">
            <text:p>6.19</text:p>
          </table:table-cell>
          <table:table-cell table:style-name="ce4" table:formula="of:=[.$AF$3]/[.$N32]" office:value-type="float" office:value="4.84190991441082" calcext:value-type="float">
            <text:p>4.84</text:p>
          </table:table-cell>
          <table:table-cell table:style-name="ce4" table:formula="of:=[.$AF$3]/[.$O32]" office:value-type="float" office:value="3.64623044899396" calcext:value-type="float">
            <text:p>3.65</text:p>
          </table:table-cell>
          <table:table-cell/>
          <table:table-cell table:style-name="ce4" table:formula="of:=[.$AK$3]/[.$L32]" office:value-type="float" office:value="1.49438606044293" calcext:value-type="float">
            <text:p>1.49</text:p>
          </table:table-cell>
          <table:table-cell table:style-name="ce4" table:formula="of:=[.$AK$3]/[.$M32]" office:value-type="float" office:value="0.973521209500163" calcext:value-type="float">
            <text:p>0.97</text:p>
          </table:table-cell>
          <table:table-cell table:style-name="ce4" table:formula="of:=[.$AK$3]/[.$N32]" office:value-type="float" office:value="0.7617487386024" calcext:value-type="float">
            <text:p>0.76</text:p>
          </table:table-cell>
          <table:table-cell table:style-name="ce4" table:formula="of:=[.$AK$3]/[.$O32]" office:value-type="float" office:value="0.573639636893739" calcext:value-type="float">
            <text:p>0.57</text:p>
          </table:table-cell>
          <table:table-cell/>
          <table:table-cell table:style-name="ce4" table:formula="of:=[.$AP$3]/[.$L32]" office:value-type="float" office:value="18.543655063113" calcext:value-type="float">
            <text:p>18.54</text:p>
          </table:table-cell>
          <table:table-cell table:style-name="ce4" table:formula="of:=[.$AP$3]/[.$M32]" office:value-type="float" office:value="12.0803064104097" calcext:value-type="float">
            <text:p>12.08</text:p>
          </table:table-cell>
          <table:table-cell table:style-name="ce4" table:formula="of:=[.$AP$3]/[.$N32]" office:value-type="float" office:value="9.45244754840502" calcext:value-type="float">
            <text:p>9.45</text:p>
          </table:table-cell>
          <table:table-cell table:style-name="ce4" table:formula="of:=[.$AP$3]/[.$O32]" office:value-type="float" office:value="7.11822455967908" calcext:value-type="float">
            <text:p>7.12</text:p>
          </table:table-cell>
          <table:table-cell/>
          <table:table-cell table:style-name="ce4" table:formula="of:=[.$AU$3]/[.$L32]" office:value-type="float" office:value="13.7951386093692" calcext:value-type="float">
            <text:p>13.80</text:p>
          </table:table-cell>
          <table:table-cell table:style-name="ce4" table:formula="of:=[.$AU$3]/[.$M32]" office:value-type="float" office:value="8.98687452975501" calcext:value-type="float">
            <text:p>8.99</text:p>
          </table:table-cell>
          <table:table-cell table:style-name="ce4" table:formula="of:=[.$AU$3]/[.$N32]" office:value-type="float" office:value="7.03193753789272" calcext:value-type="float">
            <text:p>7.03</text:p>
          </table:table-cell>
          <table:table-cell table:style-name="ce4" table:formula="of:=[.$AU$3]/[.$O32]" office:value-type="float" office:value="5.29544440506346" calcext:value-type="float">
            <text:p>5.30</text:p>
          </table:table-cell>
          <table:table-cell/>
          <table:table-cell table:style-name="ce4" table:formula="of:=[.$AZ$3]/[.$L32]" office:value-type="float" office:value="2.17000218823663" calcext:value-type="float">
            <text:p>2.17</text:p>
          </table:table-cell>
          <table:table-cell table:style-name="ce4" table:formula="of:=[.$AZ$3]/[.$M32]" office:value-type="float" office:value="1.4136528778139" calcext:value-type="float">
            <text:p>1.41</text:p>
          </table:table-cell>
          <table:table-cell table:style-name="ce4" table:formula="of:=[.$AZ$3]/[.$N32]" office:value-type="float" office:value="1.10613747906867" calcext:value-type="float">
            <text:p>1.11</text:p>
          </table:table-cell>
          <table:table-cell table:style-name="ce4" table:formula="of:=[.$AZ$3]/[.$O32]" office:value-type="float" office:value="0.832983725068829" calcext:value-type="float">
            <text:p>0.83</text:p>
          </table:table-cell>
          <table:table-cell/>
          <table:table-cell table:style-name="ce4" table:formula="of:=[.$BE$3]/[.$L32]" office:value-type="float" office:value="26.9321188720245" calcext:value-type="float">
            <text:p>26.93</text:p>
          </table:table-cell>
          <table:table-cell table:style-name="ce4" table:formula="of:=[.$BE$3]/[.$M32]" office:value-type="float" office:value="17.5449903025222" calcext:value-type="float">
            <text:p>17.54</text:p>
          </table:table-cell>
          <table:table-cell table:style-name="ce4" table:formula="of:=[.$BE$3]/[.$N32]" office:value-type="float" office:value="13.7283852691813" calcext:value-type="float">
            <text:p>13.73</text:p>
          </table:table-cell>
          <table:table-cell table:style-name="ce10" table:formula="of:=[.$BE$3]/[.$O32]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505" calcext:value-type="float">
            <text:p>505.00</text:p>
          </table:table-cell>
          <table:table-cell table:style-name="ce4" office:value-type="float" office:value="755" calcext:value-type="float">
            <text:p>755.00</text:p>
          </table:table-cell>
          <table:table-cell table:style-name="ce4" office:value-type="float" office:value="980" calcext:value-type="float">
            <text:p>980.00</text:p>
          </table:table-cell>
          <table:table-cell table:style-name="ce4" office:value-type="float" office:value="1260" calcext:value-type="float">
            <text:p>1,260.00</text:p>
          </table:table-cell>
          <table:table-cell table:style-name="ce4"/>
          <table:table-cell table:style-name="ce4" table:formula="of:=[.B33]*[.$H$1]" office:value-type="float" office:value="7.36991830708663" calcext:value-type="float">
            <text:p>7.37</text:p>
          </table:table-cell>
          <table:table-cell table:style-name="ce4" table:formula="of:=[.C33]*[.$H$1]" office:value-type="float" office:value="11.0183927165355" calcext:value-type="float">
            <text:p>11.02</text:p>
          </table:table-cell>
          <table:table-cell table:style-name="ce4" table:formula="of:=[.D33]*[.$H$1]" office:value-type="float" office:value="14.3020196850394" calcext:value-type="float">
            <text:p>14.30</text:p>
          </table:table-cell>
          <table:table-cell table:style-name="ce4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4" table:formula="of:=[.$Q$3]/[.L33]" office:value-type="float" office:value="8.2361835600855" calcext:value-type="float">
            <text:p>8.24</text:p>
          </table:table-cell>
          <table:table-cell table:style-name="ce4" table:formula="of:=[.$Q$3]/[.M33]" office:value-type="float" office:value="5.50897046071944" calcext:value-type="float">
            <text:p>5.51</text:p>
          </table:table-cell>
          <table:table-cell table:style-name="ce4" table:formula="of:=[.$Q$3]/[.N33]" office:value-type="float" office:value="4.24415581412569" calcext:value-type="float">
            <text:p>4.24</text:p>
          </table:table-cell>
          <table:table-cell table:style-name="ce4" table:formula="of:=[.$Q$3]/[.O33]" office:value-type="float" office:value="3.30101007765331" calcext:value-type="float">
            <text:p>3.30</text:p>
          </table:table-cell>
          <table:table-cell/>
          <table:table-cell table:style-name="ce4" table:formula="of:=[.$V$3]/[.$L33]" office:value-type="float" office:value="1.2944512547482" calcext:value-type="float">
            <text:p>1.29</text:p>
          </table:table-cell>
          <table:table-cell table:style-name="ce4" table:formula="of:=[.$V$3]/[.$M33]" office:value-type="float" office:value="0.865825011454093" calcext:value-type="float">
            <text:p>0.87</text:p>
          </table:table-cell>
          <table:table-cell table:style-name="ce4" table:formula="of:=[.$V$3]/[.$N33]" office:value-type="float" office:value="0.66703865678351" calcext:value-type="float">
            <text:p>0.67</text:p>
          </table:table-cell>
          <table:table-cell table:style-name="ce4" table:formula="of:=[.$V$3]/[.$O33]" office:value-type="float" office:value="0.518807844164952" calcext:value-type="float">
            <text:p>0.52</text:p>
          </table:table-cell>
          <table:table-cell/>
          <table:table-cell table:style-name="ce4" table:formula="of:=[.$AA$3]/[.$L33]" office:value-type="float" office:value="16.0788756486018" calcext:value-type="float">
            <text:p>16.08</text:p>
          </table:table-cell>
          <table:table-cell table:style-name="ce4" table:formula="of:=[.$AA$3]/[.$M33]" office:value-type="float" office:value="10.754744639131" calcext:value-type="float">
            <text:p>10.75</text:p>
          </table:table-cell>
          <table:table-cell table:style-name="ce4" table:formula="of:=[.$AA$3]/[.$N33]" office:value-type="float" office:value="8.28554306382033" calcext:value-type="float">
            <text:p>8.29</text:p>
          </table:table-cell>
          <table:table-cell table:style-name="ce4" table:formula="of:=[.$AA$3]/[.$O33]" office:value-type="float" office:value="6.44431127186026" calcext:value-type="float">
            <text:p>6.44</text:p>
          </table:table-cell>
          <table:table-cell/>
          <table:table-cell table:style-name="ce4" table:formula="of:=[.$AF$3]/[.$L33]" office:value-type="float" office:value="14.7654282538468" calcext:value-type="float">
            <text:p>14.77</text:p>
          </table:table-cell>
          <table:table-cell table:style-name="ce4" table:formula="of:=[.$AF$3]/[.$M33]" office:value-type="float" office:value="9.87621360025518" calcext:value-type="float">
            <text:p>9.88</text:p>
          </table:table-cell>
          <table:table-cell table:style-name="ce4" table:formula="of:=[.$AF$3]/[.$N33]" office:value-type="float" office:value="7.60871557978843" calcext:value-type="float">
            <text:p>7.61</text:p>
          </table:table-cell>
          <table:table-cell table:style-name="ce4" table:formula="of:=[.$AF$3]/[.$O33]" office:value-type="float" office:value="5.917889895391" calcext:value-type="float">
            <text:p>5.92</text:p>
          </table:table-cell>
          <table:table-cell/>
          <table:table-cell table:style-name="ce4" table:formula="of:=[.$AK$3]/[.$L33]" office:value-type="float" office:value="2.32295654940138" calcext:value-type="float">
            <text:p>2.32</text:p>
          </table:table-cell>
          <table:table-cell table:style-name="ce4" table:formula="of:=[.$AK$3]/[.$M33]" office:value-type="float" office:value="1.55376563900357" calcext:value-type="float">
            <text:p>1.55</text:p>
          </table:table-cell>
          <table:table-cell table:style-name="ce4" table:formula="of:=[.$AK$3]/[.$N33]" office:value-type="float" office:value="1.19703373208949" calcext:value-type="float">
            <text:p>1.20</text:p>
          </table:table-cell>
          <table:table-cell table:style-name="ce4" table:formula="of:=[.$AK$3]/[.$O33]" office:value-type="float" office:value="0.9310262360696" calcext:value-type="float">
            <text:p>0.93</text:p>
          </table:table-cell>
          <table:table-cell/>
          <table:table-cell table:style-name="ce4" table:formula="of:=[.$AP$3]/[.$L33]" office:value-type="float" office:value="28.8252855931559" calcext:value-type="float">
            <text:p>28.83</text:p>
          </table:table-cell>
          <table:table-cell table:style-name="ce4" table:formula="of:=[.$AP$3]/[.$M33]" office:value-type="float" office:value="19.2804890391308" calcext:value-type="float">
            <text:p>19.28</text:p>
          </table:table-cell>
          <table:table-cell table:style-name="ce4" table:formula="of:=[.$AP$3]/[.$N33]" office:value-type="float" office:value="14.8538461474936" calcext:value-type="float">
            <text:p>14.85</text:p>
          </table:table-cell>
          <table:table-cell table:style-name="ce4" table:formula="of:=[.$AP$3]/[.$O33]" office:value-type="float" office:value="11.5529914480506" calcext:value-type="float">
            <text:p>11.55</text:p>
          </table:table-cell>
          <table:table-cell/>
          <table:table-cell table:style-name="ce4" table:formula="of:=[.$AU$3]/[.$L33]" office:value-type="float" office:value="21.4439283333758" calcext:value-type="float">
            <text:p>21.44</text:p>
          </table:table-cell>
          <table:table-cell table:style-name="ce4" table:formula="of:=[.$AU$3]/[.$M33]" office:value-type="float" office:value="14.3432898123904" calcext:value-type="float">
            <text:p>14.34</text:p>
          </table:table-cell>
          <table:table-cell table:style-name="ce4" table:formula="of:=[.$AU$3]/[.$N33]" office:value-type="float" office:value="11.0501875595457" calcext:value-type="float">
            <text:p>11.05</text:p>
          </table:table-cell>
          <table:table-cell table:style-name="ce4" table:formula="of:=[.$AU$3]/[.$O33]" office:value-type="float" office:value="8.5945903240911" calcext:value-type="float">
            <text:p>8.59</text:p>
          </table:table-cell>
          <table:table-cell/>
          <table:table-cell table:style-name="ce4" table:formula="of:=[.$AZ$3]/[.$L33]" office:value-type="float" office:value="3.37317171834803" calcext:value-type="float">
            <text:p>3.37</text:p>
          </table:table-cell>
          <table:table-cell table:style-name="ce4" table:formula="of:=[.$AZ$3]/[.$M33]" office:value-type="float" office:value="2.25622744074934" calcext:value-type="float">
            <text:p>2.26</text:p>
          </table:table-cell>
          <table:table-cell table:style-name="ce4" table:formula="of:=[.$AZ$3]/[.$N33]" office:value-type="float" office:value="1.73821603853648" calcext:value-type="float">
            <text:p>1.74</text:p>
          </table:table-cell>
          <table:table-cell table:style-name="ce4" table:formula="of:=[.$AZ$3]/[.$O33]" office:value-type="float" office:value="1.3519458077506" calcext:value-type="float">
            <text:p>1.35</text:p>
          </table:table-cell>
          <table:table-cell/>
          <table:table-cell table:style-name="ce4" table:formula="of:=[.$BE$3]/[.$L33]" office:value-type="float" office:value="41.8647788406718" calcext:value-type="float">
            <text:p>41.86</text:p>
          </table:table-cell>
          <table:table-cell table:style-name="ce4" table:formula="of:=[.$BE$3]/[.$M33]" office:value-type="float" office:value="28.0022692907805" calcext:value-type="float">
            <text:p>28.00</text:p>
          </table:table-cell>
          <table:table-cell table:style-name="ce4" table:formula="of:=[.$BE$3]/[.$N33]" office:value-type="float" office:value="21.5731768515707" calcext:value-type="float">
            <text:p>21.57</text:p>
          </table:table-cell>
          <table:table-cell table:style-name="ce4" table:formula="of:=[.$BE$3]/[.$O33]" office:value-type="float" office:value="16.7791375512216" calcext:value-type="float">
            <text:p>16.78</text:p>
          </table:table-cell>
          <table:table-cell table:number-columns-repeated="964"/>
        </table:table-row>
        <table:table-row table:style-name="ro1">
          <table:table-cell table:style-name="ce32"/>
          <table:table-cell table:style-name="ce57" office:value-type="float" office:value="560" calcext:value-type="float">
            <text:p>560.00</text:p>
          </table:table-cell>
          <table:table-cell table:style-name="ce35" office:value-type="float" office:value="840" calcext:value-type="float">
            <text:p>840.00</text:p>
          </table:table-cell>
          <table:table-cell table:style-name="ce35" office:value-type="float" office:value="1090" calcext:value-type="float">
            <text:p>1,090.00</text:p>
          </table:table-cell>
          <table:table-cell table:style-name="ce35" office:value-type="float" office:value="1430" calcext:value-type="float">
            <text:p>1,430.00</text:p>
          </table:table-cell>
          <table:table-cell table:style-name="ce35"/>
          <table:table-cell table:style-name="ce35" table:formula="of:=[.B34]*[.$H$1]" office:value-type="float" office:value="8.17258267716537" calcext:value-type="float">
            <text:p>8.17</text:p>
          </table:table-cell>
          <table:table-cell table:style-name="ce35" table:formula="of:=[.C34]*[.$H$1]" office:value-type="float" office:value="12.2588740157481" calcext:value-type="float">
            <text:p>12.26</text:p>
          </table:table-cell>
          <table:table-cell table:style-name="ce35" table:formula="of:=[.D34]*[.$H$1]" office:value-type="float" office:value="15.9073484251969" calcext:value-type="float">
            <text:p>15.91</text:p>
          </table:table-cell>
          <table:table-cell table:style-name="ce35" table:formula="of:=[.E34]*[.$H$1]" office:value-type="float" office:value="20.8692736220473" calcext:value-type="float">
            <text:p>20.87</text:p>
          </table:table-cell>
          <table:table-cell table:style-name="ce21"/>
          <table:table-cell table:style-name="ce35" table:formula="of:=[.G34]/2" office:value-type="float" office:value="4.08629133858268" calcext:value-type="float">
            <text:p>4.09</text:p>
          </table:table-cell>
          <table:table-cell table:style-name="ce35" table:formula="of:=[.H34]/2" office:value-type="float" office:value="6.12943700787403" calcext:value-type="float">
            <text:p>6.13</text:p>
          </table:table-cell>
          <table:table-cell table:style-name="ce35" table:formula="of:=[.I34]/2" office:value-type="float" office:value="7.95367421259844" calcext:value-type="float">
            <text:p>7.95</text:p>
          </table:table-cell>
          <table:table-cell table:style-name="ce35" table:formula="of:=[.J34]/2" office:value-type="float" office:value="10.4346368110236" calcext:value-type="float">
            <text:p>10.43</text:p>
          </table:table-cell>
          <table:table-cell table:style-name="ce21"/>
          <table:table-cell table:style-name="ce35" table:formula="of:=[.$Q$3]/[.L34]" office:value-type="float" office:value="7.42727267471996" calcext:value-type="float">
            <text:p>7.43</text:p>
          </table:table-cell>
          <table:table-cell table:style-name="ce35" table:formula="of:=[.$Q$3]/[.M34]" office:value-type="float" office:value="4.95151511647997" calcext:value-type="float">
            <text:p>4.95</text:p>
          </table:table-cell>
          <table:table-cell table:style-name="ce35" table:formula="of:=[.$Q$3]/[.N34]" office:value-type="float" office:value="3.81584651178273" calcext:value-type="float">
            <text:p>3.82</text:p>
          </table:table-cell>
          <table:table-cell table:style-name="ce35" table:formula="of:=[.$Q$3]/[.O34]" office:value-type="float" office:value="2.90858230618404" calcext:value-type="float">
            <text:p>2.91</text:p>
          </table:table-cell>
          <table:table-cell table:style-name="ce21"/>
          <table:table-cell table:style-name="ce11" table:formula="of:=[.$V$3]/[.$L34]" office:value-type="float" office:value="1.16731764937114" calcext:value-type="float">
            <text:p>1.17</text:p>
          </table:table-cell>
          <table:table-cell table:style-name="ce35" table:formula="of:=[.$V$3]/[.$M34]" office:value-type="float" office:value="0.778211766247429" calcext:value-type="float">
            <text:p>0.78</text:p>
          </table:table-cell>
          <table:table-cell table:style-name="ce35" table:formula="of:=[.$V$3]/[.$N34]" office:value-type="float" office:value="0.599722829034716" calcext:value-type="float">
            <text:p>0.60</text:p>
          </table:table-cell>
          <table:table-cell table:style-name="ce35" table:formula="of:=[.$V$3]/[.$O34]" office:value-type="float" office:value="0.457131387166322" calcext:value-type="float">
            <text:p>0.46</text:p>
          </table:table-cell>
          <table:table-cell table:style-name="ce21"/>
          <table:table-cell table:style-name="ce35" table:formula="of:=[.$AA$3]/[.$L34]" office:value-type="float" office:value="14.4997003616856" calcext:value-type="float">
            <text:p>14.50</text:p>
          </table:table-cell>
          <table:table-cell table:style-name="ce35" table:formula="of:=[.$AA$3]/[.$M34]" office:value-type="float" office:value="9.66646690779039" calcext:value-type="float">
            <text:p>9.67</text:p>
          </table:table-cell>
          <table:table-cell table:style-name="ce35" table:formula="of:=[.$AA$3]/[.$N34]" office:value-type="float" office:value="7.44938734178342" calcext:value-type="float">
            <text:p>7.45</text:p>
          </table:table-cell>
          <table:table-cell table:style-name="ce35" table:formula="of:=[.$AA$3]/[.$O34]" office:value-type="float" office:value="5.6782043374433" calcext:value-type="float">
            <text:p>5.68</text:p>
          </table:table-cell>
          <table:table-cell table:style-name="ce21"/>
          <table:table-cell table:style-name="ce35" table:formula="of:=[.$AF$3]/[.$L34]" office:value-type="float" office:value="13.3152522646297" calcext:value-type="float">
            <text:p>13.32</text:p>
          </table:table-cell>
          <table:table-cell table:style-name="ce35" table:formula="of:=[.$AF$3]/[.$M34]" office:value-type="float" office:value="8.8768348430865" calcext:value-type="float">
            <text:p>8.88</text:p>
          </table:table-cell>
          <table:table-cell table:style-name="ce35" table:formula="of:=[.$AF$3]/[.$N34]" office:value-type="float" office:value="6.8408635488006" calcext:value-type="float">
            <text:p>6.84</text:p>
          </table:table-cell>
          <table:table-cell table:style-name="ce35" table:formula="of:=[.$AF$3]/[.$O34]" office:value-type="float" office:value="5.21436452321165" calcext:value-type="float">
            <text:p>5.21</text:p>
          </table:table-cell>
          <table:table-cell table:style-name="ce21"/>
          <table:table-cell table:style-name="ce11" table:formula="of:=[.$AK$3]/[.$L34]" office:value-type="float" office:value="2.0948090311566" calcext:value-type="float">
            <text:p>2.09</text:p>
          </table:table-cell>
          <table:table-cell table:style-name="ce35" table:formula="of:=[.$AK$3]/[.$M34]" office:value-type="float" office:value="1.3965393541044" calcext:value-type="float">
            <text:p>1.40</text:p>
          </table:table-cell>
          <table:table-cell table:style-name="ce35" table:formula="of:=[.$AK$3]/[.$N34]" office:value-type="float" office:value="1.07623216279605" calcext:value-type="float">
            <text:p>1.08</text:p>
          </table:table-cell>
          <table:table-cell table:style-name="ce35" table:formula="of:=[.$AK$3]/[.$O34]" office:value-type="float" office:value="0.820344795417969" calcext:value-type="float">
            <text:p>0.82</text:p>
          </table:table-cell>
          <table:table-cell table:style-name="ce21"/>
          <table:table-cell table:style-name="ce35" table:formula="of:=[.$AP$3]/[.$L34]" office:value-type="float" office:value="25.9942307581138" calcext:value-type="float">
            <text:p>25.99</text:p>
          </table:table-cell>
          <table:table-cell table:style-name="ce35" table:formula="of:=[.$AP$3]/[.$M34]" office:value-type="float" office:value="17.3294871720759" calcext:value-type="float">
            <text:p>17.33</text:p>
          </table:table-cell>
          <table:table-cell table:style-name="ce35" table:formula="of:=[.$AP$3]/[.$N34]" office:value-type="float" office:value="13.3548341509575" calcext:value-type="float">
            <text:p>13.35</text:p>
          </table:table-cell>
          <table:table-cell table:style-name="ce35" table:formula="of:=[.$AP$3]/[.$O34]" office:value-type="float" office:value="10.1795588982823" calcext:value-type="float">
            <text:p>10.18</text:p>
          </table:table-cell>
          <table:table-cell table:style-name="ce21"/>
          <table:table-cell table:style-name="ce35" table:formula="of:=[.$AU$3]/[.$L34]" office:value-type="float" office:value="19.337828229205" calcext:value-type="float">
            <text:p>19.34</text:p>
          </table:table-cell>
          <table:table-cell table:style-name="ce35" table:formula="of:=[.$AU$3]/[.$M34]" office:value-type="float" office:value="12.8918854861367" calcext:value-type="float">
            <text:p>12.89</text:p>
          </table:table-cell>
          <table:table-cell table:style-name="ce35" table:formula="of:=[.$AU$3]/[.$N34]" office:value-type="float" office:value="9.93503101683925" calcext:value-type="float">
            <text:p>9.94</text:p>
          </table:table-cell>
          <table:table-cell table:style-name="ce35" table:formula="of:=[.$AU$3]/[.$O34]" office:value-type="float" office:value="7.57285581003831" calcext:value-type="float">
            <text:p>7.57</text:p>
          </table:table-cell>
          <table:table-cell table:style-name="ce21"/>
          <table:table-cell table:style-name="ce11" table:formula="of:=[.$AZ$3]/[.$L34]" office:value-type="float" office:value="3.04187806743885" calcext:value-type="float">
            <text:p>3.04</text:p>
          </table:table-cell>
          <table:table-cell table:style-name="ce35" table:formula="of:=[.$AZ$3]/[.$M34]" office:value-type="float" office:value="2.0279187116259" calcext:value-type="float">
            <text:p>2.03</text:p>
          </table:table-cell>
          <table:table-cell table:style-name="ce35" table:formula="of:=[.$AZ$3]/[.$N34]" office:value-type="float" office:value="1.5627997410695" calcext:value-type="float">
            <text:p>1.56</text:p>
          </table:table-cell>
          <table:table-cell table:style-name="ce35" table:formula="of:=[.$AZ$3]/[.$O34]" office:value-type="float" office:value="1.19122497745857" calcext:value-type="float">
            <text:p>1.19</text:p>
          </table:table-cell>
          <table:table-cell table:style-name="ce21"/>
          <table:table-cell table:style-name="ce35" table:formula="of:=[.$BE$3]/[.$L34]" office:value-type="float" office:value="37.7530594902487" calcext:value-type="float">
            <text:p>37.75</text:p>
          </table:table-cell>
          <table:table-cell table:style-name="ce35" table:formula="of:=[.$BE$3]/[.$M34]" office:value-type="float" office:value="25.1687063268325" calcext:value-type="float">
            <text:p>25.17</text:p>
          </table:table-cell>
          <table:table-cell table:style-name="ce35" table:formula="of:=[.$BE$3]/[.$N34]" office:value-type="float" office:value="19.3960672610452" calcext:value-type="float">
            <text:p>19.40</text:p>
          </table:table-cell>
          <table:table-cell table:style-name="ce58" table:formula="of:=[.$BE$3]/[.$O34]" office:value-type="float" office:value="14.7844149052722" calcext:value-type="float">
            <text:p>14.78</text:p>
          </table:table-cell>
          <table:table-cell table:style-name="ce32" table:number-columns-repeated="964"/>
        </table:table-row>
        <table:table-row table:style-name="ro1">
          <table:table-cell/>
          <table:table-cell table:style-name="ce4" office:value-type="float" office:value="730" calcext:value-type="float">
            <text:p>730.00</text:p>
          </table:table-cell>
          <table:table-cell table:style-name="ce4" office:value-type="float" office:value="1065" calcext:value-type="float">
            <text:p>1,065.00</text:p>
          </table:table-cell>
          <table:table-cell table:style-name="ce4" office:value-type="float" office:value="1370" calcext:value-type="float">
            <text:p>1,370.00</text:p>
          </table:table-cell>
          <table:table-cell table:style-name="ce4" office:value-type="float" office:value="1790" calcext:value-type="float">
            <text:p>1,790.00</text:p>
          </table:table-cell>
          <table:table-cell table:style-name="ce4"/>
          <table:table-cell table:style-name="ce4" table:formula="of:=[.B35]*[.$H$1]" office:value-type="float" office:value="10.6535452755906" calcext:value-type="float">
            <text:p>10.65</text:p>
          </table:table-cell>
          <table:table-cell table:style-name="ce4" table:formula="of:=[.C35]*[.$H$1]" office:value-type="float" office:value="15.542500984252" calcext:value-type="float">
            <text:p>15.54</text:p>
          </table:table-cell>
          <table:table-cell table:style-name="ce4" table:formula="of:=[.D35]*[.$H$1]" office:value-type="float" office:value="19.9936397637796" calcext:value-type="float">
            <text:p>19.99</text:p>
          </table:table-cell>
          <table:table-cell table:style-name="ce4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4" table:formula="of:=[.$Q$3]/[.L35]" office:value-type="float" office:value="5.69763383266188" calcext:value-type="float">
            <text:p>5.70</text:p>
          </table:table-cell>
          <table:table-cell table:style-name="ce4" table:formula="of:=[.$Q$3]/[.M35]" office:value-type="float" office:value="3.90542037356167" calcext:value-type="float">
            <text:p>3.91</text:p>
          </table:table-cell>
          <table:table-cell table:style-name="ce4" table:formula="of:=[.$Q$3]/[.N35]" office:value-type="float" office:value="3.03596547287823" calcext:value-type="float">
            <text:p>3.04</text:p>
          </table:table-cell>
          <table:table-cell table:style-name="ce4" table:formula="of:=[.$Q$3]/[.O35]" office:value-type="float" office:value="2.32361603231462" calcext:value-type="float">
            <text:p>2.32</text:p>
          </table:table-cell>
          <table:table-cell/>
          <table:table-cell table:style-name="ce4" table:formula="of:=[.$V$3]/[.$L35]" office:value-type="float" office:value="0.895476552942247" calcext:value-type="float">
            <text:p>0.90</text:p>
          </table:table-cell>
          <table:table-cell table:style-name="ce4" table:formula="of:=[.$V$3]/[.$M35]" office:value-type="float" office:value="0.613800829716282" calcext:value-type="float">
            <text:p>0.61</text:p>
          </table:table-cell>
          <table:table-cell table:style-name="ce4" table:formula="of:=[.$V$3]/[.$N35]" office:value-type="float" office:value="0.477151739888934" calcext:value-type="float">
            <text:p>0.48</text:p>
          </table:table-cell>
          <table:table-cell table:style-name="ce4" table:formula="of:=[.$V$3]/[.$O35]" office:value-type="float" office:value="0.365194348406614" calcext:value-type="float">
            <text:p>0.37</text:p>
          </table:table-cell>
          <table:table-cell/>
          <table:table-cell table:style-name="ce4" table:formula="of:=[.$AA$3]/[.$L35]" office:value-type="float" office:value="11.123057811704" calcext:value-type="float">
            <text:p>11.12</text:p>
          </table:table-cell>
          <table:table-cell table:style-name="ce4" table:formula="of:=[.$AA$3]/[.$M35]" office:value-type="float" office:value="7.62425558924312" calcext:value-type="float">
            <text:p>7.62</text:p>
          </table:table-cell>
          <table:table-cell table:style-name="ce4" table:formula="of:=[.$AA$3]/[.$N35]" office:value-type="float" office:value="5.92688481937513" calcext:value-type="float">
            <text:p>5.93</text:p>
          </table:table-cell>
          <table:table-cell table:style-name="ce4" table:formula="of:=[.$AA$3]/[.$O35]" office:value-type="float" office:value="4.53621910756644" calcext:value-type="float">
            <text:p>4.54</text:p>
          </table:table-cell>
          <table:table-cell/>
          <table:table-cell table:style-name="ce4" table:formula="of:=[.$AF$3]/[.$L35]" office:value-type="float" office:value="10.2144400934146" calcext:value-type="float">
            <text:p>10.21</text:p>
          </table:table-cell>
          <table:table-cell table:style-name="ce4" table:formula="of:=[.$AF$3]/[.$M35]" office:value-type="float" office:value="7.0014472001809" calcext:value-type="float">
            <text:p>7.00</text:p>
          </table:table-cell>
          <table:table-cell table:style-name="ce4" table:formula="of:=[.$AF$3]/[.$N35]" office:value-type="float" office:value="5.44273085269537" calcext:value-type="float">
            <text:p>5.44</text:p>
          </table:table-cell>
          <table:table-cell table:style-name="ce4" table:formula="of:=[.$AF$3]/[.$O35]" office:value-type="float" office:value="4.16566551295679" calcext:value-type="float">
            <text:p>4.17</text:p>
          </table:table-cell>
          <table:table-cell/>
          <table:table-cell table:style-name="ce4" table:formula="of:=[.$AK$3]/[.$L35]" office:value-type="float" office:value="1.60697679102424" calcext:value-type="float">
            <text:p>1.61</text:p>
          </table:table-cell>
          <table:table-cell table:style-name="ce4" table:formula="of:=[.$AK$3]/[.$M35]" office:value-type="float" office:value="1.10149582858939" calcext:value-type="float">
            <text:p>1.10</text:p>
          </table:table-cell>
          <table:table-cell table:style-name="ce4" table:formula="of:=[.$AK$3]/[.$N35]" office:value-type="float" office:value="0.856272304706348" calcext:value-type="float">
            <text:p>0.86</text:p>
          </table:table-cell>
          <table:table-cell table:style-name="ce4" table:formula="of:=[.$AK$3]/[.$O35]" office:value-type="float" office:value="0.65535924997078" calcext:value-type="float">
            <text:p>0.66</text:p>
          </table:table-cell>
          <table:table-cell/>
          <table:table-cell table:style-name="ce4" table:formula="of:=[.$AP$3]/[.$L35]" office:value-type="float" office:value="19.9407797596489" calcext:value-type="float">
            <text:p>19.94</text:p>
          </table:table-cell>
          <table:table-cell table:style-name="ce4" table:formula="of:=[.$AP$3]/[.$M35]" office:value-type="float" office:value="13.6683279103697" calcext:value-type="float">
            <text:p>13.67</text:p>
          </table:table-cell>
          <table:table-cell table:style-name="ce4" table:formula="of:=[.$AP$3]/[.$N35]" office:value-type="float" office:value="10.6253789960173" calcext:value-type="float">
            <text:p>10.63</text:p>
          </table:table-cell>
          <table:table-cell table:style-name="ce4" table:formula="of:=[.$AP$3]/[.$O35]" office:value-type="float" office:value="8.13227330980097" calcext:value-type="float">
            <text:p>8.13</text:p>
          </table:table-cell>
          <table:table-cell/>
          <table:table-cell table:style-name="ce4" table:formula="of:=[.$AU$3]/[.$L35]" office:value-type="float" office:value="14.8344983676093" calcext:value-type="float">
            <text:p>14.83</text:p>
          </table:table-cell>
          <table:table-cell table:style-name="ce4" table:formula="of:=[.$AU$3]/[.$M35]" office:value-type="float" office:value="10.1682477073754" calcext:value-type="float">
            <text:p>10.17</text:p>
          </table:table-cell>
          <table:table-cell table:style-name="ce4" table:formula="of:=[.$AU$3]/[.$N35]" office:value-type="float" office:value="7.90451372872612" calcext:value-type="float">
            <text:p>7.90</text:p>
          </table:table-cell>
          <table:table-cell table:style-name="ce4" table:formula="of:=[.$AU$3]/[.$O35]" office:value-type="float" office:value="6.04982335662278" calcext:value-type="float">
            <text:p>6.05</text:p>
          </table:table-cell>
          <table:table-cell/>
          <table:table-cell table:style-name="ce4" table:formula="of:=[.$AZ$3]/[.$L35]" office:value-type="float" office:value="2.33349550378871" calcext:value-type="float">
            <text:p>2.33</text:p>
          </table:table-cell>
          <table:table-cell table:style-name="ce4" table:formula="of:=[.$AZ$3]/[.$M35]" office:value-type="float" office:value="1.59948518100071" calcext:value-type="float">
            <text:p>1.60</text:p>
          </table:table-cell>
          <table:table-cell table:style-name="ce4" table:formula="of:=[.$AZ$3]/[.$N35]" office:value-type="float" office:value="1.24339541442756" calcext:value-type="float">
            <text:p>1.24</text:p>
          </table:table-cell>
          <table:table-cell table:style-name="ce4" table:formula="of:=[.$AZ$3]/[.$O35]" office:value-type="float" office:value="0.951649004338411" calcext:value-type="float">
            <text:p>0.95</text:p>
          </table:table-cell>
          <table:table-cell/>
          <table:table-cell table:style-name="ce4" table:formula="of:=[.$BE$3]/[.$L35]" office:value-type="float" office:value="28.9612511158072" calcext:value-type="float">
            <text:p>28.96</text:p>
          </table:table-cell>
          <table:table-cell table:style-name="ce4" table:formula="of:=[.$BE$3]/[.$M35]" office:value-type="float" office:value="19.8513740042622" calcext:value-type="float">
            <text:p>19.85</text:p>
          </table:table-cell>
          <table:table-cell table:style-name="ce4" table:formula="of:=[.$BE$3]/[.$N35]" office:value-type="float" office:value="15.4319075288608" calcext:value-type="float">
            <text:p>15.43</text:p>
          </table:table-cell>
          <table:table-cell table:style-name="ce4" table:formula="of:=[.$BE$3]/[.$O35]" office:value-type="float" office:value="11.8110130248823" calcext:value-type="float">
            <text:p>11.81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390" calcext:value-type="float">
            <text:p>390.00</text:p>
          </table:table-cell>
          <table:table-cell table:style-name="ce4" office:value-type="float" office:value="590" calcext:value-type="float">
            <text:p>590.00</text:p>
          </table:table-cell>
          <table:table-cell table:style-name="ce4" office:value-type="float" office:value="770" calcext:value-type="float">
            <text:p>770.00</text:p>
          </table:table-cell>
          <table:table-cell table:style-name="ce4" office:value-type="float" office:value="1010" calcext:value-type="float">
            <text:p>1,010.00</text:p>
          </table:table-cell>
          <table:table-cell table:style-name="ce4"/>
          <table:table-cell table:style-name="ce4" table:formula="of:=[.B36]*[.$H$1]" office:value-type="float" office:value="5.69162007874017" calcext:value-type="float">
            <text:p>5.69</text:p>
          </table:table-cell>
          <table:table-cell table:style-name="ce4" table:formula="of:=[.C36]*[.$H$1]" office:value-type="float" office:value="8.61039960629923" calcext:value-type="float">
            <text:p>8.61</text:p>
          </table:table-cell>
          <table:table-cell table:style-name="ce4" table:formula="of:=[.D36]*[.$H$1]" office:value-type="float" office:value="11.2373011811024" calcext:value-type="float">
            <text:p>11.24</text:p>
          </table:table-cell>
          <table:table-cell table:style-name="ce4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4" table:formula="of:=[.$Q$3]/[.L36]" office:value-type="float" office:value="10.6648017893415" calcext:value-type="float">
            <text:p>10.66</text:p>
          </table:table-cell>
          <table:table-cell table:style-name="ce4" table:formula="of:=[.$Q$3]/[.M36]" office:value-type="float" office:value="7.04961474210708" calcext:value-type="float">
            <text:p>7.05</text:p>
          </table:table-cell>
          <table:table-cell table:style-name="ce4" table:formula="of:=[.$Q$3]/[.N36]" office:value-type="float" office:value="5.40165285434179" calcext:value-type="float">
            <text:p>5.40</text:p>
          </table:table-cell>
          <table:table-cell table:style-name="ce4" table:formula="of:=[.$Q$3]/[.O36]" office:value-type="float" office:value="4.11809178004275" calcext:value-type="float">
            <text:p>4.12</text:p>
          </table:table-cell>
          <table:table-cell/>
          <table:table-cell table:style-name="ce4" table:formula="of:=[.$V$3]/[.$L36]" office:value-type="float" office:value="1.67614841960985" calcext:value-type="float">
            <text:p>1.68</text:p>
          </table:table-cell>
          <table:table-cell table:style-name="ce4" table:formula="of:=[.$V$3]/[.$M36]" office:value-type="float" office:value="1.10796251465736" calcext:value-type="float">
            <text:p>1.11</text:p>
          </table:table-cell>
          <table:table-cell table:style-name="ce4" table:formula="of:=[.$V$3]/[.$N36]" office:value-type="float" office:value="0.84895829045174" calcext:value-type="float">
            <text:p>0.85</text:p>
          </table:table-cell>
          <table:table-cell table:style-name="ce4" table:formula="of:=[.$V$3]/[.$O36]" office:value-type="float" office:value="0.647225627374099" calcext:value-type="float">
            <text:p>0.65</text:p>
          </table:table-cell>
          <table:table-cell/>
          <table:table-cell table:style-name="ce4" table:formula="of:=[.$AA$3]/[.$L36]" office:value-type="float" office:value="20.8200825706254" calcext:value-type="float">
            <text:p>20.82</text:p>
          </table:table-cell>
          <table:table-cell table:style-name="ce4" table:formula="of:=[.$AA$3]/[.$M36]" office:value-type="float" office:value="13.7624274619389" calcext:value-type="float">
            <text:p>13.76</text:p>
          </table:table-cell>
          <table:table-cell table:style-name="ce4" table:formula="of:=[.$AA$3]/[.$N36]" office:value-type="float" office:value="10.5452366266804" calcext:value-type="float">
            <text:p>10.55</text:p>
          </table:table-cell>
          <table:table-cell table:style-name="ce4" table:formula="of:=[.$AA$3]/[.$O36]" office:value-type="float" office:value="8.03943782430092" calcext:value-type="float">
            <text:p>8.04</text:p>
          </table:table-cell>
          <table:table-cell/>
          <table:table-cell table:style-name="ce4" table:formula="of:=[.$AF$3]/[.$L36]" office:value-type="float" office:value="19.1193365851094" calcext:value-type="float">
            <text:p>19.12</text:p>
          </table:table-cell>
          <table:table-cell table:style-name="ce4" table:formula="of:=[.$AF$3]/[.$M36]" office:value-type="float" office:value="12.6382055393096" calcext:value-type="float">
            <text:p>12.64</text:p>
          </table:table-cell>
          <table:table-cell table:style-name="ce4" table:formula="of:=[.$AF$3]/[.$N36]" office:value-type="float" office:value="9.68381982882163" calcext:value-type="float">
            <text:p>9.68</text:p>
          </table:table-cell>
          <table:table-cell table:style-name="ce4" table:formula="of:=[.$AF$3]/[.$O36]" office:value-type="float" office:value="7.38271412692342" calcext:value-type="float">
            <text:p>7.38</text:p>
          </table:table-cell>
          <table:table-cell/>
          <table:table-cell table:style-name="ce4" table:formula="of:=[.$AK$3]/[.$L36]" office:value-type="float" office:value="3.00793091653255" calcext:value-type="float">
            <text:p>3.01</text:p>
          </table:table-cell>
          <table:table-cell table:style-name="ce4" table:formula="of:=[.$AK$3]/[.$M36]" office:value-type="float" office:value="1.98829331770796" calcext:value-type="float">
            <text:p>1.99</text:p>
          </table:table-cell>
          <table:table-cell table:style-name="ce4" table:formula="of:=[.$AK$3]/[.$N36]" office:value-type="float" office:value="1.5234974772048" calcext:value-type="float">
            <text:p>1.52</text:p>
          </table:table-cell>
          <table:table-cell table:style-name="ce4" table:formula="of:=[.$AK$3]/[.$O36]" office:value-type="float" office:value="1.16147827470069" calcext:value-type="float">
            <text:p>1.16</text:p>
          </table:table-cell>
          <table:table-cell/>
          <table:table-cell table:style-name="ce4" table:formula="of:=[.$AP$3]/[.$L36]" office:value-type="float" office:value="37.3250492937019" calcext:value-type="float">
            <text:p>37.33</text:p>
          </table:table-cell>
          <table:table-cell table:style-name="ce4" table:formula="of:=[.$AP$3]/[.$M36]" office:value-type="float" office:value="24.6724902110911" calcext:value-type="float">
            <text:p>24.67</text:p>
          </table:table-cell>
          <table:table-cell table:style-name="ce4" table:formula="of:=[.$AP$3]/[.$N36]" office:value-type="float" office:value="18.90489509681" calcext:value-type="float">
            <text:p>18.90</text:p>
          </table:table-cell>
          <table:table-cell table:style-name="ce4" table:formula="of:=[.$AP$3]/[.$O36]" office:value-type="float" office:value="14.4126427965779" calcext:value-type="float">
            <text:p>14.41</text:p>
          </table:table-cell>
          <table:table-cell/>
          <table:table-cell table:style-name="ce4" table:formula="of:=[.$AU$3]/[.$L36]" office:value-type="float" office:value="27.7671379701405" calcext:value-type="float">
            <text:p>27.77</text:p>
          </table:table-cell>
          <table:table-cell table:style-name="ce4" table:formula="of:=[.$AU$3]/[.$M36]" office:value-type="float" office:value="18.35454882772" calcext:value-type="float">
            <text:p>18.35</text:p>
          </table:table-cell>
          <table:table-cell table:style-name="ce4" table:formula="of:=[.$AU$3]/[.$N36]" office:value-type="float" office:value="14.0638750757854" calcext:value-type="float">
            <text:p>14.06</text:p>
          </table:table-cell>
          <table:table-cell table:style-name="ce4" table:formula="of:=[.$AU$3]/[.$O36]" office:value-type="float" office:value="10.7219641666879" calcext:value-type="float">
            <text:p>10.72</text:p>
          </table:table-cell>
          <table:table-cell/>
          <table:table-cell table:style-name="ce4" table:formula="of:=[.$AZ$3]/[.$L36]" office:value-type="float" office:value="4.36782491734809" calcext:value-type="float">
            <text:p>4.37</text:p>
          </table:table-cell>
          <table:table-cell table:style-name="ce4" table:formula="of:=[.$AZ$3]/[.$M36]" office:value-type="float" office:value="2.88720630129789" calcext:value-type="float">
            <text:p>2.89</text:p>
          </table:table-cell>
          <table:table-cell table:style-name="ce4" table:formula="of:=[.$AZ$3]/[.$N36]" office:value-type="float" office:value="2.21227495813734" calcext:value-type="float">
            <text:p>2.21</text:p>
          </table:table-cell>
          <table:table-cell table:style-name="ce4" table:formula="of:=[.$AZ$3]/[.$O36]" office:value-type="float" office:value="1.68658585917402" calcext:value-type="float">
            <text:p>1.69</text:p>
          </table:table-cell>
          <table:table-cell/>
          <table:table-cell table:style-name="ce4" table:formula="of:=[.$BE$3]/[.$L36]" office:value-type="float" office:value="54.2095213193315" calcext:value-type="float">
            <text:p>54.21</text:p>
          </table:table-cell>
          <table:table-cell table:style-name="ce4" table:formula="of:=[.$BE$3]/[.$M36]" office:value-type="float" office:value="35.8334123975242" calcext:value-type="float">
            <text:p>35.83</text:p>
          </table:table-cell>
          <table:table-cell table:style-name="ce4" table:formula="of:=[.$BE$3]/[.$N36]" office:value-type="float" office:value="27.4567705383627" calcext:value-type="float">
            <text:p>27.46</text:p>
          </table:table-cell>
          <table:table-cell table:style-name="ce4" table:formula="of:=[.$BE$3]/[.$O36]" office:value-type="float" office:value="20.9323894203359" calcext:value-type="float">
            <text:p>20.93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450" calcext:value-type="float">
            <text:p>450.00</text:p>
          </table:table-cell>
          <table:table-cell table:style-name="ce4" office:value-type="float" office:value="670" calcext:value-type="float">
            <text:p>670.00</text:p>
          </table:table-cell>
          <table:table-cell table:style-name="ce4" office:value-type="float" office:value="870" calcext:value-type="float">
            <text:p>870.00</text:p>
          </table:table-cell>
          <table:table-cell table:style-name="ce4" office:value-type="float" office:value="1150" calcext:value-type="float">
            <text:p>1,150.00</text:p>
          </table:table-cell>
          <table:table-cell table:style-name="ce4"/>
          <table:table-cell table:style-name="ce4" table:formula="of:=[.B37]*[.$H$1]" office:value-type="float" office:value="6.56725393700788" calcext:value-type="float">
            <text:p>6.57</text:p>
          </table:table-cell>
          <table:table-cell table:style-name="ce4" table:formula="of:=[.C37]*[.$H$1]" office:value-type="float" office:value="9.77791141732285" calcext:value-type="float">
            <text:p>9.78</text:p>
          </table:table-cell>
          <table:table-cell table:style-name="ce4" table:formula="of:=[.D37]*[.$H$1]" office:value-type="float" office:value="12.6966909448819" calcext:value-type="float">
            <text:p>12.70</text:p>
          </table:table-cell>
          <table:table-cell table:style-name="ce4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4" table:formula="of:=[.$Q$3]/[.L37]" office:value-type="float" office:value="9.24282821742928" calcext:value-type="float">
            <text:p>9.24</text:p>
          </table:table-cell>
          <table:table-cell table:style-name="ce4" table:formula="of:=[.$Q$3]/[.M37]" office:value-type="float" office:value="6.2078696982734" calcext:value-type="float">
            <text:p>6.21</text:p>
          </table:table-cell>
          <table:table-cell table:style-name="ce4" table:formula="of:=[.$Q$3]/[.N37]" office:value-type="float" office:value="4.7807732159117" calcext:value-type="float">
            <text:p>4.78</text:p>
          </table:table-cell>
          <table:table-cell table:style-name="ce4" table:formula="of:=[.$Q$3]/[.O37]" office:value-type="float" office:value="3.61675886768972" calcext:value-type="float">
            <text:p>3.62</text:p>
          </table:table-cell>
          <table:table-cell/>
          <table:table-cell table:style-name="ce4" table:formula="of:=[.$V$3]/[.$L37]" office:value-type="float" office:value="1.45266196366187" calcext:value-type="float">
            <text:p>1.45</text:p>
          </table:table-cell>
          <table:table-cell table:style-name="ce4" table:formula="of:=[.$V$3]/[.$M37]" office:value-type="float" office:value="0.975668483056478" calcext:value-type="float">
            <text:p>0.98</text:p>
          </table:table-cell>
          <table:table-cell table:style-name="ce4" table:formula="of:=[.$V$3]/[.$N37]" office:value-type="float" office:value="0.751376877756138" calcext:value-type="float">
            <text:p>0.75</text:p>
          </table:table-cell>
          <table:table-cell table:style-name="ce4" table:formula="of:=[.$V$3]/[.$O37]" office:value-type="float" office:value="0.56843294230247" calcext:value-type="float">
            <text:p>0.57</text:p>
          </table:table-cell>
          <table:table-cell/>
          <table:table-cell table:style-name="ce4" table:formula="of:=[.$AA$3]/[.$L37]" office:value-type="float" office:value="18.0440715612087" calcext:value-type="float">
            <text:p>18.04</text:p>
          </table:table-cell>
          <table:table-cell table:style-name="ce4" table:formula="of:=[.$AA$3]/[.$M37]" office:value-type="float" office:value="12.1191525411103" calcext:value-type="float">
            <text:p>12.12</text:p>
          </table:table-cell>
          <table:table-cell table:style-name="ce4" table:formula="of:=[.$AA$3]/[.$N37]" office:value-type="float" office:value="9.33314046269417" calcext:value-type="float">
            <text:p>9.33</text:p>
          </table:table-cell>
          <table:table-cell table:style-name="ce4" table:formula="of:=[.$AA$3]/[.$O37]" office:value-type="float" office:value="7.06072365438602" calcext:value-type="float">
            <text:p>7.06</text:p>
          </table:table-cell>
          <table:table-cell/>
          <table:table-cell table:style-name="ce4" table:formula="of:=[.$AF$3]/[.$L37]" office:value-type="float" office:value="16.5700917070948" calcext:value-type="float">
            <text:p>16.57</text:p>
          </table:table-cell>
          <table:table-cell table:style-name="ce4" table:formula="of:=[.$AF$3]/[.$M37]" office:value-type="float" office:value="11.1291660719293" calcext:value-type="float">
            <text:p>11.13</text:p>
          </table:table-cell>
          <table:table-cell table:style-name="ce4" table:formula="of:=[.$AF$3]/[.$N37]" office:value-type="float" office:value="8.57073708987662" calcext:value-type="float">
            <text:p>8.57</text:p>
          </table:table-cell>
          <table:table-cell table:style-name="ce4" table:formula="of:=[.$AF$3]/[.$O37]" office:value-type="float" office:value="6.48394892886318" calcext:value-type="float">
            <text:p>6.48</text:p>
          </table:table-cell>
          <table:table-cell/>
          <table:table-cell table:style-name="ce4" table:formula="of:=[.$AK$3]/[.$L37]" office:value-type="float" office:value="2.60687346099488" calcext:value-type="float">
            <text:p>2.61</text:p>
          </table:table-cell>
          <table:table-cell table:style-name="ce4" table:formula="of:=[.$AK$3]/[.$M37]" office:value-type="float" office:value="1.7508851603697" calcext:value-type="float">
            <text:p>1.75</text:p>
          </table:table-cell>
          <table:table-cell table:style-name="ce4" table:formula="of:=[.$AK$3]/[.$N37]" office:value-type="float" office:value="1.34838282465252" calcext:value-type="float">
            <text:p>1.35</text:p>
          </table:table-cell>
          <table:table-cell table:style-name="ce4" table:formula="of:=[.$AK$3]/[.$O37]" office:value-type="float" office:value="1.02008091951974" calcext:value-type="float">
            <text:p>1.02</text:p>
          </table:table-cell>
          <table:table-cell/>
          <table:table-cell table:style-name="ce4" table:formula="of:=[.$AP$3]/[.$L37]" office:value-type="float" office:value="32.3483760545416" calcext:value-type="float">
            <text:p>32.35</text:p>
          </table:table-cell>
          <table:table-cell table:style-name="ce4" table:formula="of:=[.$AP$3]/[.$M37]" office:value-type="float" office:value="21.7265212306623" calcext:value-type="float">
            <text:p>21.73</text:p>
          </table:table-cell>
          <table:table-cell table:style-name="ce4" table:formula="of:=[.$AP$3]/[.$N37]" office:value-type="float" office:value="16.7319186489008" calcext:value-type="float">
            <text:p>16.73</text:p>
          </table:table-cell>
          <table:table-cell table:style-name="ce4" table:formula="of:=[.$AP$3]/[.$O37]" office:value-type="float" office:value="12.6580601952554" calcext:value-type="float">
            <text:p>12.66</text:p>
          </table:table-cell>
          <table:table-cell/>
          <table:table-cell table:style-name="ce4" table:formula="of:=[.$AU$3]/[.$L37]" office:value-type="float" office:value="24.0648529074551" calcext:value-type="float">
            <text:p>24.06</text:p>
          </table:table-cell>
          <table:table-cell table:style-name="ce4" table:formula="of:=[.$AU$3]/[.$M37]" office:value-type="float" office:value="16.1629609079922" calcext:value-type="float">
            <text:p>16.16</text:p>
          </table:table-cell>
          <table:table-cell table:style-name="ce4" table:formula="of:=[.$AU$3]/[.$N37]" office:value-type="float" office:value="12.4473377107526" calcext:value-type="float">
            <text:p>12.45</text:p>
          </table:table-cell>
          <table:table-cell table:style-name="ce4" table:formula="of:=[.$AU$3]/[.$O37]" office:value-type="float" office:value="9.41668157248242" calcext:value-type="float">
            <text:p>9.42</text:p>
          </table:table-cell>
          <table:table-cell/>
          <table:table-cell table:style-name="ce4" table:formula="of:=[.$AZ$3]/[.$L37]" office:value-type="float" office:value="3.78544826170168" calcext:value-type="float">
            <text:p>3.79</text:p>
          </table:table-cell>
          <table:table-cell table:style-name="ce4" table:formula="of:=[.$AZ$3]/[.$M37]" office:value-type="float" office:value="2.54246525039665" calcext:value-type="float">
            <text:p>2.54</text:p>
          </table:table-cell>
          <table:table-cell table:style-name="ce4" table:formula="of:=[.$AZ$3]/[.$N37]" office:value-type="float" office:value="1.95799048019052" calcext:value-type="float">
            <text:p>1.96</text:p>
          </table:table-cell>
          <table:table-cell table:style-name="ce4" table:formula="of:=[.$AZ$3]/[.$O37]" office:value-type="float" office:value="1.48126236327457" calcext:value-type="float">
            <text:p>1.48</text:p>
          </table:table-cell>
          <table:table-cell/>
          <table:table-cell table:style-name="ce4" table:formula="of:=[.$BE$3]/[.$L37]" office:value-type="float" office:value="46.9815851434206" calcext:value-type="float">
            <text:p>46.98</text:p>
          </table:table-cell>
          <table:table-cell table:style-name="ce4" table:formula="of:=[.$BE$3]/[.$M37]" office:value-type="float" office:value="31.5547959918497" calcext:value-type="float">
            <text:p>31.55</text:p>
          </table:table-cell>
          <table:table-cell table:style-name="ce4" table:formula="of:=[.$BE$3]/[.$N37]" office:value-type="float" office:value="24.3008199017693" calcext:value-type="float">
            <text:p>24.30</text:p>
          </table:table-cell>
          <table:table-cell table:style-name="ce4" table:formula="of:=[.$BE$3]/[.$O37]" office:value-type="float" office:value="18.384098534382" calcext:value-type="float">
            <text:p>18.38</text:p>
          </table:table-cell>
          <table:table-cell table:number-columns-repeated="964"/>
        </table:table-row>
        <table:table-row table:style-name="ro1">
          <table:table-cell/>
          <table:table-cell table:style-name="ce4" table:number-columns-repeated="4"/>
          <table:table-cell table:number-columns-repeated="6"/>
          <table:table-cell table:style-name="ce9" table:formula="of:=MAX([.L31:.L36])" office:value-type="float" office:value="5.72810482283466" calcext:value-type="float">
            <text:p>5.73</text:p>
          </table:table-cell>
          <table:table-cell table:style-name="ce9" table:formula="of:=MAX([.M31:.M36])" office:value-type="float" office:value="8.79282332677167" calcext:value-type="float">
            <text:p>8.79</text:p>
          </table:table-cell>
          <table:table-cell table:style-name="ce9" table:formula="of:=MAX([.N31:.N36])" office:value-type="float" office:value="11.2373011811024" calcext:value-type="float">
            <text:p>11.24</text:p>
          </table:table-cell>
          <table:table-cell table:style-name="ce9" table:formula="of:=MAX([.O31:.O36])" office:value-type="float" office:value="14.9222603346457" calcext:value-type="float">
            <text:p>14.92</text:p>
          </table:table-cell>
          <table:table-cell/>
          <table:table-cell table:style-name="ce9" table:formula="of:=MIN([.Q31:.Q37])" office:value-type="float" office:value="5.29843655776201" calcext:value-type="float">
            <text:p>5.30</text:p>
          </table:table-cell>
          <table:table-cell table:style-name="ce9" table:formula="of:=MIN([.R31:.R37])" office:value-type="float" office:value="3.45167858742172" calcext:value-type="float">
            <text:p>3.45</text:p>
          </table:table-cell>
          <table:table-cell table:style-name="ce9" table:formula="of:=MIN([.S31:.S37])" office:value-type="float" office:value="2.70082642717089" calcext:value-type="float">
            <text:p>2.70</text:p>
          </table:table-cell>
          <table:table-cell table:style-name="ce9" table:formula="of:=MIN([.T31:.T37])" office:value-type="float" office:value="2.03387417987441" calcext:value-type="float">
            <text:p>2.03</text:p>
          </table:table-cell>
          <table:table-cell/>
          <table:table-cell table:style-name="ce9" table:formula="of:=MIN([.V31:.V37])" office:value-type="float" office:value="0.832736157513172" calcext:value-type="float">
            <text:p>0.83</text:p>
          </table:table-cell>
          <table:table-cell table:style-name="ce9" table:formula="of:=MIN([.W31:.W37])" office:value-type="float" office:value="0.54248787024717" calcext:value-type="float">
            <text:p>0.54</text:p>
          </table:table-cell>
          <table:table-cell table:style-name="ce9" table:formula="of:=MIN([.X31:.X37])" office:value-type="float" office:value="0.42447914522587" calcext:value-type="float">
            <text:p>0.42</text:p>
          </table:table-cell>
          <table:table-cell table:style-name="ce9" table:formula="of:=MIN([.Y31:.Y37])" office:value-type="float" office:value="0.31965666682046" calcext:value-type="float">
            <text:p>0.32</text:p>
          </table:table-cell>
          <table:table-cell/>
          <table:table-cell table:style-name="ce9" table:formula="of:=MIN([.AA31:.AA37])" office:value-type="float" office:value="10.3437352898649" calcext:value-type="float">
            <text:p>10.34</text:p>
          </table:table-cell>
          <table:table-cell table:style-name="ce9" table:formula="of:=MIN([.AB31:.AB37])" office:value-type="float" office:value="6.73844996061737" calcext:value-type="float">
            <text:p>6.74</text:p>
          </table:table-cell>
          <table:table-cell table:style-name="ce9" table:formula="of:=MIN([.AC31:.AC37])" office:value-type="float" office:value="5.27261831334021" calcext:value-type="float">
            <text:p>5.27</text:p>
          </table:table-cell>
          <table:table-cell table:style-name="ce9" table:formula="of:=MIN([.AD31:.AD37])" office:value-type="float" office:value="3.97057809415351" calcext:value-type="float">
            <text:p>3.97</text:p>
          </table:table-cell>
          <table:table-cell/>
          <table:table-cell table:style-name="ce9" table:formula="of:=MIN([.AF31:.AF37])" office:value-type="float" office:value="9.49877868559574" calcext:value-type="float">
            <text:p>9.50</text:p>
          </table:table-cell>
          <table:table-cell table:style-name="ce9" table:formula="of:=MIN([.AG31:.AG37])" office:value-type="float" office:value="6.18800105244204" calcext:value-type="float">
            <text:p>6.19</text:p>
          </table:table-cell>
          <table:table-cell table:style-name="ce9" table:formula="of:=MIN([.AH31:.AH37])" office:value-type="float" office:value="4.84190991441082" calcext:value-type="float">
            <text:p>4.84</text:p>
          </table:table-cell>
          <table:table-cell table:style-name="ce9" table:formula="of:=MIN([.AI31:.AI37])" office:value-type="float" office:value="3.64623044899396" calcext:value-type="float">
            <text:p>3.65</text:p>
          </table:table-cell>
          <table:table-cell/>
          <table:table-cell table:style-name="ce9" table:formula="of:=MIN([.AK31:.AK37])" office:value-type="float" office:value="1.49438606044293" calcext:value-type="float">
            <text:p>1.49</text:p>
          </table:table-cell>
          <table:table-cell table:style-name="ce9" table:formula="of:=MIN([.AL31:.AL37])" office:value-type="float" office:value="0.973521209500163" calcext:value-type="float">
            <text:p>0.97</text:p>
          </table:table-cell>
          <table:table-cell table:style-name="ce9" table:formula="of:=MIN([.AM31:.AM37])" office:value-type="float" office:value="0.7617487386024" calcext:value-type="float">
            <text:p>0.76</text:p>
          </table:table-cell>
          <table:table-cell table:style-name="ce9" table:formula="of:=MIN([.AN31:.AN37])" office:value-type="float" office:value="0.573639636893739" calcext:value-type="float">
            <text:p>0.57</text:p>
          </table:table-cell>
          <table:table-cell/>
          <table:table-cell table:style-name="ce9" table:formula="of:=MIN([.AP31:.AP37])" office:value-type="float" office:value="18.543655063113" calcext:value-type="float">
            <text:p>18.54</text:p>
          </table:table-cell>
          <table:table-cell table:style-name="ce9" table:formula="of:=MIN([.AQ31:.AQ37])" office:value-type="float" office:value="12.0803064104097" calcext:value-type="float">
            <text:p>12.08</text:p>
          </table:table-cell>
          <table:table-cell table:style-name="ce9" table:formula="of:=MIN([.AR31:.AR37])" office:value-type="float" office:value="9.45244754840502" calcext:value-type="float">
            <text:p>9.45</text:p>
          </table:table-cell>
          <table:table-cell table:style-name="ce9" table:formula="of:=MIN([.AS31:.AS37])" office:value-type="float" office:value="7.11822455967908" calcext:value-type="float">
            <text:p>7.12</text:p>
          </table:table-cell>
          <table:table-cell/>
          <table:table-cell table:style-name="ce9" table:formula="of:=MIN([.AU31:.AU37])" office:value-type="float" office:value="13.7951386093692" calcext:value-type="float">
            <text:p>13.80</text:p>
          </table:table-cell>
          <table:table-cell table:style-name="ce9" table:formula="of:=MIN([.AV31:.AV37])" office:value-type="float" office:value="8.98687452975501" calcext:value-type="float">
            <text:p>8.99</text:p>
          </table:table-cell>
          <table:table-cell table:style-name="ce9" table:formula="of:=MIN([.AW31:.AW37])" office:value-type="float" office:value="7.03193753789272" calcext:value-type="float">
            <text:p>7.03</text:p>
          </table:table-cell>
          <table:table-cell table:style-name="ce9" table:formula="of:=MIN([.AX31:.AX37])" office:value-type="float" office:value="5.29544440506346" calcext:value-type="float">
            <text:p>5.30</text:p>
          </table:table-cell>
          <table:table-cell/>
          <table:table-cell table:style-name="ce9" table:formula="of:=MIN([.AZ31:.AZ37])" office:value-type="float" office:value="2.17000218823663" calcext:value-type="float">
            <text:p>2.17</text:p>
          </table:table-cell>
          <table:table-cell table:style-name="ce9" table:formula="of:=MIN([.BA31:.BA37])" office:value-type="float" office:value="1.4136528778139" calcext:value-type="float">
            <text:p>1.41</text:p>
          </table:table-cell>
          <table:table-cell table:style-name="ce9" table:formula="of:=MIN([.BB31:.BB37])" office:value-type="float" office:value="1.10613747906867" calcext:value-type="float">
            <text:p>1.11</text:p>
          </table:table-cell>
          <table:table-cell table:style-name="ce9" table:formula="of:=MIN([.BC31:.BC37])" office:value-type="float" office:value="0.832983725068829" calcext:value-type="float">
            <text:p>0.83</text:p>
          </table:table-cell>
          <table:table-cell/>
          <table:table-cell table:style-name="ce9" table:formula="of:=MIN([.BE31:.BE37])" office:value-type="float" office:value="26.9321188720245" calcext:value-type="float">
            <text:p>26.93</text:p>
          </table:table-cell>
          <table:table-cell table:style-name="ce9" table:formula="of:=MIN([.BF31:.BF37])" office:value-type="float" office:value="17.5449903025222" calcext:value-type="float">
            <text:p>17.54</text:p>
          </table:table-cell>
          <table:table-cell table:style-name="ce9" table:formula="of:=MIN([.BG31:.BG37])" office:value-type="float" office:value="13.7283852691813" calcext:value-type="float">
            <text:p>13.73</text:p>
          </table:table-cell>
          <table:table-cell table:style-name="ce9" table:formula="of:=MIN([.BH31:.BH37])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2"/>
          <table:table-cell table:number-columns-repeated="22"/>
          <table:table-cell table:style-name="ce12"/>
          <table:table-cell table:number-columns-repeated="14"/>
          <table:table-cell table:style-name="ce12"/>
          <table:table-cell table:number-columns-repeated="14"/>
          <table:table-cell table:style-name="ce12"/>
          <table:table-cell table:number-columns-repeated="967"/>
        </table:table-row>
        <table:table-row table:style-name="ro1">
          <table:table-cell table:style-name="ce2"/>
          <table:table-cell table:style-name="ce2" office:value-type="string" calcext:value-type="string">
            <text:p>plf</text:p>
          </table:table-cell>
          <table:table-cell table:style-name="ce2" office:value-type="string" calcext:value-type="string">
            <text:p>kN/ft</text:p>
          </table:table-cell>
          <table:table-cell table:style-name="ce2" office:value-type="string" calcext:value-type="string">
            <text:p>kN/m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4" table:formula="of:=4.44822/1000*[.B42]" office:value-type="float" office:value="0.667233" calcext:value-type="float">
            <text:p>0.67</text:p>
          </table:table-cell>
          <table:table-cell table:style-name="ce4" table:formula="of:=[.C42]/0.3048" office:value-type="float" office:value="2.18908464566929" calcext:value-type="float">
            <text:p>2.19</text:p>
          </table:table-cell>
          <table:table-cell table:style-name="ce4" table:formula="of:=[.D42]/[.B42]" office:value-type="float" office:value="0.0145938976377953" calcext:value-type="float">
            <text:p>0.01</text:p>
          </table:table-cell>
          <table:table-cell/>
          <table:table-cell table:style-name="ce4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4" table:formula="of:=[.$Q$3]/[.$L42]" office:value-type="float" office:value="27.7284846522879" calcext:value-type="float">
            <text:p>27.73</text:p>
          </table:table-cell>
          <table:table-cell table:number-columns-repeated="4"/>
          <table:table-cell table:style-name="ce4" table:formula="of:=[.$V$3]/[.$L42]" office:value-type="float" office:value="4.35798589098561" calcext:value-type="float">
            <text:p>4.36</text:p>
          </table:table-cell>
          <table:table-cell table:number-columns-repeated="4"/>
          <table:table-cell table:style-name="ce4" table:formula="of:=[.$AA$3]/[.$L42]" office:value-type="float" office:value="54.1322146836263" calcext:value-type="float">
            <text:p>54.13</text:p>
          </table:table-cell>
          <table:table-cell table:number-columns-repeated="4"/>
          <table:table-cell table:style-name="ce4" table:formula="of:=[.$AF$3]/[.$L42]" office:value-type="float" office:value="49.7102751212845" calcext:value-type="float">
            <text:p>49.71</text:p>
          </table:table-cell>
          <table:table-cell table:number-columns-repeated="4"/>
          <table:table-cell table:style-name="ce4" table:formula="of:=[.$AK$3]/[.$L42]" office:value-type="float" office:value="7.82062038298466" calcext:value-type="float">
            <text:p>7.82</text:p>
          </table:table-cell>
          <table:table-cell table:number-columns-repeated="4"/>
          <table:table-cell table:style-name="ce4" table:formula="of:=[.$AP$3]/[.$L42]" office:value-type="float" office:value="97.045128163625" calcext:value-type="float">
            <text:p>97.05</text:p>
          </table:table-cell>
          <table:table-cell table:number-columns-repeated="4"/>
          <table:table-cell table:style-name="ce4" table:formula="of:=[.$AU$3]/[.$L42]" office:value-type="float" office:value="72.1945587223654" calcext:value-type="float">
            <text:p>72.19</text:p>
          </table:table-cell>
          <table:table-cell table:number-columns-repeated="4"/>
          <table:table-cell table:style-name="ce4" table:formula="of:=[.$AZ$3]/[.$L42]" office:value-type="float" office:value="11.3563447851051" calcext:value-type="float">
            <text:p>11.36</text:p>
          </table:table-cell>
          <table:table-cell table:number-columns-repeated="4"/>
          <table:table-cell table:style-name="ce4" table:formula="of:=[.$BE$3]/[.$L42]" office:value-type="float" office:value="140.944755430262" calcext:value-type="float">
            <text:p>140.94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4" table:formula="of:=4.44822/1000*[.B43]" office:value-type="float" office:value="0.9786084" calcext:value-type="float">
            <text:p>0.98</text:p>
          </table:table-cell>
          <table:table-cell table:style-name="ce4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4" table:formula="of:=[.$Q$3]/[.$L43]" office:value-type="float" office:value="18.9057849901963" calcext:value-type="float">
            <text:p>18.91</text:p>
          </table:table-cell>
          <table:table-cell table:number-columns-repeated="4"/>
          <table:table-cell table:style-name="ce4" table:formula="of:=[.$V$3]/[.$L43]" office:value-type="float" office:value="2.9713540165811" calcext:value-type="float">
            <text:p>2.97</text:p>
          </table:table-cell>
          <table:table-cell table:number-columns-repeated="4"/>
          <table:table-cell table:style-name="ce4" table:formula="of:=[.$AA$3]/[.$L43]" office:value-type="float" office:value="36.9083281933815" calcext:value-type="float">
            <text:p>36.91</text:p>
          </table:table-cell>
          <table:table-cell table:number-columns-repeated="4"/>
          <table:table-cell table:style-name="ce4" table:formula="of:=[.$AF$3]/[.$L43]" office:value-type="float" office:value="33.8933694008758" calcext:value-type="float">
            <text:p>33.89</text:p>
          </table:table-cell>
          <table:table-cell table:number-columns-repeated="4"/>
          <table:table-cell table:style-name="ce4" table:formula="of:=[.$AK$3]/[.$L43]" office:value-type="float" office:value="5.33224117021681" calcext:value-type="float">
            <text:p>5.33</text:p>
          </table:table-cell>
          <table:table-cell table:number-columns-repeated="4"/>
          <table:table-cell table:style-name="ce4" table:formula="of:=[.$AP$3]/[.$L43]" office:value-type="float" office:value="66.1671328388352" calcext:value-type="float">
            <text:p>66.17</text:p>
          </table:table-cell>
          <table:table-cell table:number-columns-repeated="4"/>
          <table:table-cell table:style-name="ce4" table:formula="of:=[.$AU$3]/[.$L43]" office:value-type="float" office:value="49.2235627652491" calcext:value-type="float">
            <text:p>49.22</text:p>
          </table:table-cell>
          <table:table-cell table:number-columns-repeated="4"/>
          <table:table-cell table:style-name="ce4" table:formula="of:=[.$AZ$3]/[.$L43]" office:value-type="float" office:value="7.74296235348072" calcext:value-type="float">
            <text:p>7.74</text:p>
          </table:table-cell>
          <table:table-cell table:number-columns-repeated="4"/>
          <table:table-cell table:style-name="ce4" table:formula="of:=[.$BE$3]/[.$L43]" office:value-type="float" office:value="96.0986968842695" calcext:value-type="float">
            <text:p>96.1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44]" office:value-type="float" office:value="0.889644" calcext:value-type="float">
            <text:p>0.89</text:p>
          </table:table-cell>
          <table:table-cell table:style-name="ce4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44]" office:value-type="float" office:value="20.7963634892159" calcext:value-type="float">
            <text:p>20.80</text:p>
          </table:table-cell>
          <table:table-cell table:number-columns-repeated="4"/>
          <table:table-cell table:style-name="ce4" table:formula="of:=[.$V$3]/[.$L44]" office:value-type="float" office:value="3.26848941823921" calcext:value-type="float">
            <text:p>3.27</text:p>
          </table:table-cell>
          <table:table-cell table:number-columns-repeated="4"/>
          <table:table-cell table:style-name="ce4" table:formula="of:=[.$AA$3]/[.$L44]" office:value-type="float" office:value="40.5991610127197" calcext:value-type="float">
            <text:p>40.60</text:p>
          </table:table-cell>
          <table:table-cell table:number-columns-repeated="4"/>
          <table:table-cell table:style-name="ce4" table:formula="of:=[.$AF$3]/[.$L44]" office:value-type="float" office:value="37.2827063409634" calcext:value-type="float">
            <text:p>37.28</text:p>
          </table:table-cell>
          <table:table-cell table:number-columns-repeated="4"/>
          <table:table-cell table:style-name="ce4" table:formula="of:=[.$AK$3]/[.$L44]" office:value-type="float" office:value="5.86546528723849" calcext:value-type="float">
            <text:p>5.87</text:p>
          </table:table-cell>
          <table:table-cell table:number-columns-repeated="4"/>
          <table:table-cell table:style-name="ce4" table:formula="of:=[.$AP$3]/[.$L44]" office:value-type="float" office:value="72.7838461227188" calcext:value-type="float">
            <text:p>72.78</text:p>
          </table:table-cell>
          <table:table-cell table:number-columns-repeated="4"/>
          <table:table-cell table:style-name="ce4" table:formula="of:=[.$AU$3]/[.$L44]" office:value-type="float" office:value="54.145919041774" calcext:value-type="float">
            <text:p>54.15</text:p>
          </table:table-cell>
          <table:table-cell table:number-columns-repeated="4"/>
          <table:table-cell table:style-name="ce4" table:formula="of:=[.$AZ$3]/[.$L44]" office:value-type="float" office:value="8.51725858882879" calcext:value-type="float">
            <text:p>8.52</text:p>
          </table:table-cell>
          <table:table-cell table:number-columns-repeated="4"/>
          <table:table-cell table:style-name="ce4" table:formula="of:=[.$BE$3]/[.$L44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4" table:formula="of:=4.44822/1000*[.B45]" office:value-type="float" office:value="1.112055" calcext:value-type="float">
            <text:p>1.11</text:p>
          </table:table-cell>
          <table:table-cell table:style-name="ce4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4" table:formula="of:=[.$Q$3]/[.$L45]" office:value-type="float" office:value="16.6370907913727" calcext:value-type="float">
            <text:p>16.64</text:p>
          </table:table-cell>
          <table:table-cell table:number-columns-repeated="4"/>
          <table:table-cell table:style-name="ce4" table:formula="of:=[.$V$3]/[.$L45]" office:value-type="float" office:value="2.61479153459136" calcext:value-type="float">
            <text:p>2.61</text:p>
          </table:table-cell>
          <table:table-cell table:number-columns-repeated="4"/>
          <table:table-cell table:style-name="ce4" table:formula="of:=[.$AA$3]/[.$L45]" office:value-type="float" office:value="32.4793288101758" calcext:value-type="float">
            <text:p>32.48</text:p>
          </table:table-cell>
          <table:table-cell table:number-columns-repeated="4"/>
          <table:table-cell table:style-name="ce4" table:formula="of:=[.$AF$3]/[.$L45]" office:value-type="float" office:value="29.8261650727707" calcext:value-type="float">
            <text:p>29.83</text:p>
          </table:table-cell>
          <table:table-cell table:number-columns-repeated="4"/>
          <table:table-cell table:style-name="ce4" table:formula="of:=[.$AK$3]/[.$L45]" office:value-type="float" office:value="4.69237222979079" calcext:value-type="float">
            <text:p>4.69</text:p>
          </table:table-cell>
          <table:table-cell table:number-columns-repeated="4"/>
          <table:table-cell table:style-name="ce4" table:formula="of:=[.$AP$3]/[.$L45]" office:value-type="float" office:value="58.227076898175" calcext:value-type="float">
            <text:p>58.23</text:p>
          </table:table-cell>
          <table:table-cell table:number-columns-repeated="4"/>
          <table:table-cell table:style-name="ce4" table:formula="of:=[.$AU$3]/[.$L45]" office:value-type="float" office:value="43.3167352334192" calcext:value-type="float">
            <text:p>43.32</text:p>
          </table:table-cell>
          <table:table-cell table:number-columns-repeated="4"/>
          <table:table-cell table:style-name="ce4" table:formula="of:=[.$AZ$3]/[.$L45]" office:value-type="float" office:value="6.81380687106303" calcext:value-type="float">
            <text:p>6.81</text:p>
          </table:table-cell>
          <table:table-cell table:number-columns-repeated="4"/>
          <table:table-cell table:style-name="ce4" table:formula="of:=[.$BE$3]/[.$L45]" office:value-type="float" office:value="84.5668532581572" calcext:value-type="float">
            <text:p>84.5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4" table:formula="of:=4.44822/1000*[.B46]" office:value-type="float" office:value="1.112055" calcext:value-type="float">
            <text:p>1.11</text:p>
          </table:table-cell>
          <table:table-cell table:style-name="ce4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4" table:formula="of:=[.$Q$3]/[.$L46]" office:value-type="float" office:value="16.6370907913727" calcext:value-type="float">
            <text:p>16.64</text:p>
          </table:table-cell>
          <table:table-cell table:number-columns-repeated="4"/>
          <table:table-cell table:style-name="ce4" table:formula="of:=[.$V$3]/[.$L46]" office:value-type="float" office:value="2.61479153459136" calcext:value-type="float">
            <text:p>2.61</text:p>
          </table:table-cell>
          <table:table-cell table:number-columns-repeated="4"/>
          <table:table-cell table:style-name="ce4" table:formula="of:=[.$AA$3]/[.$L46]" office:value-type="float" office:value="32.4793288101758" calcext:value-type="float">
            <text:p>32.48</text:p>
          </table:table-cell>
          <table:table-cell table:number-columns-repeated="4"/>
          <table:table-cell table:style-name="ce4" table:formula="of:=[.$AF$3]/[.$L46]" office:value-type="float" office:value="29.8261650727707" calcext:value-type="float">
            <text:p>29.83</text:p>
          </table:table-cell>
          <table:table-cell table:number-columns-repeated="4"/>
          <table:table-cell table:style-name="ce4" table:formula="of:=[.$AK$3]/[.$L46]" office:value-type="float" office:value="4.69237222979079" calcext:value-type="float">
            <text:p>4.69</text:p>
          </table:table-cell>
          <table:table-cell table:number-columns-repeated="4"/>
          <table:table-cell table:style-name="ce4" table:formula="of:=[.$AP$3]/[.$L46]" office:value-type="float" office:value="58.227076898175" calcext:value-type="float">
            <text:p>58.23</text:p>
          </table:table-cell>
          <table:table-cell table:number-columns-repeated="4"/>
          <table:table-cell table:style-name="ce4" table:formula="of:=[.$AU$3]/[.$L46]" office:value-type="float" office:value="43.3167352334192" calcext:value-type="float">
            <text:p>43.32</text:p>
          </table:table-cell>
          <table:table-cell table:number-columns-repeated="4"/>
          <table:table-cell table:style-name="ce4" table:formula="of:=[.$AZ$3]/[.$L46]" office:value-type="float" office:value="6.81380687106303" calcext:value-type="float">
            <text:p>6.81</text:p>
          </table:table-cell>
          <table:table-cell table:number-columns-repeated="4"/>
          <table:table-cell table:style-name="ce4" table:formula="of:=[.$BE$3]/[.$L46]" office:value-type="float" office:value="84.5668532581572" calcext:value-type="float">
            <text:p>84.5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4" table:formula="of:=4.44822/1000*[.B47]" office:value-type="float" office:value="1.334466" calcext:value-type="float">
            <text:p>1.33</text:p>
          </table:table-cell>
          <table:table-cell table:style-name="ce4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4" table:formula="of:=[.$Q$3]/[.$L47]" office:value-type="float" office:value="13.8642423261439" calcext:value-type="float">
            <text:p>13.86</text:p>
          </table:table-cell>
          <table:table-cell table:number-columns-repeated="4"/>
          <table:table-cell table:style-name="ce4" table:formula="of:=[.$V$3]/[.$L47]" office:value-type="float" office:value="2.1789929454928" calcext:value-type="float">
            <text:p>2.18</text:p>
          </table:table-cell>
          <table:table-cell table:number-columns-repeated="4"/>
          <table:table-cell table:style-name="ce4" table:formula="of:=[.$AA$3]/[.$L47]" office:value-type="float" office:value="27.0661073418131" calcext:value-type="float">
            <text:p>27.07</text:p>
          </table:table-cell>
          <table:table-cell table:number-columns-repeated="4"/>
          <table:table-cell table:style-name="ce4" table:formula="of:=[.$AF$3]/[.$L47]" office:value-type="float" office:value="24.8551375606422" calcext:value-type="float">
            <text:p>24.86</text:p>
          </table:table-cell>
          <table:table-cell table:number-columns-repeated="4"/>
          <table:table-cell table:style-name="ce4" table:formula="of:=[.$AK$3]/[.$L47]" office:value-type="float" office:value="3.91031019149233" calcext:value-type="float">
            <text:p>3.91</text:p>
          </table:table-cell>
          <table:table-cell table:number-columns-repeated="4"/>
          <table:table-cell table:style-name="ce4" table:formula="of:=[.$AP$3]/[.$L47]" office:value-type="float" office:value="48.5225640818125" calcext:value-type="float">
            <text:p>48.52</text:p>
          </table:table-cell>
          <table:table-cell table:number-columns-repeated="4"/>
          <table:table-cell table:style-name="ce4" table:formula="of:=[.$AU$3]/[.$L47]" office:value-type="float" office:value="36.0972793611827" calcext:value-type="float">
            <text:p>36.10</text:p>
          </table:table-cell>
          <table:table-cell table:number-columns-repeated="4"/>
          <table:table-cell table:style-name="ce4" table:formula="of:=[.$AZ$3]/[.$L47]" office:value-type="float" office:value="5.67817239255253" calcext:value-type="float">
            <text:p>5.68</text:p>
          </table:table-cell>
          <table:table-cell table:number-columns-repeated="4"/>
          <table:table-cell table:style-name="ce4" table:formula="of:=[.$BE$3]/[.$L47]" office:value-type="float" office:value="70.472377715131" calcext:value-type="float">
            <text:p>70.4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4" table:formula="of:=4.44822/1000*[.B48]" office:value-type="float" office:value="0.5337864" calcext:value-type="float">
            <text:p>0.53</text:p>
          </table:table-cell>
          <table:table-cell table:style-name="ce4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4" table:formula="of:=[.$Q$3]/[.$L48]" office:value-type="float" office:value="34.6606058153599" calcext:value-type="float">
            <text:p>34.66</text:p>
          </table:table-cell>
          <table:table-cell table:number-columns-repeated="4"/>
          <table:table-cell table:style-name="ce4" table:formula="of:=[.$V$3]/[.$L48]" office:value-type="float" office:value="5.44748236373201" calcext:value-type="float">
            <text:p>5.45</text:p>
          </table:table-cell>
          <table:table-cell table:number-columns-repeated="4"/>
          <table:table-cell table:style-name="ce4" table:formula="of:=[.$AA$3]/[.$L48]" office:value-type="float" office:value="67.6652683545328" calcext:value-type="float">
            <text:p>67.67</text:p>
          </table:table-cell>
          <table:table-cell table:number-columns-repeated="4"/>
          <table:table-cell table:style-name="ce4" table:formula="of:=[.$AF$3]/[.$L48]" office:value-type="float" office:value="62.1378439016056" calcext:value-type="float">
            <text:p>62.14</text:p>
          </table:table-cell>
          <table:table-cell table:number-columns-repeated="4"/>
          <table:table-cell table:style-name="ce4" table:formula="of:=[.$AK$3]/[.$L48]" office:value-type="float" office:value="9.77577547873082" calcext:value-type="float">
            <text:p>9.78</text:p>
          </table:table-cell>
          <table:table-cell table:number-columns-repeated="4"/>
          <table:table-cell table:style-name="ce4" table:formula="of:=[.$AP$3]/[.$L48]" office:value-type="float" office:value="121.306410204531" calcext:value-type="float">
            <text:p>121.31</text:p>
          </table:table-cell>
          <table:table-cell table:number-columns-repeated="4"/>
          <table:table-cell table:style-name="ce4" table:formula="of:=[.$AU$3]/[.$L48]" office:value-type="float" office:value="90.2431984029567" calcext:value-type="float">
            <text:p>90.24</text:p>
          </table:table-cell>
          <table:table-cell table:number-columns-repeated="4"/>
          <table:table-cell table:style-name="ce4" table:formula="of:=[.$AZ$3]/[.$L48]" office:value-type="float" office:value="14.1954309813813" calcext:value-type="float">
            <text:p>14.20</text:p>
          </table:table-cell>
          <table:table-cell table:number-columns-repeated="4"/>
          <table:table-cell table:style-name="ce4" table:formula="of:=[.$BE$3]/[.$L48]" office:value-type="float" office:value="176.180944287828" calcext:value-type="float">
            <text:p>176.1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style-name="ce4" table:formula="of:=4.44822/1000*[.B49]" office:value-type="float" office:value="1.4234304" calcext:value-type="float">
            <text:p>1.42</text:p>
          </table:table-cell>
          <table:table-cell table:style-name="ce4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4" table:formula="of:=[.$Q$3]/[.$L49]" office:value-type="float" office:value="12.9977271807599" calcext:value-type="float">
            <text:p>13.00</text:p>
          </table:table-cell>
          <table:table-cell table:number-columns-repeated="4"/>
          <table:table-cell table:style-name="ce4" table:formula="of:=[.$V$3]/[.$L49]" office:value-type="float" office:value="2.0428058863995" calcext:value-type="float">
            <text:p>2.04</text:p>
          </table:table-cell>
          <table:table-cell table:number-columns-repeated="4"/>
          <table:table-cell table:style-name="ce4" table:formula="of:=[.$AA$3]/[.$L49]" office:value-type="float" office:value="25.3744756329498" calcext:value-type="float">
            <text:p>25.37</text:p>
          </table:table-cell>
          <table:table-cell table:number-columns-repeated="4"/>
          <table:table-cell table:style-name="ce4" table:formula="of:=[.$AF$3]/[.$L49]" office:value-type="float" office:value="23.3016914631021" calcext:value-type="float">
            <text:p>23.30</text:p>
          </table:table-cell>
          <table:table-cell table:number-columns-repeated="4"/>
          <table:table-cell table:style-name="ce4" table:formula="of:=[.$AK$3]/[.$L49]" office:value-type="float" office:value="3.66591580452406" calcext:value-type="float">
            <text:p>3.67</text:p>
          </table:table-cell>
          <table:table-cell table:number-columns-repeated="4"/>
          <table:table-cell table:style-name="ce4" table:formula="of:=[.$AP$3]/[.$L49]" office:value-type="float" office:value="45.4899038266992" calcext:value-type="float">
            <text:p>45.49</text:p>
          </table:table-cell>
          <table:table-cell table:number-columns-repeated="4"/>
          <table:table-cell table:style-name="ce4" table:formula="of:=[.$AU$3]/[.$L49]" office:value-type="float" office:value="33.8411994011088" calcext:value-type="float">
            <text:p>33.84</text:p>
          </table:table-cell>
          <table:table-cell table:number-columns-repeated="4"/>
          <table:table-cell table:style-name="ce4" table:formula="of:=[.$AZ$3]/[.$L49]" office:value-type="float" office:value="5.32328661801799" calcext:value-type="float">
            <text:p>5.32</text:p>
          </table:table-cell>
          <table:table-cell table:number-columns-repeated="4"/>
          <table:table-cell table:style-name="ce4" table:formula="of:=[.$BE$3]/[.$L49]" office:value-type="float" office:value="66.0678541079353" calcext:value-type="float">
            <text:p>66.0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style-name="ce4" table:formula="of:=4.44822/1000*[.B50]" office:value-type="float" office:value="1.3789482" calcext:value-type="float">
            <text:p>1.38</text:p>
          </table:table-cell>
          <table:table-cell table:style-name="ce4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4" table:formula="of:=[.$Q$3]/[.$L50]" office:value-type="float" office:value="13.4170087027199" calcext:value-type="float">
            <text:p>13.42</text:p>
          </table:table-cell>
          <table:table-cell table:number-columns-repeated="4"/>
          <table:table-cell table:style-name="ce10" table:formula="of:=[.$V$3]/[.$L50]" office:value-type="float" office:value="2.10870285047691" calcext:value-type="float">
            <text:p>2.11</text:p>
          </table:table-cell>
          <table:table-cell table:number-columns-repeated="4"/>
          <table:table-cell table:style-name="ce4" table:formula="of:=[.$AA$3]/[.$L50]" office:value-type="float" office:value="26.1930071049804" calcext:value-type="float">
            <text:p>26.19</text:p>
          </table:table-cell>
          <table:table-cell table:number-columns-repeated="4"/>
          <table:table-cell table:style-name="ce4" table:formula="of:=[.$AF$3]/[.$L50]" office:value-type="float" office:value="24.0533589296538" calcext:value-type="float">
            <text:p>24.05</text:p>
          </table:table-cell>
          <table:table-cell table:number-columns-repeated="4"/>
          <table:table-cell table:style-name="ce4" table:formula="of:=[.$AK$3]/[.$L50]" office:value-type="float" office:value="3.78417115305709" calcext:value-type="float">
            <text:p>3.78</text:p>
          </table:table-cell>
          <table:table-cell table:number-columns-repeated="4"/>
          <table:table-cell table:style-name="ce4" table:formula="of:=[.$AP$3]/[.$L50]" office:value-type="float" office:value="46.9573200791734" calcext:value-type="float">
            <text:p>46.96</text:p>
          </table:table-cell>
          <table:table-cell table:number-columns-repeated="4"/>
          <table:table-cell table:style-name="ce4" table:formula="of:=[.$AU$3]/[.$L50]" office:value-type="float" office:value="34.9328509946929" calcext:value-type="float">
            <text:p>34.93</text:p>
          </table:table-cell>
          <table:table-cell table:number-columns-repeated="4"/>
          <table:table-cell table:style-name="ce4" table:formula="of:=[.$AZ$3]/[.$L50]" office:value-type="float" office:value="5.49500554117986" calcext:value-type="float">
            <text:p>5.50</text:p>
          </table:table-cell>
          <table:table-cell table:number-columns-repeated="4"/>
          <table:table-cell table:style-name="ce4" table:formula="of:=[.$BE$3]/[.$L50]" office:value-type="float" office:value="68.1990752081913" calcext:value-type="float">
            <text:p>68.2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51]" office:value-type="float" office:value="0.6227508" calcext:value-type="float">
            <text:p>0.62</text:p>
          </table:table-cell>
          <table:table-cell table:style-name="ce4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51]" office:value-type="float" office:value="29.7090906988799" calcext:value-type="float">
            <text:p>29.71</text:p>
          </table:table-cell>
          <table:table-cell table:number-columns-repeated="4"/>
          <table:table-cell table:style-name="ce4" table:formula="of:=[.$V$3]/[.$L51]" office:value-type="float" office:value="4.66927059748458" calcext:value-type="float">
            <text:p>4.67</text:p>
          </table:table-cell>
          <table:table-cell table:number-columns-repeated="4"/>
          <table:table-cell table:style-name="ce4" table:formula="of:=[.$AA$3]/[.$L51]" office:value-type="float" office:value="57.9988014467424" calcext:value-type="float">
            <text:p>58.00</text:p>
          </table:table-cell>
          <table:table-cell table:number-columns-repeated="4"/>
          <table:table-cell table:style-name="ce4" table:formula="of:=[.$AF$3]/[.$L51]" office:value-type="float" office:value="53.2610090585191" calcext:value-type="float">
            <text:p>53.26</text:p>
          </table:table-cell>
          <table:table-cell table:number-columns-repeated="4"/>
          <table:table-cell table:style-name="ce4" table:formula="of:=[.$AK$3]/[.$L51]" office:value-type="float" office:value="8.37923612462641" calcext:value-type="float">
            <text:p>8.38</text:p>
          </table:table-cell>
          <table:table-cell table:number-columns-repeated="4"/>
          <table:table-cell table:style-name="ce4" table:formula="of:=[.$AP$3]/[.$L51]" office:value-type="float" office:value="103.976923032455" calcext:value-type="float">
            <text:p>103.98</text:p>
          </table:table-cell>
          <table:table-cell table:number-columns-repeated="4"/>
          <table:table-cell table:style-name="ce4" table:formula="of:=[.$AU$3]/[.$L51]" office:value-type="float" office:value="77.35131291682" calcext:value-type="float">
            <text:p>77.35</text:p>
          </table:table-cell>
          <table:table-cell table:number-columns-repeated="4"/>
          <table:table-cell table:style-name="ce4" table:formula="of:=[.$AZ$3]/[.$L51]" office:value-type="float" office:value="12.1675122697554" calcext:value-type="float">
            <text:p>12.17</text:p>
          </table:table-cell>
          <table:table-cell table:number-columns-repeated="4"/>
          <table:table-cell table:style-name="ce4" table:formula="of:=[.$BE$3]/[.$L51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4" table:formula="of:=4.44822/1000*[.B52]" office:value-type="float" office:value="0.8006796" calcext:value-type="float">
            <text:p>0.80</text:p>
          </table:table-cell>
          <table:table-cell table:style-name="ce4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4" table:formula="of:=[.$Q$3]/[.$L52]" office:value-type="float" office:value="23.1070705435732" calcext:value-type="float">
            <text:p>23.11</text:p>
          </table:table-cell>
          <table:table-cell table:number-columns-repeated="4"/>
          <table:table-cell table:style-name="ce4" table:formula="of:=[.$V$3]/[.$L52]" office:value-type="float" office:value="3.63165490915467" calcext:value-type="float">
            <text:p>3.63</text:p>
          </table:table-cell>
          <table:table-cell table:number-columns-repeated="4"/>
          <table:table-cell table:style-name="ce4" table:formula="of:=[.$AA$3]/[.$L52]" office:value-type="float" office:value="45.1101789030219" calcext:value-type="float">
            <text:p>45.11</text:p>
          </table:table-cell>
          <table:table-cell table:number-columns-repeated="4"/>
          <table:table-cell table:style-name="ce4" table:formula="of:=[.$AF$3]/[.$L52]" office:value-type="float" office:value="41.4252292677371" calcext:value-type="float">
            <text:p>41.43</text:p>
          </table:table-cell>
          <table:table-cell table:number-columns-repeated="4"/>
          <table:table-cell table:style-name="ce4" table:formula="of:=[.$AK$3]/[.$L52]" office:value-type="float" office:value="6.51718365248721" calcext:value-type="float">
            <text:p>6.52</text:p>
          </table:table-cell>
          <table:table-cell table:number-columns-repeated="4"/>
          <table:table-cell table:style-name="ce4" table:formula="of:=[.$AP$3]/[.$L52]" office:value-type="float" office:value="80.8709401363542" calcext:value-type="float">
            <text:p>80.87</text:p>
          </table:table-cell>
          <table:table-cell table:number-columns-repeated="4"/>
          <table:table-cell table:style-name="ce4" table:formula="of:=[.$AU$3]/[.$L52]" office:value-type="float" office:value="60.1621322686378" calcext:value-type="float">
            <text:p>60.16</text:p>
          </table:table-cell>
          <table:table-cell table:number-columns-repeated="4"/>
          <table:table-cell table:style-name="ce4" table:formula="of:=[.$AZ$3]/[.$L52]" office:value-type="float" office:value="9.46362065425421" calcext:value-type="float">
            <text:p>9.46</text:p>
          </table:table-cell>
          <table:table-cell table:number-columns-repeated="4"/>
          <table:table-cell table:style-name="ce4" table:formula="of:=[.$BE$3]/[.$L52]" office:value-type="float" office:value="117.453962858552" calcext:value-type="float">
            <text:p>117.4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4" table:formula="of:=4.44822/1000*[.B53]" office:value-type="float" office:value="1.0230906" calcext:value-type="float">
            <text:p>1.02</text:p>
          </table:table-cell>
          <table:table-cell table:style-name="ce4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4" table:formula="of:=[.$Q$3]/[.$L53]" office:value-type="float" office:value="18.0837943384486" calcext:value-type="float">
            <text:p>18.08</text:p>
          </table:table-cell>
          <table:table-cell table:number-columns-repeated="4"/>
          <table:table-cell table:style-name="ce4" table:formula="of:=[.$V$3]/[.$L53]" office:value-type="float" office:value="2.84216471151235" calcext:value-type="float">
            <text:p>2.84</text:p>
          </table:table-cell>
          <table:table-cell table:number-columns-repeated="4"/>
          <table:table-cell table:style-name="ce4" table:formula="of:=[.$AA$3]/[.$L53]" office:value-type="float" office:value="35.3036182719302" calcext:value-type="float">
            <text:p>35.30</text:p>
          </table:table-cell>
          <table:table-cell table:number-columns-repeated="4"/>
          <table:table-cell table:style-name="ce4" table:formula="of:=[.$AF$3]/[.$L53]" office:value-type="float" office:value="32.419744644316" calcext:value-type="float">
            <text:p>32.42</text:p>
          </table:table-cell>
          <table:table-cell table:number-columns-repeated="4"/>
          <table:table-cell table:style-name="ce4" table:formula="of:=[.$AK$3]/[.$L53]" office:value-type="float" office:value="5.10040459759869" calcext:value-type="float">
            <text:p>5.10</text:p>
          </table:table-cell>
          <table:table-cell table:number-columns-repeated="4"/>
          <table:table-cell table:style-name="ce4" table:formula="of:=[.$AP$3]/[.$L53]" office:value-type="float" office:value="63.2903009762772" calcext:value-type="float">
            <text:p>63.29</text:p>
          </table:table-cell>
          <table:table-cell table:number-columns-repeated="4"/>
          <table:table-cell table:style-name="ce4" table:formula="of:=[.$AU$3]/[.$L53]" office:value-type="float" office:value="47.0834078624122" calcext:value-type="float">
            <text:p>47.08</text:p>
          </table:table-cell>
          <table:table-cell table:number-columns-repeated="4"/>
          <table:table-cell table:style-name="ce4" table:formula="of:=[.$AZ$3]/[.$L53]" office:value-type="float" office:value="7.40631181637286" calcext:value-type="float">
            <text:p>7.41</text:p>
          </table:table-cell>
          <table:table-cell table:number-columns-repeated="4"/>
          <table:table-cell table:style-name="ce4" table:formula="of:=[.$BE$3]/[.$L53]" office:value-type="float" office:value="91.92049267191" calcext:value-type="float">
            <text:p>91.92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4" table:formula="of:=4.44822/1000*[.B54]" office:value-type="float" office:value="1.2899838" calcext:value-type="float">
            <text:p>1.29</text:p>
          </table:table-cell>
          <table:table-cell table:style-name="ce4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4" table:formula="of:=[.$Q$3]/[.$L54]" office:value-type="float" office:value="14.3423196477351" calcext:value-type="float">
            <text:p>14.34</text:p>
          </table:table-cell>
          <table:table-cell table:number-columns-repeated="4"/>
          <table:table-cell table:style-name="ce4" table:formula="of:=[.$V$3]/[.$L54]" office:value-type="float" office:value="2.25413063326842" calcext:value-type="float">
            <text:p>2.25</text:p>
          </table:table-cell>
          <table:table-cell table:number-columns-repeated="4"/>
          <table:table-cell table:style-name="ce4" table:formula="of:=[.$AA$3]/[.$L54]" office:value-type="float" office:value="27.9994213880825" calcext:value-type="float">
            <text:p>28.00</text:p>
          </table:table-cell>
          <table:table-cell table:number-columns-repeated="4"/>
          <table:table-cell table:style-name="ce4" table:formula="of:=[.$AF$3]/[.$L54]" office:value-type="float" office:value="25.7122112696299" calcext:value-type="float">
            <text:p>25.71</text:p>
          </table:table-cell>
          <table:table-cell table:number-columns-repeated="4"/>
          <table:table-cell table:style-name="ce4" table:formula="of:=[.$AK$3]/[.$L54]" office:value-type="float" office:value="4.04514847395758" calcext:value-type="float">
            <text:p>4.05</text:p>
          </table:table-cell>
          <table:table-cell table:number-columns-repeated="4"/>
          <table:table-cell table:style-name="ce4" table:formula="of:=[.$AP$3]/[.$L54]" office:value-type="float" office:value="50.1957559467026" calcext:value-type="float">
            <text:p>50.20</text:p>
          </table:table-cell>
          <table:table-cell table:number-columns-repeated="4"/>
          <table:table-cell table:style-name="ce4" table:formula="of:=[.$AU$3]/[.$L54]" office:value-type="float" office:value="37.3420131322579" calcext:value-type="float">
            <text:p>37.34</text:p>
          </table:table-cell>
          <table:table-cell table:number-columns-repeated="4"/>
          <table:table-cell table:style-name="ce4" table:formula="of:=[.$AZ$3]/[.$L54]" office:value-type="float" office:value="5.87397144057158" calcext:value-type="float">
            <text:p>5.87</text:p>
          </table:table-cell>
          <table:table-cell table:number-columns-repeated="4"/>
          <table:table-cell table:style-name="ce4" table:formula="of:=[.$BE$3]/[.$L54]" office:value-type="float" office:value="72.9024597053079" calcext:value-type="float">
            <text:p>72.9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4" table:formula="of:=4.44822/1000*[.B55]" office:value-type="float" office:value="1.2899838" calcext:value-type="float">
            <text:p>1.29</text:p>
          </table:table-cell>
          <table:table-cell table:style-name="ce4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4" table:formula="of:=[.$Q$3]/[.$L55]" office:value-type="float" office:value="14.3423196477351" calcext:value-type="float">
            <text:p>14.34</text:p>
          </table:table-cell>
          <table:table-cell table:number-columns-repeated="4"/>
          <table:table-cell table:style-name="ce4" table:formula="of:=[.$V$3]/[.$L55]" office:value-type="float" office:value="2.25413063326842" calcext:value-type="float">
            <text:p>2.25</text:p>
          </table:table-cell>
          <table:table-cell table:number-columns-repeated="4"/>
          <table:table-cell table:style-name="ce4" table:formula="of:=[.$AA$3]/[.$L55]" office:value-type="float" office:value="27.9994213880825" calcext:value-type="float">
            <text:p>28.00</text:p>
          </table:table-cell>
          <table:table-cell table:number-columns-repeated="4"/>
          <table:table-cell table:style-name="ce4" table:formula="of:=[.$AF$3]/[.$L55]" office:value-type="float" office:value="25.7122112696299" calcext:value-type="float">
            <text:p>25.71</text:p>
          </table:table-cell>
          <table:table-cell table:number-columns-repeated="4"/>
          <table:table-cell table:style-name="ce4" table:formula="of:=[.$AK$3]/[.$L55]" office:value-type="float" office:value="4.04514847395758" calcext:value-type="float">
            <text:p>4.05</text:p>
          </table:table-cell>
          <table:table-cell table:number-columns-repeated="4"/>
          <table:table-cell table:style-name="ce4" table:formula="of:=[.$AP$3]/[.$L55]" office:value-type="float" office:value="50.1957559467026" calcext:value-type="float">
            <text:p>50.20</text:p>
          </table:table-cell>
          <table:table-cell table:number-columns-repeated="4"/>
          <table:table-cell table:style-name="ce4" table:formula="of:=[.$AU$3]/[.$L55]" office:value-type="float" office:value="37.3420131322579" calcext:value-type="float">
            <text:p>37.34</text:p>
          </table:table-cell>
          <table:table-cell table:number-columns-repeated="4"/>
          <table:table-cell table:style-name="ce4" table:formula="of:=[.$AZ$3]/[.$L55]" office:value-type="float" office:value="5.87397144057158" calcext:value-type="float">
            <text:p>5.87</text:p>
          </table:table-cell>
          <table:table-cell table:number-columns-repeated="4"/>
          <table:table-cell table:style-name="ce4" table:formula="of:=[.$BE$3]/[.$L55]" office:value-type="float" office:value="72.9024597053079" calcext:value-type="float">
            <text:p>72.9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4" table:formula="of:=4.44822/1000*[.B56]" office:value-type="float" office:value="1.556877" calcext:value-type="float">
            <text:p>1.56</text:p>
          </table:table-cell>
          <table:table-cell table:style-name="ce4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4" table:formula="of:=[.$Q$3]/[.$L56]" office:value-type="float" office:value="11.8836362795519" calcext:value-type="float">
            <text:p>11.88</text:p>
          </table:table-cell>
          <table:table-cell table:number-columns-repeated="4"/>
          <table:table-cell table:style-name="ce4" table:formula="of:=[.$V$3]/[.$L56]" office:value-type="float" office:value="1.86770823899383" calcext:value-type="float">
            <text:p>1.87</text:p>
          </table:table-cell>
          <table:table-cell table:number-columns-repeated="4"/>
          <table:table-cell table:style-name="ce4" table:formula="of:=[.$AA$3]/[.$L56]" office:value-type="float" office:value="23.199520578697" calcext:value-type="float">
            <text:p>23.20</text:p>
          </table:table-cell>
          <table:table-cell table:number-columns-repeated="4"/>
          <table:table-cell table:style-name="ce4" table:formula="of:=[.$AF$3]/[.$L56]" office:value-type="float" office:value="21.3044036234076" calcext:value-type="float">
            <text:p>21.30</text:p>
          </table:table-cell>
          <table:table-cell table:number-columns-repeated="4"/>
          <table:table-cell table:style-name="ce4" table:formula="of:=[.$AK$3]/[.$L56]" office:value-type="float" office:value="3.35169444985057" calcext:value-type="float">
            <text:p>3.35</text:p>
          </table:table-cell>
          <table:table-cell table:number-columns-repeated="4"/>
          <table:table-cell table:style-name="ce4" table:formula="of:=[.$AP$3]/[.$L56]" office:value-type="float" office:value="41.5907692129821" calcext:value-type="float">
            <text:p>41.59</text:p>
          </table:table-cell>
          <table:table-cell table:number-columns-repeated="4"/>
          <table:table-cell table:style-name="ce4" table:formula="of:=[.$AU$3]/[.$L56]" office:value-type="float" office:value="30.940525166728" calcext:value-type="float">
            <text:p>30.94</text:p>
          </table:table-cell>
          <table:table-cell table:number-columns-repeated="4"/>
          <table:table-cell table:style-name="ce4" table:formula="of:=[.$AZ$3]/[.$L56]" office:value-type="float" office:value="4.86700490790217" calcext:value-type="float">
            <text:p>4.87</text:p>
          </table:table-cell>
          <table:table-cell table:number-columns-repeated="4"/>
          <table:table-cell table:style-name="ce4" table:formula="of:=[.$BE$3]/[.$L56]" office:value-type="float" office:value="60.404895184398" calcext:value-type="float">
            <text:p>60.4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57]" office:value-type="float" office:value="0.6227508" calcext:value-type="float">
            <text:p>0.62</text:p>
          </table:table-cell>
          <table:table-cell table:style-name="ce4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57]" office:value-type="float" office:value="29.7090906988799" calcext:value-type="float">
            <text:p>29.71</text:p>
          </table:table-cell>
          <table:table-cell table:number-columns-repeated="4"/>
          <table:table-cell table:style-name="ce4" table:formula="of:=[.$V$3]/[.$L57]" office:value-type="float" office:value="4.66927059748458" calcext:value-type="float">
            <text:p>4.67</text:p>
          </table:table-cell>
          <table:table-cell table:number-columns-repeated="4"/>
          <table:table-cell table:style-name="ce4" table:formula="of:=[.$AA$3]/[.$L57]" office:value-type="float" office:value="57.9988014467424" calcext:value-type="float">
            <text:p>58.00</text:p>
          </table:table-cell>
          <table:table-cell table:number-columns-repeated="4"/>
          <table:table-cell table:style-name="ce4" table:formula="of:=[.$AF$3]/[.$L57]" office:value-type="float" office:value="53.2610090585191" calcext:value-type="float">
            <text:p>53.26</text:p>
          </table:table-cell>
          <table:table-cell table:number-columns-repeated="4"/>
          <table:table-cell table:style-name="ce4" table:formula="of:=[.$AK$3]/[.$L57]" office:value-type="float" office:value="8.37923612462641" calcext:value-type="float">
            <text:p>8.38</text:p>
          </table:table-cell>
          <table:table-cell table:number-columns-repeated="4"/>
          <table:table-cell table:style-name="ce4" table:formula="of:=[.$AP$3]/[.$L57]" office:value-type="float" office:value="103.976923032455" calcext:value-type="float">
            <text:p>103.98</text:p>
          </table:table-cell>
          <table:table-cell table:number-columns-repeated="4"/>
          <table:table-cell table:style-name="ce4" table:formula="of:=[.$AU$3]/[.$L57]" office:value-type="float" office:value="77.35131291682" calcext:value-type="float">
            <text:p>77.35</text:p>
          </table:table-cell>
          <table:table-cell table:number-columns-repeated="4"/>
          <table:table-cell table:style-name="ce4" table:formula="of:=[.$AZ$3]/[.$L57]" office:value-type="float" office:value="12.1675122697554" calcext:value-type="float">
            <text:p>12.17</text:p>
          </table:table-cell>
          <table:table-cell table:number-columns-repeated="4"/>
          <table:table-cell table:style-name="ce4" table:formula="of:=[.$BE$3]/[.$L57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4" table:formula="of:=4.44822/1000*[.B58]" office:value-type="float" office:value="0.8006796" calcext:value-type="float">
            <text:p>0.80</text:p>
          </table:table-cell>
          <table:table-cell table:style-name="ce4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4" table:formula="of:=[.$Q$3]/[.$L58]" office:value-type="float" office:value="23.1070705435732" calcext:value-type="float">
            <text:p>23.11</text:p>
          </table:table-cell>
          <table:table-cell table:number-columns-repeated="4"/>
          <table:table-cell table:style-name="ce4" table:formula="of:=[.$V$3]/[.$L58]" office:value-type="float" office:value="3.63165490915467" calcext:value-type="float">
            <text:p>3.63</text:p>
          </table:table-cell>
          <table:table-cell table:number-columns-repeated="4"/>
          <table:table-cell table:style-name="ce4" table:formula="of:=[.$AA$3]/[.$L58]" office:value-type="float" office:value="45.1101789030219" calcext:value-type="float">
            <text:p>45.11</text:p>
          </table:table-cell>
          <table:table-cell table:number-columns-repeated="4"/>
          <table:table-cell table:style-name="ce4" table:formula="of:=[.$AF$3]/[.$L58]" office:value-type="float" office:value="41.4252292677371" calcext:value-type="float">
            <text:p>41.43</text:p>
          </table:table-cell>
          <table:table-cell table:number-columns-repeated="4"/>
          <table:table-cell table:style-name="ce4" table:formula="of:=[.$AK$3]/[.$L58]" office:value-type="float" office:value="6.51718365248721" calcext:value-type="float">
            <text:p>6.52</text:p>
          </table:table-cell>
          <table:table-cell table:number-columns-repeated="4"/>
          <table:table-cell table:style-name="ce4" table:formula="of:=[.$AP$3]/[.$L58]" office:value-type="float" office:value="80.8709401363542" calcext:value-type="float">
            <text:p>80.87</text:p>
          </table:table-cell>
          <table:table-cell table:number-columns-repeated="4"/>
          <table:table-cell table:style-name="ce4" table:formula="of:=[.$AU$3]/[.$L58]" office:value-type="float" office:value="60.1621322686378" calcext:value-type="float">
            <text:p>60.16</text:p>
          </table:table-cell>
          <table:table-cell table:number-columns-repeated="4"/>
          <table:table-cell table:style-name="ce4" table:formula="of:=[.$AZ$3]/[.$L58]" office:value-type="float" office:value="9.46362065425421" calcext:value-type="float">
            <text:p>9.46</text:p>
          </table:table-cell>
          <table:table-cell table:number-columns-repeated="4"/>
          <table:table-cell table:style-name="ce4" table:formula="of:=[.$BE$3]/[.$L58]" office:value-type="float" office:value="117.453962858552" calcext:value-type="float">
            <text:p>117.4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4" table:formula="of:=4.44822/1000*[.B59]" office:value-type="float" office:value="2.22411" calcext:value-type="float">
            <text:p>2.22</text:p>
          </table:table-cell>
          <table:table-cell table:style-name="ce4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4" table:formula="of:=[.$Q$3]/[.$L59]" office:value-type="float" office:value="8.31854539568637" calcext:value-type="float">
            <text:p>8.32</text:p>
          </table:table-cell>
          <table:table-cell table:number-columns-repeated="4"/>
          <table:table-cell table:style-name="ce4" table:formula="of:=[.$V$3]/[.$L59]" office:value-type="float" office:value="1.30739576729568" calcext:value-type="float">
            <text:p>1.31</text:p>
          </table:table-cell>
          <table:table-cell table:number-columns-repeated="4"/>
          <table:table-cell table:style-name="ce4" table:formula="of:=[.$AA$3]/[.$L59]" office:value-type="float" office:value="16.2396644050879" calcext:value-type="float">
            <text:p>16.24</text:p>
          </table:table-cell>
          <table:table-cell table:number-columns-repeated="4"/>
          <table:table-cell table:style-name="ce4" table:formula="of:=[.$AF$3]/[.$L59]" office:value-type="float" office:value="14.9130825363853" calcext:value-type="float">
            <text:p>14.91</text:p>
          </table:table-cell>
          <table:table-cell table:number-columns-repeated="4"/>
          <table:table-cell table:style-name="ce4" table:formula="of:=[.$AK$3]/[.$L59]" office:value-type="float" office:value="2.3461861148954" calcext:value-type="float">
            <text:p>2.35</text:p>
          </table:table-cell>
          <table:table-cell table:number-columns-repeated="4"/>
          <table:table-cell table:style-name="ce4" table:formula="of:=[.$AP$3]/[.$L59]" office:value-type="float" office:value="29.1135384490875" calcext:value-type="float">
            <text:p>29.11</text:p>
          </table:table-cell>
          <table:table-cell table:number-columns-repeated="4"/>
          <table:table-cell table:style-name="ce4" table:formula="of:=[.$AU$3]/[.$L59]" office:value-type="float" office:value="21.6583676167096" calcext:value-type="float">
            <text:p>21.66</text:p>
          </table:table-cell>
          <table:table-cell table:number-columns-repeated="4"/>
          <table:table-cell table:style-name="ce4" table:formula="of:=[.$AZ$3]/[.$L59]" office:value-type="float" office:value="3.40690343553152" calcext:value-type="float">
            <text:p>3.41</text:p>
          </table:table-cell>
          <table:table-cell table:number-columns-repeated="4"/>
          <table:table-cell table:style-name="ce4" table:formula="of:=[.$BE$3]/[.$L59]" office:value-type="float" office:value="42.2834266290786" calcext:value-type="float">
            <text:p>42.2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4" table:formula="of:=4.44822/1000*[.B60]" office:value-type="float" office:value="0.667233" calcext:value-type="float">
            <text:p>0.67</text:p>
          </table:table-cell>
          <table:table-cell table:style-name="ce4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4" table:formula="of:=[.$Q$3]/[.$L60]" office:value-type="float" office:value="27.7284846522879" calcext:value-type="float">
            <text:p>27.73</text:p>
          </table:table-cell>
          <table:table-cell table:number-columns-repeated="4"/>
          <table:table-cell table:style-name="ce4" table:formula="of:=[.$V$3]/[.$L60]" office:value-type="float" office:value="4.35798589098561" calcext:value-type="float">
            <text:p>4.36</text:p>
          </table:table-cell>
          <table:table-cell table:number-columns-repeated="4"/>
          <table:table-cell table:style-name="ce4" table:formula="of:=[.$AA$3]/[.$L60]" office:value-type="float" office:value="54.1322146836263" calcext:value-type="float">
            <text:p>54.13</text:p>
          </table:table-cell>
          <table:table-cell table:number-columns-repeated="4"/>
          <table:table-cell table:style-name="ce4" table:formula="of:=[.$AF$3]/[.$L60]" office:value-type="float" office:value="49.7102751212845" calcext:value-type="float">
            <text:p>49.71</text:p>
          </table:table-cell>
          <table:table-cell table:number-columns-repeated="4"/>
          <table:table-cell table:style-name="ce4" table:formula="of:=[.$AK$3]/[.$L60]" office:value-type="float" office:value="7.82062038298466" calcext:value-type="float">
            <text:p>7.82</text:p>
          </table:table-cell>
          <table:table-cell table:number-columns-repeated="4"/>
          <table:table-cell table:style-name="ce4" table:formula="of:=[.$AP$3]/[.$L60]" office:value-type="float" office:value="97.045128163625" calcext:value-type="float">
            <text:p>97.05</text:p>
          </table:table-cell>
          <table:table-cell table:number-columns-repeated="4"/>
          <table:table-cell table:style-name="ce4" table:formula="of:=[.$AU$3]/[.$L60]" office:value-type="float" office:value="72.1945587223654" calcext:value-type="float">
            <text:p>72.19</text:p>
          </table:table-cell>
          <table:table-cell table:number-columns-repeated="4"/>
          <table:table-cell table:style-name="ce4" table:formula="of:=[.$AZ$3]/[.$L60]" office:value-type="float" office:value="11.3563447851051" calcext:value-type="float">
            <text:p>11.36</text:p>
          </table:table-cell>
          <table:table-cell table:number-columns-repeated="4"/>
          <table:table-cell table:style-name="ce4" table:formula="of:=[.$BE$3]/[.$L60]" office:value-type="float" office:value="140.944755430262" calcext:value-type="float">
            <text:p>140.94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4" table:formula="of:=4.44822/1000*[.B61]" office:value-type="float" office:value="1.556877" calcext:value-type="float">
            <text:p>1.56</text:p>
          </table:table-cell>
          <table:table-cell table:style-name="ce4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4" table:formula="of:=[.$Q$3]/[.$L61]" office:value-type="float" office:value="11.8836362795519" calcext:value-type="float">
            <text:p>11.88</text:p>
          </table:table-cell>
          <table:table-cell table:number-columns-repeated="4"/>
          <table:table-cell table:style-name="ce4" table:formula="of:=[.$V$3]/[.$L61]" office:value-type="float" office:value="1.86770823899383" calcext:value-type="float">
            <text:p>1.87</text:p>
          </table:table-cell>
          <table:table-cell table:number-columns-repeated="4"/>
          <table:table-cell table:style-name="ce4" table:formula="of:=[.$AA$3]/[.$L61]" office:value-type="float" office:value="23.199520578697" calcext:value-type="float">
            <text:p>23.20</text:p>
          </table:table-cell>
          <table:table-cell table:number-columns-repeated="4"/>
          <table:table-cell table:style-name="ce4" table:formula="of:=[.$AF$3]/[.$L61]" office:value-type="float" office:value="21.3044036234076" calcext:value-type="float">
            <text:p>21.30</text:p>
          </table:table-cell>
          <table:table-cell table:number-columns-repeated="4"/>
          <table:table-cell table:style-name="ce4" table:formula="of:=[.$AK$3]/[.$L61]" office:value-type="float" office:value="3.35169444985057" calcext:value-type="float">
            <text:p>3.35</text:p>
          </table:table-cell>
          <table:table-cell table:number-columns-repeated="4"/>
          <table:table-cell table:style-name="ce4" table:formula="of:=[.$AP$3]/[.$L61]" office:value-type="float" office:value="41.5907692129821" calcext:value-type="float">
            <text:p>41.59</text:p>
          </table:table-cell>
          <table:table-cell table:number-columns-repeated="4"/>
          <table:table-cell table:style-name="ce4" table:formula="of:=[.$AU$3]/[.$L61]" office:value-type="float" office:value="30.940525166728" calcext:value-type="float">
            <text:p>30.94</text:p>
          </table:table-cell>
          <table:table-cell table:number-columns-repeated="4"/>
          <table:table-cell table:style-name="ce4" table:formula="of:=[.$AZ$3]/[.$L61]" office:value-type="float" office:value="4.86700490790217" calcext:value-type="float">
            <text:p>4.87</text:p>
          </table:table-cell>
          <table:table-cell table:number-columns-repeated="4"/>
          <table:table-cell table:style-name="ce4" table:formula="of:=[.$BE$3]/[.$L61]" office:value-type="float" office:value="60.404895184398" calcext:value-type="float">
            <text:p>60.4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62]" office:value-type="float" office:value="0.889644" calcext:value-type="float">
            <text:p>0.89</text:p>
          </table:table-cell>
          <table:table-cell table:style-name="ce4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62]" office:value-type="float" office:value="20.7963634892159" calcext:value-type="float">
            <text:p>20.80</text:p>
          </table:table-cell>
          <table:table-cell table:number-columns-repeated="4"/>
          <table:table-cell table:style-name="ce4" table:formula="of:=[.$V$3]/[.$L62]" office:value-type="float" office:value="3.26848941823921" calcext:value-type="float">
            <text:p>3.27</text:p>
          </table:table-cell>
          <table:table-cell table:number-columns-repeated="4"/>
          <table:table-cell table:style-name="ce4" table:formula="of:=[.$AA$3]/[.$L62]" office:value-type="float" office:value="40.5991610127197" calcext:value-type="float">
            <text:p>40.60</text:p>
          </table:table-cell>
          <table:table-cell table:number-columns-repeated="4"/>
          <table:table-cell table:style-name="ce4" table:formula="of:=[.$AF$3]/[.$L62]" office:value-type="float" office:value="37.2827063409634" calcext:value-type="float">
            <text:p>37.28</text:p>
          </table:table-cell>
          <table:table-cell table:number-columns-repeated="4"/>
          <table:table-cell table:style-name="ce4" table:formula="of:=[.$AK$3]/[.$L62]" office:value-type="float" office:value="5.86546528723849" calcext:value-type="float">
            <text:p>5.87</text:p>
          </table:table-cell>
          <table:table-cell table:number-columns-repeated="4"/>
          <table:table-cell table:style-name="ce4" table:formula="of:=[.$AP$3]/[.$L62]" office:value-type="float" office:value="72.7838461227188" calcext:value-type="float">
            <text:p>72.78</text:p>
          </table:table-cell>
          <table:table-cell table:number-columns-repeated="4"/>
          <table:table-cell table:style-name="ce4" table:formula="of:=[.$AU$3]/[.$L62]" office:value-type="float" office:value="54.145919041774" calcext:value-type="float">
            <text:p>54.15</text:p>
          </table:table-cell>
          <table:table-cell table:number-columns-repeated="4"/>
          <table:table-cell table:style-name="ce4" table:formula="of:=[.$AZ$3]/[.$L62]" office:value-type="float" office:value="8.51725858882879" calcext:value-type="float">
            <text:p>8.52</text:p>
          </table:table-cell>
          <table:table-cell table:number-columns-repeated="4"/>
          <table:table-cell table:style-name="ce4" table:formula="of:=[.$BE$3]/[.$L62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table:formula="of:=4.44822/1000*[.B63]" office:value-type="float" office:value="1.779288" calcext:value-type="float">
            <text:p>1.78</text:p>
          </table:table-cell>
          <table:table-cell table:style-name="ce4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4" table:formula="of:=[.$Q$3]/[.$L63]" office:value-type="float" office:value="10.398181744608" calcext:value-type="float">
            <text:p>10.40</text:p>
          </table:table-cell>
          <table:table-cell table:number-columns-repeated="4"/>
          <table:table-cell table:style-name="ce4" table:formula="of:=[.$V$3]/[.$L63]" office:value-type="float" office:value="1.6342447091196" calcext:value-type="float">
            <text:p>1.63</text:p>
          </table:table-cell>
          <table:table-cell table:number-columns-repeated="4"/>
          <table:table-cell table:style-name="ce4" table:formula="of:=[.$AA$3]/[.$L63]" office:value-type="float" office:value="20.2995805063598" calcext:value-type="float">
            <text:p>20.30</text:p>
          </table:table-cell>
          <table:table-cell table:number-columns-repeated="4"/>
          <table:table-cell table:style-name="ce4" table:formula="of:=[.$AF$3]/[.$L63]" office:value-type="float" office:value="18.6413531704817" calcext:value-type="float">
            <text:p>18.64</text:p>
          </table:table-cell>
          <table:table-cell table:number-columns-repeated="4"/>
          <table:table-cell table:style-name="ce4" table:formula="of:=[.$AK$3]/[.$L63]" office:value-type="float" office:value="2.93273264361925" calcext:value-type="float">
            <text:p>2.93</text:p>
          </table:table-cell>
          <table:table-cell table:number-columns-repeated="4"/>
          <table:table-cell table:style-name="ce4" table:formula="of:=[.$AP$3]/[.$L63]" office:value-type="float" office:value="36.3919230613594" calcext:value-type="float">
            <text:p>36.39</text:p>
          </table:table-cell>
          <table:table-cell table:number-columns-repeated="4"/>
          <table:table-cell table:style-name="ce4" table:formula="of:=[.$AU$3]/[.$L63]" office:value-type="float" office:value="27.072959520887" calcext:value-type="float">
            <text:p>27.07</text:p>
          </table:table-cell>
          <table:table-cell table:number-columns-repeated="4"/>
          <table:table-cell table:style-name="ce4" table:formula="of:=[.$AZ$3]/[.$L63]" office:value-type="float" office:value="4.2586292944144" calcext:value-type="float">
            <text:p>4.26</text:p>
          </table:table-cell>
          <table:table-cell table:number-columns-repeated="4"/>
          <table:table-cell table:style-name="ce4" table:formula="of:=[.$BE$3]/[.$L63]" office:value-type="float" office:value="52.8542832863483" calcext:value-type="float">
            <text:p>52.8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4" table:formula="of:=4.44822/1000*[.B64]" office:value-type="float" office:value="1.6013592" calcext:value-type="float">
            <text:p>1.60</text:p>
          </table:table-cell>
          <table:table-cell table:style-name="ce4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4" table:formula="of:=[.$Q$3]/[.$L64]" office:value-type="float" office:value="11.5535352717866" calcext:value-type="float">
            <text:p>11.55</text:p>
          </table:table-cell>
          <table:table-cell table:number-columns-repeated="4"/>
          <table:table-cell table:style-name="ce4" table:formula="of:=[.$V$3]/[.$L64]" office:value-type="float" office:value="1.81582745457734" calcext:value-type="float">
            <text:p>1.82</text:p>
          </table:table-cell>
          <table:table-cell table:number-columns-repeated="4"/>
          <table:table-cell table:style-name="ce4" table:formula="of:=[.$AA$3]/[.$L64]" office:value-type="float" office:value="22.5550894515109" calcext:value-type="float">
            <text:p>22.56</text:p>
          </table:table-cell>
          <table:table-cell table:number-columns-repeated="4"/>
          <table:table-cell table:style-name="ce4" table:formula="of:=[.$AF$3]/[.$L64]" office:value-type="float" office:value="20.7126146338685" calcext:value-type="float">
            <text:p>20.71</text:p>
          </table:table-cell>
          <table:table-cell table:number-columns-repeated="4"/>
          <table:table-cell table:style-name="ce4" table:formula="of:=[.$AK$3]/[.$L64]" office:value-type="float" office:value="3.25859182624361" calcext:value-type="float">
            <text:p>3.26</text:p>
          </table:table-cell>
          <table:table-cell table:number-columns-repeated="4"/>
          <table:table-cell table:style-name="ce4" table:formula="of:=[.$AP$3]/[.$L64]" office:value-type="float" office:value="40.4354700681771" calcext:value-type="float">
            <text:p>40.44</text:p>
          </table:table-cell>
          <table:table-cell table:number-columns-repeated="4"/>
          <table:table-cell table:style-name="ce4" table:formula="of:=[.$AU$3]/[.$L64]" office:value-type="float" office:value="30.0810661343189" calcext:value-type="float">
            <text:p>30.08</text:p>
          </table:table-cell>
          <table:table-cell table:number-columns-repeated="4"/>
          <table:table-cell table:style-name="ce4" table:formula="of:=[.$AZ$3]/[.$L64]" office:value-type="float" office:value="4.73181032712711" calcext:value-type="float">
            <text:p>4.73</text:p>
          </table:table-cell>
          <table:table-cell table:number-columns-repeated="4"/>
          <table:table-cell table:style-name="ce4" table:formula="of:=[.$BE$3]/[.$L64]" office:value-type="float" office:value="58.7269814292758" calcext:value-type="float">
            <text:p>58.73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table:formula="of:=4.44822/1000*[.B65]" office:value-type="float" office:value="0.889644" calcext:value-type="float">
            <text:p>0.89</text:p>
          </table:table-cell>
          <table:table-cell table:style-name="ce4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4" table:formula="of:=[.$Q$3]/[.$L65]" office:value-type="float" office:value="20.7963634892159" calcext:value-type="float">
            <text:p>20.80</text:p>
          </table:table-cell>
          <table:table-cell table:number-columns-repeated="4"/>
          <table:table-cell table:style-name="ce4" table:formula="of:=[.$V$3]/[.$L65]" office:value-type="float" office:value="3.26848941823921" calcext:value-type="float">
            <text:p>3.27</text:p>
          </table:table-cell>
          <table:table-cell table:number-columns-repeated="4"/>
          <table:table-cell table:style-name="ce4" table:formula="of:=[.$AA$3]/[.$L65]" office:value-type="float" office:value="40.5991610127197" calcext:value-type="float">
            <text:p>40.60</text:p>
          </table:table-cell>
          <table:table-cell table:number-columns-repeated="4"/>
          <table:table-cell table:style-name="ce4" table:formula="of:=[.$AF$3]/[.$L65]" office:value-type="float" office:value="37.2827063409634" calcext:value-type="float">
            <text:p>37.28</text:p>
          </table:table-cell>
          <table:table-cell table:number-columns-repeated="4"/>
          <table:table-cell table:style-name="ce4" table:formula="of:=[.$AK$3]/[.$L65]" office:value-type="float" office:value="5.86546528723849" calcext:value-type="float">
            <text:p>5.87</text:p>
          </table:table-cell>
          <table:table-cell table:number-columns-repeated="4"/>
          <table:table-cell table:style-name="ce4" table:formula="of:=[.$AP$3]/[.$L65]" office:value-type="float" office:value="72.7838461227188" calcext:value-type="float">
            <text:p>72.78</text:p>
          </table:table-cell>
          <table:table-cell table:number-columns-repeated="4"/>
          <table:table-cell table:style-name="ce4" table:formula="of:=[.$AU$3]/[.$L65]" office:value-type="float" office:value="54.145919041774" calcext:value-type="float">
            <text:p>54.15</text:p>
          </table:table-cell>
          <table:table-cell table:number-columns-repeated="4"/>
          <table:table-cell table:style-name="ce4" table:formula="of:=[.$AZ$3]/[.$L65]" office:value-type="float" office:value="8.51725858882879" calcext:value-type="float">
            <text:p>8.52</text:p>
          </table:table-cell>
          <table:table-cell table:number-columns-repeated="4"/>
          <table:table-cell table:style-name="ce4" table:formula="of:=[.$BE$3]/[.$L65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4" table:formula="of:=4.44822/1000*[.B66]" office:value-type="float" office:value="1.6013592" calcext:value-type="float">
            <text:p>1.60</text:p>
          </table:table-cell>
          <table:table-cell table:style-name="ce4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4" table:formula="of:=[.$Q$3]/[.$L66]" office:value-type="float" office:value="11.5535352717866" calcext:value-type="float">
            <text:p>11.55</text:p>
          </table:table-cell>
          <table:table-cell table:number-columns-repeated="4"/>
          <table:table-cell table:style-name="ce4" table:formula="of:=[.$V$3]/[.$L66]" office:value-type="float" office:value="1.81582745457734" calcext:value-type="float">
            <text:p>1.82</text:p>
          </table:table-cell>
          <table:table-cell table:number-columns-repeated="4"/>
          <table:table-cell table:style-name="ce4" table:formula="of:=[.$AA$3]/[.$L66]" office:value-type="float" office:value="22.5550894515109" calcext:value-type="float">
            <text:p>22.56</text:p>
          </table:table-cell>
          <table:table-cell table:number-columns-repeated="4"/>
          <table:table-cell table:style-name="ce4" table:formula="of:=[.$AF$3]/[.$L66]" office:value-type="float" office:value="20.7126146338685" calcext:value-type="float">
            <text:p>20.71</text:p>
          </table:table-cell>
          <table:table-cell table:number-columns-repeated="4"/>
          <table:table-cell table:style-name="ce4" table:formula="of:=[.$AK$3]/[.$L66]" office:value-type="float" office:value="3.25859182624361" calcext:value-type="float">
            <text:p>3.26</text:p>
          </table:table-cell>
          <table:table-cell table:number-columns-repeated="4"/>
          <table:table-cell table:style-name="ce4" table:formula="of:=[.$AP$3]/[.$L66]" office:value-type="float" office:value="40.4354700681771" calcext:value-type="float">
            <text:p>40.44</text:p>
          </table:table-cell>
          <table:table-cell table:number-columns-repeated="4"/>
          <table:table-cell table:style-name="ce4" table:formula="of:=[.$AU$3]/[.$L66]" office:value-type="float" office:value="30.0810661343189" calcext:value-type="float">
            <text:p>30.08</text:p>
          </table:table-cell>
          <table:table-cell table:number-columns-repeated="4"/>
          <table:table-cell table:style-name="ce4" table:formula="of:=[.$AZ$3]/[.$L66]" office:value-type="float" office:value="4.73181032712711" calcext:value-type="float">
            <text:p>4.73</text:p>
          </table:table-cell>
          <table:table-cell table:number-columns-repeated="4"/>
          <table:table-cell table:style-name="ce4" table:formula="of:=[.$BE$3]/[.$L66]" office:value-type="float" office:value="58.7269814292758" calcext:value-type="float">
            <text:p>58.73</text:p>
          </table:table-cell>
          <table:table-cell table:number-columns-repeated="967"/>
        </table:table-row>
        <table:table-row table:style-name="ro1">
          <table:table-cell table:number-columns-repeated="11"/>
          <table:table-cell table:style-name="ce9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9" table:formula="of:=MIN([.Q42:.Q66])" office:value-type="float" office:value="8.31854539568637" calcext:value-type="float">
            <text:p>8.32</text:p>
          </table:table-cell>
          <table:table-cell table:number-columns-repeated="4"/>
          <table:table-cell table:style-name="ce9" table:formula="of:=MIN([.V42:.V66])" office:value-type="float" office:value="1.30739576729568" calcext:value-type="float">
            <text:p>1.31</text:p>
          </table:table-cell>
          <table:table-cell table:number-columns-repeated="4"/>
          <table:table-cell table:style-name="ce9" table:formula="of:=MIN([.AA42:.AA66])" office:value-type="float" office:value="16.2396644050879" calcext:value-type="float">
            <text:p>16.24</text:p>
          </table:table-cell>
          <table:table-cell table:number-columns-repeated="4"/>
          <table:table-cell table:style-name="ce9" table:formula="of:=MIN([.AF42:.AF66])" office:value-type="float" office:value="14.9130825363853" calcext:value-type="float">
            <text:p>14.91</text:p>
          </table:table-cell>
          <table:table-cell table:number-columns-repeated="4"/>
          <table:table-cell table:style-name="ce9" table:formula="of:=MIN([.AK42:.AK66])" office:value-type="float" office:value="2.3461861148954" calcext:value-type="float">
            <text:p>2.35</text:p>
          </table:table-cell>
          <table:table-cell table:number-columns-repeated="4"/>
          <table:table-cell table:style-name="ce9" table:formula="of:=MIN([.AP42:.AP66])" office:value-type="float" office:value="29.1135384490875" calcext:value-type="float">
            <text:p>29.11</text:p>
          </table:table-cell>
          <table:table-cell table:number-columns-repeated="4"/>
          <table:table-cell table:style-name="ce9" table:formula="of:=MIN([.AU42:.AU66])" office:value-type="float" office:value="21.6583676167096" calcext:value-type="float">
            <text:p>21.66</text:p>
          </table:table-cell>
          <table:table-cell table:number-columns-repeated="4"/>
          <table:table-cell table:style-name="ce9" table:formula="of:=MIN([.AZ42:.AZ66])" office:value-type="float" office:value="3.40690343553152" calcext:value-type="float">
            <text:p>3.41</text:p>
          </table:table-cell>
          <table:table-cell table:number-columns-repeated="4"/>
          <table:table-cell table:style-name="ce9" table:formula="of:=MIN([.BE42:.BE66])" office:value-type="float" office:value="42.2834266290786" calcext:value-type="float">
            <text:p>42.28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plf</text:p>
          </table:table-cell>
          <table:table-cell table:style-name="ce2" office:value-type="string" calcext:value-type="string">
            <text:p>kN/ft</text:p>
          </table:table-cell>
          <table:table-cell table:style-name="ce2" office:value-type="string" calcext:value-type="string">
            <text:p>kN/m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4" table:formula="of:=4.44822/1000*[.B70]" office:value-type="float" office:value="0.6227508" calcext:value-type="float">
            <text:p>0.62</text:p>
          </table:table-cell>
          <table:table-cell table:style-name="ce4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4" table:formula="of:=[.$Q$3]/[.$L70]" office:value-type="float" office:value="29.7090906988799" calcext:value-type="float">
            <text:p>29.71</text:p>
          </table:table-cell>
          <table:table-cell table:number-columns-repeated="4"/>
          <table:table-cell table:style-name="ce4" table:formula="of:=[.$V$3]/[.$L70]" office:value-type="float" office:value="4.66927059748458" calcext:value-type="float">
            <text:p>4.67</text:p>
          </table:table-cell>
          <table:table-cell table:number-columns-repeated="4"/>
          <table:table-cell table:style-name="ce4" table:formula="of:=[.$AA$3]/[.$L70]" office:value-type="float" office:value="57.9988014467424" calcext:value-type="float">
            <text:p>58.00</text:p>
          </table:table-cell>
          <table:table-cell table:number-columns-repeated="4"/>
          <table:table-cell table:style-name="ce4" table:formula="of:=[.$AF$3]/[.$L70]" office:value-type="float" office:value="53.2610090585191" calcext:value-type="float">
            <text:p>53.26</text:p>
          </table:table-cell>
          <table:table-cell table:number-columns-repeated="4"/>
          <table:table-cell table:style-name="ce4" table:formula="of:=[.$AK$3]/[.$L70]" office:value-type="float" office:value="8.37923612462641" calcext:value-type="float">
            <text:p>8.38</text:p>
          </table:table-cell>
          <table:table-cell table:number-columns-repeated="4"/>
          <table:table-cell table:style-name="ce4" table:formula="of:=[.$AP$3]/[.$L70]" office:value-type="float" office:value="103.976923032455" calcext:value-type="float">
            <text:p>103.98</text:p>
          </table:table-cell>
          <table:table-cell table:number-columns-repeated="4"/>
          <table:table-cell table:style-name="ce4" table:formula="of:=[.$AU$3]/[.$L70]" office:value-type="float" office:value="77.35131291682" calcext:value-type="float">
            <text:p>77.35</text:p>
          </table:table-cell>
          <table:table-cell table:number-columns-repeated="4"/>
          <table:table-cell table:style-name="ce4" table:formula="of:=[.$AZ$3]/[.$L70]" office:value-type="float" office:value="12.1675122697554" calcext:value-type="float">
            <text:p>12.17</text:p>
          </table:table-cell>
          <table:table-cell table:number-columns-repeated="4"/>
          <table:table-cell table:style-name="ce4" table:formula="of:=[.$BE$3]/[.$L70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style-name="ce4" table:formula="of:=4.44822/1000*[.B71]" office:value-type="float" office:value="3.7365048" calcext:value-type="float">
            <text:p>3.74</text:p>
          </table:table-cell>
          <table:table-cell table:style-name="ce4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4" table:formula="of:=[.$Q$3]/[.$L71]" office:value-type="float" office:value="4.95151511647998" calcext:value-type="float">
            <text:p>4.95</text:p>
          </table:table-cell>
          <table:table-cell table:number-columns-repeated="4"/>
          <table:table-cell table:style-name="ce10" table:formula="of:=[.$V$3]/[.$L71]" office:value-type="float" office:value="0.77821176624743" calcext:value-type="float">
            <text:p>0.78</text:p>
          </table:table-cell>
          <table:table-cell table:number-columns-repeated="4"/>
          <table:table-cell table:style-name="ce10" table:formula="of:=[.$AA$3]/[.$L71]" office:value-type="float" office:value="9.6664669077904" calcext:value-type="float">
            <text:p>9.67</text:p>
          </table:table-cell>
          <table:table-cell table:number-columns-repeated="4"/>
          <table:table-cell table:style-name="ce4" table:formula="of:=[.$AF$3]/[.$L71]" office:value-type="float" office:value="8.87683484308651" calcext:value-type="float">
            <text:p>8.88</text:p>
          </table:table-cell>
          <table:table-cell table:number-columns-repeated="4"/>
          <table:table-cell table:style-name="ce4" table:formula="of:=[.$AK$3]/[.$L71]" office:value-type="float" office:value="1.3965393541044" calcext:value-type="float">
            <text:p>1.40</text:p>
          </table:table-cell>
          <table:table-cell table:number-columns-repeated="4"/>
          <table:table-cell table:style-name="ce4" table:formula="of:=[.$AP$3]/[.$L71]" office:value-type="float" office:value="17.3294871720759" calcext:value-type="float">
            <text:p>17.33</text:p>
          </table:table-cell>
          <table:table-cell table:number-columns-repeated="4"/>
          <table:table-cell table:style-name="ce4" table:formula="of:=[.$AU$3]/[.$L71]" office:value-type="float" office:value="12.8918854861367" calcext:value-type="float">
            <text:p>12.89</text:p>
          </table:table-cell>
          <table:table-cell table:number-columns-repeated="4"/>
          <table:table-cell table:style-name="ce4" table:formula="of:=[.$AZ$3]/[.$L71]" office:value-type="float" office:value="2.0279187116259" calcext:value-type="float">
            <text:p>2.03</text:p>
          </table:table-cell>
          <table:table-cell table:number-columns-repeated="4"/>
          <table:table-cell table:style-name="ce4" table:formula="of:=[.$BE$3]/[.$L71]" office:value-type="float" office:value="25.1687063268325" calcext:value-type="float">
            <text:p>25.1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style-name="ce4" table:formula="of:=4.44822/1000*[.B72]" office:value-type="float" office:value="7.4730096" calcext:value-type="float">
            <text:p>7.47</text:p>
          </table:table-cell>
          <table:table-cell table:style-name="ce4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10" table:formula="of:=[.$Q$3]/[.$L72]" office:value-type="float" office:value="2.47575755823999" calcext:value-type="float">
            <text:p>2.48</text:p>
          </table:table-cell>
          <table:table-cell table:number-columns-repeated="4"/>
          <table:table-cell table:style-name="ce4" table:formula="of:=[.$V$3]/[.$L72]" office:value-type="float" office:value="0.389105883123715" calcext:value-type="float">
            <text:p>0.39</text:p>
          </table:table-cell>
          <table:table-cell table:number-columns-repeated="4"/>
          <table:table-cell table:style-name="ce4" table:formula="of:=[.$AA$3]/[.$L72]" office:value-type="float" office:value="4.8332334538952" calcext:value-type="float">
            <text:p>4.83</text:p>
          </table:table-cell>
          <table:table-cell table:number-columns-repeated="4"/>
          <table:table-cell table:style-name="ce4" table:formula="of:=[.$AF$3]/[.$L72]" office:value-type="float" office:value="4.43841742154326" calcext:value-type="float">
            <text:p>4.44</text:p>
          </table:table-cell>
          <table:table-cell table:number-columns-repeated="4"/>
          <table:table-cell table:style-name="ce4" table:formula="of:=[.$AK$3]/[.$L72]" office:value-type="float" office:value="0.698269677052201" calcext:value-type="float">
            <text:p>0.70</text:p>
          </table:table-cell>
          <table:table-cell table:number-columns-repeated="4"/>
          <table:table-cell table:style-name="ce4" table:formula="of:=[.$AP$3]/[.$L72]" office:value-type="float" office:value="8.66474358603795" calcext:value-type="float">
            <text:p>8.66</text:p>
          </table:table-cell>
          <table:table-cell table:number-columns-repeated="4"/>
          <table:table-cell table:style-name="ce4" table:formula="of:=[.$AU$3]/[.$L72]" office:value-type="float" office:value="6.44594274306833" calcext:value-type="float">
            <text:p>6.45</text:p>
          </table:table-cell>
          <table:table-cell table:number-columns-repeated="4"/>
          <table:table-cell table:style-name="ce4" table:formula="of:=[.$AZ$3]/[.$L72]" office:value-type="float" office:value="1.01395935581295" calcext:value-type="float">
            <text:p>1.01</text:p>
          </table:table-cell>
          <table:table-cell table:number-columns-repeated="4"/>
          <table:table-cell table:style-name="ce4" table:formula="of:=[.$BE$3]/[.$L72]" office:value-type="float" office:value="12.5843531634163" calcext:value-type="float">
            <text:p>12.5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4" table:formula="of:=4.44822/1000*[.B73]" office:value-type="float" office:value="0.5560275" calcext:value-type="float">
            <text:p>0.56</text:p>
          </table:table-cell>
          <table:table-cell table:style-name="ce4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4" table:formula="of:=[.$Q$3]/[.$L73]" office:value-type="float" office:value="33.2741815827455" calcext:value-type="float">
            <text:p>33.27</text:p>
          </table:table-cell>
          <table:table-cell table:number-columns-repeated="4"/>
          <table:table-cell table:style-name="ce4" table:formula="of:=[.$V$3]/[.$L73]" office:value-type="float" office:value="5.22958306918273" calcext:value-type="float">
            <text:p>5.23</text:p>
          </table:table-cell>
          <table:table-cell table:number-columns-repeated="4"/>
          <table:table-cell table:style-name="ce4" table:formula="of:=[.$AA$3]/[.$L73]" office:value-type="float" office:value="64.9586576203515" calcext:value-type="float">
            <text:p>64.96</text:p>
          </table:table-cell>
          <table:table-cell table:number-columns-repeated="4"/>
          <table:table-cell table:style-name="ce4" table:formula="of:=[.$AF$3]/[.$L73]" office:value-type="float" office:value="59.6523301455414" calcext:value-type="float">
            <text:p>59.65</text:p>
          </table:table-cell>
          <table:table-cell table:number-columns-repeated="4"/>
          <table:table-cell table:style-name="ce4" table:formula="of:=[.$AK$3]/[.$L73]" office:value-type="float" office:value="9.38474445958159" calcext:value-type="float">
            <text:p>9.38</text:p>
          </table:table-cell>
          <table:table-cell table:number-columns-repeated="4"/>
          <table:table-cell table:style-name="ce4" table:formula="of:=[.$AP$3]/[.$L73]" office:value-type="float" office:value="116.45415379635" calcext:value-type="float">
            <text:p>116.45</text:p>
          </table:table-cell>
          <table:table-cell table:number-columns-repeated="4"/>
          <table:table-cell table:style-name="ce4" table:formula="of:=[.$AU$3]/[.$L73]" office:value-type="float" office:value="86.6334704668384" calcext:value-type="float">
            <text:p>86.63</text:p>
          </table:table-cell>
          <table:table-cell table:number-columns-repeated="4"/>
          <table:table-cell table:style-name="ce4" table:formula="of:=[.$AZ$3]/[.$L73]" office:value-type="float" office:value="13.6276137421261" calcext:value-type="float">
            <text:p>13.63</text:p>
          </table:table-cell>
          <table:table-cell table:number-columns-repeated="4"/>
          <table:table-cell table:style-name="ce4" table:formula="of:=[.$BE$3]/[.$L73]" office:value-type="float" office:value="169.133706516314" calcext:value-type="float">
            <text:p>169.13</text:p>
          </table:table-cell>
          <table:table-cell table:number-columns-repeated="967"/>
        </table:table-row>
        <table:table-row table:style-name="ro1">
          <table:table-cell table:number-columns-repeated="11"/>
          <table:table-cell table:style-name="ce9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9" table:formula="of:=MIN([.Q70:.Q73])" office:value-type="float" office:value="2.47575755823999" calcext:value-type="float">
            <text:p>2.48</text:p>
          </table:table-cell>
          <table:table-cell table:number-columns-repeated="4"/>
          <table:table-cell table:style-name="ce9" table:formula="of:=MIN([.V70:.V73])" office:value-type="float" office:value="0.389105883123715" calcext:value-type="float">
            <text:p>0.39</text:p>
          </table:table-cell>
          <table:table-cell table:number-columns-repeated="4"/>
          <table:table-cell table:style-name="ce9" table:formula="of:=MIN([.AA70:.AA73])" office:value-type="float" office:value="4.8332334538952" calcext:value-type="float">
            <text:p>4.83</text:p>
          </table:table-cell>
          <table:table-cell table:number-columns-repeated="4"/>
          <table:table-cell table:style-name="ce9" table:formula="of:=MIN([.AF70:.AF73])" office:value-type="float" office:value="4.43841742154326" calcext:value-type="float">
            <text:p>4.44</text:p>
          </table:table-cell>
          <table:table-cell table:number-columns-repeated="4"/>
          <table:table-cell table:style-name="ce9" table:formula="of:=MIN([.AK70:.AK73])" office:value-type="float" office:value="0.698269677052201" calcext:value-type="float">
            <text:p>0.70</text:p>
          </table:table-cell>
          <table:table-cell table:number-columns-repeated="4"/>
          <table:table-cell table:style-name="ce9" table:formula="of:=MIN([.AP70:.AP73])" office:value-type="float" office:value="8.66474358603795" calcext:value-type="float">
            <text:p>8.66</text:p>
          </table:table-cell>
          <table:table-cell table:number-columns-repeated="4"/>
          <table:table-cell table:style-name="ce9" table:formula="of:=MIN([.AU70:.AU73])" office:value-type="float" office:value="6.44594274306833" calcext:value-type="float">
            <text:p>6.45</text:p>
          </table:table-cell>
          <table:table-cell table:number-columns-repeated="4"/>
          <table:table-cell table:style-name="ce9" table:formula="of:=MIN([.AZ70:.AZ73])" office:value-type="float" office:value="1.01395935581295" calcext:value-type="float">
            <text:p>1.01</text:p>
          </table:table-cell>
          <table:table-cell table:number-columns-repeated="4"/>
          <table:table-cell table:style-name="ce9" table:formula="of:=MIN([.BE70:.BE73])" office:value-type="float" office:value="12.5843531634163" calcext:value-type="float">
            <text:p>12.58</text:p>
          </table:table-cell>
          <table:table-cell table:number-columns-repeated="96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oor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544" calcext:value-type="float">
            <text:p>3.4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02" calcext:value-type="float">
            <text:p>3.302</text:p>
          </table:table-cell>
        </table:table-row>
      </table:table>
      <table:table table:name="connection" table:style-name="ta1"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ils capac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apac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bs/unit</text:p>
          </table:table-cell>
        </table:table-row>
        <table:table-row table:style-name="ro1">
          <table:table-cell office:value-type="string" calcext:value-type="string">
            <text:p>16d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d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od screws capac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(d= 0.242 in)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16 (d= 0.268 in)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18 (d= 0.294 in)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(d= 0.32 in)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½ in</text:p>
          </table:table-cell>
          <table:table-cell office:value-type="float" office:value="4" calcext:value-type="float">
            <text:p>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¾ in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1 in</text:p>
          </table:table-cell>
          <table:table-cell office:value-type="float" office:value="4" calcext:value-type="float">
            <text:p>4</text:p>
          </table:table-cell>
          <table:table-cell office:value-type="float" office:value="3543" calcext:value-type="float">
            <text:p>3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1:16:23.399488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8:52.807196887</meta:creation-date>
    <dc:date>2019-08-01T11:43:50.231626956</dc:date>
    <meta:editing-duration>PT8H1M25S</meta:editing-duration>
    <meta:editing-cycles>74</meta:editing-cycles>
    <meta:generator>LibreOffice/6.0.7.3$Linux_X86_64 LibreOffice_project/00m0$Build-3</meta:generator>
    <meta:document-statistic meta:table-count="8" meta:cell-count="8672" meta:object-count="0"/>
  </office:meta>
</office:document-meta>
</file>